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0"/>
    <style:style style:name="ce4" style:family="table-cell" style:parent-style-name="Default" style:data-style-name="N100">
      <style:table-cell-properties fo:background-color="#ffff00"/>
    </style:style>
    <style:style style:name="ce5" style:family="table-cell" style:parent-style-name="Default" style:data-style-name="N99"/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</table:table-row>
        <table:table-row table:style-name="ro1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</table:table-row>
        <table:table-row table:style-name="ro1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</table:table-row>
        <table:table-row table:style-name="ro1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</table:table-row>
        <table:table-row table:style-name="ro1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</table:table-row>
        <table:table-row table:style-name="ro1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</table:table-row>
        <table:table-row table:style-name="ro1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</table:table-row>
        <table:table-row table:style-name="ro1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</table:table-row>
        <table:table-row table:style-name="ro1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</table:table-row>
        <table:table-row table:style-name="ro1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</table:table-row>
        <table:table-row table:style-name="ro1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</table:table-row>
        <table:table-row table:style-name="ro1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</table:table-row>
        <table:table-row table:style-name="ro1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</table:table-row>
        <table:table-row table:style-name="ro1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</table:table-row>
        <table:table-row table:style-name="ro1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</table:table-row>
        <table:table-row table:style-name="ro1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</table:table-row>
        <table:table-row table:style-name="ro1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</table:table-row>
        <table:table-row table:style-name="ro1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</table:table-row>
        <table:table-row table:style-name="ro1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</table:table-row>
        <table:table-row table:style-name="ro1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</table:table-row>
        <table:table-row table:style-name="ro1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</table:table-row>
        <table:table-row table:style-name="ro1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</table:table-row>
        <table:table-row table:style-name="ro1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</table:table-row>
        <table:table-row table:style-name="ro1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</table:table-row>
        <table:table-row table:style-name="ro1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</table:table-row>
        <table:table-row table:style-name="ro1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</table:table-row>
        <table:table-row table:style-name="ro1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</table:table-row>
        <table:table-row table:style-name="ro1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</table:table-row>
        <table:table-row table:style-name="ro1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</table:table-row>
        <table:table-row table:style-name="ro1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</table:table-row>
        <table:table-row table:style-name="ro1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</table:table-row>
        <table:table-row table:style-name="ro1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</table:table-row>
        <table:table-row table:style-name="ro1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</table:table-row>
        <table:table-row table:style-name="ro1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</table:table-row>
        <table:table-row table:style-name="ro1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</table:table-row>
        <table:table-row table:style-name="ro1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</table:table-row>
        <table:table-row table:style-name="ro1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</table:table-row>
        <table:table-row table:style-name="ro1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</table:table-row>
        <table:table-row table:style-name="ro1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</table:table-row>
        <table:table-row table:style-name="ro1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</table:table-row>
        <table:table-row table:style-name="ro1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</table:table-row>
        <table:table-row table:style-name="ro1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</table:table-row>
        <table:table-row table:style-name="ro1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</table:table-row>
        <table:table-row table:style-name="ro1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</table:table-row>
        <table:table-row table:style-name="ro1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</table:table-row>
        <table:table-row table:style-name="ro1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</table:table-row>
        <table:table-row table:style-name="ro1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</table:table-row>
        <table:table-row table:style-name="ro1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</table:table-row>
        <table:table-row table:style-name="ro1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</table:table-row>
        <table:table-row table:style-name="ro1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</table:table-row>
        <table:table-row table:style-name="ro1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</table:table-row>
        <table:table-row table:style-name="ro1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</table:table-row>
        <table:table-row table:style-name="ro1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</table:table-row>
        <table:table-row table:style-name="ro1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</table:table-row>
        <table:table-row table:style-name="ro1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</table:table-row>
        <table:table-row table:style-name="ro1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</table:table-row>
        <table:table-row table:style-name="ro1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</table:table-row>
        <table:table-row table:style-name="ro1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</table:table-row>
        <table:table-row table:style-name="ro1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</table:table-row>
        <table:table-row table:style-name="ro1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</table:table-row>
        <table:table-row table:style-name="ro1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</table:table-row>
        <table:table-row table:style-name="ro1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</table:table-row>
        <table:table-row table:style-name="ro1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</table:table-row>
        <table:table-row table:style-name="ro1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</table:table-row>
        <table:table-row table:style-name="ro1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</table:table-row>
        <table:table-row table:style-name="ro1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</table:table-row>
        <table:table-row table:style-name="ro1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</table:table-row>
        <table:table-row table:style-name="ro1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</table:table-row>
        <table:table-row table:style-name="ro1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</table:table-row>
        <table:table-row table:style-name="ro1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</table:table-row>
        <table:table-row table:style-name="ro1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</table:table-row>
        <table:table-row table:style-name="ro1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</table:table-row>
        <table:table-row table:style-name="ro1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</table:table-row>
        <table:table-row table:style-name="ro1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</table:table-row>
        <table:table-row table:style-name="ro1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</table:table-row>
        <table:table-row table:style-name="ro1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</table:table-row>
        <table:table-row table:style-name="ro1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</table:table-row>
        <table:table-row table:style-name="ro1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</table:table-row>
        <table:table-row table:style-name="ro1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</table:table-row>
        <table:table-row table:style-name="ro1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</table:table-row>
        <table:table-row table:style-name="ro1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</table:table-row>
        <table:table-row table:style-name="ro1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</table:table-row>
        <table:table-row table:style-name="ro1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</table:table-row>
        <table:table-row table:style-name="ro1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</table:table-row>
        <table:table-row table:style-name="ro1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</table:table-row>
        <table:table-row table:style-name="ro1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</table:table-row>
        <table:table-row table:style-name="ro1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</table:table-row>
        <table:table-row table:style-name="ro1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</table:table-row>
        <table:table-row table:style-name="ro1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</table:table-row>
        <table:table-row table:style-name="ro1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</table:table-row>
        <table:table-row table:style-name="ro1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</table:table-row>
        <table:table-row table:style-name="ro1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</table:table-row>
        <table:table-row table:style-name="ro1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</table:table-row>
        <table:table-row table:style-name="ro1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</table:table-row>
        <table:table-row table:style-name="ro1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</table:table-row>
        <table:table-row table:style-name="ro1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</table:table-row>
        <table:table-row table:style-name="ro1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</table:table-row>
        <table:table-row table:style-name="ro1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</table:table-row>
        <table:table-row table:style-name="ro1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</table:table-row>
        <table:table-row table:style-name="ro1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</table:table-row>
        <table:table-row table:style-name="ro1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322302180</text:p>
          </table:table-cell>
          <table:table-cell office:value-type="string" calcext:value-type="string">
            <text:p>Jędrzejczak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</table:table-row>
        <table:table-row table:style-name="ro1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</table:table-row>
        <table:table-row table:style-name="ro1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</table:table-row>
        <table:table-row table:style-name="ro1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</table:table-row>
        <table:table-row table:style-name="ro1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</table:table-row>
        <table:table-row table:style-name="ro1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</table:table-row>
        <table:table-row table:style-name="ro1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</table:table-row>
        <table:table-row table:style-name="ro1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</table:table-row>
        <table:table-row table:style-name="ro1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</table:table-row>
        <table:table-row table:style-name="ro1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</table:table-row>
        <table:table-row table:style-name="ro1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</table:table-row>
        <table:table-row table:style-name="ro1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</table:table-row>
        <table:table-row table:style-name="ro1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</table:table-row>
        <table:table-row table:style-name="ro1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</table:table-row>
        <table:table-row table:style-name="ro1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</table:table-row>
        <table:table-row table:style-name="ro1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</table:table-row>
        <table:table-row table:style-name="ro1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</table:table-row>
        <table:table-row table:style-name="ro1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</table:table-row>
        <table:table-row table:style-name="ro1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</table:table-row>
        <table:table-row table:style-name="ro1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</table:table-row>
        <table:table-row table:style-name="ro1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</table:table-row>
        <table:table-row table:style-name="ro1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</table:table-row>
        <table:table-row table:style-name="ro1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</table:table-row>
        <table:table-row table:style-name="ro1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</table:table-row>
        <table:table-row table:style-name="ro1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</table:table-row>
        <table:table-row table:style-name="ro1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71093058856</text:p>
          </table:table-cell>
          <table:table-cell office:value-type="string" calcext:value-type="string">
            <text:p>Ręczmin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</table:table-row>
        <table:table-row table:style-name="ro1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</table:table-row>
        <table:table-row table:style-name="ro1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</table:table-row>
        <table:table-row table:style-name="ro1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</table:table-row>
        <table:table-row table:style-name="ro1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</table:table-row>
        <table:table-row table:style-name="ro1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</table:table-row>
        <table:table-row table:style-name="ro1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</table:table-row>
        <table:table-row table:style-name="ro1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</table:table-row>
        <table:table-row table:style-name="ro1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</table:table-row>
        <table:table-row table:style-name="ro1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</table:table-row>
        <table:table-row table:style-name="ro1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</table:table-row>
        <table:table-row table:style-name="ro1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</table:table-row>
        <table:table-row table:style-name="ro1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</table:table-row>
        <table:table-row table:style-name="ro1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</table:table-row>
        <table:table-row table:style-name="ro1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</table:table-row>
        <table:table-row table:style-name="ro1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</table:table-row>
        <table:table-row table:style-name="ro1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</table:table-row>
        <table:table-row table:style-name="ro1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</table:table-row>
        <table:table-row table:style-name="ro1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</table:table-row>
        <table:table-row table:style-name="ro1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</table:table-row>
        <table:table-row table:style-name="ro1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</table:table-row>
        <table:table-row table:style-name="ro1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</table:table-row>
        <table:table-row table:style-name="ro1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</table:table-row>
        <table:table-row table:style-name="ro1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</table:table-row>
        <table:table-row table:style-name="ro1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</table:table-row>
        <table:table-row table:style-name="ro1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</table:table-row>
        <table:table-row table:style-name="ro1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</table:table-row>
        <table:table-row table:style-name="ro1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</table:table-row>
        <table:table-row table:style-name="ro1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</table:table-row>
        <table:table-row table:style-name="ro1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</table:table-row>
      </table:table>
      <table:table table:name="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table:style-name="Default" office:value-type="string" calcext:value-type="string">
            <text:p>czy kob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IF(MOD(VALUE(MID([.A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IF(MOD(VALUE(MID([.A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IF(MOD(VALUE(MID([.A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IF(MOD(VALUE(MID([.A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IF(MOD(VALUE(MID([.A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IF(MOD(VALUE(MID([.A7];10;1));2);0;1)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 table:visibility="filter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IF(MOD(VALUE(MID([.A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IF(MOD(VALUE(MID([.A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IF(MOD(VALUE(MID([.A1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IF(MOD(VALUE(MID([.A1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IF(MOD(VALUE(MID([.A1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IF(MOD(VALUE(MID([.A1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IF(MOD(VALUE(MID([.A1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IF(MOD(VALUE(MID([.A1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IF(MOD(VALUE(MID([.A1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IF(MOD(VALUE(MID([.A1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IF(MOD(VALUE(MID([.A1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IF(MOD(VALUE(MID([.A1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IF(MOD(VALUE(MID([.A2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IF(MOD(VALUE(MID([.A2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IF(MOD(VALUE(MID([.A2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IF(MOD(VALUE(MID([.A2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IF(MOD(VALUE(MID([.A2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IF(MOD(VALUE(MID([.A2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IF(MOD(VALUE(MID([.A2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IF(MOD(VALUE(MID([.A2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IF(MOD(VALUE(MID([.A2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IF(MOD(VALUE(MID([.A2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IF(MOD(VALUE(MID([.A3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IF(MOD(VALUE(MID([.A3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IF(MOD(VALUE(MID([.A3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IF(MOD(VALUE(MID([.A3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IF(MOD(VALUE(MID([.A3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IF(MOD(VALUE(MID([.A3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IF(MOD(VALUE(MID([.A3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IF(MOD(VALUE(MID([.A3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IF(MOD(VALUE(MID([.A3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IF(MOD(VALUE(MID([.A3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IF(MOD(VALUE(MID([.A4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IF(MOD(VALUE(MID([.A4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IF(MOD(VALUE(MID([.A4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IF(MOD(VALUE(MID([.A4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IF(MOD(VALUE(MID([.A4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IF(MOD(VALUE(MID([.A4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IF(MOD(VALUE(MID([.A4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IF(MOD(VALUE(MID([.A4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IF(MOD(VALUE(MID([.A4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IF(MOD(VALUE(MID([.A4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IF(MOD(VALUE(MID([.A5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IF(MOD(VALUE(MID([.A5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IF(MOD(VALUE(MID([.A5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IF(MOD(VALUE(MID([.A5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IF(MOD(VALUE(MID([.A5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IF(MOD(VALUE(MID([.A5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IF(MOD(VALUE(MID([.A5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IF(MOD(VALUE(MID([.A5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IF(MOD(VALUE(MID([.A5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IF(MOD(VALUE(MID([.A5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IF(MOD(VALUE(MID([.A6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IF(MOD(VALUE(MID([.A6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IF(MOD(VALUE(MID([.A6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IF(MOD(VALUE(MID([.A6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IF(MOD(VALUE(MID([.A6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IF(MOD(VALUE(MID([.A6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IF(MOD(VALUE(MID([.A6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IF(MOD(VALUE(MID([.A6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IF(MOD(VALUE(MID([.A6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IF(MOD(VALUE(MID([.A6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IF(MOD(VALUE(MID([.A7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IF(MOD(VALUE(MID([.A7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IF(MOD(VALUE(MID([.A7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IF(MOD(VALUE(MID([.A7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IF(MOD(VALUE(MID([.A7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IF(MOD(VALUE(MID([.A7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IF(MOD(VALUE(MID([.A7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IF(MOD(VALUE(MID([.A7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IF(MOD(VALUE(MID([.A7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IF(MOD(VALUE(MID([.A7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IF(MOD(VALUE(MID([.A8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IF(MOD(VALUE(MID([.A8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IF(MOD(VALUE(MID([.A8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IF(MOD(VALUE(MID([.A8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IF(MOD(VALUE(MID([.A8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IF(MOD(VALUE(MID([.A8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IF(MOD(VALUE(MID([.A8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IF(MOD(VALUE(MID([.A8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IF(MOD(VALUE(MID([.A8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IF(MOD(VALUE(MID([.A8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IF(MOD(VALUE(MID([.A9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IF(MOD(VALUE(MID([.A9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IF(MOD(VALUE(MID([.A9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IF(MOD(VALUE(MID([.A9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IF(MOD(VALUE(MID([.A9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IF(MOD(VALUE(MID([.A9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IF(MOD(VALUE(MID([.A9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IF(MOD(VALUE(MID([.A9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IF(MOD(VALUE(MID([.A9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IF(MOD(VALUE(MID([.A9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IF(MOD(VALUE(MID([.A10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IF(MOD(VALUE(MID([.A10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IF(MOD(VALUE(MID([.A10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IF(MOD(VALUE(MID([.A10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IF(MOD(VALUE(MID([.A10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IF(MOD(VALUE(MID([.A10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IF(MOD(VALUE(MID([.A10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IF(MOD(VALUE(MID([.A10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IF(MOD(VALUE(MID([.A10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IF(MOD(VALUE(MID([.A10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IF(MOD(VALUE(MID([.A11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IF(MOD(VALUE(MID([.A11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IF(MOD(VALUE(MID([.A11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IF(MOD(VALUE(MID([.A11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IF(MOD(VALUE(MID([.A11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IF(MOD(VALUE(MID([.A11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IF(MOD(VALUE(MID([.A11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IF(MOD(VALUE(MID([.A11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IF(MOD(VALUE(MID([.A11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IF(MOD(VALUE(MID([.A11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IF(MOD(VALUE(MID([.A12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IF(MOD(VALUE(MID([.A12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IF(MOD(VALUE(MID([.A12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IF(MOD(VALUE(MID([.A12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IF(MOD(VALUE(MID([.A12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IF(MOD(VALUE(MID([.A12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IF(MOD(VALUE(MID([.A12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IF(MOD(VALUE(MID([.A12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IF(MOD(VALUE(MID([.A12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IF(MOD(VALUE(MID([.A12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IF(MOD(VALUE(MID([.A13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IF(MOD(VALUE(MID([.A13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IF(MOD(VALUE(MID([.A13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IF(MOD(VALUE(MID([.A13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MOD(VALUE(MID([.A13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IF(MOD(VALUE(MID([.A13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IF(MOD(VALUE(MID([.A13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IF(MOD(VALUE(MID([.A13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IF(MOD(VALUE(MID([.A13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IF(MOD(VALUE(MID([.A13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IF(MOD(VALUE(MID([.A14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IF(MOD(VALUE(MID([.A14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IF(MOD(VALUE(MID([.A14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IF(MOD(VALUE(MID([.A14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IF(MOD(VALUE(MID([.A14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IF(MOD(VALUE(MID([.A14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IF(MOD(VALUE(MID([.A14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IF(MOD(VALUE(MID([.A14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IF(MOD(VALUE(MID([.A14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IF(MOD(VALUE(MID([.A14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IF(MOD(VALUE(MID([.A15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IF(MOD(VALUE(MID([.A15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IF(MOD(VALUE(MID([.A15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IF(MOD(VALUE(MID([.A15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IF(MOD(VALUE(MID([.A15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table:style-name="ce2" office:value-type="string" calcext:value-type="string">
            <text:p>Beatrycze</text:p>
          </table:table-cell>
          <table:table-cell table:formula="of:=IF(MOD(VALUE(MID([.A15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IF(MOD(VALUE(MID([.A15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IF(MOD(VALUE(MID([.A15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IF(MOD(VALUE(MID([.A15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IF(MOD(VALUE(MID([.A15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IF(MOD(VALUE(MID([.A16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IF(MOD(VALUE(MID([.A16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IF(MOD(VALUE(MID([.A16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IF(MOD(VALUE(MID([.A16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IF(MOD(VALUE(MID([.A16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IF(MOD(VALUE(MID([.A16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IF(MOD(VALUE(MID([.A16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IF(MOD(VALUE(MID([.A16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IF(MOD(VALUE(MID([.A16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IF(MOD(VALUE(MID([.A16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IF(MOD(VALUE(MID([.A17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IF(MOD(VALUE(MID([.A17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IF(MOD(VALUE(MID([.A17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IF(MOD(VALUE(MID([.A17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IF(MOD(VALUE(MID([.A17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IF(MOD(VALUE(MID([.A17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IF(MOD(VALUE(MID([.A17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IF(MOD(VALUE(MID([.A17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IF(MOD(VALUE(MID([.A17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IF(MOD(VALUE(MID([.A17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IF(MOD(VALUE(MID([.A18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IF(MOD(VALUE(MID([.A18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IF(MOD(VALUE(MID([.A18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IF(MOD(VALUE(MID([.A18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IF(MOD(VALUE(MID([.A18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IF(MOD(VALUE(MID([.A18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IF(MOD(VALUE(MID([.A18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IF(MOD(VALUE(MID([.A18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IF(MOD(VALUE(MID([.A18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IF(MOD(VALUE(MID([.A18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IF(MOD(VALUE(MID([.A19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IF(MOD(VALUE(MID([.A19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IF(MOD(VALUE(MID([.A19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IF(MOD(VALUE(MID([.A19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IF(MOD(VALUE(MID([.A19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IF(MOD(VALUE(MID([.A19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IF(MOD(VALUE(MID([.A19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IF(MOD(VALUE(MID([.A19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IF(MOD(VALUE(MID([.A19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IF(MOD(VALUE(MID([.A19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IF(MOD(VALUE(MID([.A20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IF(MOD(VALUE(MID([.A20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IF(MOD(VALUE(MID([.A20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IF(MOD(VALUE(MID([.A20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IF(MOD(VALUE(MID([.A20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IF(MOD(VALUE(MID([.A20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IF(MOD(VALUE(MID([.A20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IF(MOD(VALUE(MID([.A20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IF(MOD(VALUE(MID([.A20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IF(MOD(VALUE(MID([.A20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IF(MOD(VALUE(MID([.A21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IF(MOD(VALUE(MID([.A21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IF(MOD(VALUE(MID([.A21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IF(MOD(VALUE(MID([.A21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IF(MOD(VALUE(MID([.A21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IF(MOD(VALUE(MID([.A21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IF(MOD(VALUE(MID([.A21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IF(MOD(VALUE(MID([.A21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IF(MOD(VALUE(MID([.A21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IF(MOD(VALUE(MID([.A21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IF(MOD(VALUE(MID([.A22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IF(MOD(VALUE(MID([.A22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IF(MOD(VALUE(MID([.A22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IF(MOD(VALUE(MID([.A22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IF(MOD(VALUE(MID([.A22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IF(MOD(VALUE(MID([.A22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IF(MOD(VALUE(MID([.A22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IF(MOD(VALUE(MID([.A22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IF(MOD(VALUE(MID([.A22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IF(MOD(VALUE(MID([.A22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IF(MOD(VALUE(MID([.A23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IF(MOD(VALUE(MID([.A23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IF(MOD(VALUE(MID([.A23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IF(MOD(VALUE(MID([.A23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IF(MOD(VALUE(MID([.A23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IF(MOD(VALUE(MID([.A23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IF(MOD(VALUE(MID([.A23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IF(MOD(VALUE(MID([.A23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IF(MOD(VALUE(MID([.A23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IF(MOD(VALUE(MID([.A23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IF(MOD(VALUE(MID([.A24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IF(MOD(VALUE(MID([.A24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IF(MOD(VALUE(MID([.A24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IF(MOD(VALUE(MID([.A24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IF(MOD(VALUE(MID([.A24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IF(MOD(VALUE(MID([.A24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IF(MOD(VALUE(MID([.A24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IF(MOD(VALUE(MID([.A24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IF(MOD(VALUE(MID([.A24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IF(MOD(VALUE(MID([.A24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IF(MOD(VALUE(MID([.A25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IF(MOD(VALUE(MID([.A25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IF(MOD(VALUE(MID([.A25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IF(MOD(VALUE(MID([.A25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IF(MOD(VALUE(MID([.A25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IF(MOD(VALUE(MID([.A25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IF(MOD(VALUE(MID([.A25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IF(MOD(VALUE(MID([.A25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IF(MOD(VALUE(MID([.A25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IF(MOD(VALUE(MID([.A25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IF(MOD(VALUE(MID([.A26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IF(MOD(VALUE(MID([.A26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IF(MOD(VALUE(MID([.A26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IF(MOD(VALUE(MID([.A26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IF(MOD(VALUE(MID([.A26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IF(MOD(VALUE(MID([.A26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IF(MOD(VALUE(MID([.A26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IF(MOD(VALUE(MID([.A26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IF(MOD(VALUE(MID([.A26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IF(MOD(VALUE(MID([.A26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IF(MOD(VALUE(MID([.A27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IF(MOD(VALUE(MID([.A27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IF(MOD(VALUE(MID([.A27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IF(MOD(VALUE(MID([.A27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IF(MOD(VALUE(MID([.A27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IF(MOD(VALUE(MID([.A27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IF(MOD(VALUE(MID([.A27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IF(MOD(VALUE(MID([.A27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IF(MOD(VALUE(MID([.A27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IF(MOD(VALUE(MID([.A27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IF(MOD(VALUE(MID([.A28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IF(MOD(VALUE(MID([.A28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IF(MOD(VALUE(MID([.A28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IF(MOD(VALUE(MID([.A28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IF(MOD(VALUE(MID([.A28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IF(MOD(VALUE(MID([.A28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IF(MOD(VALUE(MID([.A28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IF(MOD(VALUE(MID([.A28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IF(MOD(VALUE(MID([.A28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IF(MOD(VALUE(MID([.A28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MOD(VALUE(MID([.A29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IF(MOD(VALUE(MID([.A29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IF(MOD(VALUE(MID([.A29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IF(MOD(VALUE(MID([.A29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IF(MOD(VALUE(MID([.A29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IF(MOD(VALUE(MID([.A29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IF(MOD(VALUE(MID([.A29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IF(MOD(VALUE(MID([.A29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IF(MOD(VALUE(MID([.A29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IF(MOD(VALUE(MID([.A29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IF(MOD(VALUE(MID([.A30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IF(MOD(VALUE(MID([.A30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IF(MOD(VALUE(MID([.A30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IF(MOD(VALUE(MID([.A30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IF(MOD(VALUE(MID([.A30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IF(MOD(VALUE(MID([.A30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IF(MOD(VALUE(MID([.A30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IF(MOD(VALUE(MID([.A30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IF(MOD(VALUE(MID([.A30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IF(MOD(VALUE(MID([.A30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IF(MOD(VALUE(MID([.A31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IF(MOD(VALUE(MID([.A31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IF(MOD(VALUE(MID([.A31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IF(MOD(VALUE(MID([.A31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IF(MOD(VALUE(MID([.A31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IF(MOD(VALUE(MID([.A31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IF(MOD(VALUE(MID([.A31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IF(MOD(VALUE(MID([.A31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IF(MOD(VALUE(MID([.A31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IF(MOD(VALUE(MID([.A31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IF(MOD(VALUE(MID([.A32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IF(MOD(VALUE(MID([.A32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IF(MOD(VALUE(MID([.A32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IF(MOD(VALUE(MID([.A32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IF(MOD(VALUE(MID([.A32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IF(MOD(VALUE(MID([.A32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IF(MOD(VALUE(MID([.A32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IF(MOD(VALUE(MID([.A32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IF(MOD(VALUE(MID([.A32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IF(MOD(VALUE(MID([.A32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IF(MOD(VALUE(MID([.A33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IF(MOD(VALUE(MID([.A33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302180</text:p>
          </table:table-cell>
          <table:table-cell office:value-type="string" calcext:value-type="string">
            <text:p>Jędrzejczak</text:p>
          </table:table-cell>
          <table:table-cell office:value-type="string" calcext:value-type="string">
            <text:p>Nadia</text:p>
          </table:table-cell>
          <table:table-cell table:formula="of:=IF(MOD(VALUE(MID([.A33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IF(MOD(VALUE(MID([.A33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IF(MOD(VALUE(MID([.A33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IF(MOD(VALUE(MID([.A33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IF(MOD(VALUE(MID([.A33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IF(MOD(VALUE(MID([.A33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IF(MOD(VALUE(MID([.A33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IF(MOD(VALUE(MID([.A33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IF(MOD(VALUE(MID([.A34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IF(MOD(VALUE(MID([.A34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IF(MOD(VALUE(MID([.A34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IF(MOD(VALUE(MID([.A34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IF(MOD(VALUE(MID([.A34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IF(MOD(VALUE(MID([.A34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IF(MOD(VALUE(MID([.A34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IF(MOD(VALUE(MID([.A34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IF(MOD(VALUE(MID([.A34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IF(MOD(VALUE(MID([.A34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IF(MOD(VALUE(MID([.A35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IF(MOD(VALUE(MID([.A35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IF(MOD(VALUE(MID([.A35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IF(MOD(VALUE(MID([.A35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IF(MOD(VALUE(MID([.A35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IF(MOD(VALUE(MID([.A35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IF(MOD(VALUE(MID([.A35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IF(MOD(VALUE(MID([.A35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IF(MOD(VALUE(MID([.A35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IF(MOD(VALUE(MID([.A35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IF(MOD(VALUE(MID([.A36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IF(MOD(VALUE(MID([.A36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IF(MOD(VALUE(MID([.A36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IF(MOD(VALUE(MID([.A36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IF(MOD(VALUE(MID([.A36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IF(MOD(VALUE(MID([.A36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IF(MOD(VALUE(MID([.A36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IF(MOD(VALUE(MID([.A36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IF(MOD(VALUE(MID([.A36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IF(MOD(VALUE(MID([.A36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IF(MOD(VALUE(MID([.A37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IF(MOD(VALUE(MID([.A37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IF(MOD(VALUE(MID([.A37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IF(MOD(VALUE(MID([.A37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IF(MOD(VALUE(MID([.A37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IF(MOD(VALUE(MID([.A37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IF(MOD(VALUE(MID([.A37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IF(MOD(VALUE(MID([.A37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IF(MOD(VALUE(MID([.A37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IF(MOD(VALUE(MID([.A37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IF(MOD(VALUE(MID([.A38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IF(MOD(VALUE(MID([.A38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IF(MOD(VALUE(MID([.A38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IF(MOD(VALUE(MID([.A38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IF(MOD(VALUE(MID([.A38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IF(MOD(VALUE(MID([.A38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IF(MOD(VALUE(MID([.A38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IF(MOD(VALUE(MID([.A38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IF(MOD(VALUE(MID([.A38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IF(MOD(VALUE(MID([.A38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IF(MOD(VALUE(MID([.A39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IF(MOD(VALUE(MID([.A39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IF(MOD(VALUE(MID([.A39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IF(MOD(VALUE(MID([.A39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IF(MOD(VALUE(MID([.A39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IF(MOD(VALUE(MID([.A39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MOD(VALUE(MID([.A39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IF(MOD(VALUE(MID([.A39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IF(MOD(VALUE(MID([.A39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IF(MOD(VALUE(MID([.A39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IF(MOD(VALUE(MID([.A40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IF(MOD(VALUE(MID([.A40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IF(MOD(VALUE(MID([.A40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IF(MOD(VALUE(MID([.A40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IF(MOD(VALUE(MID([.A40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IF(MOD(VALUE(MID([.A40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093058856</text:p>
          </table:table-cell>
          <table:table-cell office:value-type="string" calcext:value-type="string">
            <text:p>Ręczmin</text:p>
          </table:table-cell>
          <table:table-cell office:value-type="string" calcext:value-type="string">
            <text:p>Jakub</text:p>
          </table:table-cell>
          <table:table-cell table:formula="of:=IF(MOD(VALUE(MID([.A40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IF(MOD(VALUE(MID([.A40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IF(MOD(VALUE(MID([.A40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IF(MOD(VALUE(MID([.A40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IF(MOD(VALUE(MID([.A41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IF(MOD(VALUE(MID([.A41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IF(MOD(VALUE(MID([.A41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IF(MOD(VALUE(MID([.A41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IF(MOD(VALUE(MID([.A41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IF(MOD(VALUE(MID([.A41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IF(MOD(VALUE(MID([.A41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IF(MOD(VALUE(MID([.A41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IF(MOD(VALUE(MID([.A41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IF(MOD(VALUE(MID([.A41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IF(MOD(VALUE(MID([.A42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IF(MOD(VALUE(MID([.A42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IF(MOD(VALUE(MID([.A42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IF(MOD(VALUE(MID([.A42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IF(MOD(VALUE(MID([.A42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IF(MOD(VALUE(MID([.A42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IF(MOD(VALUE(MID([.A42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IF(MOD(VALUE(MID([.A42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IF(MOD(VALUE(MID([.A42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IF(MOD(VALUE(MID([.A42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IF(MOD(VALUE(MID([.A43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IF(MOD(VALUE(MID([.A43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IF(MOD(VALUE(MID([.A43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IF(MOD(VALUE(MID([.A43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IF(MOD(VALUE(MID([.A43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IF(MOD(VALUE(MID([.A43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IF(MOD(VALUE(MID([.A43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IF(MOD(VALUE(MID([.A43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IF(MOD(VALUE(MID([.A43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IF(MOD(VALUE(MID([.A43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IF(MOD(VALUE(MID([.A44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IF(MOD(VALUE(MID([.A44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table:style-name="ce2" office:value-type="string" calcext:value-type="string">
            <text:p>Ines</text:p>
          </table:table-cell>
          <table:table-cell table:formula="of:=IF(MOD(VALUE(MID([.A44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table:style-name="ce2" office:value-type="string" calcext:value-type="string">
            <text:p>Doris</text:p>
          </table:table-cell>
          <table:table-cell table:formula="of:=IF(MOD(VALUE(MID([.A44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IF(MOD(VALUE(MID([.A44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IF(MOD(VALUE(MID([.A44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IF(MOD(VALUE(MID([.A44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IF(MOD(VALUE(MID([.A44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IF(MOD(VALUE(MID([.A44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IF(MOD(VALUE(MID([.A449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IF(MOD(VALUE(MID([.A45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IF(MOD(VALUE(MID([.A45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IF(MOD(VALUE(MID([.A45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IF(MOD(VALUE(MID([.A45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IF(MOD(VALUE(MID([.A45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IF(MOD(VALUE(MID([.A45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IF(MOD(VALUE(MID([.A45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IF(MOD(VALUE(MID([.A457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IF(MOD(VALUE(MID([.A458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IF(MOD(VALUE(MID([.A45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IF(MOD(VALUE(MID([.A46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IF(MOD(VALUE(MID([.A46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IF(MOD(VALUE(MID([.A462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IF(MOD(VALUE(MID([.A46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IF(MOD(VALUE(MID([.A46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IF(MOD(VALUE(MID([.A46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IF(MOD(VALUE(MID([.A46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IF(MOD(VALUE(MID([.A46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IF(MOD(VALUE(MID([.A46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IF(MOD(VALUE(MID([.A46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IF(MOD(VALUE(MID([.A47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IF(MOD(VALUE(MID([.A471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IF(MOD(VALUE(MID([.A47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IF(MOD(VALUE(MID([.A47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IF(MOD(VALUE(MID([.A47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IF(MOD(VALUE(MID([.A475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IF(MOD(VALUE(MID([.A476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IF(MOD(VALUE(MID([.A47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IF(MOD(VALUE(MID([.A47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IF(MOD(VALUE(MID([.A47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IF(MOD(VALUE(MID([.A480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IF(MOD(VALUE(MID([.A48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IF(MOD(VALUE(MID([.A48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IF(MOD(VALUE(MID([.A483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IF(MOD(VALUE(MID([.A484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IF(MOD(VALUE(MID([.A485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IF(MOD(VALUE(MID([.A486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IF(MOD(VALUE(MID([.A487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IF(MOD(VALUE(MID([.A488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IF(MOD(VALUE(MID([.A489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IF(MOD(VALUE(MID([.A490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IF(MOD(VALUE(MID([.A491];10;1));2);0;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IF(MOD(VALUE(MID([.A492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IF(MOD(VALUE(MID([.A493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IF(MOD(VALUE(MID([.A494];10;1));2);0;1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IF(MOD(VALUE(MID([.A495];10;1));2);0;1)" office:value-type="float" office:value="0" calcext:value-type="float">
            <text:p>0</text:p>
          </table:table-cell>
          <table:table-cell table:number-columns-repeated="2"/>
        </table:table-row>
      </table:table>
      <table:table table:name="2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visibility="filter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CONCATENATE([.B2];[.C2])" office:value-type="string" office:string-value="AdamczykZuzanna" calcext:value-type="string">
            <text:p>AdamczykZuzanna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=OR([.E2];[.F2])" office:value-type="boolean" office:boolean-value="false" calcext:value-type="boolean">
            <text:p>FAŁSZ</text:p>
          </table:table-cell>
          <table:table-cell/>
          <table:table-cell table:style-name="ce5"/>
        </table:table-row>
        <table:table-row table:style-name="ro1" table:visibility="filter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CONCATENATE([.B3];[.C3])" office:value-type="string" office:string-value="AdamiakZofia" calcext:value-type="string">
            <text:p>AdamiakZofia</text:p>
          </table:table-cell>
          <table:table-cell table:formula="of:=IF([.D3]=[.D2];1;0)" office:value-type="float" office:value="0" calcext:value-type="float">
            <text:p>0</text:p>
          </table:table-cell>
          <table:table-cell table:formula="of:=IF([.E4]=1;1;0)" office:value-type="float" office:value="0" calcext:value-type="float">
            <text:p>0</text:p>
          </table:table-cell>
          <table:table-cell table:formula="of:=OR([.E3];[.F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CONCATENATE([.B4];[.C4])" office:value-type="string" office:string-value="AfeltowiczWojciech" calcext:value-type="string">
            <text:p>AfeltowiczWojciech</text:p>
          </table:table-cell>
          <table:table-cell table:formula="of:=IF([.D4]=[.D3];1;0)" office:value-type="float" office:value="0" calcext:value-type="float">
            <text:p>0</text:p>
          </table:table-cell>
          <table:table-cell table:formula="of:=IF([.E5]=1;1;0)" office:value-type="float" office:value="0" calcext:value-type="float">
            <text:p>0</text:p>
          </table:table-cell>
          <table:table-cell table:formula="of:=OR([.E4];[.F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CONCATENATE([.B5];[.C5])" office:value-type="string" office:string-value="AniolWojciech" calcext:value-type="string">
            <text:p>AniolWojciech</text:p>
          </table:table-cell>
          <table:table-cell table:formula="of:=IF([.D5]=[.D4];1;0)" office:value-type="float" office:value="0" calcext:value-type="float">
            <text:p>0</text:p>
          </table:table-cell>
          <table:table-cell table:formula="of:=IF([.E6]=1;1;0)" office:value-type="float" office:value="0" calcext:value-type="float">
            <text:p>0</text:p>
          </table:table-cell>
          <table:table-cell table:formula="of:=OR([.E5];[.F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CONCATENATE([.B6];[.C6])" office:value-type="string" office:string-value="ArauczZuzanna" calcext:value-type="string">
            <text:p>ArauczZuzanna</text:p>
          </table:table-cell>
          <table:table-cell table:formula="of:=IF([.D6]=[.D5];1;0)" office:value-type="float" office:value="0" calcext:value-type="float">
            <text:p>0</text:p>
          </table:table-cell>
          <table:table-cell table:formula="of:=IF([.E7]=1;1;0)" office:value-type="float" office:value="0" calcext:value-type="float">
            <text:p>0</text:p>
          </table:table-cell>
          <table:table-cell table:formula="of:=OR([.E6];[.F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CONCATENATE([.B7];[.C7])" office:value-type="string" office:string-value="ArendtWojciech" calcext:value-type="string">
            <text:p>ArendtWojciech</text:p>
          </table:table-cell>
          <table:table-cell table:formula="of:=IF([.D7]=[.D6];1;0)" office:value-type="float" office:value="0" calcext:value-type="float">
            <text:p>0</text:p>
          </table:table-cell>
          <table:table-cell table:formula="of:=IF([.E8]=1;1;0)" office:value-type="float" office:value="0" calcext:value-type="float">
            <text:p>0</text:p>
          </table:table-cell>
          <table:table-cell table:formula="of:=OR([.E7];[.F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CONCATENATE([.B8];[.C8])" office:value-type="string" office:string-value="BajerJadwiga" calcext:value-type="string">
            <text:p>BajerJadwiga</text:p>
          </table:table-cell>
          <table:table-cell table:formula="of:=IF([.D8]=[.D7];1;0)" office:value-type="float" office:value="0" calcext:value-type="float">
            <text:p>0</text:p>
          </table:table-cell>
          <table:table-cell table:formula="of:=IF([.E9]=1;1;0)" office:value-type="float" office:value="0" calcext:value-type="float">
            <text:p>0</text:p>
          </table:table-cell>
          <table:table-cell table:formula="of:=OR([.E8];[.F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CONCATENATE([.B9];[.C9])" office:value-type="string" office:string-value="BajurskaZuzanna" calcext:value-type="string">
            <text:p>BajurskaZuzanna</text:p>
          </table:table-cell>
          <table:table-cell table:formula="of:=IF([.D9]=[.D8];1;0)" office:value-type="float" office:value="0" calcext:value-type="float">
            <text:p>0</text:p>
          </table:table-cell>
          <table:table-cell table:formula="of:=IF([.E10]=1;1;0)" office:value-type="float" office:value="0" calcext:value-type="float">
            <text:p>0</text:p>
          </table:table-cell>
          <table:table-cell table:formula="of:=OR([.E9];[.F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CONCATENATE([.B10];[.C10])" office:value-type="string" office:string-value="BaranowskaZuzanna" calcext:value-type="string">
            <text:p>BaranowskaZuzanna</text:p>
          </table:table-cell>
          <table:table-cell table:formula="of:=IF([.D10]=[.D9];1;0)" office:value-type="float" office:value="0" calcext:value-type="float">
            <text:p>0</text:p>
          </table:table-cell>
          <table:table-cell table:formula="of:=IF([.E11]=1;1;0)" office:value-type="float" office:value="0" calcext:value-type="float">
            <text:p>0</text:p>
          </table:table-cell>
          <table:table-cell table:formula="of:=OR([.E10];[.F1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CONCATENATE([.B11];[.C11])" office:value-type="string" office:string-value="BaranowskiWitold" calcext:value-type="string">
            <text:p>BaranowskiWitold</text:p>
          </table:table-cell>
          <table:table-cell table:formula="of:=IF([.D11]=[.D10];1;0)" office:value-type="float" office:value="0" calcext:value-type="float">
            <text:p>0</text:p>
          </table:table-cell>
          <table:table-cell table:formula="of:=IF([.E12]=1;1;0)" office:value-type="float" office:value="0" calcext:value-type="float">
            <text:p>0</text:p>
          </table:table-cell>
          <table:table-cell table:formula="of:=OR([.E11];[.F1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CONCATENATE([.B12];[.C12])" office:value-type="string" office:string-value="BeclaAleksander" calcext:value-type="string">
            <text:p>BeclaAleksander</text:p>
          </table:table-cell>
          <table:table-cell table:formula="of:=IF([.D12]=[.D11];1;0)" office:value-type="float" office:value="0" calcext:value-type="float">
            <text:p>0</text:p>
          </table:table-cell>
          <table:table-cell table:formula="of:=IF([.E13]=1;1;0)" office:value-type="float" office:value="0" calcext:value-type="float">
            <text:p>0</text:p>
          </table:table-cell>
          <table:table-cell table:formula="of:=OR([.E12];[.F1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CONCATENATE([.B13];[.C13])" office:value-type="string" office:string-value="BeniuszysMikolaj" calcext:value-type="string">
            <text:p>BeniuszysMikolaj</text:p>
          </table:table-cell>
          <table:table-cell table:formula="of:=IF([.D13]=[.D12];1;0)" office:value-type="float" office:value="0" calcext:value-type="float">
            <text:p>0</text:p>
          </table:table-cell>
          <table:table-cell table:formula="of:=IF([.E14]=1;1;0)" office:value-type="float" office:value="0" calcext:value-type="float">
            <text:p>0</text:p>
          </table:table-cell>
          <table:table-cell table:formula="of:=OR([.E13];[.F1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CONCATENATE([.B14];[.C14])" office:value-type="string" office:string-value="BerezniewiczWiktor" calcext:value-type="string">
            <text:p>BerezniewiczWiktor</text:p>
          </table:table-cell>
          <table:table-cell table:formula="of:=IF([.D14]=[.D13];1;0)" office:value-type="float" office:value="0" calcext:value-type="float">
            <text:p>0</text:p>
          </table:table-cell>
          <table:table-cell table:formula="of:=IF([.E15]=1;1;0)" office:value-type="float" office:value="0" calcext:value-type="float">
            <text:p>0</text:p>
          </table:table-cell>
          <table:table-cell table:formula="of:=OR([.E14];[.F1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CONCATENATE([.B15];[.C15])" office:value-type="string" office:string-value="BialaszewskiPiotr" calcext:value-type="string">
            <text:p>BialaszewskiPiotr</text:p>
          </table:table-cell>
          <table:table-cell table:formula="of:=IF([.D15]=[.D14];1;0)" office:value-type="float" office:value="0" calcext:value-type="float">
            <text:p>0</text:p>
          </table:table-cell>
          <table:table-cell table:formula="of:=IF([.E16]=1;1;0)" office:value-type="float" office:value="0" calcext:value-type="float">
            <text:p>0</text:p>
          </table:table-cell>
          <table:table-cell table:formula="of:=OR([.E15];[.F1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CONCATENATE([.B16];[.C16])" office:value-type="string" office:string-value="BialekZuzanna" calcext:value-type="string">
            <text:p>BialekZuzanna</text:p>
          </table:table-cell>
          <table:table-cell table:formula="of:=IF([.D16]=[.D15];1;0)" office:value-type="float" office:value="0" calcext:value-type="float">
            <text:p>0</text:p>
          </table:table-cell>
          <table:table-cell table:formula="of:=IF([.E17]=1;1;0)" office:value-type="float" office:value="0" calcext:value-type="float">
            <text:p>0</text:p>
          </table:table-cell>
          <table:table-cell table:formula="of:=OR([.E16];[.F1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CONCATENATE([.B17];[.C17])" office:value-type="string" office:string-value="BialkowskaKamila" calcext:value-type="string">
            <text:p>BialkowskaKamila</text:p>
          </table:table-cell>
          <table:table-cell table:formula="of:=IF([.D17]=[.D16];1;0)" office:value-type="float" office:value="0" calcext:value-type="float">
            <text:p>0</text:p>
          </table:table-cell>
          <table:table-cell table:formula="of:=IF([.E18]=1;1;0)" office:value-type="float" office:value="0" calcext:value-type="float">
            <text:p>0</text:p>
          </table:table-cell>
          <table:table-cell table:formula="of:=OR([.E17];[.F1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CONCATENATE([.B18];[.C18])" office:value-type="string" office:string-value="BialkowskaKatarzyna" calcext:value-type="string">
            <text:p>BialkowskaKatarzyna</text:p>
          </table:table-cell>
          <table:table-cell table:formula="of:=IF([.D18]=[.D17];1;0)" office:value-type="float" office:value="0" calcext:value-type="float">
            <text:p>0</text:p>
          </table:table-cell>
          <table:table-cell table:formula="of:=IF([.E19]=1;1;0)" office:value-type="float" office:value="0" calcext:value-type="float">
            <text:p>0</text:p>
          </table:table-cell>
          <table:table-cell table:formula="of:=OR([.E18];[.F1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CONCATENATE([.B19];[.C19])" office:value-type="string" office:string-value="BigosZosia" calcext:value-type="string">
            <text:p>BigosZosia</text:p>
          </table:table-cell>
          <table:table-cell table:formula="of:=IF([.D19]=[.D18];1;0)" office:value-type="float" office:value="0" calcext:value-type="float">
            <text:p>0</text:p>
          </table:table-cell>
          <table:table-cell table:formula="of:=IF([.E20]=1;1;0)" office:value-type="float" office:value="0" calcext:value-type="float">
            <text:p>0</text:p>
          </table:table-cell>
          <table:table-cell table:formula="of:=OR([.E19];[.F1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CONCATENATE([.B20];[.C20])" office:value-type="string" office:string-value="BikonisZofia" calcext:value-type="string">
            <text:p>BikonisZofia</text:p>
          </table:table-cell>
          <table:table-cell table:formula="of:=IF([.D20]=[.D19];1;0)" office:value-type="float" office:value="0" calcext:value-type="float">
            <text:p>0</text:p>
          </table:table-cell>
          <table:table-cell table:formula="of:=IF([.E21]=1;1;0)" office:value-type="float" office:value="0" calcext:value-type="float">
            <text:p>0</text:p>
          </table:table-cell>
          <table:table-cell table:formula="of:=OR([.E20];[.F2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CONCATENATE([.B21];[.C21])" office:value-type="string" office:string-value="BilmonTymoteusz" calcext:value-type="string">
            <text:p>BilmonTymoteusz</text:p>
          </table:table-cell>
          <table:table-cell table:formula="of:=IF([.D21]=[.D20];1;0)" office:value-type="float" office:value="0" calcext:value-type="float">
            <text:p>0</text:p>
          </table:table-cell>
          <table:table-cell table:formula="of:=IF([.E22]=1;1;0)" office:value-type="float" office:value="0" calcext:value-type="float">
            <text:p>0</text:p>
          </table:table-cell>
          <table:table-cell table:formula="of:=OR([.E21];[.F2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CONCATENATE([.B22];[.C22])" office:value-type="string" office:string-value="BobelTymon" calcext:value-type="string">
            <text:p>BobelTymon</text:p>
          </table:table-cell>
          <table:table-cell table:formula="of:=IF([.D22]=[.D21];1;0)" office:value-type="float" office:value="0" calcext:value-type="float">
            <text:p>0</text:p>
          </table:table-cell>
          <table:table-cell table:formula="of:=IF([.E23]=1;1;0)" office:value-type="float" office:value="0" calcext:value-type="float">
            <text:p>0</text:p>
          </table:table-cell>
          <table:table-cell table:formula="of:=OR([.E22];[.F2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CONCATENATE([.B23];[.C23])" office:value-type="string" office:string-value="BonislawskaMonika" calcext:value-type="string">
            <text:p>BonislawskaMonika</text:p>
          </table:table-cell>
          <table:table-cell table:formula="of:=IF([.D23]=[.D22];1;0)" office:value-type="float" office:value="0" calcext:value-type="float">
            <text:p>0</text:p>
          </table:table-cell>
          <table:table-cell table:formula="of:=IF([.E24]=1;1;0)" office:value-type="float" office:value="0" calcext:value-type="float">
            <text:p>0</text:p>
          </table:table-cell>
          <table:table-cell table:formula="of:=OR([.E23];[.F2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CONCATENATE([.B24];[.C24])" office:value-type="string" office:string-value="BrankiewiczAnna" calcext:value-type="string">
            <text:p>BrankiewiczAnna</text:p>
          </table:table-cell>
          <table:table-cell table:formula="of:=IF([.D24]=[.D23];1;0)" office:value-type="float" office:value="0" calcext:value-type="float">
            <text:p>0</text:p>
          </table:table-cell>
          <table:table-cell table:formula="of:=IF([.E25]=1;1;0)" office:value-type="float" office:value="0" calcext:value-type="float">
            <text:p>0</text:p>
          </table:table-cell>
          <table:table-cell table:formula="of:=OR([.E24];[.F2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CONCATENATE([.B25];[.C25])" office:value-type="string" office:string-value="BroszczakOlga" calcext:value-type="string">
            <text:p>BroszczakOlga</text:p>
          </table:table-cell>
          <table:table-cell table:formula="of:=IF([.D25]=[.D24];1;0)" office:value-type="float" office:value="0" calcext:value-type="float">
            <text:p>0</text:p>
          </table:table-cell>
          <table:table-cell table:formula="of:=IF([.E26]=1;1;0)" office:value-type="float" office:value="0" calcext:value-type="float">
            <text:p>0</text:p>
          </table:table-cell>
          <table:table-cell table:formula="of:=OR([.E25];[.F2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CONCATENATE([.B26];[.C26])" office:value-type="string" office:string-value="BroszkowZofia" calcext:value-type="string">
            <text:p>BroszkowZofia</text:p>
          </table:table-cell>
          <table:table-cell table:formula="of:=IF([.D26]=[.D25];1;0)" office:value-type="float" office:value="0" calcext:value-type="float">
            <text:p>0</text:p>
          </table:table-cell>
          <table:table-cell table:formula="of:=IF([.E27]=1;1;0)" office:value-type="float" office:value="0" calcext:value-type="float">
            <text:p>0</text:p>
          </table:table-cell>
          <table:table-cell table:formula="of:=OR([.E26];[.F2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CONCATENATE([.B27];[.C27])" office:value-type="string" office:string-value="BroukinZofia" calcext:value-type="string">
            <text:p>BroukinZofia</text:p>
          </table:table-cell>
          <table:table-cell table:formula="of:=IF([.D27]=[.D26];1;0)" office:value-type="float" office:value="0" calcext:value-type="float">
            <text:p>0</text:p>
          </table:table-cell>
          <table:table-cell table:formula="of:=IF([.E28]=1;1;0)" office:value-type="float" office:value="0" calcext:value-type="float">
            <text:p>0</text:p>
          </table:table-cell>
          <table:table-cell table:formula="of:=OR([.E27];[.F2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CONCATENATE([.B28];[.C28])" office:value-type="string" office:string-value="BrydzinskiMariusz" calcext:value-type="string">
            <text:p>BrydzinskiMariusz</text:p>
          </table:table-cell>
          <table:table-cell table:formula="of:=IF([.D28]=[.D27];1;0)" office:value-type="float" office:value="0" calcext:value-type="float">
            <text:p>0</text:p>
          </table:table-cell>
          <table:table-cell table:formula="of:=IF([.E29]=1;1;0)" office:value-type="float" office:value="0" calcext:value-type="float">
            <text:p>0</text:p>
          </table:table-cell>
          <table:table-cell table:formula="of:=OR([.E28];[.F2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CONCATENATE([.B29];[.C29])" office:value-type="string" office:string-value="BrzoskowskiTomasz" calcext:value-type="string">
            <text:p>BrzoskowskiTomasz</text:p>
          </table:table-cell>
          <table:table-cell table:formula="of:=IF([.D29]=[.D28];1;0)" office:value-type="float" office:value="0" calcext:value-type="float">
            <text:p>0</text:p>
          </table:table-cell>
          <table:table-cell table:formula="of:=IF([.E30]=1;1;0)" office:value-type="float" office:value="0" calcext:value-type="float">
            <text:p>0</text:p>
          </table:table-cell>
          <table:table-cell table:formula="of:=OR([.E29];[.F2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CONCATENATE([.B30];[.C30])" office:value-type="string" office:string-value="BskArleta" calcext:value-type="string">
            <text:p>BskArleta</text:p>
          </table:table-cell>
          <table:table-cell table:formula="of:=IF([.D30]=[.D29];1;0)" office:value-type="float" office:value="0" calcext:value-type="float">
            <text:p>0</text:p>
          </table:table-cell>
          <table:table-cell table:formula="of:=IF([.E31]=1;1;0)" office:value-type="float" office:value="0" calcext:value-type="float">
            <text:p>0</text:p>
          </table:table-cell>
          <table:table-cell table:formula="of:=OR([.E30];[.F3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CONCATENATE([.B31];[.C31])" office:value-type="string" office:string-value="BuczkowskiMateusz" calcext:value-type="string">
            <text:p>BuczkowskiMateusz</text:p>
          </table:table-cell>
          <table:table-cell table:formula="of:=IF([.D31]=[.D30];1;0)" office:value-type="float" office:value="0" calcext:value-type="float">
            <text:p>0</text:p>
          </table:table-cell>
          <table:table-cell table:formula="of:=IF([.E32]=1;1;0)" office:value-type="float" office:value="0" calcext:value-type="float">
            <text:p>0</text:p>
          </table:table-cell>
          <table:table-cell table:formula="of:=OR([.E31];[.F3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CONCATENATE([.B32];[.C32])" office:value-type="string" office:string-value="BudkowskiMarek" calcext:value-type="string">
            <text:p>BudkowskiMarek</text:p>
          </table:table-cell>
          <table:table-cell table:formula="of:=IF([.D32]=[.D31];1;0)" office:value-type="float" office:value="0" calcext:value-type="float">
            <text:p>0</text:p>
          </table:table-cell>
          <table:table-cell table:formula="of:=IF([.E33]=1;1;0)" office:value-type="float" office:value="0" calcext:value-type="float">
            <text:p>0</text:p>
          </table:table-cell>
          <table:table-cell table:formula="of:=OR([.E32];[.F3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CONCATENATE([.B33];[.C33])" office:value-type="string" office:string-value="BudnyTomasz" calcext:value-type="string">
            <text:p>BudnyTomasz</text:p>
          </table:table-cell>
          <table:table-cell table:formula="of:=IF([.D33]=[.D32];1;0)" office:value-type="float" office:value="0" calcext:value-type="float">
            <text:p>0</text:p>
          </table:table-cell>
          <table:table-cell table:formula="of:=IF([.E34]=1;1;0)" office:value-type="float" office:value="0" calcext:value-type="float">
            <text:p>0</text:p>
          </table:table-cell>
          <table:table-cell table:formula="of:=OR([.E33];[.F3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CONCATENATE([.B34];[.C34])" office:value-type="string" office:string-value="BurghardZofia" calcext:value-type="string">
            <text:p>BurghardZofia</text:p>
          </table:table-cell>
          <table:table-cell table:formula="of:=IF([.D34]=[.D33];1;0)" office:value-type="float" office:value="0" calcext:value-type="float">
            <text:p>0</text:p>
          </table:table-cell>
          <table:table-cell table:formula="of:=IF([.E35]=1;1;0)" office:value-type="float" office:value="0" calcext:value-type="float">
            <text:p>0</text:p>
          </table:table-cell>
          <table:table-cell table:formula="of:=OR([.E34];[.F3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CONCATENATE([.B35];[.C35])" office:value-type="string" office:string-value="BurzaStanislaw" calcext:value-type="string">
            <text:p>BurzaStanislaw</text:p>
          </table:table-cell>
          <table:table-cell table:formula="of:=IF([.D35]=[.D34];1;0)" office:value-type="float" office:value="0" calcext:value-type="float">
            <text:p>0</text:p>
          </table:table-cell>
          <table:table-cell table:formula="of:=IF([.E36]=1;1;0)" office:value-type="float" office:value="0" calcext:value-type="float">
            <text:p>0</text:p>
          </table:table-cell>
          <table:table-cell table:formula="of:=OR([.E35];[.F3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CONCATENATE([.B36];[.C36])" office:value-type="string" office:string-value="CejnogKamila" calcext:value-type="string">
            <text:p>CejnogKamila</text:p>
          </table:table-cell>
          <table:table-cell table:formula="of:=IF([.D36]=[.D35];1;0)" office:value-type="float" office:value="0" calcext:value-type="float">
            <text:p>0</text:p>
          </table:table-cell>
          <table:table-cell table:formula="of:=IF([.E37]=1;1;0)" office:value-type="float" office:value="0" calcext:value-type="float">
            <text:p>0</text:p>
          </table:table-cell>
          <table:table-cell table:formula="of:=OR([.E36];[.F3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CONCATENATE([.B37];[.C37])" office:value-type="string" office:string-value="ChmielewskaWiktoria" calcext:value-type="string">
            <text:p>ChmielewskaWiktoria</text:p>
          </table:table-cell>
          <table:table-cell table:formula="of:=IF([.D37]=[.D36];1;0)" office:value-type="float" office:value="0" calcext:value-type="float">
            <text:p>0</text:p>
          </table:table-cell>
          <table:table-cell table:formula="of:=IF([.E38]=1;1;0)" office:value-type="float" office:value="0" calcext:value-type="float">
            <text:p>0</text:p>
          </table:table-cell>
          <table:table-cell table:formula="of:=OR([.E37];[.F3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CONCATENATE([.B38];[.C38])" office:value-type="string" office:string-value="ChmielewskiJakub" calcext:value-type="string">
            <text:p>ChmielewskiJakub</text:p>
          </table:table-cell>
          <table:table-cell table:formula="of:=IF([.D38]=[.D37];1;0)" office:value-type="float" office:value="0" calcext:value-type="float">
            <text:p>0</text:p>
          </table:table-cell>
          <table:table-cell table:formula="of:=IF([.E39]=1;1;0)" office:value-type="float" office:value="0" calcext:value-type="float">
            <text:p>0</text:p>
          </table:table-cell>
          <table:table-cell table:formula="of:=OR([.E38];[.F3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CONCATENATE([.B39];[.C39])" office:value-type="string" office:string-value="ChojnackiJacek" calcext:value-type="string">
            <text:p>ChojnackiJacek</text:p>
          </table:table-cell>
          <table:table-cell table:formula="of:=IF([.D39]=[.D38];1;0)" office:value-type="float" office:value="0" calcext:value-type="float">
            <text:p>0</text:p>
          </table:table-cell>
          <table:table-cell table:formula="of:=IF([.E40]=1;1;0)" office:value-type="float" office:value="0" calcext:value-type="float">
            <text:p>0</text:p>
          </table:table-cell>
          <table:table-cell table:formula="of:=OR([.E39];[.F3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CONCATENATE([.B40];[.C40])" office:value-type="string" office:string-value="CicherskiSzymon" calcext:value-type="string">
            <text:p>CicherskiSzymon</text:p>
          </table:table-cell>
          <table:table-cell table:formula="of:=IF([.D40]=[.D39];1;0)" office:value-type="float" office:value="0" calcext:value-type="float">
            <text:p>0</text:p>
          </table:table-cell>
          <table:table-cell table:formula="of:=IF([.E41]=1;1;0)" office:value-type="float" office:value="0" calcext:value-type="float">
            <text:p>0</text:p>
          </table:table-cell>
          <table:table-cell table:formula="of:=OR([.E40];[.F4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CONCATENATE([.B41];[.C41])" office:value-type="string" office:string-value="CichowlasMarta" calcext:value-type="string">
            <text:p>CichowlasMarta</text:p>
          </table:table-cell>
          <table:table-cell table:formula="of:=IF([.D41]=[.D40];1;0)" office:value-type="float" office:value="0" calcext:value-type="float">
            <text:p>0</text:p>
          </table:table-cell>
          <table:table-cell table:formula="of:=IF([.E42]=1;1;0)" office:value-type="float" office:value="0" calcext:value-type="float">
            <text:p>0</text:p>
          </table:table-cell>
          <table:table-cell table:formula="of:=OR([.E41];[.F4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CONCATENATE([.B42];[.C42])" office:value-type="string" office:string-value="CiesielskaWiktoria" calcext:value-type="string">
            <text:p>CiesielskaWiktoria</text:p>
          </table:table-cell>
          <table:table-cell table:formula="of:=IF([.D42]=[.D41];1;0)" office:value-type="float" office:value="0" calcext:value-type="float">
            <text:p>0</text:p>
          </table:table-cell>
          <table:table-cell table:formula="of:=IF([.E43]=1;1;0)" office:value-type="float" office:value="0" calcext:value-type="float">
            <text:p>0</text:p>
          </table:table-cell>
          <table:table-cell table:formula="of:=OR([.E42];[.F4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CONCATENATE([.B43];[.C43])" office:value-type="string" office:string-value="CieslikStanislaw" calcext:value-type="string">
            <text:p>CieslikStanislaw</text:p>
          </table:table-cell>
          <table:table-cell table:formula="of:=IF([.D43]=[.D42];1;0)" office:value-type="float" office:value="0" calcext:value-type="float">
            <text:p>0</text:p>
          </table:table-cell>
          <table:table-cell table:formula="of:=IF([.E44]=1;1;0)" office:value-type="float" office:value="0" calcext:value-type="float">
            <text:p>0</text:p>
          </table:table-cell>
          <table:table-cell table:formula="of:=OR([.E43];[.F4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CONCATENATE([.B44];[.C44])" office:value-type="string" office:string-value="CieslikSzymon" calcext:value-type="string">
            <text:p>CieslikSzymon</text:p>
          </table:table-cell>
          <table:table-cell table:formula="of:=IF([.D44]=[.D43];1;0)" office:value-type="float" office:value="0" calcext:value-type="float">
            <text:p>0</text:p>
          </table:table-cell>
          <table:table-cell table:formula="of:=IF([.E45]=1;1;0)" office:value-type="float" office:value="0" calcext:value-type="float">
            <text:p>0</text:p>
          </table:table-cell>
          <table:table-cell table:formula="of:=OR([.E44];[.F4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CONCATENATE([.B45];[.C45])" office:value-type="string" office:string-value="CiosinskiJacek" calcext:value-type="string">
            <text:p>CiosinskiJacek</text:p>
          </table:table-cell>
          <table:table-cell table:formula="of:=IF([.D45]=[.D44];1;0)" office:value-type="float" office:value="0" calcext:value-type="float">
            <text:p>0</text:p>
          </table:table-cell>
          <table:table-cell table:formula="of:=IF([.E46]=1;1;0)" office:value-type="float" office:value="0" calcext:value-type="float">
            <text:p>0</text:p>
          </table:table-cell>
          <table:table-cell table:formula="of:=OR([.E45];[.F4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CONCATENATE([.B46];[.C46])" office:value-type="string" office:string-value="CiupaWiktoria" calcext:value-type="string">
            <text:p>CiupaWiktoria</text:p>
          </table:table-cell>
          <table:table-cell table:formula="of:=IF([.D46]=[.D45];1;0)" office:value-type="float" office:value="0" calcext:value-type="float">
            <text:p>0</text:p>
          </table:table-cell>
          <table:table-cell table:formula="of:=IF([.E47]=1;1;0)" office:value-type="float" office:value="0" calcext:value-type="float">
            <text:p>0</text:p>
          </table:table-cell>
          <table:table-cell table:formula="of:=OR([.E46];[.F4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CONCATENATE([.B47];[.C47])" office:value-type="string" office:string-value="CuperOlga" calcext:value-type="string">
            <text:p>CuperOlga</text:p>
          </table:table-cell>
          <table:table-cell table:formula="of:=IF([.D47]=[.D46];1;0)" office:value-type="float" office:value="0" calcext:value-type="float">
            <text:p>0</text:p>
          </table:table-cell>
          <table:table-cell table:formula="of:=IF([.E48]=1;1;0)" office:value-type="float" office:value="0" calcext:value-type="float">
            <text:p>0</text:p>
          </table:table-cell>
          <table:table-cell table:formula="of:=OR([.E47];[.F4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CONCATENATE([.B48];[.C48])" office:value-type="string" office:string-value="CzapiewskiSzymon" calcext:value-type="string">
            <text:p>CzapiewskiSzymon</text:p>
          </table:table-cell>
          <table:table-cell table:formula="of:=IF([.D48]=[.D47];1;0)" office:value-type="float" office:value="0" calcext:value-type="float">
            <text:p>0</text:p>
          </table:table-cell>
          <table:table-cell table:formula="of:=IF([.E49]=1;1;0)" office:value-type="float" office:value="0" calcext:value-type="float">
            <text:p>0</text:p>
          </table:table-cell>
          <table:table-cell table:formula="of:=OR([.E48];[.F4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CONCATENATE([.B49];[.C49])" office:value-type="string" office:string-value="CzarkowskaKatarzyna" calcext:value-type="string">
            <text:p>CzarkowskaKatarzyna</text:p>
          </table:table-cell>
          <table:table-cell table:formula="of:=IF([.D49]=[.D48];1;0)" office:value-type="float" office:value="0" calcext:value-type="float">
            <text:p>0</text:p>
          </table:table-cell>
          <table:table-cell table:formula="of:=IF([.E50]=1;1;0)" office:value-type="float" office:value="0" calcext:value-type="float">
            <text:p>0</text:p>
          </table:table-cell>
          <table:table-cell table:formula="of:=OR([.E49];[.F4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CONCATENATE([.B50];[.C50])" office:value-type="string" office:string-value="CzartoryjskaWiktoria" calcext:value-type="string">
            <text:p>CzartoryjskaWiktoria</text:p>
          </table:table-cell>
          <table:table-cell table:formula="of:=IF([.D50]=[.D49];1;0)" office:value-type="float" office:value="0" calcext:value-type="float">
            <text:p>0</text:p>
          </table:table-cell>
          <table:table-cell table:formula="of:=IF([.E51]=1;1;0)" office:value-type="float" office:value="0" calcext:value-type="float">
            <text:p>0</text:p>
          </table:table-cell>
          <table:table-cell table:formula="of:=OR([.E50];[.F5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CONCATENATE([.B51];[.C51])" office:value-type="string" office:string-value="CzechowskaWanda" calcext:value-type="string">
            <text:p>CzechowskaWanda</text:p>
          </table:table-cell>
          <table:table-cell table:formula="of:=IF([.D51]=[.D50];1;0)" office:value-type="float" office:value="0" calcext:value-type="float">
            <text:p>0</text:p>
          </table:table-cell>
          <table:table-cell table:formula="of:=IF([.E52]=1;1;0)" office:value-type="float" office:value="0" calcext:value-type="float">
            <text:p>0</text:p>
          </table:table-cell>
          <table:table-cell table:formula="of:=OR([.E51];[.F5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CONCATENATE([.B52];[.C52])" office:value-type="string" office:string-value="CzechowskaWiktoria" calcext:value-type="string">
            <text:p>CzechowskaWiktoria</text:p>
          </table:table-cell>
          <table:table-cell table:formula="of:=IF([.D52]=[.D51];1;0)" office:value-type="float" office:value="0" calcext:value-type="float">
            <text:p>0</text:p>
          </table:table-cell>
          <table:table-cell table:formula="of:=IF([.E53]=1;1;0)" office:value-type="float" office:value="0" calcext:value-type="float">
            <text:p>0</text:p>
          </table:table-cell>
          <table:table-cell table:formula="of:=OR([.E52];[.F5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CONCATENATE([.B53];[.C53])" office:value-type="string" office:string-value="CzerlonekWeronika" calcext:value-type="string">
            <text:p>CzerlonekWeronika</text:p>
          </table:table-cell>
          <table:table-cell table:formula="of:=IF([.D53]=[.D52];1;0)" office:value-type="float" office:value="0" calcext:value-type="float">
            <text:p>0</text:p>
          </table:table-cell>
          <table:table-cell table:formula="of:=IF([.E54]=1;1;0)" office:value-type="float" office:value="0" calcext:value-type="float">
            <text:p>0</text:p>
          </table:table-cell>
          <table:table-cell table:formula="of:=OR([.E53];[.F5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CONCATENATE([.B54];[.C54])" office:value-type="string" office:string-value="DabrowaSzymon" calcext:value-type="string">
            <text:p>DabrowaSzymon</text:p>
          </table:table-cell>
          <table:table-cell table:formula="of:=IF([.D54]=[.D53];1;0)" office:value-type="float" office:value="0" calcext:value-type="float">
            <text:p>0</text:p>
          </table:table-cell>
          <table:table-cell table:formula="of:=IF([.E55]=1;1;0)" office:value-type="float" office:value="0" calcext:value-type="float">
            <text:p>0</text:p>
          </table:table-cell>
          <table:table-cell table:formula="of:=OR([.E54];[.F5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CONCATENATE([.B55];[.C55])" office:value-type="string" office:string-value="DabrowskiStanislaw" calcext:value-type="string">
            <text:p>DabrowskiStanislaw</text:p>
          </table:table-cell>
          <table:table-cell table:formula="of:=IF([.D55]=[.D54];1;0)" office:value-type="float" office:value="0" calcext:value-type="float">
            <text:p>0</text:p>
          </table:table-cell>
          <table:table-cell table:formula="of:=IF([.E56]=1;1;0)" office:value-type="float" office:value="0" calcext:value-type="float">
            <text:p>0</text:p>
          </table:table-cell>
          <table:table-cell table:formula="of:=OR([.E55];[.F5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CONCATENATE([.B56];[.C56])" office:value-type="string" office:string-value="DabrowskiSzczepan" calcext:value-type="string">
            <text:p>DabrowskiSzczepan</text:p>
          </table:table-cell>
          <table:table-cell table:formula="of:=IF([.D56]=[.D55];1;0)" office:value-type="float" office:value="0" calcext:value-type="float">
            <text:p>0</text:p>
          </table:table-cell>
          <table:table-cell table:formula="of:=IF([.E57]=1;1;0)" office:value-type="float" office:value="0" calcext:value-type="float">
            <text:p>0</text:p>
          </table:table-cell>
          <table:table-cell table:formula="of:=OR([.E56];[.F5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CONCATENATE([.B57];[.C57])" office:value-type="string" office:string-value="DabrowskiSzymon" calcext:value-type="string">
            <text:p>DabrowskiSzymon</text:p>
          </table:table-cell>
          <table:table-cell table:formula="of:=IF([.D57]=[.D56];1;0)" office:value-type="float" office:value="0" calcext:value-type="float">
            <text:p>0</text:p>
          </table:table-cell>
          <table:table-cell table:formula="of:=IF([.E58]=1;1;0)" office:value-type="float" office:value="0" calcext:value-type="float">
            <text:p>0</text:p>
          </table:table-cell>
          <table:table-cell table:formula="of:=OR([.E57];[.F5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CONCATENATE([.B58];[.C58])" office:value-type="string" office:string-value="DawidowskaWeronika" calcext:value-type="string">
            <text:p>DawidowskaWeronika</text:p>
          </table:table-cell>
          <table:table-cell table:formula="of:=IF([.D58]=[.D57];1;0)" office:value-type="float" office:value="0" calcext:value-type="float">
            <text:p>0</text:p>
          </table:table-cell>
          <table:table-cell table:formula="of:=IF([.E59]=1;1;0)" office:value-type="float" office:value="0" calcext:value-type="float">
            <text:p>0</text:p>
          </table:table-cell>
          <table:table-cell table:formula="of:=OR([.E58];[.F5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CONCATENATE([.B59];[.C59])" office:value-type="string" office:string-value="DegowskiStanislaw" calcext:value-type="string">
            <text:p>DegowskiStanislaw</text:p>
          </table:table-cell>
          <table:table-cell table:formula="of:=IF([.D59]=[.D58];1;0)" office:value-type="float" office:value="0" calcext:value-type="float">
            <text:p>0</text:p>
          </table:table-cell>
          <table:table-cell table:formula="of:=IF([.E60]=1;1;0)" office:value-type="float" office:value="0" calcext:value-type="float">
            <text:p>0</text:p>
          </table:table-cell>
          <table:table-cell table:formula="of:=OR([.E59];[.F5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CONCATENATE([.B60];[.C60])" office:value-type="string" office:string-value="DepczynskiStanislaw" calcext:value-type="string">
            <text:p>DepczynskiStanislaw</text:p>
          </table:table-cell>
          <table:table-cell table:formula="of:=IF([.D60]=[.D59];1;0)" office:value-type="float" office:value="0" calcext:value-type="float">
            <text:p>0</text:p>
          </table:table-cell>
          <table:table-cell table:formula="of:=IF([.E61]=1;1;0)" office:value-type="float" office:value="0" calcext:value-type="float">
            <text:p>0</text:p>
          </table:table-cell>
          <table:table-cell table:formula="of:=OR([.E60];[.F6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CONCATENATE([.B61];[.C61])" office:value-type="string" office:string-value="DerekStanislaw" calcext:value-type="string">
            <text:p>DerekStanislaw</text:p>
          </table:table-cell>
          <table:table-cell table:formula="of:=IF([.D61]=[.D60];1;0)" office:value-type="float" office:value="0" calcext:value-type="float">
            <text:p>0</text:p>
          </table:table-cell>
          <table:table-cell table:formula="of:=IF([.E62]=1;1;0)" office:value-type="float" office:value="0" calcext:value-type="float">
            <text:p>0</text:p>
          </table:table-cell>
          <table:table-cell table:formula="of:=OR([.E61];[.F6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CONCATENATE([.B62];[.C62])" office:value-type="string" office:string-value="DerosasWeronika" calcext:value-type="string">
            <text:p>DerosasWeronika</text:p>
          </table:table-cell>
          <table:table-cell table:formula="of:=IF([.D62]=[.D61];1;0)" office:value-type="float" office:value="0" calcext:value-type="float">
            <text:p>0</text:p>
          </table:table-cell>
          <table:table-cell table:formula="of:=IF([.E63]=1;1;0)" office:value-type="float" office:value="0" calcext:value-type="float">
            <text:p>0</text:p>
          </table:table-cell>
          <table:table-cell table:formula="of:=OR([.E62];[.F6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CONCATENATE([.B63];[.C63])" office:value-type="string" office:string-value="DolnySebastian" calcext:value-type="string">
            <text:p>DolnySebastian</text:p>
          </table:table-cell>
          <table:table-cell table:formula="of:=IF([.D63]=[.D62];1;0)" office:value-type="float" office:value="0" calcext:value-type="float">
            <text:p>0</text:p>
          </table:table-cell>
          <table:table-cell table:formula="of:=IF([.E64]=1;1;0)" office:value-type="float" office:value="0" calcext:value-type="float">
            <text:p>0</text:p>
          </table:table-cell>
          <table:table-cell table:formula="of:=OR([.E63];[.F6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CONCATENATE([.B64];[.C64])" office:value-type="string" office:string-value="DomanskiSebastian" calcext:value-type="string">
            <text:p>DomanskiSebastian</text:p>
          </table:table-cell>
          <table:table-cell table:formula="of:=IF([.D64]=[.D63];1;0)" office:value-type="float" office:value="0" calcext:value-type="float">
            <text:p>0</text:p>
          </table:table-cell>
          <table:table-cell table:formula="of:=IF([.E65]=1;1;0)" office:value-type="float" office:value="0" calcext:value-type="float">
            <text:p>0</text:p>
          </table:table-cell>
          <table:table-cell table:formula="of:=OR([.E64];[.F6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CONCATENATE([.B65];[.C65])" office:value-type="string" office:string-value="DombrowskiSambor" calcext:value-type="string">
            <text:p>DombrowskiSambor</text:p>
          </table:table-cell>
          <table:table-cell table:formula="of:=IF([.D65]=[.D64];1;0)" office:value-type="float" office:value="0" calcext:value-type="float">
            <text:p>0</text:p>
          </table:table-cell>
          <table:table-cell table:formula="of:=IF([.E66]=1;1;0)" office:value-type="float" office:value="0" calcext:value-type="float">
            <text:p>0</text:p>
          </table:table-cell>
          <table:table-cell table:formula="of:=OR([.E65];[.F6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CONCATENATE([.B66];[.C66])" office:value-type="string" office:string-value="DomzalaRyszard" calcext:value-type="string">
            <text:p>DomzalaRyszard</text:p>
          </table:table-cell>
          <table:table-cell table:formula="of:=IF([.D66]=[.D65];1;0)" office:value-type="float" office:value="0" calcext:value-type="float">
            <text:p>0</text:p>
          </table:table-cell>
          <table:table-cell table:formula="of:=IF([.E67]=1;1;0)" office:value-type="float" office:value="0" calcext:value-type="float">
            <text:p>0</text:p>
          </table:table-cell>
          <table:table-cell table:formula="of:=OR([.E66];[.F6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CONCATENATE([.B67];[.C67])" office:value-type="string" office:string-value="DrapinskaWeronika" calcext:value-type="string">
            <text:p>DrapinskaWeronika</text:p>
          </table:table-cell>
          <table:table-cell table:formula="of:=IF([.D67]=[.D66];1;0)" office:value-type="float" office:value="0" calcext:value-type="float">
            <text:p>0</text:p>
          </table:table-cell>
          <table:table-cell table:formula="of:=IF([.E68]=1;1;0)" office:value-type="float" office:value="0" calcext:value-type="float">
            <text:p>0</text:p>
          </table:table-cell>
          <table:table-cell table:formula="of:=OR([.E67];[.F6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CONCATENATE([.B68];[.C68])" office:value-type="string" office:string-value="DulakPiotr" calcext:value-type="string">
            <text:p>DulakPiotr</text:p>
          </table:table-cell>
          <table:table-cell table:formula="of:=IF([.D68]=[.D67];1;0)" office:value-type="float" office:value="0" calcext:value-type="float">
            <text:p>0</text:p>
          </table:table-cell>
          <table:table-cell table:formula="of:=IF([.E69]=1;1;0)" office:value-type="float" office:value="0" calcext:value-type="float">
            <text:p>0</text:p>
          </table:table-cell>
          <table:table-cell table:formula="of:=OR([.E68];[.F6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CONCATENATE([.B69];[.C69])" office:value-type="string" office:string-value="DunislawskaVictoria" calcext:value-type="string">
            <text:p>DunislawskaVictoria</text:p>
          </table:table-cell>
          <table:table-cell table:formula="of:=IF([.D69]=[.D68];1;0)" office:value-type="float" office:value="0" calcext:value-type="float">
            <text:p>0</text:p>
          </table:table-cell>
          <table:table-cell table:formula="of:=IF([.E70]=1;1;0)" office:value-type="float" office:value="0" calcext:value-type="float">
            <text:p>0</text:p>
          </table:table-cell>
          <table:table-cell table:formula="of:=OR([.E69];[.F6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CONCATENATE([.B70];[.C70])" office:value-type="string" office:string-value="DurajPiotr" calcext:value-type="string">
            <text:p>DurajPiotr</text:p>
          </table:table-cell>
          <table:table-cell table:formula="of:=IF([.D70]=[.D69];1;0)" office:value-type="float" office:value="0" calcext:value-type="float">
            <text:p>0</text:p>
          </table:table-cell>
          <table:table-cell table:formula="of:=IF([.E71]=1;1;0)" office:value-type="float" office:value="0" calcext:value-type="float">
            <text:p>0</text:p>
          </table:table-cell>
          <table:table-cell table:formula="of:=OR([.E70];[.F7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CONCATENATE([.B71];[.C71])" office:value-type="string" office:string-value="DuszotaPiotr" calcext:value-type="string">
            <text:p>DuszotaPiotr</text:p>
          </table:table-cell>
          <table:table-cell table:formula="of:=IF([.D71]=[.D70];1;0)" office:value-type="float" office:value="0" calcext:value-type="float">
            <text:p>0</text:p>
          </table:table-cell>
          <table:table-cell table:formula="of:=IF([.E72]=1;1;0)" office:value-type="float" office:value="0" calcext:value-type="float">
            <text:p>0</text:p>
          </table:table-cell>
          <table:table-cell table:formula="of:=OR([.E71];[.F7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CONCATENATE([.B72];[.C72])" office:value-type="string" office:string-value="DzierzakPiotr" calcext:value-type="string">
            <text:p>DzierzakPiotr</text:p>
          </table:table-cell>
          <table:table-cell table:formula="of:=IF([.D72]=[.D71];1;0)" office:value-type="float" office:value="0" calcext:value-type="float">
            <text:p>0</text:p>
          </table:table-cell>
          <table:table-cell table:formula="of:=IF([.E73]=1;1;0)" office:value-type="float" office:value="0" calcext:value-type="float">
            <text:p>0</text:p>
          </table:table-cell>
          <table:table-cell table:formula="of:=OR([.E72];[.F7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CONCATENATE([.B73];[.C73])" office:value-type="string" office:string-value="EdelVanessa" calcext:value-type="string">
            <text:p>EdelVanessa</text:p>
          </table:table-cell>
          <table:table-cell table:formula="of:=IF([.D73]=[.D72];1;0)" office:value-type="float" office:value="0" calcext:value-type="float">
            <text:p>0</text:p>
          </table:table-cell>
          <table:table-cell table:formula="of:=IF([.E74]=1;1;0)" office:value-type="float" office:value="0" calcext:value-type="float">
            <text:p>0</text:p>
          </table:table-cell>
          <table:table-cell table:formula="of:=OR([.E73];[.F7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CONCATENATE([.B74];[.C74])" office:value-type="string" office:string-value="EngelUrszula" calcext:value-type="string">
            <text:p>EngelUrszula</text:p>
          </table:table-cell>
          <table:table-cell table:formula="of:=IF([.D74]=[.D73];1;0)" office:value-type="float" office:value="0" calcext:value-type="float">
            <text:p>0</text:p>
          </table:table-cell>
          <table:table-cell table:formula="of:=IF([.E75]=1;1;0)" office:value-type="float" office:value="0" calcext:value-type="float">
            <text:p>0</text:p>
          </table:table-cell>
          <table:table-cell table:formula="of:=OR([.E74];[.F7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CONCATENATE([.B75];[.C75])" office:value-type="string" office:string-value="ErbelUrszula" calcext:value-type="string">
            <text:p>ErbelUrszula</text:p>
          </table:table-cell>
          <table:table-cell table:formula="of:=IF([.D75]=[.D74];1;0)" office:value-type="float" office:value="0" calcext:value-type="float">
            <text:p>0</text:p>
          </table:table-cell>
          <table:table-cell table:formula="of:=IF([.E76]=1;1;0)" office:value-type="float" office:value="0" calcext:value-type="float">
            <text:p>0</text:p>
          </table:table-cell>
          <table:table-cell table:formula="of:=OR([.E75];[.F7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CONCATENATE([.B76];[.C76])" office:value-type="string" office:string-value="FelisiakDoris" calcext:value-type="string">
            <text:p>FelisiakDoris</text:p>
          </table:table-cell>
          <table:table-cell table:formula="of:=IF([.D76]=[.D75];1;0)" office:value-type="float" office:value="0" calcext:value-type="float">
            <text:p>0</text:p>
          </table:table-cell>
          <table:table-cell table:formula="of:=IF([.E77]=1;1;0)" office:value-type="float" office:value="0" calcext:value-type="float">
            <text:p>0</text:p>
          </table:table-cell>
          <table:table-cell table:formula="of:=OR([.E76];[.F7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CONCATENATE([.B77];[.C77])" office:value-type="string" office:string-value="FiebigPiotr" calcext:value-type="string">
            <text:p>FiebigPiotr</text:p>
          </table:table-cell>
          <table:table-cell table:formula="of:=IF([.D77]=[.D76];1;0)" office:value-type="float" office:value="0" calcext:value-type="float">
            <text:p>0</text:p>
          </table:table-cell>
          <table:table-cell table:formula="of:=IF([.E78]=1;1;0)" office:value-type="float" office:value="0" calcext:value-type="float">
            <text:p>0</text:p>
          </table:table-cell>
          <table:table-cell table:formula="of:=OR([.E77];[.F7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CONCATENATE([.B78];[.C78])" office:value-type="string" office:string-value="FilarskaSandra" calcext:value-type="string">
            <text:p>FilarskaSandra</text:p>
          </table:table-cell>
          <table:table-cell table:formula="of:=IF([.D78]=[.D77];1;0)" office:value-type="float" office:value="0" calcext:value-type="float">
            <text:p>0</text:p>
          </table:table-cell>
          <table:table-cell table:formula="of:=IF([.E79]=1;1;0)" office:value-type="float" office:value="0" calcext:value-type="float">
            <text:p>0</text:p>
          </table:table-cell>
          <table:table-cell table:formula="of:=OR([.E78];[.F7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CONCATENATE([.B79];[.C79])" office:value-type="string" office:string-value="FilbrandtPiotr" calcext:value-type="string">
            <text:p>FilbrandtPiotr</text:p>
          </table:table-cell>
          <table:table-cell table:formula="of:=IF([.D79]=[.D78];1;0)" office:value-type="float" office:value="0" calcext:value-type="float">
            <text:p>0</text:p>
          </table:table-cell>
          <table:table-cell table:formula="of:=IF([.E80]=1;1;0)" office:value-type="float" office:value="0" calcext:value-type="float">
            <text:p>0</text:p>
          </table:table-cell>
          <table:table-cell table:formula="of:=OR([.E79];[.F7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CONCATENATE([.B80];[.C80])" office:value-type="string" office:string-value="FlorekSandra" calcext:value-type="string">
            <text:p>FlorekSandra</text:p>
          </table:table-cell>
          <table:table-cell table:formula="of:=IF([.D80]=[.D79];1;0)" office:value-type="float" office:value="0" calcext:value-type="float">
            <text:p>0</text:p>
          </table:table-cell>
          <table:table-cell table:formula="of:=IF([.E81]=1;1;0)" office:value-type="float" office:value="0" calcext:value-type="float">
            <text:p>0</text:p>
          </table:table-cell>
          <table:table-cell table:formula="of:=OR([.E80];[.F8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CONCATENATE([.B81];[.C81])" office:value-type="string" office:string-value="ForjaszRoxana" calcext:value-type="string">
            <text:p>ForjaszRoxana</text:p>
          </table:table-cell>
          <table:table-cell table:formula="of:=IF([.D81]=[.D80];1;0)" office:value-type="float" office:value="0" calcext:value-type="float">
            <text:p>0</text:p>
          </table:table-cell>
          <table:table-cell table:formula="of:=IF([.E82]=1;1;0)" office:value-type="float" office:value="0" calcext:value-type="float">
            <text:p>0</text:p>
          </table:table-cell>
          <table:table-cell table:formula="of:=OR([.E81];[.F8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CONCATENATE([.B82];[.C82])" office:value-type="string" office:string-value="FormelaJan" calcext:value-type="string">
            <text:p>FormelaJan</text:p>
          </table:table-cell>
          <table:table-cell table:formula="of:=IF([.D82]=[.D81];1;0)" office:value-type="float" office:value="0" calcext:value-type="float">
            <text:p>0</text:p>
          </table:table-cell>
          <table:table-cell table:formula="of:=IF([.E83]=1;1;0)" office:value-type="float" office:value="0" calcext:value-type="float">
            <text:p>0</text:p>
          </table:table-cell>
          <table:table-cell table:formula="of:=OR([.E82];[.F8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CONCATENATE([.B83];[.C83])" office:value-type="string" office:string-value="FormelaPiotr" calcext:value-type="string">
            <text:p>FormelaPiotr</text:p>
          </table:table-cell>
          <table:table-cell table:formula="of:=IF([.D83]=[.D82];1;0)" office:value-type="float" office:value="0" calcext:value-type="float">
            <text:p>0</text:p>
          </table:table-cell>
          <table:table-cell table:formula="of:=IF([.E84]=1;1;0)" office:value-type="float" office:value="0" calcext:value-type="float">
            <text:p>0</text:p>
          </table:table-cell>
          <table:table-cell table:formula="of:=OR([.E83];[.F8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CONCATENATE([.B84];[.C84])" office:value-type="string" office:string-value="FrankowskaRoksana" calcext:value-type="string">
            <text:p>FrankowskaRoksana</text:p>
          </table:table-cell>
          <table:table-cell table:formula="of:=IF([.D84]=[.D83];1;0)" office:value-type="float" office:value="0" calcext:value-type="float">
            <text:p>0</text:p>
          </table:table-cell>
          <table:table-cell table:formula="of:=IF([.E85]=1;1;0)" office:value-type="float" office:value="0" calcext:value-type="float">
            <text:p>0</text:p>
          </table:table-cell>
          <table:table-cell table:formula="of:=OR([.E84];[.F8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CONCATENATE([.B85];[.C85])" office:value-type="string" office:string-value="FredaPiotr" calcext:value-type="string">
            <text:p>FredaPiotr</text:p>
          </table:table-cell>
          <table:table-cell table:formula="of:=IF([.D85]=[.D84];1;0)" office:value-type="float" office:value="0" calcext:value-type="float">
            <text:p>0</text:p>
          </table:table-cell>
          <table:table-cell table:formula="of:=IF([.E86]=1;1;0)" office:value-type="float" office:value="0" calcext:value-type="float">
            <text:p>0</text:p>
          </table:table-cell>
          <table:table-cell table:formula="of:=OR([.E85];[.F8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CONCATENATE([.B86];[.C86])" office:value-type="string" office:string-value="FurmaniakPawel" calcext:value-type="string">
            <text:p>FurmaniakPawel</text:p>
          </table:table-cell>
          <table:table-cell table:formula="of:=IF([.D86]=[.D85];1;0)" office:value-type="float" office:value="0" calcext:value-type="float">
            <text:p>0</text:p>
          </table:table-cell>
          <table:table-cell table:formula="of:=IF([.E87]=1;1;0)" office:value-type="float" office:value="0" calcext:value-type="float">
            <text:p>0</text:p>
          </table:table-cell>
          <table:table-cell table:formula="of:=OR([.E86];[.F8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CONCATENATE([.B87];[.C87])" office:value-type="string" office:string-value="GachewiczPola" calcext:value-type="string">
            <text:p>GachewiczPola</text:p>
          </table:table-cell>
          <table:table-cell table:formula="of:=IF([.D87]=[.D86];1;0)" office:value-type="float" office:value="0" calcext:value-type="float">
            <text:p>0</text:p>
          </table:table-cell>
          <table:table-cell table:formula="of:=IF([.E88]=1;1;0)" office:value-type="float" office:value="0" calcext:value-type="float">
            <text:p>0</text:p>
          </table:table-cell>
          <table:table-cell table:formula="of:=OR([.E87];[.F8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CONCATENATE([.B88];[.C88])" office:value-type="string" office:string-value="GadomskaPola" calcext:value-type="string">
            <text:p>GadomskaPola</text:p>
          </table:table-cell>
          <table:table-cell table:formula="of:=IF([.D88]=[.D87];1;0)" office:value-type="float" office:value="0" calcext:value-type="float">
            <text:p>0</text:p>
          </table:table-cell>
          <table:table-cell table:formula="of:=IF([.E89]=1;1;0)" office:value-type="float" office:value="0" calcext:value-type="float">
            <text:p>0</text:p>
          </table:table-cell>
          <table:table-cell table:formula="of:=OR([.E88];[.F8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CONCATENATE([.B89];[.C89])" office:value-type="string" office:string-value="GallaPaulina" calcext:value-type="string">
            <text:p>GallaPaulina</text:p>
          </table:table-cell>
          <table:table-cell table:formula="of:=IF([.D89]=[.D88];1;0)" office:value-type="float" office:value="0" calcext:value-type="float">
            <text:p>0</text:p>
          </table:table-cell>
          <table:table-cell table:formula="of:=IF([.E90]=1;1;0)" office:value-type="float" office:value="0" calcext:value-type="float">
            <text:p>0</text:p>
          </table:table-cell>
          <table:table-cell table:formula="of:=OR([.E89];[.F8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CONCATENATE([.B90];[.C90])" office:value-type="string" office:string-value="GdaniecPawel" calcext:value-type="string">
            <text:p>GdaniecPawel</text:p>
          </table:table-cell>
          <table:table-cell table:formula="of:=IF([.D90]=[.D89];1;0)" office:value-type="float" office:value="0" calcext:value-type="float">
            <text:p>0</text:p>
          </table:table-cell>
          <table:table-cell table:formula="of:=IF([.E91]=1;1;0)" office:value-type="float" office:value="0" calcext:value-type="float">
            <text:p>0</text:p>
          </table:table-cell>
          <table:table-cell table:formula="of:=OR([.E90];[.F9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CONCATENATE([.B91];[.C91])" office:value-type="string" office:string-value="GeszczynskiPatryk" calcext:value-type="string">
            <text:p>GeszczynskiPatryk</text:p>
          </table:table-cell>
          <table:table-cell table:formula="of:=IF([.D91]=[.D90];1;0)" office:value-type="float" office:value="0" calcext:value-type="float">
            <text:p>0</text:p>
          </table:table-cell>
          <table:table-cell table:formula="of:=IF([.E92]=1;1;0)" office:value-type="float" office:value="0" calcext:value-type="float">
            <text:p>0</text:p>
          </table:table-cell>
          <table:table-cell table:formula="of:=OR([.E91];[.F9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CONCATENATE([.B92];[.C92])" office:value-type="string" office:string-value="GibasPatryk" calcext:value-type="string">
            <text:p>GibasPatryk</text:p>
          </table:table-cell>
          <table:table-cell table:formula="of:=IF([.D92]=[.D91];1;0)" office:value-type="float" office:value="0" calcext:value-type="float">
            <text:p>0</text:p>
          </table:table-cell>
          <table:table-cell table:formula="of:=IF([.E93]=1;1;0)" office:value-type="float" office:value="0" calcext:value-type="float">
            <text:p>0</text:p>
          </table:table-cell>
          <table:table-cell table:formula="of:=OR([.E92];[.F9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CONCATENATE([.B93];[.C93])" office:value-type="string" office:string-value="GiemzaPatryk" calcext:value-type="string">
            <text:p>GiemzaPatryk</text:p>
          </table:table-cell>
          <table:table-cell table:formula="of:=IF([.D93]=[.D92];1;0)" office:value-type="float" office:value="0" calcext:value-type="float">
            <text:p>0</text:p>
          </table:table-cell>
          <table:table-cell table:formula="of:=IF([.E94]=1;1;0)" office:value-type="float" office:value="0" calcext:value-type="float">
            <text:p>0</text:p>
          </table:table-cell>
          <table:table-cell table:formula="of:=OR([.E93];[.F9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CONCATENATE([.B94];[.C94])" office:value-type="string" office:string-value="GlacPatryk" calcext:value-type="string">
            <text:p>GlacPatryk</text:p>
          </table:table-cell>
          <table:table-cell table:formula="of:=IF([.D94]=[.D93];1;0)" office:value-type="float" office:value="0" calcext:value-type="float">
            <text:p>0</text:p>
          </table:table-cell>
          <table:table-cell table:formula="of:=IF([.E95]=1;1;0)" office:value-type="float" office:value="0" calcext:value-type="float">
            <text:p>0</text:p>
          </table:table-cell>
          <table:table-cell table:formula="of:=OR([.E94];[.F9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CONCATENATE([.B95];[.C95])" office:value-type="string" office:string-value="GlasmannPaula" calcext:value-type="string">
            <text:p>GlasmannPaula</text:p>
          </table:table-cell>
          <table:table-cell table:formula="of:=IF([.D95]=[.D94];1;0)" office:value-type="float" office:value="0" calcext:value-type="float">
            <text:p>0</text:p>
          </table:table-cell>
          <table:table-cell table:formula="of:=IF([.E96]=1;1;0)" office:value-type="float" office:value="0" calcext:value-type="float">
            <text:p>0</text:p>
          </table:table-cell>
          <table:table-cell table:formula="of:=OR([.E95];[.F9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CONCATENATE([.B96];[.C96])" office:value-type="string" office:string-value="GlowinskaPatrycja" calcext:value-type="string">
            <text:p>GlowinskaPatrycja</text:p>
          </table:table-cell>
          <table:table-cell table:formula="of:=IF([.D96]=[.D95];1;0)" office:value-type="float" office:value="0" calcext:value-type="float">
            <text:p>0</text:p>
          </table:table-cell>
          <table:table-cell table:formula="of:=IF([.E97]=1;1;0)" office:value-type="float" office:value="0" calcext:value-type="float">
            <text:p>0</text:p>
          </table:table-cell>
          <table:table-cell table:formula="of:=OR([.E96];[.F9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CONCATENATE([.B97];[.C97])" office:value-type="string" office:string-value="GorazdowskiPatryk" calcext:value-type="string">
            <text:p>GorazdowskiPatryk</text:p>
          </table:table-cell>
          <table:table-cell table:formula="of:=IF([.D97]=[.D96];1;0)" office:value-type="float" office:value="0" calcext:value-type="float">
            <text:p>0</text:p>
          </table:table-cell>
          <table:table-cell table:formula="of:=IF([.E98]=1;1;0)" office:value-type="float" office:value="0" calcext:value-type="float">
            <text:p>0</text:p>
          </table:table-cell>
          <table:table-cell table:formula="of:=OR([.E97];[.F9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CONCATENATE([.B98];[.C98])" office:value-type="string" office:string-value="GorczynskaOliwia" calcext:value-type="string">
            <text:p>GorczynskaOliwia</text:p>
          </table:table-cell>
          <table:table-cell table:formula="of:=IF([.D98]=[.D97];1;0)" office:value-type="float" office:value="0" calcext:value-type="float">
            <text:p>0</text:p>
          </table:table-cell>
          <table:table-cell table:formula="of:=IF([.E99]=1;1;0)" office:value-type="float" office:value="0" calcext:value-type="float">
            <text:p>0</text:p>
          </table:table-cell>
          <table:table-cell table:formula="of:=OR([.E98];[.F9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CONCATENATE([.B99];[.C99])" office:value-type="string" office:string-value="GorlikowskiPatrick" calcext:value-type="string">
            <text:p>GorlikowskiPatrick</text:p>
          </table:table-cell>
          <table:table-cell table:formula="of:=IF([.D99]=[.D98];1;0)" office:value-type="float" office:value="0" calcext:value-type="float">
            <text:p>0</text:p>
          </table:table-cell>
          <table:table-cell table:formula="of:=IF([.E100]=1;1;0)" office:value-type="float" office:value="0" calcext:value-type="float">
            <text:p>0</text:p>
          </table:table-cell>
          <table:table-cell table:formula="of:=OR([.E99];[.F9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CONCATENATE([.B100];[.C100])" office:value-type="string" office:string-value="GorskaOliwia" calcext:value-type="string">
            <text:p>GorskaOliwia</text:p>
          </table:table-cell>
          <table:table-cell table:formula="of:=IF([.D100]=[.D99];1;0)" office:value-type="float" office:value="0" calcext:value-type="float">
            <text:p>0</text:p>
          </table:table-cell>
          <table:table-cell table:formula="of:=IF([.E101]=1;1;0)" office:value-type="float" office:value="0" calcext:value-type="float">
            <text:p>0</text:p>
          </table:table-cell>
          <table:table-cell table:formula="of:=OR([.E100];[.F10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CONCATENATE([.B101];[.C101])" office:value-type="string" office:string-value="GosiewskaPaulina" calcext:value-type="string">
            <text:p>GosiewskaPaulina</text:p>
          </table:table-cell>
          <table:table-cell table:formula="of:=IF([.D101]=[.D100];1;0)" office:value-type="float" office:value="0" calcext:value-type="float">
            <text:p>0</text:p>
          </table:table-cell>
          <table:table-cell table:formula="of:=IF([.E102]=1;1;0)" office:value-type="float" office:value="0" calcext:value-type="float">
            <text:p>0</text:p>
          </table:table-cell>
          <table:table-cell table:formula="of:=OR([.E101];[.F10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CONCATENATE([.B102];[.C102])" office:value-type="string" office:string-value="GoszczynskiPatryk" calcext:value-type="string">
            <text:p>GoszczynskiPatryk</text:p>
          </table:table-cell>
          <table:table-cell table:formula="of:=IF([.D102]=[.D101];1;0)" office:value-type="float" office:value="0" calcext:value-type="float">
            <text:p>0</text:p>
          </table:table-cell>
          <table:table-cell table:formula="of:=IF([.E103]=1;1;0)" office:value-type="float" office:value="0" calcext:value-type="float">
            <text:p>0</text:p>
          </table:table-cell>
          <table:table-cell table:formula="of:=OR([.E102];[.F10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CONCATENATE([.B103];[.C103])" office:value-type="string" office:string-value="GozdalikOliwia" calcext:value-type="string">
            <text:p>GozdalikOliwia</text:p>
          </table:table-cell>
          <table:table-cell table:formula="of:=IF([.D103]=[.D102];1;0)" office:value-type="float" office:value="0" calcext:value-type="float">
            <text:p>0</text:p>
          </table:table-cell>
          <table:table-cell table:formula="of:=IF([.E104]=1;1;0)" office:value-type="float" office:value="0" calcext:value-type="float">
            <text:p>0</text:p>
          </table:table-cell>
          <table:table-cell table:formula="of:=OR([.E103];[.F10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CONCATENATE([.B104];[.C104])" office:value-type="string" office:string-value="GrabekOskar" calcext:value-type="string">
            <text:p>GrabekOskar</text:p>
          </table:table-cell>
          <table:table-cell table:formula="of:=IF([.D104]=[.D103];1;0)" office:value-type="float" office:value="0" calcext:value-type="float">
            <text:p>0</text:p>
          </table:table-cell>
          <table:table-cell table:formula="of:=IF([.E105]=1;1;0)" office:value-type="float" office:value="0" calcext:value-type="float">
            <text:p>0</text:p>
          </table:table-cell>
          <table:table-cell table:formula="of:=OR([.E104];[.F10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CONCATENATE([.B105];[.C105])" office:value-type="string" office:string-value="GreszczukOliwia" calcext:value-type="string">
            <text:p>GreszczukOliwia</text:p>
          </table:table-cell>
          <table:table-cell table:formula="of:=IF([.D105]=[.D104];1;0)" office:value-type="float" office:value="0" calcext:value-type="float">
            <text:p>0</text:p>
          </table:table-cell>
          <table:table-cell table:formula="of:=IF([.E106]=1;1;0)" office:value-type="float" office:value="0" calcext:value-type="float">
            <text:p>0</text:p>
          </table:table-cell>
          <table:table-cell table:formula="of:=OR([.E105];[.F10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CONCATENATE([.B106];[.C106])" office:value-type="string" office:string-value="GrodzkiOskar" calcext:value-type="string">
            <text:p>GrodzkiOskar</text:p>
          </table:table-cell>
          <table:table-cell table:formula="of:=IF([.D106]=[.D105];1;0)" office:value-type="float" office:value="0" calcext:value-type="float">
            <text:p>0</text:p>
          </table:table-cell>
          <table:table-cell table:formula="of:=IF([.E107]=1;1;0)" office:value-type="float" office:value="0" calcext:value-type="float">
            <text:p>0</text:p>
          </table:table-cell>
          <table:table-cell table:formula="of:=OR([.E106];[.F10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CONCATENATE([.B107];[.C107])" office:value-type="string" office:string-value="GrubbaOskar" calcext:value-type="string">
            <text:p>GrubbaOskar</text:p>
          </table:table-cell>
          <table:table-cell table:formula="of:=IF([.D107]=[.D106];1;0)" office:value-type="float" office:value="0" calcext:value-type="float">
            <text:p>0</text:p>
          </table:table-cell>
          <table:table-cell table:formula="of:=IF([.E108]=1;1;0)" office:value-type="float" office:value="0" calcext:value-type="float">
            <text:p>0</text:p>
          </table:table-cell>
          <table:table-cell table:formula="of:=OR([.E107];[.F10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CONCATENATE([.B108];[.C108])" office:value-type="string" office:string-value="GryniewiczOliwier" calcext:value-type="string">
            <text:p>GryniewiczOliwier</text:p>
          </table:table-cell>
          <table:table-cell table:formula="of:=IF([.D108]=[.D107];1;0)" office:value-type="float" office:value="0" calcext:value-type="float">
            <text:p>0</text:p>
          </table:table-cell>
          <table:table-cell table:formula="of:=IF([.E109]=1;1;0)" office:value-type="float" office:value="0" calcext:value-type="float">
            <text:p>0</text:p>
          </table:table-cell>
          <table:table-cell table:formula="of:=OR([.E108];[.F10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CONCATENATE([.B109];[.C109])" office:value-type="string" office:string-value="GrzedzielskaNina" calcext:value-type="string">
            <text:p>GrzedzielskaNina</text:p>
          </table:table-cell>
          <table:table-cell table:formula="of:=IF([.D109]=[.D108];1;0)" office:value-type="float" office:value="0" calcext:value-type="float">
            <text:p>0</text:p>
          </table:table-cell>
          <table:table-cell table:formula="of:=IF([.E110]=1;1;0)" office:value-type="float" office:value="0" calcext:value-type="float">
            <text:p>0</text:p>
          </table:table-cell>
          <table:table-cell table:formula="of:=OR([.E109];[.F10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CONCATENATE([.B110];[.C110])" office:value-type="string" office:string-value="GrzeleckiOliwier" calcext:value-type="string">
            <text:p>GrzeleckiOliwier</text:p>
          </table:table-cell>
          <table:table-cell table:formula="of:=IF([.D110]=[.D109];1;0)" office:value-type="float" office:value="0" calcext:value-type="float">
            <text:p>0</text:p>
          </table:table-cell>
          <table:table-cell table:formula="of:=IF([.E111]=1;1;0)" office:value-type="float" office:value="0" calcext:value-type="float">
            <text:p>0</text:p>
          </table:table-cell>
          <table:table-cell table:formula="of:=OR([.E110];[.F11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CONCATENATE([.B111];[.C111])" office:value-type="string" office:string-value="GrzesiakNina" calcext:value-type="string">
            <text:p>GrzesiakNina</text:p>
          </table:table-cell>
          <table:table-cell table:formula="of:=IF([.D111]=[.D110];1;0)" office:value-type="float" office:value="0" calcext:value-type="float">
            <text:p>0</text:p>
          </table:table-cell>
          <table:table-cell table:formula="of:=IF([.E112]=1;1;0)" office:value-type="float" office:value="0" calcext:value-type="float">
            <text:p>0</text:p>
          </table:table-cell>
          <table:table-cell table:formula="of:=OR([.E111];[.F11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CONCATENATE([.B112];[.C112])" office:value-type="string" office:string-value="HanczarekOlivier" calcext:value-type="string">
            <text:p>HanczarekOlivier</text:p>
          </table:table-cell>
          <table:table-cell table:formula="of:=IF([.D112]=[.D111];1;0)" office:value-type="float" office:value="0" calcext:value-type="float">
            <text:p>0</text:p>
          </table:table-cell>
          <table:table-cell table:formula="of:=IF([.E113]=1;1;0)" office:value-type="float" office:value="0" calcext:value-type="float">
            <text:p>0</text:p>
          </table:table-cell>
          <table:table-cell table:formula="of:=OR([.E112];[.F11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CONCATENATE([.B113];[.C113])" office:value-type="string" office:string-value="HarrisNina" calcext:value-type="string">
            <text:p>HarrisNina</text:p>
          </table:table-cell>
          <table:table-cell table:formula="of:=IF([.D113]=[.D112];1;0)" office:value-type="float" office:value="0" calcext:value-type="float">
            <text:p>0</text:p>
          </table:table-cell>
          <table:table-cell table:formula="of:=IF([.E114]=1;1;0)" office:value-type="float" office:value="0" calcext:value-type="float">
            <text:p>0</text:p>
          </table:table-cell>
          <table:table-cell table:formula="of:=OR([.E113];[.F11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CONCATENATE([.B114];[.C114])" office:value-type="string" office:string-value="HazubskiOlgierd" calcext:value-type="string">
            <text:p>HazubskiOlgierd</text:p>
          </table:table-cell>
          <table:table-cell table:formula="of:=IF([.D114]=[.D113];1;0)" office:value-type="float" office:value="0" calcext:value-type="float">
            <text:p>0</text:p>
          </table:table-cell>
          <table:table-cell table:formula="of:=IF([.E115]=1;1;0)" office:value-type="float" office:value="0" calcext:value-type="float">
            <text:p>0</text:p>
          </table:table-cell>
          <table:table-cell table:formula="of:=OR([.E114];[.F11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CONCATENATE([.B115];[.C115])" office:value-type="string" office:string-value="HelinskaInes" calcext:value-type="string">
            <text:p>HelinskaInes</text:p>
          </table:table-cell>
          <table:table-cell table:formula="of:=IF([.D115]=[.D114];1;0)" office:value-type="float" office:value="0" calcext:value-type="float">
            <text:p>0</text:p>
          </table:table-cell>
          <table:table-cell table:formula="of:=IF([.E116]=1;1;0)" office:value-type="float" office:value="0" calcext:value-type="float">
            <text:p>0</text:p>
          </table:table-cell>
          <table:table-cell table:formula="of:=OR([.E115];[.F11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CONCATENATE([.B116];[.C116])" office:value-type="string" office:string-value="HintzkeNikola" calcext:value-type="string">
            <text:p>HintzkeNikola</text:p>
          </table:table-cell>
          <table:table-cell table:formula="of:=IF([.D116]=[.D115];1;0)" office:value-type="float" office:value="0" calcext:value-type="float">
            <text:p>0</text:p>
          </table:table-cell>
          <table:table-cell table:formula="of:=IF([.E117]=1;1;0)" office:value-type="float" office:value="0" calcext:value-type="float">
            <text:p>0</text:p>
          </table:table-cell>
          <table:table-cell table:formula="of:=OR([.E116];[.F11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CONCATENATE([.B117];[.C117])" office:value-type="string" office:string-value="HinzNikola" calcext:value-type="string">
            <text:p>HinzNikola</text:p>
          </table:table-cell>
          <table:table-cell table:formula="of:=IF([.D117]=[.D116];1;0)" office:value-type="float" office:value="0" calcext:value-type="float">
            <text:p>0</text:p>
          </table:table-cell>
          <table:table-cell table:formula="of:=IF([.E118]=1;1;0)" office:value-type="float" office:value="0" calcext:value-type="float">
            <text:p>0</text:p>
          </table:table-cell>
          <table:table-cell table:formula="of:=OR([.E117];[.F11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CONCATENATE([.B118];[.C118])" office:value-type="string" office:string-value="HorbaczewskaNicola" calcext:value-type="string">
            <text:p>HorbaczewskaNicola</text:p>
          </table:table-cell>
          <table:table-cell table:formula="of:=IF([.D118]=[.D117];1;0)" office:value-type="float" office:value="0" calcext:value-type="float">
            <text:p>0</text:p>
          </table:table-cell>
          <table:table-cell table:formula="of:=IF([.E119]=1;1;0)" office:value-type="float" office:value="0" calcext:value-type="float">
            <text:p>0</text:p>
          </table:table-cell>
          <table:table-cell table:formula="of:=OR([.E118];[.F11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CONCATENATE([.B119];[.C119])" office:value-type="string" office:string-value="HrywniakOlaf" calcext:value-type="string">
            <text:p>HrywniakOlaf</text:p>
          </table:table-cell>
          <table:table-cell table:formula="of:=IF([.D119]=[.D118];1;0)" office:value-type="float" office:value="0" calcext:value-type="float">
            <text:p>0</text:p>
          </table:table-cell>
          <table:table-cell table:formula="of:=IF([.E120]=1;1;0)" office:value-type="float" office:value="0" calcext:value-type="float">
            <text:p>0</text:p>
          </table:table-cell>
          <table:table-cell table:formula="of:=OR([.E119];[.F11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CONCATENATE([.B120];[.C120])" office:value-type="string" office:string-value="IwanowskiOlaf" calcext:value-type="string">
            <text:p>IwanowskiOlaf</text:p>
          </table:table-cell>
          <table:table-cell table:formula="of:=IF([.D120]=[.D119];1;0)" office:value-type="float" office:value="0" calcext:value-type="float">
            <text:p>0</text:p>
          </table:table-cell>
          <table:table-cell table:formula="of:=IF([.E121]=1;1;0)" office:value-type="float" office:value="0" calcext:value-type="float">
            <text:p>0</text:p>
          </table:table-cell>
          <table:table-cell table:formula="of:=OR([.E120];[.F12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CONCATENATE([.B121];[.C121])" office:value-type="string" office:string-value="JablonskiNikodem" calcext:value-type="string">
            <text:p>JablonskiNikodem</text:p>
          </table:table-cell>
          <table:table-cell table:formula="of:=IF([.D121]=[.D120];1;0)" office:value-type="float" office:value="0" calcext:value-type="float">
            <text:p>0</text:p>
          </table:table-cell>
          <table:table-cell table:formula="of:=IF([.E122]=1;1;0)" office:value-type="float" office:value="0" calcext:value-type="float">
            <text:p>0</text:p>
          </table:table-cell>
          <table:table-cell table:formula="of:=OR([.E121];[.F12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CONCATENATE([.B122];[.C122])" office:value-type="string" office:string-value="JackowskaNatasza" calcext:value-type="string">
            <text:p>JackowskaNatasza</text:p>
          </table:table-cell>
          <table:table-cell table:formula="of:=IF([.D122]=[.D121];1;0)" office:value-type="float" office:value="0" calcext:value-type="float">
            <text:p>0</text:p>
          </table:table-cell>
          <table:table-cell table:formula="of:=IF([.E123]=1;1;0)" office:value-type="float" office:value="0" calcext:value-type="float">
            <text:p>0</text:p>
          </table:table-cell>
          <table:table-cell table:formula="of:=OR([.E122];[.F12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CONCATENATE([.B123];[.C123])" office:value-type="string" office:string-value="JaglowskaNatalia" calcext:value-type="string">
            <text:p>JaglowskaNatalia</text:p>
          </table:table-cell>
          <table:table-cell table:formula="of:=IF([.D123]=[.D122];1;0)" office:value-type="float" office:value="0" calcext:value-type="float">
            <text:p>0</text:p>
          </table:table-cell>
          <table:table-cell table:formula="of:=IF([.E124]=1;1;0)" office:value-type="float" office:value="0" calcext:value-type="float">
            <text:p>0</text:p>
          </table:table-cell>
          <table:table-cell table:formula="of:=OR([.E123];[.F12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CONCATENATE([.B124];[.C124])" office:value-type="string" office:string-value="JaglowskiNikodem" calcext:value-type="string">
            <text:p>JaglowskiNikodem</text:p>
          </table:table-cell>
          <table:table-cell table:formula="of:=IF([.D124]=[.D123];1;0)" office:value-type="float" office:value="0" calcext:value-type="float">
            <text:p>0</text:p>
          </table:table-cell>
          <table:table-cell table:formula="of:=IF([.E125]=1;1;0)" office:value-type="float" office:value="0" calcext:value-type="float">
            <text:p>0</text:p>
          </table:table-cell>
          <table:table-cell table:formula="of:=OR([.E124];[.F12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CONCATENATE([.B125];[.C125])" office:value-type="string" office:string-value="JakubczykNatalia" calcext:value-type="string">
            <text:p>JakubczykNatalia</text:p>
          </table:table-cell>
          <table:table-cell table:formula="of:=IF([.D125]=[.D124];1;0)" office:value-type="float" office:value="0" calcext:value-type="float">
            <text:p>0</text:p>
          </table:table-cell>
          <table:table-cell table:formula="of:=IF([.E126]=1;1;0)" office:value-type="float" office:value="0" calcext:value-type="float">
            <text:p>0</text:p>
          </table:table-cell>
          <table:table-cell table:formula="of:=OR([.E125];[.F12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CONCATENATE([.B126];[.C126])" office:value-type="string" office:string-value="JakubowskaNatalia" calcext:value-type="string">
            <text:p>JakubowskaNatalia</text:p>
          </table:table-cell>
          <table:table-cell table:formula="of:=IF([.D126]=[.D125];1;0)" office:value-type="float" office:value="0" calcext:value-type="float">
            <text:p>0</text:p>
          </table:table-cell>
          <table:table-cell table:formula="of:=IF([.E127]=1;1;0)" office:value-type="float" office:value="0" calcext:value-type="float">
            <text:p>0</text:p>
          </table:table-cell>
          <table:table-cell table:formula="of:=OR([.E126];[.F12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CONCATENATE([.B127];[.C127])" office:value-type="string" office:string-value="JakubowskiNikodem" calcext:value-type="string">
            <text:p>JakubowskiNikodem</text:p>
          </table:table-cell>
          <table:table-cell table:formula="of:=IF([.D127]=[.D126];1;0)" office:value-type="float" office:value="0" calcext:value-type="float">
            <text:p>0</text:p>
          </table:table-cell>
          <table:table-cell table:formula="of:=IF([.E128]=1;1;0)" office:value-type="float" office:value="0" calcext:value-type="float">
            <text:p>0</text:p>
          </table:table-cell>
          <table:table-cell table:formula="of:=OR([.E127];[.F12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CONCATENATE([.B128];[.C128])" office:value-type="string" office:string-value="JakudczykNikodem" calcext:value-type="string">
            <text:p>JakudczykNikodem</text:p>
          </table:table-cell>
          <table:table-cell table:formula="of:=IF([.D128]=[.D127];1;0)" office:value-type="float" office:value="0" calcext:value-type="float">
            <text:p>0</text:p>
          </table:table-cell>
          <table:table-cell table:formula="of:=IF([.E129]=1;1;0)" office:value-type="float" office:value="0" calcext:value-type="float">
            <text:p>0</text:p>
          </table:table-cell>
          <table:table-cell table:formula="of:=OR([.E128];[.F12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CONCATENATE([.B129];[.C129])" office:value-type="string" office:string-value="JamaNikodem" calcext:value-type="string">
            <text:p>JamaNikodem</text:p>
          </table:table-cell>
          <table:table-cell table:formula="of:=IF([.D129]=[.D128];1;0)" office:value-type="float" office:value="0" calcext:value-type="float">
            <text:p>0</text:p>
          </table:table-cell>
          <table:table-cell table:formula="of:=IF([.E130]=1;1;0)" office:value-type="float" office:value="0" calcext:value-type="float">
            <text:p>0</text:p>
          </table:table-cell>
          <table:table-cell table:formula="of:=OR([.E129];[.F12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CONCATENATE([.B130];[.C130])" office:value-type="string" office:string-value="JanczynskiNikodem" calcext:value-type="string">
            <text:p>JanczynskiNikodem</text:p>
          </table:table-cell>
          <table:table-cell table:formula="of:=IF([.D130]=[.D129];1;0)" office:value-type="float" office:value="0" calcext:value-type="float">
            <text:p>0</text:p>
          </table:table-cell>
          <table:table-cell table:formula="of:=IF([.E131]=1;1;0)" office:value-type="float" office:value="0" calcext:value-type="float">
            <text:p>0</text:p>
          </table:table-cell>
          <table:table-cell table:formula="of:=OR([.E130];[.F13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CONCATENATE([.B131];[.C131])" office:value-type="string" office:string-value="JaniakNico" calcext:value-type="string">
            <text:p>JaniakNico</text:p>
          </table:table-cell>
          <table:table-cell table:formula="of:=IF([.D131]=[.D130];1;0)" office:value-type="float" office:value="0" calcext:value-type="float">
            <text:p>0</text:p>
          </table:table-cell>
          <table:table-cell table:formula="of:=IF([.E132]=1;1;0)" office:value-type="float" office:value="0" calcext:value-type="float">
            <text:p>0</text:p>
          </table:table-cell>
          <table:table-cell table:formula="of:=OR([.E131];[.F13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CONCATENATE([.B132];[.C132])" office:value-type="string" office:string-value="JaniczekNatalia" calcext:value-type="string">
            <text:p>JaniczekNatalia</text:p>
          </table:table-cell>
          <table:table-cell table:formula="of:=IF([.D132]=[.D131];1;0)" office:value-type="float" office:value="0" calcext:value-type="float">
            <text:p>0</text:p>
          </table:table-cell>
          <table:table-cell table:formula="of:=IF([.E133]=1;1;0)" office:value-type="float" office:value="0" calcext:value-type="float">
            <text:p>0</text:p>
          </table:table-cell>
          <table:table-cell table:formula="of:=OR([.E132];[.F13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CONCATENATE([.B133];[.C133])" office:value-type="string" office:string-value="JanikNatalia" calcext:value-type="string">
            <text:p>JanikNatalia</text:p>
          </table:table-cell>
          <table:table-cell table:formula="of:=IF([.D133]=[.D132];1;0)" office:value-type="float" office:value="0" calcext:value-type="float">
            <text:p>0</text:p>
          </table:table-cell>
          <table:table-cell table:formula="of:=IF([.E134]=1;1;0)" office:value-type="float" office:value="0" calcext:value-type="float">
            <text:p>0</text:p>
          </table:table-cell>
          <table:table-cell table:formula="of:=OR([.E133];[.F13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CONCATENATE([.B134];[.C134])" office:value-type="string" office:string-value="JaniszekNatalia" calcext:value-type="string">
            <text:p>JaniszekNatalia</text:p>
          </table:table-cell>
          <table:table-cell table:formula="of:=IF([.D134]=[.D133];1;0)" office:value-type="float" office:value="0" calcext:value-type="float">
            <text:p>0</text:p>
          </table:table-cell>
          <table:table-cell table:formula="of:=IF([.E135]=1;1;0)" office:value-type="float" office:value="0" calcext:value-type="float">
            <text:p>0</text:p>
          </table:table-cell>
          <table:table-cell table:formula="of:=OR([.E134];[.F13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CONCATENATE([.B135];[.C135])" office:value-type="string" office:string-value="JanowskiNataniel" calcext:value-type="string">
            <text:p>JanowskiNataniel</text:p>
          </table:table-cell>
          <table:table-cell table:formula="of:=IF([.D135]=[.D134];1;0)" office:value-type="float" office:value="0" calcext:value-type="float">
            <text:p>0</text:p>
          </table:table-cell>
          <table:table-cell table:formula="of:=IF([.E136]=1;1;0)" office:value-type="float" office:value="0" calcext:value-type="float">
            <text:p>0</text:p>
          </table:table-cell>
          <table:table-cell table:formula="of:=OR([.E135];[.F13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CONCATENATE([.B136];[.C136])" office:value-type="string" office:string-value="JarosiewiczMilosz" calcext:value-type="string">
            <text:p>JarosiewiczMilosz</text:p>
          </table:table-cell>
          <table:table-cell table:formula="of:=IF([.D136]=[.D135];1;0)" office:value-type="float" office:value="0" calcext:value-type="float">
            <text:p>0</text:p>
          </table:table-cell>
          <table:table-cell table:formula="of:=IF([.E137]=1;1;0)" office:value-type="float" office:value="0" calcext:value-type="float">
            <text:p>0</text:p>
          </table:table-cell>
          <table:table-cell table:formula="of:=OR([.E136];[.F13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CONCATENATE([.B137];[.C137])" office:value-type="string" office:string-value="JazkowiecNadia" calcext:value-type="string">
            <text:p>JazkowiecNadia</text:p>
          </table:table-cell>
          <table:table-cell table:formula="of:=IF([.D137]=[.D136];1;0)" office:value-type="float" office:value="0" calcext:value-type="float">
            <text:p>0</text:p>
          </table:table-cell>
          <table:table-cell table:formula="of:=IF([.E138]=1;1;0)" office:value-type="float" office:value="0" calcext:value-type="float">
            <text:p>0</text:p>
          </table:table-cell>
          <table:table-cell table:formula="of:=OR([.E137];[.F13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302180</text:p>
          </table:table-cell>
          <table:table-cell office:value-type="string" calcext:value-type="string">
            <text:p>Jędrzejczak</text:p>
          </table:table-cell>
          <table:table-cell office:value-type="string" calcext:value-type="string">
            <text:p>Nadia</text:p>
          </table:table-cell>
          <table:table-cell table:formula="of:=CONCATENATE([.B138];[.C138])" office:value-type="string" office:string-value="JędrzejczakNadia" calcext:value-type="string">
            <text:p>JędrzejczakNadia</text:p>
          </table:table-cell>
          <table:table-cell table:formula="of:=IF([.D138]=[.D137];1;0)" office:value-type="float" office:value="0" calcext:value-type="float">
            <text:p>0</text:p>
          </table:table-cell>
          <table:table-cell table:formula="of:=IF([.E139]=1;1;0)" office:value-type="float" office:value="0" calcext:value-type="float">
            <text:p>0</text:p>
          </table:table-cell>
          <table:table-cell table:formula="of:=OR([.E138];[.F13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CONCATENATE([.B139];[.C139])" office:value-type="string" office:string-value="JozwiakMikolaj" calcext:value-type="string">
            <text:p>JozwiakMikolaj</text:p>
          </table:table-cell>
          <table:table-cell table:formula="of:=IF([.D139]=[.D138];1;0)" office:value-type="float" office:value="0" calcext:value-type="float">
            <text:p>0</text:p>
          </table:table-cell>
          <table:table-cell table:formula="of:=IF([.E140]=1;1;0)" office:value-type="float" office:value="0" calcext:value-type="float">
            <text:p>0</text:p>
          </table:table-cell>
          <table:table-cell table:formula="of:=OR([.E139];[.F13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CONCATENATE([.B140];[.C140])" office:value-type="string" office:string-value="JuralewiczMikolaj" calcext:value-type="string">
            <text:p>JuralewiczMikolaj</text:p>
          </table:table-cell>
          <table:table-cell table:formula="of:=IF([.D140]=[.D139];1;0)" office:value-type="float" office:value="0" calcext:value-type="float">
            <text:p>0</text:p>
          </table:table-cell>
          <table:table-cell table:formula="of:=IF([.E141]=1;1;0)" office:value-type="float" office:value="0" calcext:value-type="float">
            <text:p>0</text:p>
          </table:table-cell>
          <table:table-cell table:formula="of:=OR([.E140];[.F14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CONCATENATE([.B141];[.C141])" office:value-type="string" office:string-value="JurczakMikolaj" calcext:value-type="string">
            <text:p>JurczakMikolaj</text:p>
          </table:table-cell>
          <table:table-cell table:formula="of:=IF([.D141]=[.D140];1;0)" office:value-type="float" office:value="0" calcext:value-type="float">
            <text:p>0</text:p>
          </table:table-cell>
          <table:table-cell table:formula="of:=IF([.E142]=1;1;0)" office:value-type="float" office:value="0" calcext:value-type="float">
            <text:p>0</text:p>
          </table:table-cell>
          <table:table-cell table:formula="of:=OR([.E141];[.F14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CONCATENATE([.B142];[.C142])" office:value-type="string" office:string-value="JurczykNadia" calcext:value-type="string">
            <text:p>JurczykNadia</text:p>
          </table:table-cell>
          <table:table-cell table:formula="of:=IF([.D142]=[.D141];1;0)" office:value-type="float" office:value="0" calcext:value-type="float">
            <text:p>0</text:p>
          </table:table-cell>
          <table:table-cell table:formula="of:=IF([.E143]=1;1;0)" office:value-type="float" office:value="0" calcext:value-type="float">
            <text:p>0</text:p>
          </table:table-cell>
          <table:table-cell table:formula="of:=OR([.E142];[.F14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CONCATENATE([.B143];[.C143])" office:value-type="string" office:string-value="JurewiczNadia" calcext:value-type="string">
            <text:p>JurewiczNadia</text:p>
          </table:table-cell>
          <table:table-cell table:formula="of:=IF([.D143]=[.D142];1;0)" office:value-type="float" office:value="0" calcext:value-type="float">
            <text:p>0</text:p>
          </table:table-cell>
          <table:table-cell table:formula="of:=IF([.E144]=1;1;0)" office:value-type="float" office:value="0" calcext:value-type="float">
            <text:p>0</text:p>
          </table:table-cell>
          <table:table-cell table:formula="of:=OR([.E143];[.F14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CONCATENATE([.B144];[.C144])" office:value-type="string" office:string-value="KaczorMikolaj" calcext:value-type="string">
            <text:p>KaczorMikolaj</text:p>
          </table:table-cell>
          <table:table-cell table:formula="of:=IF([.D144]=[.D143];1;0)" office:value-type="float" office:value="0" calcext:value-type="float">
            <text:p>0</text:p>
          </table:table-cell>
          <table:table-cell table:formula="of:=IF([.E145]=1;1;0)" office:value-type="float" office:value="0" calcext:value-type="float">
            <text:p>0</text:p>
          </table:table-cell>
          <table:table-cell table:formula="of:=OR([.E144];[.F14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CONCATENATE([.B145];[.C145])" office:value-type="string" office:string-value="KadoMonika" calcext:value-type="string">
            <text:p>KadoMonika</text:p>
          </table:table-cell>
          <table:table-cell table:formula="of:=IF([.D145]=[.D144];1;0)" office:value-type="float" office:value="0" calcext:value-type="float">
            <text:p>0</text:p>
          </table:table-cell>
          <table:table-cell table:formula="of:=IF([.E146]=1;1;0)" office:value-type="float" office:value="0" calcext:value-type="float">
            <text:p>0</text:p>
          </table:table-cell>
          <table:table-cell table:formula="of:=OR([.E145];[.F14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CONCATENATE([.B146];[.C146])" office:value-type="string" office:string-value="KaftanMonika" calcext:value-type="string">
            <text:p>KaftanMonika</text:p>
          </table:table-cell>
          <table:table-cell table:formula="of:=IF([.D146]=[.D145];1;0)" office:value-type="float" office:value="0" calcext:value-type="float">
            <text:p>0</text:p>
          </table:table-cell>
          <table:table-cell table:formula="of:=IF([.E147]=1;1;0)" office:value-type="float" office:value="0" calcext:value-type="float">
            <text:p>0</text:p>
          </table:table-cell>
          <table:table-cell table:formula="of:=OR([.E146];[.F14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CONCATENATE([.B147];[.C147])" office:value-type="string" office:string-value="KaletaMikolaj" calcext:value-type="string">
            <text:p>KaletaMikolaj</text:p>
          </table:table-cell>
          <table:table-cell table:formula="of:=IF([.D147]=[.D146];1;0)" office:value-type="float" office:value="0" calcext:value-type="float">
            <text:p>0</text:p>
          </table:table-cell>
          <table:table-cell table:formula="of:=IF([.E148]=1;1;0)" office:value-type="float" office:value="0" calcext:value-type="float">
            <text:p>0</text:p>
          </table:table-cell>
          <table:table-cell table:formula="of:=OR([.E147];[.F14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CONCATENATE([.B148];[.C148])" office:value-type="string" office:string-value="KaliszukMikolaj" calcext:value-type="string">
            <text:p>KaliszukMikolaj</text:p>
          </table:table-cell>
          <table:table-cell table:formula="of:=IF([.D148]=[.D147];1;0)" office:value-type="float" office:value="0" calcext:value-type="float">
            <text:p>0</text:p>
          </table:table-cell>
          <table:table-cell table:formula="of:=IF([.E149]=1;1;0)" office:value-type="float" office:value="0" calcext:value-type="float">
            <text:p>0</text:p>
          </table:table-cell>
          <table:table-cell table:formula="of:=OR([.E148];[.F14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CONCATENATE([.B149];[.C149])" office:value-type="string" office:string-value="KaminskaMonika" calcext:value-type="string">
            <text:p>KaminskaMonika</text:p>
          </table:table-cell>
          <table:table-cell table:formula="of:=IF([.D149]=[.D148];1;0)" office:value-type="float" office:value="0" calcext:value-type="float">
            <text:p>0</text:p>
          </table:table-cell>
          <table:table-cell table:formula="of:=IF([.E150]=1;1;0)" office:value-type="float" office:value="0" calcext:value-type="float">
            <text:p>0</text:p>
          </table:table-cell>
          <table:table-cell table:formula="of:=OR([.E149];[.F14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CONCATENATE([.B150];[.C150])" office:value-type="string" office:string-value="KaminskiMichal" calcext:value-type="string">
            <text:p>KaminskiMichal</text:p>
          </table:table-cell>
          <table:table-cell table:formula="of:=IF([.D150]=[.D149];1;0)" office:value-type="float" office:value="0" calcext:value-type="float">
            <text:p>0</text:p>
          </table:table-cell>
          <table:table-cell table:formula="of:=IF([.E151]=1;1;0)" office:value-type="float" office:value="0" calcext:value-type="float">
            <text:p>0</text:p>
          </table:table-cell>
          <table:table-cell table:formula="of:=OR([.E150];[.F15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CONCATENATE([.B151];[.C151])" office:value-type="string" office:string-value="KaminskiMikolaj" calcext:value-type="string">
            <text:p>KaminskiMikolaj</text:p>
          </table:table-cell>
          <table:table-cell table:formula="of:=IF([.D151]=[.D150];1;0)" office:value-type="float" office:value="0" calcext:value-type="float">
            <text:p>0</text:p>
          </table:table-cell>
          <table:table-cell table:formula="of:=IF([.E152]=1;1;0)" office:value-type="float" office:value="0" calcext:value-type="float">
            <text:p>0</text:p>
          </table:table-cell>
          <table:table-cell table:formula="of:=OR([.E151];[.F15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CONCATENATE([.B152];[.C152])" office:value-type="string" office:string-value="KarolewskaMilena" calcext:value-type="string">
            <text:p>KarolewskaMilena</text:p>
          </table:table-cell>
          <table:table-cell table:formula="of:=IF([.D152]=[.D151];1;0)" office:value-type="float" office:value="0" calcext:value-type="float">
            <text:p>0</text:p>
          </table:table-cell>
          <table:table-cell table:formula="of:=IF([.E153]=1;1;0)" office:value-type="float" office:value="0" calcext:value-type="float">
            <text:p>0</text:p>
          </table:table-cell>
          <table:table-cell table:formula="of:=OR([.E152];[.F15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CONCATENATE([.B153];[.C153])" office:value-type="string" office:string-value="KarwikMilena" calcext:value-type="string">
            <text:p>KarwikMilena</text:p>
          </table:table-cell>
          <table:table-cell table:formula="of:=IF([.D153]=[.D152];1;0)" office:value-type="float" office:value="0" calcext:value-type="float">
            <text:p>0</text:p>
          </table:table-cell>
          <table:table-cell table:formula="of:=IF([.E154]=1;1;0)" office:value-type="float" office:value="0" calcext:value-type="float">
            <text:p>0</text:p>
          </table:table-cell>
          <table:table-cell table:formula="of:=OR([.E153];[.F15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CONCATENATE([.B154];[.C154])" office:value-type="string" office:string-value="KatendeMilena" calcext:value-type="string">
            <text:p>KatendeMilena</text:p>
          </table:table-cell>
          <table:table-cell table:formula="of:=IF([.D154]=[.D153];1;0)" office:value-type="float" office:value="0" calcext:value-type="float">
            <text:p>0</text:p>
          </table:table-cell>
          <table:table-cell table:formula="of:=IF([.E155]=1;1;0)" office:value-type="float" office:value="0" calcext:value-type="float">
            <text:p>0</text:p>
          </table:table-cell>
          <table:table-cell table:formula="of:=OR([.E154];[.F15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CONCATENATE([.B155];[.C155])" office:value-type="string" office:string-value="KeclerMilena" calcext:value-type="string">
            <text:p>KeclerMilena</text:p>
          </table:table-cell>
          <table:table-cell table:formula="of:=IF([.D155]=[.D154];1;0)" office:value-type="float" office:value="0" calcext:value-type="float">
            <text:p>0</text:p>
          </table:table-cell>
          <table:table-cell table:formula="of:=IF([.E156]=1;1;0)" office:value-type="float" office:value="0" calcext:value-type="float">
            <text:p>0</text:p>
          </table:table-cell>
          <table:table-cell table:formula="of:=OR([.E155];[.F15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CONCATENATE([.B156];[.C156])" office:value-type="string" office:string-value="KempkaMilena" calcext:value-type="string">
            <text:p>KempkaMilena</text:p>
          </table:table-cell>
          <table:table-cell table:formula="of:=IF([.D156]=[.D155];1;0)" office:value-type="float" office:value="0" calcext:value-type="float">
            <text:p>0</text:p>
          </table:table-cell>
          <table:table-cell table:formula="of:=IF([.E157]=1;1;0)" office:value-type="float" office:value="0" calcext:value-type="float">
            <text:p>0</text:p>
          </table:table-cell>
          <table:table-cell table:formula="of:=OR([.E156];[.F15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CONCATENATE([.B157];[.C157])" office:value-type="string" office:string-value="KielbowiczMilena" calcext:value-type="string">
            <text:p>KielbowiczMilena</text:p>
          </table:table-cell>
          <table:table-cell table:formula="of:=IF([.D157]=[.D156];1;0)" office:value-type="float" office:value="0" calcext:value-type="float">
            <text:p>0</text:p>
          </table:table-cell>
          <table:table-cell table:formula="of:=IF([.E158]=1;1;0)" office:value-type="float" office:value="0" calcext:value-type="float">
            <text:p>0</text:p>
          </table:table-cell>
          <table:table-cell table:formula="of:=OR([.E157];[.F15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CONCATENATE([.B158];[.C158])" office:value-type="string" office:string-value="KielochMichal" calcext:value-type="string">
            <text:p>KielochMichal</text:p>
          </table:table-cell>
          <table:table-cell table:formula="of:=IF([.D158]=[.D157];1;0)" office:value-type="float" office:value="0" calcext:value-type="float">
            <text:p>0</text:p>
          </table:table-cell>
          <table:table-cell table:formula="of:=IF([.E159]=1;1;0)" office:value-type="float" office:value="0" calcext:value-type="float">
            <text:p>0</text:p>
          </table:table-cell>
          <table:table-cell table:formula="of:=OR([.E158];[.F15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CONCATENATE([.B159];[.C159])" office:value-type="string" office:string-value="KilanowskaMichalina" calcext:value-type="string">
            <text:p>KilanowskaMichalina</text:p>
          </table:table-cell>
          <table:table-cell table:formula="of:=IF([.D159]=[.D158];1;0)" office:value-type="float" office:value="0" calcext:value-type="float">
            <text:p>0</text:p>
          </table:table-cell>
          <table:table-cell table:formula="of:=IF([.E160]=1;1;0)" office:value-type="float" office:value="0" calcext:value-type="float">
            <text:p>0</text:p>
          </table:table-cell>
          <table:table-cell table:formula="of:=OR([.E159];[.F15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CONCATENATE([.B160];[.C160])" office:value-type="string" office:string-value="KirwielMichal" calcext:value-type="string">
            <text:p>KirwielMichal</text:p>
          </table:table-cell>
          <table:table-cell table:formula="of:=IF([.D160]=[.D159];1;0)" office:value-type="float" office:value="0" calcext:value-type="float">
            <text:p>0</text:p>
          </table:table-cell>
          <table:table-cell table:formula="of:=IF([.E161]=1;1;0)" office:value-type="float" office:value="0" calcext:value-type="float">
            <text:p>0</text:p>
          </table:table-cell>
          <table:table-cell table:formula="of:=OR([.E160];[.F16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CONCATENATE([.B161];[.C161])" office:value-type="string" office:string-value="KirwielMichalina" calcext:value-type="string">
            <text:p>KirwielMichalina</text:p>
          </table:table-cell>
          <table:table-cell table:formula="of:=IF([.D161]=[.D160];1;0)" office:value-type="float" office:value="0" calcext:value-type="float">
            <text:p>0</text:p>
          </table:table-cell>
          <table:table-cell table:formula="of:=IF([.E162]=1;1;0)" office:value-type="float" office:value="0" calcext:value-type="float">
            <text:p>0</text:p>
          </table:table-cell>
          <table:table-cell table:formula="of:=OR([.E161];[.F16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CONCATENATE([.B162];[.C162])" office:value-type="string" office:string-value="KirykMichal" calcext:value-type="string">
            <text:p>KirykMichal</text:p>
          </table:table-cell>
          <table:table-cell table:formula="of:=IF([.D162]=[.D161];1;0)" office:value-type="float" office:value="0" calcext:value-type="float">
            <text:p>0</text:p>
          </table:table-cell>
          <table:table-cell table:formula="of:=IF([.E163]=1;1;0)" office:value-type="float" office:value="0" calcext:value-type="float">
            <text:p>0</text:p>
          </table:table-cell>
          <table:table-cell table:formula="of:=OR([.E162];[.F16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CONCATENATE([.B163];[.C163])" office:value-type="string" office:string-value="KisielaMichal" calcext:value-type="string">
            <text:p>KisielaMichal</text:p>
          </table:table-cell>
          <table:table-cell table:formula="of:=IF([.D163]=[.D162];1;0)" office:value-type="float" office:value="0" calcext:value-type="float">
            <text:p>0</text:p>
          </table:table-cell>
          <table:table-cell table:formula="of:=IF([.E164]=1;1;0)" office:value-type="float" office:value="0" calcext:value-type="float">
            <text:p>0</text:p>
          </table:table-cell>
          <table:table-cell table:formula="of:=OR([.E163];[.F16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CONCATENATE([.B164];[.C164])" office:value-type="string" office:string-value="KisielMichal" calcext:value-type="string">
            <text:p>KisielMichal</text:p>
          </table:table-cell>
          <table:table-cell table:formula="of:=IF([.D164]=[.D163];1;0)" office:value-type="float" office:value="0" calcext:value-type="float">
            <text:p>0</text:p>
          </table:table-cell>
          <table:table-cell table:formula="of:=IF([.E165]=1;1;0)" office:value-type="float" office:value="0" calcext:value-type="float">
            <text:p>0</text:p>
          </table:table-cell>
          <table:table-cell table:formula="of:=OR([.E164];[.F16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CONCATENATE([.B165];[.C165])" office:value-type="string" office:string-value="KizielewiczMichal" calcext:value-type="string">
            <text:p>KizielewiczMichal</text:p>
          </table:table-cell>
          <table:table-cell table:formula="of:=IF([.D165]=[.D164];1;0)" office:value-type="float" office:value="0" calcext:value-type="float">
            <text:p>0</text:p>
          </table:table-cell>
          <table:table-cell table:formula="of:=IF([.E166]=1;1;0)" office:value-type="float" office:value="0" calcext:value-type="float">
            <text:p>0</text:p>
          </table:table-cell>
          <table:table-cell table:formula="of:=OR([.E165];[.F16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CONCATENATE([.B166];[.C166])" office:value-type="string" office:string-value="KlausMichalina" calcext:value-type="string">
            <text:p>KlausMichalina</text:p>
          </table:table-cell>
          <table:table-cell table:formula="of:=IF([.D166]=[.D165];1;0)" office:value-type="float" office:value="0" calcext:value-type="float">
            <text:p>0</text:p>
          </table:table-cell>
          <table:table-cell table:formula="of:=IF([.E167]=1;1;0)" office:value-type="float" office:value="0" calcext:value-type="float">
            <text:p>0</text:p>
          </table:table-cell>
          <table:table-cell table:formula="of:=OR([.E166];[.F16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CONCATENATE([.B167];[.C167])" office:value-type="string" office:string-value="KlebbaMichalina" calcext:value-type="string">
            <text:p>KlebbaMichalina</text:p>
          </table:table-cell>
          <table:table-cell table:formula="of:=IF([.D167]=[.D166];1;0)" office:value-type="float" office:value="0" calcext:value-type="float">
            <text:p>0</text:p>
          </table:table-cell>
          <table:table-cell table:formula="of:=IF([.E168]=1;1;0)" office:value-type="float" office:value="0" calcext:value-type="float">
            <text:p>0</text:p>
          </table:table-cell>
          <table:table-cell table:formula="of:=OR([.E167];[.F16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CONCATENATE([.B168];[.C168])" office:value-type="string" office:string-value="KleinMichalina" calcext:value-type="string">
            <text:p>KleinMichalina</text:p>
          </table:table-cell>
          <table:table-cell table:formula="of:=IF([.D168]=[.D167];1;0)" office:value-type="float" office:value="0" calcext:value-type="float">
            <text:p>0</text:p>
          </table:table-cell>
          <table:table-cell table:formula="of:=IF([.E169]=1;1;0)" office:value-type="float" office:value="0" calcext:value-type="float">
            <text:p>0</text:p>
          </table:table-cell>
          <table:table-cell table:formula="of:=OR([.E168];[.F16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CONCATENATE([.B169];[.C169])" office:value-type="string" office:string-value="KlukowskaMatylda" calcext:value-type="string">
            <text:p>KlukowskaMatylda</text:p>
          </table:table-cell>
          <table:table-cell table:formula="of:=IF([.D169]=[.D168];1;0)" office:value-type="float" office:value="0" calcext:value-type="float">
            <text:p>0</text:p>
          </table:table-cell>
          <table:table-cell table:formula="of:=IF([.E170]=1;1;0)" office:value-type="float" office:value="0" calcext:value-type="float">
            <text:p>0</text:p>
          </table:table-cell>
          <table:table-cell table:formula="of:=OR([.E169];[.F16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CONCATENATE([.B170];[.C170])" office:value-type="string" office:string-value="KluziakMatylda" calcext:value-type="string">
            <text:p>KluziakMatylda</text:p>
          </table:table-cell>
          <table:table-cell table:formula="of:=IF([.D170]=[.D169];1;0)" office:value-type="float" office:value="0" calcext:value-type="float">
            <text:p>0</text:p>
          </table:table-cell>
          <table:table-cell table:formula="of:=IF([.E171]=1;1;0)" office:value-type="float" office:value="0" calcext:value-type="float">
            <text:p>0</text:p>
          </table:table-cell>
          <table:table-cell table:formula="of:=OR([.E170];[.F17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CONCATENATE([.B171];[.C171])" office:value-type="string" office:string-value="KmiecikMalwina" calcext:value-type="string">
            <text:p>KmiecikMalwina</text:p>
          </table:table-cell>
          <table:table-cell table:formula="of:=IF([.D171]=[.D170];1;0)" office:value-type="float" office:value="0" calcext:value-type="float">
            <text:p>0</text:p>
          </table:table-cell>
          <table:table-cell table:formula="of:=IF([.E172]=1;1;0)" office:value-type="float" office:value="0" calcext:value-type="float">
            <text:p>0</text:p>
          </table:table-cell>
          <table:table-cell table:formula="of:=OR([.E171];[.F17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CONCATENATE([.B172];[.C172])" office:value-type="string" office:string-value="KmiecikMartyna" calcext:value-type="string">
            <text:p>KmiecikMartyna</text:p>
          </table:table-cell>
          <table:table-cell table:formula="of:=IF([.D172]=[.D171];1;0)" office:value-type="float" office:value="0" calcext:value-type="float">
            <text:p>0</text:p>
          </table:table-cell>
          <table:table-cell table:formula="of:=IF([.E173]=1;1;0)" office:value-type="float" office:value="0" calcext:value-type="float">
            <text:p>0</text:p>
          </table:table-cell>
          <table:table-cell table:formula="of:=OR([.E172];[.F17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CONCATENATE([.B173];[.C173])" office:value-type="string" office:string-value="KmitaMartyna" calcext:value-type="string">
            <text:p>KmitaMartyna</text:p>
          </table:table-cell>
          <table:table-cell table:formula="of:=IF([.D173]=[.D172];1;0)" office:value-type="float" office:value="0" calcext:value-type="float">
            <text:p>0</text:p>
          </table:table-cell>
          <table:table-cell table:formula="of:=IF([.E174]=1;1;0)" office:value-type="float" office:value="0" calcext:value-type="float">
            <text:p>0</text:p>
          </table:table-cell>
          <table:table-cell table:formula="of:=OR([.E173];[.F17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CONCATENATE([.B174];[.C174])" office:value-type="string" office:string-value="KocurMartyna" calcext:value-type="string">
            <text:p>KocurMartyna</text:p>
          </table:table-cell>
          <table:table-cell table:formula="of:=IF([.D174]=[.D173];1;0)" office:value-type="float" office:value="0" calcext:value-type="float">
            <text:p>0</text:p>
          </table:table-cell>
          <table:table-cell table:formula="of:=IF([.E175]=1;1;0)" office:value-type="float" office:value="0" calcext:value-type="float">
            <text:p>0</text:p>
          </table:table-cell>
          <table:table-cell table:formula="of:=OR([.E174];[.F17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CONCATENATE([.B175];[.C175])" office:value-type="string" office:string-value="KoczakowskaMarta" calcext:value-type="string">
            <text:p>KoczakowskaMarta</text:p>
          </table:table-cell>
          <table:table-cell table:formula="of:=IF([.D175]=[.D174];1;0)" office:value-type="float" office:value="0" calcext:value-type="float">
            <text:p>0</text:p>
          </table:table-cell>
          <table:table-cell table:formula="of:=IF([.E176]=1;1;0)" office:value-type="float" office:value="0" calcext:value-type="float">
            <text:p>0</text:p>
          </table:table-cell>
          <table:table-cell table:formula="of:=OR([.E175];[.F17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CONCATENATE([.B176];[.C176])" office:value-type="string" office:string-value="KolodziejczykMarta" calcext:value-type="string">
            <text:p>KolodziejczykMarta</text:p>
          </table:table-cell>
          <table:table-cell table:formula="of:=IF([.D176]=[.D175];1;0)" office:value-type="float" office:value="0" calcext:value-type="float">
            <text:p>0</text:p>
          </table:table-cell>
          <table:table-cell table:formula="of:=IF([.E177]=1;1;0)" office:value-type="float" office:value="0" calcext:value-type="float">
            <text:p>0</text:p>
          </table:table-cell>
          <table:table-cell table:formula="of:=OR([.E176];[.F17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CONCATENATE([.B177];[.C177])" office:value-type="string" office:string-value="KomorowskaMichal" calcext:value-type="string">
            <text:p>KomorowskaMichal</text:p>
          </table:table-cell>
          <table:table-cell table:formula="of:=IF([.D177]=[.D176];1;0)" office:value-type="float" office:value="0" calcext:value-type="float">
            <text:p>0</text:p>
          </table:table-cell>
          <table:table-cell table:formula="of:=IF([.E178]=1;1;0)" office:value-type="float" office:value="0" calcext:value-type="float">
            <text:p>0</text:p>
          </table:table-cell>
          <table:table-cell table:formula="of:=OR([.E177];[.F17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CONCATENATE([.B178];[.C178])" office:value-type="string" office:string-value="KopiejcMaurycy" calcext:value-type="string">
            <text:p>KopiejcMaurycy</text:p>
          </table:table-cell>
          <table:table-cell table:formula="of:=IF([.D178]=[.D177];1;0)" office:value-type="float" office:value="0" calcext:value-type="float">
            <text:p>0</text:p>
          </table:table-cell>
          <table:table-cell table:formula="of:=IF([.E179]=1;1;0)" office:value-type="float" office:value="0" calcext:value-type="float">
            <text:p>0</text:p>
          </table:table-cell>
          <table:table-cell table:formula="of:=OR([.E178];[.F17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CONCATENATE([.B179];[.C179])" office:value-type="string" office:string-value="KoprowskiMaurycy" calcext:value-type="string">
            <text:p>KoprowskiMaurycy</text:p>
          </table:table-cell>
          <table:table-cell table:formula="of:=IF([.D179]=[.D178];1;0)" office:value-type="float" office:value="0" calcext:value-type="float">
            <text:p>0</text:p>
          </table:table-cell>
          <table:table-cell table:formula="of:=IF([.E180]=1;1;0)" office:value-type="float" office:value="0" calcext:value-type="float">
            <text:p>0</text:p>
          </table:table-cell>
          <table:table-cell table:formula="of:=OR([.E179];[.F17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CONCATENATE([.B180];[.C180])" office:value-type="string" office:string-value="KorbusMarta" calcext:value-type="string">
            <text:p>KorbusMarta</text:p>
          </table:table-cell>
          <table:table-cell table:formula="of:=IF([.D180]=[.D179];1;0)" office:value-type="float" office:value="0" calcext:value-type="float">
            <text:p>0</text:p>
          </table:table-cell>
          <table:table-cell table:formula="of:=IF([.E181]=1;1;0)" office:value-type="float" office:value="0" calcext:value-type="float">
            <text:p>0</text:p>
          </table:table-cell>
          <table:table-cell table:formula="of:=OR([.E180];[.F18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CONCATENATE([.B181];[.C181])" office:value-type="string" office:string-value="KordaMaciej" calcext:value-type="string">
            <text:p>KordaMaciej</text:p>
          </table:table-cell>
          <table:table-cell table:formula="of:=IF([.D181]=[.D180];1;0)" office:value-type="float" office:value="0" calcext:value-type="float">
            <text:p>0</text:p>
          </table:table-cell>
          <table:table-cell table:formula="of:=IF([.E182]=1;1;0)" office:value-type="float" office:value="0" calcext:value-type="float">
            <text:p>0</text:p>
          </table:table-cell>
          <table:table-cell table:formula="of:=OR([.E181];[.F18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CONCATENATE([.B182];[.C182])" office:value-type="string" office:string-value="KordaMateusz" calcext:value-type="string">
            <text:p>KordaMateusz</text:p>
          </table:table-cell>
          <table:table-cell table:formula="of:=IF([.D182]=[.D181];1;0)" office:value-type="float" office:value="0" calcext:value-type="float">
            <text:p>0</text:p>
          </table:table-cell>
          <table:table-cell table:formula="of:=IF([.E183]=1;1;0)" office:value-type="float" office:value="0" calcext:value-type="float">
            <text:p>0</text:p>
          </table:table-cell>
          <table:table-cell table:formula="of:=OR([.E182];[.F18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CONCATENATE([.B183];[.C183])" office:value-type="string" office:string-value="KorenkiewiczMarika" calcext:value-type="string">
            <text:p>KorenkiewiczMarika</text:p>
          </table:table-cell>
          <table:table-cell table:formula="of:=IF([.D183]=[.D182];1;0)" office:value-type="float" office:value="0" calcext:value-type="float">
            <text:p>0</text:p>
          </table:table-cell>
          <table:table-cell table:formula="of:=IF([.E184]=1;1;0)" office:value-type="float" office:value="0" calcext:value-type="float">
            <text:p>0</text:p>
          </table:table-cell>
          <table:table-cell table:formula="of:=OR([.E183];[.F18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CONCATENATE([.B184];[.C184])" office:value-type="string" office:string-value="KorkoszMateusz" calcext:value-type="string">
            <text:p>KorkoszMateusz</text:p>
          </table:table-cell>
          <table:table-cell table:formula="of:=IF([.D184]=[.D183];1;0)" office:value-type="float" office:value="0" calcext:value-type="float">
            <text:p>0</text:p>
          </table:table-cell>
          <table:table-cell table:formula="of:=IF([.E185]=1;1;0)" office:value-type="float" office:value="0" calcext:value-type="float">
            <text:p>0</text:p>
          </table:table-cell>
          <table:table-cell table:formula="of:=OR([.E184];[.F18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CONCATENATE([.B185];[.C185])" office:value-type="string" office:string-value="KornatowskiMateusz" calcext:value-type="string">
            <text:p>KornatowskiMateusz</text:p>
          </table:table-cell>
          <table:table-cell table:formula="of:=IF([.D185]=[.D184];1;0)" office:value-type="float" office:value="0" calcext:value-type="float">
            <text:p>0</text:p>
          </table:table-cell>
          <table:table-cell table:formula="of:=IF([.E186]=1;1;0)" office:value-type="float" office:value="0" calcext:value-type="float">
            <text:p>0</text:p>
          </table:table-cell>
          <table:table-cell table:formula="of:=OR([.E185];[.F18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CONCATENATE([.B186];[.C186])" office:value-type="string" office:string-value="KossakowskaMarika" calcext:value-type="string">
            <text:p>KossakowskaMarika</text:p>
          </table:table-cell>
          <table:table-cell table:formula="of:=IF([.D186]=[.D185];1;0)" office:value-type="float" office:value="0" calcext:value-type="float">
            <text:p>0</text:p>
          </table:table-cell>
          <table:table-cell table:formula="of:=IF([.E187]=1;1;0)" office:value-type="float" office:value="0" calcext:value-type="float">
            <text:p>0</text:p>
          </table:table-cell>
          <table:table-cell table:formula="of:=OR([.E186];[.F18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CONCATENATE([.B187];[.C187])" office:value-type="string" office:string-value="KossakowskaMartyna" calcext:value-type="string">
            <text:p>KossakowskaMartyna</text:p>
          </table:table-cell>
          <table:table-cell table:formula="of:=IF([.D187]=[.D186];1;0)" office:value-type="float" office:value="0" calcext:value-type="float">
            <text:p>0</text:p>
          </table:table-cell>
          <table:table-cell table:formula="of:=IF([.E188]=1;1;0)" office:value-type="float" office:value="0" calcext:value-type="float">
            <text:p>0</text:p>
          </table:table-cell>
          <table:table-cell table:formula="of:=OR([.E187];[.F18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CONCATENATE([.B188];[.C188])" office:value-type="string" office:string-value="KoszlagaMateusz" calcext:value-type="string">
            <text:p>KoszlagaMateusz</text:p>
          </table:table-cell>
          <table:table-cell table:formula="of:=IF([.D188]=[.D187];1;0)" office:value-type="float" office:value="0" calcext:value-type="float">
            <text:p>0</text:p>
          </table:table-cell>
          <table:table-cell table:formula="of:=IF([.E189]=1;1;0)" office:value-type="float" office:value="0" calcext:value-type="float">
            <text:p>0</text:p>
          </table:table-cell>
          <table:table-cell table:formula="of:=OR([.E188];[.F18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CONCATENATE([.B189];[.C189])" office:value-type="string" office:string-value="KoszuckaMarika" calcext:value-type="string">
            <text:p>KoszuckaMarika</text:p>
          </table:table-cell>
          <table:table-cell table:formula="of:=IF([.D189]=[.D188];1;0)" office:value-type="float" office:value="0" calcext:value-type="float">
            <text:p>0</text:p>
          </table:table-cell>
          <table:table-cell table:formula="of:=IF([.E190]=1;1;0)" office:value-type="float" office:value="0" calcext:value-type="float">
            <text:p>0</text:p>
          </table:table-cell>
          <table:table-cell table:formula="of:=OR([.E189];[.F18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CONCATENATE([.B190];[.C190])" office:value-type="string" office:string-value="KotowskaMarianna" calcext:value-type="string">
            <text:p>KotowskaMarianna</text:p>
          </table:table-cell>
          <table:table-cell table:formula="of:=IF([.D190]=[.D189];1;0)" office:value-type="float" office:value="0" calcext:value-type="float">
            <text:p>0</text:p>
          </table:table-cell>
          <table:table-cell table:formula="of:=IF([.E191]=1;1;0)" office:value-type="float" office:value="0" calcext:value-type="float">
            <text:p>0</text:p>
          </table:table-cell>
          <table:table-cell table:formula="of:=OR([.E190];[.F19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CONCATENATE([.B191];[.C191])" office:value-type="string" office:string-value="KowakczykMaria" calcext:value-type="string">
            <text:p>KowakczykMaria</text:p>
          </table:table-cell>
          <table:table-cell table:formula="of:=IF([.D191]=[.D190];1;0)" office:value-type="float" office:value="0" calcext:value-type="float">
            <text:p>0</text:p>
          </table:table-cell>
          <table:table-cell table:formula="of:=IF([.E192]=1;1;0)" office:value-type="float" office:value="0" calcext:value-type="float">
            <text:p>0</text:p>
          </table:table-cell>
          <table:table-cell table:formula="of:=OR([.E191];[.F19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CONCATENATE([.B192];[.C192])" office:value-type="string" office:string-value="KowalczukMaria" calcext:value-type="string">
            <text:p>KowalczukMaria</text:p>
          </table:table-cell>
          <table:table-cell table:formula="of:=IF([.D192]=[.D191];1;0)" office:value-type="float" office:value="0" calcext:value-type="float">
            <text:p>0</text:p>
          </table:table-cell>
          <table:table-cell table:formula="of:=IF([.E193]=1;1;0)" office:value-type="float" office:value="0" calcext:value-type="float">
            <text:p>0</text:p>
          </table:table-cell>
          <table:table-cell table:formula="of:=OR([.E192];[.F19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59031152059</text:p>
          </table:table-cell>
          <table:table-cell table:style-name="ce2" office:value-type="string" calcext:value-type="string">
            <text:p>Kowalczyk</text:p>
          </table:table-cell>
          <table:table-cell table:style-name="ce2" office:value-type="string" calcext:value-type="string">
            <text:p>Mateusz</text:p>
          </table:table-cell>
          <table:table-cell table:formula="of:=CONCATENATE([.B193];[.C193])" office:value-type="string" office:string-value="KowalczykMateusz" calcext:value-type="string">
            <text:p>KowalczykMateusz</text:p>
          </table:table-cell>
          <table:table-cell table:formula="of:=IF([.D193]=[.D192];1;0)" office:value-type="float" office:value="0" calcext:value-type="float">
            <text:p>0</text:p>
          </table:table-cell>
          <table:table-cell table:formula="of:=IF([.E194]=1;1;0)" office:value-type="float" office:value="1" calcext:value-type="float">
            <text:p>1</text:p>
          </table:table-cell>
          <table:table-cell table:formula="of:=OR([.E193];[.F19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66100294134</text:p>
          </table:table-cell>
          <table:table-cell table:style-name="ce2" office:value-type="string" calcext:value-type="string">
            <text:p>Kowalczyk</text:p>
          </table:table-cell>
          <table:table-cell table:style-name="ce2" office:value-type="string" calcext:value-type="string">
            <text:p>Mateusz</text:p>
          </table:table-cell>
          <table:table-cell table:formula="of:=CONCATENATE([.B194];[.C194])" office:value-type="string" office:string-value="KowalczykMateusz" calcext:value-type="string">
            <text:p>KowalczykMateusz</text:p>
          </table:table-cell>
          <table:table-cell table:formula="of:=IF([.D194]=[.D193];1;0)" office:value-type="float" office:value="1" calcext:value-type="float">
            <text:p>1</text:p>
          </table:table-cell>
          <table:table-cell table:formula="of:=IF([.E195]=1;1;0)" office:value-type="float" office:value="0" calcext:value-type="float">
            <text:p>0</text:p>
          </table:table-cell>
          <table:table-cell table:formula="of:=OR([.E194];[.F19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CONCATENATE([.B195];[.C195])" office:value-type="string" office:string-value="KowalikMateusz" calcext:value-type="string">
            <text:p>KowalikMateusz</text:p>
          </table:table-cell>
          <table:table-cell table:formula="of:=IF([.D195]=[.D194];1;0)" office:value-type="float" office:value="0" calcext:value-type="float">
            <text:p>0</text:p>
          </table:table-cell>
          <table:table-cell table:formula="of:=IF([.E196]=1;1;0)" office:value-type="float" office:value="0" calcext:value-type="float">
            <text:p>0</text:p>
          </table:table-cell>
          <table:table-cell table:formula="of:=OR([.E195];[.F19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CONCATENATE([.B196];[.C196])" office:value-type="string" office:string-value="KowalskaMaria" calcext:value-type="string">
            <text:p>KowalskaMaria</text:p>
          </table:table-cell>
          <table:table-cell table:formula="of:=IF([.D196]=[.D195];1;0)" office:value-type="float" office:value="0" calcext:value-type="float">
            <text:p>0</text:p>
          </table:table-cell>
          <table:table-cell table:formula="of:=IF([.E197]=1;1;0)" office:value-type="float" office:value="0" calcext:value-type="float">
            <text:p>0</text:p>
          </table:table-cell>
          <table:table-cell table:formula="of:=OR([.E196];[.F19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CONCATENATE([.B197];[.C197])" office:value-type="string" office:string-value="KowalskiMateusz" calcext:value-type="string">
            <text:p>KowalskiMateusz</text:p>
          </table:table-cell>
          <table:table-cell table:formula="of:=IF([.D197]=[.D196];1;0)" office:value-type="float" office:value="0" calcext:value-type="float">
            <text:p>0</text:p>
          </table:table-cell>
          <table:table-cell table:formula="of:=IF([.E198]=1;1;0)" office:value-type="float" office:value="0" calcext:value-type="float">
            <text:p>0</text:p>
          </table:table-cell>
          <table:table-cell table:formula="of:=OR([.E197];[.F19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9211700664</text:p>
          </table:table-cell>
          <table:table-cell table:style-name="ce2" office:value-type="string" calcext:value-type="string">
            <text:p>Kozlowska</text:p>
          </table:table-cell>
          <table:table-cell table:style-name="ce2" office:value-type="string" calcext:value-type="string">
            <text:p>Malgorzata</text:p>
          </table:table-cell>
          <table:table-cell table:formula="of:=CONCATENATE([.B198];[.C198])" office:value-type="string" office:string-value="KozlowskaMalgorzata" calcext:value-type="string">
            <text:p>KozlowskaMalgorzata</text:p>
          </table:table-cell>
          <table:table-cell table:formula="of:=IF([.D198]=[.D197];1;0)" office:value-type="float" office:value="0" calcext:value-type="float">
            <text:p>0</text:p>
          </table:table-cell>
          <table:table-cell table:formula="of:=IF([.E199]=1;1;0)" office:value-type="float" office:value="1" calcext:value-type="float">
            <text:p>1</text:p>
          </table:table-cell>
          <table:table-cell table:formula="of:=OR([.E198];[.F19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9313003607</text:p>
          </table:table-cell>
          <table:table-cell table:style-name="ce2" office:value-type="string" calcext:value-type="string">
            <text:p>Kozlowska</text:p>
          </table:table-cell>
          <table:table-cell table:style-name="ce2" office:value-type="string" calcext:value-type="string">
            <text:p>Malgorzata</text:p>
          </table:table-cell>
          <table:table-cell table:formula="of:=CONCATENATE([.B199];[.C199])" office:value-type="string" office:string-value="KozlowskaMalgorzata" calcext:value-type="string">
            <text:p>KozlowskaMalgorzata</text:p>
          </table:table-cell>
          <table:table-cell table:formula="of:=IF([.D199]=[.D198];1;0)" office:value-type="float" office:value="1" calcext:value-type="float">
            <text:p>1</text:p>
          </table:table-cell>
          <table:table-cell table:formula="of:=IF([.E200]=1;1;0)" office:value-type="float" office:value="1" calcext:value-type="float">
            <text:p>1</text:p>
          </table:table-cell>
          <table:table-cell table:formula="of:=OR([.E199];[.F19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67112966668</text:p>
          </table:table-cell>
          <table:table-cell table:style-name="ce2" office:value-type="string" calcext:value-type="string">
            <text:p>Kozlowska</text:p>
          </table:table-cell>
          <table:table-cell table:style-name="ce2" office:value-type="string" calcext:value-type="string">
            <text:p>Malgorzata</text:p>
          </table:table-cell>
          <table:table-cell table:formula="of:=CONCATENATE([.B200];[.C200])" office:value-type="string" office:string-value="KozlowskaMalgorzata" calcext:value-type="string">
            <text:p>KozlowskaMalgorzata</text:p>
          </table:table-cell>
          <table:table-cell table:formula="of:=IF([.D200]=[.D199];1;0)" office:value-type="float" office:value="1" calcext:value-type="float">
            <text:p>1</text:p>
          </table:table-cell>
          <table:table-cell table:formula="of:=IF([.E201]=1;1;0)" office:value-type="float" office:value="0" calcext:value-type="float">
            <text:p>0</text:p>
          </table:table-cell>
          <table:table-cell table:formula="of:=OR([.E200];[.F200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CONCATENATE([.B201];[.C201])" office:value-type="string" office:string-value="KrainskaMalgorzata" calcext:value-type="string">
            <text:p>KrainskaMalgorzata</text:p>
          </table:table-cell>
          <table:table-cell table:formula="of:=IF([.D201]=[.D200];1;0)" office:value-type="float" office:value="0" calcext:value-type="float">
            <text:p>0</text:p>
          </table:table-cell>
          <table:table-cell table:formula="of:=IF([.E202]=1;1;0)" office:value-type="float" office:value="0" calcext:value-type="float">
            <text:p>0</text:p>
          </table:table-cell>
          <table:table-cell table:formula="of:=OR([.E201];[.F20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CONCATENATE([.B202];[.C202])" office:value-type="string" office:string-value="KreftaMateusz" calcext:value-type="string">
            <text:p>KreftaMateusz</text:p>
          </table:table-cell>
          <table:table-cell table:formula="of:=IF([.D202]=[.D201];1;0)" office:value-type="float" office:value="0" calcext:value-type="float">
            <text:p>0</text:p>
          </table:table-cell>
          <table:table-cell table:formula="of:=IF([.E203]=1;1;0)" office:value-type="float" office:value="0" calcext:value-type="float">
            <text:p>0</text:p>
          </table:table-cell>
          <table:table-cell table:formula="of:=OR([.E202];[.F20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CONCATENATE([.B203];[.C203])" office:value-type="string" office:string-value="KrolMalgorzata" calcext:value-type="string">
            <text:p>KrolMalgorzata</text:p>
          </table:table-cell>
          <table:table-cell table:formula="of:=IF([.D203]=[.D202];1;0)" office:value-type="float" office:value="0" calcext:value-type="float">
            <text:p>0</text:p>
          </table:table-cell>
          <table:table-cell table:formula="of:=IF([.E204]=1;1;0)" office:value-type="float" office:value="0" calcext:value-type="float">
            <text:p>0</text:p>
          </table:table-cell>
          <table:table-cell table:formula="of:=OR([.E203];[.F20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CONCATENATE([.B204];[.C204])" office:value-type="string" office:string-value="KrosnowskiMateusz" calcext:value-type="string">
            <text:p>KrosnowskiMateusz</text:p>
          </table:table-cell>
          <table:table-cell table:formula="of:=IF([.D204]=[.D203];1;0)" office:value-type="float" office:value="0" calcext:value-type="float">
            <text:p>0</text:p>
          </table:table-cell>
          <table:table-cell table:formula="of:=IF([.E205]=1;1;0)" office:value-type="float" office:value="0" calcext:value-type="float">
            <text:p>0</text:p>
          </table:table-cell>
          <table:table-cell table:formula="of:=OR([.E204];[.F20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CONCATENATE([.B205];[.C205])" office:value-type="string" office:string-value="KrupaMateusz" calcext:value-type="string">
            <text:p>KrupaMateusz</text:p>
          </table:table-cell>
          <table:table-cell table:formula="of:=IF([.D205]=[.D204];1;0)" office:value-type="float" office:value="0" calcext:value-type="float">
            <text:p>0</text:p>
          </table:table-cell>
          <table:table-cell table:formula="of:=IF([.E206]=1;1;0)" office:value-type="float" office:value="0" calcext:value-type="float">
            <text:p>0</text:p>
          </table:table-cell>
          <table:table-cell table:formula="of:=OR([.E205];[.F20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CONCATENATE([.B206];[.C206])" office:value-type="string" office:string-value="KrupopMaja" calcext:value-type="string">
            <text:p>KrupopMaja</text:p>
          </table:table-cell>
          <table:table-cell table:formula="of:=IF([.D206]=[.D205];1;0)" office:value-type="float" office:value="0" calcext:value-type="float">
            <text:p>0</text:p>
          </table:table-cell>
          <table:table-cell table:formula="of:=IF([.E207]=1;1;0)" office:value-type="float" office:value="0" calcext:value-type="float">
            <text:p>0</text:p>
          </table:table-cell>
          <table:table-cell table:formula="of:=OR([.E206];[.F20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CONCATENATE([.B207];[.C207])" office:value-type="string" office:string-value="KrynickiMateusz" calcext:value-type="string">
            <text:p>KrynickiMateusz</text:p>
          </table:table-cell>
          <table:table-cell table:formula="of:=IF([.D207]=[.D206];1;0)" office:value-type="float" office:value="0" calcext:value-type="float">
            <text:p>0</text:p>
          </table:table-cell>
          <table:table-cell table:formula="of:=IF([.E208]=1;1;0)" office:value-type="float" office:value="0" calcext:value-type="float">
            <text:p>0</text:p>
          </table:table-cell>
          <table:table-cell table:formula="of:=OR([.E207];[.F20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CONCATENATE([.B208];[.C208])" office:value-type="string" office:string-value="KrzywiecZuzanna" calcext:value-type="string">
            <text:p>KrzywiecZuzanna</text:p>
          </table:table-cell>
          <table:table-cell table:formula="of:=IF([.D208]=[.D207];1;0)" office:value-type="float" office:value="0" calcext:value-type="float">
            <text:p>0</text:p>
          </table:table-cell>
          <table:table-cell table:formula="of:=IF([.E209]=1;1;0)" office:value-type="float" office:value="0" calcext:value-type="float">
            <text:p>0</text:p>
          </table:table-cell>
          <table:table-cell table:formula="of:=OR([.E208];[.F20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CONCATENATE([.B209];[.C209])" office:value-type="string" office:string-value="KubanMaja" calcext:value-type="string">
            <text:p>KubanMaja</text:p>
          </table:table-cell>
          <table:table-cell table:formula="of:=IF([.D209]=[.D208];1;0)" office:value-type="float" office:value="0" calcext:value-type="float">
            <text:p>0</text:p>
          </table:table-cell>
          <table:table-cell table:formula="of:=IF([.E210]=1;1;0)" office:value-type="float" office:value="0" calcext:value-type="float">
            <text:p>0</text:p>
          </table:table-cell>
          <table:table-cell table:formula="of:=OR([.E209];[.F20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CONCATENATE([.B210];[.C210])" office:value-type="string" office:string-value="KubisiakMariusz" calcext:value-type="string">
            <text:p>KubisiakMariusz</text:p>
          </table:table-cell>
          <table:table-cell table:formula="of:=IF([.D210]=[.D209];1;0)" office:value-type="float" office:value="0" calcext:value-type="float">
            <text:p>0</text:p>
          </table:table-cell>
          <table:table-cell table:formula="of:=IF([.E211]=1;1;0)" office:value-type="float" office:value="0" calcext:value-type="float">
            <text:p>0</text:p>
          </table:table-cell>
          <table:table-cell table:formula="of:=OR([.E210];[.F21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CONCATENATE([.B211];[.C211])" office:value-type="string" office:string-value="KubisiakMateusz" calcext:value-type="string">
            <text:p>KubisiakMateusz</text:p>
          </table:table-cell>
          <table:table-cell table:formula="of:=IF([.D211]=[.D210];1;0)" office:value-type="float" office:value="0" calcext:value-type="float">
            <text:p>0</text:p>
          </table:table-cell>
          <table:table-cell table:formula="of:=IF([.E212]=1;1;0)" office:value-type="float" office:value="0" calcext:value-type="float">
            <text:p>0</text:p>
          </table:table-cell>
          <table:table-cell table:formula="of:=OR([.E211];[.F21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CONCATENATE([.B212];[.C212])" office:value-type="string" office:string-value="KulakowskiMarcjusz" calcext:value-type="string">
            <text:p>KulakowskiMarcjusz</text:p>
          </table:table-cell>
          <table:table-cell table:formula="of:=IF([.D212]=[.D211];1;0)" office:value-type="float" office:value="0" calcext:value-type="float">
            <text:p>0</text:p>
          </table:table-cell>
          <table:table-cell table:formula="of:=IF([.E213]=1;1;0)" office:value-type="float" office:value="0" calcext:value-type="float">
            <text:p>0</text:p>
          </table:table-cell>
          <table:table-cell table:formula="of:=OR([.E212];[.F21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CONCATENATE([.B213];[.C213])" office:value-type="string" office:string-value="KulkowskaMaja" calcext:value-type="string">
            <text:p>KulkowskaMaja</text:p>
          </table:table-cell>
          <table:table-cell table:formula="of:=IF([.D213]=[.D212];1;0)" office:value-type="float" office:value="0" calcext:value-type="float">
            <text:p>0</text:p>
          </table:table-cell>
          <table:table-cell table:formula="of:=IF([.E214]=1;1;0)" office:value-type="float" office:value="0" calcext:value-type="float">
            <text:p>0</text:p>
          </table:table-cell>
          <table:table-cell table:formula="of:=OR([.E213];[.F21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CONCATENATE([.B214];[.C214])" office:value-type="string" office:string-value="KurasikMarcin" calcext:value-type="string">
            <text:p>KurasikMarcin</text:p>
          </table:table-cell>
          <table:table-cell table:formula="of:=IF([.D214]=[.D213];1;0)" office:value-type="float" office:value="0" calcext:value-type="float">
            <text:p>0</text:p>
          </table:table-cell>
          <table:table-cell table:formula="of:=IF([.E215]=1;1;0)" office:value-type="float" office:value="0" calcext:value-type="float">
            <text:p>0</text:p>
          </table:table-cell>
          <table:table-cell table:formula="of:=OR([.E214];[.F21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CONCATENATE([.B215];[.C215])" office:value-type="string" office:string-value="KurowskaMaja" calcext:value-type="string">
            <text:p>KurowskaMaja</text:p>
          </table:table-cell>
          <table:table-cell table:formula="of:=IF([.D215]=[.D214];1;0)" office:value-type="float" office:value="0" calcext:value-type="float">
            <text:p>0</text:p>
          </table:table-cell>
          <table:table-cell table:formula="of:=IF([.E216]=1;1;0)" office:value-type="float" office:value="0" calcext:value-type="float">
            <text:p>0</text:p>
          </table:table-cell>
          <table:table-cell table:formula="of:=OR([.E215];[.F21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CONCATENATE([.B216];[.C216])" office:value-type="string" office:string-value="KusznerMaja" calcext:value-type="string">
            <text:p>KusznerMaja</text:p>
          </table:table-cell>
          <table:table-cell table:formula="of:=IF([.D216]=[.D215];1;0)" office:value-type="float" office:value="0" calcext:value-type="float">
            <text:p>0</text:p>
          </table:table-cell>
          <table:table-cell table:formula="of:=IF([.E217]=1;1;0)" office:value-type="float" office:value="0" calcext:value-type="float">
            <text:p>0</text:p>
          </table:table-cell>
          <table:table-cell table:formula="of:=OR([.E216];[.F21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CONCATENATE([.B217];[.C217])" office:value-type="string" office:string-value="KutnikMarcin" calcext:value-type="string">
            <text:p>KutnikMarcin</text:p>
          </table:table-cell>
          <table:table-cell table:formula="of:=IF([.D217]=[.D216];1;0)" office:value-type="float" office:value="0" calcext:value-type="float">
            <text:p>0</text:p>
          </table:table-cell>
          <table:table-cell table:formula="of:=IF([.E218]=1;1;0)" office:value-type="float" office:value="0" calcext:value-type="float">
            <text:p>0</text:p>
          </table:table-cell>
          <table:table-cell table:formula="of:=OR([.E217];[.F21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CONCATENATE([.B218];[.C218])" office:value-type="string" office:string-value="KwidczynskaMaja" calcext:value-type="string">
            <text:p>KwidczynskaMaja</text:p>
          </table:table-cell>
          <table:table-cell table:formula="of:=IF([.D218]=[.D217];1;0)" office:value-type="float" office:value="0" calcext:value-type="float">
            <text:p>0</text:p>
          </table:table-cell>
          <table:table-cell table:formula="of:=IF([.E219]=1;1;0)" office:value-type="float" office:value="0" calcext:value-type="float">
            <text:p>0</text:p>
          </table:table-cell>
          <table:table-cell table:formula="of:=OR([.E218];[.F21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CONCATENATE([.B219];[.C219])" office:value-type="string" office:string-value="KwidzinskaPaulina" calcext:value-type="string">
            <text:p>KwidzinskaPaulina</text:p>
          </table:table-cell>
          <table:table-cell table:formula="of:=IF([.D219]=[.D218];1;0)" office:value-type="float" office:value="0" calcext:value-type="float">
            <text:p>0</text:p>
          </table:table-cell>
          <table:table-cell table:formula="of:=IF([.E220]=1;1;0)" office:value-type="float" office:value="0" calcext:value-type="float">
            <text:p>0</text:p>
          </table:table-cell>
          <table:table-cell table:formula="of:=OR([.E219];[.F21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CONCATENATE([.B220];[.C220])" office:value-type="string" office:string-value="LabudaMarcel" calcext:value-type="string">
            <text:p>LabudaMarcel</text:p>
          </table:table-cell>
          <table:table-cell table:formula="of:=IF([.D220]=[.D219];1;0)" office:value-type="float" office:value="0" calcext:value-type="float">
            <text:p>0</text:p>
          </table:table-cell>
          <table:table-cell table:formula="of:=IF([.E221]=1;1;0)" office:value-type="float" office:value="0" calcext:value-type="float">
            <text:p>0</text:p>
          </table:table-cell>
          <table:table-cell table:formula="of:=OR([.E220];[.F22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CONCATENATE([.B221];[.C221])" office:value-type="string" office:string-value="LademannMarcel" calcext:value-type="string">
            <text:p>LademannMarcel</text:p>
          </table:table-cell>
          <table:table-cell table:formula="of:=IF([.D221]=[.D220];1;0)" office:value-type="float" office:value="0" calcext:value-type="float">
            <text:p>0</text:p>
          </table:table-cell>
          <table:table-cell table:formula="of:=IF([.E222]=1;1;0)" office:value-type="float" office:value="0" calcext:value-type="float">
            <text:p>0</text:p>
          </table:table-cell>
          <table:table-cell table:formula="of:=OR([.E221];[.F22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CONCATENATE([.B222];[.C222])" office:value-type="string" office:string-value="LangeMaja" calcext:value-type="string">
            <text:p>LangeMaja</text:p>
          </table:table-cell>
          <table:table-cell table:formula="of:=IF([.D222]=[.D221];1;0)" office:value-type="float" office:value="0" calcext:value-type="float">
            <text:p>0</text:p>
          </table:table-cell>
          <table:table-cell table:formula="of:=IF([.E223]=1;1;0)" office:value-type="float" office:value="0" calcext:value-type="float">
            <text:p>0</text:p>
          </table:table-cell>
          <table:table-cell table:formula="of:=OR([.E222];[.F22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CONCATENATE([.B223];[.C223])" office:value-type="string" office:string-value="LangiewiczMarcel" calcext:value-type="string">
            <text:p>LangiewiczMarcel</text:p>
          </table:table-cell>
          <table:table-cell table:formula="of:=IF([.D223]=[.D222];1;0)" office:value-type="float" office:value="0" calcext:value-type="float">
            <text:p>0</text:p>
          </table:table-cell>
          <table:table-cell table:formula="of:=IF([.E224]=1;1;0)" office:value-type="float" office:value="0" calcext:value-type="float">
            <text:p>0</text:p>
          </table:table-cell>
          <table:table-cell table:formula="of:=OR([.E223];[.F22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CONCATENATE([.B224];[.C224])" office:value-type="string" office:string-value="LaskowskiMaciej" calcext:value-type="string">
            <text:p>LaskowskiMaciej</text:p>
          </table:table-cell>
          <table:table-cell table:formula="of:=IF([.D224]=[.D223];1;0)" office:value-type="float" office:value="0" calcext:value-type="float">
            <text:p>0</text:p>
          </table:table-cell>
          <table:table-cell table:formula="of:=IF([.E225]=1;1;0)" office:value-type="float" office:value="0" calcext:value-type="float">
            <text:p>0</text:p>
          </table:table-cell>
          <table:table-cell table:formula="of:=OR([.E224];[.F22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CONCATENATE([.B225];[.C225])" office:value-type="string" office:string-value="LaskowskiMariusz" calcext:value-type="string">
            <text:p>LaskowskiMariusz</text:p>
          </table:table-cell>
          <table:table-cell table:formula="of:=IF([.D225]=[.D224];1;0)" office:value-type="float" office:value="0" calcext:value-type="float">
            <text:p>0</text:p>
          </table:table-cell>
          <table:table-cell table:formula="of:=IF([.E226]=1;1;0)" office:value-type="float" office:value="0" calcext:value-type="float">
            <text:p>0</text:p>
          </table:table-cell>
          <table:table-cell table:formula="of:=OR([.E225];[.F22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CONCATENATE([.B226];[.C226])" office:value-type="string" office:string-value="LemanMaja" calcext:value-type="string">
            <text:p>LemanMaja</text:p>
          </table:table-cell>
          <table:table-cell table:formula="of:=IF([.D226]=[.D225];1;0)" office:value-type="float" office:value="0" calcext:value-type="float">
            <text:p>0</text:p>
          </table:table-cell>
          <table:table-cell table:formula="of:=IF([.E227]=1;1;0)" office:value-type="float" office:value="0" calcext:value-type="float">
            <text:p>0</text:p>
          </table:table-cell>
          <table:table-cell table:formula="of:=OR([.E226];[.F22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CONCATENATE([.B227];[.C227])" office:value-type="string" office:string-value="LeoniukMarcel" calcext:value-type="string">
            <text:p>LeoniukMarcel</text:p>
          </table:table-cell>
          <table:table-cell table:formula="of:=IF([.D227]=[.D226];1;0)" office:value-type="float" office:value="0" calcext:value-type="float">
            <text:p>0</text:p>
          </table:table-cell>
          <table:table-cell table:formula="of:=IF([.E228]=1;1;0)" office:value-type="float" office:value="0" calcext:value-type="float">
            <text:p>0</text:p>
          </table:table-cell>
          <table:table-cell table:formula="of:=OR([.E227];[.F22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CONCATENATE([.B228];[.C228])" office:value-type="string" office:string-value="LeszczynskaMaja" calcext:value-type="string">
            <text:p>LeszczynskaMaja</text:p>
          </table:table-cell>
          <table:table-cell table:formula="of:=IF([.D228]=[.D227];1;0)" office:value-type="float" office:value="0" calcext:value-type="float">
            <text:p>0</text:p>
          </table:table-cell>
          <table:table-cell table:formula="of:=IF([.E229]=1;1;0)" office:value-type="float" office:value="0" calcext:value-type="float">
            <text:p>0</text:p>
          </table:table-cell>
          <table:table-cell table:formula="of:=OR([.E228];[.F22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CONCATENATE([.B229];[.C229])" office:value-type="string" office:string-value="LewandowskaEwa" calcext:value-type="string">
            <text:p>LewandowskaEwa</text:p>
          </table:table-cell>
          <table:table-cell table:formula="of:=IF([.D229]=[.D228];1;0)" office:value-type="float" office:value="0" calcext:value-type="float">
            <text:p>0</text:p>
          </table:table-cell>
          <table:table-cell table:formula="of:=IF([.E230]=1;1;0)" office:value-type="float" office:value="0" calcext:value-type="float">
            <text:p>0</text:p>
          </table:table-cell>
          <table:table-cell table:formula="of:=OR([.E229];[.F22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CONCATENATE([.B230];[.C230])" office:value-type="string" office:string-value="LewandowskaMaja" calcext:value-type="string">
            <text:p>LewandowskaMaja</text:p>
          </table:table-cell>
          <table:table-cell table:formula="of:=IF([.D230]=[.D229];1;0)" office:value-type="float" office:value="0" calcext:value-type="float">
            <text:p>0</text:p>
          </table:table-cell>
          <table:table-cell table:formula="of:=IF([.E231]=1;1;0)" office:value-type="float" office:value="0" calcext:value-type="float">
            <text:p>0</text:p>
          </table:table-cell>
          <table:table-cell table:formula="of:=OR([.E230];[.F23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CONCATENATE([.B231];[.C231])" office:value-type="string" office:string-value="LewandowskaOlga" calcext:value-type="string">
            <text:p>LewandowskaOlga</text:p>
          </table:table-cell>
          <table:table-cell table:formula="of:=IF([.D231]=[.D230];1;0)" office:value-type="float" office:value="0" calcext:value-type="float">
            <text:p>0</text:p>
          </table:table-cell>
          <table:table-cell table:formula="of:=IF([.E232]=1;1;0)" office:value-type="float" office:value="0" calcext:value-type="float">
            <text:p>0</text:p>
          </table:table-cell>
          <table:table-cell table:formula="of:=OR([.E231];[.F23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CONCATENATE([.B232];[.C232])" office:value-type="string" office:string-value="LewickaMagdalena" calcext:value-type="string">
            <text:p>LewickaMagdalena</text:p>
          </table:table-cell>
          <table:table-cell table:formula="of:=IF([.D232]=[.D231];1;0)" office:value-type="float" office:value="0" calcext:value-type="float">
            <text:p>0</text:p>
          </table:table-cell>
          <table:table-cell table:formula="of:=IF([.E233]=1;1;0)" office:value-type="float" office:value="0" calcext:value-type="float">
            <text:p>0</text:p>
          </table:table-cell>
          <table:table-cell table:formula="of:=OR([.E232];[.F23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CONCATENATE([.B233];[.C233])" office:value-type="string" office:string-value="LewitaMaksymilian" calcext:value-type="string">
            <text:p>LewitaMaksymilian</text:p>
          </table:table-cell>
          <table:table-cell table:formula="of:=IF([.D233]=[.D232];1;0)" office:value-type="float" office:value="0" calcext:value-type="float">
            <text:p>0</text:p>
          </table:table-cell>
          <table:table-cell table:formula="of:=IF([.E234]=1;1;0)" office:value-type="float" office:value="0" calcext:value-type="float">
            <text:p>0</text:p>
          </table:table-cell>
          <table:table-cell table:formula="of:=OR([.E233];[.F23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CONCATENATE([.B234];[.C234])" office:value-type="string" office:string-value="LigmanMaksymilian" calcext:value-type="string">
            <text:p>LigmanMaksymilian</text:p>
          </table:table-cell>
          <table:table-cell table:formula="of:=IF([.D234]=[.D233];1;0)" office:value-type="float" office:value="0" calcext:value-type="float">
            <text:p>0</text:p>
          </table:table-cell>
          <table:table-cell table:formula="of:=IF([.E235]=1;1;0)" office:value-type="float" office:value="0" calcext:value-type="float">
            <text:p>0</text:p>
          </table:table-cell>
          <table:table-cell table:formula="of:=OR([.E234];[.F23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CONCATENATE([.B235];[.C235])" office:value-type="string" office:string-value="LorencMagdalena" calcext:value-type="string">
            <text:p>LorencMagdalena</text:p>
          </table:table-cell>
          <table:table-cell table:formula="of:=IF([.D235]=[.D234];1;0)" office:value-type="float" office:value="0" calcext:value-type="float">
            <text:p>0</text:p>
          </table:table-cell>
          <table:table-cell table:formula="of:=IF([.E236]=1;1;0)" office:value-type="float" office:value="0" calcext:value-type="float">
            <text:p>0</text:p>
          </table:table-cell>
          <table:table-cell table:formula="of:=OR([.E235];[.F23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CONCATENATE([.B236];[.C236])" office:value-type="string" office:string-value="LubinskaMagdalena" calcext:value-type="string">
            <text:p>LubinskaMagdalena</text:p>
          </table:table-cell>
          <table:table-cell table:formula="of:=IF([.D236]=[.D235];1;0)" office:value-type="float" office:value="0" calcext:value-type="float">
            <text:p>0</text:p>
          </table:table-cell>
          <table:table-cell table:formula="of:=IF([.E237]=1;1;0)" office:value-type="float" office:value="0" calcext:value-type="float">
            <text:p>0</text:p>
          </table:table-cell>
          <table:table-cell table:formula="of:=OR([.E236];[.F23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CONCATENATE([.B237];[.C237])" office:value-type="string" office:string-value="LubinskaMarta" calcext:value-type="string">
            <text:p>LubinskaMarta</text:p>
          </table:table-cell>
          <table:table-cell table:formula="of:=IF([.D237]=[.D236];1;0)" office:value-type="float" office:value="0" calcext:value-type="float">
            <text:p>0</text:p>
          </table:table-cell>
          <table:table-cell table:formula="of:=IF([.E238]=1;1;0)" office:value-type="float" office:value="0" calcext:value-type="float">
            <text:p>0</text:p>
          </table:table-cell>
          <table:table-cell table:formula="of:=OR([.E237];[.F23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CONCATENATE([.B238];[.C238])" office:value-type="string" office:string-value="LuchowskiMaksymilian" calcext:value-type="string">
            <text:p>LuchowskiMaksymilian</text:p>
          </table:table-cell>
          <table:table-cell table:formula="of:=IF([.D238]=[.D237];1;0)" office:value-type="float" office:value="0" calcext:value-type="float">
            <text:p>0</text:p>
          </table:table-cell>
          <table:table-cell table:formula="of:=IF([.E239]=1;1;0)" office:value-type="float" office:value="0" calcext:value-type="float">
            <text:p>0</text:p>
          </table:table-cell>
          <table:table-cell table:formula="of:=OR([.E238];[.F23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CONCATENATE([.B239];[.C239])" office:value-type="string" office:string-value="LukasikMagdalena" calcext:value-type="string">
            <text:p>LukasikMagdalena</text:p>
          </table:table-cell>
          <table:table-cell table:formula="of:=IF([.D239]=[.D238];1;0)" office:value-type="float" office:value="0" calcext:value-type="float">
            <text:p>0</text:p>
          </table:table-cell>
          <table:table-cell table:formula="of:=IF([.E240]=1;1;0)" office:value-type="float" office:value="0" calcext:value-type="float">
            <text:p>0</text:p>
          </table:table-cell>
          <table:table-cell table:formula="of:=OR([.E239];[.F23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CONCATENATE([.B240];[.C240])" office:value-type="string" office:string-value="LukowskiMaciej" calcext:value-type="string">
            <text:p>LukowskiMaciej</text:p>
          </table:table-cell>
          <table:table-cell table:formula="of:=IF([.D240]=[.D239];1;0)" office:value-type="float" office:value="0" calcext:value-type="float">
            <text:p>0</text:p>
          </table:table-cell>
          <table:table-cell table:formula="of:=IF([.E241]=1;1;0)" office:value-type="float" office:value="0" calcext:value-type="float">
            <text:p>0</text:p>
          </table:table-cell>
          <table:table-cell table:formula="of:=OR([.E240];[.F24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CONCATENATE([.B241];[.C241])" office:value-type="string" office:string-value="LunkiewiczMaciej" calcext:value-type="string">
            <text:p>LunkiewiczMaciej</text:p>
          </table:table-cell>
          <table:table-cell table:formula="of:=IF([.D241]=[.D240];1;0)" office:value-type="float" office:value="0" calcext:value-type="float">
            <text:p>0</text:p>
          </table:table-cell>
          <table:table-cell table:formula="of:=IF([.E242]=1;1;0)" office:value-type="float" office:value="0" calcext:value-type="float">
            <text:p>0</text:p>
          </table:table-cell>
          <table:table-cell table:formula="of:=OR([.E241];[.F24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CONCATENATE([.B242];[.C242])" office:value-type="string" office:string-value="LupaMaksymilian" calcext:value-type="string">
            <text:p>LupaMaksymilian</text:p>
          </table:table-cell>
          <table:table-cell table:formula="of:=IF([.D242]=[.D241];1;0)" office:value-type="float" office:value="0" calcext:value-type="float">
            <text:p>0</text:p>
          </table:table-cell>
          <table:table-cell table:formula="of:=IF([.E243]=1;1;0)" office:value-type="float" office:value="0" calcext:value-type="float">
            <text:p>0</text:p>
          </table:table-cell>
          <table:table-cell table:formula="of:=OR([.E242];[.F24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CONCATENATE([.B243];[.C243])" office:value-type="string" office:string-value="LupinskaMagdalena" calcext:value-type="string">
            <text:p>LupinskaMagdalena</text:p>
          </table:table-cell>
          <table:table-cell table:formula="of:=IF([.D243]=[.D242];1;0)" office:value-type="float" office:value="0" calcext:value-type="float">
            <text:p>0</text:p>
          </table:table-cell>
          <table:table-cell table:formula="of:=IF([.E244]=1;1;0)" office:value-type="float" office:value="0" calcext:value-type="float">
            <text:p>0</text:p>
          </table:table-cell>
          <table:table-cell table:formula="of:=OR([.E243];[.F24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CONCATENATE([.B244];[.C244])" office:value-type="string" office:string-value="LutczykMaciej" calcext:value-type="string">
            <text:p>LutczykMaciej</text:p>
          </table:table-cell>
          <table:table-cell table:formula="of:=IF([.D244]=[.D243];1;0)" office:value-type="float" office:value="0" calcext:value-type="float">
            <text:p>0</text:p>
          </table:table-cell>
          <table:table-cell table:formula="of:=IF([.E245]=1;1;0)" office:value-type="float" office:value="0" calcext:value-type="float">
            <text:p>0</text:p>
          </table:table-cell>
          <table:table-cell table:formula="of:=OR([.E244];[.F24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CONCATENATE([.B245];[.C245])" office:value-type="string" office:string-value="LyszczMaciej" calcext:value-type="string">
            <text:p>LyszczMaciej</text:p>
          </table:table-cell>
          <table:table-cell table:formula="of:=IF([.D245]=[.D244];1;0)" office:value-type="float" office:value="0" calcext:value-type="float">
            <text:p>0</text:p>
          </table:table-cell>
          <table:table-cell table:formula="of:=IF([.E246]=1;1;0)" office:value-type="float" office:value="0" calcext:value-type="float">
            <text:p>0</text:p>
          </table:table-cell>
          <table:table-cell table:formula="of:=OR([.E245];[.F24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CONCATENATE([.B246];[.C246])" office:value-type="string" office:string-value="MachalskiMaciej" calcext:value-type="string">
            <text:p>MachalskiMaciej</text:p>
          </table:table-cell>
          <table:table-cell table:formula="of:=IF([.D246]=[.D245];1;0)" office:value-type="float" office:value="0" calcext:value-type="float">
            <text:p>0</text:p>
          </table:table-cell>
          <table:table-cell table:formula="of:=IF([.E247]=1;1;0)" office:value-type="float" office:value="0" calcext:value-type="float">
            <text:p>0</text:p>
          </table:table-cell>
          <table:table-cell table:formula="of:=OR([.E246];[.F24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CONCATENATE([.B247];[.C247])" office:value-type="string" office:string-value="MacholMaciej" calcext:value-type="string">
            <text:p>MacholMaciej</text:p>
          </table:table-cell>
          <table:table-cell table:formula="of:=IF([.D247]=[.D246];1;0)" office:value-type="float" office:value="0" calcext:value-type="float">
            <text:p>0</text:p>
          </table:table-cell>
          <table:table-cell table:formula="of:=IF([.E248]=1;1;0)" office:value-type="float" office:value="0" calcext:value-type="float">
            <text:p>0</text:p>
          </table:table-cell>
          <table:table-cell table:formula="of:=OR([.E247];[.F24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CONCATENATE([.B248];[.C248])" office:value-type="string" office:string-value="MadejLucja" calcext:value-type="string">
            <text:p>MadejLucja</text:p>
          </table:table-cell>
          <table:table-cell table:formula="of:=IF([.D248]=[.D247];1;0)" office:value-type="float" office:value="0" calcext:value-type="float">
            <text:p>0</text:p>
          </table:table-cell>
          <table:table-cell table:formula="of:=IF([.E249]=1;1;0)" office:value-type="float" office:value="0" calcext:value-type="float">
            <text:p>0</text:p>
          </table:table-cell>
          <table:table-cell table:formula="of:=OR([.E248];[.F24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CONCATENATE([.B249];[.C249])" office:value-type="string" office:string-value="MagulskiMaciej" calcext:value-type="string">
            <text:p>MagulskiMaciej</text:p>
          </table:table-cell>
          <table:table-cell table:formula="of:=IF([.D249]=[.D248];1;0)" office:value-type="float" office:value="0" calcext:value-type="float">
            <text:p>0</text:p>
          </table:table-cell>
          <table:table-cell table:formula="of:=IF([.E250]=1;1;0)" office:value-type="float" office:value="0" calcext:value-type="float">
            <text:p>0</text:p>
          </table:table-cell>
          <table:table-cell table:formula="of:=OR([.E249];[.F24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CONCATENATE([.B250];[.C250])" office:value-type="string" office:string-value="MajchrzakLucja" calcext:value-type="string">
            <text:p>MajchrzakLucja</text:p>
          </table:table-cell>
          <table:table-cell table:formula="of:=IF([.D250]=[.D249];1;0)" office:value-type="float" office:value="0" calcext:value-type="float">
            <text:p>0</text:p>
          </table:table-cell>
          <table:table-cell table:formula="of:=IF([.E251]=1;1;0)" office:value-type="float" office:value="0" calcext:value-type="float">
            <text:p>0</text:p>
          </table:table-cell>
          <table:table-cell table:formula="of:=OR([.E250];[.F25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CONCATENATE([.B251];[.C251])" office:value-type="string" office:string-value="MajewskiMaciej" calcext:value-type="string">
            <text:p>MajewskiMaciej</text:p>
          </table:table-cell>
          <table:table-cell table:formula="of:=IF([.D251]=[.D250];1;0)" office:value-type="float" office:value="0" calcext:value-type="float">
            <text:p>0</text:p>
          </table:table-cell>
          <table:table-cell table:formula="of:=IF([.E252]=1;1;0)" office:value-type="float" office:value="0" calcext:value-type="float">
            <text:p>0</text:p>
          </table:table-cell>
          <table:table-cell table:formula="of:=OR([.E251];[.F25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CONCATENATE([.B252];[.C252])" office:value-type="string" office:string-value="MajtasLucja" calcext:value-type="string">
            <text:p>MajtasLucja</text:p>
          </table:table-cell>
          <table:table-cell table:formula="of:=IF([.D252]=[.D251];1;0)" office:value-type="float" office:value="0" calcext:value-type="float">
            <text:p>0</text:p>
          </table:table-cell>
          <table:table-cell table:formula="of:=IF([.E253]=1;1;0)" office:value-type="float" office:value="0" calcext:value-type="float">
            <text:p>0</text:p>
          </table:table-cell>
          <table:table-cell table:formula="of:=OR([.E252];[.F25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CONCATENATE([.B253];[.C253])" office:value-type="string" office:string-value="MakowskaLuiza" calcext:value-type="string">
            <text:p>MakowskaLuiza</text:p>
          </table:table-cell>
          <table:table-cell table:formula="of:=IF([.D253]=[.D252];1;0)" office:value-type="float" office:value="0" calcext:value-type="float">
            <text:p>0</text:p>
          </table:table-cell>
          <table:table-cell table:formula="of:=IF([.E254]=1;1;0)" office:value-type="float" office:value="0" calcext:value-type="float">
            <text:p>0</text:p>
          </table:table-cell>
          <table:table-cell table:formula="of:=OR([.E253];[.F25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CONCATENATE([.B254];[.C254])" office:value-type="string" office:string-value="MalinowskiLukasz" calcext:value-type="string">
            <text:p>MalinowskiLukasz</text:p>
          </table:table-cell>
          <table:table-cell table:formula="of:=IF([.D254]=[.D253];1;0)" office:value-type="float" office:value="0" calcext:value-type="float">
            <text:p>0</text:p>
          </table:table-cell>
          <table:table-cell table:formula="of:=IF([.E255]=1;1;0)" office:value-type="float" office:value="0" calcext:value-type="float">
            <text:p>0</text:p>
          </table:table-cell>
          <table:table-cell table:formula="of:=OR([.E254];[.F25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CONCATENATE([.B255];[.C255])" office:value-type="string" office:string-value="MarczynskaLiliana" calcext:value-type="string">
            <text:p>MarczynskaLiliana</text:p>
          </table:table-cell>
          <table:table-cell table:formula="of:=IF([.D255]=[.D254];1;0)" office:value-type="float" office:value="0" calcext:value-type="float">
            <text:p>0</text:p>
          </table:table-cell>
          <table:table-cell table:formula="of:=IF([.E256]=1;1;0)" office:value-type="float" office:value="0" calcext:value-type="float">
            <text:p>0</text:p>
          </table:table-cell>
          <table:table-cell table:formula="of:=OR([.E255];[.F25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CONCATENATE([.B256];[.C256])" office:value-type="string" office:string-value="MarkowiakLeon" calcext:value-type="string">
            <text:p>MarkowiakLeon</text:p>
          </table:table-cell>
          <table:table-cell table:formula="of:=IF([.D256]=[.D255];1;0)" office:value-type="float" office:value="0" calcext:value-type="float">
            <text:p>0</text:p>
          </table:table-cell>
          <table:table-cell table:formula="of:=IF([.E257]=1;1;0)" office:value-type="float" office:value="0" calcext:value-type="float">
            <text:p>0</text:p>
          </table:table-cell>
          <table:table-cell table:formula="of:=OR([.E256];[.F25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CONCATENATE([.B257];[.C257])" office:value-type="string" office:string-value="MarmelowskaMartyna" calcext:value-type="string">
            <text:p>MarmelowskaMartyna</text:p>
          </table:table-cell>
          <table:table-cell table:formula="of:=IF([.D257]=[.D256];1;0)" office:value-type="float" office:value="0" calcext:value-type="float">
            <text:p>0</text:p>
          </table:table-cell>
          <table:table-cell table:formula="of:=IF([.E258]=1;1;0)" office:value-type="float" office:value="0" calcext:value-type="float">
            <text:p>0</text:p>
          </table:table-cell>
          <table:table-cell table:formula="of:=OR([.E257];[.F25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CONCATENATE([.B258];[.C258])" office:value-type="string" office:string-value="MarszalekKuba" calcext:value-type="string">
            <text:p>MarszalekKuba</text:p>
          </table:table-cell>
          <table:table-cell table:formula="of:=IF([.D258]=[.D257];1;0)" office:value-type="float" office:value="0" calcext:value-type="float">
            <text:p>0</text:p>
          </table:table-cell>
          <table:table-cell table:formula="of:=IF([.E259]=1;1;0)" office:value-type="float" office:value="0" calcext:value-type="float">
            <text:p>0</text:p>
          </table:table-cell>
          <table:table-cell table:formula="of:=OR([.E258];[.F25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CONCATENATE([.B259];[.C259])" office:value-type="string" office:string-value="MarszalekLidia" calcext:value-type="string">
            <text:p>MarszalekLidia</text:p>
          </table:table-cell>
          <table:table-cell table:formula="of:=IF([.D259]=[.D258];1;0)" office:value-type="float" office:value="0" calcext:value-type="float">
            <text:p>0</text:p>
          </table:table-cell>
          <table:table-cell table:formula="of:=IF([.E260]=1;1;0)" office:value-type="float" office:value="0" calcext:value-type="float">
            <text:p>0</text:p>
          </table:table-cell>
          <table:table-cell table:formula="of:=OR([.E259];[.F25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CONCATENATE([.B260];[.C260])" office:value-type="string" office:string-value="MarynowskaLena" calcext:value-type="string">
            <text:p>MarynowskaLena</text:p>
          </table:table-cell>
          <table:table-cell table:formula="of:=IF([.D260]=[.D259];1;0)" office:value-type="float" office:value="0" calcext:value-type="float">
            <text:p>0</text:p>
          </table:table-cell>
          <table:table-cell table:formula="of:=IF([.E261]=1;1;0)" office:value-type="float" office:value="0" calcext:value-type="float">
            <text:p>0</text:p>
          </table:table-cell>
          <table:table-cell table:formula="of:=OR([.E260];[.F26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CONCATENATE([.B261];[.C261])" office:value-type="string" office:string-value="MarzecLena" calcext:value-type="string">
            <text:p>MarzecLena</text:p>
          </table:table-cell>
          <table:table-cell table:formula="of:=IF([.D261]=[.D260];1;0)" office:value-type="float" office:value="0" calcext:value-type="float">
            <text:p>0</text:p>
          </table:table-cell>
          <table:table-cell table:formula="of:=IF([.E262]=1;1;0)" office:value-type="float" office:value="0" calcext:value-type="float">
            <text:p>0</text:p>
          </table:table-cell>
          <table:table-cell table:formula="of:=OR([.E261];[.F26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CONCATENATE([.B262];[.C262])" office:value-type="string" office:string-value="MauruszewiczLena" calcext:value-type="string">
            <text:p>MauruszewiczLena</text:p>
          </table:table-cell>
          <table:table-cell table:formula="of:=IF([.D262]=[.D261];1;0)" office:value-type="float" office:value="0" calcext:value-type="float">
            <text:p>0</text:p>
          </table:table-cell>
          <table:table-cell table:formula="of:=IF([.E263]=1;1;0)" office:value-type="float" office:value="0" calcext:value-type="float">
            <text:p>0</text:p>
          </table:table-cell>
          <table:table-cell table:formula="of:=OR([.E262];[.F26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CONCATENATE([.B263];[.C263])" office:value-type="string" office:string-value="MazniewskiKrzysztof" calcext:value-type="string">
            <text:p>MazniewskiKrzysztof</text:p>
          </table:table-cell>
          <table:table-cell table:formula="of:=IF([.D263]=[.D262];1;0)" office:value-type="float" office:value="0" calcext:value-type="float">
            <text:p>0</text:p>
          </table:table-cell>
          <table:table-cell table:formula="of:=IF([.E264]=1;1;0)" office:value-type="float" office:value="0" calcext:value-type="float">
            <text:p>0</text:p>
          </table:table-cell>
          <table:table-cell table:formula="of:=OR([.E263];[.F26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CONCATENATE([.B264];[.C264])" office:value-type="string" office:string-value="MazurkiewiczLena" calcext:value-type="string">
            <text:p>MazurkiewiczLena</text:p>
          </table:table-cell>
          <table:table-cell table:formula="of:=IF([.D264]=[.D263];1;0)" office:value-type="float" office:value="0" calcext:value-type="float">
            <text:p>0</text:p>
          </table:table-cell>
          <table:table-cell table:formula="of:=IF([.E265]=1;1;0)" office:value-type="float" office:value="0" calcext:value-type="float">
            <text:p>0</text:p>
          </table:table-cell>
          <table:table-cell table:formula="of:=OR([.E264];[.F26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CONCATENATE([.B265];[.C265])" office:value-type="string" office:string-value="MendrekKrzysztof" calcext:value-type="string">
            <text:p>MendrekKrzysztof</text:p>
          </table:table-cell>
          <table:table-cell table:formula="of:=IF([.D265]=[.D264];1;0)" office:value-type="float" office:value="0" calcext:value-type="float">
            <text:p>0</text:p>
          </table:table-cell>
          <table:table-cell table:formula="of:=IF([.E266]=1;1;0)" office:value-type="float" office:value="0" calcext:value-type="float">
            <text:p>0</text:p>
          </table:table-cell>
          <table:table-cell table:formula="of:=OR([.E265];[.F26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CONCATENATE([.B266];[.C266])" office:value-type="string" office:string-value="MezynskaLena" calcext:value-type="string">
            <text:p>MezynskaLena</text:p>
          </table:table-cell>
          <table:table-cell table:formula="of:=IF([.D266]=[.D265];1;0)" office:value-type="float" office:value="0" calcext:value-type="float">
            <text:p>0</text:p>
          </table:table-cell>
          <table:table-cell table:formula="of:=IF([.E267]=1;1;0)" office:value-type="float" office:value="0" calcext:value-type="float">
            <text:p>0</text:p>
          </table:table-cell>
          <table:table-cell table:formula="of:=OR([.E266];[.F26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8322201772</text:p>
          </table:table-cell>
          <table:table-cell table:style-name="ce2" office:value-type="string" calcext:value-type="string">
            <text:p>Michalak</text:p>
          </table:table-cell>
          <table:table-cell table:style-name="ce2" office:value-type="string" calcext:value-type="string">
            <text:p>Krzysztof</text:p>
          </table:table-cell>
          <table:table-cell table:formula="of:=CONCATENATE([.B267];[.C267])" office:value-type="string" office:string-value="MichalakKrzysztof" calcext:value-type="string">
            <text:p>MichalakKrzysztof</text:p>
          </table:table-cell>
          <table:table-cell table:formula="of:=IF([.D267]=[.D266];1;0)" office:value-type="float" office:value="0" calcext:value-type="float">
            <text:p>0</text:p>
          </table:table-cell>
          <table:table-cell table:formula="of:=IF([.E268]=1;1;0)" office:value-type="float" office:value="1" calcext:value-type="float">
            <text:p>1</text:p>
          </table:table-cell>
          <table:table-cell table:formula="of:=OR([.E267];[.F267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9311310792</text:p>
          </table:table-cell>
          <table:table-cell table:style-name="ce2" office:value-type="string" calcext:value-type="string">
            <text:p>Michalak</text:p>
          </table:table-cell>
          <table:table-cell table:style-name="ce2" office:value-type="string" calcext:value-type="string">
            <text:p>Krzysztof</text:p>
          </table:table-cell>
          <table:table-cell table:formula="of:=CONCATENATE([.B268];[.C268])" office:value-type="string" office:string-value="MichalakKrzysztof" calcext:value-type="string">
            <text:p>MichalakKrzysztof</text:p>
          </table:table-cell>
          <table:table-cell table:formula="of:=IF([.D268]=[.D267];1;0)" office:value-type="float" office:value="1" calcext:value-type="float">
            <text:p>1</text:p>
          </table:table-cell>
          <table:table-cell table:formula="of:=IF([.E269]=1;1;0)" office:value-type="float" office:value="0" calcext:value-type="float">
            <text:p>0</text:p>
          </table:table-cell>
          <table:table-cell table:formula="of:=OR([.E268];[.F26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CONCATENATE([.B269];[.C269])" office:value-type="string" office:string-value="MichalskaLena" calcext:value-type="string">
            <text:p>MichalskaLena</text:p>
          </table:table-cell>
          <table:table-cell table:formula="of:=IF([.D269]=[.D268];1;0)" office:value-type="float" office:value="0" calcext:value-type="float">
            <text:p>0</text:p>
          </table:table-cell>
          <table:table-cell table:formula="of:=IF([.E270]=1;1;0)" office:value-type="float" office:value="0" calcext:value-type="float">
            <text:p>0</text:p>
          </table:table-cell>
          <table:table-cell table:formula="of:=OR([.E269];[.F26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CONCATENATE([.B270];[.C270])" office:value-type="string" office:string-value="MicunKrzysztof" calcext:value-type="string">
            <text:p>MicunKrzysztof</text:p>
          </table:table-cell>
          <table:table-cell table:formula="of:=IF([.D270]=[.D269];1;0)" office:value-type="float" office:value="0" calcext:value-type="float">
            <text:p>0</text:p>
          </table:table-cell>
          <table:table-cell table:formula="of:=IF([.E271]=1;1;0)" office:value-type="float" office:value="0" calcext:value-type="float">
            <text:p>0</text:p>
          </table:table-cell>
          <table:table-cell table:formula="of:=OR([.E270];[.F27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CONCATENATE([.B271];[.C271])" office:value-type="string" office:string-value="MieczkowskiKrystian" calcext:value-type="string">
            <text:p>MieczkowskiKrystian</text:p>
          </table:table-cell>
          <table:table-cell table:formula="of:=IF([.D271]=[.D270];1;0)" office:value-type="float" office:value="0" calcext:value-type="float">
            <text:p>0</text:p>
          </table:table-cell>
          <table:table-cell table:formula="of:=IF([.E272]=1;1;0)" office:value-type="float" office:value="0" calcext:value-type="float">
            <text:p>0</text:p>
          </table:table-cell>
          <table:table-cell table:formula="of:=OR([.E271];[.F27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CONCATENATE([.B272];[.C272])" office:value-type="string" office:string-value="MielcarzLena" calcext:value-type="string">
            <text:p>MielcarzLena</text:p>
          </table:table-cell>
          <table:table-cell table:formula="of:=IF([.D272]=[.D271];1;0)" office:value-type="float" office:value="0" calcext:value-type="float">
            <text:p>0</text:p>
          </table:table-cell>
          <table:table-cell table:formula="of:=IF([.E273]=1;1;0)" office:value-type="float" office:value="0" calcext:value-type="float">
            <text:p>0</text:p>
          </table:table-cell>
          <table:table-cell table:formula="of:=OR([.E272];[.F27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CONCATENATE([.B273];[.C273])" office:value-type="string" office:string-value="MielewczykLena" calcext:value-type="string">
            <text:p>MielewczykLena</text:p>
          </table:table-cell>
          <table:table-cell table:formula="of:=IF([.D273]=[.D272];1;0)" office:value-type="float" office:value="0" calcext:value-type="float">
            <text:p>0</text:p>
          </table:table-cell>
          <table:table-cell table:formula="of:=IF([.E274]=1;1;0)" office:value-type="float" office:value="0" calcext:value-type="float">
            <text:p>0</text:p>
          </table:table-cell>
          <table:table-cell table:formula="of:=OR([.E273];[.F27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CONCATENATE([.B274];[.C274])" office:value-type="string" office:string-value="MierzejewskiKornel" calcext:value-type="string">
            <text:p>MierzejewskiKornel</text:p>
          </table:table-cell>
          <table:table-cell table:formula="of:=IF([.D274]=[.D273];1;0)" office:value-type="float" office:value="0" calcext:value-type="float">
            <text:p>0</text:p>
          </table:table-cell>
          <table:table-cell table:formula="of:=IF([.E275]=1;1;0)" office:value-type="float" office:value="0" calcext:value-type="float">
            <text:p>0</text:p>
          </table:table-cell>
          <table:table-cell table:formula="of:=OR([.E274];[.F27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CONCATENATE([.B275];[.C275])" office:value-type="string" office:string-value="MiszkinLena" calcext:value-type="string">
            <text:p>MiszkinLena</text:p>
          </table:table-cell>
          <table:table-cell table:formula="of:=IF([.D275]=[.D274];1;0)" office:value-type="float" office:value="0" calcext:value-type="float">
            <text:p>0</text:p>
          </table:table-cell>
          <table:table-cell table:formula="of:=IF([.E276]=1;1;0)" office:value-type="float" office:value="0" calcext:value-type="float">
            <text:p>0</text:p>
          </table:table-cell>
          <table:table-cell table:formula="of:=OR([.E275];[.F27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CONCATENATE([.B276];[.C276])" office:value-type="string" office:string-value="MlodzianowskaLena" calcext:value-type="string">
            <text:p>MlodzianowskaLena</text:p>
          </table:table-cell>
          <table:table-cell table:formula="of:=IF([.D276]=[.D275];1;0)" office:value-type="float" office:value="0" calcext:value-type="float">
            <text:p>0</text:p>
          </table:table-cell>
          <table:table-cell table:formula="of:=IF([.E277]=1;1;0)" office:value-type="float" office:value="0" calcext:value-type="float">
            <text:p>0</text:p>
          </table:table-cell>
          <table:table-cell table:formula="of:=OR([.E276];[.F27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CONCATENATE([.B277];[.C277])" office:value-type="string" office:string-value="ModzelewskiKonrad" calcext:value-type="string">
            <text:p>ModzelewskiKonrad</text:p>
          </table:table-cell>
          <table:table-cell table:formula="of:=IF([.D277]=[.D276];1;0)" office:value-type="float" office:value="0" calcext:value-type="float">
            <text:p>0</text:p>
          </table:table-cell>
          <table:table-cell table:formula="of:=IF([.E278]=1;1;0)" office:value-type="float" office:value="0" calcext:value-type="float">
            <text:p>0</text:p>
          </table:table-cell>
          <table:table-cell table:formula="of:=OR([.E277];[.F27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CONCATENATE([.B278];[.C278])" office:value-type="string" office:string-value="MrozekLena" calcext:value-type="string">
            <text:p>MrozekLena</text:p>
          </table:table-cell>
          <table:table-cell table:formula="of:=IF([.D278]=[.D277];1;0)" office:value-type="float" office:value="0" calcext:value-type="float">
            <text:p>0</text:p>
          </table:table-cell>
          <table:table-cell table:formula="of:=IF([.E279]=1;1;0)" office:value-type="float" office:value="0" calcext:value-type="float">
            <text:p>0</text:p>
          </table:table-cell>
          <table:table-cell table:formula="of:=OR([.E278];[.F27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CONCATENATE([.B279];[.C279])" office:value-type="string" office:string-value="MrozikLena" calcext:value-type="string">
            <text:p>MrozikLena</text:p>
          </table:table-cell>
          <table:table-cell table:formula="of:=IF([.D279]=[.D278];1;0)" office:value-type="float" office:value="0" calcext:value-type="float">
            <text:p>0</text:p>
          </table:table-cell>
          <table:table-cell table:formula="of:=IF([.E280]=1;1;0)" office:value-type="float" office:value="0" calcext:value-type="float">
            <text:p>0</text:p>
          </table:table-cell>
          <table:table-cell table:formula="of:=OR([.E279];[.F27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CONCATENATE([.B280];[.C280])" office:value-type="string" office:string-value="MuchaLaura" calcext:value-type="string">
            <text:p>MuchaLaura</text:p>
          </table:table-cell>
          <table:table-cell table:formula="of:=IF([.D280]=[.D279];1;0)" office:value-type="float" office:value="0" calcext:value-type="float">
            <text:p>0</text:p>
          </table:table-cell>
          <table:table-cell table:formula="of:=IF([.E281]=1;1;0)" office:value-type="float" office:value="0" calcext:value-type="float">
            <text:p>0</text:p>
          </table:table-cell>
          <table:table-cell table:formula="of:=OR([.E280];[.F28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CONCATENATE([.B281];[.C281])" office:value-type="string" office:string-value="MurczynskaLaura" calcext:value-type="string">
            <text:p>MurczynskaLaura</text:p>
          </table:table-cell>
          <table:table-cell table:formula="of:=IF([.D281]=[.D280];1;0)" office:value-type="float" office:value="0" calcext:value-type="float">
            <text:p>0</text:p>
          </table:table-cell>
          <table:table-cell table:formula="of:=IF([.E282]=1;1;0)" office:value-type="float" office:value="0" calcext:value-type="float">
            <text:p>0</text:p>
          </table:table-cell>
          <table:table-cell table:formula="of:=OR([.E281];[.F28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CONCATENATE([.B282];[.C282])" office:value-type="string" office:string-value="MuzykaKarol" calcext:value-type="string">
            <text:p>MuzykaKarol</text:p>
          </table:table-cell>
          <table:table-cell table:formula="of:=IF([.D282]=[.D281];1;0)" office:value-type="float" office:value="0" calcext:value-type="float">
            <text:p>0</text:p>
          </table:table-cell>
          <table:table-cell table:formula="of:=IF([.E283]=1;1;0)" office:value-type="float" office:value="0" calcext:value-type="float">
            <text:p>0</text:p>
          </table:table-cell>
          <table:table-cell table:formula="of:=OR([.E282];[.F28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CONCATENATE([.B283];[.C283])" office:value-type="string" office:string-value="MystkowskiKarol" calcext:value-type="string">
            <text:p>MystkowskiKarol</text:p>
          </table:table-cell>
          <table:table-cell table:formula="of:=IF([.D283]=[.D282];1;0)" office:value-type="float" office:value="0" calcext:value-type="float">
            <text:p>0</text:p>
          </table:table-cell>
          <table:table-cell table:formula="of:=IF([.E284]=1;1;0)" office:value-type="float" office:value="0" calcext:value-type="float">
            <text:p>0</text:p>
          </table:table-cell>
          <table:table-cell table:formula="of:=OR([.E283];[.F28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CONCATENATE([.B284];[.C284])" office:value-type="string" office:string-value="NagorskiKamil" calcext:value-type="string">
            <text:p>NagorskiKamil</text:p>
          </table:table-cell>
          <table:table-cell table:formula="of:=IF([.D284]=[.D283];1;0)" office:value-type="float" office:value="0" calcext:value-type="float">
            <text:p>0</text:p>
          </table:table-cell>
          <table:table-cell table:formula="of:=IF([.E285]=1;1;0)" office:value-type="float" office:value="0" calcext:value-type="float">
            <text:p>0</text:p>
          </table:table-cell>
          <table:table-cell table:formula="of:=OR([.E284];[.F28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CONCATENATE([.B285];[.C285])" office:value-type="string" office:string-value="NiemczykKamil" calcext:value-type="string">
            <text:p>NiemczykKamil</text:p>
          </table:table-cell>
          <table:table-cell table:formula="of:=IF([.D285]=[.D284];1;0)" office:value-type="float" office:value="0" calcext:value-type="float">
            <text:p>0</text:p>
          </table:table-cell>
          <table:table-cell table:formula="of:=IF([.E286]=1;1;0)" office:value-type="float" office:value="0" calcext:value-type="float">
            <text:p>0</text:p>
          </table:table-cell>
          <table:table-cell table:formula="of:=OR([.E285];[.F28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CONCATENATE([.B286];[.C286])" office:value-type="string" office:string-value="NieradkoKajetan" calcext:value-type="string">
            <text:p>NieradkoKajetan</text:p>
          </table:table-cell>
          <table:table-cell table:formula="of:=IF([.D286]=[.D285];1;0)" office:value-type="float" office:value="0" calcext:value-type="float">
            <text:p>0</text:p>
          </table:table-cell>
          <table:table-cell table:formula="of:=IF([.E287]=1;1;0)" office:value-type="float" office:value="0" calcext:value-type="float">
            <text:p>0</text:p>
          </table:table-cell>
          <table:table-cell table:formula="of:=OR([.E286];[.F28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CONCATENATE([.B287];[.C287])" office:value-type="string" office:string-value="NikolajewKacper" calcext:value-type="string">
            <text:p>NikolajewKacper</text:p>
          </table:table-cell>
          <table:table-cell table:formula="of:=IF([.D287]=[.D286];1;0)" office:value-type="float" office:value="0" calcext:value-type="float">
            <text:p>0</text:p>
          </table:table-cell>
          <table:table-cell table:formula="of:=IF([.E288]=1;1;0)" office:value-type="float" office:value="0" calcext:value-type="float">
            <text:p>0</text:p>
          </table:table-cell>
          <table:table-cell table:formula="of:=OR([.E287];[.F28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CONCATENATE([.B288];[.C288])" office:value-type="string" office:string-value="NowakKacper" calcext:value-type="string">
            <text:p>NowakKacper</text:p>
          </table:table-cell>
          <table:table-cell table:formula="of:=IF([.D288]=[.D287];1;0)" office:value-type="float" office:value="0" calcext:value-type="float">
            <text:p>0</text:p>
          </table:table-cell>
          <table:table-cell table:formula="of:=IF([.E289]=1;1;0)" office:value-type="float" office:value="0" calcext:value-type="float">
            <text:p>0</text:p>
          </table:table-cell>
          <table:table-cell table:formula="of:=OR([.E288];[.F28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CONCATENATE([.B289];[.C289])" office:value-type="string" office:string-value="NowakLatika" calcext:value-type="string">
            <text:p>NowakLatika</text:p>
          </table:table-cell>
          <table:table-cell table:formula="of:=IF([.D289]=[.D288];1;0)" office:value-type="float" office:value="0" calcext:value-type="float">
            <text:p>0</text:p>
          </table:table-cell>
          <table:table-cell table:formula="of:=IF([.E290]=1;1;0)" office:value-type="float" office:value="0" calcext:value-type="float">
            <text:p>0</text:p>
          </table:table-cell>
          <table:table-cell table:formula="of:=OR([.E289];[.F28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CONCATENATE([.B290];[.C290])" office:value-type="string" office:string-value="NowakowskaKornelia" calcext:value-type="string">
            <text:p>NowakowskaKornelia</text:p>
          </table:table-cell>
          <table:table-cell table:formula="of:=IF([.D290]=[.D289];1;0)" office:value-type="float" office:value="0" calcext:value-type="float">
            <text:p>0</text:p>
          </table:table-cell>
          <table:table-cell table:formula="of:=IF([.E291]=1;1;0)" office:value-type="float" office:value="0" calcext:value-type="float">
            <text:p>0</text:p>
          </table:table-cell>
          <table:table-cell table:formula="of:=OR([.E290];[.F29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CONCATENATE([.B291];[.C291])" office:value-type="string" office:string-value="ObarowskaKornelia" calcext:value-type="string">
            <text:p>ObarowskaKornelia</text:p>
          </table:table-cell>
          <table:table-cell table:formula="of:=IF([.D291]=[.D290];1;0)" office:value-type="float" office:value="0" calcext:value-type="float">
            <text:p>0</text:p>
          </table:table-cell>
          <table:table-cell table:formula="of:=IF([.E292]=1;1;0)" office:value-type="float" office:value="0" calcext:value-type="float">
            <text:p>0</text:p>
          </table:table-cell>
          <table:table-cell table:formula="of:=OR([.E291];[.F29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CONCATENATE([.B292];[.C292])" office:value-type="string" office:string-value="OgrodowczykKonstancja" calcext:value-type="string">
            <text:p>OgrodowczykKonstancja</text:p>
          </table:table-cell>
          <table:table-cell table:formula="of:=IF([.D292]=[.D291];1;0)" office:value-type="float" office:value="0" calcext:value-type="float">
            <text:p>0</text:p>
          </table:table-cell>
          <table:table-cell table:formula="of:=IF([.E293]=1;1;0)" office:value-type="float" office:value="0" calcext:value-type="float">
            <text:p>0</text:p>
          </table:table-cell>
          <table:table-cell table:formula="of:=OR([.E292];[.F29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CONCATENATE([.B293];[.C293])" office:value-type="string" office:string-value="OklaKacper" calcext:value-type="string">
            <text:p>OklaKacper</text:p>
          </table:table-cell>
          <table:table-cell table:formula="of:=IF([.D293]=[.D292];1;0)" office:value-type="float" office:value="0" calcext:value-type="float">
            <text:p>0</text:p>
          </table:table-cell>
          <table:table-cell table:formula="of:=IF([.E294]=1;1;0)" office:value-type="float" office:value="0" calcext:value-type="float">
            <text:p>0</text:p>
          </table:table-cell>
          <table:table-cell table:formula="of:=OR([.E293];[.F29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CONCATENATE([.B294];[.C294])" office:value-type="string" office:string-value="OlczakKacper" calcext:value-type="string">
            <text:p>OlczakKacper</text:p>
          </table:table-cell>
          <table:table-cell table:formula="of:=IF([.D294]=[.D293];1;0)" office:value-type="float" office:value="0" calcext:value-type="float">
            <text:p>0</text:p>
          </table:table-cell>
          <table:table-cell table:formula="of:=IF([.E295]=1;1;0)" office:value-type="float" office:value="0" calcext:value-type="float">
            <text:p>0</text:p>
          </table:table-cell>
          <table:table-cell table:formula="of:=OR([.E294];[.F29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CONCATENATE([.B295];[.C295])" office:value-type="string" office:string-value="OldakowskaKinga" calcext:value-type="string">
            <text:p>OldakowskaKinga</text:p>
          </table:table-cell>
          <table:table-cell table:formula="of:=IF([.D295]=[.D294];1;0)" office:value-type="float" office:value="0" calcext:value-type="float">
            <text:p>0</text:p>
          </table:table-cell>
          <table:table-cell table:formula="of:=IF([.E296]=1;1;0)" office:value-type="float" office:value="0" calcext:value-type="float">
            <text:p>0</text:p>
          </table:table-cell>
          <table:table-cell table:formula="of:=OR([.E295];[.F29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CONCATENATE([.B296];[.C296])" office:value-type="string" office:string-value="OlitkowskaKlaudia" calcext:value-type="string">
            <text:p>OlitkowskaKlaudia</text:p>
          </table:table-cell>
          <table:table-cell table:formula="of:=IF([.D296]=[.D295];1;0)" office:value-type="float" office:value="0" calcext:value-type="float">
            <text:p>0</text:p>
          </table:table-cell>
          <table:table-cell table:formula="of:=IF([.E297]=1;1;0)" office:value-type="float" office:value="0" calcext:value-type="float">
            <text:p>0</text:p>
          </table:table-cell>
          <table:table-cell table:formula="of:=OR([.E296];[.F29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CONCATENATE([.B297];[.C297])" office:value-type="string" office:string-value="OlszewskiKacper" calcext:value-type="string">
            <text:p>OlszewskiKacper</text:p>
          </table:table-cell>
          <table:table-cell table:formula="of:=IF([.D297]=[.D296];1;0)" office:value-type="float" office:value="0" calcext:value-type="float">
            <text:p>0</text:p>
          </table:table-cell>
          <table:table-cell table:formula="of:=IF([.E298]=1;1;0)" office:value-type="float" office:value="0" calcext:value-type="float">
            <text:p>0</text:p>
          </table:table-cell>
          <table:table-cell table:formula="of:=OR([.E297];[.F29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CONCATENATE([.B298];[.C298])" office:value-type="string" office:string-value="OrczykKinga" calcext:value-type="string">
            <text:p>OrczykKinga</text:p>
          </table:table-cell>
          <table:table-cell table:formula="of:=IF([.D298]=[.D297];1;0)" office:value-type="float" office:value="0" calcext:value-type="float">
            <text:p>0</text:p>
          </table:table-cell>
          <table:table-cell table:formula="of:=IF([.E299]=1;1;0)" office:value-type="float" office:value="0" calcext:value-type="float">
            <text:p>0</text:p>
          </table:table-cell>
          <table:table-cell table:formula="of:=OR([.E298];[.F29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CONCATENATE([.B299];[.C299])" office:value-type="string" office:string-value="OstrowskaBeatrycze" calcext:value-type="string">
            <text:p>OstrowskaBeatrycze</text:p>
          </table:table-cell>
          <table:table-cell table:formula="of:=IF([.D299]=[.D298];1;0)" office:value-type="float" office:value="0" calcext:value-type="float">
            <text:p>0</text:p>
          </table:table-cell>
          <table:table-cell table:formula="of:=IF([.E300]=1;1;0)" office:value-type="float" office:value="0" calcext:value-type="float">
            <text:p>0</text:p>
          </table:table-cell>
          <table:table-cell table:formula="of:=OR([.E299];[.F29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CONCATENATE([.B300];[.C300])" office:value-type="string" office:string-value="OszmanaKatarzyna" calcext:value-type="string">
            <text:p>OszmanaKatarzyna</text:p>
          </table:table-cell>
          <table:table-cell table:formula="of:=IF([.D300]=[.D299];1;0)" office:value-type="float" office:value="0" calcext:value-type="float">
            <text:p>0</text:p>
          </table:table-cell>
          <table:table-cell table:formula="of:=IF([.E301]=1;1;0)" office:value-type="float" office:value="0" calcext:value-type="float">
            <text:p>0</text:p>
          </table:table-cell>
          <table:table-cell table:formula="of:=OR([.E300];[.F30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CONCATENATE([.B301];[.C301])" office:value-type="string" office:string-value="PaciorekJulian" calcext:value-type="string">
            <text:p>PaciorekJulian</text:p>
          </table:table-cell>
          <table:table-cell table:formula="of:=IF([.D301]=[.D300];1;0)" office:value-type="float" office:value="0" calcext:value-type="float">
            <text:p>0</text:p>
          </table:table-cell>
          <table:table-cell table:formula="of:=IF([.E302]=1;1;0)" office:value-type="float" office:value="0" calcext:value-type="float">
            <text:p>0</text:p>
          </table:table-cell>
          <table:table-cell table:formula="of:=OR([.E301];[.F30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CONCATENATE([.B302];[.C302])" office:value-type="string" office:string-value="PajskKatarzyna" calcext:value-type="string">
            <text:p>PajskKatarzyna</text:p>
          </table:table-cell>
          <table:table-cell table:formula="of:=IF([.D302]=[.D301];1;0)" office:value-type="float" office:value="0" calcext:value-type="float">
            <text:p>0</text:p>
          </table:table-cell>
          <table:table-cell table:formula="of:=IF([.E303]=1;1;0)" office:value-type="float" office:value="0" calcext:value-type="float">
            <text:p>0</text:p>
          </table:table-cell>
          <table:table-cell table:formula="of:=OR([.E302];[.F30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CONCATENATE([.B303];[.C303])" office:value-type="string" office:string-value="PaliniewiczKatarzyna" calcext:value-type="string">
            <text:p>PaliniewiczKatarzyna</text:p>
          </table:table-cell>
          <table:table-cell table:formula="of:=IF([.D303]=[.D302];1;0)" office:value-type="float" office:value="0" calcext:value-type="float">
            <text:p>0</text:p>
          </table:table-cell>
          <table:table-cell table:formula="of:=IF([.E304]=1;1;0)" office:value-type="float" office:value="0" calcext:value-type="float">
            <text:p>0</text:p>
          </table:table-cell>
          <table:table-cell table:formula="of:=OR([.E303];[.F30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CONCATENATE([.B304];[.C304])" office:value-type="string" office:string-value="PaluchowskiJulian" calcext:value-type="string">
            <text:p>PaluchowskiJulian</text:p>
          </table:table-cell>
          <table:table-cell table:formula="of:=IF([.D304]=[.D303];1;0)" office:value-type="float" office:value="0" calcext:value-type="float">
            <text:p>0</text:p>
          </table:table-cell>
          <table:table-cell table:formula="of:=IF([.E305]=1;1;0)" office:value-type="float" office:value="0" calcext:value-type="float">
            <text:p>0</text:p>
          </table:table-cell>
          <table:table-cell table:formula="of:=OR([.E304];[.F30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CONCATENATE([.B305];[.C305])" office:value-type="string" office:string-value="PanowJulian" calcext:value-type="string">
            <text:p>PanowJulian</text:p>
          </table:table-cell>
          <table:table-cell table:formula="of:=IF([.D305]=[.D304];1;0)" office:value-type="float" office:value="0" calcext:value-type="float">
            <text:p>0</text:p>
          </table:table-cell>
          <table:table-cell table:formula="of:=IF([.E306]=1;1;0)" office:value-type="float" office:value="0" calcext:value-type="float">
            <text:p>0</text:p>
          </table:table-cell>
          <table:table-cell table:formula="of:=OR([.E305];[.F30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CONCATENATE([.B306];[.C306])" office:value-type="string" office:string-value="PawelecJan" calcext:value-type="string">
            <text:p>PawelecJan</text:p>
          </table:table-cell>
          <table:table-cell table:formula="of:=IF([.D306]=[.D305];1;0)" office:value-type="float" office:value="0" calcext:value-type="float">
            <text:p>0</text:p>
          </table:table-cell>
          <table:table-cell table:formula="of:=IF([.E307]=1;1;0)" office:value-type="float" office:value="0" calcext:value-type="float">
            <text:p>0</text:p>
          </table:table-cell>
          <table:table-cell table:formula="of:=OR([.E306];[.F30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CONCATENATE([.B307];[.C307])" office:value-type="string" office:string-value="PawelskaKarolina" calcext:value-type="string">
            <text:p>PawelskaKarolina</text:p>
          </table:table-cell>
          <table:table-cell table:formula="of:=IF([.D307]=[.D306];1;0)" office:value-type="float" office:value="0" calcext:value-type="float">
            <text:p>0</text:p>
          </table:table-cell>
          <table:table-cell table:formula="of:=IF([.E308]=1;1;0)" office:value-type="float" office:value="0" calcext:value-type="float">
            <text:p>0</text:p>
          </table:table-cell>
          <table:table-cell table:formula="of:=OR([.E307];[.F30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CONCATENATE([.B308];[.C308])" office:value-type="string" office:string-value="PawlakJan" calcext:value-type="string">
            <text:p>PawlakJan</text:p>
          </table:table-cell>
          <table:table-cell table:formula="of:=IF([.D308]=[.D307];1;0)" office:value-type="float" office:value="0" calcext:value-type="float">
            <text:p>0</text:p>
          </table:table-cell>
          <table:table-cell table:formula="of:=IF([.E309]=1;1;0)" office:value-type="float" office:value="0" calcext:value-type="float">
            <text:p>0</text:p>
          </table:table-cell>
          <table:table-cell table:formula="of:=OR([.E308];[.F30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CONCATENATE([.B309];[.C309])" office:value-type="string" office:string-value="PawlakJerzy" calcext:value-type="string">
            <text:p>PawlakJerzy</text:p>
          </table:table-cell>
          <table:table-cell table:formula="of:=IF([.D309]=[.D308];1;0)" office:value-type="float" office:value="0" calcext:value-type="float">
            <text:p>0</text:p>
          </table:table-cell>
          <table:table-cell table:formula="of:=IF([.E310]=1;1;0)" office:value-type="float" office:value="0" calcext:value-type="float">
            <text:p>0</text:p>
          </table:table-cell>
          <table:table-cell table:formula="of:=OR([.E309];[.F30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CONCATENATE([.B310];[.C310])" office:value-type="string" office:string-value="PawlowiczKarolina" calcext:value-type="string">
            <text:p>PawlowiczKarolina</text:p>
          </table:table-cell>
          <table:table-cell table:formula="of:=IF([.D310]=[.D309];1;0)" office:value-type="float" office:value="0" calcext:value-type="float">
            <text:p>0</text:p>
          </table:table-cell>
          <table:table-cell table:formula="of:=IF([.E311]=1;1;0)" office:value-type="float" office:value="0" calcext:value-type="float">
            <text:p>0</text:p>
          </table:table-cell>
          <table:table-cell table:formula="of:=OR([.E310];[.F31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CONCATENATE([.B311];[.C311])" office:value-type="string" office:string-value="PawlunKarolina" calcext:value-type="string">
            <text:p>PawlunKarolina</text:p>
          </table:table-cell>
          <table:table-cell table:formula="of:=IF([.D311]=[.D310];1;0)" office:value-type="float" office:value="0" calcext:value-type="float">
            <text:p>0</text:p>
          </table:table-cell>
          <table:table-cell table:formula="of:=IF([.E312]=1;1;0)" office:value-type="float" office:value="0" calcext:value-type="float">
            <text:p>0</text:p>
          </table:table-cell>
          <table:table-cell table:formula="of:=OR([.E311];[.F31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CONCATENATE([.B312];[.C312])" office:value-type="string" office:string-value="PengielJan" calcext:value-type="string">
            <text:p>PengielJan</text:p>
          </table:table-cell>
          <table:table-cell table:formula="of:=IF([.D312]=[.D311];1;0)" office:value-type="float" office:value="0" calcext:value-type="float">
            <text:p>0</text:p>
          </table:table-cell>
          <table:table-cell table:formula="of:=IF([.E313]=1;1;0)" office:value-type="float" office:value="0" calcext:value-type="float">
            <text:p>0</text:p>
          </table:table-cell>
          <table:table-cell table:formula="of:=OR([.E312];[.F31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CONCATENATE([.B313];[.C313])" office:value-type="string" office:string-value="PerezKarolina" calcext:value-type="string">
            <text:p>PerezKarolina</text:p>
          </table:table-cell>
          <table:table-cell table:formula="of:=IF([.D313]=[.D312];1;0)" office:value-type="float" office:value="0" calcext:value-type="float">
            <text:p>0</text:p>
          </table:table-cell>
          <table:table-cell table:formula="of:=IF([.E314]=1;1;0)" office:value-type="float" office:value="0" calcext:value-type="float">
            <text:p>0</text:p>
          </table:table-cell>
          <table:table-cell table:formula="of:=OR([.E313];[.F31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CONCATENATE([.B314];[.C314])" office:value-type="string" office:string-value="PettkaJan" calcext:value-type="string">
            <text:p>PettkaJan</text:p>
          </table:table-cell>
          <table:table-cell table:formula="of:=IF([.D314]=[.D313];1;0)" office:value-type="float" office:value="0" calcext:value-type="float">
            <text:p>0</text:p>
          </table:table-cell>
          <table:table-cell table:formula="of:=IF([.E315]=1;1;0)" office:value-type="float" office:value="0" calcext:value-type="float">
            <text:p>0</text:p>
          </table:table-cell>
          <table:table-cell table:formula="of:=OR([.E314];[.F31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CONCATENATE([.B315];[.C315])" office:value-type="string" office:string-value="PiechalskiJan" calcext:value-type="string">
            <text:p>PiechalskiJan</text:p>
          </table:table-cell>
          <table:table-cell table:formula="of:=IF([.D315]=[.D314];1;0)" office:value-type="float" office:value="0" calcext:value-type="float">
            <text:p>0</text:p>
          </table:table-cell>
          <table:table-cell table:formula="of:=IF([.E316]=1;1;0)" office:value-type="float" office:value="0" calcext:value-type="float">
            <text:p>0</text:p>
          </table:table-cell>
          <table:table-cell table:formula="of:=OR([.E315];[.F31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CONCATENATE([.B316];[.C316])" office:value-type="string" office:string-value="PietersonJan" calcext:value-type="string">
            <text:p>PietersonJan</text:p>
          </table:table-cell>
          <table:table-cell table:formula="of:=IF([.D316]=[.D315];1;0)" office:value-type="float" office:value="0" calcext:value-type="float">
            <text:p>0</text:p>
          </table:table-cell>
          <table:table-cell table:formula="of:=IF([.E317]=1;1;0)" office:value-type="float" office:value="0" calcext:value-type="float">
            <text:p>0</text:p>
          </table:table-cell>
          <table:table-cell table:formula="of:=OR([.E316];[.F31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CONCATENATE([.B317];[.C317])" office:value-type="string" office:string-value="PietraszczykJan" calcext:value-type="string">
            <text:p>PietraszczykJan</text:p>
          </table:table-cell>
          <table:table-cell table:formula="of:=IF([.D317]=[.D316];1;0)" office:value-type="float" office:value="0" calcext:value-type="float">
            <text:p>0</text:p>
          </table:table-cell>
          <table:table-cell table:formula="of:=IF([.E318]=1;1;0)" office:value-type="float" office:value="0" calcext:value-type="float">
            <text:p>0</text:p>
          </table:table-cell>
          <table:table-cell table:formula="of:=OR([.E317];[.F31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CONCATENATE([.B318];[.C318])" office:value-type="string" office:string-value="PinkerJan" calcext:value-type="string">
            <text:p>PinkerJan</text:p>
          </table:table-cell>
          <table:table-cell table:formula="of:=IF([.D318]=[.D317];1;0)" office:value-type="float" office:value="0" calcext:value-type="float">
            <text:p>0</text:p>
          </table:table-cell>
          <table:table-cell table:formula="of:=IF([.E319]=1;1;0)" office:value-type="float" office:value="0" calcext:value-type="float">
            <text:p>0</text:p>
          </table:table-cell>
          <table:table-cell table:formula="of:=OR([.E318];[.F31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CONCATENATE([.B319];[.C319])" office:value-type="string" office:string-value="PinkowskiJan" calcext:value-type="string">
            <text:p>PinkowskiJan</text:p>
          </table:table-cell>
          <table:table-cell table:formula="of:=IF([.D319]=[.D318];1;0)" office:value-type="float" office:value="0" calcext:value-type="float">
            <text:p>0</text:p>
          </table:table-cell>
          <table:table-cell table:formula="of:=IF([.E320]=1;1;0)" office:value-type="float" office:value="0" calcext:value-type="float">
            <text:p>0</text:p>
          </table:table-cell>
          <table:table-cell table:formula="of:=OR([.E319];[.F31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CONCATENATE([.B320];[.C320])" office:value-type="string" office:string-value="PiorkowskaKalina" calcext:value-type="string">
            <text:p>PiorkowskaKalina</text:p>
          </table:table-cell>
          <table:table-cell table:formula="of:=IF([.D320]=[.D319];1;0)" office:value-type="float" office:value="0" calcext:value-type="float">
            <text:p>0</text:p>
          </table:table-cell>
          <table:table-cell table:formula="of:=IF([.E321]=1;1;0)" office:value-type="float" office:value="0" calcext:value-type="float">
            <text:p>0</text:p>
          </table:table-cell>
          <table:table-cell table:formula="of:=OR([.E320];[.F32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CONCATENATE([.B321];[.C321])" office:value-type="string" office:string-value="PiotrowskiJacek" calcext:value-type="string">
            <text:p>PiotrowskiJacek</text:p>
          </table:table-cell>
          <table:table-cell table:formula="of:=IF([.D321]=[.D320];1;0)" office:value-type="float" office:value="0" calcext:value-type="float">
            <text:p>0</text:p>
          </table:table-cell>
          <table:table-cell table:formula="of:=IF([.E322]=1;1;0)" office:value-type="float" office:value="0" calcext:value-type="float">
            <text:p>0</text:p>
          </table:table-cell>
          <table:table-cell table:formula="of:=OR([.E321];[.F32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CONCATENATE([.B322];[.C322])" office:value-type="string" office:string-value="PiotrowskiMariusz" calcext:value-type="string">
            <text:p>PiotrowskiMariusz</text:p>
          </table:table-cell>
          <table:table-cell table:formula="of:=IF([.D322]=[.D321];1;0)" office:value-type="float" office:value="0" calcext:value-type="float">
            <text:p>0</text:p>
          </table:table-cell>
          <table:table-cell table:formula="of:=IF([.E323]=1;1;0)" office:value-type="float" office:value="0" calcext:value-type="float">
            <text:p>0</text:p>
          </table:table-cell>
          <table:table-cell table:formula="of:=OR([.E322];[.F32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CONCATENATE([.B323];[.C323])" office:value-type="string" office:string-value="PistekJan" calcext:value-type="string">
            <text:p>PistekJan</text:p>
          </table:table-cell>
          <table:table-cell table:formula="of:=IF([.D323]=[.D322];1;0)" office:value-type="float" office:value="0" calcext:value-type="float">
            <text:p>0</text:p>
          </table:table-cell>
          <table:table-cell table:formula="of:=IF([.E324]=1;1;0)" office:value-type="float" office:value="0" calcext:value-type="float">
            <text:p>0</text:p>
          </table:table-cell>
          <table:table-cell table:formula="of:=OR([.E323];[.F32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CONCATENATE([.B324];[.C324])" office:value-type="string" office:string-value="PiwowarekJan" calcext:value-type="string">
            <text:p>PiwowarekJan</text:p>
          </table:table-cell>
          <table:table-cell table:formula="of:=IF([.D324]=[.D323];1;0)" office:value-type="float" office:value="0" calcext:value-type="float">
            <text:p>0</text:p>
          </table:table-cell>
          <table:table-cell table:formula="of:=IF([.E325]=1;1;0)" office:value-type="float" office:value="0" calcext:value-type="float">
            <text:p>0</text:p>
          </table:table-cell>
          <table:table-cell table:formula="of:=OR([.E324];[.F32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CONCATENATE([.B325];[.C325])" office:value-type="string" office:string-value="PlichtaJakub" calcext:value-type="string">
            <text:p>PlichtaJakub</text:p>
          </table:table-cell>
          <table:table-cell table:formula="of:=IF([.D325]=[.D324];1;0)" office:value-type="float" office:value="0" calcext:value-type="float">
            <text:p>0</text:p>
          </table:table-cell>
          <table:table-cell table:formula="of:=IF([.E326]=1;1;0)" office:value-type="float" office:value="0" calcext:value-type="float">
            <text:p>0</text:p>
          </table:table-cell>
          <table:table-cell table:formula="of:=OR([.E325];[.F32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CONCATENATE([.B326];[.C326])" office:value-type="string" office:string-value="PochmaraKaja" calcext:value-type="string">
            <text:p>PochmaraKaja</text:p>
          </table:table-cell>
          <table:table-cell table:formula="of:=IF([.D326]=[.D325];1;0)" office:value-type="float" office:value="0" calcext:value-type="float">
            <text:p>0</text:p>
          </table:table-cell>
          <table:table-cell table:formula="of:=IF([.E327]=1;1;0)" office:value-type="float" office:value="0" calcext:value-type="float">
            <text:p>0</text:p>
          </table:table-cell>
          <table:table-cell table:formula="of:=OR([.E326];[.F32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CONCATENATE([.B327];[.C327])" office:value-type="string" office:string-value="PodbereskiJakub" calcext:value-type="string">
            <text:p>PodbereskiJakub</text:p>
          </table:table-cell>
          <table:table-cell table:formula="of:=IF([.D327]=[.D326];1;0)" office:value-type="float" office:value="0" calcext:value-type="float">
            <text:p>0</text:p>
          </table:table-cell>
          <table:table-cell table:formula="of:=IF([.E328]=1;1;0)" office:value-type="float" office:value="0" calcext:value-type="float">
            <text:p>0</text:p>
          </table:table-cell>
          <table:table-cell table:formula="of:=OR([.E327];[.F32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CONCATENATE([.B328];[.C328])" office:value-type="string" office:string-value="PodolszynskiJakub" calcext:value-type="string">
            <text:p>PodolszynskiJakub</text:p>
          </table:table-cell>
          <table:table-cell table:formula="of:=IF([.D328]=[.D327];1;0)" office:value-type="float" office:value="0" calcext:value-type="float">
            <text:p>0</text:p>
          </table:table-cell>
          <table:table-cell table:formula="of:=IF([.E329]=1;1;0)" office:value-type="float" office:value="0" calcext:value-type="float">
            <text:p>0</text:p>
          </table:table-cell>
          <table:table-cell table:formula="of:=OR([.E328];[.F32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CONCATENATE([.B329];[.C329])" office:value-type="string" office:string-value="PolonskiJakub" calcext:value-type="string">
            <text:p>PolonskiJakub</text:p>
          </table:table-cell>
          <table:table-cell table:formula="of:=IF([.D329]=[.D328];1;0)" office:value-type="float" office:value="0" calcext:value-type="float">
            <text:p>0</text:p>
          </table:table-cell>
          <table:table-cell table:formula="of:=IF([.E330]=1;1;0)" office:value-type="float" office:value="0" calcext:value-type="float">
            <text:p>0</text:p>
          </table:table-cell>
          <table:table-cell table:formula="of:=OR([.E329];[.F32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CONCATENATE([.B330];[.C330])" office:value-type="string" office:string-value="PolubinskiPiotr" calcext:value-type="string">
            <text:p>PolubinskiPiotr</text:p>
          </table:table-cell>
          <table:table-cell table:formula="of:=IF([.D330]=[.D329];1;0)" office:value-type="float" office:value="0" calcext:value-type="float">
            <text:p>0</text:p>
          </table:table-cell>
          <table:table-cell table:formula="of:=IF([.E331]=1;1;0)" office:value-type="float" office:value="0" calcext:value-type="float">
            <text:p>0</text:p>
          </table:table-cell>
          <table:table-cell table:formula="of:=OR([.E330];[.F33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CONCATENATE([.B331];[.C331])" office:value-type="string" office:string-value="PorydzajJakub" calcext:value-type="string">
            <text:p>PorydzajJakub</text:p>
          </table:table-cell>
          <table:table-cell table:formula="of:=IF([.D331]=[.D330];1;0)" office:value-type="float" office:value="0" calcext:value-type="float">
            <text:p>0</text:p>
          </table:table-cell>
          <table:table-cell table:formula="of:=IF([.E332]=1;1;0)" office:value-type="float" office:value="0" calcext:value-type="float">
            <text:p>0</text:p>
          </table:table-cell>
          <table:table-cell table:formula="of:=OR([.E331];[.F33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CONCATENATE([.B332];[.C332])" office:value-type="string" office:string-value="PotockiJakub" calcext:value-type="string">
            <text:p>PotockiJakub</text:p>
          </table:table-cell>
          <table:table-cell table:formula="of:=IF([.D332]=[.D331];1;0)" office:value-type="float" office:value="0" calcext:value-type="float">
            <text:p>0</text:p>
          </table:table-cell>
          <table:table-cell table:formula="of:=IF([.E333]=1;1;0)" office:value-type="float" office:value="0" calcext:value-type="float">
            <text:p>0</text:p>
          </table:table-cell>
          <table:table-cell table:formula="of:=OR([.E332];[.F33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CONCATENATE([.B333];[.C333])" office:value-type="string" office:string-value="PotockiMariusz" calcext:value-type="string">
            <text:p>PotockiMariusz</text:p>
          </table:table-cell>
          <table:table-cell table:formula="of:=IF([.D333]=[.D332];1;0)" office:value-type="float" office:value="0" calcext:value-type="float">
            <text:p>0</text:p>
          </table:table-cell>
          <table:table-cell table:formula="of:=IF([.E334]=1;1;0)" office:value-type="float" office:value="0" calcext:value-type="float">
            <text:p>0</text:p>
          </table:table-cell>
          <table:table-cell table:formula="of:=OR([.E333];[.F33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CONCATENATE([.B334];[.C334])" office:value-type="string" office:string-value="PozarzyckaJustyna" calcext:value-type="string">
            <text:p>PozarzyckaJustyna</text:p>
          </table:table-cell>
          <table:table-cell table:formula="of:=IF([.D334]=[.D333];1;0)" office:value-type="float" office:value="0" calcext:value-type="float">
            <text:p>0</text:p>
          </table:table-cell>
          <table:table-cell table:formula="of:=IF([.E335]=1;1;0)" office:value-type="float" office:value="0" calcext:value-type="float">
            <text:p>0</text:p>
          </table:table-cell>
          <table:table-cell table:formula="of:=OR([.E334];[.F33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CONCATENATE([.B335];[.C335])" office:value-type="string" office:string-value="ProchniewiczJakub" calcext:value-type="string">
            <text:p>ProchniewiczJakub</text:p>
          </table:table-cell>
          <table:table-cell table:formula="of:=IF([.D335]=[.D334];1;0)" office:value-type="float" office:value="0" calcext:value-type="float">
            <text:p>0</text:p>
          </table:table-cell>
          <table:table-cell table:formula="of:=IF([.E336]=1;1;0)" office:value-type="float" office:value="0" calcext:value-type="float">
            <text:p>0</text:p>
          </table:table-cell>
          <table:table-cell table:formula="of:=OR([.E335];[.F33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CONCATENATE([.B336];[.C336])" office:value-type="string" office:string-value="ProcinskaJulianna" calcext:value-type="string">
            <text:p>ProcinskaJulianna</text:p>
          </table:table-cell>
          <table:table-cell table:formula="of:=IF([.D336]=[.D335];1;0)" office:value-type="float" office:value="0" calcext:value-type="float">
            <text:p>0</text:p>
          </table:table-cell>
          <table:table-cell table:formula="of:=IF([.E337]=1;1;0)" office:value-type="float" office:value="0" calcext:value-type="float">
            <text:p>0</text:p>
          </table:table-cell>
          <table:table-cell table:formula="of:=OR([.E336];[.F33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CONCATENATE([.B337];[.C337])" office:value-type="string" office:string-value="PrzestrzelskiJakub" calcext:value-type="string">
            <text:p>PrzestrzelskiJakub</text:p>
          </table:table-cell>
          <table:table-cell table:formula="of:=IF([.D337]=[.D336];1;0)" office:value-type="float" office:value="0" calcext:value-type="float">
            <text:p>0</text:p>
          </table:table-cell>
          <table:table-cell table:formula="of:=IF([.E338]=1;1;0)" office:value-type="float" office:value="0" calcext:value-type="float">
            <text:p>0</text:p>
          </table:table-cell>
          <table:table-cell table:formula="of:=OR([.E337];[.F33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CONCATENATE([.B338];[.C338])" office:value-type="string" office:string-value="PrzytulaJakub" calcext:value-type="string">
            <text:p>PrzytulaJakub</text:p>
          </table:table-cell>
          <table:table-cell table:formula="of:=IF([.D338]=[.D337];1;0)" office:value-type="float" office:value="0" calcext:value-type="float">
            <text:p>0</text:p>
          </table:table-cell>
          <table:table-cell table:formula="of:=IF([.E339]=1;1;0)" office:value-type="float" office:value="0" calcext:value-type="float">
            <text:p>0</text:p>
          </table:table-cell>
          <table:table-cell table:formula="of:=OR([.E338];[.F33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CONCATENATE([.B339];[.C339])" office:value-type="string" office:string-value="PuppJakub" calcext:value-type="string">
            <text:p>PuppJakub</text:p>
          </table:table-cell>
          <table:table-cell table:formula="of:=IF([.D339]=[.D338];1;0)" office:value-type="float" office:value="0" calcext:value-type="float">
            <text:p>0</text:p>
          </table:table-cell>
          <table:table-cell table:formula="of:=IF([.E340]=1;1;0)" office:value-type="float" office:value="0" calcext:value-type="float">
            <text:p>0</text:p>
          </table:table-cell>
          <table:table-cell table:formula="of:=OR([.E339];[.F33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CONCATENATE([.B340];[.C340])" office:value-type="string" office:string-value="PuzleckaJulia" calcext:value-type="string">
            <text:p>PuzleckaJulia</text:p>
          </table:table-cell>
          <table:table-cell table:formula="of:=IF([.D340]=[.D339];1;0)" office:value-type="float" office:value="0" calcext:value-type="float">
            <text:p>0</text:p>
          </table:table-cell>
          <table:table-cell table:formula="of:=IF([.E341]=1;1;0)" office:value-type="float" office:value="0" calcext:value-type="float">
            <text:p>0</text:p>
          </table:table-cell>
          <table:table-cell table:formula="of:=OR([.E340];[.F34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CONCATENATE([.B341];[.C341])" office:value-type="string" office:string-value="RadomskiJakub" calcext:value-type="string">
            <text:p>RadomskiJakub</text:p>
          </table:table-cell>
          <table:table-cell table:formula="of:=IF([.D341]=[.D340];1;0)" office:value-type="float" office:value="0" calcext:value-type="float">
            <text:p>0</text:p>
          </table:table-cell>
          <table:table-cell table:formula="of:=IF([.E342]=1;1;0)" office:value-type="float" office:value="0" calcext:value-type="float">
            <text:p>0</text:p>
          </table:table-cell>
          <table:table-cell table:formula="of:=OR([.E341];[.F34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CONCATENATE([.B342];[.C342])" office:value-type="string" office:string-value="RadoszJulia" calcext:value-type="string">
            <text:p>RadoszJulia</text:p>
          </table:table-cell>
          <table:table-cell table:formula="of:=IF([.D342]=[.D341];1;0)" office:value-type="float" office:value="0" calcext:value-type="float">
            <text:p>0</text:p>
          </table:table-cell>
          <table:table-cell table:formula="of:=IF([.E343]=1;1;0)" office:value-type="float" office:value="0" calcext:value-type="float">
            <text:p>0</text:p>
          </table:table-cell>
          <table:table-cell table:formula="of:=OR([.E342];[.F34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CONCATENATE([.B343];[.C343])" office:value-type="string" office:string-value="RadziszewskiJakub" calcext:value-type="string">
            <text:p>RadziszewskiJakub</text:p>
          </table:table-cell>
          <table:table-cell table:formula="of:=IF([.D343]=[.D342];1;0)" office:value-type="float" office:value="0" calcext:value-type="float">
            <text:p>0</text:p>
          </table:table-cell>
          <table:table-cell table:formula="of:=IF([.E344]=1;1;0)" office:value-type="float" office:value="0" calcext:value-type="float">
            <text:p>0</text:p>
          </table:table-cell>
          <table:table-cell table:formula="of:=OR([.E343];[.F34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CONCATENATE([.B344];[.C344])" office:value-type="string" office:string-value="RafinskaJulia" calcext:value-type="string">
            <text:p>RafinskaJulia</text:p>
          </table:table-cell>
          <table:table-cell table:formula="of:=IF([.D344]=[.D343];1;0)" office:value-type="float" office:value="0" calcext:value-type="float">
            <text:p>0</text:p>
          </table:table-cell>
          <table:table-cell table:formula="of:=IF([.E345]=1;1;0)" office:value-type="float" office:value="0" calcext:value-type="float">
            <text:p>0</text:p>
          </table:table-cell>
          <table:table-cell table:formula="of:=OR([.E344];[.F34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CONCATENATE([.B345];[.C345])" office:value-type="string" office:string-value="RamloJulia" calcext:value-type="string">
            <text:p>RamloJulia</text:p>
          </table:table-cell>
          <table:table-cell table:formula="of:=IF([.D345]=[.D344];1;0)" office:value-type="float" office:value="0" calcext:value-type="float">
            <text:p>0</text:p>
          </table:table-cell>
          <table:table-cell table:formula="of:=IF([.E346]=1;1;0)" office:value-type="float" office:value="0" calcext:value-type="float">
            <text:p>0</text:p>
          </table:table-cell>
          <table:table-cell table:formula="of:=OR([.E345];[.F34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CONCATENATE([.B346];[.C346])" office:value-type="string" office:string-value="ReclawJulia" calcext:value-type="string">
            <text:p>ReclawJulia</text:p>
          </table:table-cell>
          <table:table-cell table:formula="of:=IF([.D346]=[.D345];1;0)" office:value-type="float" office:value="0" calcext:value-type="float">
            <text:p>0</text:p>
          </table:table-cell>
          <table:table-cell table:formula="of:=IF([.E347]=1;1;0)" office:value-type="float" office:value="0" calcext:value-type="float">
            <text:p>0</text:p>
          </table:table-cell>
          <table:table-cell table:formula="of:=OR([.E346];[.F34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CONCATENATE([.B347];[.C347])" office:value-type="string" office:string-value="RembiewskiJakub" calcext:value-type="string">
            <text:p>RembiewskiJakub</text:p>
          </table:table-cell>
          <table:table-cell table:formula="of:=IF([.D347]=[.D346];1;0)" office:value-type="float" office:value="0" calcext:value-type="float">
            <text:p>0</text:p>
          </table:table-cell>
          <table:table-cell table:formula="of:=IF([.E348]=1;1;0)" office:value-type="float" office:value="0" calcext:value-type="float">
            <text:p>0</text:p>
          </table:table-cell>
          <table:table-cell table:formula="of:=OR([.E347];[.F34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CONCATENATE([.B348];[.C348])" office:value-type="string" office:string-value="RembiszJakub" calcext:value-type="string">
            <text:p>RembiszJakub</text:p>
          </table:table-cell>
          <table:table-cell table:formula="of:=IF([.D348]=[.D347];1;0)" office:value-type="float" office:value="0" calcext:value-type="float">
            <text:p>0</text:p>
          </table:table-cell>
          <table:table-cell table:formula="of:=IF([.E349]=1;1;0)" office:value-type="float" office:value="0" calcext:value-type="float">
            <text:p>0</text:p>
          </table:table-cell>
          <table:table-cell table:formula="of:=OR([.E348];[.F34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093058856</text:p>
          </table:table-cell>
          <table:table-cell office:value-type="string" calcext:value-type="string">
            <text:p>Ręczmin</text:p>
          </table:table-cell>
          <table:table-cell office:value-type="string" calcext:value-type="string">
            <text:p>Jakub</text:p>
          </table:table-cell>
          <table:table-cell table:formula="of:=CONCATENATE([.B349];[.C349])" office:value-type="string" office:string-value="RęczminJakub" calcext:value-type="string">
            <text:p>RęczminJakub</text:p>
          </table:table-cell>
          <table:table-cell table:formula="of:=IF([.D349]=[.D348];1;0)" office:value-type="float" office:value="0" calcext:value-type="float">
            <text:p>0</text:p>
          </table:table-cell>
          <table:table-cell table:formula="of:=IF([.E350]=1;1;0)" office:value-type="float" office:value="0" calcext:value-type="float">
            <text:p>0</text:p>
          </table:table-cell>
          <table:table-cell table:formula="of:=OR([.E349];[.F34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CONCATENATE([.B350];[.C350])" office:value-type="string" office:string-value="RiegelJulia" calcext:value-type="string">
            <text:p>RiegelJulia</text:p>
          </table:table-cell>
          <table:table-cell table:formula="of:=IF([.D350]=[.D349];1;0)" office:value-type="float" office:value="0" calcext:value-type="float">
            <text:p>0</text:p>
          </table:table-cell>
          <table:table-cell table:formula="of:=IF([.E351]=1;1;0)" office:value-type="float" office:value="0" calcext:value-type="float">
            <text:p>0</text:p>
          </table:table-cell>
          <table:table-cell table:formula="of:=OR([.E350];[.F35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CONCATENATE([.B351];[.C351])" office:value-type="string" office:string-value="RodakJakub" calcext:value-type="string">
            <text:p>RodakJakub</text:p>
          </table:table-cell>
          <table:table-cell table:formula="of:=IF([.D351]=[.D350];1;0)" office:value-type="float" office:value="0" calcext:value-type="float">
            <text:p>0</text:p>
          </table:table-cell>
          <table:table-cell table:formula="of:=IF([.E352]=1;1;0)" office:value-type="float" office:value="0" calcext:value-type="float">
            <text:p>0</text:p>
          </table:table-cell>
          <table:table-cell table:formula="of:=OR([.E351];[.F35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CONCATENATE([.B352];[.C352])" office:value-type="string" office:string-value="RohdeJakub" calcext:value-type="string">
            <text:p>RohdeJakub</text:p>
          </table:table-cell>
          <table:table-cell table:formula="of:=IF([.D352]=[.D351];1;0)" office:value-type="float" office:value="0" calcext:value-type="float">
            <text:p>0</text:p>
          </table:table-cell>
          <table:table-cell table:formula="of:=IF([.E353]=1;1;0)" office:value-type="float" office:value="0" calcext:value-type="float">
            <text:p>0</text:p>
          </table:table-cell>
          <table:table-cell table:formula="of:=OR([.E352];[.F35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CONCATENATE([.B353];[.C353])" office:value-type="string" office:string-value="RopiakJakub" calcext:value-type="string">
            <text:p>RopiakJakub</text:p>
          </table:table-cell>
          <table:table-cell table:formula="of:=IF([.D353]=[.D352];1;0)" office:value-type="float" office:value="0" calcext:value-type="float">
            <text:p>0</text:p>
          </table:table-cell>
          <table:table-cell table:formula="of:=IF([.E354]=1;1;0)" office:value-type="float" office:value="0" calcext:value-type="float">
            <text:p>0</text:p>
          </table:table-cell>
          <table:table-cell table:formula="of:=OR([.E353];[.F35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CONCATENATE([.B354];[.C354])" office:value-type="string" office:string-value="RowinskiJacek" calcext:value-type="string">
            <text:p>RowinskiJacek</text:p>
          </table:table-cell>
          <table:table-cell table:formula="of:=IF([.D354]=[.D353];1;0)" office:value-type="float" office:value="0" calcext:value-type="float">
            <text:p>0</text:p>
          </table:table-cell>
          <table:table-cell table:formula="of:=IF([.E355]=1;1;0)" office:value-type="float" office:value="0" calcext:value-type="float">
            <text:p>0</text:p>
          </table:table-cell>
          <table:table-cell table:formula="of:=OR([.E354];[.F35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CONCATENATE([.B355];[.C355])" office:value-type="string" office:string-value="RozekJacek" calcext:value-type="string">
            <text:p>RozekJacek</text:p>
          </table:table-cell>
          <table:table-cell table:formula="of:=IF([.D355]=[.D354];1;0)" office:value-type="float" office:value="0" calcext:value-type="float">
            <text:p>0</text:p>
          </table:table-cell>
          <table:table-cell table:formula="of:=IF([.E356]=1;1;0)" office:value-type="float" office:value="0" calcext:value-type="float">
            <text:p>0</text:p>
          </table:table-cell>
          <table:table-cell table:formula="of:=OR([.E355];[.F35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CONCATENATE([.B356];[.C356])" office:value-type="string" office:string-value="RutkiewiczJulia" calcext:value-type="string">
            <text:p>RutkiewiczJulia</text:p>
          </table:table-cell>
          <table:table-cell table:formula="of:=IF([.D356]=[.D355];1;0)" office:value-type="float" office:value="0" calcext:value-type="float">
            <text:p>0</text:p>
          </table:table-cell>
          <table:table-cell table:formula="of:=IF([.E357]=1;1;0)" office:value-type="float" office:value="0" calcext:value-type="float">
            <text:p>0</text:p>
          </table:table-cell>
          <table:table-cell table:formula="of:=OR([.E356];[.F35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CONCATENATE([.B357];[.C357])" office:value-type="string" office:string-value="RutkowskiIgor" calcext:value-type="string">
            <text:p>RutkowskiIgor</text:p>
          </table:table-cell>
          <table:table-cell table:formula="of:=IF([.D357]=[.D356];1;0)" office:value-type="float" office:value="0" calcext:value-type="float">
            <text:p>0</text:p>
          </table:table-cell>
          <table:table-cell table:formula="of:=IF([.E358]=1;1;0)" office:value-type="float" office:value="0" calcext:value-type="float">
            <text:p>0</text:p>
          </table:table-cell>
          <table:table-cell table:formula="of:=OR([.E357];[.F35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CONCATENATE([.B358];[.C358])" office:value-type="string" office:string-value="RybienikIgor" calcext:value-type="string">
            <text:p>RybienikIgor</text:p>
          </table:table-cell>
          <table:table-cell table:formula="of:=IF([.D358]=[.D357];1;0)" office:value-type="float" office:value="0" calcext:value-type="float">
            <text:p>0</text:p>
          </table:table-cell>
          <table:table-cell table:formula="of:=IF([.E359]=1;1;0)" office:value-type="float" office:value="0" calcext:value-type="float">
            <text:p>0</text:p>
          </table:table-cell>
          <table:table-cell table:formula="of:=OR([.E358];[.F35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CONCATENATE([.B359];[.C359])" office:value-type="string" office:string-value="RybinskiIgor" calcext:value-type="string">
            <text:p>RybinskiIgor</text:p>
          </table:table-cell>
          <table:table-cell table:formula="of:=IF([.D359]=[.D358];1;0)" office:value-type="float" office:value="0" calcext:value-type="float">
            <text:p>0</text:p>
          </table:table-cell>
          <table:table-cell table:formula="of:=IF([.E360]=1;1;0)" office:value-type="float" office:value="0" calcext:value-type="float">
            <text:p>0</text:p>
          </table:table-cell>
          <table:table-cell table:formula="of:=OR([.E359];[.F35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CONCATENATE([.B360];[.C360])" office:value-type="string" office:string-value="RyngwelskiIgor" calcext:value-type="string">
            <text:p>RyngwelskiIgor</text:p>
          </table:table-cell>
          <table:table-cell table:formula="of:=IF([.D360]=[.D359];1;0)" office:value-type="float" office:value="0" calcext:value-type="float">
            <text:p>0</text:p>
          </table:table-cell>
          <table:table-cell table:formula="of:=IF([.E361]=1;1;0)" office:value-type="float" office:value="0" calcext:value-type="float">
            <text:p>0</text:p>
          </table:table-cell>
          <table:table-cell table:formula="of:=OR([.E360];[.F36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CONCATENATE([.B361];[.C361])" office:value-type="string" office:string-value="RysakIgor" calcext:value-type="string">
            <text:p>RysakIgor</text:p>
          </table:table-cell>
          <table:table-cell table:formula="of:=IF([.D361]=[.D360];1;0)" office:value-type="float" office:value="0" calcext:value-type="float">
            <text:p>0</text:p>
          </table:table-cell>
          <table:table-cell table:formula="of:=IF([.E362]=1;1;0)" office:value-type="float" office:value="0" calcext:value-type="float">
            <text:p>0</text:p>
          </table:table-cell>
          <table:table-cell table:formula="of:=OR([.E361];[.F36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CONCATENATE([.B362];[.C362])" office:value-type="string" office:string-value="RysIgor" calcext:value-type="string">
            <text:p>RysIgor</text:p>
          </table:table-cell>
          <table:table-cell table:formula="of:=IF([.D362]=[.D361];1;0)" office:value-type="float" office:value="0" calcext:value-type="float">
            <text:p>0</text:p>
          </table:table-cell>
          <table:table-cell table:formula="of:=IF([.E363]=1;1;0)" office:value-type="float" office:value="0" calcext:value-type="float">
            <text:p>0</text:p>
          </table:table-cell>
          <table:table-cell table:formula="of:=OR([.E362];[.F36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CONCATENATE([.B363];[.C363])" office:value-type="string" office:string-value="SachseJulia" calcext:value-type="string">
            <text:p>SachseJulia</text:p>
          </table:table-cell>
          <table:table-cell table:formula="of:=IF([.D363]=[.D362];1;0)" office:value-type="float" office:value="0" calcext:value-type="float">
            <text:p>0</text:p>
          </table:table-cell>
          <table:table-cell table:formula="of:=IF([.E364]=1;1;0)" office:value-type="float" office:value="0" calcext:value-type="float">
            <text:p>0</text:p>
          </table:table-cell>
          <table:table-cell table:formula="of:=OR([.E363];[.F36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CONCATENATE([.B364];[.C364])" office:value-type="string" office:string-value="SadowskaJulia" calcext:value-type="string">
            <text:p>SadowskaJulia</text:p>
          </table:table-cell>
          <table:table-cell table:formula="of:=IF([.D364]=[.D363];1;0)" office:value-type="float" office:value="0" calcext:value-type="float">
            <text:p>0</text:p>
          </table:table-cell>
          <table:table-cell table:formula="of:=IF([.E365]=1;1;0)" office:value-type="float" office:value="0" calcext:value-type="float">
            <text:p>0</text:p>
          </table:table-cell>
          <table:table-cell table:formula="of:=OR([.E364];[.F36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CONCATENATE([.B365];[.C365])" office:value-type="string" office:string-value="SalanowskaJulia" calcext:value-type="string">
            <text:p>SalanowskaJulia</text:p>
          </table:table-cell>
          <table:table-cell table:formula="of:=IF([.D365]=[.D364];1;0)" office:value-type="float" office:value="0" calcext:value-type="float">
            <text:p>0</text:p>
          </table:table-cell>
          <table:table-cell table:formula="of:=IF([.E366]=1;1;0)" office:value-type="float" office:value="0" calcext:value-type="float">
            <text:p>0</text:p>
          </table:table-cell>
          <table:table-cell table:formula="of:=OR([.E365];[.F36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CONCATENATE([.B366];[.C366])" office:value-type="string" office:string-value="SamulczykJulia" calcext:value-type="string">
            <text:p>SamulczykJulia</text:p>
          </table:table-cell>
          <table:table-cell table:formula="of:=IF([.D366]=[.D365];1;0)" office:value-type="float" office:value="0" calcext:value-type="float">
            <text:p>0</text:p>
          </table:table-cell>
          <table:table-cell table:formula="of:=IF([.E367]=1;1;0)" office:value-type="float" office:value="0" calcext:value-type="float">
            <text:p>0</text:p>
          </table:table-cell>
          <table:table-cell table:formula="of:=OR([.E366];[.F36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CONCATENATE([.B367];[.C367])" office:value-type="string" office:string-value="SarnowskiIgnacy" calcext:value-type="string">
            <text:p>SarnowskiIgnacy</text:p>
          </table:table-cell>
          <table:table-cell table:formula="of:=IF([.D367]=[.D366];1;0)" office:value-type="float" office:value="0" calcext:value-type="float">
            <text:p>0</text:p>
          </table:table-cell>
          <table:table-cell table:formula="of:=IF([.E368]=1;1;0)" office:value-type="float" office:value="0" calcext:value-type="float">
            <text:p>0</text:p>
          </table:table-cell>
          <table:table-cell table:formula="of:=OR([.E367];[.F36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CONCATENATE([.B368];[.C368])" office:value-type="string" office:string-value="SautyczJulia" calcext:value-type="string">
            <text:p>SautyczJulia</text:p>
          </table:table-cell>
          <table:table-cell table:formula="of:=IF([.D368]=[.D367];1;0)" office:value-type="float" office:value="0" calcext:value-type="float">
            <text:p>0</text:p>
          </table:table-cell>
          <table:table-cell table:formula="of:=IF([.E369]=1;1;0)" office:value-type="float" office:value="0" calcext:value-type="float">
            <text:p>0</text:p>
          </table:table-cell>
          <table:table-cell table:formula="of:=OR([.E368];[.F36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CONCATENATE([.B369];[.C369])" office:value-type="string" office:string-value="SengerJoanna" calcext:value-type="string">
            <text:p>SengerJoanna</text:p>
          </table:table-cell>
          <table:table-cell table:formula="of:=IF([.D369]=[.D368];1;0)" office:value-type="float" office:value="0" calcext:value-type="float">
            <text:p>0</text:p>
          </table:table-cell>
          <table:table-cell table:formula="of:=IF([.E370]=1;1;0)" office:value-type="float" office:value="0" calcext:value-type="float">
            <text:p>0</text:p>
          </table:table-cell>
          <table:table-cell table:formula="of:=OR([.E369];[.F36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CONCATENATE([.B370];[.C370])" office:value-type="string" office:string-value="SeredynskaJoanna" calcext:value-type="string">
            <text:p>SeredynskaJoanna</text:p>
          </table:table-cell>
          <table:table-cell table:formula="of:=IF([.D370]=[.D369];1;0)" office:value-type="float" office:value="0" calcext:value-type="float">
            <text:p>0</text:p>
          </table:table-cell>
          <table:table-cell table:formula="of:=IF([.E371]=1;1;0)" office:value-type="float" office:value="0" calcext:value-type="float">
            <text:p>0</text:p>
          </table:table-cell>
          <table:table-cell table:formula="of:=OR([.E370];[.F37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CONCATENATE([.B371];[.C371])" office:value-type="string" office:string-value="SibigaJoanna" calcext:value-type="string">
            <text:p>SibigaJoanna</text:p>
          </table:table-cell>
          <table:table-cell table:formula="of:=IF([.D371]=[.D370];1;0)" office:value-type="float" office:value="0" calcext:value-type="float">
            <text:p>0</text:p>
          </table:table-cell>
          <table:table-cell table:formula="of:=IF([.E372]=1;1;0)" office:value-type="float" office:value="0" calcext:value-type="float">
            <text:p>0</text:p>
          </table:table-cell>
          <table:table-cell table:formula="of:=OR([.E371];[.F37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CONCATENATE([.B372];[.C372])" office:value-type="string" office:string-value="SiemistkowskaJagoda" calcext:value-type="string">
            <text:p>SiemistkowskaJagoda</text:p>
          </table:table-cell>
          <table:table-cell table:formula="of:=IF([.D372]=[.D371];1;0)" office:value-type="float" office:value="0" calcext:value-type="float">
            <text:p>0</text:p>
          </table:table-cell>
          <table:table-cell table:formula="of:=IF([.E373]=1;1;0)" office:value-type="float" office:value="0" calcext:value-type="float">
            <text:p>0</text:p>
          </table:table-cell>
          <table:table-cell table:formula="of:=OR([.E372];[.F37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CONCATENATE([.B373];[.C373])" office:value-type="string" office:string-value="SikoraHubert" calcext:value-type="string">
            <text:p>SikoraHubert</text:p>
          </table:table-cell>
          <table:table-cell table:formula="of:=IF([.D373]=[.D372];1;0)" office:value-type="float" office:value="0" calcext:value-type="float">
            <text:p>0</text:p>
          </table:table-cell>
          <table:table-cell table:formula="of:=IF([.E374]=1;1;0)" office:value-type="float" office:value="0" calcext:value-type="float">
            <text:p>0</text:p>
          </table:table-cell>
          <table:table-cell table:formula="of:=OR([.E373];[.F37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CONCATENATE([.B374];[.C374])" office:value-type="string" office:string-value="SilakowskiHenryk" calcext:value-type="string">
            <text:p>SilakowskiHenryk</text:p>
          </table:table-cell>
          <table:table-cell table:formula="of:=IF([.D374]=[.D373];1;0)" office:value-type="float" office:value="0" calcext:value-type="float">
            <text:p>0</text:p>
          </table:table-cell>
          <table:table-cell table:formula="of:=IF([.E375]=1;1;0)" office:value-type="float" office:value="0" calcext:value-type="float">
            <text:p>0</text:p>
          </table:table-cell>
          <table:table-cell table:formula="of:=OR([.E374];[.F37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CONCATENATE([.B375];[.C375])" office:value-type="string" office:string-value="SiminskiHenryk" calcext:value-type="string">
            <text:p>SiminskiHenryk</text:p>
          </table:table-cell>
          <table:table-cell table:formula="of:=IF([.D375]=[.D374];1;0)" office:value-type="float" office:value="0" calcext:value-type="float">
            <text:p>0</text:p>
          </table:table-cell>
          <table:table-cell table:formula="of:=IF([.E376]=1;1;0)" office:value-type="float" office:value="0" calcext:value-type="float">
            <text:p>0</text:p>
          </table:table-cell>
          <table:table-cell table:formula="of:=OR([.E375];[.F37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CONCATENATE([.B376];[.C376])" office:value-type="string" office:string-value="SkabaraGrzegorz" calcext:value-type="string">
            <text:p>SkabaraGrzegorz</text:p>
          </table:table-cell>
          <table:table-cell table:formula="of:=IF([.D376]=[.D375];1;0)" office:value-type="float" office:value="0" calcext:value-type="float">
            <text:p>0</text:p>
          </table:table-cell>
          <table:table-cell table:formula="of:=IF([.E377]=1;1;0)" office:value-type="float" office:value="0" calcext:value-type="float">
            <text:p>0</text:p>
          </table:table-cell>
          <table:table-cell table:formula="of:=OR([.E376];[.F37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CONCATENATE([.B377];[.C377])" office:value-type="string" office:string-value="SkalubaGabriel" calcext:value-type="string">
            <text:p>SkalubaGabriel</text:p>
          </table:table-cell>
          <table:table-cell table:formula="of:=IF([.D377]=[.D376];1;0)" office:value-type="float" office:value="0" calcext:value-type="float">
            <text:p>0</text:p>
          </table:table-cell>
          <table:table-cell table:formula="of:=IF([.E378]=1;1;0)" office:value-type="float" office:value="0" calcext:value-type="float">
            <text:p>0</text:p>
          </table:table-cell>
          <table:table-cell table:formula="of:=OR([.E377];[.F37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CONCATENATE([.B378];[.C378])" office:value-type="string" office:string-value="SkrzydlakIzabela" calcext:value-type="string">
            <text:p>SkrzydlakIzabela</text:p>
          </table:table-cell>
          <table:table-cell table:formula="of:=IF([.D378]=[.D377];1;0)" office:value-type="float" office:value="0" calcext:value-type="float">
            <text:p>0</text:p>
          </table:table-cell>
          <table:table-cell table:formula="of:=IF([.E379]=1;1;0)" office:value-type="float" office:value="0" calcext:value-type="float">
            <text:p>0</text:p>
          </table:table-cell>
          <table:table-cell table:formula="of:=OR([.E378];[.F37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CONCATENATE([.B379];[.C379])" office:value-type="string" office:string-value="SmiecinskaAntonina" calcext:value-type="string">
            <text:p>SmiecinskaAntonina</text:p>
          </table:table-cell>
          <table:table-cell table:formula="of:=IF([.D379]=[.D378];1;0)" office:value-type="float" office:value="0" calcext:value-type="float">
            <text:p>0</text:p>
          </table:table-cell>
          <table:table-cell table:formula="of:=IF([.E380]=1;1;0)" office:value-type="float" office:value="0" calcext:value-type="float">
            <text:p>0</text:p>
          </table:table-cell>
          <table:table-cell table:formula="of:=OR([.E379];[.F37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CONCATENATE([.B380];[.C380])" office:value-type="string" office:string-value="SmoliniecFranciszek" calcext:value-type="string">
            <text:p>SmoliniecFranciszek</text:p>
          </table:table-cell>
          <table:table-cell table:formula="of:=IF([.D380]=[.D379];1;0)" office:value-type="float" office:value="0" calcext:value-type="float">
            <text:p>0</text:p>
          </table:table-cell>
          <table:table-cell table:formula="of:=IF([.E381]=1;1;0)" office:value-type="float" office:value="0" calcext:value-type="float">
            <text:p>0</text:p>
          </table:table-cell>
          <table:table-cell table:formula="of:=OR([.E380];[.F38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CONCATENATE([.B381];[.C381])" office:value-type="string" office:string-value="SnarskiFranciszek" calcext:value-type="string">
            <text:p>SnarskiFranciszek</text:p>
          </table:table-cell>
          <table:table-cell table:formula="of:=IF([.D381]=[.D380];1;0)" office:value-type="float" office:value="0" calcext:value-type="float">
            <text:p>0</text:p>
          </table:table-cell>
          <table:table-cell table:formula="of:=IF([.E382]=1;1;0)" office:value-type="float" office:value="0" calcext:value-type="float">
            <text:p>0</text:p>
          </table:table-cell>
          <table:table-cell table:formula="of:=OR([.E381];[.F38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CONCATENATE([.B382];[.C382])" office:value-type="string" office:string-value="SobolFilip" calcext:value-type="string">
            <text:p>SobolFilip</text:p>
          </table:table-cell>
          <table:table-cell table:formula="of:=IF([.D382]=[.D381];1;0)" office:value-type="float" office:value="0" calcext:value-type="float">
            <text:p>0</text:p>
          </table:table-cell>
          <table:table-cell table:formula="of:=IF([.E383]=1;1;0)" office:value-type="float" office:value="0" calcext:value-type="float">
            <text:p>0</text:p>
          </table:table-cell>
          <table:table-cell table:formula="of:=OR([.E382];[.F38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CONCATENATE([.B383];[.C383])" office:value-type="string" office:string-value="SobonFilip" calcext:value-type="string">
            <text:p>SobonFilip</text:p>
          </table:table-cell>
          <table:table-cell table:formula="of:=IF([.D383]=[.D382];1;0)" office:value-type="float" office:value="0" calcext:value-type="float">
            <text:p>0</text:p>
          </table:table-cell>
          <table:table-cell table:formula="of:=IF([.E384]=1;1;0)" office:value-type="float" office:value="0" calcext:value-type="float">
            <text:p>0</text:p>
          </table:table-cell>
          <table:table-cell table:formula="of:=OR([.E383];[.F38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CONCATENATE([.B384];[.C384])" office:value-type="string" office:string-value="SochackaInka" calcext:value-type="string">
            <text:p>SochackaInka</text:p>
          </table:table-cell>
          <table:table-cell table:formula="of:=IF([.D384]=[.D383];1;0)" office:value-type="float" office:value="0" calcext:value-type="float">
            <text:p>0</text:p>
          </table:table-cell>
          <table:table-cell table:formula="of:=IF([.E385]=1;1;0)" office:value-type="float" office:value="0" calcext:value-type="float">
            <text:p>0</text:p>
          </table:table-cell>
          <table:table-cell table:formula="of:=OR([.E384];[.F38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CONCATENATE([.B385];[.C385])" office:value-type="string" office:string-value="SosnowskiFilip" calcext:value-type="string">
            <text:p>SosnowskiFilip</text:p>
          </table:table-cell>
          <table:table-cell table:formula="of:=IF([.D385]=[.D384];1;0)" office:value-type="float" office:value="0" calcext:value-type="float">
            <text:p>0</text:p>
          </table:table-cell>
          <table:table-cell table:formula="of:=IF([.E386]=1;1;0)" office:value-type="float" office:value="0" calcext:value-type="float">
            <text:p>0</text:p>
          </table:table-cell>
          <table:table-cell table:formula="of:=OR([.E385];[.F38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CONCATENATE([.B386];[.C386])" office:value-type="string" office:string-value="SpanowskiFilip" calcext:value-type="string">
            <text:p>SpanowskiFilip</text:p>
          </table:table-cell>
          <table:table-cell table:formula="of:=IF([.D386]=[.D385];1;0)" office:value-type="float" office:value="0" calcext:value-type="float">
            <text:p>0</text:p>
          </table:table-cell>
          <table:table-cell table:formula="of:=IF([.E387]=1;1;0)" office:value-type="float" office:value="0" calcext:value-type="float">
            <text:p>0</text:p>
          </table:table-cell>
          <table:table-cell table:formula="of:=OR([.E386];[.F38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CONCATENATE([.B387];[.C387])" office:value-type="string" office:string-value="SpychalaFilip" calcext:value-type="string">
            <text:p>SpychalaFilip</text:p>
          </table:table-cell>
          <table:table-cell table:formula="of:=IF([.D387]=[.D386];1;0)" office:value-type="float" office:value="0" calcext:value-type="float">
            <text:p>0</text:p>
          </table:table-cell>
          <table:table-cell table:formula="of:=IF([.E388]=1;1;0)" office:value-type="float" office:value="0" calcext:value-type="float">
            <text:p>0</text:p>
          </table:table-cell>
          <table:table-cell table:formula="of:=OR([.E387];[.F38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CONCATENATE([.B388];[.C388])" office:value-type="string" office:string-value="SrokowskaHelena" calcext:value-type="string">
            <text:p>SrokowskaHelena</text:p>
          </table:table-cell>
          <table:table-cell table:formula="of:=IF([.D388]=[.D387];1;0)" office:value-type="float" office:value="0" calcext:value-type="float">
            <text:p>0</text:p>
          </table:table-cell>
          <table:table-cell table:formula="of:=IF([.E389]=1;1;0)" office:value-type="float" office:value="0" calcext:value-type="float">
            <text:p>0</text:p>
          </table:table-cell>
          <table:table-cell table:formula="of:=OR([.E388];[.F38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CONCATENATE([.B389];[.C389])" office:value-type="string" office:string-value="SrokowskaIga" calcext:value-type="string">
            <text:p>SrokowskaIga</text:p>
          </table:table-cell>
          <table:table-cell table:formula="of:=IF([.D389]=[.D388];1;0)" office:value-type="float" office:value="0" calcext:value-type="float">
            <text:p>0</text:p>
          </table:table-cell>
          <table:table-cell table:formula="of:=IF([.E390]=1;1;0)" office:value-type="float" office:value="0" calcext:value-type="float">
            <text:p>0</text:p>
          </table:table-cell>
          <table:table-cell table:formula="of:=OR([.E389];[.F38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CONCATENATE([.B390];[.C390])" office:value-type="string" office:string-value="StachurskaHelena" calcext:value-type="string">
            <text:p>StachurskaHelena</text:p>
          </table:table-cell>
          <table:table-cell table:formula="of:=IF([.D390]=[.D389];1;0)" office:value-type="float" office:value="0" calcext:value-type="float">
            <text:p>0</text:p>
          </table:table-cell>
          <table:table-cell table:formula="of:=IF([.E391]=1;1;0)" office:value-type="float" office:value="0" calcext:value-type="float">
            <text:p>0</text:p>
          </table:table-cell>
          <table:table-cell table:formula="of:=OR([.E390];[.F39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CONCATENATE([.B391];[.C391])" office:value-type="string" office:string-value="StambuldzysHelena" calcext:value-type="string">
            <text:p>StambuldzysHelena</text:p>
          </table:table-cell>
          <table:table-cell table:formula="of:=IF([.D391]=[.D390];1;0)" office:value-type="float" office:value="0" calcext:value-type="float">
            <text:p>0</text:p>
          </table:table-cell>
          <table:table-cell table:formula="of:=IF([.E392]=1;1;0)" office:value-type="float" office:value="0" calcext:value-type="float">
            <text:p>0</text:p>
          </table:table-cell>
          <table:table-cell table:formula="of:=OR([.E391];[.F39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CONCATENATE([.B392];[.C392])" office:value-type="string" office:string-value="StanislawskaHanna" calcext:value-type="string">
            <text:p>StanislawskaHanna</text:p>
          </table:table-cell>
          <table:table-cell table:formula="of:=IF([.D392]=[.D391];1;0)" office:value-type="float" office:value="0" calcext:value-type="float">
            <text:p>0</text:p>
          </table:table-cell>
          <table:table-cell table:formula="of:=IF([.E393]=1;1;0)" office:value-type="float" office:value="0" calcext:value-type="float">
            <text:p>0</text:p>
          </table:table-cell>
          <table:table-cell table:formula="of:=OR([.E392];[.F39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CONCATENATE([.B393];[.C393])" office:value-type="string" office:string-value="StankiewiczHanna" calcext:value-type="string">
            <text:p>StankiewiczHanna</text:p>
          </table:table-cell>
          <table:table-cell table:formula="of:=IF([.D393]=[.D392];1;0)" office:value-type="float" office:value="0" calcext:value-type="float">
            <text:p>0</text:p>
          </table:table-cell>
          <table:table-cell table:formula="of:=IF([.E394]=1;1;0)" office:value-type="float" office:value="0" calcext:value-type="float">
            <text:p>0</text:p>
          </table:table-cell>
          <table:table-cell table:formula="of:=OR([.E393];[.F39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CONCATENATE([.B394];[.C394])" office:value-type="string" office:string-value="StanulewiczFilip" calcext:value-type="string">
            <text:p>StanulewiczFilip</text:p>
          </table:table-cell>
          <table:table-cell table:formula="of:=IF([.D394]=[.D393];1;0)" office:value-type="float" office:value="0" calcext:value-type="float">
            <text:p>0</text:p>
          </table:table-cell>
          <table:table-cell table:formula="of:=IF([.E395]=1;1;0)" office:value-type="float" office:value="0" calcext:value-type="float">
            <text:p>0</text:p>
          </table:table-cell>
          <table:table-cell table:formula="of:=OR([.E394];[.F39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CONCATENATE([.B395];[.C395])" office:value-type="string" office:string-value="StawirejHanna" calcext:value-type="string">
            <text:p>StawirejHanna</text:p>
          </table:table-cell>
          <table:table-cell table:formula="of:=IF([.D395]=[.D394];1;0)" office:value-type="float" office:value="0" calcext:value-type="float">
            <text:p>0</text:p>
          </table:table-cell>
          <table:table-cell table:formula="of:=IF([.E396]=1;1;0)" office:value-type="float" office:value="0" calcext:value-type="float">
            <text:p>0</text:p>
          </table:table-cell>
          <table:table-cell table:formula="of:=OR([.E395];[.F39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CONCATENATE([.B396];[.C396])" office:value-type="string" office:string-value="SteinbornHanna" calcext:value-type="string">
            <text:p>SteinbornHanna</text:p>
          </table:table-cell>
          <table:table-cell table:formula="of:=IF([.D396]=[.D395];1;0)" office:value-type="float" office:value="0" calcext:value-type="float">
            <text:p>0</text:p>
          </table:table-cell>
          <table:table-cell table:formula="of:=IF([.E397]=1;1;0)" office:value-type="float" office:value="0" calcext:value-type="float">
            <text:p>0</text:p>
          </table:table-cell>
          <table:table-cell table:formula="of:=OR([.E396];[.F39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CONCATENATE([.B397];[.C397])" office:value-type="string" office:string-value="SteinhardtHanna" calcext:value-type="string">
            <text:p>SteinhardtHanna</text:p>
          </table:table-cell>
          <table:table-cell table:formula="of:=IF([.D397]=[.D396];1;0)" office:value-type="float" office:value="0" calcext:value-type="float">
            <text:p>0</text:p>
          </table:table-cell>
          <table:table-cell table:formula="of:=IF([.E398]=1;1;0)" office:value-type="float" office:value="0" calcext:value-type="float">
            <text:p>0</text:p>
          </table:table-cell>
          <table:table-cell table:formula="of:=OR([.E397];[.F39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CONCATENATE([.B398];[.C398])" office:value-type="string" office:string-value="StrackFilip" calcext:value-type="string">
            <text:p>StrackFilip</text:p>
          </table:table-cell>
          <table:table-cell table:formula="of:=IF([.D398]=[.D397];1;0)" office:value-type="float" office:value="0" calcext:value-type="float">
            <text:p>0</text:p>
          </table:table-cell>
          <table:table-cell table:formula="of:=IF([.E399]=1;1;0)" office:value-type="float" office:value="0" calcext:value-type="float">
            <text:p>0</text:p>
          </table:table-cell>
          <table:table-cell table:formula="of:=OR([.E398];[.F39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CONCATENATE([.B399];[.C399])" office:value-type="string" office:string-value="StrehlkeFilip" calcext:value-type="string">
            <text:p>StrehlkeFilip</text:p>
          </table:table-cell>
          <table:table-cell table:formula="of:=IF([.D399]=[.D398];1;0)" office:value-type="float" office:value="0" calcext:value-type="float">
            <text:p>0</text:p>
          </table:table-cell>
          <table:table-cell table:formula="of:=IF([.E400]=1;1;0)" office:value-type="float" office:value="0" calcext:value-type="float">
            <text:p>0</text:p>
          </table:table-cell>
          <table:table-cell table:formula="of:=OR([.E399];[.F39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CONCATENATE([.B400];[.C400])" office:value-type="string" office:string-value="StrojekFilip" calcext:value-type="string">
            <text:p>StrojekFilip</text:p>
          </table:table-cell>
          <table:table-cell table:formula="of:=IF([.D400]=[.D399];1;0)" office:value-type="float" office:value="0" calcext:value-type="float">
            <text:p>0</text:p>
          </table:table-cell>
          <table:table-cell table:formula="of:=IF([.E401]=1;1;0)" office:value-type="float" office:value="0" calcext:value-type="float">
            <text:p>0</text:p>
          </table:table-cell>
          <table:table-cell table:formula="of:=OR([.E400];[.F40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CONCATENATE([.B401];[.C401])" office:value-type="string" office:string-value="StrupiechowskiFilip" calcext:value-type="string">
            <text:p>StrupiechowskiFilip</text:p>
          </table:table-cell>
          <table:table-cell table:formula="of:=IF([.D401]=[.D400];1;0)" office:value-type="float" office:value="0" calcext:value-type="float">
            <text:p>0</text:p>
          </table:table-cell>
          <table:table-cell table:formula="of:=IF([.E402]=1;1;0)" office:value-type="float" office:value="0" calcext:value-type="float">
            <text:p>0</text:p>
          </table:table-cell>
          <table:table-cell table:formula="of:=OR([.E401];[.F40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CONCATENATE([.B402];[.C402])" office:value-type="string" office:string-value="SwierszczCyprian" calcext:value-type="string">
            <text:p>SwierszczCyprian</text:p>
          </table:table-cell>
          <table:table-cell table:formula="of:=IF([.D402]=[.D401];1;0)" office:value-type="float" office:value="0" calcext:value-type="float">
            <text:p>0</text:p>
          </table:table-cell>
          <table:table-cell table:formula="of:=IF([.E403]=1;1;0)" office:value-type="float" office:value="0" calcext:value-type="float">
            <text:p>0</text:p>
          </table:table-cell>
          <table:table-cell table:formula="of:=OR([.E402];[.F40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CONCATENATE([.B403];[.C403])" office:value-type="string" office:string-value="SwinianskiCyprian" calcext:value-type="string">
            <text:p>SwinianskiCyprian</text:p>
          </table:table-cell>
          <table:table-cell table:formula="of:=IF([.D403]=[.D402];1;0)" office:value-type="float" office:value="0" calcext:value-type="float">
            <text:p>0</text:p>
          </table:table-cell>
          <table:table-cell table:formula="of:=IF([.E404]=1;1;0)" office:value-type="float" office:value="0" calcext:value-type="float">
            <text:p>0</text:p>
          </table:table-cell>
          <table:table-cell table:formula="of:=OR([.E403];[.F40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CONCATENATE([.B404];[.C404])" office:value-type="string" office:string-value="SwirkAntonina" calcext:value-type="string">
            <text:p>SwirkAntonina</text:p>
          </table:table-cell>
          <table:table-cell table:formula="of:=IF([.D404]=[.D403];1;0)" office:value-type="float" office:value="0" calcext:value-type="float">
            <text:p>0</text:p>
          </table:table-cell>
          <table:table-cell table:formula="of:=IF([.E405]=1;1;0)" office:value-type="float" office:value="0" calcext:value-type="float">
            <text:p>0</text:p>
          </table:table-cell>
          <table:table-cell table:formula="of:=OR([.E404];[.F40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CONCATENATE([.B405];[.C405])" office:value-type="string" office:string-value="SwistekDamian" calcext:value-type="string">
            <text:p>SwistekDamian</text:p>
          </table:table-cell>
          <table:table-cell table:formula="of:=IF([.D405]=[.D404];1;0)" office:value-type="float" office:value="0" calcext:value-type="float">
            <text:p>0</text:p>
          </table:table-cell>
          <table:table-cell table:formula="of:=IF([.E406]=1;1;0)" office:value-type="float" office:value="0" calcext:value-type="float">
            <text:p>0</text:p>
          </table:table-cell>
          <table:table-cell table:formula="of:=OR([.E405];[.F40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CONCATENATE([.B406];[.C406])" office:value-type="string" office:string-value="SykusFabian" calcext:value-type="string">
            <text:p>SykusFabian</text:p>
          </table:table-cell>
          <table:table-cell table:formula="of:=IF([.D406]=[.D405];1;0)" office:value-type="float" office:value="0" calcext:value-type="float">
            <text:p>0</text:p>
          </table:table-cell>
          <table:table-cell table:formula="of:=IF([.E407]=1;1;0)" office:value-type="float" office:value="0" calcext:value-type="float">
            <text:p>0</text:p>
          </table:table-cell>
          <table:table-cell table:formula="of:=OR([.E406];[.F40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CONCATENATE([.B407];[.C407])" office:value-type="string" office:string-value="SymoszynEmilia" calcext:value-type="string">
            <text:p>SymoszynEmilia</text:p>
          </table:table-cell>
          <table:table-cell table:formula="of:=IF([.D407]=[.D406];1;0)" office:value-type="float" office:value="0" calcext:value-type="float">
            <text:p>0</text:p>
          </table:table-cell>
          <table:table-cell table:formula="of:=IF([.E408]=1;1;0)" office:value-type="float" office:value="0" calcext:value-type="float">
            <text:p>0</text:p>
          </table:table-cell>
          <table:table-cell table:formula="of:=OR([.E407];[.F40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CONCATENATE([.B408];[.C408])" office:value-type="string" office:string-value="SzarmachEwa" calcext:value-type="string">
            <text:p>SzarmachEwa</text:p>
          </table:table-cell>
          <table:table-cell table:formula="of:=IF([.D408]=[.D407];1;0)" office:value-type="float" office:value="0" calcext:value-type="float">
            <text:p>0</text:p>
          </table:table-cell>
          <table:table-cell table:formula="of:=IF([.E409]=1;1;0)" office:value-type="float" office:value="0" calcext:value-type="float">
            <text:p>0</text:p>
          </table:table-cell>
          <table:table-cell table:formula="of:=OR([.E408];[.F40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CONCATENATE([.B409];[.C409])" office:value-type="string" office:string-value="SzczepanskaEmilia" calcext:value-type="string">
            <text:p>SzczepanskaEmilia</text:p>
          </table:table-cell>
          <table:table-cell table:formula="of:=IF([.D409]=[.D408];1;0)" office:value-type="float" office:value="0" calcext:value-type="float">
            <text:p>0</text:p>
          </table:table-cell>
          <table:table-cell table:formula="of:=IF([.E410]=1;1;0)" office:value-type="float" office:value="0" calcext:value-type="float">
            <text:p>0</text:p>
          </table:table-cell>
          <table:table-cell table:formula="of:=OR([.E409];[.F40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CONCATENATE([.B410];[.C410])" office:value-type="string" office:string-value="SzczepkowskiDorian" calcext:value-type="string">
            <text:p>SzczepkowskiDorian</text:p>
          </table:table-cell>
          <table:table-cell table:formula="of:=IF([.D410]=[.D409];1;0)" office:value-type="float" office:value="0" calcext:value-type="float">
            <text:p>0</text:p>
          </table:table-cell>
          <table:table-cell table:formula="of:=IF([.E411]=1;1;0)" office:value-type="float" office:value="0" calcext:value-type="float">
            <text:p>0</text:p>
          </table:table-cell>
          <table:table-cell table:formula="of:=OR([.E410];[.F41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CONCATENATE([.B411];[.C411])" office:value-type="string" office:string-value="SzczuckiDominik" calcext:value-type="string">
            <text:p>SzczuckiDominik</text:p>
          </table:table-cell>
          <table:table-cell table:formula="of:=IF([.D411]=[.D410];1;0)" office:value-type="float" office:value="0" calcext:value-type="float">
            <text:p>0</text:p>
          </table:table-cell>
          <table:table-cell table:formula="of:=IF([.E412]=1;1;0)" office:value-type="float" office:value="0" calcext:value-type="float">
            <text:p>0</text:p>
          </table:table-cell>
          <table:table-cell table:formula="of:=OR([.E411];[.F41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CONCATENATE([.B412];[.C412])" office:value-type="string" office:string-value="SzczuplinskaEmilia" calcext:value-type="string">
            <text:p>SzczuplinskaEmilia</text:p>
          </table:table-cell>
          <table:table-cell table:formula="of:=IF([.D412]=[.D411];1;0)" office:value-type="float" office:value="0" calcext:value-type="float">
            <text:p>0</text:p>
          </table:table-cell>
          <table:table-cell table:formula="of:=IF([.E413]=1;1;0)" office:value-type="float" office:value="0" calcext:value-type="float">
            <text:p>0</text:p>
          </table:table-cell>
          <table:table-cell table:formula="of:=OR([.E412];[.F41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CONCATENATE([.B413];[.C413])" office:value-type="string" office:string-value="SzmitkoDominik" calcext:value-type="string">
            <text:p>SzmitkoDominik</text:p>
          </table:table-cell>
          <table:table-cell table:formula="of:=IF([.D413]=[.D412];1;0)" office:value-type="float" office:value="0" calcext:value-type="float">
            <text:p>0</text:p>
          </table:table-cell>
          <table:table-cell table:formula="of:=IF([.E414]=1;1;0)" office:value-type="float" office:value="0" calcext:value-type="float">
            <text:p>0</text:p>
          </table:table-cell>
          <table:table-cell table:formula="of:=OR([.E413];[.F41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CONCATENATE([.B414];[.C414])" office:value-type="string" office:string-value="SznejderDominika" calcext:value-type="string">
            <text:p>SznejderDominika</text:p>
          </table:table-cell>
          <table:table-cell table:formula="of:=IF([.D414]=[.D413];1;0)" office:value-type="float" office:value="0" calcext:value-type="float">
            <text:p>0</text:p>
          </table:table-cell>
          <table:table-cell table:formula="of:=IF([.E415]=1;1;0)" office:value-type="float" office:value="0" calcext:value-type="float">
            <text:p>0</text:p>
          </table:table-cell>
          <table:table-cell table:formula="of:=OR([.E414];[.F41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CONCATENATE([.B415];[.C415])" office:value-type="string" office:string-value="SzostakowskaDominika" calcext:value-type="string">
            <text:p>SzostakowskaDominika</text:p>
          </table:table-cell>
          <table:table-cell table:formula="of:=IF([.D415]=[.D414];1;0)" office:value-type="float" office:value="0" calcext:value-type="float">
            <text:p>0</text:p>
          </table:table-cell>
          <table:table-cell table:formula="of:=IF([.E416]=1;1;0)" office:value-type="float" office:value="0" calcext:value-type="float">
            <text:p>0</text:p>
          </table:table-cell>
          <table:table-cell table:formula="of:=OR([.E415];[.F41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CONCATENATE([.B416];[.C416])" office:value-type="string" office:string-value="SzpakDawid" calcext:value-type="string">
            <text:p>SzpakDawid</text:p>
          </table:table-cell>
          <table:table-cell table:formula="of:=IF([.D416]=[.D415];1;0)" office:value-type="float" office:value="0" calcext:value-type="float">
            <text:p>0</text:p>
          </table:table-cell>
          <table:table-cell table:formula="of:=IF([.E417]=1;1;0)" office:value-type="float" office:value="0" calcext:value-type="float">
            <text:p>0</text:p>
          </table:table-cell>
          <table:table-cell table:formula="of:=OR([.E416];[.F41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CONCATENATE([.B417];[.C417])" office:value-type="string" office:string-value="SzrederDawid" calcext:value-type="string">
            <text:p>SzrederDawid</text:p>
          </table:table-cell>
          <table:table-cell table:formula="of:=IF([.D417]=[.D416];1;0)" office:value-type="float" office:value="0" calcext:value-type="float">
            <text:p>0</text:p>
          </table:table-cell>
          <table:table-cell table:formula="of:=IF([.E418]=1;1;0)" office:value-type="float" office:value="0" calcext:value-type="float">
            <text:p>0</text:p>
          </table:table-cell>
          <table:table-cell table:formula="of:=OR([.E417];[.F41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CONCATENATE([.B418];[.C418])" office:value-type="string" office:string-value="SzubarczykDawid" calcext:value-type="string">
            <text:p>SzubarczykDawid</text:p>
          </table:table-cell>
          <table:table-cell table:formula="of:=IF([.D418]=[.D417];1;0)" office:value-type="float" office:value="0" calcext:value-type="float">
            <text:p>0</text:p>
          </table:table-cell>
          <table:table-cell table:formula="of:=IF([.E419]=1;1;0)" office:value-type="float" office:value="0" calcext:value-type="float">
            <text:p>0</text:p>
          </table:table-cell>
          <table:table-cell table:formula="of:=OR([.E418];[.F41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CONCATENATE([.B419];[.C419])" office:value-type="string" office:string-value="SzumilewiczDariusz" calcext:value-type="string">
            <text:p>SzumilewiczDariusz</text:p>
          </table:table-cell>
          <table:table-cell table:formula="of:=IF([.D419]=[.D418];1;0)" office:value-type="float" office:value="0" calcext:value-type="float">
            <text:p>0</text:p>
          </table:table-cell>
          <table:table-cell table:formula="of:=IF([.E420]=1;1;0)" office:value-type="float" office:value="0" calcext:value-type="float">
            <text:p>0</text:p>
          </table:table-cell>
          <table:table-cell table:formula="of:=OR([.E419];[.F41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CONCATENATE([.B420];[.C420])" office:value-type="string" office:string-value="SzwastDaniel" calcext:value-type="string">
            <text:p>SzwastDaniel</text:p>
          </table:table-cell>
          <table:table-cell table:formula="of:=IF([.D420]=[.D419];1;0)" office:value-type="float" office:value="0" calcext:value-type="float">
            <text:p>0</text:p>
          </table:table-cell>
          <table:table-cell table:formula="of:=IF([.E421]=1;1;0)" office:value-type="float" office:value="0" calcext:value-type="float">
            <text:p>0</text:p>
          </table:table-cell>
          <table:table-cell table:formula="of:=OR([.E420];[.F42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CONCATENATE([.B421];[.C421])" office:value-type="string" office:string-value="SzymanskaAriuna" calcext:value-type="string">
            <text:p>SzymanskaAriuna</text:p>
          </table:table-cell>
          <table:table-cell table:formula="of:=IF([.D421]=[.D420];1;0)" office:value-type="float" office:value="0" calcext:value-type="float">
            <text:p>0</text:p>
          </table:table-cell>
          <table:table-cell table:formula="of:=IF([.E422]=1;1;0)" office:value-type="float" office:value="0" calcext:value-type="float">
            <text:p>0</text:p>
          </table:table-cell>
          <table:table-cell table:formula="of:=OR([.E421];[.F42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CONCATENATE([.B422];[.C422])" office:value-type="string" office:string-value="SzymichowskaAntonina" calcext:value-type="string">
            <text:p>SzymichowskaAntonina</text:p>
          </table:table-cell>
          <table:table-cell table:formula="of:=IF([.D422]=[.D421];1;0)" office:value-type="float" office:value="0" calcext:value-type="float">
            <text:p>0</text:p>
          </table:table-cell>
          <table:table-cell table:formula="of:=IF([.E423]=1;1;0)" office:value-type="float" office:value="0" calcext:value-type="float">
            <text:p>0</text:p>
          </table:table-cell>
          <table:table-cell table:formula="of:=OR([.E422];[.F42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CONCATENATE([.B423];[.C423])" office:value-type="string" office:string-value="TarkowskaAntonina" calcext:value-type="string">
            <text:p>TarkowskaAntonina</text:p>
          </table:table-cell>
          <table:table-cell table:formula="of:=IF([.D423]=[.D422];1;0)" office:value-type="float" office:value="0" calcext:value-type="float">
            <text:p>0</text:p>
          </table:table-cell>
          <table:table-cell table:formula="of:=IF([.E424]=1;1;0)" office:value-type="float" office:value="0" calcext:value-type="float">
            <text:p>0</text:p>
          </table:table-cell>
          <table:table-cell table:formula="of:=OR([.E423];[.F42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CONCATENATE([.B424];[.C424])" office:value-type="string" office:string-value="TarnackaAntonina" calcext:value-type="string">
            <text:p>TarnackaAntonina</text:p>
          </table:table-cell>
          <table:table-cell table:formula="of:=IF([.D424]=[.D423];1;0)" office:value-type="float" office:value="0" calcext:value-type="float">
            <text:p>0</text:p>
          </table:table-cell>
          <table:table-cell table:formula="of:=IF([.E425]=1;1;0)" office:value-type="float" office:value="0" calcext:value-type="float">
            <text:p>0</text:p>
          </table:table-cell>
          <table:table-cell table:formula="of:=OR([.E424];[.F42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CONCATENATE([.B425];[.C425])" office:value-type="string" office:string-value="TokarskaAntonia" calcext:value-type="string">
            <text:p>TokarskaAntonia</text:p>
          </table:table-cell>
          <table:table-cell table:formula="of:=IF([.D425]=[.D424];1;0)" office:value-type="float" office:value="0" calcext:value-type="float">
            <text:p>0</text:p>
          </table:table-cell>
          <table:table-cell table:formula="of:=IF([.E426]=1;1;0)" office:value-type="float" office:value="0" calcext:value-type="float">
            <text:p>0</text:p>
          </table:table-cell>
          <table:table-cell table:formula="of:=OR([.E425];[.F42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CONCATENATE([.B426];[.C426])" office:value-type="string" office:string-value="TokarzAnna" calcext:value-type="string">
            <text:p>TokarzAnna</text:p>
          </table:table-cell>
          <table:table-cell table:formula="of:=IF([.D426]=[.D425];1;0)" office:value-type="float" office:value="0" calcext:value-type="float">
            <text:p>0</text:p>
          </table:table-cell>
          <table:table-cell table:formula="of:=IF([.E427]=1;1;0)" office:value-type="float" office:value="0" calcext:value-type="float">
            <text:p>0</text:p>
          </table:table-cell>
          <table:table-cell table:formula="of:=OR([.E426];[.F42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CONCATENATE([.B427];[.C427])" office:value-type="string" office:string-value="TomanekAnna" calcext:value-type="string">
            <text:p>TomanekAnna</text:p>
          </table:table-cell>
          <table:table-cell table:formula="of:=IF([.D427]=[.D426];1;0)" office:value-type="float" office:value="0" calcext:value-type="float">
            <text:p>0</text:p>
          </table:table-cell>
          <table:table-cell table:formula="of:=IF([.E428]=1;1;0)" office:value-type="float" office:value="0" calcext:value-type="float">
            <text:p>0</text:p>
          </table:table-cell>
          <table:table-cell table:formula="of:=OR([.E427];[.F42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CONCATENATE([.B428];[.C428])" office:value-type="string" office:string-value="TomaszewskaAnna" calcext:value-type="string">
            <text:p>TomaszewskaAnna</text:p>
          </table:table-cell>
          <table:table-cell table:formula="of:=IF([.D428]=[.D427];1;0)" office:value-type="float" office:value="0" calcext:value-type="float">
            <text:p>0</text:p>
          </table:table-cell>
          <table:table-cell table:formula="of:=IF([.E429]=1;1;0)" office:value-type="float" office:value="0" calcext:value-type="float">
            <text:p>0</text:p>
          </table:table-cell>
          <table:table-cell table:formula="of:=OR([.E428];[.F42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CONCATENATE([.B429];[.C429])" office:value-type="string" office:string-value="TomaszewskiBruno" calcext:value-type="string">
            <text:p>TomaszewskiBruno</text:p>
          </table:table-cell>
          <table:table-cell table:formula="of:=IF([.D429]=[.D428];1;0)" office:value-type="float" office:value="0" calcext:value-type="float">
            <text:p>0</text:p>
          </table:table-cell>
          <table:table-cell table:formula="of:=IF([.E430]=1;1;0)" office:value-type="float" office:value="0" calcext:value-type="float">
            <text:p>0</text:p>
          </table:table-cell>
          <table:table-cell table:formula="of:=OR([.E429];[.F42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CONCATENATE([.B430];[.C430])" office:value-type="string" office:string-value="TomczykBruno" calcext:value-type="string">
            <text:p>TomczykBruno</text:p>
          </table:table-cell>
          <table:table-cell table:formula="of:=IF([.D430]=[.D429];1;0)" office:value-type="float" office:value="0" calcext:value-type="float">
            <text:p>0</text:p>
          </table:table-cell>
          <table:table-cell table:formula="of:=IF([.E431]=1;1;0)" office:value-type="float" office:value="0" calcext:value-type="float">
            <text:p>0</text:p>
          </table:table-cell>
          <table:table-cell table:formula="of:=OR([.E430];[.F43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CONCATENATE([.B431];[.C431])" office:value-type="string" office:string-value="TrawickiBorys" calcext:value-type="string">
            <text:p>TrawickiBorys</text:p>
          </table:table-cell>
          <table:table-cell table:formula="of:=IF([.D431]=[.D430];1;0)" office:value-type="float" office:value="0" calcext:value-type="float">
            <text:p>0</text:p>
          </table:table-cell>
          <table:table-cell table:formula="of:=IF([.E432]=1;1;0)" office:value-type="float" office:value="0" calcext:value-type="float">
            <text:p>0</text:p>
          </table:table-cell>
          <table:table-cell table:formula="of:=OR([.E431];[.F43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CONCATENATE([.B432];[.C432])" office:value-type="string" office:string-value="TrochaAnna" calcext:value-type="string">
            <text:p>TrochaAnna</text:p>
          </table:table-cell>
          <table:table-cell table:formula="of:=IF([.D432]=[.D431];1;0)" office:value-type="float" office:value="0" calcext:value-type="float">
            <text:p>0</text:p>
          </table:table-cell>
          <table:table-cell table:formula="of:=IF([.E433]=1;1;0)" office:value-type="float" office:value="0" calcext:value-type="float">
            <text:p>0</text:p>
          </table:table-cell>
          <table:table-cell table:formula="of:=OR([.E432];[.F43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CONCATENATE([.B433];[.C433])" office:value-type="string" office:string-value="TrwogaBartosz" calcext:value-type="string">
            <text:p>TrwogaBartosz</text:p>
          </table:table-cell>
          <table:table-cell table:formula="of:=IF([.D433]=[.D432];1;0)" office:value-type="float" office:value="0" calcext:value-type="float">
            <text:p>0</text:p>
          </table:table-cell>
          <table:table-cell table:formula="of:=IF([.E434]=1;1;0)" office:value-type="float" office:value="0" calcext:value-type="float">
            <text:p>0</text:p>
          </table:table-cell>
          <table:table-cell table:formula="of:=OR([.E433];[.F43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CONCATENATE([.B434];[.C434])" office:value-type="string" office:string-value="TrzebiatowskaAnna" calcext:value-type="string">
            <text:p>TrzebiatowskaAnna</text:p>
          </table:table-cell>
          <table:table-cell table:formula="of:=IF([.D434]=[.D433];1;0)" office:value-type="float" office:value="0" calcext:value-type="float">
            <text:p>0</text:p>
          </table:table-cell>
          <table:table-cell table:formula="of:=IF([.E435]=1;1;0)" office:value-type="float" office:value="0" calcext:value-type="float">
            <text:p>0</text:p>
          </table:table-cell>
          <table:table-cell table:formula="of:=OR([.E434];[.F43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CONCATENATE([.B435];[.C435])" office:value-type="string" office:string-value="TusinskiBartosz" calcext:value-type="string">
            <text:p>TusinskiBartosz</text:p>
          </table:table-cell>
          <table:table-cell table:formula="of:=IF([.D435]=[.D434];1;0)" office:value-type="float" office:value="0" calcext:value-type="float">
            <text:p>0</text:p>
          </table:table-cell>
          <table:table-cell table:formula="of:=IF([.E436]=1;1;0)" office:value-type="float" office:value="0" calcext:value-type="float">
            <text:p>0</text:p>
          </table:table-cell>
          <table:table-cell table:formula="of:=OR([.E435];[.F43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CONCATENATE([.B436];[.C436])" office:value-type="string" office:string-value="UkomskiBartosz" calcext:value-type="string">
            <text:p>UkomskiBartosz</text:p>
          </table:table-cell>
          <table:table-cell table:formula="of:=IF([.D436]=[.D435];1;0)" office:value-type="float" office:value="0" calcext:value-type="float">
            <text:p>0</text:p>
          </table:table-cell>
          <table:table-cell table:formula="of:=IF([.E437]=1;1;0)" office:value-type="float" office:value="0" calcext:value-type="float">
            <text:p>0</text:p>
          </table:table-cell>
          <table:table-cell table:formula="of:=OR([.E436];[.F43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CONCATENATE([.B437];[.C437])" office:value-type="string" office:string-value="UlewiczBartosz" calcext:value-type="string">
            <text:p>UlewiczBartosz</text:p>
          </table:table-cell>
          <table:table-cell table:formula="of:=IF([.D437]=[.D436];1;0)" office:value-type="float" office:value="0" calcext:value-type="float">
            <text:p>0</text:p>
          </table:table-cell>
          <table:table-cell table:formula="of:=IF([.E438]=1;1;0)" office:value-type="float" office:value="0" calcext:value-type="float">
            <text:p>0</text:p>
          </table:table-cell>
          <table:table-cell table:formula="of:=OR([.E437];[.F43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CONCATENATE([.B438];[.C438])" office:value-type="string" office:string-value="UlwanAnna" calcext:value-type="string">
            <text:p>UlwanAnna</text:p>
          </table:table-cell>
          <table:table-cell table:formula="of:=IF([.D438]=[.D437];1;0)" office:value-type="float" office:value="0" calcext:value-type="float">
            <text:p>0</text:p>
          </table:table-cell>
          <table:table-cell table:formula="of:=IF([.E439]=1;1;0)" office:value-type="float" office:value="0" calcext:value-type="float">
            <text:p>0</text:p>
          </table:table-cell>
          <table:table-cell table:formula="of:=OR([.E438];[.F43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CONCATENATE([.B439];[.C439])" office:value-type="string" office:string-value="WaclawskiBartosz" calcext:value-type="string">
            <text:p>WaclawskiBartosz</text:p>
          </table:table-cell>
          <table:table-cell table:formula="of:=IF([.D439]=[.D438];1;0)" office:value-type="float" office:value="0" calcext:value-type="float">
            <text:p>0</text:p>
          </table:table-cell>
          <table:table-cell table:formula="of:=IF([.E440]=1;1;0)" office:value-type="float" office:value="0" calcext:value-type="float">
            <text:p>0</text:p>
          </table:table-cell>
          <table:table-cell table:formula="of:=OR([.E439];[.F43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CONCATENATE([.B440];[.C440])" office:value-type="string" office:string-value="WalaszekAngelika" calcext:value-type="string">
            <text:p>WalaszekAngelika</text:p>
          </table:table-cell>
          <table:table-cell table:formula="of:=IF([.D440]=[.D439];1;0)" office:value-type="float" office:value="0" calcext:value-type="float">
            <text:p>0</text:p>
          </table:table-cell>
          <table:table-cell table:formula="of:=IF([.E441]=1;1;0)" office:value-type="float" office:value="0" calcext:value-type="float">
            <text:p>0</text:p>
          </table:table-cell>
          <table:table-cell table:formula="of:=OR([.E440];[.F44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CONCATENATE([.B441];[.C441])" office:value-type="string" office:string-value="WamkaAnastazja" calcext:value-type="string">
            <text:p>WamkaAnastazja</text:p>
          </table:table-cell>
          <table:table-cell table:formula="of:=IF([.D441]=[.D440];1;0)" office:value-type="float" office:value="0" calcext:value-type="float">
            <text:p>0</text:p>
          </table:table-cell>
          <table:table-cell table:formula="of:=IF([.E442]=1;1;0)" office:value-type="float" office:value="0" calcext:value-type="float">
            <text:p>0</text:p>
          </table:table-cell>
          <table:table-cell table:formula="of:=OR([.E441];[.F44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CONCATENATE([.B442];[.C442])" office:value-type="string" office:string-value="WasilewskiBartlomiej" calcext:value-type="string">
            <text:p>WasilewskiBartlomiej</text:p>
          </table:table-cell>
          <table:table-cell table:formula="of:=IF([.D442]=[.D441];1;0)" office:value-type="float" office:value="0" calcext:value-type="float">
            <text:p>0</text:p>
          </table:table-cell>
          <table:table-cell table:formula="of:=IF([.E443]=1;1;0)" office:value-type="float" office:value="0" calcext:value-type="float">
            <text:p>0</text:p>
          </table:table-cell>
          <table:table-cell table:formula="of:=OR([.E442];[.F44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CONCATENATE([.B443];[.C443])" office:value-type="string" office:string-value="WasilukBartlomiej" calcext:value-type="string">
            <text:p>WasilukBartlomiej</text:p>
          </table:table-cell>
          <table:table-cell table:formula="of:=IF([.D443]=[.D442];1;0)" office:value-type="float" office:value="0" calcext:value-type="float">
            <text:p>0</text:p>
          </table:table-cell>
          <table:table-cell table:formula="of:=IF([.E444]=1;1;0)" office:value-type="float" office:value="0" calcext:value-type="float">
            <text:p>0</text:p>
          </table:table-cell>
          <table:table-cell table:formula="of:=OR([.E443];[.F44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CONCATENATE([.B444];[.C444])" office:value-type="string" office:string-value="WejnerAmelia" calcext:value-type="string">
            <text:p>WejnerAmelia</text:p>
          </table:table-cell>
          <table:table-cell table:formula="of:=IF([.D444]=[.D443];1;0)" office:value-type="float" office:value="0" calcext:value-type="float">
            <text:p>0</text:p>
          </table:table-cell>
          <table:table-cell table:formula="of:=IF([.E445]=1;1;0)" office:value-type="float" office:value="0" calcext:value-type="float">
            <text:p>0</text:p>
          </table:table-cell>
          <table:table-cell table:formula="of:=OR([.E444];[.F44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CONCATENATE([.B445];[.C445])" office:value-type="string" office:string-value="WendtAmelia" calcext:value-type="string">
            <text:p>WendtAmelia</text:p>
          </table:table-cell>
          <table:table-cell table:formula="of:=IF([.D445]=[.D444];1;0)" office:value-type="float" office:value="0" calcext:value-type="float">
            <text:p>0</text:p>
          </table:table-cell>
          <table:table-cell table:formula="of:=IF([.E446]=1;1;0)" office:value-type="float" office:value="0" calcext:value-type="float">
            <text:p>0</text:p>
          </table:table-cell>
          <table:table-cell table:formula="of:=OR([.E445];[.F44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CONCATENATE([.B446];[.C446])" office:value-type="string" office:string-value="WerbowyArtur" calcext:value-type="string">
            <text:p>WerbowyArtur</text:p>
          </table:table-cell>
          <table:table-cell table:formula="of:=IF([.D446]=[.D445];1;0)" office:value-type="float" office:value="0" calcext:value-type="float">
            <text:p>0</text:p>
          </table:table-cell>
          <table:table-cell table:formula="of:=IF([.E447]=1;1;0)" office:value-type="float" office:value="0" calcext:value-type="float">
            <text:p>0</text:p>
          </table:table-cell>
          <table:table-cell table:formula="of:=OR([.E446];[.F44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CONCATENATE([.B447];[.C447])" office:value-type="string" office:string-value="WicherAmelia" calcext:value-type="string">
            <text:p>WicherAmelia</text:p>
          </table:table-cell>
          <table:table-cell table:formula="of:=IF([.D447]=[.D446];1;0)" office:value-type="float" office:value="0" calcext:value-type="float">
            <text:p>0</text:p>
          </table:table-cell>
          <table:table-cell table:formula="of:=IF([.E448]=1;1;0)" office:value-type="float" office:value="0" calcext:value-type="float">
            <text:p>0</text:p>
          </table:table-cell>
          <table:table-cell table:formula="of:=OR([.E447];[.F44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CONCATENATE([.B448];[.C448])" office:value-type="string" office:string-value="WieczerzakAmelia" calcext:value-type="string">
            <text:p>WieczerzakAmelia</text:p>
          </table:table-cell>
          <table:table-cell table:formula="of:=IF([.D448]=[.D447];1;0)" office:value-type="float" office:value="0" calcext:value-type="float">
            <text:p>0</text:p>
          </table:table-cell>
          <table:table-cell table:formula="of:=IF([.E449]=1;1;0)" office:value-type="float" office:value="0" calcext:value-type="float">
            <text:p>0</text:p>
          </table:table-cell>
          <table:table-cell table:formula="of:=OR([.E448];[.F44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CONCATENATE([.B449];[.C449])" office:value-type="string" office:string-value="WieniarskiArkadiusz" calcext:value-type="string">
            <text:p>WieniarskiArkadiusz</text:p>
          </table:table-cell>
          <table:table-cell table:formula="of:=IF([.D449]=[.D448];1;0)" office:value-type="float" office:value="0" calcext:value-type="float">
            <text:p>0</text:p>
          </table:table-cell>
          <table:table-cell table:formula="of:=IF([.E450]=1;1;0)" office:value-type="float" office:value="0" calcext:value-type="float">
            <text:p>0</text:p>
          </table:table-cell>
          <table:table-cell table:formula="of:=OR([.E449];[.F44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CONCATENATE([.B450];[.C450])" office:value-type="string" office:string-value="WierzbickaAmelia" calcext:value-type="string">
            <text:p>WierzbickaAmelia</text:p>
          </table:table-cell>
          <table:table-cell table:formula="of:=IF([.D450]=[.D449];1;0)" office:value-type="float" office:value="0" calcext:value-type="float">
            <text:p>0</text:p>
          </table:table-cell>
          <table:table-cell table:formula="of:=IF([.E451]=1;1;0)" office:value-type="float" office:value="0" calcext:value-type="float">
            <text:p>0</text:p>
          </table:table-cell>
          <table:table-cell table:formula="of:=OR([.E450];[.F45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CONCATENATE([.B451];[.C451])" office:value-type="string" office:string-value="WierzbickiAntoni" calcext:value-type="string">
            <text:p>WierzbickiAntoni</text:p>
          </table:table-cell>
          <table:table-cell table:formula="of:=IF([.D451]=[.D450];1;0)" office:value-type="float" office:value="0" calcext:value-type="float">
            <text:p>0</text:p>
          </table:table-cell>
          <table:table-cell table:formula="of:=IF([.E452]=1;1;0)" office:value-type="float" office:value="0" calcext:value-type="float">
            <text:p>0</text:p>
          </table:table-cell>
          <table:table-cell table:formula="of:=OR([.E451];[.F45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CONCATENATE([.B452];[.C452])" office:value-type="string" office:string-value="WilkAmelia" calcext:value-type="string">
            <text:p>WilkAmelia</text:p>
          </table:table-cell>
          <table:table-cell table:formula="of:=IF([.D452]=[.D451];1;0)" office:value-type="float" office:value="0" calcext:value-type="float">
            <text:p>0</text:p>
          </table:table-cell>
          <table:table-cell table:formula="of:=IF([.E453]=1;1;0)" office:value-type="float" office:value="0" calcext:value-type="float">
            <text:p>0</text:p>
          </table:table-cell>
          <table:table-cell table:formula="of:=OR([.E452];[.F45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CONCATENATE([.B453];[.C453])" office:value-type="string" office:string-value="WitAndrzej" calcext:value-type="string">
            <text:p>WitAndrzej</text:p>
          </table:table-cell>
          <table:table-cell table:formula="of:=IF([.D453]=[.D452];1;0)" office:value-type="float" office:value="0" calcext:value-type="float">
            <text:p>0</text:p>
          </table:table-cell>
          <table:table-cell table:formula="of:=IF([.E454]=1;1;0)" office:value-type="float" office:value="0" calcext:value-type="float">
            <text:p>0</text:p>
          </table:table-cell>
          <table:table-cell table:formula="of:=OR([.E453];[.F45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CONCATENATE([.B454];[.C454])" office:value-type="string" office:string-value="WitkowskiAndrea" calcext:value-type="string">
            <text:p>WitkowskiAndrea</text:p>
          </table:table-cell>
          <table:table-cell table:formula="of:=IF([.D454]=[.D453];1;0)" office:value-type="float" office:value="0" calcext:value-type="float">
            <text:p>0</text:p>
          </table:table-cell>
          <table:table-cell table:formula="of:=IF([.E455]=1;1;0)" office:value-type="float" office:value="0" calcext:value-type="float">
            <text:p>0</text:p>
          </table:table-cell>
          <table:table-cell table:formula="of:=OR([.E454];[.F45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8321103754</text:p>
          </table:table-cell>
          <table:table-cell table:style-name="ce2" office:value-type="string" calcext:value-type="string">
            <text:p>Wizniewski</text:p>
          </table:table-cell>
          <table:table-cell table:style-name="ce2" office:value-type="string" calcext:value-type="string">
            <text:p>Andrzej</text:p>
          </table:table-cell>
          <table:table-cell table:formula="of:=CONCATENATE([.B455];[.C455])" office:value-type="string" office:string-value="WizniewskiAndrzej" calcext:value-type="string">
            <text:p>WizniewskiAndrzej</text:p>
          </table:table-cell>
          <table:table-cell table:formula="of:=IF([.D455]=[.D454];1;0)" office:value-type="float" office:value="0" calcext:value-type="float">
            <text:p>0</text:p>
          </table:table-cell>
          <table:table-cell table:formula="of:=IF([.E456]=1;1;0)" office:value-type="float" office:value="1" calcext:value-type="float">
            <text:p>1</text:p>
          </table:table-cell>
          <table:table-cell table:formula="of:=OR([.E455];[.F455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9321501177</text:p>
          </table:table-cell>
          <table:table-cell table:style-name="ce2" office:value-type="string" calcext:value-type="string">
            <text:p>Wizniewski</text:p>
          </table:table-cell>
          <table:table-cell table:style-name="ce2" office:value-type="string" calcext:value-type="string">
            <text:p>Andrzej</text:p>
          </table:table-cell>
          <table:table-cell table:formula="of:=CONCATENATE([.B456];[.C456])" office:value-type="string" office:string-value="WizniewskiAndrzej" calcext:value-type="string">
            <text:p>WizniewskiAndrzej</text:p>
          </table:table-cell>
          <table:table-cell table:formula="of:=IF([.D456]=[.D455];1;0)" office:value-type="float" office:value="1" calcext:value-type="float">
            <text:p>1</text:p>
          </table:table-cell>
          <table:table-cell table:formula="of:=IF([.E457]=1;1;0)" office:value-type="float" office:value="0" calcext:value-type="float">
            <text:p>0</text:p>
          </table:table-cell>
          <table:table-cell table:formula="of:=OR([.E456];[.F45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CONCATENATE([.B457];[.C457])" office:value-type="string" office:string-value="WizniewskiAntoni" calcext:value-type="string">
            <text:p>WizniewskiAntoni</text:p>
          </table:table-cell>
          <table:table-cell table:formula="of:=IF([.D457]=[.D456];1;0)" office:value-type="float" office:value="0" calcext:value-type="float">
            <text:p>0</text:p>
          </table:table-cell>
          <table:table-cell table:formula="of:=IF([.E458]=1;1;0)" office:value-type="float" office:value="0" calcext:value-type="float">
            <text:p>0</text:p>
          </table:table-cell>
          <table:table-cell table:formula="of:=OR([.E457];[.F45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CONCATENATE([.B458];[.C458])" office:value-type="string" office:string-value="WladykaAlexander" calcext:value-type="string">
            <text:p>WladykaAlexander</text:p>
          </table:table-cell>
          <table:table-cell table:formula="of:=IF([.D458]=[.D457];1;0)" office:value-type="float" office:value="0" calcext:value-type="float">
            <text:p>0</text:p>
          </table:table-cell>
          <table:table-cell table:formula="of:=IF([.E459]=1;1;0)" office:value-type="float" office:value="0" calcext:value-type="float">
            <text:p>0</text:p>
          </table:table-cell>
          <table:table-cell table:formula="of:=OR([.E458];[.F45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CONCATENATE([.B459];[.C459])" office:value-type="string" office:string-value="WlodarczykAlicja" calcext:value-type="string">
            <text:p>WlodarczykAlicja</text:p>
          </table:table-cell>
          <table:table-cell table:formula="of:=IF([.D459]=[.D458];1;0)" office:value-type="float" office:value="0" calcext:value-type="float">
            <text:p>0</text:p>
          </table:table-cell>
          <table:table-cell table:formula="of:=IF([.E460]=1;1;0)" office:value-type="float" office:value="0" calcext:value-type="float">
            <text:p>0</text:p>
          </table:table-cell>
          <table:table-cell table:formula="of:=OR([.E459];[.F45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CONCATENATE([.B460];[.C460])" office:value-type="string" office:string-value="WojcickaAlicja" calcext:value-type="string">
            <text:p>WojcickaAlicja</text:p>
          </table:table-cell>
          <table:table-cell table:formula="of:=IF([.D460]=[.D459];1;0)" office:value-type="float" office:value="0" calcext:value-type="float">
            <text:p>0</text:p>
          </table:table-cell>
          <table:table-cell table:formula="of:=IF([.E461]=1;1;0)" office:value-type="float" office:value="0" calcext:value-type="float">
            <text:p>0</text:p>
          </table:table-cell>
          <table:table-cell table:formula="of:=OR([.E460];[.F46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CONCATENATE([.B461];[.C461])" office:value-type="string" office:string-value="WojcickiAleks" calcext:value-type="string">
            <text:p>WojcickiAleks</text:p>
          </table:table-cell>
          <table:table-cell table:formula="of:=IF([.D461]=[.D460];1;0)" office:value-type="float" office:value="0" calcext:value-type="float">
            <text:p>0</text:p>
          </table:table-cell>
          <table:table-cell table:formula="of:=IF([.E462]=1;1;0)" office:value-type="float" office:value="0" calcext:value-type="float">
            <text:p>0</text:p>
          </table:table-cell>
          <table:table-cell table:formula="of:=OR([.E461];[.F46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CONCATENATE([.B462];[.C462])" office:value-type="string" office:string-value="WojciechowskaAlicja" calcext:value-type="string">
            <text:p>WojciechowskaAlicja</text:p>
          </table:table-cell>
          <table:table-cell table:formula="of:=IF([.D462]=[.D461];1;0)" office:value-type="float" office:value="0" calcext:value-type="float">
            <text:p>0</text:p>
          </table:table-cell>
          <table:table-cell table:formula="of:=IF([.E463]=1;1;0)" office:value-type="float" office:value="0" calcext:value-type="float">
            <text:p>0</text:p>
          </table:table-cell>
          <table:table-cell table:formula="of:=OR([.E462];[.F46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CONCATENATE([.B463];[.C463])" office:value-type="string" office:string-value="WojciechowskiAleksander" calcext:value-type="string">
            <text:p>WojciechowskiAleksander</text:p>
          </table:table-cell>
          <table:table-cell table:formula="of:=IF([.D463]=[.D462];1;0)" office:value-type="float" office:value="0" calcext:value-type="float">
            <text:p>0</text:p>
          </table:table-cell>
          <table:table-cell table:formula="of:=IF([.E464]=1;1;0)" office:value-type="float" office:value="0" calcext:value-type="float">
            <text:p>0</text:p>
          </table:table-cell>
          <table:table-cell table:formula="of:=OR([.E463];[.F46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CONCATENATE([.B464];[.C464])" office:value-type="string" office:string-value="WojciechowskiAlojzy" calcext:value-type="string">
            <text:p>WojciechowskiAlojzy</text:p>
          </table:table-cell>
          <table:table-cell table:formula="of:=IF([.D464]=[.D463];1;0)" office:value-type="float" office:value="0" calcext:value-type="float">
            <text:p>0</text:p>
          </table:table-cell>
          <table:table-cell table:formula="of:=IF([.E465]=1;1;0)" office:value-type="float" office:value="0" calcext:value-type="float">
            <text:p>0</text:p>
          </table:table-cell>
          <table:table-cell table:formula="of:=OR([.E464];[.F46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CONCATENATE([.B465];[.C465])" office:value-type="string" office:string-value="WojcikAlan" calcext:value-type="string">
            <text:p>WojcikAlan</text:p>
          </table:table-cell>
          <table:table-cell table:formula="of:=IF([.D465]=[.D464];1;0)" office:value-type="float" office:value="0" calcext:value-type="float">
            <text:p>0</text:p>
          </table:table-cell>
          <table:table-cell table:formula="of:=IF([.E466]=1;1;0)" office:value-type="float" office:value="0" calcext:value-type="float">
            <text:p>0</text:p>
          </table:table-cell>
          <table:table-cell table:formula="of:=OR([.E465];[.F46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CONCATENATE([.B466];[.C466])" office:value-type="string" office:string-value="WojcikAleks" calcext:value-type="string">
            <text:p>WojcikAleks</text:p>
          </table:table-cell>
          <table:table-cell table:formula="of:=IF([.D466]=[.D465];1;0)" office:value-type="float" office:value="0" calcext:value-type="float">
            <text:p>0</text:p>
          </table:table-cell>
          <table:table-cell table:formula="of:=IF([.E467]=1;1;0)" office:value-type="float" office:value="0" calcext:value-type="float">
            <text:p>0</text:p>
          </table:table-cell>
          <table:table-cell table:formula="of:=OR([.E466];[.F46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CONCATENATE([.B467];[.C467])" office:value-type="string" office:string-value="WojtaszewskiAleksander" calcext:value-type="string">
            <text:p>WojtaszewskiAleksander</text:p>
          </table:table-cell>
          <table:table-cell table:formula="of:=IF([.D467]=[.D466];1;0)" office:value-type="float" office:value="0" calcext:value-type="float">
            <text:p>0</text:p>
          </table:table-cell>
          <table:table-cell table:formula="of:=IF([.E468]=1;1;0)" office:value-type="float" office:value="0" calcext:value-type="float">
            <text:p>0</text:p>
          </table:table-cell>
          <table:table-cell table:formula="of:=OR([.E467];[.F46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CONCATENATE([.B468];[.C468])" office:value-type="string" office:string-value="WolskiAleksander" calcext:value-type="string">
            <text:p>WolskiAleksander</text:p>
          </table:table-cell>
          <table:table-cell table:formula="of:=IF([.D468]=[.D467];1;0)" office:value-type="float" office:value="0" calcext:value-type="float">
            <text:p>0</text:p>
          </table:table-cell>
          <table:table-cell table:formula="of:=IF([.E469]=1;1;0)" office:value-type="float" office:value="0" calcext:value-type="float">
            <text:p>0</text:p>
          </table:table-cell>
          <table:table-cell table:formula="of:=OR([.E468];[.F46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CONCATENATE([.B469];[.C469])" office:value-type="string" office:string-value="WroblewskaAlicja" calcext:value-type="string">
            <text:p>WroblewskaAlicja</text:p>
          </table:table-cell>
          <table:table-cell table:formula="of:=IF([.D469]=[.D468];1;0)" office:value-type="float" office:value="0" calcext:value-type="float">
            <text:p>0</text:p>
          </table:table-cell>
          <table:table-cell table:formula="of:=IF([.E470]=1;1;0)" office:value-type="float" office:value="0" calcext:value-type="float">
            <text:p>0</text:p>
          </table:table-cell>
          <table:table-cell table:formula="of:=OR([.E469];[.F46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CONCATENATE([.B470];[.C470])" office:value-type="string" office:string-value="WronaAlicja" calcext:value-type="string">
            <text:p>WronaAlicja</text:p>
          </table:table-cell>
          <table:table-cell table:formula="of:=IF([.D470]=[.D469];1;0)" office:value-type="float" office:value="0" calcext:value-type="float">
            <text:p>0</text:p>
          </table:table-cell>
          <table:table-cell table:formula="of:=IF([.E471]=1;1;0)" office:value-type="float" office:value="0" calcext:value-type="float">
            <text:p>0</text:p>
          </table:table-cell>
          <table:table-cell table:formula="of:=OR([.E470];[.F47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CONCATENATE([.B471];[.C471])" office:value-type="string" office:string-value="WydrzynskiAdrian" calcext:value-type="string">
            <text:p>WydrzynskiAdrian</text:p>
          </table:table-cell>
          <table:table-cell table:formula="of:=IF([.D471]=[.D470];1;0)" office:value-type="float" office:value="0" calcext:value-type="float">
            <text:p>0</text:p>
          </table:table-cell>
          <table:table-cell table:formula="of:=IF([.E472]=1;1;0)" office:value-type="float" office:value="0" calcext:value-type="float">
            <text:p>0</text:p>
          </table:table-cell>
          <table:table-cell table:formula="of:=OR([.E471];[.F47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CONCATENATE([.B472];[.C472])" office:value-type="string" office:string-value="WymyslowskaAlicja" calcext:value-type="string">
            <text:p>WymyslowskaAlicja</text:p>
          </table:table-cell>
          <table:table-cell table:formula="of:=IF([.D472]=[.D471];1;0)" office:value-type="float" office:value="0" calcext:value-type="float">
            <text:p>0</text:p>
          </table:table-cell>
          <table:table-cell table:formula="of:=IF([.E473]=1;1;0)" office:value-type="float" office:value="0" calcext:value-type="float">
            <text:p>0</text:p>
          </table:table-cell>
          <table:table-cell table:formula="of:=OR([.E472];[.F47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CONCATENATE([.B473];[.C473])" office:value-type="string" office:string-value="WysokinskiAdrian" calcext:value-type="string">
            <text:p>WysokinskiAdrian</text:p>
          </table:table-cell>
          <table:table-cell table:formula="of:=IF([.D473]=[.D472];1;0)" office:value-type="float" office:value="0" calcext:value-type="float">
            <text:p>0</text:p>
          </table:table-cell>
          <table:table-cell table:formula="of:=IF([.E474]=1;1;0)" office:value-type="float" office:value="0" calcext:value-type="float">
            <text:p>0</text:p>
          </table:table-cell>
          <table:table-cell table:formula="of:=OR([.E473];[.F47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CONCATENATE([.B474];[.C474])" office:value-type="string" office:string-value="YuksekAdrian" calcext:value-type="string">
            <text:p>YuksekAdrian</text:p>
          </table:table-cell>
          <table:table-cell table:formula="of:=IF([.D474]=[.D473];1;0)" office:value-type="float" office:value="0" calcext:value-type="float">
            <text:p>0</text:p>
          </table:table-cell>
          <table:table-cell table:formula="of:=IF([.E475]=1;1;0)" office:value-type="float" office:value="0" calcext:value-type="float">
            <text:p>0</text:p>
          </table:table-cell>
          <table:table-cell table:formula="of:=OR([.E474];[.F47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CONCATENATE([.B475];[.C475])" office:value-type="string" office:string-value="ZaborowskaAleksandra" calcext:value-type="string">
            <text:p>ZaborowskaAleksandra</text:p>
          </table:table-cell>
          <table:table-cell table:formula="of:=IF([.D475]=[.D474];1;0)" office:value-type="float" office:value="0" calcext:value-type="float">
            <text:p>0</text:p>
          </table:table-cell>
          <table:table-cell table:formula="of:=IF([.E476]=1;1;0)" office:value-type="float" office:value="0" calcext:value-type="float">
            <text:p>0</text:p>
          </table:table-cell>
          <table:table-cell table:formula="of:=OR([.E475];[.F47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CONCATENATE([.B476];[.C476])" office:value-type="string" office:string-value="ZacharskaAleksandra" calcext:value-type="string">
            <text:p>ZacharskaAleksandra</text:p>
          </table:table-cell>
          <table:table-cell table:formula="of:=IF([.D476]=[.D475];1;0)" office:value-type="float" office:value="0" calcext:value-type="float">
            <text:p>0</text:p>
          </table:table-cell>
          <table:table-cell table:formula="of:=IF([.E477]=1;1;0)" office:value-type="float" office:value="0" calcext:value-type="float">
            <text:p>0</text:p>
          </table:table-cell>
          <table:table-cell table:formula="of:=OR([.E476];[.F47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CONCATENATE([.B477];[.C477])" office:value-type="string" office:string-value="ZakrzewskaEwa" calcext:value-type="string">
            <text:p>ZakrzewskaEwa</text:p>
          </table:table-cell>
          <table:table-cell table:formula="of:=IF([.D477]=[.D476];1;0)" office:value-type="float" office:value="0" calcext:value-type="float">
            <text:p>0</text:p>
          </table:table-cell>
          <table:table-cell table:formula="of:=IF([.E478]=1;1;0)" office:value-type="float" office:value="0" calcext:value-type="float">
            <text:p>0</text:p>
          </table:table-cell>
          <table:table-cell table:formula="of:=OR([.E477];[.F47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CONCATENATE([.B478];[.C478])" office:value-type="string" office:string-value="ZakrzewskaOlga" calcext:value-type="string">
            <text:p>ZakrzewskaOlga</text:p>
          </table:table-cell>
          <table:table-cell table:formula="of:=IF([.D478]=[.D477];1;0)" office:value-type="float" office:value="0" calcext:value-type="float">
            <text:p>0</text:p>
          </table:table-cell>
          <table:table-cell table:formula="of:=IF([.E479]=1;1;0)" office:value-type="float" office:value="0" calcext:value-type="float">
            <text:p>0</text:p>
          </table:table-cell>
          <table:table-cell table:formula="of:=OR([.E478];[.F47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CONCATENATE([.B479];[.C479])" office:value-type="string" office:string-value="ZaleskiAdrian" calcext:value-type="string">
            <text:p>ZaleskiAdrian</text:p>
          </table:table-cell>
          <table:table-cell table:formula="of:=IF([.D479]=[.D478];1;0)" office:value-type="float" office:value="0" calcext:value-type="float">
            <text:p>0</text:p>
          </table:table-cell>
          <table:table-cell table:formula="of:=IF([.E480]=1;1;0)" office:value-type="float" office:value="0" calcext:value-type="float">
            <text:p>0</text:p>
          </table:table-cell>
          <table:table-cell table:formula="of:=OR([.E479];[.F47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CONCATENATE([.B480];[.C480])" office:value-type="string" office:string-value="ZalewskaAleksandra" calcext:value-type="string">
            <text:p>ZalewskaAleksandra</text:p>
          </table:table-cell>
          <table:table-cell table:formula="of:=IF([.D480]=[.D479];1;0)" office:value-type="float" office:value="0" calcext:value-type="float">
            <text:p>0</text:p>
          </table:table-cell>
          <table:table-cell table:formula="of:=IF([.E481]=1;1;0)" office:value-type="float" office:value="0" calcext:value-type="float">
            <text:p>0</text:p>
          </table:table-cell>
          <table:table-cell table:formula="of:=OR([.E480];[.F48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CONCATENATE([.B481];[.C481])" office:value-type="string" office:string-value="ZarembaAleksandra" calcext:value-type="string">
            <text:p>ZarembaAleksandra</text:p>
          </table:table-cell>
          <table:table-cell table:formula="of:=IF([.D481]=[.D480];1;0)" office:value-type="float" office:value="0" calcext:value-type="float">
            <text:p>0</text:p>
          </table:table-cell>
          <table:table-cell table:formula="of:=IF([.E482]=1;1;0)" office:value-type="float" office:value="0" calcext:value-type="float">
            <text:p>0</text:p>
          </table:table-cell>
          <table:table-cell table:formula="of:=OR([.E481];[.F48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CONCATENATE([.B482];[.C482])" office:value-type="string" office:string-value="ZasowskaAgnieszka" calcext:value-type="string">
            <text:p>ZasowskaAgnieszka</text:p>
          </table:table-cell>
          <table:table-cell table:formula="of:=IF([.D482]=[.D481];1;0)" office:value-type="float" office:value="0" calcext:value-type="float">
            <text:p>0</text:p>
          </table:table-cell>
          <table:table-cell table:formula="of:=IF([.E483]=1;1;0)" office:value-type="float" office:value="0" calcext:value-type="float">
            <text:p>0</text:p>
          </table:table-cell>
          <table:table-cell table:formula="of:=OR([.E482];[.F48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CONCATENATE([.B483];[.C483])" office:value-type="string" office:string-value="ZawiszaAdrian" calcext:value-type="string">
            <text:p>ZawiszaAdrian</text:p>
          </table:table-cell>
          <table:table-cell table:formula="of:=IF([.D483]=[.D482];1;0)" office:value-type="float" office:value="0" calcext:value-type="float">
            <text:p>0</text:p>
          </table:table-cell>
          <table:table-cell table:formula="of:=IF([.E484]=1;1;0)" office:value-type="float" office:value="0" calcext:value-type="float">
            <text:p>0</text:p>
          </table:table-cell>
          <table:table-cell table:formula="of:=OR([.E483];[.F48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CONCATENATE([.B484];[.C484])" office:value-type="string" office:string-value="ZawizlakAdam" calcext:value-type="string">
            <text:p>ZawizlakAdam</text:p>
          </table:table-cell>
          <table:table-cell table:formula="of:=IF([.D484]=[.D483];1;0)" office:value-type="float" office:value="0" calcext:value-type="float">
            <text:p>0</text:p>
          </table:table-cell>
          <table:table-cell table:formula="of:=IF([.E485]=1;1;0)" office:value-type="float" office:value="0" calcext:value-type="float">
            <text:p>0</text:p>
          </table:table-cell>
          <table:table-cell table:formula="of:=OR([.E484];[.F48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CONCATENATE([.B485];[.C485])" office:value-type="string" office:string-value="ZdrojewskaAgata" calcext:value-type="string">
            <text:p>ZdrojewskaAgata</text:p>
          </table:table-cell>
          <table:table-cell table:formula="of:=IF([.D485]=[.D484];1;0)" office:value-type="float" office:value="0" calcext:value-type="float">
            <text:p>0</text:p>
          </table:table-cell>
          <table:table-cell table:formula="of:=IF([.E486]=1;1;0)" office:value-type="float" office:value="0" calcext:value-type="float">
            <text:p>0</text:p>
          </table:table-cell>
          <table:table-cell table:formula="of:=OR([.E485];[.F48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CONCATENATE([.B486];[.C486])" office:value-type="string" office:string-value="ZegaAdam" calcext:value-type="string">
            <text:p>ZegaAdam</text:p>
          </table:table-cell>
          <table:table-cell table:formula="of:=IF([.D486]=[.D485];1;0)" office:value-type="float" office:value="0" calcext:value-type="float">
            <text:p>0</text:p>
          </table:table-cell>
          <table:table-cell table:formula="of:=IF([.E487]=1;1;0)" office:value-type="float" office:value="0" calcext:value-type="float">
            <text:p>0</text:p>
          </table:table-cell>
          <table:table-cell table:formula="of:=OR([.E486];[.F48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CONCATENATE([.B487];[.C487])" office:value-type="string" office:string-value="ZgadzajAgata" calcext:value-type="string">
            <text:p>ZgadzajAgata</text:p>
          </table:table-cell>
          <table:table-cell table:formula="of:=IF([.D487]=[.D486];1;0)" office:value-type="float" office:value="0" calcext:value-type="float">
            <text:p>0</text:p>
          </table:table-cell>
          <table:table-cell table:formula="of:=IF([.E488]=1;1;0)" office:value-type="float" office:value="0" calcext:value-type="float">
            <text:p>0</text:p>
          </table:table-cell>
          <table:table-cell table:formula="of:=OR([.E487];[.F48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CONCATENATE([.B488];[.C488])" office:value-type="string" office:string-value="ZiolkowskiAdam" calcext:value-type="string">
            <text:p>ZiolkowskiAdam</text:p>
          </table:table-cell>
          <table:table-cell table:formula="of:=IF([.D488]=[.D487];1;0)" office:value-type="float" office:value="0" calcext:value-type="float">
            <text:p>0</text:p>
          </table:table-cell>
          <table:table-cell table:formula="of:=IF([.E489]=1;1;0)" office:value-type="float" office:value="0" calcext:value-type="float">
            <text:p>0</text:p>
          </table:table-cell>
          <table:table-cell table:formula="of:=OR([.E488];[.F48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CONCATENATE([.B489];[.C489])" office:value-type="string" office:string-value="ZiolkowskiMariusz" calcext:value-type="string">
            <text:p>ZiolkowskiMariusz</text:p>
          </table:table-cell>
          <table:table-cell table:formula="of:=IF([.D489]=[.D488];1;0)" office:value-type="float" office:value="0" calcext:value-type="float">
            <text:p>0</text:p>
          </table:table-cell>
          <table:table-cell table:formula="of:=IF([.E490]=1;1;0)" office:value-type="float" office:value="0" calcext:value-type="float">
            <text:p>0</text:p>
          </table:table-cell>
          <table:table-cell table:formula="of:=OR([.E489];[.F48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CONCATENATE([.B490];[.C490])" office:value-type="string" office:string-value="ZmurkoAdam" calcext:value-type="string">
            <text:p>ZmurkoAdam</text:p>
          </table:table-cell>
          <table:table-cell table:formula="of:=IF([.D490]=[.D489];1;0)" office:value-type="float" office:value="0" calcext:value-type="float">
            <text:p>0</text:p>
          </table:table-cell>
          <table:table-cell table:formula="of:=IF([.E491]=1;1;0)" office:value-type="float" office:value="0" calcext:value-type="float">
            <text:p>0</text:p>
          </table:table-cell>
          <table:table-cell table:formula="of:=OR([.E490];[.F49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CONCATENATE([.B491];[.C491])" office:value-type="string" office:string-value="ZochowskaAdriana" calcext:value-type="string">
            <text:p>ZochowskaAdriana</text:p>
          </table:table-cell>
          <table:table-cell table:formula="of:=IF([.D491]=[.D490];1;0)" office:value-type="float" office:value="0" calcext:value-type="float">
            <text:p>0</text:p>
          </table:table-cell>
          <table:table-cell table:formula="of:=IF([.E492]=1;1;0)" office:value-type="float" office:value="0" calcext:value-type="float">
            <text:p>0</text:p>
          </table:table-cell>
          <table:table-cell table:formula="of:=OR([.E491];[.F49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CONCATENATE([.B492];[.C492])" office:value-type="string" office:string-value="ZurawskiAdam" calcext:value-type="string">
            <text:p>ZurawskiAdam</text:p>
          </table:table-cell>
          <table:table-cell table:formula="of:=IF([.D492]=[.D491];1;0)" office:value-type="float" office:value="0" calcext:value-type="float">
            <text:p>0</text:p>
          </table:table-cell>
          <table:table-cell table:formula="of:=IF([.E493]=1;1;0)" office:value-type="float" office:value="0" calcext:value-type="float">
            <text:p>0</text:p>
          </table:table-cell>
          <table:table-cell table:formula="of:=OR([.E492];[.F49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CONCATENATE([.B493];[.C493])" office:value-type="string" office:string-value="ZurekAdam" calcext:value-type="string">
            <text:p>ZurekAdam</text:p>
          </table:table-cell>
          <table:table-cell table:formula="of:=IF([.D493]=[.D492];1;0)" office:value-type="float" office:value="0" calcext:value-type="float">
            <text:p>0</text:p>
          </table:table-cell>
          <table:table-cell table:formula="of:=IF([.E494]=1;1;0)" office:value-type="float" office:value="0" calcext:value-type="float">
            <text:p>0</text:p>
          </table:table-cell>
          <table:table-cell table:formula="of:=OR([.E493];[.F49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CONCATENATE([.B494];[.C494])" office:value-type="string" office:string-value="ZygmuntAdam" calcext:value-type="string">
            <text:p>ZygmuntAdam</text:p>
          </table:table-cell>
          <table:table-cell table:formula="of:=IF([.D494]=[.D493];1;0)" office:value-type="float" office:value="0" calcext:value-type="float">
            <text:p>0</text:p>
          </table:table-cell>
          <table:table-cell table:formula="of:=IF([.E495]=1;1;0)" office:value-type="float" office:value="0" calcext:value-type="float">
            <text:p>0</text:p>
          </table:table-cell>
          <table:table-cell table:formula="of:=OR([.E494];[.F49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CONCATENATE([.B495];[.C495])" office:value-type="string" office:string-value="ZylinskaAdelajda" calcext:value-type="string">
            <text:p>ZylinskaAdelajda</text:p>
          </table:table-cell>
          <table:table-cell table:formula="of:=IF([.D495]=[.D494];1;0)" office:value-type="float" office:value="0" calcext:value-type="float">
            <text:p>0</text:p>
          </table:table-cell>
          <table:table-cell table:formula="of:=IF([.E496]=1;1;0)" office:value-type="float" office:value="0" calcext:value-type="float">
            <text:p>0</text:p>
          </table:table-cell>
          <table:table-cell table:formula="of:=OR([.E495];[.F495])" office:value-type="boolean" office:boolean-value="false" calcext:value-type="boolean">
            <text:p>FAŁSZ</text:p>
          </table:table-cell>
          <table:table-cell table:number-columns-repeated="2"/>
        </table:table-row>
      </table:table>
      <table:table table:name="3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/>
        </table:table-row>
        <table:table-row table:style-name="ro1">
          <table:table-cell table:style-name="ce4" office:value-type="string" calcext:value-type="string">
            <text:p>08301300067</text:p>
          </table:table-cell>
          <table:table-cell table:style-name="ce2" office:value-type="string" calcext:value-type="string">
            <text:p>Wendt</text:p>
          </table:table-cell>
          <table:table-cell table:style-name="ce2" office:value-type="string" calcext:value-type="string">
            <text:p>Amelia</text:p>
          </table:table-cell>
          <table:table-cell table:formula="of:=MID([.A2];7;3)" office:value-type="string" office:string-value="000" calcext:value-type="string">
            <text:p>000</text:p>
          </table:table-cell>
        </table:table-row>
        <table:table-row table:style-name="ro1" table:visibility="filter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MID([.A3];7;3)" office:value-type="string" office:string-value="001" calcext:value-type="string">
            <text:p>001</text:p>
          </table:table-cell>
        </table:table-row>
        <table:table-row table:style-name="ro1" table:visibility="filter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MID([.A4];7;3)" office:value-type="string" office:string-value="003" calcext:value-type="string">
            <text:p>003</text:p>
          </table:table-cell>
        </table:table-row>
        <table:table-row table:style-name="ro1" table:visibility="filter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MID([.A5];7;3)" office:value-type="string" office:string-value="004" calcext:value-type="string">
            <text:p>004</text:p>
          </table:table-cell>
        </table:table-row>
        <table:table-row table:style-name="ro1" table:visibility="filter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MID([.A6];7;3)" office:value-type="string" office:string-value="004" calcext:value-type="string">
            <text:p>004</text:p>
          </table:table-cell>
        </table:table-row>
        <table:table-row table:style-name="ro1" table:visibility="filter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MID([.A7];7;3)" office:value-type="string" office:string-value="005" calcext:value-type="string">
            <text:p>005</text:p>
          </table:table-cell>
        </table:table-row>
        <table:table-row table:style-name="ro1" table:visibility="filter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MID([.A8];7;3)" office:value-type="string" office:string-value="005" calcext:value-type="string">
            <text:p>005</text:p>
          </table:table-cell>
        </table:table-row>
        <table:table-row table:style-name="ro1" table:visibility="filter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MID([.A9];7;3)" office:value-type="string" office:string-value="005" calcext:value-type="string">
            <text:p>005</text:p>
          </table:table-cell>
        </table:table-row>
        <table:table-row table:style-name="ro1" table:visibility="filter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MID([.A10];7;3)" office:value-type="string" office:string-value="005" calcext:value-type="string">
            <text:p>005</text:p>
          </table:table-cell>
        </table:table-row>
        <table:table-row table:style-name="ro1" table:visibility="filter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MID([.A11];7;3)" office:value-type="string" office:string-value="006" calcext:value-type="string">
            <text:p>006</text:p>
          </table:table-cell>
        </table:table-row>
        <table:table-row table:style-name="ro1" table:visibility="filter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MID([.A12];7;3)" office:value-type="string" office:string-value="006" calcext:value-type="string">
            <text:p>006</text:p>
          </table:table-cell>
        </table:table-row>
        <table:table-row table:style-name="ro1" table:visibility="filter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MID([.A13];7;3)" office:value-type="string" office:string-value="006" calcext:value-type="string">
            <text:p>006</text:p>
          </table:table-cell>
        </table:table-row>
        <table:table-row table:style-name="ro1" table:visibility="filter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MID([.A14];7;3)" office:value-type="string" office:string-value="007" calcext:value-type="string">
            <text:p>007</text:p>
          </table:table-cell>
        </table:table-row>
        <table:table-row table:style-name="ro1" table:visibility="filter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MID([.A15];7;3)" office:value-type="string" office:string-value="007" calcext:value-type="string">
            <text:p>007</text:p>
          </table:table-cell>
        </table:table-row>
        <table:table-row table:style-name="ro1" table:visibility="filter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MID([.A16];7;3)" office:value-type="string" office:string-value="007" calcext:value-type="string">
            <text:p>007</text:p>
          </table:table-cell>
        </table:table-row>
        <table:table-row table:style-name="ro1" table:visibility="filter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MID([.A17];7;3)" office:value-type="string" office:string-value="008" calcext:value-type="string">
            <text:p>008</text:p>
          </table:table-cell>
        </table:table-row>
        <table:table-row table:style-name="ro1" table:visibility="filter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MID([.A18];7;3)" office:value-type="string" office:string-value="008" calcext:value-type="string">
            <text:p>008</text:p>
          </table:table-cell>
        </table:table-row>
        <table:table-row table:style-name="ro1" table:visibility="filter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MID([.A19];7;3)" office:value-type="string" office:string-value="008" calcext:value-type="string">
            <text:p>008</text:p>
          </table:table-cell>
        </table:table-row>
        <table:table-row table:style-name="ro1" table:visibility="filter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MID([.A20];7;3)" office:value-type="string" office:string-value="008" calcext:value-type="string">
            <text:p>008</text:p>
          </table:table-cell>
        </table:table-row>
        <table:table-row table:style-name="ro1" table:visibility="filter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MID([.A21];7;3)" office:value-type="string" office:string-value="009" calcext:value-type="string">
            <text:p>009</text:p>
          </table:table-cell>
        </table:table-row>
        <table:table-row table:style-name="ro1" table:visibility="filter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MID([.A22];7;3)" office:value-type="string" office:string-value="009" calcext:value-type="string">
            <text:p>009</text:p>
          </table:table-cell>
        </table:table-row>
        <table:table-row table:style-name="ro1" table:visibility="filter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MID([.A23];7;3)" office:value-type="string" office:string-value="009" calcext:value-type="string">
            <text:p>009</text:p>
          </table:table-cell>
        </table:table-row>
        <table:table-row table:style-name="ro1" table:visibility="filter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MID([.A24];7;3)" office:value-type="string" office:string-value="009" calcext:value-type="string">
            <text:p>009</text:p>
          </table:table-cell>
        </table:table-row>
        <table:table-row table:style-name="ro1" table:visibility="filter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MID([.A25];7;3)" office:value-type="string" office:string-value="009" calcext:value-type="string">
            <text:p>009</text:p>
          </table:table-cell>
        </table:table-row>
        <table:table-row table:style-name="ro1" table:visibility="filter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MID([.A26];7;3)" office:value-type="string" office:string-value="010" calcext:value-type="string">
            <text:p>010</text:p>
          </table:table-cell>
        </table:table-row>
        <table:table-row table:style-name="ro1" table:visibility="filter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MID([.A27];7;3)" office:value-type="string" office:string-value="010" calcext:value-type="string">
            <text:p>010</text:p>
          </table:table-cell>
        </table:table-row>
        <table:table-row table:style-name="ro1" table:visibility="filter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MID([.A28];7;3)" office:value-type="string" office:string-value="010" calcext:value-type="string">
            <text:p>010</text:p>
          </table:table-cell>
        </table:table-row>
        <table:table-row table:style-name="ro1" table:visibility="filter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MID([.A29];7;3)" office:value-type="string" office:string-value="011" calcext:value-type="string">
            <text:p>011</text:p>
          </table:table-cell>
        </table:table-row>
        <table:table-row table:style-name="ro1" table:visibility="filter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MID([.A30];7;3)" office:value-type="string" office:string-value="011" calcext:value-type="string">
            <text:p>011</text:p>
          </table:table-cell>
        </table:table-row>
        <table:table-row table:style-name="ro1" table:visibility="filter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MID([.A31];7;3)" office:value-type="string" office:string-value="011" calcext:value-type="string">
            <text:p>011</text:p>
          </table:table-cell>
        </table:table-row>
        <table:table-row table:style-name="ro1" table:visibility="filter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MID([.A32];7;3)" office:value-type="string" office:string-value="011" calcext:value-type="string">
            <text:p>011</text:p>
          </table:table-cell>
        </table:table-row>
        <table:table-row table:style-name="ro1" table:visibility="filter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MID([.A33];7;3)" office:value-type="string" office:string-value="011" calcext:value-type="string">
            <text:p>011</text:p>
          </table:table-cell>
        </table:table-row>
        <table:table-row table:style-name="ro1" table:visibility="filter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MID([.A34];7;3)" office:value-type="string" office:string-value="011" calcext:value-type="string">
            <text:p>011</text:p>
          </table:table-cell>
        </table:table-row>
        <table:table-row table:style-name="ro1" table:visibility="filter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MID([.A35];7;3)" office:value-type="string" office:string-value="013" calcext:value-type="string">
            <text:p>013</text:p>
          </table:table-cell>
        </table:table-row>
        <table:table-row table:style-name="ro1" table:visibility="filter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MID([.A36];7;3)" office:value-type="string" office:string-value="013" calcext:value-type="string">
            <text:p>013</text:p>
          </table:table-cell>
        </table:table-row>
        <table:table-row table:style-name="ro1" table:visibility="filter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MID([.A37];7;3)" office:value-type="string" office:string-value="013" calcext:value-type="string">
            <text:p>013</text:p>
          </table:table-cell>
        </table:table-row>
        <table:table-row table:style-name="ro1" table:visibility="filter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MID([.A38];7;3)" office:value-type="string" office:string-value="013" calcext:value-type="string">
            <text:p>013</text:p>
          </table:table-cell>
        </table:table-row>
        <table:table-row table:style-name="ro1" table:visibility="filter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MID([.A39];7;3)" office:value-type="string" office:string-value="013" calcext:value-type="string">
            <text:p>013</text:p>
          </table:table-cell>
        </table:table-row>
        <table:table-row table:style-name="ro1" table:visibility="filter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MID([.A40];7;3)" office:value-type="string" office:string-value="013" calcext:value-type="string">
            <text:p>013</text:p>
          </table:table-cell>
        </table:table-row>
        <table:table-row table:style-name="ro1" table:visibility="filter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MID([.A41];7;3)" office:value-type="string" office:string-value="013" calcext:value-type="string">
            <text:p>013</text:p>
          </table:table-cell>
        </table:table-row>
        <table:table-row table:style-name="ro1" table:visibility="filter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MID([.A42];7;3)" office:value-type="string" office:string-value="014" calcext:value-type="string">
            <text:p>014</text:p>
          </table:table-cell>
        </table:table-row>
        <table:table-row table:style-name="ro1" table:visibility="filter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MID([.A43];7;3)" office:value-type="string" office:string-value="014" calcext:value-type="string">
            <text:p>014</text:p>
          </table:table-cell>
        </table:table-row>
        <table:table-row table:style-name="ro1" table:visibility="filter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MID([.A44];7;3)" office:value-type="string" office:string-value="014" calcext:value-type="string">
            <text:p>014</text:p>
          </table:table-cell>
        </table:table-row>
        <table:table-row table:style-name="ro1" table:visibility="filter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MID([.A45];7;3)" office:value-type="string" office:string-value="014" calcext:value-type="string">
            <text:p>014</text:p>
          </table:table-cell>
        </table:table-row>
        <table:table-row table:style-name="ro1" table:visibility="filter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MID([.A46];7;3)" office:value-type="string" office:string-value="014" calcext:value-type="string">
            <text:p>014</text:p>
          </table:table-cell>
        </table:table-row>
        <table:table-row table:style-name="ro1" table:visibility="filter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MID([.A47];7;3)" office:value-type="string" office:string-value="014" calcext:value-type="string">
            <text:p>014</text:p>
          </table:table-cell>
        </table:table-row>
        <table:table-row table:style-name="ro1" table:visibility="filter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MID([.A48];7;3)" office:value-type="string" office:string-value="014" calcext:value-type="string">
            <text:p>014</text:p>
          </table:table-cell>
        </table:table-row>
        <table:table-row table:style-name="ro1" table:visibility="filter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MID([.A49];7;3)" office:value-type="string" office:string-value="014" calcext:value-type="string">
            <text:p>014</text:p>
          </table:table-cell>
        </table:table-row>
        <table:table-row table:style-name="ro1" table:visibility="filter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MID([.A50];7;3)" office:value-type="string" office:string-value="014" calcext:value-type="string">
            <text:p>014</text:p>
          </table:table-cell>
        </table:table-row>
        <table:table-row table:style-name="ro1" table:visibility="filter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MID([.A51];7;3)" office:value-type="string" office:string-value="014" calcext:value-type="string">
            <text:p>014</text:p>
          </table:table-cell>
        </table:table-row>
        <table:table-row table:style-name="ro1" table:visibility="filter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MID([.A52];7;3)" office:value-type="string" office:string-value="014" calcext:value-type="string">
            <text:p>014</text:p>
          </table:table-cell>
        </table:table-row>
        <table:table-row table:style-name="ro1" table:visibility="filter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MID([.A53];7;3)" office:value-type="string" office:string-value="015" calcext:value-type="string">
            <text:p>015</text:p>
          </table:table-cell>
        </table:table-row>
        <table:table-row table:style-name="ro1" table:visibility="filter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MID([.A54];7;3)" office:value-type="string" office:string-value="015" calcext:value-type="string">
            <text:p>015</text:p>
          </table:table-cell>
        </table:table-row>
        <table:table-row table:style-name="ro1" table:visibility="filter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MID([.A55];7;3)" office:value-type="string" office:string-value="016" calcext:value-type="string">
            <text:p>016</text:p>
          </table:table-cell>
        </table:table-row>
        <table:table-row table:style-name="ro1" table:visibility="filter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MID([.A56];7;3)" office:value-type="string" office:string-value="016" calcext:value-type="string">
            <text:p>016</text:p>
          </table:table-cell>
        </table:table-row>
        <table:table-row table:style-name="ro1" table:visibility="filter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MID([.A57];7;3)" office:value-type="string" office:string-value="016" calcext:value-type="string">
            <text:p>016</text:p>
          </table:table-cell>
        </table:table-row>
        <table:table-row table:style-name="ro1" table:visibility="filter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MID([.A58];7;3)" office:value-type="string" office:string-value="017" calcext:value-type="string">
            <text:p>017</text:p>
          </table:table-cell>
        </table:table-row>
        <table:table-row table:style-name="ro1" table:visibility="filter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MID([.A59];7;3)" office:value-type="string" office:string-value="017" calcext:value-type="string">
            <text:p>017</text:p>
          </table:table-cell>
        </table:table-row>
        <table:table-row table:style-name="ro1" table:visibility="filter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MID([.A60];7;3)" office:value-type="string" office:string-value="017" calcext:value-type="string">
            <text:p>017</text:p>
          </table:table-cell>
        </table:table-row>
        <table:table-row table:style-name="ro1" table:visibility="filter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MID([.A61];7;3)" office:value-type="string" office:string-value="017" calcext:value-type="string">
            <text:p>017</text:p>
          </table:table-cell>
        </table:table-row>
        <table:table-row table:style-name="ro1" table:visibility="filter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MID([.A62];7;3)" office:value-type="string" office:string-value="017" calcext:value-type="string">
            <text:p>017</text:p>
          </table:table-cell>
        </table:table-row>
        <table:table-row table:style-name="ro1" table:visibility="filter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MID([.A63];7;3)" office:value-type="string" office:string-value="017" calcext:value-type="string">
            <text:p>017</text:p>
          </table:table-cell>
        </table:table-row>
        <table:table-row table:style-name="ro1" table:visibility="filter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MID([.A64];7;3)" office:value-type="string" office:string-value="017" calcext:value-type="string">
            <text:p>017</text:p>
          </table:table-cell>
        </table:table-row>
        <table:table-row table:style-name="ro1" table:visibility="filter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MID([.A65];7;3)" office:value-type="string" office:string-value="018" calcext:value-type="string">
            <text:p>018</text:p>
          </table:table-cell>
        </table:table-row>
        <table:table-row table:style-name="ro1" table:visibility="filter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MID([.A66];7;3)" office:value-type="string" office:string-value="018" calcext:value-type="string">
            <text:p>018</text:p>
          </table:table-cell>
        </table:table-row>
        <table:table-row table:style-name="ro1" table:visibility="filter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MID([.A67];7;3)" office:value-type="string" office:string-value="018" calcext:value-type="string">
            <text:p>018</text:p>
          </table:table-cell>
        </table:table-row>
        <table:table-row table:style-name="ro1" table:visibility="filter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MID([.A68];7;3)" office:value-type="string" office:string-value="018" calcext:value-type="string">
            <text:p>018</text:p>
          </table:table-cell>
        </table:table-row>
        <table:table-row table:style-name="ro1" table:visibility="filter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MID([.A69];7;3)" office:value-type="string" office:string-value="019" calcext:value-type="string">
            <text:p>019</text:p>
          </table:table-cell>
        </table:table-row>
        <table:table-row table:style-name="ro1" table:visibility="filter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MID([.A70];7;3)" office:value-type="string" office:string-value="020" calcext:value-type="string">
            <text:p>020</text:p>
          </table:table-cell>
        </table:table-row>
        <table:table-row table:style-name="ro1" table:visibility="filter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MID([.A71];7;3)" office:value-type="string" office:string-value="020" calcext:value-type="string">
            <text:p>020</text:p>
          </table:table-cell>
        </table:table-row>
        <table:table-row table:style-name="ro1" table:visibility="filter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MID([.A72];7;3)" office:value-type="string" office:string-value="020" calcext:value-type="string">
            <text:p>020</text:p>
          </table:table-cell>
        </table:table-row>
        <table:table-row table:style-name="ro1" table:visibility="filter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MID([.A73];7;3)" office:value-type="string" office:string-value="020" calcext:value-type="string">
            <text:p>020</text:p>
          </table:table-cell>
        </table:table-row>
        <table:table-row table:style-name="ro1" table:visibility="filter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MID([.A74];7;3)" office:value-type="string" office:string-value="020" calcext:value-type="string">
            <text:p>020</text:p>
          </table:table-cell>
        </table:table-row>
        <table:table-row table:style-name="ro1" table:visibility="filter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MID([.A75];7;3)" office:value-type="string" office:string-value="020" calcext:value-type="string">
            <text:p>020</text:p>
          </table:table-cell>
        </table:table-row>
        <table:table-row table:style-name="ro1" table:visibility="filter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MID([.A76];7;3)" office:value-type="string" office:string-value="021" calcext:value-type="string">
            <text:p>021</text:p>
          </table:table-cell>
        </table:table-row>
        <table:table-row table:style-name="ro1" table:visibility="filter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MID([.A77];7;3)" office:value-type="string" office:string-value="021" calcext:value-type="string">
            <text:p>021</text:p>
          </table:table-cell>
        </table:table-row>
        <table:table-row table:style-name="ro1" table:visibility="filter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MID([.A78];7;3)" office:value-type="string" office:string-value="021" calcext:value-type="string">
            <text:p>021</text:p>
          </table:table-cell>
        </table:table-row>
        <table:table-row table:style-name="ro1" table:visibility="filter">
          <table:table-cell office:value-type="string" calcext:value-type="string">
            <text:p>09322302180</text:p>
          </table:table-cell>
          <table:table-cell office:value-type="string" calcext:value-type="string">
            <text:p>Jędrzejczak</text:p>
          </table:table-cell>
          <table:table-cell office:value-type="string" calcext:value-type="string">
            <text:p>Nadia</text:p>
          </table:table-cell>
          <table:table-cell table:formula="of:=MID([.A79];7;3)" office:value-type="string" office:string-value="021" calcext:value-type="string">
            <text:p>021</text:p>
          </table:table-cell>
        </table:table-row>
        <table:table-row table:style-name="ro1" table:visibility="filter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MID([.A80];7;3)" office:value-type="string" office:string-value="022" calcext:value-type="string">
            <text:p>022</text:p>
          </table:table-cell>
        </table:table-row>
        <table:table-row table:style-name="ro1" table:visibility="filter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MID([.A81];7;3)" office:value-type="string" office:string-value="022" calcext:value-type="string">
            <text:p>022</text:p>
          </table:table-cell>
        </table:table-row>
        <table:table-row table:style-name="ro1" table:visibility="filter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MID([.A82];7;3)" office:value-type="string" office:string-value="022" calcext:value-type="string">
            <text:p>022</text:p>
          </table:table-cell>
        </table:table-row>
        <table:table-row table:style-name="ro1" table:visibility="filter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MID([.A83];7;3)" office:value-type="string" office:string-value="022" calcext:value-type="string">
            <text:p>022</text:p>
          </table:table-cell>
        </table:table-row>
        <table:table-row table:style-name="ro1" table:visibility="filter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MID([.A84];7;3)" office:value-type="string" office:string-value="023" calcext:value-type="string">
            <text:p>023</text:p>
          </table:table-cell>
        </table:table-row>
        <table:table-row table:style-name="ro1" table:visibility="filter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MID([.A85];7;3)" office:value-type="string" office:string-value="023" calcext:value-type="string">
            <text:p>023</text:p>
          </table:table-cell>
        </table:table-row>
        <table:table-row table:style-name="ro1" table:visibility="filter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MID([.A86];7;3)" office:value-type="string" office:string-value="023" calcext:value-type="string">
            <text:p>023</text:p>
          </table:table-cell>
        </table:table-row>
        <table:table-row table:style-name="ro1" table:visibility="filter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MID([.A87];7;3)" office:value-type="string" office:string-value="024" calcext:value-type="string">
            <text:p>024</text:p>
          </table:table-cell>
        </table:table-row>
        <table:table-row table:style-name="ro1" table:visibility="filter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MID([.A88];7;3)" office:value-type="string" office:string-value="024" calcext:value-type="string">
            <text:p>024</text:p>
          </table:table-cell>
        </table:table-row>
        <table:table-row table:style-name="ro1" table:visibility="filter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MID([.A89];7;3)" office:value-type="string" office:string-value="024" calcext:value-type="string">
            <text:p>024</text:p>
          </table:table-cell>
        </table:table-row>
        <table:table-row table:style-name="ro1" table:visibility="filter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MID([.A90];7;3)" office:value-type="string" office:string-value="024" calcext:value-type="string">
            <text:p>024</text:p>
          </table:table-cell>
        </table:table-row>
        <table:table-row table:style-name="ro1" table:visibility="filter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MID([.A91];7;3)" office:value-type="string" office:string-value="024" calcext:value-type="string">
            <text:p>024</text:p>
          </table:table-cell>
        </table:table-row>
        <table:table-row table:style-name="ro1" table:visibility="filter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MID([.A92];7;3)" office:value-type="string" office:string-value="024" calcext:value-type="string">
            <text:p>024</text:p>
          </table:table-cell>
        </table:table-row>
        <table:table-row table:style-name="ro1" table:visibility="filter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MID([.A93];7;3)" office:value-type="string" office:string-value="024" calcext:value-type="string">
            <text:p>024</text:p>
          </table:table-cell>
        </table:table-row>
        <table:table-row table:style-name="ro1" table:visibility="filter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MID([.A94];7;3)" office:value-type="string" office:string-value="024" calcext:value-type="string">
            <text:p>024</text:p>
          </table:table-cell>
        </table:table-row>
        <table:table-row table:style-name="ro1" table:visibility="filter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MID([.A95];7;3)" office:value-type="string" office:string-value="024" calcext:value-type="string">
            <text:p>024</text:p>
          </table:table-cell>
        </table:table-row>
        <table:table-row table:style-name="ro1" table:visibility="filter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MID([.A96];7;3)" office:value-type="string" office:string-value="025" calcext:value-type="string">
            <text:p>025</text:p>
          </table:table-cell>
        </table:table-row>
        <table:table-row table:style-name="ro1" table:visibility="filter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MID([.A97];7;3)" office:value-type="string" office:string-value="026" calcext:value-type="string">
            <text:p>026</text:p>
          </table:table-cell>
        </table:table-row>
        <table:table-row table:style-name="ro1" table:visibility="filter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MID([.A98];7;3)" office:value-type="string" office:string-value="026" calcext:value-type="string">
            <text:p>026</text:p>
          </table:table-cell>
        </table:table-row>
        <table:table-row table:style-name="ro1" table:visibility="filter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MID([.A99];7;3)" office:value-type="string" office:string-value="026" calcext:value-type="string">
            <text:p>026</text:p>
          </table:table-cell>
        </table:table-row>
        <table:table-row table:style-name="ro1" table:visibility="filter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MID([.A100];7;3)" office:value-type="string" office:string-value="026" calcext:value-type="string">
            <text:p>026</text:p>
          </table:table-cell>
        </table:table-row>
        <table:table-row table:style-name="ro1" table:visibility="filter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MID([.A101];7;3)" office:value-type="string" office:string-value="026" calcext:value-type="string">
            <text:p>026</text:p>
          </table:table-cell>
        </table:table-row>
        <table:table-row table:style-name="ro1" table:visibility="filter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MID([.A102];7;3)" office:value-type="string" office:string-value="026" calcext:value-type="string">
            <text:p>026</text:p>
          </table:table-cell>
        </table:table-row>
        <table:table-row table:style-name="ro1" table:visibility="filter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MID([.A103];7;3)" office:value-type="string" office:string-value="026" calcext:value-type="string">
            <text:p>026</text:p>
          </table:table-cell>
        </table:table-row>
        <table:table-row table:style-name="ro1" table:visibility="filter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MID([.A104];7;3)" office:value-type="string" office:string-value="027" calcext:value-type="string">
            <text:p>027</text:p>
          </table:table-cell>
        </table:table-row>
        <table:table-row table:style-name="ro1" table:visibility="filter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MID([.A105];7;3)" office:value-type="string" office:string-value="027" calcext:value-type="string">
            <text:p>027</text:p>
          </table:table-cell>
        </table:table-row>
        <table:table-row table:style-name="ro1" table:visibility="filter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MID([.A106];7;3)" office:value-type="string" office:string-value="027" calcext:value-type="string">
            <text:p>027</text:p>
          </table:table-cell>
        </table:table-row>
        <table:table-row table:style-name="ro1" table:visibility="filter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MID([.A107];7;3)" office:value-type="string" office:string-value="027" calcext:value-type="string">
            <text:p>027</text:p>
          </table:table-cell>
        </table:table-row>
        <table:table-row table:style-name="ro1" table:visibility="filter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MID([.A108];7;3)" office:value-type="string" office:string-value="028" calcext:value-type="string">
            <text:p>028</text:p>
          </table:table-cell>
        </table:table-row>
        <table:table-row table:style-name="ro1" table:visibility="filter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MID([.A109];7;3)" office:value-type="string" office:string-value="028" calcext:value-type="string">
            <text:p>028</text:p>
          </table:table-cell>
        </table:table-row>
        <table:table-row table:style-name="ro1" table:visibility="filter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MID([.A110];7;3)" office:value-type="string" office:string-value="029" calcext:value-type="string">
            <text:p>029</text:p>
          </table:table-cell>
        </table:table-row>
        <table:table-row table:style-name="ro1" table:visibility="filter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MID([.A111];7;3)" office:value-type="string" office:string-value="030" calcext:value-type="string">
            <text:p>030</text:p>
          </table:table-cell>
        </table:table-row>
        <table:table-row table:style-name="ro1" table:visibility="filter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MID([.A112];7;3)" office:value-type="string" office:string-value="030" calcext:value-type="string">
            <text:p>030</text:p>
          </table:table-cell>
        </table:table-row>
        <table:table-row table:style-name="ro1" table:visibility="filter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MID([.A113];7;3)" office:value-type="string" office:string-value="030" calcext:value-type="string">
            <text:p>030</text:p>
          </table:table-cell>
        </table:table-row>
        <table:table-row table:style-name="ro1" table:visibility="filter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MID([.A114];7;3)" office:value-type="string" office:string-value="030" calcext:value-type="string">
            <text:p>030</text:p>
          </table:table-cell>
        </table:table-row>
        <table:table-row table:style-name="ro1" table:visibility="filter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MID([.A115];7;3)" office:value-type="string" office:string-value="030" calcext:value-type="string">
            <text:p>030</text:p>
          </table:table-cell>
        </table:table-row>
        <table:table-row table:style-name="ro1" table:visibility="filter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MID([.A116];7;3)" office:value-type="string" office:string-value="030" calcext:value-type="string">
            <text:p>030</text:p>
          </table:table-cell>
        </table:table-row>
        <table:table-row table:style-name="ro1" table:visibility="filter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MID([.A117];7;3)" office:value-type="string" office:string-value="031" calcext:value-type="string">
            <text:p>031</text:p>
          </table:table-cell>
        </table:table-row>
        <table:table-row table:style-name="ro1" table:visibility="filter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MID([.A118];7;3)" office:value-type="string" office:string-value="032" calcext:value-type="string">
            <text:p>032</text:p>
          </table:table-cell>
        </table:table-row>
        <table:table-row table:style-name="ro1" table:visibility="filter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MID([.A119];7;3)" office:value-type="string" office:string-value="032" calcext:value-type="string">
            <text:p>032</text:p>
          </table:table-cell>
        </table:table-row>
        <table:table-row table:style-name="ro1" table:visibility="filter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MID([.A120];7;3)" office:value-type="string" office:string-value="033" calcext:value-type="string">
            <text:p>033</text:p>
          </table:table-cell>
        </table:table-row>
        <table:table-row table:style-name="ro1" table:visibility="filter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MID([.A121];7;3)" office:value-type="string" office:string-value="034" calcext:value-type="string">
            <text:p>034</text:p>
          </table:table-cell>
        </table:table-row>
        <table:table-row table:style-name="ro1" table:visibility="filter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MID([.A122];7;3)" office:value-type="string" office:string-value="034" calcext:value-type="string">
            <text:p>034</text:p>
          </table:table-cell>
        </table:table-row>
        <table:table-row table:style-name="ro1" table:visibility="filter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MID([.A123];7;3)" office:value-type="string" office:string-value="034" calcext:value-type="string">
            <text:p>034</text:p>
          </table:table-cell>
        </table:table-row>
        <table:table-row table:style-name="ro1" table:visibility="filter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MID([.A124];7;3)" office:value-type="string" office:string-value="034" calcext:value-type="string">
            <text:p>034</text:p>
          </table:table-cell>
        </table:table-row>
        <table:table-row table:style-name="ro1" table:visibility="filter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MID([.A125];7;3)" office:value-type="string" office:string-value="035" calcext:value-type="string">
            <text:p>035</text:p>
          </table:table-cell>
        </table:table-row>
        <table:table-row table:style-name="ro1" table:visibility="filter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MID([.A126];7;3)" office:value-type="string" office:string-value="035" calcext:value-type="string">
            <text:p>035</text:p>
          </table:table-cell>
        </table:table-row>
        <table:table-row table:style-name="ro1" table:visibility="filter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MID([.A127];7;3)" office:value-type="string" office:string-value="035" calcext:value-type="string">
            <text:p>035</text:p>
          </table:table-cell>
        </table:table-row>
        <table:table-row table:style-name="ro1" table:visibility="filter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MID([.A128];7;3)" office:value-type="string" office:string-value="035" calcext:value-type="string">
            <text:p>035</text:p>
          </table:table-cell>
        </table:table-row>
        <table:table-row table:style-name="ro1" table:visibility="filter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MID([.A129];7;3)" office:value-type="string" office:string-value="036" calcext:value-type="string">
            <text:p>036</text:p>
          </table:table-cell>
        </table:table-row>
        <table:table-row table:style-name="ro1" table:visibility="filter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MID([.A130];7;3)" office:value-type="string" office:string-value="036" calcext:value-type="string">
            <text:p>036</text:p>
          </table:table-cell>
        </table:table-row>
        <table:table-row table:style-name="ro1" table:visibility="filter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MID([.A131];7;3)" office:value-type="string" office:string-value="036" calcext:value-type="string">
            <text:p>036</text:p>
          </table:table-cell>
        </table:table-row>
        <table:table-row table:style-name="ro1" table:visibility="filter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MID([.A132];7;3)" office:value-type="string" office:string-value="036" calcext:value-type="string">
            <text:p>036</text:p>
          </table:table-cell>
        </table:table-row>
        <table:table-row table:style-name="ro1" table:visibility="filter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MID([.A133];7;3)" office:value-type="string" office:string-value="036" calcext:value-type="string">
            <text:p>036</text:p>
          </table:table-cell>
        </table:table-row>
        <table:table-row table:style-name="ro1" table:visibility="filter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MID([.A134];7;3)" office:value-type="string" office:string-value="036" calcext:value-type="string">
            <text:p>036</text:p>
          </table:table-cell>
        </table:table-row>
        <table:table-row table:style-name="ro1" table:visibility="filter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MID([.A135];7;3)" office:value-type="string" office:string-value="036" calcext:value-type="string">
            <text:p>036</text:p>
          </table:table-cell>
        </table:table-row>
        <table:table-row table:style-name="ro1" table:visibility="filter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MID([.A136];7;3)" office:value-type="string" office:string-value="037" calcext:value-type="string">
            <text:p>037</text:p>
          </table:table-cell>
        </table:table-row>
        <table:table-row table:style-name="ro1" table:visibility="filter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MID([.A137];7;3)" office:value-type="string" office:string-value="037" calcext:value-type="string">
            <text:p>037</text:p>
          </table:table-cell>
        </table:table-row>
        <table:table-row table:style-name="ro1" table:visibility="filter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MID([.A138];7;3)" office:value-type="string" office:string-value="037" calcext:value-type="string">
            <text:p>037</text:p>
          </table:table-cell>
        </table:table-row>
        <table:table-row table:style-name="ro1" table:visibility="filter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MID([.A139];7;3)" office:value-type="string" office:string-value="038" calcext:value-type="string">
            <text:p>038</text:p>
          </table:table-cell>
        </table:table-row>
        <table:table-row table:style-name="ro1" table:visibility="filter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MID([.A140];7;3)" office:value-type="string" office:string-value="038" calcext:value-type="string">
            <text:p>038</text:p>
          </table:table-cell>
        </table:table-row>
        <table:table-row table:style-name="ro1" table:visibility="filter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MID([.A141];7;3)" office:value-type="string" office:string-value="038" calcext:value-type="string">
            <text:p>038</text:p>
          </table:table-cell>
        </table:table-row>
        <table:table-row table:style-name="ro1" table:visibility="filter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MID([.A142];7;3)" office:value-type="string" office:string-value="038" calcext:value-type="string">
            <text:p>038</text:p>
          </table:table-cell>
        </table:table-row>
        <table:table-row table:style-name="ro1" table:visibility="filter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MID([.A143];7;3)" office:value-type="string" office:string-value="038" calcext:value-type="string">
            <text:p>038</text:p>
          </table:table-cell>
        </table:table-row>
        <table:table-row table:style-name="ro1" table:visibility="filter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MID([.A144];7;3)" office:value-type="string" office:string-value="039" calcext:value-type="string">
            <text:p>039</text:p>
          </table:table-cell>
        </table:table-row>
        <table:table-row table:style-name="ro1" table:visibility="filter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MID([.A145];7;3)" office:value-type="string" office:string-value="039" calcext:value-type="string">
            <text:p>039</text:p>
          </table:table-cell>
        </table:table-row>
        <table:table-row table:style-name="ro1" table:visibility="filter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MID([.A146];7;3)" office:value-type="string" office:string-value="039" calcext:value-type="string">
            <text:p>039</text:p>
          </table:table-cell>
        </table:table-row>
        <table:table-row table:style-name="ro1" table:visibility="filter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MID([.A147];7;3)" office:value-type="string" office:string-value="039" calcext:value-type="string">
            <text:p>039</text:p>
          </table:table-cell>
        </table:table-row>
        <table:table-row table:style-name="ro1" table:visibility="filter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MID([.A148];7;3)" office:value-type="string" office:string-value="039" calcext:value-type="string">
            <text:p>039</text:p>
          </table:table-cell>
        </table:table-row>
        <table:table-row table:style-name="ro1" table:visibility="filter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MID([.A149];7;3)" office:value-type="string" office:string-value="039" calcext:value-type="string">
            <text:p>039</text:p>
          </table:table-cell>
        </table:table-row>
        <table:table-row table:style-name="ro1" table:visibility="filter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MID([.A150];7;3)" office:value-type="string" office:string-value="039" calcext:value-type="string">
            <text:p>039</text:p>
          </table:table-cell>
        </table:table-row>
        <table:table-row table:style-name="ro1" table:visibility="filter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MID([.A151];7;3)" office:value-type="string" office:string-value="040" calcext:value-type="string">
            <text:p>040</text:p>
          </table:table-cell>
        </table:table-row>
        <table:table-row table:style-name="ro1" table:visibility="filter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MID([.A152];7;3)" office:value-type="string" office:string-value="040" calcext:value-type="string">
            <text:p>040</text:p>
          </table:table-cell>
        </table:table-row>
        <table:table-row table:style-name="ro1" table:visibility="filter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MID([.A153];7;3)" office:value-type="string" office:string-value="040" calcext:value-type="string">
            <text:p>040</text:p>
          </table:table-cell>
        </table:table-row>
        <table:table-row table:style-name="ro1" table:visibility="filter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MID([.A154];7;3)" office:value-type="string" office:string-value="040" calcext:value-type="string">
            <text:p>040</text:p>
          </table:table-cell>
        </table:table-row>
        <table:table-row table:style-name="ro1" table:visibility="filter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MID([.A155];7;3)" office:value-type="string" office:string-value="041" calcext:value-type="string">
            <text:p>041</text:p>
          </table:table-cell>
        </table:table-row>
        <table:table-row table:style-name="ro1" table:visibility="filter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MID([.A156];7;3)" office:value-type="string" office:string-value="041" calcext:value-type="string">
            <text:p>041</text:p>
          </table:table-cell>
        </table:table-row>
        <table:table-row table:style-name="ro1" table:visibility="filter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MID([.A157];7;3)" office:value-type="string" office:string-value="041" calcext:value-type="string">
            <text:p>041</text:p>
          </table:table-cell>
        </table:table-row>
        <table:table-row table:style-name="ro1" table:visibility="filter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MID([.A158];7;3)" office:value-type="string" office:string-value="041" calcext:value-type="string">
            <text:p>041</text:p>
          </table:table-cell>
        </table:table-row>
        <table:table-row table:style-name="ro1" table:visibility="filter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MID([.A159];7;3)" office:value-type="string" office:string-value="042" calcext:value-type="string">
            <text:p>042</text:p>
          </table:table-cell>
        </table:table-row>
        <table:table-row table:style-name="ro1" table:visibility="filter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MID([.A160];7;3)" office:value-type="string" office:string-value="042" calcext:value-type="string">
            <text:p>042</text:p>
          </table:table-cell>
        </table:table-row>
        <table:table-row table:style-name="ro1" table:visibility="filter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MID([.A161];7;3)" office:value-type="string" office:string-value="042" calcext:value-type="string">
            <text:p>042</text:p>
          </table:table-cell>
        </table:table-row>
        <table:table-row table:style-name="ro1" table:visibility="filter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MID([.A162];7;3)" office:value-type="string" office:string-value="042" calcext:value-type="string">
            <text:p>042</text:p>
          </table:table-cell>
        </table:table-row>
        <table:table-row table:style-name="ro1" table:visibility="filter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MID([.A163];7;3)" office:value-type="string" office:string-value="042" calcext:value-type="string">
            <text:p>042</text:p>
          </table:table-cell>
        </table:table-row>
        <table:table-row table:style-name="ro1" table:visibility="filter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MID([.A164];7;3)" office:value-type="string" office:string-value="042" calcext:value-type="string">
            <text:p>042</text:p>
          </table:table-cell>
        </table:table-row>
        <table:table-row table:style-name="ro1" table:visibility="filter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MID([.A165];7;3)" office:value-type="string" office:string-value="043" calcext:value-type="string">
            <text:p>043</text:p>
          </table:table-cell>
        </table:table-row>
        <table:table-row table:style-name="ro1" table:visibility="filter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MID([.A166];7;3)" office:value-type="string" office:string-value="043" calcext:value-type="string">
            <text:p>043</text:p>
          </table:table-cell>
        </table:table-row>
        <table:table-row table:style-name="ro1" table:visibility="filter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MID([.A167];7;3)" office:value-type="string" office:string-value="045" calcext:value-type="string">
            <text:p>045</text:p>
          </table:table-cell>
        </table:table-row>
        <table:table-row table:style-name="ro1" table:visibility="filter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MID([.A168];7;3)" office:value-type="string" office:string-value="045" calcext:value-type="string">
            <text:p>045</text:p>
          </table:table-cell>
        </table:table-row>
        <table:table-row table:style-name="ro1" table:visibility="filter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MID([.A169];7;3)" office:value-type="string" office:string-value="045" calcext:value-type="string">
            <text:p>045</text:p>
          </table:table-cell>
        </table:table-row>
        <table:table-row table:style-name="ro1" table:visibility="filter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MID([.A170];7;3)" office:value-type="string" office:string-value="045" calcext:value-type="string">
            <text:p>045</text:p>
          </table:table-cell>
        </table:table-row>
        <table:table-row table:style-name="ro1" table:visibility="filter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MID([.A171];7;3)" office:value-type="string" office:string-value="045" calcext:value-type="string">
            <text:p>045</text:p>
          </table:table-cell>
        </table:table-row>
        <table:table-row table:style-name="ro1" table:visibility="filter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MID([.A172];7;3)" office:value-type="string" office:string-value="046" calcext:value-type="string">
            <text:p>046</text:p>
          </table:table-cell>
        </table:table-row>
        <table:table-row table:style-name="ro1" table:visibility="filter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MID([.A173];7;3)" office:value-type="string" office:string-value="046" calcext:value-type="string">
            <text:p>046</text:p>
          </table:table-cell>
        </table:table-row>
        <table:table-row table:style-name="ro1" table:visibility="filter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MID([.A174];7;3)" office:value-type="string" office:string-value="046" calcext:value-type="string">
            <text:p>046</text:p>
          </table:table-cell>
        </table:table-row>
        <table:table-row table:style-name="ro1" table:visibility="filter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MID([.A175];7;3)" office:value-type="string" office:string-value="046" calcext:value-type="string">
            <text:p>046</text:p>
          </table:table-cell>
        </table:table-row>
        <table:table-row table:style-name="ro1" table:visibility="filter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MID([.A176];7;3)" office:value-type="string" office:string-value="046" calcext:value-type="string">
            <text:p>046</text:p>
          </table:table-cell>
        </table:table-row>
        <table:table-row table:style-name="ro1" table:visibility="filter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MID([.A177];7;3)" office:value-type="string" office:string-value="046" calcext:value-type="string">
            <text:p>046</text:p>
          </table:table-cell>
        </table:table-row>
        <table:table-row table:style-name="ro1" table:visibility="filter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MID([.A178];7;3)" office:value-type="string" office:string-value="047" calcext:value-type="string">
            <text:p>047</text:p>
          </table:table-cell>
        </table:table-row>
        <table:table-row table:style-name="ro1" table:visibility="filter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MID([.A179];7;3)" office:value-type="string" office:string-value="047" calcext:value-type="string">
            <text:p>047</text:p>
          </table:table-cell>
        </table:table-row>
        <table:table-row table:style-name="ro1" table:visibility="filter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MID([.A180];7;3)" office:value-type="string" office:string-value="047" calcext:value-type="string">
            <text:p>047</text:p>
          </table:table-cell>
        </table:table-row>
        <table:table-row table:style-name="ro1" table:visibility="filter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MID([.A181];7;3)" office:value-type="string" office:string-value="047" calcext:value-type="string">
            <text:p>047</text:p>
          </table:table-cell>
        </table:table-row>
        <table:table-row table:style-name="ro1" table:visibility="filter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MID([.A182];7;3)" office:value-type="string" office:string-value="047" calcext:value-type="string">
            <text:p>047</text:p>
          </table:table-cell>
        </table:table-row>
        <table:table-row table:style-name="ro1" table:visibility="filter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MID([.A183];7;3)" office:value-type="string" office:string-value="047" calcext:value-type="string">
            <text:p>047</text:p>
          </table:table-cell>
        </table:table-row>
        <table:table-row table:style-name="ro1" table:visibility="filter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MID([.A184];7;3)" office:value-type="string" office:string-value="048" calcext:value-type="string">
            <text:p>048</text:p>
          </table:table-cell>
        </table:table-row>
        <table:table-row table:style-name="ro1" table:visibility="filter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MID([.A185];7;3)" office:value-type="string" office:string-value="048" calcext:value-type="string">
            <text:p>048</text:p>
          </table:table-cell>
        </table:table-row>
        <table:table-row table:style-name="ro1" table:visibility="filter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MID([.A186];7;3)" office:value-type="string" office:string-value="048" calcext:value-type="string">
            <text:p>048</text:p>
          </table:table-cell>
        </table:table-row>
        <table:table-row table:style-name="ro1" table:visibility="filter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MID([.A187];7;3)" office:value-type="string" office:string-value="048" calcext:value-type="string">
            <text:p>048</text:p>
          </table:table-cell>
        </table:table-row>
        <table:table-row table:style-name="ro1" table:visibility="filter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MID([.A188];7;3)" office:value-type="string" office:string-value="049" calcext:value-type="string">
            <text:p>049</text:p>
          </table:table-cell>
        </table:table-row>
        <table:table-row table:style-name="ro1" table:visibility="filter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MID([.A189];7;3)" office:value-type="string" office:string-value="049" calcext:value-type="string">
            <text:p>049</text:p>
          </table:table-cell>
        </table:table-row>
        <table:table-row table:style-name="ro1" table:visibility="filter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MID([.A190];7;3)" office:value-type="string" office:string-value="049" calcext:value-type="string">
            <text:p>049</text:p>
          </table:table-cell>
        </table:table-row>
        <table:table-row table:style-name="ro1" table:visibility="filter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MID([.A191];7;3)" office:value-type="string" office:string-value="049" calcext:value-type="string">
            <text:p>049</text:p>
          </table:table-cell>
        </table:table-row>
        <table:table-row table:style-name="ro1" table:visibility="filter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MID([.A192];7;3)" office:value-type="string" office:string-value="050" calcext:value-type="string">
            <text:p>050</text:p>
          </table:table-cell>
        </table:table-row>
        <table:table-row table:style-name="ro1" table:visibility="filter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MID([.A193];7;3)" office:value-type="string" office:string-value="050" calcext:value-type="string">
            <text:p>050</text:p>
          </table:table-cell>
        </table:table-row>
        <table:table-row table:style-name="ro1" table:visibility="filter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MID([.A194];7;3)" office:value-type="string" office:string-value="050" calcext:value-type="string">
            <text:p>050</text:p>
          </table:table-cell>
        </table:table-row>
        <table:table-row table:style-name="ro1" table:visibility="filter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MID([.A195];7;3)" office:value-type="string" office:string-value="050" calcext:value-type="string">
            <text:p>050</text:p>
          </table:table-cell>
        </table:table-row>
        <table:table-row table:style-name="ro1" table:visibility="filter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MID([.A196];7;3)" office:value-type="string" office:string-value="050" calcext:value-type="string">
            <text:p>050</text:p>
          </table:table-cell>
        </table:table-row>
        <table:table-row table:style-name="ro1" table:visibility="filter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MID([.A197];7;3)" office:value-type="string" office:string-value="051" calcext:value-type="string">
            <text:p>051</text:p>
          </table:table-cell>
        </table:table-row>
        <table:table-row table:style-name="ro1" table:visibility="filter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MID([.A198];7;3)" office:value-type="string" office:string-value="051" calcext:value-type="string">
            <text:p>051</text:p>
          </table:table-cell>
        </table:table-row>
        <table:table-row table:style-name="ro1" table:visibility="filter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MID([.A199];7;3)" office:value-type="string" office:string-value="051" calcext:value-type="string">
            <text:p>051</text:p>
          </table:table-cell>
        </table:table-row>
        <table:table-row table:style-name="ro1" table:visibility="filter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MID([.A200];7;3)" office:value-type="string" office:string-value="051" calcext:value-type="string">
            <text:p>051</text:p>
          </table:table-cell>
        </table:table-row>
        <table:table-row table:style-name="ro1" table:visibility="filter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MID([.A201];7;3)" office:value-type="string" office:string-value="051" calcext:value-type="string">
            <text:p>051</text:p>
          </table:table-cell>
        </table:table-row>
        <table:table-row table:style-name="ro1" table:visibility="filter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MID([.A202];7;3)" office:value-type="string" office:string-value="051" calcext:value-type="string">
            <text:p>051</text:p>
          </table:table-cell>
        </table:table-row>
        <table:table-row table:style-name="ro1" table:visibility="filter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MID([.A203];7;3)" office:value-type="string" office:string-value="051" calcext:value-type="string">
            <text:p>051</text:p>
          </table:table-cell>
        </table:table-row>
        <table:table-row table:style-name="ro1" table:visibility="filter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MID([.A204];7;3)" office:value-type="string" office:string-value="051" calcext:value-type="string">
            <text:p>051</text:p>
          </table:table-cell>
        </table:table-row>
        <table:table-row table:style-name="ro1" table:visibility="filter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MID([.A205];7;3)" office:value-type="string" office:string-value="051" calcext:value-type="string">
            <text:p>051</text:p>
          </table:table-cell>
        </table:table-row>
        <table:table-row table:style-name="ro1" table:visibility="filter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MID([.A206];7;3)" office:value-type="string" office:string-value="051" calcext:value-type="string">
            <text:p>051</text:p>
          </table:table-cell>
        </table:table-row>
        <table:table-row table:style-name="ro1" table:visibility="filter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MID([.A207];7;3)" office:value-type="string" office:string-value="051" calcext:value-type="string">
            <text:p>051</text:p>
          </table:table-cell>
        </table:table-row>
        <table:table-row table:style-name="ro1" table:visibility="filter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MID([.A208];7;3)" office:value-type="string" office:string-value="052" calcext:value-type="string">
            <text:p>052</text:p>
          </table:table-cell>
        </table:table-row>
        <table:table-row table:style-name="ro1" table:visibility="filter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MID([.A209];7;3)" office:value-type="string" office:string-value="052" calcext:value-type="string">
            <text:p>052</text:p>
          </table:table-cell>
        </table:table-row>
        <table:table-row table:style-name="ro1" table:visibility="filter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MID([.A210];7;3)" office:value-type="string" office:string-value="053" calcext:value-type="string">
            <text:p>053</text:p>
          </table:table-cell>
        </table:table-row>
        <table:table-row table:style-name="ro1" table:visibility="filter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MID([.A211];7;3)" office:value-type="string" office:string-value="053" calcext:value-type="string">
            <text:p>053</text:p>
          </table:table-cell>
        </table:table-row>
        <table:table-row table:style-name="ro1" table:visibility="filter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MID([.A212];7;3)" office:value-type="string" office:string-value="054" calcext:value-type="string">
            <text:p>054</text:p>
          </table:table-cell>
        </table:table-row>
        <table:table-row table:style-name="ro1" table:visibility="filter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MID([.A213];7;3)" office:value-type="string" office:string-value="054" calcext:value-type="string">
            <text:p>054</text:p>
          </table:table-cell>
        </table:table-row>
        <table:table-row table:style-name="ro1" table:visibility="filter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MID([.A214];7;3)" office:value-type="string" office:string-value="054" calcext:value-type="string">
            <text:p>054</text:p>
          </table:table-cell>
        </table:table-row>
        <table:table-row table:style-name="ro1" table:visibility="filter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MID([.A215];7;3)" office:value-type="string" office:string-value="054" calcext:value-type="string">
            <text:p>054</text:p>
          </table:table-cell>
        </table:table-row>
        <table:table-row table:style-name="ro1" table:visibility="filter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MID([.A216];7;3)" office:value-type="string" office:string-value="054" calcext:value-type="string">
            <text:p>054</text:p>
          </table:table-cell>
        </table:table-row>
        <table:table-row table:style-name="ro1" table:visibility="filter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MID([.A217];7;3)" office:value-type="string" office:string-value="054" calcext:value-type="string">
            <text:p>054</text:p>
          </table:table-cell>
        </table:table-row>
        <table:table-row table:style-name="ro1" table:visibility="filter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MID([.A218];7;3)" office:value-type="string" office:string-value="055" calcext:value-type="string">
            <text:p>055</text:p>
          </table:table-cell>
        </table:table-row>
        <table:table-row table:style-name="ro1" table:visibility="filter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MID([.A219];7;3)" office:value-type="string" office:string-value="055" calcext:value-type="string">
            <text:p>055</text:p>
          </table:table-cell>
        </table:table-row>
        <table:table-row table:style-name="ro1" table:visibility="filter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MID([.A220];7;3)" office:value-type="string" office:string-value="056" calcext:value-type="string">
            <text:p>056</text:p>
          </table:table-cell>
        </table:table-row>
        <table:table-row table:style-name="ro1" table:visibility="filter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MID([.A221];7;3)" office:value-type="string" office:string-value="056" calcext:value-type="string">
            <text:p>056</text:p>
          </table:table-cell>
        </table:table-row>
        <table:table-row table:style-name="ro1" table:visibility="filter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MID([.A222];7;3)" office:value-type="string" office:string-value="056" calcext:value-type="string">
            <text:p>056</text:p>
          </table:table-cell>
        </table:table-row>
        <table:table-row table:style-name="ro1" table:visibility="filter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MID([.A223];7;3)" office:value-type="string" office:string-value="056" calcext:value-type="string">
            <text:p>056</text:p>
          </table:table-cell>
        </table:table-row>
        <table:table-row table:style-name="ro1" table:visibility="filter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MID([.A224];7;3)" office:value-type="string" office:string-value="056" calcext:value-type="string">
            <text:p>056</text:p>
          </table:table-cell>
        </table:table-row>
        <table:table-row table:style-name="ro1" table:visibility="filter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MID([.A225];7;3)" office:value-type="string" office:string-value="056" calcext:value-type="string">
            <text:p>056</text:p>
          </table:table-cell>
        </table:table-row>
        <table:table-row table:style-name="ro1" table:visibility="filter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MID([.A226];7;3)" office:value-type="string" office:string-value="057" calcext:value-type="string">
            <text:p>057</text:p>
          </table:table-cell>
        </table:table-row>
        <table:table-row table:style-name="ro1" table:visibility="filter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MID([.A227];7;3)" office:value-type="string" office:string-value="057" calcext:value-type="string">
            <text:p>057</text:p>
          </table:table-cell>
        </table:table-row>
        <table:table-row table:style-name="ro1" table:visibility="filter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MID([.A228];7;3)" office:value-type="string" office:string-value="057" calcext:value-type="string">
            <text:p>057</text:p>
          </table:table-cell>
        </table:table-row>
        <table:table-row table:style-name="ro1" table:visibility="filter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MID([.A229];7;3)" office:value-type="string" office:string-value="058" calcext:value-type="string">
            <text:p>058</text:p>
          </table:table-cell>
        </table:table-row>
        <table:table-row table:style-name="ro1" table:visibility="filter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MID([.A230];7;3)" office:value-type="string" office:string-value="058" calcext:value-type="string">
            <text:p>058</text:p>
          </table:table-cell>
        </table:table-row>
        <table:table-row table:style-name="ro1" table:visibility="filter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MID([.A231];7;3)" office:value-type="string" office:string-value="058" calcext:value-type="string">
            <text:p>058</text:p>
          </table:table-cell>
        </table:table-row>
        <table:table-row table:style-name="ro1" table:visibility="filter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MID([.A232];7;3)" office:value-type="string" office:string-value="058" calcext:value-type="string">
            <text:p>058</text:p>
          </table:table-cell>
        </table:table-row>
        <table:table-row table:style-name="ro1" table:visibility="filter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MID([.A233];7;3)" office:value-type="string" office:string-value="058" calcext:value-type="string">
            <text:p>058</text:p>
          </table:table-cell>
        </table:table-row>
        <table:table-row table:style-name="ro1" table:visibility="filter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MID([.A234];7;3)" office:value-type="string" office:string-value="058" calcext:value-type="string">
            <text:p>058</text:p>
          </table:table-cell>
        </table:table-row>
        <table:table-row table:style-name="ro1" table:visibility="filter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MID([.A235];7;3)" office:value-type="string" office:string-value="059" calcext:value-type="string">
            <text:p>059</text:p>
          </table:table-cell>
        </table:table-row>
        <table:table-row table:style-name="ro1" table:visibility="filter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MID([.A236];7;3)" office:value-type="string" office:string-value="059" calcext:value-type="string">
            <text:p>059</text:p>
          </table:table-cell>
        </table:table-row>
        <table:table-row table:style-name="ro1" table:visibility="filter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MID([.A237];7;3)" office:value-type="string" office:string-value="059" calcext:value-type="string">
            <text:p>059</text:p>
          </table:table-cell>
        </table:table-row>
        <table:table-row table:style-name="ro1" table:visibility="filter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MID([.A238];7;3)" office:value-type="string" office:string-value="059" calcext:value-type="string">
            <text:p>059</text:p>
          </table:table-cell>
        </table:table-row>
        <table:table-row table:style-name="ro1" table:visibility="filter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MID([.A239];7;3)" office:value-type="string" office:string-value="059" calcext:value-type="string">
            <text:p>059</text:p>
          </table:table-cell>
        </table:table-row>
        <table:table-row table:style-name="ro1" table:visibility="filter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MID([.A240];7;3)" office:value-type="string" office:string-value="059" calcext:value-type="string">
            <text:p>059</text:p>
          </table:table-cell>
        </table:table-row>
        <table:table-row table:style-name="ro1" table:visibility="filter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MID([.A241];7;3)" office:value-type="string" office:string-value="060" calcext:value-type="string">
            <text:p>060</text:p>
          </table:table-cell>
        </table:table-row>
        <table:table-row table:style-name="ro1" table:visibility="filter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MID([.A242];7;3)" office:value-type="string" office:string-value="060" calcext:value-type="string">
            <text:p>060</text:p>
          </table:table-cell>
        </table:table-row>
        <table:table-row table:style-name="ro1" table:visibility="filter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MID([.A243];7;3)" office:value-type="string" office:string-value="060" calcext:value-type="string">
            <text:p>060</text:p>
          </table:table-cell>
        </table:table-row>
        <table:table-row table:style-name="ro1" table:visibility="filter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MID([.A244];7;3)" office:value-type="string" office:string-value="060" calcext:value-type="string">
            <text:p>060</text:p>
          </table:table-cell>
        </table:table-row>
        <table:table-row table:style-name="ro1" table:visibility="filter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MID([.A245];7;3)" office:value-type="string" office:string-value="061" calcext:value-type="string">
            <text:p>061</text:p>
          </table:table-cell>
        </table:table-row>
        <table:table-row table:style-name="ro1" table:visibility="filter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MID([.A246];7;3)" office:value-type="string" office:string-value="061" calcext:value-type="string">
            <text:p>061</text:p>
          </table:table-cell>
        </table:table-row>
        <table:table-row table:style-name="ro1" table:visibility="filter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MID([.A247];7;3)" office:value-type="string" office:string-value="061" calcext:value-type="string">
            <text:p>061</text:p>
          </table:table-cell>
        </table:table-row>
        <table:table-row table:style-name="ro1" table:visibility="filter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MID([.A248];7;3)" office:value-type="string" office:string-value="061" calcext:value-type="string">
            <text:p>061</text:p>
          </table:table-cell>
        </table:table-row>
        <table:table-row table:style-name="ro1" table:visibility="filter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MID([.A249];7;3)" office:value-type="string" office:string-value="062" calcext:value-type="string">
            <text:p>062</text:p>
          </table:table-cell>
        </table:table-row>
        <table:table-row table:style-name="ro1" table:visibility="filter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MID([.A250];7;3)" office:value-type="string" office:string-value="062" calcext:value-type="string">
            <text:p>062</text:p>
          </table:table-cell>
        </table:table-row>
        <table:table-row table:style-name="ro1" table:visibility="filter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MID([.A251];7;3)" office:value-type="string" office:string-value="063" calcext:value-type="string">
            <text:p>063</text:p>
          </table:table-cell>
        </table:table-row>
        <table:table-row table:style-name="ro1" table:visibility="filter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MID([.A252];7;3)" office:value-type="string" office:string-value="063" calcext:value-type="string">
            <text:p>063</text:p>
          </table:table-cell>
        </table:table-row>
        <table:table-row table:style-name="ro1" table:visibility="filter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MID([.A253];7;3)" office:value-type="string" office:string-value="063" calcext:value-type="string">
            <text:p>063</text:p>
          </table:table-cell>
        </table:table-row>
        <table:table-row table:style-name="ro1" table:visibility="filter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MID([.A254];7;3)" office:value-type="string" office:string-value="063" calcext:value-type="string">
            <text:p>063</text:p>
          </table:table-cell>
        </table:table-row>
        <table:table-row table:style-name="ro1" table:visibility="filter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MID([.A255];7;3)" office:value-type="string" office:string-value="063" calcext:value-type="string">
            <text:p>063</text:p>
          </table:table-cell>
        </table:table-row>
        <table:table-row table:style-name="ro1" table:visibility="filter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MID([.A256];7;3)" office:value-type="string" office:string-value="064" calcext:value-type="string">
            <text:p>064</text:p>
          </table:table-cell>
        </table:table-row>
        <table:table-row table:style-name="ro1" table:visibility="filter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MID([.A257];7;3)" office:value-type="string" office:string-value="065" calcext:value-type="string">
            <text:p>065</text:p>
          </table:table-cell>
        </table:table-row>
        <table:table-row table:style-name="ro1" table:visibility="filter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MID([.A258];7;3)" office:value-type="string" office:string-value="065" calcext:value-type="string">
            <text:p>065</text:p>
          </table:table-cell>
        </table:table-row>
        <table:table-row table:style-name="ro1" table:visibility="filter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MID([.A259];7;3)" office:value-type="string" office:string-value="066" calcext:value-type="string">
            <text:p>066</text:p>
          </table:table-cell>
        </table:table-row>
        <table:table-row table:style-name="ro1" table:visibility="filter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MID([.A260];7;3)" office:value-type="string" office:string-value="066" calcext:value-type="string">
            <text:p>066</text:p>
          </table:table-cell>
        </table:table-row>
        <table:table-row table:style-name="ro1" table:visibility="filter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MID([.A261];7;3)" office:value-type="string" office:string-value="066" calcext:value-type="string">
            <text:p>066</text:p>
          </table:table-cell>
        </table:table-row>
        <table:table-row table:style-name="ro1" table:visibility="filter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MID([.A262];7;3)" office:value-type="string" office:string-value="066" calcext:value-type="string">
            <text:p>066</text:p>
          </table:table-cell>
        </table:table-row>
        <table:table-row table:style-name="ro1" table:visibility="filter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MID([.A263];7;3)" office:value-type="string" office:string-value="067" calcext:value-type="string">
            <text:p>067</text:p>
          </table:table-cell>
        </table:table-row>
        <table:table-row table:style-name="ro1" table:visibility="filter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MID([.A264];7;3)" office:value-type="string" office:string-value="067" calcext:value-type="string">
            <text:p>067</text:p>
          </table:table-cell>
        </table:table-row>
        <table:table-row table:style-name="ro1" table:visibility="filter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MID([.A265];7;3)" office:value-type="string" office:string-value="069" calcext:value-type="string">
            <text:p>069</text:p>
          </table:table-cell>
        </table:table-row>
        <table:table-row table:style-name="ro1" table:visibility="filter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MID([.A266];7;3)" office:value-type="string" office:string-value="069" calcext:value-type="string">
            <text:p>069</text:p>
          </table:table-cell>
        </table:table-row>
        <table:table-row table:style-name="ro1" table:visibility="filter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MID([.A267];7;3)" office:value-type="string" office:string-value="069" calcext:value-type="string">
            <text:p>069</text:p>
          </table:table-cell>
        </table:table-row>
        <table:table-row table:style-name="ro1" table:visibility="filter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MID([.A268];7;3)" office:value-type="string" office:string-value="069" calcext:value-type="string">
            <text:p>069</text:p>
          </table:table-cell>
        </table:table-row>
        <table:table-row table:style-name="ro1" table:visibility="filter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MID([.A269];7;3)" office:value-type="string" office:string-value="070" calcext:value-type="string">
            <text:p>070</text:p>
          </table:table-cell>
        </table:table-row>
        <table:table-row table:style-name="ro1" table:visibility="filter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MID([.A270];7;3)" office:value-type="string" office:string-value="070" calcext:value-type="string">
            <text:p>070</text:p>
          </table:table-cell>
        </table:table-row>
        <table:table-row table:style-name="ro1" table:visibility="filter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MID([.A271];7;3)" office:value-type="string" office:string-value="070" calcext:value-type="string">
            <text:p>070</text:p>
          </table:table-cell>
        </table:table-row>
        <table:table-row table:style-name="ro1" table:visibility="filter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MID([.A272];7;3)" office:value-type="string" office:string-value="071" calcext:value-type="string">
            <text:p>071</text:p>
          </table:table-cell>
        </table:table-row>
        <table:table-row table:style-name="ro1" table:visibility="filter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MID([.A273];7;3)" office:value-type="string" office:string-value="071" calcext:value-type="string">
            <text:p>071</text:p>
          </table:table-cell>
        </table:table-row>
        <table:table-row table:style-name="ro1" table:visibility="filter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MID([.A274];7;3)" office:value-type="string" office:string-value="072" calcext:value-type="string">
            <text:p>072</text:p>
          </table:table-cell>
        </table:table-row>
        <table:table-row table:style-name="ro1" table:visibility="filter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MID([.A275];7;3)" office:value-type="string" office:string-value="072" calcext:value-type="string">
            <text:p>072</text:p>
          </table:table-cell>
        </table:table-row>
        <table:table-row table:style-name="ro1" table:visibility="filter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MID([.A276];7;3)" office:value-type="string" office:string-value="072" calcext:value-type="string">
            <text:p>072</text:p>
          </table:table-cell>
        </table:table-row>
        <table:table-row table:style-name="ro1" table:visibility="filter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MID([.A277];7;3)" office:value-type="string" office:string-value="072" calcext:value-type="string">
            <text:p>072</text:p>
          </table:table-cell>
        </table:table-row>
        <table:table-row table:style-name="ro1" table:visibility="filter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MID([.A278];7;3)" office:value-type="string" office:string-value="072" calcext:value-type="string">
            <text:p>072</text:p>
          </table:table-cell>
        </table:table-row>
        <table:table-row table:style-name="ro1" table:visibility="filter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MID([.A279];7;3)" office:value-type="string" office:string-value="074" calcext:value-type="string">
            <text:p>074</text:p>
          </table:table-cell>
        </table:table-row>
        <table:table-row table:style-name="ro1" table:visibility="filter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MID([.A280];7;3)" office:value-type="string" office:string-value="074" calcext:value-type="string">
            <text:p>074</text:p>
          </table:table-cell>
        </table:table-row>
        <table:table-row table:style-name="ro1" table:visibility="filter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MID([.A281];7;3)" office:value-type="string" office:string-value="074" calcext:value-type="string">
            <text:p>074</text:p>
          </table:table-cell>
        </table:table-row>
        <table:table-row table:style-name="ro1" table:visibility="filter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MID([.A282];7;3)" office:value-type="string" office:string-value="074" calcext:value-type="string">
            <text:p>074</text:p>
          </table:table-cell>
        </table:table-row>
        <table:table-row table:style-name="ro1" table:visibility="filter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MID([.A283];7;3)" office:value-type="string" office:string-value="074" calcext:value-type="string">
            <text:p>074</text:p>
          </table:table-cell>
        </table:table-row>
        <table:table-row table:style-name="ro1" table:visibility="filter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MID([.A284];7;3)" office:value-type="string" office:string-value="074" calcext:value-type="string">
            <text:p>074</text:p>
          </table:table-cell>
        </table:table-row>
        <table:table-row table:style-name="ro1" table:visibility="filter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MID([.A285];7;3)" office:value-type="string" office:string-value="074" calcext:value-type="string">
            <text:p>074</text:p>
          </table:table-cell>
        </table:table-row>
        <table:table-row table:style-name="ro1" table:visibility="filter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MID([.A286];7;3)" office:value-type="string" office:string-value="074" calcext:value-type="string">
            <text:p>074</text:p>
          </table:table-cell>
        </table:table-row>
        <table:table-row table:style-name="ro1" table:visibility="filter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MID([.A287];7;3)" office:value-type="string" office:string-value="075" calcext:value-type="string">
            <text:p>075</text:p>
          </table:table-cell>
        </table:table-row>
        <table:table-row table:style-name="ro1" table:visibility="filter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MID([.A288];7;3)" office:value-type="string" office:string-value="076" calcext:value-type="string">
            <text:p>076</text:p>
          </table:table-cell>
        </table:table-row>
        <table:table-row table:style-name="ro1" table:visibility="filter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MID([.A289];7;3)" office:value-type="string" office:string-value="076" calcext:value-type="string">
            <text:p>076</text:p>
          </table:table-cell>
        </table:table-row>
        <table:table-row table:style-name="ro1" table:visibility="filter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MID([.A290];7;3)" office:value-type="string" office:string-value="077" calcext:value-type="string">
            <text:p>077</text:p>
          </table:table-cell>
        </table:table-row>
        <table:table-row table:style-name="ro1" table:visibility="filter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MID([.A291];7;3)" office:value-type="string" office:string-value="078" calcext:value-type="string">
            <text:p>078</text:p>
          </table:table-cell>
        </table:table-row>
        <table:table-row table:style-name="ro1" table:visibility="filter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MID([.A292];7;3)" office:value-type="string" office:string-value="079" calcext:value-type="string">
            <text:p>079</text:p>
          </table:table-cell>
        </table:table-row>
        <table:table-row table:style-name="ro1" table:visibility="filter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MID([.A293];7;3)" office:value-type="string" office:string-value="080" calcext:value-type="string">
            <text:p>080</text:p>
          </table:table-cell>
        </table:table-row>
        <table:table-row table:style-name="ro1" table:visibility="filter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MID([.A294];7;3)" office:value-type="string" office:string-value="080" calcext:value-type="string">
            <text:p>080</text:p>
          </table:table-cell>
        </table:table-row>
        <table:table-row table:style-name="ro1" table:visibility="filter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MID([.A295];7;3)" office:value-type="string" office:string-value="081" calcext:value-type="string">
            <text:p>081</text:p>
          </table:table-cell>
        </table:table-row>
        <table:table-row table:style-name="ro1" table:visibility="filter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MID([.A296];7;3)" office:value-type="string" office:string-value="082" calcext:value-type="string">
            <text:p>082</text:p>
          </table:table-cell>
        </table:table-row>
        <table:table-row table:style-name="ro1" table:visibility="filter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MID([.A297];7;3)" office:value-type="string" office:string-value="082" calcext:value-type="string">
            <text:p>082</text:p>
          </table:table-cell>
        </table:table-row>
        <table:table-row table:style-name="ro1" table:visibility="filter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MID([.A298];7;3)" office:value-type="string" office:string-value="082" calcext:value-type="string">
            <text:p>082</text:p>
          </table:table-cell>
        </table:table-row>
        <table:table-row table:style-name="ro1" table:visibility="filter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MID([.A299];7;3)" office:value-type="string" office:string-value="082" calcext:value-type="string">
            <text:p>082</text:p>
          </table:table-cell>
        </table:table-row>
        <table:table-row table:style-name="ro1" table:visibility="filter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MID([.A300];7;3)" office:value-type="string" office:string-value="083" calcext:value-type="string">
            <text:p>083</text:p>
          </table:table-cell>
        </table:table-row>
        <table:table-row table:style-name="ro1" table:visibility="filter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MID([.A301];7;3)" office:value-type="string" office:string-value="083" calcext:value-type="string">
            <text:p>083</text:p>
          </table:table-cell>
        </table:table-row>
        <table:table-row table:style-name="ro1" table:visibility="filter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MID([.A302];7;3)" office:value-type="string" office:string-value="083" calcext:value-type="string">
            <text:p>083</text:p>
          </table:table-cell>
        </table:table-row>
        <table:table-row table:style-name="ro1" table:visibility="filter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MID([.A303];7;3)" office:value-type="string" office:string-value="083" calcext:value-type="string">
            <text:p>083</text:p>
          </table:table-cell>
        </table:table-row>
        <table:table-row table:style-name="ro1" table:visibility="filter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MID([.A304];7;3)" office:value-type="string" office:string-value="083" calcext:value-type="string">
            <text:p>083</text:p>
          </table:table-cell>
        </table:table-row>
        <table:table-row table:style-name="ro1" table:visibility="filter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MID([.A305];7;3)" office:value-type="string" office:string-value="084" calcext:value-type="string">
            <text:p>084</text:p>
          </table:table-cell>
        </table:table-row>
        <table:table-row table:style-name="ro1" table:visibility="filter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MID([.A306];7;3)" office:value-type="string" office:string-value="084" calcext:value-type="string">
            <text:p>084</text:p>
          </table:table-cell>
        </table:table-row>
        <table:table-row table:style-name="ro1" table:visibility="filter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MID([.A307];7;3)" office:value-type="string" office:string-value="084" calcext:value-type="string">
            <text:p>084</text:p>
          </table:table-cell>
        </table:table-row>
        <table:table-row table:style-name="ro1" table:visibility="filter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MID([.A308];7;3)" office:value-type="string" office:string-value="084" calcext:value-type="string">
            <text:p>084</text:p>
          </table:table-cell>
        </table:table-row>
        <table:table-row table:style-name="ro1" table:visibility="filter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MID([.A309];7;3)" office:value-type="string" office:string-value="085" calcext:value-type="string">
            <text:p>085</text:p>
          </table:table-cell>
        </table:table-row>
        <table:table-row table:style-name="ro1" table:visibility="filter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MID([.A310];7;3)" office:value-type="string" office:string-value="085" calcext:value-type="string">
            <text:p>085</text:p>
          </table:table-cell>
        </table:table-row>
        <table:table-row table:style-name="ro1" table:visibility="filter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MID([.A311];7;3)" office:value-type="string" office:string-value="086" calcext:value-type="string">
            <text:p>086</text:p>
          </table:table-cell>
        </table:table-row>
        <table:table-row table:style-name="ro1" table:visibility="filter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MID([.A312];7;3)" office:value-type="string" office:string-value="087" calcext:value-type="string">
            <text:p>087</text:p>
          </table:table-cell>
        </table:table-row>
        <table:table-row table:style-name="ro1" table:visibility="filter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MID([.A313];7;3)" office:value-type="string" office:string-value="087" calcext:value-type="string">
            <text:p>087</text:p>
          </table:table-cell>
        </table:table-row>
        <table:table-row table:style-name="ro1" table:visibility="filter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MID([.A314];7;3)" office:value-type="string" office:string-value="088" calcext:value-type="string">
            <text:p>088</text:p>
          </table:table-cell>
        </table:table-row>
        <table:table-row table:style-name="ro1" table:visibility="filter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MID([.A315];7;3)" office:value-type="string" office:string-value="089" calcext:value-type="string">
            <text:p>089</text:p>
          </table:table-cell>
        </table:table-row>
        <table:table-row table:style-name="ro1" table:visibility="filter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MID([.A316];7;3)" office:value-type="string" office:string-value="089" calcext:value-type="string">
            <text:p>089</text:p>
          </table:table-cell>
        </table:table-row>
        <table:table-row table:style-name="ro1" table:visibility="filter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MID([.A317];7;3)" office:value-type="string" office:string-value="090" calcext:value-type="string">
            <text:p>090</text:p>
          </table:table-cell>
        </table:table-row>
        <table:table-row table:style-name="ro1" table:visibility="filter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MID([.A318];7;3)" office:value-type="string" office:string-value="090" calcext:value-type="string">
            <text:p>090</text:p>
          </table:table-cell>
        </table:table-row>
        <table:table-row table:style-name="ro1" table:visibility="filter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MID([.A319];7;3)" office:value-type="string" office:string-value="090" calcext:value-type="string">
            <text:p>090</text:p>
          </table:table-cell>
        </table:table-row>
        <table:table-row table:style-name="ro1" table:visibility="filter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MID([.A320];7;3)" office:value-type="string" office:string-value="090" calcext:value-type="string">
            <text:p>090</text:p>
          </table:table-cell>
        </table:table-row>
        <table:table-row table:style-name="ro1" table:visibility="filter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MID([.A321];7;3)" office:value-type="string" office:string-value="090" calcext:value-type="string">
            <text:p>090</text:p>
          </table:table-cell>
        </table:table-row>
        <table:table-row table:style-name="ro1" table:visibility="filter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MID([.A322];7;3)" office:value-type="string" office:string-value="091" calcext:value-type="string">
            <text:p>091</text:p>
          </table:table-cell>
        </table:table-row>
        <table:table-row table:style-name="ro1" table:visibility="filter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MID([.A323];7;3)" office:value-type="string" office:string-value="091" calcext:value-type="string">
            <text:p>091</text:p>
          </table:table-cell>
        </table:table-row>
        <table:table-row table:style-name="ro1" table:visibility="filter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MID([.A324];7;3)" office:value-type="string" office:string-value="092" calcext:value-type="string">
            <text:p>092</text:p>
          </table:table-cell>
        </table:table-row>
        <table:table-row table:style-name="ro1" table:visibility="filter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MID([.A325];7;3)" office:value-type="string" office:string-value="093" calcext:value-type="string">
            <text:p>093</text:p>
          </table:table-cell>
        </table:table-row>
        <table:table-row table:style-name="ro1" table:visibility="filter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MID([.A326];7;3)" office:value-type="string" office:string-value="093" calcext:value-type="string">
            <text:p>093</text:p>
          </table:table-cell>
        </table:table-row>
        <table:table-row table:style-name="ro1" table:visibility="filter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MID([.A327];7;3)" office:value-type="string" office:string-value="093" calcext:value-type="string">
            <text:p>093</text:p>
          </table:table-cell>
        </table:table-row>
        <table:table-row table:style-name="ro1" table:visibility="filter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MID([.A328];7;3)" office:value-type="string" office:string-value="093" calcext:value-type="string">
            <text:p>093</text:p>
          </table:table-cell>
        </table:table-row>
        <table:table-row table:style-name="ro1" table:visibility="filter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MID([.A329];7;3)" office:value-type="string" office:string-value="094" calcext:value-type="string">
            <text:p>094</text:p>
          </table:table-cell>
        </table:table-row>
        <table:table-row table:style-name="ro1" table:visibility="filter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MID([.A330];7;3)" office:value-type="string" office:string-value="094" calcext:value-type="string">
            <text:p>094</text:p>
          </table:table-cell>
        </table:table-row>
        <table:table-row table:style-name="ro1" table:visibility="filter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MID([.A331];7;3)" office:value-type="string" office:string-value="094" calcext:value-type="string">
            <text:p>094</text:p>
          </table:table-cell>
        </table:table-row>
        <table:table-row table:style-name="ro1" table:visibility="filter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MID([.A332];7;3)" office:value-type="string" office:string-value="096" calcext:value-type="string">
            <text:p>096</text:p>
          </table:table-cell>
        </table:table-row>
        <table:table-row table:style-name="ro1" table:visibility="filter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MID([.A333];7;3)" office:value-type="string" office:string-value="096" calcext:value-type="string">
            <text:p>096</text:p>
          </table:table-cell>
        </table:table-row>
        <table:table-row table:style-name="ro1" table:visibility="filter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MID([.A334];7;3)" office:value-type="string" office:string-value="097" calcext:value-type="string">
            <text:p>097</text:p>
          </table:table-cell>
        </table:table-row>
        <table:table-row table:style-name="ro1" table:visibility="filter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MID([.A335];7;3)" office:value-type="string" office:string-value="097" calcext:value-type="string">
            <text:p>097</text:p>
          </table:table-cell>
        </table:table-row>
        <table:table-row table:style-name="ro1" table:visibility="filter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MID([.A336];7;3)" office:value-type="string" office:string-value="097" calcext:value-type="string">
            <text:p>097</text:p>
          </table:table-cell>
        </table:table-row>
        <table:table-row table:style-name="ro1" table:visibility="filter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MID([.A337];7;3)" office:value-type="string" office:string-value="098" calcext:value-type="string">
            <text:p>098</text:p>
          </table:table-cell>
        </table:table-row>
        <table:table-row table:style-name="ro1" table:visibility="filter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MID([.A338];7;3)" office:value-type="string" office:string-value="098" calcext:value-type="string">
            <text:p>098</text:p>
          </table:table-cell>
        </table:table-row>
        <table:table-row table:style-name="ro1" table:visibility="filter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MID([.A339];7;3)" office:value-type="string" office:string-value="099" calcext:value-type="string">
            <text:p>099</text:p>
          </table:table-cell>
        </table:table-row>
        <table:table-row table:style-name="ro1" table:visibility="filter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MID([.A340];7;3)" office:value-type="string" office:string-value="100" calcext:value-type="string">
            <text:p>100</text:p>
          </table:table-cell>
        </table:table-row>
        <table:table-row table:style-name="ro1" table:visibility="filter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MID([.A341];7;3)" office:value-type="string" office:string-value="101" calcext:value-type="string">
            <text:p>101</text:p>
          </table:table-cell>
        </table:table-row>
        <table:table-row table:style-name="ro1" table:visibility="filter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MID([.A342];7;3)" office:value-type="string" office:string-value="102" calcext:value-type="string">
            <text:p>102</text:p>
          </table:table-cell>
        </table:table-row>
        <table:table-row table:style-name="ro1" table:visibility="filter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MID([.A343];7;3)" office:value-type="string" office:string-value="102" calcext:value-type="string">
            <text:p>102</text:p>
          </table:table-cell>
        </table:table-row>
        <table:table-row table:style-name="ro1" table:visibility="filter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MID([.A344];7;3)" office:value-type="string" office:string-value="107" calcext:value-type="string">
            <text:p>107</text:p>
          </table:table-cell>
        </table:table-row>
        <table:table-row table:style-name="ro1" table:visibility="filter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MID([.A345];7;3)" office:value-type="string" office:string-value="108" calcext:value-type="string">
            <text:p>108</text:p>
          </table:table-cell>
        </table:table-row>
        <table:table-row table:style-name="ro1" table:visibility="filter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MID([.A346];7;3)" office:value-type="string" office:string-value="108" calcext:value-type="string">
            <text:p>108</text:p>
          </table:table-cell>
        </table:table-row>
        <table:table-row table:style-name="ro1" table:visibility="filter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MID([.A347];7;3)" office:value-type="string" office:string-value="108" calcext:value-type="string">
            <text:p>108</text:p>
          </table:table-cell>
        </table:table-row>
        <table:table-row table:style-name="ro1" table:visibility="filter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MID([.A348];7;3)" office:value-type="string" office:string-value="109" calcext:value-type="string">
            <text:p>109</text:p>
          </table:table-cell>
        </table:table-row>
        <table:table-row table:style-name="ro1" table:visibility="filter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MID([.A349];7;3)" office:value-type="string" office:string-value="110" calcext:value-type="string">
            <text:p>110</text:p>
          </table:table-cell>
        </table:table-row>
        <table:table-row table:style-name="ro1" table:visibility="filter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MID([.A350];7;3)" office:value-type="string" office:string-value="110" calcext:value-type="string">
            <text:p>110</text:p>
          </table:table-cell>
        </table:table-row>
        <table:table-row table:style-name="ro1" table:visibility="filter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MID([.A351];7;3)" office:value-type="string" office:string-value="110" calcext:value-type="string">
            <text:p>110</text:p>
          </table:table-cell>
        </table:table-row>
        <table:table-row table:style-name="ro1" table:visibility="filter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MID([.A352];7;3)" office:value-type="string" office:string-value="110" calcext:value-type="string">
            <text:p>110</text:p>
          </table:table-cell>
        </table:table-row>
        <table:table-row table:style-name="ro1" table:visibility="filter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MID([.A353];7;3)" office:value-type="string" office:string-value="111" calcext:value-type="string">
            <text:p>111</text:p>
          </table:table-cell>
        </table:table-row>
        <table:table-row table:style-name="ro1" table:visibility="filter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MID([.A354];7;3)" office:value-type="string" office:string-value="111" calcext:value-type="string">
            <text:p>111</text:p>
          </table:table-cell>
        </table:table-row>
        <table:table-row table:style-name="ro1" table:visibility="filter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MID([.A355];7;3)" office:value-type="string" office:string-value="112" calcext:value-type="string">
            <text:p>112</text:p>
          </table:table-cell>
        </table:table-row>
        <table:table-row table:style-name="ro1" table:visibility="filter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MID([.A356];7;3)" office:value-type="string" office:string-value="112" calcext:value-type="string">
            <text:p>112</text:p>
          </table:table-cell>
        </table:table-row>
        <table:table-row table:style-name="ro1" table:visibility="filter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MID([.A357];7;3)" office:value-type="string" office:string-value="113" calcext:value-type="string">
            <text:p>113</text:p>
          </table:table-cell>
        </table:table-row>
        <table:table-row table:style-name="ro1" table:visibility="filter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MID([.A358];7;3)" office:value-type="string" office:string-value="113" calcext:value-type="string">
            <text:p>113</text:p>
          </table:table-cell>
        </table:table-row>
        <table:table-row table:style-name="ro1" table:visibility="filter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MID([.A359];7;3)" office:value-type="string" office:string-value="113" calcext:value-type="string">
            <text:p>113</text:p>
          </table:table-cell>
        </table:table-row>
        <table:table-row table:style-name="ro1" table:visibility="filter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MID([.A360];7;3)" office:value-type="string" office:string-value="114" calcext:value-type="string">
            <text:p>114</text:p>
          </table:table-cell>
        </table:table-row>
        <table:table-row table:style-name="ro1" table:visibility="filter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MID([.A361];7;3)" office:value-type="string" office:string-value="114" calcext:value-type="string">
            <text:p>114</text:p>
          </table:table-cell>
        </table:table-row>
        <table:table-row table:style-name="ro1" table:visibility="filter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MID([.A362];7;3)" office:value-type="string" office:string-value="115" calcext:value-type="string">
            <text:p>115</text:p>
          </table:table-cell>
        </table:table-row>
        <table:table-row table:style-name="ro1" table:visibility="filter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MID([.A363];7;3)" office:value-type="string" office:string-value="117" calcext:value-type="string">
            <text:p>117</text:p>
          </table:table-cell>
        </table:table-row>
        <table:table-row table:style-name="ro1" table:visibility="filter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MID([.A364];7;3)" office:value-type="string" office:string-value="119" calcext:value-type="string">
            <text:p>119</text:p>
          </table:table-cell>
        </table:table-row>
        <table:table-row table:style-name="ro1" table:visibility="filter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MID([.A365];7;3)" office:value-type="string" office:string-value="122" calcext:value-type="string">
            <text:p>122</text:p>
          </table:table-cell>
        </table:table-row>
        <table:table-row table:style-name="ro1" table:visibility="filter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MID([.A366];7;3)" office:value-type="string" office:string-value="122" calcext:value-type="string">
            <text:p>122</text:p>
          </table:table-cell>
        </table:table-row>
        <table:table-row table:style-name="ro1" table:visibility="filter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MID([.A367];7;3)" office:value-type="string" office:string-value="124" calcext:value-type="string">
            <text:p>124</text:p>
          </table:table-cell>
        </table:table-row>
        <table:table-row table:style-name="ro1" table:visibility="filter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MID([.A368];7;3)" office:value-type="string" office:string-value="125" calcext:value-type="string">
            <text:p>125</text:p>
          </table:table-cell>
        </table:table-row>
        <table:table-row table:style-name="ro1" table:visibility="filter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MID([.A369];7;3)" office:value-type="string" office:string-value="126" calcext:value-type="string">
            <text:p>126</text:p>
          </table:table-cell>
        </table:table-row>
        <table:table-row table:style-name="ro1" table:visibility="filter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MID([.A370];7;3)" office:value-type="string" office:string-value="128" calcext:value-type="string">
            <text:p>128</text:p>
          </table:table-cell>
        </table:table-row>
        <table:table-row table:style-name="ro1" table:visibility="filter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MID([.A371];7;3)" office:value-type="string" office:string-value="129" calcext:value-type="string">
            <text:p>129</text:p>
          </table:table-cell>
        </table:table-row>
        <table:table-row table:style-name="ro1" table:visibility="filter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MID([.A372];7;3)" office:value-type="string" office:string-value="131" calcext:value-type="string">
            <text:p>131</text:p>
          </table:table-cell>
        </table:table-row>
        <table:table-row table:style-name="ro1" table:visibility="filter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MID([.A373];7;3)" office:value-type="string" office:string-value="140" calcext:value-type="string">
            <text:p>140</text:p>
          </table:table-cell>
        </table:table-row>
        <table:table-row table:style-name="ro1" table:visibility="filter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MID([.A374];7;3)" office:value-type="string" office:string-value="143" calcext:value-type="string">
            <text:p>143</text:p>
          </table:table-cell>
        </table:table-row>
        <table:table-row table:style-name="ro1" table:visibility="filter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MID([.A375];7;3)" office:value-type="string" office:string-value="146" calcext:value-type="string">
            <text:p>146</text:p>
          </table:table-cell>
        </table:table-row>
        <table:table-row table:style-name="ro1" table:visibility="filter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MID([.A376];7;3)" office:value-type="string" office:string-value="146" calcext:value-type="string">
            <text:p>146</text:p>
          </table:table-cell>
        </table:table-row>
        <table:table-row table:style-name="ro1" table:visibility="filter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MID([.A377];7;3)" office:value-type="string" office:string-value="150" calcext:value-type="string">
            <text:p>150</text:p>
          </table:table-cell>
        </table:table-row>
        <table:table-row table:style-name="ro1" table:visibility="filter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MID([.A378];7;3)" office:value-type="string" office:string-value="162" calcext:value-type="string">
            <text:p>162</text:p>
          </table:table-cell>
        </table:table-row>
        <table:table-row table:style-name="ro1" table:visibility="filter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MID([.A379];7;3)" office:value-type="string" office:string-value="175" calcext:value-type="string">
            <text:p>175</text:p>
          </table:table-cell>
        </table:table-row>
        <table:table-row table:style-name="ro1" table:visibility="filter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MID([.A380];7;3)" office:value-type="string" office:string-value="192" calcext:value-type="string">
            <text:p>192</text:p>
          </table:table-cell>
        </table:table-row>
        <table:table-row table:style-name="ro1" table:visibility="filter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MID([.A381];7;3)" office:value-type="string" office:string-value="195" calcext:value-type="string">
            <text:p>195</text:p>
          </table:table-cell>
        </table:table-row>
        <table:table-row table:style-name="ro1" table:visibility="filter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MID([.A382];7;3)" office:value-type="string" office:string-value="198" calcext:value-type="string">
            <text:p>198</text:p>
          </table:table-cell>
        </table:table-row>
        <table:table-row table:style-name="ro1" table:visibility="filter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MID([.A383];7;3)" office:value-type="string" office:string-value="201" calcext:value-type="string">
            <text:p>201</text:p>
          </table:table-cell>
        </table:table-row>
        <table:table-row table:style-name="ro1" table:visibility="filter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MID([.A384];7;3)" office:value-type="string" office:string-value="204" calcext:value-type="string">
            <text:p>204</text:p>
          </table:table-cell>
        </table:table-row>
        <table:table-row table:style-name="ro1" table:visibility="filter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MID([.A385];7;3)" office:value-type="string" office:string-value="204" calcext:value-type="string">
            <text:p>204</text:p>
          </table:table-cell>
        </table:table-row>
        <table:table-row table:style-name="ro1" table:visibility="filter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MID([.A386];7;3)" office:value-type="string" office:string-value="242" calcext:value-type="string">
            <text:p>242</text:p>
          </table:table-cell>
        </table:table-row>
        <table:table-row table:style-name="ro1" table:visibility="filter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MID([.A387];7;3)" office:value-type="string" office:string-value="261" calcext:value-type="string">
            <text:p>261</text:p>
          </table:table-cell>
        </table:table-row>
        <table:table-row table:style-name="ro1" table:visibility="filter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MID([.A388];7;3)" office:value-type="string" office:string-value="278" calcext:value-type="string">
            <text:p>278</text:p>
          </table:table-cell>
        </table:table-row>
        <table:table-row table:style-name="ro1" table:visibility="filter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MID([.A389];7;3)" office:value-type="string" office:string-value="285" calcext:value-type="string">
            <text:p>285</text:p>
          </table:table-cell>
        </table:table-row>
        <table:table-row table:style-name="ro1" table:visibility="filter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MID([.A390];7;3)" office:value-type="string" office:string-value="289" calcext:value-type="string">
            <text:p>289</text:p>
          </table:table-cell>
        </table:table-row>
        <table:table-row table:style-name="ro1" table:visibility="filter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MID([.A391];7;3)" office:value-type="string" office:string-value="297" calcext:value-type="string">
            <text:p>297</text:p>
          </table:table-cell>
        </table:table-row>
        <table:table-row table:style-name="ro1" table:visibility="filter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MID([.A392];7;3)" office:value-type="string" office:string-value="303" calcext:value-type="string">
            <text:p>303</text:p>
          </table:table-cell>
        </table:table-row>
        <table:table-row table:style-name="ro1" table:visibility="filter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MID([.A393];7;3)" office:value-type="string" office:string-value="305" calcext:value-type="string">
            <text:p>305</text:p>
          </table:table-cell>
        </table:table-row>
        <table:table-row table:style-name="ro1" table:visibility="filter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MID([.A394];7;3)" office:value-type="string" office:string-value="325" calcext:value-type="string">
            <text:p>325</text:p>
          </table:table-cell>
        </table:table-row>
        <table:table-row table:style-name="ro1" table:visibility="filter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MID([.A395];7;3)" office:value-type="string" office:string-value="329" calcext:value-type="string">
            <text:p>329</text:p>
          </table:table-cell>
        </table:table-row>
        <table:table-row table:style-name="ro1" table:visibility="filter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MID([.A396];7;3)" office:value-type="string" office:string-value="333" calcext:value-type="string">
            <text:p>333</text:p>
          </table:table-cell>
        </table:table-row>
        <table:table-row table:style-name="ro1" table:visibility="filter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MID([.A397];7;3)" office:value-type="string" office:string-value="334" calcext:value-type="string">
            <text:p>334</text:p>
          </table:table-cell>
        </table:table-row>
        <table:table-row table:style-name="ro1" table:visibility="filter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MID([.A398];7;3)" office:value-type="string" office:string-value="356" calcext:value-type="string">
            <text:p>356</text:p>
          </table:table-cell>
        </table:table-row>
        <table:table-row table:style-name="ro1" table:visibility="filter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MID([.A399];7;3)" office:value-type="string" office:string-value="360" calcext:value-type="string">
            <text:p>360</text:p>
          </table:table-cell>
        </table:table-row>
        <table:table-row table:style-name="ro1" table:visibility="filter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MID([.A400];7;3)" office:value-type="string" office:string-value="363" calcext:value-type="string">
            <text:p>363</text:p>
          </table:table-cell>
        </table:table-row>
        <table:table-row table:style-name="ro1" table:visibility="filter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MID([.A401];7;3)" office:value-type="string" office:string-value="371" calcext:value-type="string">
            <text:p>371</text:p>
          </table:table-cell>
        </table:table-row>
        <table:table-row table:style-name="ro1" table:visibility="filter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MID([.A402];7;3)" office:value-type="string" office:string-value="377" calcext:value-type="string">
            <text:p>377</text:p>
          </table:table-cell>
        </table:table-row>
        <table:table-row table:style-name="ro1" table:visibility="filter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MID([.A403];7;3)" office:value-type="string" office:string-value="401" calcext:value-type="string">
            <text:p>401</text:p>
          </table:table-cell>
        </table:table-row>
        <table:table-row table:style-name="ro1" table:visibility="filter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MID([.A404];7;3)" office:value-type="string" office:string-value="411" calcext:value-type="string">
            <text:p>411</text:p>
          </table:table-cell>
        </table:table-row>
        <table:table-row table:style-name="ro1" table:visibility="filter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MID([.A405];7;3)" office:value-type="string" office:string-value="433" calcext:value-type="string">
            <text:p>433</text:p>
          </table:table-cell>
        </table:table-row>
        <table:table-row table:style-name="ro1" table:visibility="filter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MID([.A406];7;3)" office:value-type="string" office:string-value="433" calcext:value-type="string">
            <text:p>433</text:p>
          </table:table-cell>
        </table:table-row>
        <table:table-row table:style-name="ro1" table:visibility="filter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MID([.A407];7;3)" office:value-type="string" office:string-value="448" calcext:value-type="string">
            <text:p>448</text:p>
          </table:table-cell>
        </table:table-row>
        <table:table-row table:style-name="ro1" table:visibility="filter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MID([.A408];7;3)" office:value-type="string" office:string-value="459" calcext:value-type="string">
            <text:p>459</text:p>
          </table:table-cell>
        </table:table-row>
        <table:table-row table:style-name="ro1" table:visibility="filter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MID([.A409];7;3)" office:value-type="string" office:string-value="461" calcext:value-type="string">
            <text:p>461</text:p>
          </table:table-cell>
        </table:table-row>
        <table:table-row table:style-name="ro1" table:visibility="filter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MID([.A410];7;3)" office:value-type="string" office:string-value="467" calcext:value-type="string">
            <text:p>467</text:p>
          </table:table-cell>
        </table:table-row>
        <table:table-row table:style-name="ro1" table:visibility="filter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MID([.A411];7;3)" office:value-type="string" office:string-value="472" calcext:value-type="string">
            <text:p>472</text:p>
          </table:table-cell>
        </table:table-row>
        <table:table-row table:style-name="ro1" table:visibility="filter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MID([.A412];7;3)" office:value-type="string" office:string-value="487" calcext:value-type="string">
            <text:p>487</text:p>
          </table:table-cell>
        </table:table-row>
        <table:table-row table:style-name="ro1" table:visibility="filter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MID([.A413];7;3)" office:value-type="string" office:string-value="487" calcext:value-type="string">
            <text:p>487</text:p>
          </table:table-cell>
        </table:table-row>
        <table:table-row table:style-name="ro1" table:visibility="filter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MID([.A414];7;3)" office:value-type="string" office:string-value="495" calcext:value-type="string">
            <text:p>495</text:p>
          </table:table-cell>
        </table:table-row>
        <table:table-row table:style-name="ro1" table:visibility="filter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MID([.A415];7;3)" office:value-type="string" office:string-value="499" calcext:value-type="string">
            <text:p>499</text:p>
          </table:table-cell>
        </table:table-row>
        <table:table-row table:style-name="ro1" table:visibility="filter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MID([.A416];7;3)" office:value-type="string" office:string-value="509" calcext:value-type="string">
            <text:p>509</text:p>
          </table:table-cell>
        </table:table-row>
        <table:table-row table:style-name="ro1" table:visibility="filter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MID([.A417];7;3)" office:value-type="string" office:string-value="516" calcext:value-type="string">
            <text:p>516</text:p>
          </table:table-cell>
        </table:table-row>
        <table:table-row table:style-name="ro1" table:visibility="filter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MID([.A418];7;3)" office:value-type="string" office:string-value="520" calcext:value-type="string">
            <text:p>520</text:p>
          </table:table-cell>
        </table:table-row>
        <table:table-row table:style-name="ro1" table:visibility="filter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MID([.A419];7;3)" office:value-type="string" office:string-value="520" calcext:value-type="string">
            <text:p>520</text:p>
          </table:table-cell>
        </table:table-row>
        <table:table-row table:style-name="ro1" table:visibility="filter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MID([.A420];7;3)" office:value-type="string" office:string-value="521" calcext:value-type="string">
            <text:p>521</text:p>
          </table:table-cell>
        </table:table-row>
        <table:table-row table:style-name="ro1" table:visibility="filter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MID([.A421];7;3)" office:value-type="string" office:string-value="533" calcext:value-type="string">
            <text:p>533</text:p>
          </table:table-cell>
        </table:table-row>
        <table:table-row table:style-name="ro1" table:visibility="filter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MID([.A422];7;3)" office:value-type="string" office:string-value="534" calcext:value-type="string">
            <text:p>534</text:p>
          </table:table-cell>
        </table:table-row>
        <table:table-row table:style-name="ro1" table:visibility="filter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MID([.A423];7;3)" office:value-type="string" office:string-value="545" calcext:value-type="string">
            <text:p>545</text:p>
          </table:table-cell>
        </table:table-row>
        <table:table-row table:style-name="ro1" table:visibility="filter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MID([.A424];7;3)" office:value-type="string" office:string-value="551" calcext:value-type="string">
            <text:p>551</text:p>
          </table:table-cell>
        </table:table-row>
        <table:table-row table:style-name="ro1" table:visibility="filter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MID([.A425];7;3)" office:value-type="string" office:string-value="568" calcext:value-type="string">
            <text:p>568</text:p>
          </table:table-cell>
        </table:table-row>
        <table:table-row table:style-name="ro1" table:visibility="filter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MID([.A426];7;3)" office:value-type="string" office:string-value="568" calcext:value-type="string">
            <text:p>568</text:p>
          </table:table-cell>
        </table:table-row>
        <table:table-row table:style-name="ro1" table:visibility="filter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MID([.A427];7;3)" office:value-type="string" office:string-value="574" calcext:value-type="string">
            <text:p>574</text:p>
          </table:table-cell>
        </table:table-row>
        <table:table-row table:style-name="ro1" table:visibility="filter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MID([.A428];7;3)" office:value-type="string" office:string-value="576" calcext:value-type="string">
            <text:p>576</text:p>
          </table:table-cell>
        </table:table-row>
        <table:table-row table:style-name="ro1" table:visibility="filter">
          <table:table-cell office:value-type="string" calcext:value-type="string">
            <text:p>71093058856</text:p>
          </table:table-cell>
          <table:table-cell office:value-type="string" calcext:value-type="string">
            <text:p>Ręczmin</text:p>
          </table:table-cell>
          <table:table-cell office:value-type="string" calcext:value-type="string">
            <text:p>Jakub</text:p>
          </table:table-cell>
          <table:table-cell table:formula="of:=MID([.A429];7;3)" office:value-type="string" office:string-value="588" calcext:value-type="string">
            <text:p>588</text:p>
          </table:table-cell>
        </table:table-row>
        <table:table-row table:style-name="ro1" table:visibility="filter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MID([.A430];7;3)" office:value-type="string" office:string-value="592" calcext:value-type="string">
            <text:p>592</text:p>
          </table:table-cell>
        </table:table-row>
        <table:table-row table:style-name="ro1" table:visibility="filter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MID([.A431];7;3)" office:value-type="string" office:string-value="615" calcext:value-type="string">
            <text:p>615</text:p>
          </table:table-cell>
        </table:table-row>
        <table:table-row table:style-name="ro1" table:visibility="filter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MID([.A432];7;3)" office:value-type="string" office:string-value="616" calcext:value-type="string">
            <text:p>616</text:p>
          </table:table-cell>
        </table:table-row>
        <table:table-row table:style-name="ro1" table:visibility="filter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MID([.A433];7;3)" office:value-type="string" office:string-value="624" calcext:value-type="string">
            <text:p>624</text:p>
          </table:table-cell>
        </table:table-row>
        <table:table-row table:style-name="ro1" table:visibility="filter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MID([.A434];7;3)" office:value-type="string" office:string-value="627" calcext:value-type="string">
            <text:p>627</text:p>
          </table:table-cell>
        </table:table-row>
        <table:table-row table:style-name="ro1" table:visibility="filter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MID([.A435];7;3)" office:value-type="string" office:string-value="630" calcext:value-type="string">
            <text:p>630</text:p>
          </table:table-cell>
        </table:table-row>
        <table:table-row table:style-name="ro1" table:visibility="filter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MID([.A436];7;3)" office:value-type="string" office:string-value="644" calcext:value-type="string">
            <text:p>644</text:p>
          </table:table-cell>
        </table:table-row>
        <table:table-row table:style-name="ro1" table:visibility="filter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MID([.A437];7;3)" office:value-type="string" office:string-value="646" calcext:value-type="string">
            <text:p>646</text:p>
          </table:table-cell>
        </table:table-row>
        <table:table-row table:style-name="ro1" table:visibility="filter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MID([.A438];7;3)" office:value-type="string" office:string-value="653" calcext:value-type="string">
            <text:p>653</text:p>
          </table:table-cell>
        </table:table-row>
        <table:table-row table:style-name="ro1" table:visibility="filter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MID([.A439];7;3)" office:value-type="string" office:string-value="666" calcext:value-type="string">
            <text:p>666</text:p>
          </table:table-cell>
        </table:table-row>
        <table:table-row table:style-name="ro1" table:visibility="filter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MID([.A440];7;3)" office:value-type="string" office:string-value="668" calcext:value-type="string">
            <text:p>668</text:p>
          </table:table-cell>
        </table:table-row>
        <table:table-row table:style-name="ro1" table:visibility="filter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MID([.A441];7;3)" office:value-type="string" office:string-value="684" calcext:value-type="string">
            <text:p>684</text:p>
          </table:table-cell>
        </table:table-row>
        <table:table-row table:style-name="ro1" table:visibility="filter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MID([.A442];7;3)" office:value-type="string" office:string-value="686" calcext:value-type="string">
            <text:p>686</text:p>
          </table:table-cell>
        </table:table-row>
        <table:table-row table:style-name="ro1" table:visibility="filter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MID([.A443];7;3)" office:value-type="string" office:string-value="690" calcext:value-type="string">
            <text:p>690</text:p>
          </table:table-cell>
        </table:table-row>
        <table:table-row table:style-name="ro1" table:visibility="filter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MID([.A444];7;3)" office:value-type="string" office:string-value="699" calcext:value-type="string">
            <text:p>699</text:p>
          </table:table-cell>
        </table:table-row>
        <table:table-row table:style-name="ro1" table:visibility="filter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MID([.A445];7;3)" office:value-type="string" office:string-value="705" calcext:value-type="string">
            <text:p>705</text:p>
          </table:table-cell>
        </table:table-row>
        <table:table-row table:style-name="ro1" table:visibility="filter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MID([.A446];7;3)" office:value-type="string" office:string-value="713" calcext:value-type="string">
            <text:p>713</text:p>
          </table:table-cell>
        </table:table-row>
        <table:table-row table:style-name="ro1" table:visibility="filter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MID([.A447];7;3)" office:value-type="string" office:string-value="737" calcext:value-type="string">
            <text:p>737</text:p>
          </table:table-cell>
        </table:table-row>
        <table:table-row table:style-name="ro1" table:visibility="filter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MID([.A448];7;3)" office:value-type="string" office:string-value="738" calcext:value-type="string">
            <text:p>738</text:p>
          </table:table-cell>
        </table:table-row>
        <table:table-row table:style-name="ro1" table:visibility="filter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MID([.A449];7;3)" office:value-type="string" office:string-value="741" calcext:value-type="string">
            <text:p>741</text:p>
          </table:table-cell>
        </table:table-row>
        <table:table-row table:style-name="ro1" table:visibility="filter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MID([.A450];7;3)" office:value-type="string" office:string-value="761" calcext:value-type="string">
            <text:p>761</text:p>
          </table:table-cell>
        </table:table-row>
        <table:table-row table:style-name="ro1" table:visibility="filter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MID([.A451];7;3)" office:value-type="string" office:string-value="764" calcext:value-type="string">
            <text:p>764</text:p>
          </table:table-cell>
        </table:table-row>
        <table:table-row table:style-name="ro1" table:visibility="filter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MID([.A452];7;3)" office:value-type="string" office:string-value="775" calcext:value-type="string">
            <text:p>775</text:p>
          </table:table-cell>
        </table:table-row>
        <table:table-row table:style-name="ro1" table:visibility="filter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MID([.A453];7;3)" office:value-type="string" office:string-value="791" calcext:value-type="string">
            <text:p>791</text:p>
          </table:table-cell>
        </table:table-row>
        <table:table-row table:style-name="ro1" table:visibility="filter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MID([.A454];7;3)" office:value-type="string" office:string-value="791" calcext:value-type="string">
            <text:p>791</text:p>
          </table:table-cell>
        </table:table-row>
        <table:table-row table:style-name="ro1" table:visibility="filter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MID([.A455];7;3)" office:value-type="string" office:string-value="792" calcext:value-type="string">
            <text:p>792</text:p>
          </table:table-cell>
        </table:table-row>
        <table:table-row table:style-name="ro1" table:visibility="filter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MID([.A456];7;3)" office:value-type="string" office:string-value="794" calcext:value-type="string">
            <text:p>794</text:p>
          </table:table-cell>
        </table:table-row>
        <table:table-row table:style-name="ro1" table:visibility="filter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MID([.A457];7;3)" office:value-type="string" office:string-value="798" calcext:value-type="string">
            <text:p>798</text:p>
          </table:table-cell>
        </table:table-row>
        <table:table-row table:style-name="ro1" table:visibility="filter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MID([.A458];7;3)" office:value-type="string" office:string-value="799" calcext:value-type="string">
            <text:p>799</text:p>
          </table:table-cell>
        </table:table-row>
        <table:table-row table:style-name="ro1" table:visibility="filter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MID([.A459];7;3)" office:value-type="string" office:string-value="813" calcext:value-type="string">
            <text:p>813</text:p>
          </table:table-cell>
        </table:table-row>
        <table:table-row table:style-name="ro1" table:visibility="filter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MID([.A460];7;3)" office:value-type="string" office:string-value="822" calcext:value-type="string">
            <text:p>822</text:p>
          </table:table-cell>
        </table:table-row>
        <table:table-row table:style-name="ro1" table:visibility="filter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MID([.A461];7;3)" office:value-type="string" office:string-value="839" calcext:value-type="string">
            <text:p>839</text:p>
          </table:table-cell>
        </table:table-row>
        <table:table-row table:style-name="ro1" table:visibility="filter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MID([.A462];7;3)" office:value-type="string" office:string-value="842" calcext:value-type="string">
            <text:p>842</text:p>
          </table:table-cell>
        </table:table-row>
        <table:table-row table:style-name="ro1" table:visibility="filter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MID([.A463];7;3)" office:value-type="string" office:string-value="845" calcext:value-type="string">
            <text:p>845</text:p>
          </table:table-cell>
        </table:table-row>
        <table:table-row table:style-name="ro1" table:visibility="filter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MID([.A464];7;3)" office:value-type="string" office:string-value="848" calcext:value-type="string">
            <text:p>848</text:p>
          </table:table-cell>
        </table:table-row>
        <table:table-row table:style-name="ro1" table:visibility="filter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MID([.A465];7;3)" office:value-type="string" office:string-value="850" calcext:value-type="string">
            <text:p>850</text:p>
          </table:table-cell>
        </table:table-row>
        <table:table-row table:style-name="ro1" table:visibility="filter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MID([.A466];7;3)" office:value-type="string" office:string-value="851" calcext:value-type="string">
            <text:p>851</text:p>
          </table:table-cell>
        </table:table-row>
        <table:table-row table:style-name="ro1" table:visibility="filter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MID([.A467];7;3)" office:value-type="string" office:string-value="852" calcext:value-type="string">
            <text:p>852</text:p>
          </table:table-cell>
        </table:table-row>
        <table:table-row table:style-name="ro1" table:visibility="filter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MID([.A468];7;3)" office:value-type="string" office:string-value="861" calcext:value-type="string">
            <text:p>861</text:p>
          </table:table-cell>
        </table:table-row>
        <table:table-row table:style-name="ro1" table:visibility="filter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MID([.A469];7;3)" office:value-type="string" office:string-value="863" calcext:value-type="string">
            <text:p>863</text:p>
          </table:table-cell>
        </table:table-row>
        <table:table-row table:style-name="ro1" table:visibility="filter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MID([.A470];7;3)" office:value-type="string" office:string-value="880" calcext:value-type="string">
            <text:p>880</text:p>
          </table:table-cell>
        </table:table-row>
        <table:table-row table:style-name="ro1" table:visibility="filter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MID([.A471];7;3)" office:value-type="string" office:string-value="881" calcext:value-type="string">
            <text:p>881</text:p>
          </table:table-cell>
        </table:table-row>
        <table:table-row table:style-name="ro1" table:visibility="filter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MID([.A472];7;3)" office:value-type="string" office:string-value="886" calcext:value-type="string">
            <text:p>886</text:p>
          </table:table-cell>
        </table:table-row>
        <table:table-row table:style-name="ro1" table:visibility="filter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MID([.A473];7;3)" office:value-type="string" office:string-value="890" calcext:value-type="string">
            <text:p>890</text:p>
          </table:table-cell>
        </table:table-row>
        <table:table-row table:style-name="ro1" table:visibility="filter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MID([.A474];7;3)" office:value-type="string" office:string-value="896" calcext:value-type="string">
            <text:p>896</text:p>
          </table:table-cell>
        </table:table-row>
        <table:table-row table:style-name="ro1" table:visibility="filter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MID([.A475];7;3)" office:value-type="string" office:string-value="898" calcext:value-type="string">
            <text:p>898</text:p>
          </table:table-cell>
        </table:table-row>
        <table:table-row table:style-name="ro1" table:visibility="filter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MID([.A476];7;3)" office:value-type="string" office:string-value="901" calcext:value-type="string">
            <text:p>901</text:p>
          </table:table-cell>
        </table:table-row>
        <table:table-row table:style-name="ro1" table:visibility="filter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MID([.A477];7;3)" office:value-type="string" office:string-value="913" calcext:value-type="string">
            <text:p>913</text:p>
          </table:table-cell>
        </table:table-row>
        <table:table-row table:style-name="ro1" table:visibility="filter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MID([.A478];7;3)" office:value-type="string" office:string-value="923" calcext:value-type="string">
            <text:p>923</text:p>
          </table:table-cell>
        </table:table-row>
        <table:table-row table:style-name="ro1" table:visibility="filter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MID([.A479];7;3)" office:value-type="string" office:string-value="927" calcext:value-type="string">
            <text:p>927</text:p>
          </table:table-cell>
        </table:table-row>
        <table:table-row table:style-name="ro1" table:visibility="filter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MID([.A480];7;3)" office:value-type="string" office:string-value="929" calcext:value-type="string">
            <text:p>929</text:p>
          </table:table-cell>
        </table:table-row>
        <table:table-row table:style-name="ro1" table:visibility="filter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MID([.A481];7;3)" office:value-type="string" office:string-value="936" calcext:value-type="string">
            <text:p>936</text:p>
          </table:table-cell>
        </table:table-row>
        <table:table-row table:style-name="ro1" table:visibility="filter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MID([.A482];7;3)" office:value-type="string" office:string-value="941" calcext:value-type="string">
            <text:p>941</text:p>
          </table:table-cell>
        </table:table-row>
        <table:table-row table:style-name="ro1" table:visibility="filter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MID([.A483];7;3)" office:value-type="string" office:string-value="943" calcext:value-type="string">
            <text:p>943</text:p>
          </table:table-cell>
        </table:table-row>
        <table:table-row table:style-name="ro1" table:visibility="filter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MID([.A484];7;3)" office:value-type="string" office:string-value="945" calcext:value-type="string">
            <text:p>945</text:p>
          </table:table-cell>
        </table:table-row>
        <table:table-row table:style-name="ro1" table:visibility="filter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MID([.A485];7;3)" office:value-type="string" office:string-value="946" calcext:value-type="string">
            <text:p>946</text:p>
          </table:table-cell>
        </table:table-row>
        <table:table-row table:style-name="ro1" table:visibility="filter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MID([.A486];7;3)" office:value-type="string" office:string-value="948" calcext:value-type="string">
            <text:p>948</text:p>
          </table:table-cell>
        </table:table-row>
        <table:table-row table:style-name="ro1" table:visibility="filter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MID([.A487];7;3)" office:value-type="string" office:string-value="951" calcext:value-type="string">
            <text:p>951</text:p>
          </table:table-cell>
        </table:table-row>
        <table:table-row table:style-name="ro1" table:visibility="filter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MID([.A488];7;3)" office:value-type="string" office:string-value="953" calcext:value-type="string">
            <text:p>953</text:p>
          </table:table-cell>
        </table:table-row>
        <table:table-row table:style-name="ro1" table:visibility="filter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MID([.A489];7;3)" office:value-type="string" office:string-value="953" calcext:value-type="string">
            <text:p>953</text:p>
          </table:table-cell>
        </table:table-row>
        <table:table-row table:style-name="ro1" table:visibility="filter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MID([.A490];7;3)" office:value-type="string" office:string-value="954" calcext:value-type="string">
            <text:p>954</text:p>
          </table:table-cell>
        </table:table-row>
        <table:table-row table:style-name="ro1" table:visibility="filter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MID([.A491];7;3)" office:value-type="string" office:string-value="967" calcext:value-type="string">
            <text:p>967</text:p>
          </table:table-cell>
        </table:table-row>
        <table:table-row table:style-name="ro1" table:visibility="filter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MID([.A492];7;3)" office:value-type="string" office:string-value="976" calcext:value-type="string">
            <text:p>976</text:p>
          </table:table-cell>
        </table:table-row>
        <table:table-row table:style-name="ro1" table:visibility="filter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MID([.A493];7;3)" office:value-type="string" office:string-value="991" calcext:value-type="string">
            <text:p>991</text:p>
          </table:table-cell>
        </table:table-row>
        <table:table-row table:style-name="ro1" table:visibility="filter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MID([.A494];7;3)" office:value-type="string" office:string-value="993" calcext:value-type="string">
            <text:p>993</text:p>
          </table:table-cell>
        </table:table-row>
        <table:table-row table:style-name="ro1">
          <table:table-cell table:style-name="ce4" office:value-type="string" calcext:value-type="string">
            <text:p>73010399576</text:p>
          </table:table-cell>
          <table:table-cell table:style-name="ce2" office:value-type="string" calcext:value-type="string">
            <text:p>Dzierzak</text:p>
          </table:table-cell>
          <table:table-cell table:style-name="ce2" office:value-type="string" calcext:value-type="string">
            <text:p>Piotr</text:p>
          </table:table-cell>
          <table:table-cell table:formula="of:=MID([.A495];7;3)" office:value-type="string" office:string-value="995" calcext:value-type="string">
            <text:p>995</text:p>
          </table:table-cell>
        </table:table-row>
      </table:table>
      <table:table table:name="4" table:style-name="ta1">
        <table:shapes>
          <draw:frame draw:z-index="0" draw:style-name="gr1" draw:text-style-name="P1" svg:width="15.999cm" svg:height="8.999cm" svg:x="25.597cm" svg:y="4.377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table:number-columns-repeated="2"/>
          <table:table-cell office:value-type="string" calcext:value-type="string">
            <text:p>m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VALUE(MID([.A2];3;2))" office:value-type="float" office:value="24" calcext:value-type="float">
            <text:p>24</text:p>
          </table:table-cell>
          <table:table-cell table:formula="of:=IF([.D2]&gt;12;[.D2]-20;[.D2])" office:value-type="float" office:value="4" calcext:value-type="float">
            <text:p>4</text:p>
          </table:table-cell>
          <table:table-cell table:style-name="ce3" table:formula="of:=VLOOKUP([.E2];[.$I$2:.$J$13];2)" office:value-type="string" office:string-value="kwiecień" calcext:value-type="string">
            <text:p>kwiecień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yczeń</text:p>
          </table:table-cell>
        </table:table-row>
        <table:table-row table:style-name="ro1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VALUE(MID([.A3];3;2))" office:value-type="float" office:value="24" calcext:value-type="float">
            <text:p>24</text:p>
          </table:table-cell>
          <table:table-cell table:formula="of:=IF([.D3]&gt;12;[.D3]-20;[.D3])" office:value-type="float" office:value="4" calcext:value-type="float">
            <text:p>4</text:p>
          </table:table-cell>
          <table:table-cell table:formula="of:=VLOOKUP([.E3];[.$I$2:.$J$13];2)" office:value-type="string" office:string-value="kwiecień" calcext:value-type="string">
            <text:p>kwiecień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uty</text:p>
          </table:table-cell>
        </table:table-row>
        <table:table-row table:style-name="ro1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VALUE(MID([.A4];3;2))" office:value-type="float" office:value="24" calcext:value-type="float">
            <text:p>24</text:p>
          </table:table-cell>
          <table:table-cell table:formula="of:=IF([.D4]&gt;12;[.D4]-20;[.D4])" office:value-type="float" office:value="4" calcext:value-type="float">
            <text:p>4</text:p>
          </table:table-cell>
          <table:table-cell table:formula="of:=VLOOKUP([.E4];[.$I$2:.$J$13];2)" office:value-type="string" office:string-value="kwiecień" calcext:value-type="string">
            <text:p>kwiecień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rzec</text:p>
          </table:table-cell>
        </table:table-row>
        <table:table-row table:style-name="ro1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VALUE(MID([.A5];3;2))" office:value-type="float" office:value="25" calcext:value-type="float">
            <text:p>25</text:p>
          </table:table-cell>
          <table:table-cell table:formula="of:=IF([.D5]&gt;12;[.D5]-20;[.D5])" office:value-type="float" office:value="5" calcext:value-type="float">
            <text:p>5</text:p>
          </table:table-cell>
          <table:table-cell table:formula="of:=VLOOKUP([.E5];[.$I$2:.$J$13];2)" office:value-type="string" office:string-value="maj" calcext:value-type="string">
            <text:p>maj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kwiecień</text:p>
          </table:table-cell>
        </table:table-row>
        <table:table-row table:style-name="ro1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VALUE(MID([.A6];3;2))" office:value-type="float" office:value="25" calcext:value-type="float">
            <text:p>25</text:p>
          </table:table-cell>
          <table:table-cell table:formula="of:=IF([.D6]&gt;12;[.D6]-20;[.D6])" office:value-type="float" office:value="5" calcext:value-type="float">
            <text:p>5</text:p>
          </table:table-cell>
          <table:table-cell table:formula="of:=VLOOKUP([.E6];[.$I$2:.$J$13];2)" office:value-type="string" office:string-value="maj" calcext:value-type="string">
            <text:p>maj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j</text:p>
          </table:table-cell>
        </table:table-row>
        <table:table-row table:style-name="ro1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VALUE(MID([.A7];3;2))" office:value-type="float" office:value="25" calcext:value-type="float">
            <text:p>25</text:p>
          </table:table-cell>
          <table:table-cell table:formula="of:=IF([.D7]&gt;12;[.D7]-20;[.D7])" office:value-type="float" office:value="5" calcext:value-type="float">
            <text:p>5</text:p>
          </table:table-cell>
          <table:table-cell table:formula="of:=VLOOKUP([.E7];[.$I$2:.$J$13];2)" office:value-type="string" office:string-value="maj" calcext:value-type="string">
            <text:p>maj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zerwiec</text:p>
          </table:table-cell>
        </table:table-row>
        <table:table-row table:style-name="ro1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VALUE(MID([.A8];3;2))" office:value-type="float" office:value="26" calcext:value-type="float">
            <text:p>26</text:p>
          </table:table-cell>
          <table:table-cell table:formula="of:=IF([.D8]&gt;12;[.D8]-20;[.D8])" office:value-type="float" office:value="6" calcext:value-type="float">
            <text:p>6</text:p>
          </table:table-cell>
          <table:table-cell table:formula="of:=VLOOKUP([.E8];[.$I$2:.$J$13];2)" office:value-type="string" office:string-value="czerwiec" calcext:value-type="string">
            <text:p>czerwiec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ipiec</text:p>
          </table:table-cell>
        </table:table-row>
        <table:table-row table:style-name="ro1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VALUE(MID([.A9];3;2))" office:value-type="float" office:value="26" calcext:value-type="float">
            <text:p>26</text:p>
          </table:table-cell>
          <table:table-cell table:formula="of:=IF([.D9]&gt;12;[.D9]-20;[.D9])" office:value-type="float" office:value="6" calcext:value-type="float">
            <text:p>6</text:p>
          </table:table-cell>
          <table:table-cell table:formula="of:=VLOOKUP([.E9];[.$I$2:.$J$13];2)" office:value-type="string" office:string-value="czerwiec" calcext:value-type="string">
            <text:p>czerwiec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ierpień</text:p>
          </table:table-cell>
        </table:table-row>
        <table:table-row table:style-name="ro1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VALUE(MID([.A10];3;2))" office:value-type="float" office:value="26" calcext:value-type="float">
            <text:p>26</text:p>
          </table:table-cell>
          <table:table-cell table:formula="of:=IF([.D10]&gt;12;[.D10]-20;[.D10])" office:value-type="float" office:value="6" calcext:value-type="float">
            <text:p>6</text:p>
          </table:table-cell>
          <table:table-cell table:formula="of:=VLOOKUP([.E10];[.$I$2:.$J$13];2)" office:value-type="string" office:string-value="czerwiec" calcext:value-type="string">
            <text:p>czerwiec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wrzesień</text:p>
          </table:table-cell>
        </table:table-row>
        <table:table-row table:style-name="ro1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VALUE(MID([.A11];3;2))" office:value-type="float" office:value="26" calcext:value-type="float">
            <text:p>26</text:p>
          </table:table-cell>
          <table:table-cell table:formula="of:=IF([.D11]&gt;12;[.D11]-20;[.D11])" office:value-type="float" office:value="6" calcext:value-type="float">
            <text:p>6</text:p>
          </table:table-cell>
          <table:table-cell table:formula="of:=VLOOKUP([.E11];[.$I$2:.$J$13];2)" office:value-type="string" office:string-value="czerwiec" calcext:value-type="string">
            <text:p>czerwie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aździernik</text:p>
          </table:table-cell>
        </table:table-row>
        <table:table-row table:style-name="ro1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VALUE(MID([.A12];3;2))" office:value-type="float" office:value="26" calcext:value-type="float">
            <text:p>26</text:p>
          </table:table-cell>
          <table:table-cell table:formula="of:=IF([.D12]&gt;12;[.D12]-20;[.D12])" office:value-type="float" office:value="6" calcext:value-type="float">
            <text:p>6</text:p>
          </table:table-cell>
          <table:table-cell table:formula="of:=VLOOKUP([.E12];[.$I$2:.$J$13];2)" office:value-type="string" office:string-value="czerwiec" calcext:value-type="string">
            <text:p>czerwiec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istopad</text:p>
          </table:table-cell>
        </table:table-row>
        <table:table-row table:style-name="ro1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VALUE(MID([.A13];3;2))" office:value-type="float" office:value="26" calcext:value-type="float">
            <text:p>26</text:p>
          </table:table-cell>
          <table:table-cell table:formula="of:=IF([.D13]&gt;12;[.D13]-20;[.D13])" office:value-type="float" office:value="6" calcext:value-type="float">
            <text:p>6</text:p>
          </table:table-cell>
          <table:table-cell table:formula="of:=VLOOKUP([.E13];[.$I$2:.$J$13];2)" office:value-type="string" office:string-value="czerwiec" calcext:value-type="string">
            <text:p>czerwie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grudzień</text:p>
          </table:table-cell>
        </table:table-row>
        <table:table-row table:style-name="ro1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VALUE(MID([.A14];3;2))" office:value-type="float" office:value="26" calcext:value-type="float">
            <text:p>26</text:p>
          </table:table-cell>
          <table:table-cell table:formula="of:=IF([.D14]&gt;12;[.D14]-20;[.D14])" office:value-type="float" office:value="6" calcext:value-type="float">
            <text:p>6</text:p>
          </table:table-cell>
          <table:table-cell table:formula="of:=VLOOKUP([.E14];[.$I$2:.$J$13];2)" office:value-type="string" office:string-value="czerwiec" calcext:value-type="string">
            <text:p>czerw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VALUE(MID([.A15];3;2))" office:value-type="float" office:value="26" calcext:value-type="float">
            <text:p>26</text:p>
          </table:table-cell>
          <table:table-cell table:formula="of:=IF([.D15]&gt;12;[.D15]-20;[.D15])" office:value-type="float" office:value="6" calcext:value-type="float">
            <text:p>6</text:p>
          </table:table-cell>
          <table:table-cell table:formula="of:=VLOOKUP([.E15];[.$I$2:.$J$13];2)" office:value-type="string" office:string-value="czerwiec" calcext:value-type="string">
            <text:p>czerw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VALUE(MID([.A16];3;2))" office:value-type="float" office:value="26" calcext:value-type="float">
            <text:p>26</text:p>
          </table:table-cell>
          <table:table-cell table:formula="of:=IF([.D16]&gt;12;[.D16]-20;[.D16])" office:value-type="float" office:value="6" calcext:value-type="float">
            <text:p>6</text:p>
          </table:table-cell>
          <table:table-cell table:formula="of:=VLOOKUP([.E16];[.$I$2:.$J$13];2)" office:value-type="string" office:string-value="czerwiec" calcext:value-type="string">
            <text:p>czerw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VALUE(MID([.A17];3;2))" office:value-type="float" office:value="26" calcext:value-type="float">
            <text:p>26</text:p>
          </table:table-cell>
          <table:table-cell table:formula="of:=IF([.D17]&gt;12;[.D17]-20;[.D17])" office:value-type="float" office:value="6" calcext:value-type="float">
            <text:p>6</text:p>
          </table:table-cell>
          <table:table-cell table:formula="of:=VLOOKUP([.E17];[.$I$2:.$J$13];2)" office:value-type="string" office:string-value="czerwiec" calcext:value-type="string">
            <text:p>czerwiec</text:p>
          </table:table-cell>
          <table:table-cell table:number-columns-repeated="2"/>
          <table:table-cell table:style-name="ce6" office:value-type="string" calcext:value-type="string">
            <text:p>mies</text:p>
          </table:table-cell>
          <table:table-cell table:style-name="ce10" office:value-type="string" calcext:value-type="string">
            <text:p>Liczba - mies</text:p>
          </table:table-cell>
        </table:table-row>
        <table:table-row table:style-name="ro1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VALUE(MID([.A18];3;2))" office:value-type="float" office:value="27" calcext:value-type="float">
            <text:p>27</text:p>
          </table:table-cell>
          <table:table-cell table:formula="of:=IF([.D18]&gt;12;[.D18]-20;[.D18])" office:value-type="float" office:value="7" calcext:value-type="float">
            <text:p>7</text:p>
          </table:table-cell>
          <table:table-cell table:formula="of:=VLOOKUP([.E18];[.$I$2:.$J$13];2)" office:value-type="string" office:string-value="lipiec" calcext:value-type="string">
            <text:p>lipiec</text:p>
          </table:table-cell>
          <table:table-cell table:number-columns-repeated="2"/>
          <table:table-cell table:style-name="ce7" office:value-type="string" calcext:value-type="string">
            <text:p>styczeń</text:p>
          </table:table-cell>
          <table:table-cell table:style-name="ce11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VALUE(MID([.A19];3;2))" office:value-type="float" office:value="27" calcext:value-type="float">
            <text:p>27</text:p>
          </table:table-cell>
          <table:table-cell table:formula="of:=IF([.D19]&gt;12;[.D19]-20;[.D19])" office:value-type="float" office:value="7" calcext:value-type="float">
            <text:p>7</text:p>
          </table:table-cell>
          <table:table-cell table:formula="of:=VLOOKUP([.E19];[.$I$2:.$J$13];2)" office:value-type="string" office:string-value="lipiec" calcext:value-type="string">
            <text:p>lipiec</text:p>
          </table:table-cell>
          <table:table-cell table:number-columns-repeated="2"/>
          <table:table-cell table:style-name="ce8" office:value-type="string" calcext:value-type="string">
            <text:p>luty</text:p>
          </table:table-cell>
          <table:table-cell table:style-name="ce1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VALUE(MID([.A20];3;2))" office:value-type="float" office:value="27" calcext:value-type="float">
            <text:p>27</text:p>
          </table:table-cell>
          <table:table-cell table:formula="of:=IF([.D20]&gt;12;[.D20]-20;[.D20])" office:value-type="float" office:value="7" calcext:value-type="float">
            <text:p>7</text:p>
          </table:table-cell>
          <table:table-cell table:formula="of:=VLOOKUP([.E20];[.$I$2:.$J$13];2)" office:value-type="string" office:string-value="lipiec" calcext:value-type="string">
            <text:p>lipiec</text:p>
          </table:table-cell>
          <table:table-cell table:number-columns-repeated="2"/>
          <table:table-cell table:style-name="ce8" office:value-type="string" calcext:value-type="string">
            <text:p>marzec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VALUE(MID([.A21];3;2))" office:value-type="float" office:value="27" calcext:value-type="float">
            <text:p>27</text:p>
          </table:table-cell>
          <table:table-cell table:formula="of:=IF([.D21]&gt;12;[.D21]-20;[.D21])" office:value-type="float" office:value="7" calcext:value-type="float">
            <text:p>7</text:p>
          </table:table-cell>
          <table:table-cell table:formula="of:=VLOOKUP([.E21];[.$I$2:.$J$13];2)" office:value-type="string" office:string-value="lipiec" calcext:value-type="string">
            <text:p>lipiec</text:p>
          </table:table-cell>
          <table:table-cell table:number-columns-repeated="2"/>
          <table:table-cell table:style-name="ce8" office:value-type="string" calcext:value-type="string">
            <text:p>kwiecień</text:p>
          </table:table-cell>
          <table:table-cell table:style-name="ce1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VALUE(MID([.A22];3;2))" office:value-type="float" office:value="27" calcext:value-type="float">
            <text:p>27</text:p>
          </table:table-cell>
          <table:table-cell table:formula="of:=IF([.D22]&gt;12;[.D22]-20;[.D22])" office:value-type="float" office:value="7" calcext:value-type="float">
            <text:p>7</text:p>
          </table:table-cell>
          <table:table-cell table:formula="of:=VLOOKUP([.E22];[.$I$2:.$J$13];2)" office:value-type="string" office:string-value="lipiec" calcext:value-type="string">
            <text:p>lipiec</text:p>
          </table:table-cell>
          <table:table-cell table:number-columns-repeated="2"/>
          <table:table-cell table:style-name="ce8" office:value-type="string" calcext:value-type="string">
            <text:p>maj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VALUE(MID([.A23];3;2))" office:value-type="float" office:value="27" calcext:value-type="float">
            <text:p>27</text:p>
          </table:table-cell>
          <table:table-cell table:formula="of:=IF([.D23]&gt;12;[.D23]-20;[.D23])" office:value-type="float" office:value="7" calcext:value-type="float">
            <text:p>7</text:p>
          </table:table-cell>
          <table:table-cell table:formula="of:=VLOOKUP([.E23];[.$I$2:.$J$13];2)" office:value-type="string" office:string-value="lipiec" calcext:value-type="string">
            <text:p>lipiec</text:p>
          </table:table-cell>
          <table:table-cell table:number-columns-repeated="2"/>
          <table:table-cell table:style-name="ce8" office:value-type="string" calcext:value-type="string">
            <text:p>czerwiec</text:p>
          </table:table-cell>
          <table:table-cell table:style-name="ce1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VALUE(MID([.A24];3;2))" office:value-type="float" office:value="27" calcext:value-type="float">
            <text:p>27</text:p>
          </table:table-cell>
          <table:table-cell table:formula="of:=IF([.D24]&gt;12;[.D24]-20;[.D24])" office:value-type="float" office:value="7" calcext:value-type="float">
            <text:p>7</text:p>
          </table:table-cell>
          <table:table-cell table:formula="of:=VLOOKUP([.E24];[.$I$2:.$J$13];2)" office:value-type="string" office:string-value="lipiec" calcext:value-type="string">
            <text:p>lipiec</text:p>
          </table:table-cell>
          <table:table-cell table:number-columns-repeated="2"/>
          <table:table-cell table:style-name="ce8" office:value-type="string" calcext:value-type="string">
            <text:p>lipiec</text:p>
          </table:table-cell>
          <table:table-cell table:style-name="ce1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VALUE(MID([.A25];3;2))" office:value-type="float" office:value="27" calcext:value-type="float">
            <text:p>27</text:p>
          </table:table-cell>
          <table:table-cell table:formula="of:=IF([.D25]&gt;12;[.D25]-20;[.D25])" office:value-type="float" office:value="7" calcext:value-type="float">
            <text:p>7</text:p>
          </table:table-cell>
          <table:table-cell table:formula="of:=VLOOKUP([.E25];[.$I$2:.$J$13];2)" office:value-type="string" office:string-value="lipiec" calcext:value-type="string">
            <text:p>lipiec</text:p>
          </table:table-cell>
          <table:table-cell table:number-columns-repeated="2"/>
          <table:table-cell table:style-name="ce8" office:value-type="string" calcext:value-type="string">
            <text:p>sierpień</text:p>
          </table:table-cell>
          <table:table-cell table:style-name="ce1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VALUE(MID([.A26];3;2))" office:value-type="float" office:value="27" calcext:value-type="float">
            <text:p>27</text:p>
          </table:table-cell>
          <table:table-cell table:formula="of:=IF([.D26]&gt;12;[.D26]-20;[.D26])" office:value-type="float" office:value="7" calcext:value-type="float">
            <text:p>7</text:p>
          </table:table-cell>
          <table:table-cell table:formula="of:=VLOOKUP([.E26];[.$I$2:.$J$13];2)" office:value-type="string" office:string-value="lipiec" calcext:value-type="string">
            <text:p>lipiec</text:p>
          </table:table-cell>
          <table:table-cell table:number-columns-repeated="2"/>
          <table:table-cell table:style-name="ce8" office:value-type="string" calcext:value-type="string">
            <text:p>wrzesień</text:p>
          </table:table-cell>
          <table:table-cell table:style-name="ce1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VALUE(MID([.A27];3;2))" office:value-type="float" office:value="28" calcext:value-type="float">
            <text:p>28</text:p>
          </table:table-cell>
          <table:table-cell table:formula="of:=IF([.D27]&gt;12;[.D27]-20;[.D27])" office:value-type="float" office:value="8" calcext:value-type="float">
            <text:p>8</text:p>
          </table:table-cell>
          <table:table-cell table:formula="of:=VLOOKUP([.E27];[.$I$2:.$J$13];2)" office:value-type="string" office:string-value="sierpień" calcext:value-type="string">
            <text:p>sierpień</text:p>
          </table:table-cell>
          <table:table-cell table:number-columns-repeated="2"/>
          <table:table-cell table:style-name="ce8" office:value-type="string" calcext:value-type="string">
            <text:p>październik</text:p>
          </table:table-cell>
          <table:table-cell table:style-name="ce1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VALUE(MID([.A28];3;2))" office:value-type="float" office:value="28" calcext:value-type="float">
            <text:p>28</text:p>
          </table:table-cell>
          <table:table-cell table:formula="of:=IF([.D28]&gt;12;[.D28]-20;[.D28])" office:value-type="float" office:value="8" calcext:value-type="float">
            <text:p>8</text:p>
          </table:table-cell>
          <table:table-cell table:formula="of:=VLOOKUP([.E28];[.$I$2:.$J$13];2)" office:value-type="string" office:string-value="sierpień" calcext:value-type="string">
            <text:p>sierpień</text:p>
          </table:table-cell>
          <table:table-cell table:number-columns-repeated="2"/>
          <table:table-cell table:style-name="ce8" office:value-type="string" calcext:value-type="string">
            <text:p>listopad</text:p>
          </table:table-cell>
          <table:table-cell table:style-name="ce1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VALUE(MID([.A29];3;2))" office:value-type="float" office:value="28" calcext:value-type="float">
            <text:p>28</text:p>
          </table:table-cell>
          <table:table-cell table:formula="of:=IF([.D29]&gt;12;[.D29]-20;[.D29])" office:value-type="float" office:value="8" calcext:value-type="float">
            <text:p>8</text:p>
          </table:table-cell>
          <table:table-cell table:formula="of:=VLOOKUP([.E29];[.$I$2:.$J$13];2)" office:value-type="string" office:string-value="sierpień" calcext:value-type="string">
            <text:p>sierpień</text:p>
          </table:table-cell>
          <table:table-cell table:number-columns-repeated="2"/>
          <table:table-cell table:style-name="ce8" office:value-type="string" calcext:value-type="string">
            <text:p>grudzień</text:p>
          </table:table-cell>
          <table:table-cell table:style-name="ce13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VALUE(MID([.A30];3;2))" office:value-type="float" office:value="28" calcext:value-type="float">
            <text:p>28</text:p>
          </table:table-cell>
          <table:table-cell table:formula="of:=IF([.D30]&gt;12;[.D30]-20;[.D30])" office:value-type="float" office:value="8" calcext:value-type="float">
            <text:p>8</text:p>
          </table:table-cell>
          <table:table-cell table:formula="of:=VLOOKUP([.E30];[.$I$2:.$J$13];2)" office:value-type="string" office:string-value="sierpień" calcext:value-type="string">
            <text:p>sierpień</text:p>
          </table:table-cell>
          <table:table-cell table:number-columns-repeated="2"/>
          <table:table-cell table:style-name="ce9" office:value-type="string" calcext:value-type="string">
            <text:p>Razem Wynik</text:p>
          </table:table-cell>
          <table:table-cell table:style-name="ce14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VALUE(MID([.A31];3;2))" office:value-type="float" office:value="28" calcext:value-type="float">
            <text:p>28</text:p>
          </table:table-cell>
          <table:table-cell table:formula="of:=IF([.D31]&gt;12;[.D31]-20;[.D31])" office:value-type="float" office:value="8" calcext:value-type="float">
            <text:p>8</text:p>
          </table:table-cell>
          <table:table-cell table:formula="of:=VLOOKUP([.E31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VALUE(MID([.A32];3;2))" office:value-type="float" office:value="28" calcext:value-type="float">
            <text:p>28</text:p>
          </table:table-cell>
          <table:table-cell table:formula="of:=IF([.D32]&gt;12;[.D32]-20;[.D32])" office:value-type="float" office:value="8" calcext:value-type="float">
            <text:p>8</text:p>
          </table:table-cell>
          <table:table-cell table:formula="of:=VLOOKUP([.E32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VALUE(MID([.A33];3;2))" office:value-type="float" office:value="28" calcext:value-type="float">
            <text:p>28</text:p>
          </table:table-cell>
          <table:table-cell table:formula="of:=IF([.D33]&gt;12;[.D33]-20;[.D33])" office:value-type="float" office:value="8" calcext:value-type="float">
            <text:p>8</text:p>
          </table:table-cell>
          <table:table-cell table:formula="of:=VLOOKUP([.E33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VALUE(MID([.A34];3;2))" office:value-type="float" office:value="28" calcext:value-type="float">
            <text:p>28</text:p>
          </table:table-cell>
          <table:table-cell table:formula="of:=IF([.D34]&gt;12;[.D34]-20;[.D34])" office:value-type="float" office:value="8" calcext:value-type="float">
            <text:p>8</text:p>
          </table:table-cell>
          <table:table-cell table:formula="of:=VLOOKUP([.E34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VALUE(MID([.A35];3;2))" office:value-type="float" office:value="28" calcext:value-type="float">
            <text:p>28</text:p>
          </table:table-cell>
          <table:table-cell table:formula="of:=IF([.D35]&gt;12;[.D35]-20;[.D35])" office:value-type="float" office:value="8" calcext:value-type="float">
            <text:p>8</text:p>
          </table:table-cell>
          <table:table-cell table:formula="of:=VLOOKUP([.E35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VALUE(MID([.A36];3;2))" office:value-type="float" office:value="28" calcext:value-type="float">
            <text:p>28</text:p>
          </table:table-cell>
          <table:table-cell table:formula="of:=IF([.D36]&gt;12;[.D36]-20;[.D36])" office:value-type="float" office:value="8" calcext:value-type="float">
            <text:p>8</text:p>
          </table:table-cell>
          <table:table-cell table:formula="of:=VLOOKUP([.E36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VALUE(MID([.A37];3;2))" office:value-type="float" office:value="29" calcext:value-type="float">
            <text:p>29</text:p>
          </table:table-cell>
          <table:table-cell table:formula="of:=IF([.D37]&gt;12;[.D37]-20;[.D37])" office:value-type="float" office:value="9" calcext:value-type="float">
            <text:p>9</text:p>
          </table:table-cell>
          <table:table-cell table:formula="of:=VLOOKUP([.E37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VALUE(MID([.A38];3;2))" office:value-type="float" office:value="29" calcext:value-type="float">
            <text:p>29</text:p>
          </table:table-cell>
          <table:table-cell table:formula="of:=IF([.D38]&gt;12;[.D38]-20;[.D38])" office:value-type="float" office:value="9" calcext:value-type="float">
            <text:p>9</text:p>
          </table:table-cell>
          <table:table-cell table:formula="of:=VLOOKUP([.E38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VALUE(MID([.A39];3;2))" office:value-type="float" office:value="29" calcext:value-type="float">
            <text:p>29</text:p>
          </table:table-cell>
          <table:table-cell table:formula="of:=IF([.D39]&gt;12;[.D39]-20;[.D39])" office:value-type="float" office:value="9" calcext:value-type="float">
            <text:p>9</text:p>
          </table:table-cell>
          <table:table-cell table:formula="of:=VLOOKUP([.E39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VALUE(MID([.A40];3;2))" office:value-type="float" office:value="29" calcext:value-type="float">
            <text:p>29</text:p>
          </table:table-cell>
          <table:table-cell table:formula="of:=IF([.D40]&gt;12;[.D40]-20;[.D40])" office:value-type="float" office:value="9" calcext:value-type="float">
            <text:p>9</text:p>
          </table:table-cell>
          <table:table-cell table:formula="of:=VLOOKUP([.E40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VALUE(MID([.A41];3;2))" office:value-type="float" office:value="29" calcext:value-type="float">
            <text:p>29</text:p>
          </table:table-cell>
          <table:table-cell table:formula="of:=IF([.D41]&gt;12;[.D41]-20;[.D41])" office:value-type="float" office:value="9" calcext:value-type="float">
            <text:p>9</text:p>
          </table:table-cell>
          <table:table-cell table:formula="of:=VLOOKUP([.E41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VALUE(MID([.A42];3;2))" office:value-type="float" office:value="29" calcext:value-type="float">
            <text:p>29</text:p>
          </table:table-cell>
          <table:table-cell table:formula="of:=IF([.D42]&gt;12;[.D42]-20;[.D42])" office:value-type="float" office:value="9" calcext:value-type="float">
            <text:p>9</text:p>
          </table:table-cell>
          <table:table-cell table:formula="of:=VLOOKUP([.E42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VALUE(MID([.A43];3;2))" office:value-type="float" office:value="29" calcext:value-type="float">
            <text:p>29</text:p>
          </table:table-cell>
          <table:table-cell table:formula="of:=IF([.D43]&gt;12;[.D43]-20;[.D43])" office:value-type="float" office:value="9" calcext:value-type="float">
            <text:p>9</text:p>
          </table:table-cell>
          <table:table-cell table:formula="of:=VLOOKUP([.E43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VALUE(MID([.A44];3;2))" office:value-type="float" office:value="29" calcext:value-type="float">
            <text:p>29</text:p>
          </table:table-cell>
          <table:table-cell table:formula="of:=IF([.D44]&gt;12;[.D44]-20;[.D44])" office:value-type="float" office:value="9" calcext:value-type="float">
            <text:p>9</text:p>
          </table:table-cell>
          <table:table-cell table:formula="of:=VLOOKUP([.E44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VALUE(MID([.A45];3;2))" office:value-type="float" office:value="29" calcext:value-type="float">
            <text:p>29</text:p>
          </table:table-cell>
          <table:table-cell table:formula="of:=IF([.D45]&gt;12;[.D45]-20;[.D45])" office:value-type="float" office:value="9" calcext:value-type="float">
            <text:p>9</text:p>
          </table:table-cell>
          <table:table-cell table:formula="of:=VLOOKUP([.E45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VALUE(MID([.A46];3;2))" office:value-type="float" office:value="29" calcext:value-type="float">
            <text:p>29</text:p>
          </table:table-cell>
          <table:table-cell table:formula="of:=IF([.D46]&gt;12;[.D46]-20;[.D46])" office:value-type="float" office:value="9" calcext:value-type="float">
            <text:p>9</text:p>
          </table:table-cell>
          <table:table-cell table:formula="of:=VLOOKUP([.E46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VALUE(MID([.A47];3;2))" office:value-type="float" office:value="29" calcext:value-type="float">
            <text:p>29</text:p>
          </table:table-cell>
          <table:table-cell table:formula="of:=IF([.D47]&gt;12;[.D47]-20;[.D47])" office:value-type="float" office:value="9" calcext:value-type="float">
            <text:p>9</text:p>
          </table:table-cell>
          <table:table-cell table:formula="of:=VLOOKUP([.E47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VALUE(MID([.A48];3;2))" office:value-type="float" office:value="29" calcext:value-type="float">
            <text:p>29</text:p>
          </table:table-cell>
          <table:table-cell table:formula="of:=IF([.D48]&gt;12;[.D48]-20;[.D48])" office:value-type="float" office:value="9" calcext:value-type="float">
            <text:p>9</text:p>
          </table:table-cell>
          <table:table-cell table:formula="of:=VLOOKUP([.E48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VALUE(MID([.A49];3;2))" office:value-type="float" office:value="30" calcext:value-type="float">
            <text:p>30</text:p>
          </table:table-cell>
          <table:table-cell table:formula="of:=IF([.D49]&gt;12;[.D49]-20;[.D49])" office:value-type="float" office:value="10" calcext:value-type="float">
            <text:p>10</text:p>
          </table:table-cell>
          <table:table-cell table:formula="of:=VLOOKUP([.E49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VALUE(MID([.A50];3;2))" office:value-type="float" office:value="30" calcext:value-type="float">
            <text:p>30</text:p>
          </table:table-cell>
          <table:table-cell table:formula="of:=IF([.D50]&gt;12;[.D50]-20;[.D50])" office:value-type="float" office:value="10" calcext:value-type="float">
            <text:p>10</text:p>
          </table:table-cell>
          <table:table-cell table:formula="of:=VLOOKUP([.E50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VALUE(MID([.A51];3;2))" office:value-type="float" office:value="30" calcext:value-type="float">
            <text:p>30</text:p>
          </table:table-cell>
          <table:table-cell table:formula="of:=IF([.D51]&gt;12;[.D51]-20;[.D51])" office:value-type="float" office:value="10" calcext:value-type="float">
            <text:p>10</text:p>
          </table:table-cell>
          <table:table-cell table:formula="of:=VLOOKUP([.E51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VALUE(MID([.A52];3;2))" office:value-type="float" office:value="30" calcext:value-type="float">
            <text:p>30</text:p>
          </table:table-cell>
          <table:table-cell table:formula="of:=IF([.D52]&gt;12;[.D52]-20;[.D52])" office:value-type="float" office:value="10" calcext:value-type="float">
            <text:p>10</text:p>
          </table:table-cell>
          <table:table-cell table:formula="of:=VLOOKUP([.E52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VALUE(MID([.A53];3;2))" office:value-type="float" office:value="30" calcext:value-type="float">
            <text:p>30</text:p>
          </table:table-cell>
          <table:table-cell table:formula="of:=IF([.D53]&gt;12;[.D53]-20;[.D53])" office:value-type="float" office:value="10" calcext:value-type="float">
            <text:p>10</text:p>
          </table:table-cell>
          <table:table-cell table:formula="of:=VLOOKUP([.E53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VALUE(MID([.A54];3;2))" office:value-type="float" office:value="30" calcext:value-type="float">
            <text:p>30</text:p>
          </table:table-cell>
          <table:table-cell table:formula="of:=IF([.D54]&gt;12;[.D54]-20;[.D54])" office:value-type="float" office:value="10" calcext:value-type="float">
            <text:p>10</text:p>
          </table:table-cell>
          <table:table-cell table:formula="of:=VLOOKUP([.E54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VALUE(MID([.A55];3;2))" office:value-type="float" office:value="30" calcext:value-type="float">
            <text:p>30</text:p>
          </table:table-cell>
          <table:table-cell table:formula="of:=IF([.D55]&gt;12;[.D55]-20;[.D55])" office:value-type="float" office:value="10" calcext:value-type="float">
            <text:p>10</text:p>
          </table:table-cell>
          <table:table-cell table:formula="of:=VLOOKUP([.E55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VALUE(MID([.A56];3;2))" office:value-type="float" office:value="30" calcext:value-type="float">
            <text:p>30</text:p>
          </table:table-cell>
          <table:table-cell table:formula="of:=IF([.D56]&gt;12;[.D56]-20;[.D56])" office:value-type="float" office:value="10" calcext:value-type="float">
            <text:p>10</text:p>
          </table:table-cell>
          <table:table-cell table:formula="of:=VLOOKUP([.E56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VALUE(MID([.A57];3;2))" office:value-type="float" office:value="30" calcext:value-type="float">
            <text:p>30</text:p>
          </table:table-cell>
          <table:table-cell table:formula="of:=IF([.D57]&gt;12;[.D57]-20;[.D57])" office:value-type="float" office:value="10" calcext:value-type="float">
            <text:p>10</text:p>
          </table:table-cell>
          <table:table-cell table:formula="of:=VLOOKUP([.E57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VALUE(MID([.A58];3;2))" office:value-type="float" office:value="31" calcext:value-type="float">
            <text:p>31</text:p>
          </table:table-cell>
          <table:table-cell table:formula="of:=IF([.D58]&gt;12;[.D58]-20;[.D58])" office:value-type="float" office:value="11" calcext:value-type="float">
            <text:p>11</text:p>
          </table:table-cell>
          <table:table-cell table:formula="of:=VLOOKUP([.E58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VALUE(MID([.A59];3;2))" office:value-type="float" office:value="31" calcext:value-type="float">
            <text:p>31</text:p>
          </table:table-cell>
          <table:table-cell table:formula="of:=IF([.D59]&gt;12;[.D59]-20;[.D59])" office:value-type="float" office:value="11" calcext:value-type="float">
            <text:p>11</text:p>
          </table:table-cell>
          <table:table-cell table:formula="of:=VLOOKUP([.E59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VALUE(MID([.A60];3;2))" office:value-type="float" office:value="31" calcext:value-type="float">
            <text:p>31</text:p>
          </table:table-cell>
          <table:table-cell table:formula="of:=IF([.D60]&gt;12;[.D60]-20;[.D60])" office:value-type="float" office:value="11" calcext:value-type="float">
            <text:p>11</text:p>
          </table:table-cell>
          <table:table-cell table:formula="of:=VLOOKUP([.E60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VALUE(MID([.A61];3;2))" office:value-type="float" office:value="31" calcext:value-type="float">
            <text:p>31</text:p>
          </table:table-cell>
          <table:table-cell table:formula="of:=IF([.D61]&gt;12;[.D61]-20;[.D61])" office:value-type="float" office:value="11" calcext:value-type="float">
            <text:p>11</text:p>
          </table:table-cell>
          <table:table-cell table:formula="of:=VLOOKUP([.E61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VALUE(MID([.A62];3;2))" office:value-type="float" office:value="31" calcext:value-type="float">
            <text:p>31</text:p>
          </table:table-cell>
          <table:table-cell table:formula="of:=IF([.D62]&gt;12;[.D62]-20;[.D62])" office:value-type="float" office:value="11" calcext:value-type="float">
            <text:p>11</text:p>
          </table:table-cell>
          <table:table-cell table:formula="of:=VLOOKUP([.E62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VALUE(MID([.A63];3;2))" office:value-type="float" office:value="31" calcext:value-type="float">
            <text:p>31</text:p>
          </table:table-cell>
          <table:table-cell table:formula="of:=IF([.D63]&gt;12;[.D63]-20;[.D63])" office:value-type="float" office:value="11" calcext:value-type="float">
            <text:p>11</text:p>
          </table:table-cell>
          <table:table-cell table:formula="of:=VLOOKUP([.E63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VALUE(MID([.A64];3;2))" office:value-type="float" office:value="31" calcext:value-type="float">
            <text:p>31</text:p>
          </table:table-cell>
          <table:table-cell table:formula="of:=IF([.D64]&gt;12;[.D64]-20;[.D64])" office:value-type="float" office:value="11" calcext:value-type="float">
            <text:p>11</text:p>
          </table:table-cell>
          <table:table-cell table:formula="of:=VLOOKUP([.E64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VALUE(MID([.A65];3;2))" office:value-type="float" office:value="31" calcext:value-type="float">
            <text:p>31</text:p>
          </table:table-cell>
          <table:table-cell table:formula="of:=IF([.D65]&gt;12;[.D65]-20;[.D65])" office:value-type="float" office:value="11" calcext:value-type="float">
            <text:p>11</text:p>
          </table:table-cell>
          <table:table-cell table:formula="of:=VLOOKUP([.E65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VALUE(MID([.A66];3;2))" office:value-type="float" office:value="31" calcext:value-type="float">
            <text:p>31</text:p>
          </table:table-cell>
          <table:table-cell table:formula="of:=IF([.D66]&gt;12;[.D66]-20;[.D66])" office:value-type="float" office:value="11" calcext:value-type="float">
            <text:p>11</text:p>
          </table:table-cell>
          <table:table-cell table:formula="of:=VLOOKUP([.E66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VALUE(MID([.A67];3;2))" office:value-type="float" office:value="31" calcext:value-type="float">
            <text:p>31</text:p>
          </table:table-cell>
          <table:table-cell table:formula="of:=IF([.D67]&gt;12;[.D67]-20;[.D67])" office:value-type="float" office:value="11" calcext:value-type="float">
            <text:p>11</text:p>
          </table:table-cell>
          <table:table-cell table:formula="of:=VLOOKUP([.E67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VALUE(MID([.A68];3;2))" office:value-type="float" office:value="31" calcext:value-type="float">
            <text:p>31</text:p>
          </table:table-cell>
          <table:table-cell table:formula="of:=IF([.D68]&gt;12;[.D68]-20;[.D68])" office:value-type="float" office:value="11" calcext:value-type="float">
            <text:p>11</text:p>
          </table:table-cell>
          <table:table-cell table:formula="of:=VLOOKUP([.E68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VALUE(MID([.A69];3;2))" office:value-type="float" office:value="31" calcext:value-type="float">
            <text:p>31</text:p>
          </table:table-cell>
          <table:table-cell table:formula="of:=IF([.D69]&gt;12;[.D69]-20;[.D69])" office:value-type="float" office:value="11" calcext:value-type="float">
            <text:p>11</text:p>
          </table:table-cell>
          <table:table-cell table:formula="of:=VLOOKUP([.E69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VALUE(MID([.A70];3;2))" office:value-type="float" office:value="31" calcext:value-type="float">
            <text:p>31</text:p>
          </table:table-cell>
          <table:table-cell table:formula="of:=IF([.D70]&gt;12;[.D70]-20;[.D70])" office:value-type="float" office:value="11" calcext:value-type="float">
            <text:p>11</text:p>
          </table:table-cell>
          <table:table-cell table:formula="of:=VLOOKUP([.E70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VALUE(MID([.A71];3;2))" office:value-type="float" office:value="31" calcext:value-type="float">
            <text:p>31</text:p>
          </table:table-cell>
          <table:table-cell table:formula="of:=IF([.D71]&gt;12;[.D71]-20;[.D71])" office:value-type="float" office:value="11" calcext:value-type="float">
            <text:p>11</text:p>
          </table:table-cell>
          <table:table-cell table:formula="of:=VLOOKUP([.E71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VALUE(MID([.A72];3;2))" office:value-type="float" office:value="31" calcext:value-type="float">
            <text:p>31</text:p>
          </table:table-cell>
          <table:table-cell table:formula="of:=IF([.D72]&gt;12;[.D72]-20;[.D72])" office:value-type="float" office:value="11" calcext:value-type="float">
            <text:p>11</text:p>
          </table:table-cell>
          <table:table-cell table:formula="of:=VLOOKUP([.E72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VALUE(MID([.A73];3;2))" office:value-type="float" office:value="31" calcext:value-type="float">
            <text:p>31</text:p>
          </table:table-cell>
          <table:table-cell table:formula="of:=IF([.D73]&gt;12;[.D73]-20;[.D73])" office:value-type="float" office:value="11" calcext:value-type="float">
            <text:p>11</text:p>
          </table:table-cell>
          <table:table-cell table:formula="of:=VLOOKUP([.E73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VALUE(MID([.A74];3;2))" office:value-type="float" office:value="31" calcext:value-type="float">
            <text:p>31</text:p>
          </table:table-cell>
          <table:table-cell table:formula="of:=IF([.D74]&gt;12;[.D74]-20;[.D74])" office:value-type="float" office:value="11" calcext:value-type="float">
            <text:p>11</text:p>
          </table:table-cell>
          <table:table-cell table:formula="of:=VLOOKUP([.E74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VALUE(MID([.A75];3;2))" office:value-type="float" office:value="32" calcext:value-type="float">
            <text:p>32</text:p>
          </table:table-cell>
          <table:table-cell table:formula="of:=IF([.D75]&gt;12;[.D75]-20;[.D75])" office:value-type="float" office:value="12" calcext:value-type="float">
            <text:p>12</text:p>
          </table:table-cell>
          <table:table-cell table:formula="of:=VLOOKUP([.E75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VALUE(MID([.A76];3;2))" office:value-type="float" office:value="32" calcext:value-type="float">
            <text:p>32</text:p>
          </table:table-cell>
          <table:table-cell table:formula="of:=IF([.D76]&gt;12;[.D76]-20;[.D76])" office:value-type="float" office:value="12" calcext:value-type="float">
            <text:p>12</text:p>
          </table:table-cell>
          <table:table-cell table:formula="of:=VLOOKUP([.E76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VALUE(MID([.A77];3;2))" office:value-type="float" office:value="32" calcext:value-type="float">
            <text:p>32</text:p>
          </table:table-cell>
          <table:table-cell table:formula="of:=IF([.D77]&gt;12;[.D77]-20;[.D77])" office:value-type="float" office:value="12" calcext:value-type="float">
            <text:p>12</text:p>
          </table:table-cell>
          <table:table-cell table:formula="of:=VLOOKUP([.E77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VALUE(MID([.A78];3;2))" office:value-type="float" office:value="32" calcext:value-type="float">
            <text:p>32</text:p>
          </table:table-cell>
          <table:table-cell table:formula="of:=IF([.D78]&gt;12;[.D78]-20;[.D78])" office:value-type="float" office:value="12" calcext:value-type="float">
            <text:p>12</text:p>
          </table:table-cell>
          <table:table-cell table:formula="of:=VLOOKUP([.E78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VALUE(MID([.A79];3;2))" office:value-type="float" office:value="32" calcext:value-type="float">
            <text:p>32</text:p>
          </table:table-cell>
          <table:table-cell table:formula="of:=IF([.D79]&gt;12;[.D79]-20;[.D79])" office:value-type="float" office:value="12" calcext:value-type="float">
            <text:p>12</text:p>
          </table:table-cell>
          <table:table-cell table:formula="of:=VLOOKUP([.E79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VALUE(MID([.A80];3;2))" office:value-type="float" office:value="32" calcext:value-type="float">
            <text:p>32</text:p>
          </table:table-cell>
          <table:table-cell table:formula="of:=IF([.D80]&gt;12;[.D80]-20;[.D80])" office:value-type="float" office:value="12" calcext:value-type="float">
            <text:p>12</text:p>
          </table:table-cell>
          <table:table-cell table:formula="of:=VLOOKUP([.E80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VALUE(MID([.A81];3;2))" office:value-type="float" office:value="32" calcext:value-type="float">
            <text:p>32</text:p>
          </table:table-cell>
          <table:table-cell table:formula="of:=IF([.D81]&gt;12;[.D81]-20;[.D81])" office:value-type="float" office:value="12" calcext:value-type="float">
            <text:p>12</text:p>
          </table:table-cell>
          <table:table-cell table:formula="of:=VLOOKUP([.E81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VALUE(MID([.A82];3;2))" office:value-type="float" office:value="32" calcext:value-type="float">
            <text:p>32</text:p>
          </table:table-cell>
          <table:table-cell table:formula="of:=IF([.D82]&gt;12;[.D82]-20;[.D82])" office:value-type="float" office:value="12" calcext:value-type="float">
            <text:p>12</text:p>
          </table:table-cell>
          <table:table-cell table:formula="of:=VLOOKUP([.E82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VALUE(MID([.A83];3;2))" office:value-type="float" office:value="32" calcext:value-type="float">
            <text:p>32</text:p>
          </table:table-cell>
          <table:table-cell table:formula="of:=IF([.D83]&gt;12;[.D83]-20;[.D83])" office:value-type="float" office:value="12" calcext:value-type="float">
            <text:p>12</text:p>
          </table:table-cell>
          <table:table-cell table:formula="of:=VLOOKUP([.E83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VALUE(MID([.A84];3;2))" office:value-type="float" office:value="32" calcext:value-type="float">
            <text:p>32</text:p>
          </table:table-cell>
          <table:table-cell table:formula="of:=IF([.D84]&gt;12;[.D84]-20;[.D84])" office:value-type="float" office:value="12" calcext:value-type="float">
            <text:p>12</text:p>
          </table:table-cell>
          <table:table-cell table:formula="of:=VLOOKUP([.E84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VALUE(MID([.A85];3;2))" office:value-type="float" office:value="32" calcext:value-type="float">
            <text:p>32</text:p>
          </table:table-cell>
          <table:table-cell table:formula="of:=IF([.D85]&gt;12;[.D85]-20;[.D85])" office:value-type="float" office:value="12" calcext:value-type="float">
            <text:p>12</text:p>
          </table:table-cell>
          <table:table-cell table:formula="of:=VLOOKUP([.E85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VALUE(MID([.A86];3;2))" office:value-type="float" office:value="32" calcext:value-type="float">
            <text:p>32</text:p>
          </table:table-cell>
          <table:table-cell table:formula="of:=IF([.D86]&gt;12;[.D86]-20;[.D86])" office:value-type="float" office:value="12" calcext:value-type="float">
            <text:p>12</text:p>
          </table:table-cell>
          <table:table-cell table:formula="of:=VLOOKUP([.E86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VALUE(MID([.A87];3;2))" office:value-type="float" office:value="32" calcext:value-type="float">
            <text:p>32</text:p>
          </table:table-cell>
          <table:table-cell table:formula="of:=IF([.D87]&gt;12;[.D87]-20;[.D87])" office:value-type="float" office:value="12" calcext:value-type="float">
            <text:p>12</text:p>
          </table:table-cell>
          <table:table-cell table:formula="of:=VLOOKUP([.E87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VALUE(MID([.A88];3;2))" office:value-type="float" office:value="32" calcext:value-type="float">
            <text:p>32</text:p>
          </table:table-cell>
          <table:table-cell table:formula="of:=IF([.D88]&gt;12;[.D88]-20;[.D88])" office:value-type="float" office:value="12" calcext:value-type="float">
            <text:p>12</text:p>
          </table:table-cell>
          <table:table-cell table:formula="of:=VLOOKUP([.E88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VALUE(MID([.A89];3;2))" office:value-type="float" office:value="32" calcext:value-type="float">
            <text:p>32</text:p>
          </table:table-cell>
          <table:table-cell table:formula="of:=IF([.D89]&gt;12;[.D89]-20;[.D89])" office:value-type="float" office:value="12" calcext:value-type="float">
            <text:p>12</text:p>
          </table:table-cell>
          <table:table-cell table:formula="of:=VLOOKUP([.E89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VALUE(MID([.A90];3;2))" office:value-type="float" office:value="32" calcext:value-type="float">
            <text:p>32</text:p>
          </table:table-cell>
          <table:table-cell table:formula="of:=IF([.D90]&gt;12;[.D90]-20;[.D90])" office:value-type="float" office:value="12" calcext:value-type="float">
            <text:p>12</text:p>
          </table:table-cell>
          <table:table-cell table:formula="of:=VLOOKUP([.E90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VALUE(MID([.A91];3;2))" office:value-type="float" office:value="32" calcext:value-type="float">
            <text:p>32</text:p>
          </table:table-cell>
          <table:table-cell table:formula="of:=IF([.D91]&gt;12;[.D91]-20;[.D91])" office:value-type="float" office:value="12" calcext:value-type="float">
            <text:p>12</text:p>
          </table:table-cell>
          <table:table-cell table:formula="of:=VLOOKUP([.E91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VALUE(MID([.A92];3;2))" office:value-type="float" office:value="32" calcext:value-type="float">
            <text:p>32</text:p>
          </table:table-cell>
          <table:table-cell table:formula="of:=IF([.D92]&gt;12;[.D92]-20;[.D92])" office:value-type="float" office:value="12" calcext:value-type="float">
            <text:p>12</text:p>
          </table:table-cell>
          <table:table-cell table:formula="of:=VLOOKUP([.E92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VALUE(MID([.A93];3;2))" office:value-type="float" office:value="32" calcext:value-type="float">
            <text:p>32</text:p>
          </table:table-cell>
          <table:table-cell table:formula="of:=IF([.D93]&gt;12;[.D93]-20;[.D93])" office:value-type="float" office:value="12" calcext:value-type="float">
            <text:p>12</text:p>
          </table:table-cell>
          <table:table-cell table:formula="of:=VLOOKUP([.E93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VALUE(MID([.A94];3;2))" office:value-type="float" office:value="32" calcext:value-type="float">
            <text:p>32</text:p>
          </table:table-cell>
          <table:table-cell table:formula="of:=IF([.D94]&gt;12;[.D94]-20;[.D94])" office:value-type="float" office:value="12" calcext:value-type="float">
            <text:p>12</text:p>
          </table:table-cell>
          <table:table-cell table:formula="of:=VLOOKUP([.E94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VALUE(MID([.A95];3;2))" office:value-type="float" office:value="32" calcext:value-type="float">
            <text:p>32</text:p>
          </table:table-cell>
          <table:table-cell table:formula="of:=IF([.D95]&gt;12;[.D95]-20;[.D95])" office:value-type="float" office:value="12" calcext:value-type="float">
            <text:p>12</text:p>
          </table:table-cell>
          <table:table-cell table:formula="of:=VLOOKUP([.E95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VALUE(MID([.A96];3;2))" office:value-type="float" office:value="21" calcext:value-type="float">
            <text:p>21</text:p>
          </table:table-cell>
          <table:table-cell table:formula="of:=IF([.D96]&gt;12;[.D96]-20;[.D96])" office:value-type="float" office:value="1" calcext:value-type="float">
            <text:p>1</text:p>
          </table:table-cell>
          <table:table-cell table:formula="of:=VLOOKUP([.E96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VALUE(MID([.A97];3;2))" office:value-type="float" office:value="21" calcext:value-type="float">
            <text:p>21</text:p>
          </table:table-cell>
          <table:table-cell table:formula="of:=IF([.D97]&gt;12;[.D97]-20;[.D97])" office:value-type="float" office:value="1" calcext:value-type="float">
            <text:p>1</text:p>
          </table:table-cell>
          <table:table-cell table:formula="of:=VLOOKUP([.E97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VALUE(MID([.A98];3;2))" office:value-type="float" office:value="21" calcext:value-type="float">
            <text:p>21</text:p>
          </table:table-cell>
          <table:table-cell table:formula="of:=IF([.D98]&gt;12;[.D98]-20;[.D98])" office:value-type="float" office:value="1" calcext:value-type="float">
            <text:p>1</text:p>
          </table:table-cell>
          <table:table-cell table:formula="of:=VLOOKUP([.E98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VALUE(MID([.A99];3;2))" office:value-type="float" office:value="21" calcext:value-type="float">
            <text:p>21</text:p>
          </table:table-cell>
          <table:table-cell table:formula="of:=IF([.D99]&gt;12;[.D99]-20;[.D99])" office:value-type="float" office:value="1" calcext:value-type="float">
            <text:p>1</text:p>
          </table:table-cell>
          <table:table-cell table:formula="of:=VLOOKUP([.E99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VALUE(MID([.A100];3;2))" office:value-type="float" office:value="21" calcext:value-type="float">
            <text:p>21</text:p>
          </table:table-cell>
          <table:table-cell table:formula="of:=IF([.D100]&gt;12;[.D100]-20;[.D100])" office:value-type="float" office:value="1" calcext:value-type="float">
            <text:p>1</text:p>
          </table:table-cell>
          <table:table-cell table:formula="of:=VLOOKUP([.E100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VALUE(MID([.A101];3;2))" office:value-type="float" office:value="21" calcext:value-type="float">
            <text:p>21</text:p>
          </table:table-cell>
          <table:table-cell table:formula="of:=IF([.D101]&gt;12;[.D101]-20;[.D101])" office:value-type="float" office:value="1" calcext:value-type="float">
            <text:p>1</text:p>
          </table:table-cell>
          <table:table-cell table:formula="of:=VLOOKUP([.E101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VALUE(MID([.A102];3;2))" office:value-type="float" office:value="21" calcext:value-type="float">
            <text:p>21</text:p>
          </table:table-cell>
          <table:table-cell table:formula="of:=IF([.D102]&gt;12;[.D102]-20;[.D102])" office:value-type="float" office:value="1" calcext:value-type="float">
            <text:p>1</text:p>
          </table:table-cell>
          <table:table-cell table:formula="of:=VLOOKUP([.E102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VALUE(MID([.A103];3;2))" office:value-type="float" office:value="21" calcext:value-type="float">
            <text:p>21</text:p>
          </table:table-cell>
          <table:table-cell table:formula="of:=IF([.D103]&gt;12;[.D103]-20;[.D103])" office:value-type="float" office:value="1" calcext:value-type="float">
            <text:p>1</text:p>
          </table:table-cell>
          <table:table-cell table:formula="of:=VLOOKUP([.E103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VALUE(MID([.A104];3;2))" office:value-type="float" office:value="21" calcext:value-type="float">
            <text:p>21</text:p>
          </table:table-cell>
          <table:table-cell table:formula="of:=IF([.D104]&gt;12;[.D104]-20;[.D104])" office:value-type="float" office:value="1" calcext:value-type="float">
            <text:p>1</text:p>
          </table:table-cell>
          <table:table-cell table:formula="of:=VLOOKUP([.E104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VALUE(MID([.A105];3;2))" office:value-type="float" office:value="21" calcext:value-type="float">
            <text:p>21</text:p>
          </table:table-cell>
          <table:table-cell table:formula="of:=IF([.D105]&gt;12;[.D105]-20;[.D105])" office:value-type="float" office:value="1" calcext:value-type="float">
            <text:p>1</text:p>
          </table:table-cell>
          <table:table-cell table:formula="of:=VLOOKUP([.E105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VALUE(MID([.A106];3;2))" office:value-type="float" office:value="21" calcext:value-type="float">
            <text:p>21</text:p>
          </table:table-cell>
          <table:table-cell table:formula="of:=IF([.D106]&gt;12;[.D106]-20;[.D106])" office:value-type="float" office:value="1" calcext:value-type="float">
            <text:p>1</text:p>
          </table:table-cell>
          <table:table-cell table:formula="of:=VLOOKUP([.E106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VALUE(MID([.A107];3;2))" office:value-type="float" office:value="21" calcext:value-type="float">
            <text:p>21</text:p>
          </table:table-cell>
          <table:table-cell table:formula="of:=IF([.D107]&gt;12;[.D107]-20;[.D107])" office:value-type="float" office:value="1" calcext:value-type="float">
            <text:p>1</text:p>
          </table:table-cell>
          <table:table-cell table:formula="of:=VLOOKUP([.E107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VALUE(MID([.A108];3;2))" office:value-type="float" office:value="21" calcext:value-type="float">
            <text:p>21</text:p>
          </table:table-cell>
          <table:table-cell table:formula="of:=IF([.D108]&gt;12;[.D108]-20;[.D108])" office:value-type="float" office:value="1" calcext:value-type="float">
            <text:p>1</text:p>
          </table:table-cell>
          <table:table-cell table:formula="of:=VLOOKUP([.E108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VALUE(MID([.A109];3;2))" office:value-type="float" office:value="21" calcext:value-type="float">
            <text:p>21</text:p>
          </table:table-cell>
          <table:table-cell table:formula="of:=IF([.D109]&gt;12;[.D109]-20;[.D109])" office:value-type="float" office:value="1" calcext:value-type="float">
            <text:p>1</text:p>
          </table:table-cell>
          <table:table-cell table:formula="of:=VLOOKUP([.E109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VALUE(MID([.A110];3;2))" office:value-type="float" office:value="21" calcext:value-type="float">
            <text:p>21</text:p>
          </table:table-cell>
          <table:table-cell table:formula="of:=IF([.D110]&gt;12;[.D110]-20;[.D110])" office:value-type="float" office:value="1" calcext:value-type="float">
            <text:p>1</text:p>
          </table:table-cell>
          <table:table-cell table:formula="of:=VLOOKUP([.E110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VALUE(MID([.A111];3;2))" office:value-type="float" office:value="21" calcext:value-type="float">
            <text:p>21</text:p>
          </table:table-cell>
          <table:table-cell table:formula="of:=IF([.D111]&gt;12;[.D111]-20;[.D111])" office:value-type="float" office:value="1" calcext:value-type="float">
            <text:p>1</text:p>
          </table:table-cell>
          <table:table-cell table:formula="of:=VLOOKUP([.E111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VALUE(MID([.A112];3;2))" office:value-type="float" office:value="21" calcext:value-type="float">
            <text:p>21</text:p>
          </table:table-cell>
          <table:table-cell table:formula="of:=IF([.D112]&gt;12;[.D112]-20;[.D112])" office:value-type="float" office:value="1" calcext:value-type="float">
            <text:p>1</text:p>
          </table:table-cell>
          <table:table-cell table:formula="of:=VLOOKUP([.E112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VALUE(MID([.A113];3;2))" office:value-type="float" office:value="21" calcext:value-type="float">
            <text:p>21</text:p>
          </table:table-cell>
          <table:table-cell table:formula="of:=IF([.D113]&gt;12;[.D113]-20;[.D113])" office:value-type="float" office:value="1" calcext:value-type="float">
            <text:p>1</text:p>
          </table:table-cell>
          <table:table-cell table:formula="of:=VLOOKUP([.E113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VALUE(MID([.A114];3;2))" office:value-type="float" office:value="21" calcext:value-type="float">
            <text:p>21</text:p>
          </table:table-cell>
          <table:table-cell table:formula="of:=IF([.D114]&gt;12;[.D114]-20;[.D114])" office:value-type="float" office:value="1" calcext:value-type="float">
            <text:p>1</text:p>
          </table:table-cell>
          <table:table-cell table:formula="of:=VLOOKUP([.E114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VALUE(MID([.A115];3;2))" office:value-type="float" office:value="21" calcext:value-type="float">
            <text:p>21</text:p>
          </table:table-cell>
          <table:table-cell table:formula="of:=IF([.D115]&gt;12;[.D115]-20;[.D115])" office:value-type="float" office:value="1" calcext:value-type="float">
            <text:p>1</text:p>
          </table:table-cell>
          <table:table-cell table:formula="of:=VLOOKUP([.E115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VALUE(MID([.A116];3;2))" office:value-type="float" office:value="21" calcext:value-type="float">
            <text:p>21</text:p>
          </table:table-cell>
          <table:table-cell table:formula="of:=IF([.D116]&gt;12;[.D116]-20;[.D116])" office:value-type="float" office:value="1" calcext:value-type="float">
            <text:p>1</text:p>
          </table:table-cell>
          <table:table-cell table:formula="of:=VLOOKUP([.E116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VALUE(MID([.A117];3;2))" office:value-type="float" office:value="21" calcext:value-type="float">
            <text:p>21</text:p>
          </table:table-cell>
          <table:table-cell table:formula="of:=IF([.D117]&gt;12;[.D117]-20;[.D117])" office:value-type="float" office:value="1" calcext:value-type="float">
            <text:p>1</text:p>
          </table:table-cell>
          <table:table-cell table:formula="of:=VLOOKUP([.E117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VALUE(MID([.A118];3;2))" office:value-type="float" office:value="21" calcext:value-type="float">
            <text:p>21</text:p>
          </table:table-cell>
          <table:table-cell table:formula="of:=IF([.D118]&gt;12;[.D118]-20;[.D118])" office:value-type="float" office:value="1" calcext:value-type="float">
            <text:p>1</text:p>
          </table:table-cell>
          <table:table-cell table:formula="of:=VLOOKUP([.E118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VALUE(MID([.A119];3;2))" office:value-type="float" office:value="21" calcext:value-type="float">
            <text:p>21</text:p>
          </table:table-cell>
          <table:table-cell table:formula="of:=IF([.D119]&gt;12;[.D119]-20;[.D119])" office:value-type="float" office:value="1" calcext:value-type="float">
            <text:p>1</text:p>
          </table:table-cell>
          <table:table-cell table:formula="of:=VLOOKUP([.E119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VALUE(MID([.A120];3;2))" office:value-type="float" office:value="21" calcext:value-type="float">
            <text:p>21</text:p>
          </table:table-cell>
          <table:table-cell table:formula="of:=IF([.D120]&gt;12;[.D120]-20;[.D120])" office:value-type="float" office:value="1" calcext:value-type="float">
            <text:p>1</text:p>
          </table:table-cell>
          <table:table-cell table:formula="of:=VLOOKUP([.E120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VALUE(MID([.A121];3;2))" office:value-type="float" office:value="21" calcext:value-type="float">
            <text:p>21</text:p>
          </table:table-cell>
          <table:table-cell table:formula="of:=IF([.D121]&gt;12;[.D121]-20;[.D121])" office:value-type="float" office:value="1" calcext:value-type="float">
            <text:p>1</text:p>
          </table:table-cell>
          <table:table-cell table:formula="of:=VLOOKUP([.E121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VALUE(MID([.A122];3;2))" office:value-type="float" office:value="21" calcext:value-type="float">
            <text:p>21</text:p>
          </table:table-cell>
          <table:table-cell table:formula="of:=IF([.D122]&gt;12;[.D122]-20;[.D122])" office:value-type="float" office:value="1" calcext:value-type="float">
            <text:p>1</text:p>
          </table:table-cell>
          <table:table-cell table:formula="of:=VLOOKUP([.E122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VALUE(MID([.A123];3;2))" office:value-type="float" office:value="21" calcext:value-type="float">
            <text:p>21</text:p>
          </table:table-cell>
          <table:table-cell table:formula="of:=IF([.D123]&gt;12;[.D123]-20;[.D123])" office:value-type="float" office:value="1" calcext:value-type="float">
            <text:p>1</text:p>
          </table:table-cell>
          <table:table-cell table:formula="of:=VLOOKUP([.E123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VALUE(MID([.A124];3;2))" office:value-type="float" office:value="21" calcext:value-type="float">
            <text:p>21</text:p>
          </table:table-cell>
          <table:table-cell table:formula="of:=IF([.D124]&gt;12;[.D124]-20;[.D124])" office:value-type="float" office:value="1" calcext:value-type="float">
            <text:p>1</text:p>
          </table:table-cell>
          <table:table-cell table:formula="of:=VLOOKUP([.E124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VALUE(MID([.A125];3;2))" office:value-type="float" office:value="21" calcext:value-type="float">
            <text:p>21</text:p>
          </table:table-cell>
          <table:table-cell table:formula="of:=IF([.D125]&gt;12;[.D125]-20;[.D125])" office:value-type="float" office:value="1" calcext:value-type="float">
            <text:p>1</text:p>
          </table:table-cell>
          <table:table-cell table:formula="of:=VLOOKUP([.E125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VALUE(MID([.A126];3;2))" office:value-type="float" office:value="21" calcext:value-type="float">
            <text:p>21</text:p>
          </table:table-cell>
          <table:table-cell table:formula="of:=IF([.D126]&gt;12;[.D126]-20;[.D126])" office:value-type="float" office:value="1" calcext:value-type="float">
            <text:p>1</text:p>
          </table:table-cell>
          <table:table-cell table:formula="of:=VLOOKUP([.E126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VALUE(MID([.A127];3;2))" office:value-type="float" office:value="21" calcext:value-type="float">
            <text:p>21</text:p>
          </table:table-cell>
          <table:table-cell table:formula="of:=IF([.D127]&gt;12;[.D127]-20;[.D127])" office:value-type="float" office:value="1" calcext:value-type="float">
            <text:p>1</text:p>
          </table:table-cell>
          <table:table-cell table:formula="of:=VLOOKUP([.E127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VALUE(MID([.A128];3;2))" office:value-type="float" office:value="21" calcext:value-type="float">
            <text:p>21</text:p>
          </table:table-cell>
          <table:table-cell table:formula="of:=IF([.D128]&gt;12;[.D128]-20;[.D128])" office:value-type="float" office:value="1" calcext:value-type="float">
            <text:p>1</text:p>
          </table:table-cell>
          <table:table-cell table:formula="of:=VLOOKUP([.E128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VALUE(MID([.A129];3;2))" office:value-type="float" office:value="21" calcext:value-type="float">
            <text:p>21</text:p>
          </table:table-cell>
          <table:table-cell table:formula="of:=IF([.D129]&gt;12;[.D129]-20;[.D129])" office:value-type="float" office:value="1" calcext:value-type="float">
            <text:p>1</text:p>
          </table:table-cell>
          <table:table-cell table:formula="of:=VLOOKUP([.E129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VALUE(MID([.A130];3;2))" office:value-type="float" office:value="21" calcext:value-type="float">
            <text:p>21</text:p>
          </table:table-cell>
          <table:table-cell table:formula="of:=IF([.D130]&gt;12;[.D130]-20;[.D130])" office:value-type="float" office:value="1" calcext:value-type="float">
            <text:p>1</text:p>
          </table:table-cell>
          <table:table-cell table:formula="of:=VLOOKUP([.E130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VALUE(MID([.A131];3;2))" office:value-type="float" office:value="21" calcext:value-type="float">
            <text:p>21</text:p>
          </table:table-cell>
          <table:table-cell table:formula="of:=IF([.D131]&gt;12;[.D131]-20;[.D131])" office:value-type="float" office:value="1" calcext:value-type="float">
            <text:p>1</text:p>
          </table:table-cell>
          <table:table-cell table:formula="of:=VLOOKUP([.E131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VALUE(MID([.A132];3;2))" office:value-type="float" office:value="21" calcext:value-type="float">
            <text:p>21</text:p>
          </table:table-cell>
          <table:table-cell table:formula="of:=IF([.D132]&gt;12;[.D132]-20;[.D132])" office:value-type="float" office:value="1" calcext:value-type="float">
            <text:p>1</text:p>
          </table:table-cell>
          <table:table-cell table:formula="of:=VLOOKUP([.E132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VALUE(MID([.A133];3;2))" office:value-type="float" office:value="21" calcext:value-type="float">
            <text:p>21</text:p>
          </table:table-cell>
          <table:table-cell table:formula="of:=IF([.D133]&gt;12;[.D133]-20;[.D133])" office:value-type="float" office:value="1" calcext:value-type="float">
            <text:p>1</text:p>
          </table:table-cell>
          <table:table-cell table:formula="of:=VLOOKUP([.E133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VALUE(MID([.A134];3;2))" office:value-type="float" office:value="21" calcext:value-type="float">
            <text:p>21</text:p>
          </table:table-cell>
          <table:table-cell table:formula="of:=IF([.D134]&gt;12;[.D134]-20;[.D134])" office:value-type="float" office:value="1" calcext:value-type="float">
            <text:p>1</text:p>
          </table:table-cell>
          <table:table-cell table:formula="of:=VLOOKUP([.E134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VALUE(MID([.A135];3;2))" office:value-type="float" office:value="21" calcext:value-type="float">
            <text:p>21</text:p>
          </table:table-cell>
          <table:table-cell table:formula="of:=IF([.D135]&gt;12;[.D135]-20;[.D135])" office:value-type="float" office:value="1" calcext:value-type="float">
            <text:p>1</text:p>
          </table:table-cell>
          <table:table-cell table:formula="of:=VLOOKUP([.E135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VALUE(MID([.A136];3;2))" office:value-type="float" office:value="21" calcext:value-type="float">
            <text:p>21</text:p>
          </table:table-cell>
          <table:table-cell table:formula="of:=IF([.D136]&gt;12;[.D136]-20;[.D136])" office:value-type="float" office:value="1" calcext:value-type="float">
            <text:p>1</text:p>
          </table:table-cell>
          <table:table-cell table:formula="of:=VLOOKUP([.E136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VALUE(MID([.A137];3;2))" office:value-type="float" office:value="21" calcext:value-type="float">
            <text:p>21</text:p>
          </table:table-cell>
          <table:table-cell table:formula="of:=IF([.D137]&gt;12;[.D137]-20;[.D137])" office:value-type="float" office:value="1" calcext:value-type="float">
            <text:p>1</text:p>
          </table:table-cell>
          <table:table-cell table:formula="of:=VLOOKUP([.E137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VALUE(MID([.A138];3;2))" office:value-type="float" office:value="21" calcext:value-type="float">
            <text:p>21</text:p>
          </table:table-cell>
          <table:table-cell table:formula="of:=IF([.D138]&gt;12;[.D138]-20;[.D138])" office:value-type="float" office:value="1" calcext:value-type="float">
            <text:p>1</text:p>
          </table:table-cell>
          <table:table-cell table:formula="of:=VLOOKUP([.E138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VALUE(MID([.A139];3;2))" office:value-type="float" office:value="21" calcext:value-type="float">
            <text:p>21</text:p>
          </table:table-cell>
          <table:table-cell table:formula="of:=IF([.D139]&gt;12;[.D139]-20;[.D139])" office:value-type="float" office:value="1" calcext:value-type="float">
            <text:p>1</text:p>
          </table:table-cell>
          <table:table-cell table:formula="of:=VLOOKUP([.E139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VALUE(MID([.A140];3;2))" office:value-type="float" office:value="21" calcext:value-type="float">
            <text:p>21</text:p>
          </table:table-cell>
          <table:table-cell table:formula="of:=IF([.D140]&gt;12;[.D140]-20;[.D140])" office:value-type="float" office:value="1" calcext:value-type="float">
            <text:p>1</text:p>
          </table:table-cell>
          <table:table-cell table:formula="of:=VLOOKUP([.E140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VALUE(MID([.A141];3;2))" office:value-type="float" office:value="21" calcext:value-type="float">
            <text:p>21</text:p>
          </table:table-cell>
          <table:table-cell table:formula="of:=IF([.D141]&gt;12;[.D141]-20;[.D141])" office:value-type="float" office:value="1" calcext:value-type="float">
            <text:p>1</text:p>
          </table:table-cell>
          <table:table-cell table:formula="of:=VLOOKUP([.E141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VALUE(MID([.A142];3;2))" office:value-type="float" office:value="21" calcext:value-type="float">
            <text:p>21</text:p>
          </table:table-cell>
          <table:table-cell table:formula="of:=IF([.D142]&gt;12;[.D142]-20;[.D142])" office:value-type="float" office:value="1" calcext:value-type="float">
            <text:p>1</text:p>
          </table:table-cell>
          <table:table-cell table:formula="of:=VLOOKUP([.E142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VALUE(MID([.A143];3;2))" office:value-type="float" office:value="21" calcext:value-type="float">
            <text:p>21</text:p>
          </table:table-cell>
          <table:table-cell table:formula="of:=IF([.D143]&gt;12;[.D143]-20;[.D143])" office:value-type="float" office:value="1" calcext:value-type="float">
            <text:p>1</text:p>
          </table:table-cell>
          <table:table-cell table:formula="of:=VLOOKUP([.E143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VALUE(MID([.A144];3;2))" office:value-type="float" office:value="21" calcext:value-type="float">
            <text:p>21</text:p>
          </table:table-cell>
          <table:table-cell table:formula="of:=IF([.D144]&gt;12;[.D144]-20;[.D144])" office:value-type="float" office:value="1" calcext:value-type="float">
            <text:p>1</text:p>
          </table:table-cell>
          <table:table-cell table:formula="of:=VLOOKUP([.E144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VALUE(MID([.A145];3;2))" office:value-type="float" office:value="21" calcext:value-type="float">
            <text:p>21</text:p>
          </table:table-cell>
          <table:table-cell table:formula="of:=IF([.D145]&gt;12;[.D145]-20;[.D145])" office:value-type="float" office:value="1" calcext:value-type="float">
            <text:p>1</text:p>
          </table:table-cell>
          <table:table-cell table:formula="of:=VLOOKUP([.E145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VALUE(MID([.A146];3;2))" office:value-type="float" office:value="21" calcext:value-type="float">
            <text:p>21</text:p>
          </table:table-cell>
          <table:table-cell table:formula="of:=IF([.D146]&gt;12;[.D146]-20;[.D146])" office:value-type="float" office:value="1" calcext:value-type="float">
            <text:p>1</text:p>
          </table:table-cell>
          <table:table-cell table:formula="of:=VLOOKUP([.E146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VALUE(MID([.A147];3;2))" office:value-type="float" office:value="21" calcext:value-type="float">
            <text:p>21</text:p>
          </table:table-cell>
          <table:table-cell table:formula="of:=IF([.D147]&gt;12;[.D147]-20;[.D147])" office:value-type="float" office:value="1" calcext:value-type="float">
            <text:p>1</text:p>
          </table:table-cell>
          <table:table-cell table:formula="of:=VLOOKUP([.E147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VALUE(MID([.A148];3;2))" office:value-type="float" office:value="21" calcext:value-type="float">
            <text:p>21</text:p>
          </table:table-cell>
          <table:table-cell table:formula="of:=IF([.D148]&gt;12;[.D148]-20;[.D148])" office:value-type="float" office:value="1" calcext:value-type="float">
            <text:p>1</text:p>
          </table:table-cell>
          <table:table-cell table:formula="of:=VLOOKUP([.E148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VALUE(MID([.A149];3;2))" office:value-type="float" office:value="21" calcext:value-type="float">
            <text:p>21</text:p>
          </table:table-cell>
          <table:table-cell table:formula="of:=IF([.D149]&gt;12;[.D149]-20;[.D149])" office:value-type="float" office:value="1" calcext:value-type="float">
            <text:p>1</text:p>
          </table:table-cell>
          <table:table-cell table:formula="of:=VLOOKUP([.E149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VALUE(MID([.A150];3;2))" office:value-type="float" office:value="21" calcext:value-type="float">
            <text:p>21</text:p>
          </table:table-cell>
          <table:table-cell table:formula="of:=IF([.D150]&gt;12;[.D150]-20;[.D150])" office:value-type="float" office:value="1" calcext:value-type="float">
            <text:p>1</text:p>
          </table:table-cell>
          <table:table-cell table:formula="of:=VLOOKUP([.E150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VALUE(MID([.A151];3;2))" office:value-type="float" office:value="21" calcext:value-type="float">
            <text:p>21</text:p>
          </table:table-cell>
          <table:table-cell table:formula="of:=IF([.D151]&gt;12;[.D151]-20;[.D151])" office:value-type="float" office:value="1" calcext:value-type="float">
            <text:p>1</text:p>
          </table:table-cell>
          <table:table-cell table:formula="of:=VLOOKUP([.E151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VALUE(MID([.A152];3;2))" office:value-type="float" office:value="21" calcext:value-type="float">
            <text:p>21</text:p>
          </table:table-cell>
          <table:table-cell table:formula="of:=IF([.D152]&gt;12;[.D152]-20;[.D152])" office:value-type="float" office:value="1" calcext:value-type="float">
            <text:p>1</text:p>
          </table:table-cell>
          <table:table-cell table:formula="of:=VLOOKUP([.E152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VALUE(MID([.A153];3;2))" office:value-type="float" office:value="21" calcext:value-type="float">
            <text:p>21</text:p>
          </table:table-cell>
          <table:table-cell table:formula="of:=IF([.D153]&gt;12;[.D153]-20;[.D153])" office:value-type="float" office:value="1" calcext:value-type="float">
            <text:p>1</text:p>
          </table:table-cell>
          <table:table-cell table:formula="of:=VLOOKUP([.E153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VALUE(MID([.A154];3;2))" office:value-type="float" office:value="21" calcext:value-type="float">
            <text:p>21</text:p>
          </table:table-cell>
          <table:table-cell table:formula="of:=IF([.D154]&gt;12;[.D154]-20;[.D154])" office:value-type="float" office:value="1" calcext:value-type="float">
            <text:p>1</text:p>
          </table:table-cell>
          <table:table-cell table:formula="of:=VLOOKUP([.E154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VALUE(MID([.A155];3;2))" office:value-type="float" office:value="22" calcext:value-type="float">
            <text:p>22</text:p>
          </table:table-cell>
          <table:table-cell table:formula="of:=IF([.D155]&gt;12;[.D155]-20;[.D155])" office:value-type="float" office:value="2" calcext:value-type="float">
            <text:p>2</text:p>
          </table:table-cell>
          <table:table-cell table:formula="of:=VLOOKUP([.E155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VALUE(MID([.A156];3;2))" office:value-type="float" office:value="22" calcext:value-type="float">
            <text:p>22</text:p>
          </table:table-cell>
          <table:table-cell table:formula="of:=IF([.D156]&gt;12;[.D156]-20;[.D156])" office:value-type="float" office:value="2" calcext:value-type="float">
            <text:p>2</text:p>
          </table:table-cell>
          <table:table-cell table:formula="of:=VLOOKUP([.E156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VALUE(MID([.A157];3;2))" office:value-type="float" office:value="22" calcext:value-type="float">
            <text:p>22</text:p>
          </table:table-cell>
          <table:table-cell table:formula="of:=IF([.D157]&gt;12;[.D157]-20;[.D157])" office:value-type="float" office:value="2" calcext:value-type="float">
            <text:p>2</text:p>
          </table:table-cell>
          <table:table-cell table:formula="of:=VLOOKUP([.E157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VALUE(MID([.A158];3;2))" office:value-type="float" office:value="22" calcext:value-type="float">
            <text:p>22</text:p>
          </table:table-cell>
          <table:table-cell table:formula="of:=IF([.D158]&gt;12;[.D158]-20;[.D158])" office:value-type="float" office:value="2" calcext:value-type="float">
            <text:p>2</text:p>
          </table:table-cell>
          <table:table-cell table:formula="of:=VLOOKUP([.E158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VALUE(MID([.A159];3;2))" office:value-type="float" office:value="22" calcext:value-type="float">
            <text:p>22</text:p>
          </table:table-cell>
          <table:table-cell table:formula="of:=IF([.D159]&gt;12;[.D159]-20;[.D159])" office:value-type="float" office:value="2" calcext:value-type="float">
            <text:p>2</text:p>
          </table:table-cell>
          <table:table-cell table:formula="of:=VLOOKUP([.E159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VALUE(MID([.A160];3;2))" office:value-type="float" office:value="22" calcext:value-type="float">
            <text:p>22</text:p>
          </table:table-cell>
          <table:table-cell table:formula="of:=IF([.D160]&gt;12;[.D160]-20;[.D160])" office:value-type="float" office:value="2" calcext:value-type="float">
            <text:p>2</text:p>
          </table:table-cell>
          <table:table-cell table:formula="of:=VLOOKUP([.E160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VALUE(MID([.A161];3;2))" office:value-type="float" office:value="22" calcext:value-type="float">
            <text:p>22</text:p>
          </table:table-cell>
          <table:table-cell table:formula="of:=IF([.D161]&gt;12;[.D161]-20;[.D161])" office:value-type="float" office:value="2" calcext:value-type="float">
            <text:p>2</text:p>
          </table:table-cell>
          <table:table-cell table:formula="of:=VLOOKUP([.E161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VALUE(MID([.A162];3;2))" office:value-type="float" office:value="22" calcext:value-type="float">
            <text:p>22</text:p>
          </table:table-cell>
          <table:table-cell table:formula="of:=IF([.D162]&gt;12;[.D162]-20;[.D162])" office:value-type="float" office:value="2" calcext:value-type="float">
            <text:p>2</text:p>
          </table:table-cell>
          <table:table-cell table:formula="of:=VLOOKUP([.E162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VALUE(MID([.A163];3;2))" office:value-type="float" office:value="22" calcext:value-type="float">
            <text:p>22</text:p>
          </table:table-cell>
          <table:table-cell table:formula="of:=IF([.D163]&gt;12;[.D163]-20;[.D163])" office:value-type="float" office:value="2" calcext:value-type="float">
            <text:p>2</text:p>
          </table:table-cell>
          <table:table-cell table:formula="of:=VLOOKUP([.E163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VALUE(MID([.A164];3;2))" office:value-type="float" office:value="22" calcext:value-type="float">
            <text:p>22</text:p>
          </table:table-cell>
          <table:table-cell table:formula="of:=IF([.D164]&gt;12;[.D164]-20;[.D164])" office:value-type="float" office:value="2" calcext:value-type="float">
            <text:p>2</text:p>
          </table:table-cell>
          <table:table-cell table:formula="of:=VLOOKUP([.E164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VALUE(MID([.A165];3;2))" office:value-type="float" office:value="22" calcext:value-type="float">
            <text:p>22</text:p>
          </table:table-cell>
          <table:table-cell table:formula="of:=IF([.D165]&gt;12;[.D165]-20;[.D165])" office:value-type="float" office:value="2" calcext:value-type="float">
            <text:p>2</text:p>
          </table:table-cell>
          <table:table-cell table:formula="of:=VLOOKUP([.E165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VALUE(MID([.A166];3;2))" office:value-type="float" office:value="22" calcext:value-type="float">
            <text:p>22</text:p>
          </table:table-cell>
          <table:table-cell table:formula="of:=IF([.D166]&gt;12;[.D166]-20;[.D166])" office:value-type="float" office:value="2" calcext:value-type="float">
            <text:p>2</text:p>
          </table:table-cell>
          <table:table-cell table:formula="of:=VLOOKUP([.E166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VALUE(MID([.A167];3;2))" office:value-type="float" office:value="22" calcext:value-type="float">
            <text:p>22</text:p>
          </table:table-cell>
          <table:table-cell table:formula="of:=IF([.D167]&gt;12;[.D167]-20;[.D167])" office:value-type="float" office:value="2" calcext:value-type="float">
            <text:p>2</text:p>
          </table:table-cell>
          <table:table-cell table:formula="of:=VLOOKUP([.E167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VALUE(MID([.A168];3;2))" office:value-type="float" office:value="22" calcext:value-type="float">
            <text:p>22</text:p>
          </table:table-cell>
          <table:table-cell table:formula="of:=IF([.D168]&gt;12;[.D168]-20;[.D168])" office:value-type="float" office:value="2" calcext:value-type="float">
            <text:p>2</text:p>
          </table:table-cell>
          <table:table-cell table:formula="of:=VLOOKUP([.E168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VALUE(MID([.A169];3;2))" office:value-type="float" office:value="22" calcext:value-type="float">
            <text:p>22</text:p>
          </table:table-cell>
          <table:table-cell table:formula="of:=IF([.D169]&gt;12;[.D169]-20;[.D169])" office:value-type="float" office:value="2" calcext:value-type="float">
            <text:p>2</text:p>
          </table:table-cell>
          <table:table-cell table:formula="of:=VLOOKUP([.E169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VALUE(MID([.A170];3;2))" office:value-type="float" office:value="22" calcext:value-type="float">
            <text:p>22</text:p>
          </table:table-cell>
          <table:table-cell table:formula="of:=IF([.D170]&gt;12;[.D170]-20;[.D170])" office:value-type="float" office:value="2" calcext:value-type="float">
            <text:p>2</text:p>
          </table:table-cell>
          <table:table-cell table:formula="of:=VLOOKUP([.E170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VALUE(MID([.A171];3;2))" office:value-type="float" office:value="22" calcext:value-type="float">
            <text:p>22</text:p>
          </table:table-cell>
          <table:table-cell table:formula="of:=IF([.D171]&gt;12;[.D171]-20;[.D171])" office:value-type="float" office:value="2" calcext:value-type="float">
            <text:p>2</text:p>
          </table:table-cell>
          <table:table-cell table:formula="of:=VLOOKUP([.E171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VALUE(MID([.A172];3;2))" office:value-type="float" office:value="22" calcext:value-type="float">
            <text:p>22</text:p>
          </table:table-cell>
          <table:table-cell table:formula="of:=IF([.D172]&gt;12;[.D172]-20;[.D172])" office:value-type="float" office:value="2" calcext:value-type="float">
            <text:p>2</text:p>
          </table:table-cell>
          <table:table-cell table:formula="of:=VLOOKUP([.E172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VALUE(MID([.A173];3;2))" office:value-type="float" office:value="22" calcext:value-type="float">
            <text:p>22</text:p>
          </table:table-cell>
          <table:table-cell table:formula="of:=IF([.D173]&gt;12;[.D173]-20;[.D173])" office:value-type="float" office:value="2" calcext:value-type="float">
            <text:p>2</text:p>
          </table:table-cell>
          <table:table-cell table:formula="of:=VLOOKUP([.E173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VALUE(MID([.A174];3;2))" office:value-type="float" office:value="22" calcext:value-type="float">
            <text:p>22</text:p>
          </table:table-cell>
          <table:table-cell table:formula="of:=IF([.D174]&gt;12;[.D174]-20;[.D174])" office:value-type="float" office:value="2" calcext:value-type="float">
            <text:p>2</text:p>
          </table:table-cell>
          <table:table-cell table:formula="of:=VLOOKUP([.E174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VALUE(MID([.A175];3;2))" office:value-type="float" office:value="22" calcext:value-type="float">
            <text:p>22</text:p>
          </table:table-cell>
          <table:table-cell table:formula="of:=IF([.D175]&gt;12;[.D175]-20;[.D175])" office:value-type="float" office:value="2" calcext:value-type="float">
            <text:p>2</text:p>
          </table:table-cell>
          <table:table-cell table:formula="of:=VLOOKUP([.E175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VALUE(MID([.A176];3;2))" office:value-type="float" office:value="22" calcext:value-type="float">
            <text:p>22</text:p>
          </table:table-cell>
          <table:table-cell table:formula="of:=IF([.D176]&gt;12;[.D176]-20;[.D176])" office:value-type="float" office:value="2" calcext:value-type="float">
            <text:p>2</text:p>
          </table:table-cell>
          <table:table-cell table:formula="of:=VLOOKUP([.E176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VALUE(MID([.A177];3;2))" office:value-type="float" office:value="22" calcext:value-type="float">
            <text:p>22</text:p>
          </table:table-cell>
          <table:table-cell table:formula="of:=IF([.D177]&gt;12;[.D177]-20;[.D177])" office:value-type="float" office:value="2" calcext:value-type="float">
            <text:p>2</text:p>
          </table:table-cell>
          <table:table-cell table:formula="of:=VLOOKUP([.E177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VALUE(MID([.A178];3;2))" office:value-type="float" office:value="22" calcext:value-type="float">
            <text:p>22</text:p>
          </table:table-cell>
          <table:table-cell table:formula="of:=IF([.D178]&gt;12;[.D178]-20;[.D178])" office:value-type="float" office:value="2" calcext:value-type="float">
            <text:p>2</text:p>
          </table:table-cell>
          <table:table-cell table:formula="of:=VLOOKUP([.E178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VALUE(MID([.A179];3;2))" office:value-type="float" office:value="29" calcext:value-type="float">
            <text:p>29</text:p>
          </table:table-cell>
          <table:table-cell table:formula="of:=IF([.D179]&gt;12;[.D179]-20;[.D179])" office:value-type="float" office:value="9" calcext:value-type="float">
            <text:p>9</text:p>
          </table:table-cell>
          <table:table-cell table:formula="of:=VLOOKUP([.E179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VALUE(MID([.A180];3;2))" office:value-type="float" office:value="29" calcext:value-type="float">
            <text:p>29</text:p>
          </table:table-cell>
          <table:table-cell table:formula="of:=IF([.D180]&gt;12;[.D180]-20;[.D180])" office:value-type="float" office:value="9" calcext:value-type="float">
            <text:p>9</text:p>
          </table:table-cell>
          <table:table-cell table:formula="of:=VLOOKUP([.E180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VALUE(MID([.A181];3;2))" office:value-type="float" office:value="29" calcext:value-type="float">
            <text:p>29</text:p>
          </table:table-cell>
          <table:table-cell table:formula="of:=IF([.D181]&gt;12;[.D181]-20;[.D181])" office:value-type="float" office:value="9" calcext:value-type="float">
            <text:p>9</text:p>
          </table:table-cell>
          <table:table-cell table:formula="of:=VLOOKUP([.E181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VALUE(MID([.A182];3;2))" office:value-type="float" office:value="29" calcext:value-type="float">
            <text:p>29</text:p>
          </table:table-cell>
          <table:table-cell table:formula="of:=IF([.D182]&gt;12;[.D182]-20;[.D182])" office:value-type="float" office:value="9" calcext:value-type="float">
            <text:p>9</text:p>
          </table:table-cell>
          <table:table-cell table:formula="of:=VLOOKUP([.E182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VALUE(MID([.A183];3;2))" office:value-type="float" office:value="29" calcext:value-type="float">
            <text:p>29</text:p>
          </table:table-cell>
          <table:table-cell table:formula="of:=IF([.D183]&gt;12;[.D183]-20;[.D183])" office:value-type="float" office:value="9" calcext:value-type="float">
            <text:p>9</text:p>
          </table:table-cell>
          <table:table-cell table:formula="of:=VLOOKUP([.E183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VALUE(MID([.A184];3;2))" office:value-type="float" office:value="29" calcext:value-type="float">
            <text:p>29</text:p>
          </table:table-cell>
          <table:table-cell table:formula="of:=IF([.D184]&gt;12;[.D184]-20;[.D184])" office:value-type="float" office:value="9" calcext:value-type="float">
            <text:p>9</text:p>
          </table:table-cell>
          <table:table-cell table:formula="of:=VLOOKUP([.E184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VALUE(MID([.A185];3;2))" office:value-type="float" office:value="29" calcext:value-type="float">
            <text:p>29</text:p>
          </table:table-cell>
          <table:table-cell table:formula="of:=IF([.D185]&gt;12;[.D185]-20;[.D185])" office:value-type="float" office:value="9" calcext:value-type="float">
            <text:p>9</text:p>
          </table:table-cell>
          <table:table-cell table:formula="of:=VLOOKUP([.E185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VALUE(MID([.A186];3;2))" office:value-type="float" office:value="29" calcext:value-type="float">
            <text:p>29</text:p>
          </table:table-cell>
          <table:table-cell table:formula="of:=IF([.D186]&gt;12;[.D186]-20;[.D186])" office:value-type="float" office:value="9" calcext:value-type="float">
            <text:p>9</text:p>
          </table:table-cell>
          <table:table-cell table:formula="of:=VLOOKUP([.E186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VALUE(MID([.A187];3;2))" office:value-type="float" office:value="29" calcext:value-type="float">
            <text:p>29</text:p>
          </table:table-cell>
          <table:table-cell table:formula="of:=IF([.D187]&gt;12;[.D187]-20;[.D187])" office:value-type="float" office:value="9" calcext:value-type="float">
            <text:p>9</text:p>
          </table:table-cell>
          <table:table-cell table:formula="of:=VLOOKUP([.E187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VALUE(MID([.A188];3;2))" office:value-type="float" office:value="29" calcext:value-type="float">
            <text:p>29</text:p>
          </table:table-cell>
          <table:table-cell table:formula="of:=IF([.D188]&gt;12;[.D188]-20;[.D188])" office:value-type="float" office:value="9" calcext:value-type="float">
            <text:p>9</text:p>
          </table:table-cell>
          <table:table-cell table:formula="of:=VLOOKUP([.E188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VALUE(MID([.A189];3;2))" office:value-type="float" office:value="29" calcext:value-type="float">
            <text:p>29</text:p>
          </table:table-cell>
          <table:table-cell table:formula="of:=IF([.D189]&gt;12;[.D189]-20;[.D189])" office:value-type="float" office:value="9" calcext:value-type="float">
            <text:p>9</text:p>
          </table:table-cell>
          <table:table-cell table:formula="of:=VLOOKUP([.E189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VALUE(MID([.A190];3;2))" office:value-type="float" office:value="29" calcext:value-type="float">
            <text:p>29</text:p>
          </table:table-cell>
          <table:table-cell table:formula="of:=IF([.D190]&gt;12;[.D190]-20;[.D190])" office:value-type="float" office:value="9" calcext:value-type="float">
            <text:p>9</text:p>
          </table:table-cell>
          <table:table-cell table:formula="of:=VLOOKUP([.E190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VALUE(MID([.A191];3;2))" office:value-type="float" office:value="29" calcext:value-type="float">
            <text:p>29</text:p>
          </table:table-cell>
          <table:table-cell table:formula="of:=IF([.D191]&gt;12;[.D191]-20;[.D191])" office:value-type="float" office:value="9" calcext:value-type="float">
            <text:p>9</text:p>
          </table:table-cell>
          <table:table-cell table:formula="of:=VLOOKUP([.E191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VALUE(MID([.A192];3;2))" office:value-type="float" office:value="29" calcext:value-type="float">
            <text:p>29</text:p>
          </table:table-cell>
          <table:table-cell table:formula="of:=IF([.D192]&gt;12;[.D192]-20;[.D192])" office:value-type="float" office:value="9" calcext:value-type="float">
            <text:p>9</text:p>
          </table:table-cell>
          <table:table-cell table:formula="of:=VLOOKUP([.E192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VALUE(MID([.A193];3;2))" office:value-type="float" office:value="29" calcext:value-type="float">
            <text:p>29</text:p>
          </table:table-cell>
          <table:table-cell table:formula="of:=IF([.D193]&gt;12;[.D193]-20;[.D193])" office:value-type="float" office:value="9" calcext:value-type="float">
            <text:p>9</text:p>
          </table:table-cell>
          <table:table-cell table:formula="of:=VLOOKUP([.E193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VALUE(MID([.A194];3;2))" office:value-type="float" office:value="30" calcext:value-type="float">
            <text:p>30</text:p>
          </table:table-cell>
          <table:table-cell table:formula="of:=IF([.D194]&gt;12;[.D194]-20;[.D194])" office:value-type="float" office:value="10" calcext:value-type="float">
            <text:p>10</text:p>
          </table:table-cell>
          <table:table-cell table:formula="of:=VLOOKUP([.E194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VALUE(MID([.A195];3;2))" office:value-type="float" office:value="30" calcext:value-type="float">
            <text:p>30</text:p>
          </table:table-cell>
          <table:table-cell table:formula="of:=IF([.D195]&gt;12;[.D195]-20;[.D195])" office:value-type="float" office:value="10" calcext:value-type="float">
            <text:p>10</text:p>
          </table:table-cell>
          <table:table-cell table:formula="of:=VLOOKUP([.E195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VALUE(MID([.A196];3;2))" office:value-type="float" office:value="30" calcext:value-type="float">
            <text:p>30</text:p>
          </table:table-cell>
          <table:table-cell table:formula="of:=IF([.D196]&gt;12;[.D196]-20;[.D196])" office:value-type="float" office:value="10" calcext:value-type="float">
            <text:p>10</text:p>
          </table:table-cell>
          <table:table-cell table:formula="of:=VLOOKUP([.E196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VALUE(MID([.A197];3;2))" office:value-type="float" office:value="30" calcext:value-type="float">
            <text:p>30</text:p>
          </table:table-cell>
          <table:table-cell table:formula="of:=IF([.D197]&gt;12;[.D197]-20;[.D197])" office:value-type="float" office:value="10" calcext:value-type="float">
            <text:p>10</text:p>
          </table:table-cell>
          <table:table-cell table:formula="of:=VLOOKUP([.E197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VALUE(MID([.A198];3;2))" office:value-type="float" office:value="30" calcext:value-type="float">
            <text:p>30</text:p>
          </table:table-cell>
          <table:table-cell table:formula="of:=IF([.D198]&gt;12;[.D198]-20;[.D198])" office:value-type="float" office:value="10" calcext:value-type="float">
            <text:p>10</text:p>
          </table:table-cell>
          <table:table-cell table:formula="of:=VLOOKUP([.E198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VALUE(MID([.A199];3;2))" office:value-type="float" office:value="30" calcext:value-type="float">
            <text:p>30</text:p>
          </table:table-cell>
          <table:table-cell table:formula="of:=IF([.D199]&gt;12;[.D199]-20;[.D199])" office:value-type="float" office:value="10" calcext:value-type="float">
            <text:p>10</text:p>
          </table:table-cell>
          <table:table-cell table:formula="of:=VLOOKUP([.E199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VALUE(MID([.A200];3;2))" office:value-type="float" office:value="30" calcext:value-type="float">
            <text:p>30</text:p>
          </table:table-cell>
          <table:table-cell table:formula="of:=IF([.D200]&gt;12;[.D200]-20;[.D200])" office:value-type="float" office:value="10" calcext:value-type="float">
            <text:p>10</text:p>
          </table:table-cell>
          <table:table-cell table:formula="of:=VLOOKUP([.E200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VALUE(MID([.A201];3;2))" office:value-type="float" office:value="30" calcext:value-type="float">
            <text:p>30</text:p>
          </table:table-cell>
          <table:table-cell table:formula="of:=IF([.D201]&gt;12;[.D201]-20;[.D201])" office:value-type="float" office:value="10" calcext:value-type="float">
            <text:p>10</text:p>
          </table:table-cell>
          <table:table-cell table:formula="of:=VLOOKUP([.E201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VALUE(MID([.A202];3;2))" office:value-type="float" office:value="30" calcext:value-type="float">
            <text:p>30</text:p>
          </table:table-cell>
          <table:table-cell table:formula="of:=IF([.D202]&gt;12;[.D202]-20;[.D202])" office:value-type="float" office:value="10" calcext:value-type="float">
            <text:p>10</text:p>
          </table:table-cell>
          <table:table-cell table:formula="of:=VLOOKUP([.E202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VALUE(MID([.A203];3;2))" office:value-type="float" office:value="30" calcext:value-type="float">
            <text:p>30</text:p>
          </table:table-cell>
          <table:table-cell table:formula="of:=IF([.D203]&gt;12;[.D203]-20;[.D203])" office:value-type="float" office:value="10" calcext:value-type="float">
            <text:p>10</text:p>
          </table:table-cell>
          <table:table-cell table:formula="of:=VLOOKUP([.E203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VALUE(MID([.A204];3;2))" office:value-type="float" office:value="30" calcext:value-type="float">
            <text:p>30</text:p>
          </table:table-cell>
          <table:table-cell table:formula="of:=IF([.D204]&gt;12;[.D204]-20;[.D204])" office:value-type="float" office:value="10" calcext:value-type="float">
            <text:p>10</text:p>
          </table:table-cell>
          <table:table-cell table:formula="of:=VLOOKUP([.E204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VALUE(MID([.A205];3;2))" office:value-type="float" office:value="30" calcext:value-type="float">
            <text:p>30</text:p>
          </table:table-cell>
          <table:table-cell table:formula="of:=IF([.D205]&gt;12;[.D205]-20;[.D205])" office:value-type="float" office:value="10" calcext:value-type="float">
            <text:p>10</text:p>
          </table:table-cell>
          <table:table-cell table:formula="of:=VLOOKUP([.E205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VALUE(MID([.A206];3;2))" office:value-type="float" office:value="30" calcext:value-type="float">
            <text:p>30</text:p>
          </table:table-cell>
          <table:table-cell table:formula="of:=IF([.D206]&gt;12;[.D206]-20;[.D206])" office:value-type="float" office:value="10" calcext:value-type="float">
            <text:p>10</text:p>
          </table:table-cell>
          <table:table-cell table:formula="of:=VLOOKUP([.E206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VALUE(MID([.A207];3;2))" office:value-type="float" office:value="30" calcext:value-type="float">
            <text:p>30</text:p>
          </table:table-cell>
          <table:table-cell table:formula="of:=IF([.D207]&gt;12;[.D207]-20;[.D207])" office:value-type="float" office:value="10" calcext:value-type="float">
            <text:p>10</text:p>
          </table:table-cell>
          <table:table-cell table:formula="of:=VLOOKUP([.E207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VALUE(MID([.A208];3;2))" office:value-type="float" office:value="30" calcext:value-type="float">
            <text:p>30</text:p>
          </table:table-cell>
          <table:table-cell table:formula="of:=IF([.D208]&gt;12;[.D208]-20;[.D208])" office:value-type="float" office:value="10" calcext:value-type="float">
            <text:p>10</text:p>
          </table:table-cell>
          <table:table-cell table:formula="of:=VLOOKUP([.E208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VALUE(MID([.A209];3;2))" office:value-type="float" office:value="30" calcext:value-type="float">
            <text:p>30</text:p>
          </table:table-cell>
          <table:table-cell table:formula="of:=IF([.D209]&gt;12;[.D209]-20;[.D209])" office:value-type="float" office:value="10" calcext:value-type="float">
            <text:p>10</text:p>
          </table:table-cell>
          <table:table-cell table:formula="of:=VLOOKUP([.E209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VALUE(MID([.A210];3;2))" office:value-type="float" office:value="30" calcext:value-type="float">
            <text:p>30</text:p>
          </table:table-cell>
          <table:table-cell table:formula="of:=IF([.D210]&gt;12;[.D210]-20;[.D210])" office:value-type="float" office:value="10" calcext:value-type="float">
            <text:p>10</text:p>
          </table:table-cell>
          <table:table-cell table:formula="of:=VLOOKUP([.E210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VALUE(MID([.A211];3;2))" office:value-type="float" office:value="30" calcext:value-type="float">
            <text:p>30</text:p>
          </table:table-cell>
          <table:table-cell table:formula="of:=IF([.D211]&gt;12;[.D211]-20;[.D211])" office:value-type="float" office:value="10" calcext:value-type="float">
            <text:p>10</text:p>
          </table:table-cell>
          <table:table-cell table:formula="of:=VLOOKUP([.E211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VALUE(MID([.A212];3;2))" office:value-type="float" office:value="30" calcext:value-type="float">
            <text:p>30</text:p>
          </table:table-cell>
          <table:table-cell table:formula="of:=IF([.D212]&gt;12;[.D212]-20;[.D212])" office:value-type="float" office:value="10" calcext:value-type="float">
            <text:p>10</text:p>
          </table:table-cell>
          <table:table-cell table:formula="of:=VLOOKUP([.E212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VALUE(MID([.A213];3;2))" office:value-type="float" office:value="30" calcext:value-type="float">
            <text:p>30</text:p>
          </table:table-cell>
          <table:table-cell table:formula="of:=IF([.D213]&gt;12;[.D213]-20;[.D213])" office:value-type="float" office:value="10" calcext:value-type="float">
            <text:p>10</text:p>
          </table:table-cell>
          <table:table-cell table:formula="of:=VLOOKUP([.E213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VALUE(MID([.A214];3;2))" office:value-type="float" office:value="30" calcext:value-type="float">
            <text:p>30</text:p>
          </table:table-cell>
          <table:table-cell table:formula="of:=IF([.D214]&gt;12;[.D214]-20;[.D214])" office:value-type="float" office:value="10" calcext:value-type="float">
            <text:p>10</text:p>
          </table:table-cell>
          <table:table-cell table:formula="of:=VLOOKUP([.E214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VALUE(MID([.A215];3;2))" office:value-type="float" office:value="30" calcext:value-type="float">
            <text:p>30</text:p>
          </table:table-cell>
          <table:table-cell table:formula="of:=IF([.D215]&gt;12;[.D215]-20;[.D215])" office:value-type="float" office:value="10" calcext:value-type="float">
            <text:p>10</text:p>
          </table:table-cell>
          <table:table-cell table:formula="of:=VLOOKUP([.E215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VALUE(MID([.A216];3;2))" office:value-type="float" office:value="30" calcext:value-type="float">
            <text:p>30</text:p>
          </table:table-cell>
          <table:table-cell table:formula="of:=IF([.D216]&gt;12;[.D216]-20;[.D216])" office:value-type="float" office:value="10" calcext:value-type="float">
            <text:p>10</text:p>
          </table:table-cell>
          <table:table-cell table:formula="of:=VLOOKUP([.E216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VALUE(MID([.A217];3;2))" office:value-type="float" office:value="30" calcext:value-type="float">
            <text:p>30</text:p>
          </table:table-cell>
          <table:table-cell table:formula="of:=IF([.D217]&gt;12;[.D217]-20;[.D217])" office:value-type="float" office:value="10" calcext:value-type="float">
            <text:p>10</text:p>
          </table:table-cell>
          <table:table-cell table:formula="of:=VLOOKUP([.E217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VALUE(MID([.A218];3;2))" office:value-type="float" office:value="30" calcext:value-type="float">
            <text:p>30</text:p>
          </table:table-cell>
          <table:table-cell table:formula="of:=IF([.D218]&gt;12;[.D218]-20;[.D218])" office:value-type="float" office:value="10" calcext:value-type="float">
            <text:p>10</text:p>
          </table:table-cell>
          <table:table-cell table:formula="of:=VLOOKUP([.E218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VALUE(MID([.A219];3;2))" office:value-type="float" office:value="30" calcext:value-type="float">
            <text:p>30</text:p>
          </table:table-cell>
          <table:table-cell table:formula="of:=IF([.D219]&gt;12;[.D219]-20;[.D219])" office:value-type="float" office:value="10" calcext:value-type="float">
            <text:p>10</text:p>
          </table:table-cell>
          <table:table-cell table:formula="of:=VLOOKUP([.E219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VALUE(MID([.A220];3;2))" office:value-type="float" office:value="30" calcext:value-type="float">
            <text:p>30</text:p>
          </table:table-cell>
          <table:table-cell table:formula="of:=IF([.D220]&gt;12;[.D220]-20;[.D220])" office:value-type="float" office:value="10" calcext:value-type="float">
            <text:p>10</text:p>
          </table:table-cell>
          <table:table-cell table:formula="of:=VLOOKUP([.E220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VALUE(MID([.A221];3;2))" office:value-type="float" office:value="30" calcext:value-type="float">
            <text:p>30</text:p>
          </table:table-cell>
          <table:table-cell table:formula="of:=IF([.D221]&gt;12;[.D221]-20;[.D221])" office:value-type="float" office:value="10" calcext:value-type="float">
            <text:p>10</text:p>
          </table:table-cell>
          <table:table-cell table:formula="of:=VLOOKUP([.E221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VALUE(MID([.A222];3;2))" office:value-type="float" office:value="30" calcext:value-type="float">
            <text:p>30</text:p>
          </table:table-cell>
          <table:table-cell table:formula="of:=IF([.D222]&gt;12;[.D222]-20;[.D222])" office:value-type="float" office:value="10" calcext:value-type="float">
            <text:p>10</text:p>
          </table:table-cell>
          <table:table-cell table:formula="of:=VLOOKUP([.E222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VALUE(MID([.A223];3;2))" office:value-type="float" office:value="30" calcext:value-type="float">
            <text:p>30</text:p>
          </table:table-cell>
          <table:table-cell table:formula="of:=IF([.D223]&gt;12;[.D223]-20;[.D223])" office:value-type="float" office:value="10" calcext:value-type="float">
            <text:p>10</text:p>
          </table:table-cell>
          <table:table-cell table:formula="of:=VLOOKUP([.E223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VALUE(MID([.A224];3;2))" office:value-type="float" office:value="30" calcext:value-type="float">
            <text:p>30</text:p>
          </table:table-cell>
          <table:table-cell table:formula="of:=IF([.D224]&gt;12;[.D224]-20;[.D224])" office:value-type="float" office:value="10" calcext:value-type="float">
            <text:p>10</text:p>
          </table:table-cell>
          <table:table-cell table:formula="of:=VLOOKUP([.E224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VALUE(MID([.A225];3;2))" office:value-type="float" office:value="30" calcext:value-type="float">
            <text:p>30</text:p>
          </table:table-cell>
          <table:table-cell table:formula="of:=IF([.D225]&gt;12;[.D225]-20;[.D225])" office:value-type="float" office:value="10" calcext:value-type="float">
            <text:p>10</text:p>
          </table:table-cell>
          <table:table-cell table:formula="of:=VLOOKUP([.E225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VALUE(MID([.A226];3;2))" office:value-type="float" office:value="30" calcext:value-type="float">
            <text:p>30</text:p>
          </table:table-cell>
          <table:table-cell table:formula="of:=IF([.D226]&gt;12;[.D226]-20;[.D226])" office:value-type="float" office:value="10" calcext:value-type="float">
            <text:p>10</text:p>
          </table:table-cell>
          <table:table-cell table:formula="of:=VLOOKUP([.E226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VALUE(MID([.A227];3;2))" office:value-type="float" office:value="30" calcext:value-type="float">
            <text:p>30</text:p>
          </table:table-cell>
          <table:table-cell table:formula="of:=IF([.D227]&gt;12;[.D227]-20;[.D227])" office:value-type="float" office:value="10" calcext:value-type="float">
            <text:p>10</text:p>
          </table:table-cell>
          <table:table-cell table:formula="of:=VLOOKUP([.E227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VALUE(MID([.A228];3;2))" office:value-type="float" office:value="30" calcext:value-type="float">
            <text:p>30</text:p>
          </table:table-cell>
          <table:table-cell table:formula="of:=IF([.D228]&gt;12;[.D228]-20;[.D228])" office:value-type="float" office:value="10" calcext:value-type="float">
            <text:p>10</text:p>
          </table:table-cell>
          <table:table-cell table:formula="of:=VLOOKUP([.E228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VALUE(MID([.A229];3;2))" office:value-type="float" office:value="30" calcext:value-type="float">
            <text:p>30</text:p>
          </table:table-cell>
          <table:table-cell table:formula="of:=IF([.D229]&gt;12;[.D229]-20;[.D229])" office:value-type="float" office:value="10" calcext:value-type="float">
            <text:p>10</text:p>
          </table:table-cell>
          <table:table-cell table:formula="of:=VLOOKUP([.E229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VALUE(MID([.A230];3;2))" office:value-type="float" office:value="30" calcext:value-type="float">
            <text:p>30</text:p>
          </table:table-cell>
          <table:table-cell table:formula="of:=IF([.D230]&gt;12;[.D230]-20;[.D230])" office:value-type="float" office:value="10" calcext:value-type="float">
            <text:p>10</text:p>
          </table:table-cell>
          <table:table-cell table:formula="of:=VLOOKUP([.E230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VALUE(MID([.A231];3;2))" office:value-type="float" office:value="31" calcext:value-type="float">
            <text:p>31</text:p>
          </table:table-cell>
          <table:table-cell table:formula="of:=IF([.D231]&gt;12;[.D231]-20;[.D231])" office:value-type="float" office:value="11" calcext:value-type="float">
            <text:p>11</text:p>
          </table:table-cell>
          <table:table-cell table:formula="of:=VLOOKUP([.E231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VALUE(MID([.A232];3;2))" office:value-type="float" office:value="31" calcext:value-type="float">
            <text:p>31</text:p>
          </table:table-cell>
          <table:table-cell table:formula="of:=IF([.D232]&gt;12;[.D232]-20;[.D232])" office:value-type="float" office:value="11" calcext:value-type="float">
            <text:p>11</text:p>
          </table:table-cell>
          <table:table-cell table:formula="of:=VLOOKUP([.E232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VALUE(MID([.A233];3;2))" office:value-type="float" office:value="31" calcext:value-type="float">
            <text:p>31</text:p>
          </table:table-cell>
          <table:table-cell table:formula="of:=IF([.D233]&gt;12;[.D233]-20;[.D233])" office:value-type="float" office:value="11" calcext:value-type="float">
            <text:p>11</text:p>
          </table:table-cell>
          <table:table-cell table:formula="of:=VLOOKUP([.E233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VALUE(MID([.A234];3;2))" office:value-type="float" office:value="31" calcext:value-type="float">
            <text:p>31</text:p>
          </table:table-cell>
          <table:table-cell table:formula="of:=IF([.D234]&gt;12;[.D234]-20;[.D234])" office:value-type="float" office:value="11" calcext:value-type="float">
            <text:p>11</text:p>
          </table:table-cell>
          <table:table-cell table:formula="of:=VLOOKUP([.E234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VALUE(MID([.A235];3;2))" office:value-type="float" office:value="31" calcext:value-type="float">
            <text:p>31</text:p>
          </table:table-cell>
          <table:table-cell table:formula="of:=IF([.D235]&gt;12;[.D235]-20;[.D235])" office:value-type="float" office:value="11" calcext:value-type="float">
            <text:p>11</text:p>
          </table:table-cell>
          <table:table-cell table:formula="of:=VLOOKUP([.E235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VALUE(MID([.A236];3;2))" office:value-type="float" office:value="31" calcext:value-type="float">
            <text:p>31</text:p>
          </table:table-cell>
          <table:table-cell table:formula="of:=IF([.D236]&gt;12;[.D236]-20;[.D236])" office:value-type="float" office:value="11" calcext:value-type="float">
            <text:p>11</text:p>
          </table:table-cell>
          <table:table-cell table:formula="of:=VLOOKUP([.E236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VALUE(MID([.A237];3;2))" office:value-type="float" office:value="31" calcext:value-type="float">
            <text:p>31</text:p>
          </table:table-cell>
          <table:table-cell table:formula="of:=IF([.D237]&gt;12;[.D237]-20;[.D237])" office:value-type="float" office:value="11" calcext:value-type="float">
            <text:p>11</text:p>
          </table:table-cell>
          <table:table-cell table:formula="of:=VLOOKUP([.E237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VALUE(MID([.A238];3;2))" office:value-type="float" office:value="31" calcext:value-type="float">
            <text:p>31</text:p>
          </table:table-cell>
          <table:table-cell table:formula="of:=IF([.D238]&gt;12;[.D238]-20;[.D238])" office:value-type="float" office:value="11" calcext:value-type="float">
            <text:p>11</text:p>
          </table:table-cell>
          <table:table-cell table:formula="of:=VLOOKUP([.E238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VALUE(MID([.A239];3;2))" office:value-type="float" office:value="31" calcext:value-type="float">
            <text:p>31</text:p>
          </table:table-cell>
          <table:table-cell table:formula="of:=IF([.D239]&gt;12;[.D239]-20;[.D239])" office:value-type="float" office:value="11" calcext:value-type="float">
            <text:p>11</text:p>
          </table:table-cell>
          <table:table-cell table:formula="of:=VLOOKUP([.E239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VALUE(MID([.A240];3;2))" office:value-type="float" office:value="31" calcext:value-type="float">
            <text:p>31</text:p>
          </table:table-cell>
          <table:table-cell table:formula="of:=IF([.D240]&gt;12;[.D240]-20;[.D240])" office:value-type="float" office:value="11" calcext:value-type="float">
            <text:p>11</text:p>
          </table:table-cell>
          <table:table-cell table:formula="of:=VLOOKUP([.E240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VALUE(MID([.A241];3;2))" office:value-type="float" office:value="31" calcext:value-type="float">
            <text:p>31</text:p>
          </table:table-cell>
          <table:table-cell table:formula="of:=IF([.D241]&gt;12;[.D241]-20;[.D241])" office:value-type="float" office:value="11" calcext:value-type="float">
            <text:p>11</text:p>
          </table:table-cell>
          <table:table-cell table:formula="of:=VLOOKUP([.E241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VALUE(MID([.A242];3;2))" office:value-type="float" office:value="31" calcext:value-type="float">
            <text:p>31</text:p>
          </table:table-cell>
          <table:table-cell table:formula="of:=IF([.D242]&gt;12;[.D242]-20;[.D242])" office:value-type="float" office:value="11" calcext:value-type="float">
            <text:p>11</text:p>
          </table:table-cell>
          <table:table-cell table:formula="of:=VLOOKUP([.E242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VALUE(MID([.A243];3;2))" office:value-type="float" office:value="31" calcext:value-type="float">
            <text:p>31</text:p>
          </table:table-cell>
          <table:table-cell table:formula="of:=IF([.D243]&gt;12;[.D243]-20;[.D243])" office:value-type="float" office:value="11" calcext:value-type="float">
            <text:p>11</text:p>
          </table:table-cell>
          <table:table-cell table:formula="of:=VLOOKUP([.E243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VALUE(MID([.A244];3;2))" office:value-type="float" office:value="31" calcext:value-type="float">
            <text:p>31</text:p>
          </table:table-cell>
          <table:table-cell table:formula="of:=IF([.D244]&gt;12;[.D244]-20;[.D244])" office:value-type="float" office:value="11" calcext:value-type="float">
            <text:p>11</text:p>
          </table:table-cell>
          <table:table-cell table:formula="of:=VLOOKUP([.E244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VALUE(MID([.A245];3;2))" office:value-type="float" office:value="31" calcext:value-type="float">
            <text:p>31</text:p>
          </table:table-cell>
          <table:table-cell table:formula="of:=IF([.D245]&gt;12;[.D245]-20;[.D245])" office:value-type="float" office:value="11" calcext:value-type="float">
            <text:p>11</text:p>
          </table:table-cell>
          <table:table-cell table:formula="of:=VLOOKUP([.E245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VALUE(MID([.A246];3;2))" office:value-type="float" office:value="31" calcext:value-type="float">
            <text:p>31</text:p>
          </table:table-cell>
          <table:table-cell table:formula="of:=IF([.D246]&gt;12;[.D246]-20;[.D246])" office:value-type="float" office:value="11" calcext:value-type="float">
            <text:p>11</text:p>
          </table:table-cell>
          <table:table-cell table:formula="of:=VLOOKUP([.E246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VALUE(MID([.A247];3;2))" office:value-type="float" office:value="31" calcext:value-type="float">
            <text:p>31</text:p>
          </table:table-cell>
          <table:table-cell table:formula="of:=IF([.D247]&gt;12;[.D247]-20;[.D247])" office:value-type="float" office:value="11" calcext:value-type="float">
            <text:p>11</text:p>
          </table:table-cell>
          <table:table-cell table:formula="of:=VLOOKUP([.E247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VALUE(MID([.A248];3;2))" office:value-type="float" office:value="31" calcext:value-type="float">
            <text:p>31</text:p>
          </table:table-cell>
          <table:table-cell table:formula="of:=IF([.D248]&gt;12;[.D248]-20;[.D248])" office:value-type="float" office:value="11" calcext:value-type="float">
            <text:p>11</text:p>
          </table:table-cell>
          <table:table-cell table:formula="of:=VLOOKUP([.E248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VALUE(MID([.A249];3;2))" office:value-type="float" office:value="31" calcext:value-type="float">
            <text:p>31</text:p>
          </table:table-cell>
          <table:table-cell table:formula="of:=IF([.D249]&gt;12;[.D249]-20;[.D249])" office:value-type="float" office:value="11" calcext:value-type="float">
            <text:p>11</text:p>
          </table:table-cell>
          <table:table-cell table:formula="of:=VLOOKUP([.E249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VALUE(MID([.A250];3;2))" office:value-type="float" office:value="31" calcext:value-type="float">
            <text:p>31</text:p>
          </table:table-cell>
          <table:table-cell table:formula="of:=IF([.D250]&gt;12;[.D250]-20;[.D250])" office:value-type="float" office:value="11" calcext:value-type="float">
            <text:p>11</text:p>
          </table:table-cell>
          <table:table-cell table:formula="of:=VLOOKUP([.E250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VALUE(MID([.A251];3;2))" office:value-type="float" office:value="31" calcext:value-type="float">
            <text:p>31</text:p>
          </table:table-cell>
          <table:table-cell table:formula="of:=IF([.D251]&gt;12;[.D251]-20;[.D251])" office:value-type="float" office:value="11" calcext:value-type="float">
            <text:p>11</text:p>
          </table:table-cell>
          <table:table-cell table:formula="of:=VLOOKUP([.E251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VALUE(MID([.A252];3;2))" office:value-type="float" office:value="31" calcext:value-type="float">
            <text:p>31</text:p>
          </table:table-cell>
          <table:table-cell table:formula="of:=IF([.D252]&gt;12;[.D252]-20;[.D252])" office:value-type="float" office:value="11" calcext:value-type="float">
            <text:p>11</text:p>
          </table:table-cell>
          <table:table-cell table:formula="of:=VLOOKUP([.E252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VALUE(MID([.A253];3;2))" office:value-type="float" office:value="31" calcext:value-type="float">
            <text:p>31</text:p>
          </table:table-cell>
          <table:table-cell table:formula="of:=IF([.D253]&gt;12;[.D253]-20;[.D253])" office:value-type="float" office:value="11" calcext:value-type="float">
            <text:p>11</text:p>
          </table:table-cell>
          <table:table-cell table:formula="of:=VLOOKUP([.E253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VALUE(MID([.A254];3;2))" office:value-type="float" office:value="31" calcext:value-type="float">
            <text:p>31</text:p>
          </table:table-cell>
          <table:table-cell table:formula="of:=IF([.D254]&gt;12;[.D254]-20;[.D254])" office:value-type="float" office:value="11" calcext:value-type="float">
            <text:p>11</text:p>
          </table:table-cell>
          <table:table-cell table:formula="of:=VLOOKUP([.E254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VALUE(MID([.A255];3;2))" office:value-type="float" office:value="31" calcext:value-type="float">
            <text:p>31</text:p>
          </table:table-cell>
          <table:table-cell table:formula="of:=IF([.D255]&gt;12;[.D255]-20;[.D255])" office:value-type="float" office:value="11" calcext:value-type="float">
            <text:p>11</text:p>
          </table:table-cell>
          <table:table-cell table:formula="of:=VLOOKUP([.E255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VALUE(MID([.A256];3;2))" office:value-type="float" office:value="31" calcext:value-type="float">
            <text:p>31</text:p>
          </table:table-cell>
          <table:table-cell table:formula="of:=IF([.D256]&gt;12;[.D256]-20;[.D256])" office:value-type="float" office:value="11" calcext:value-type="float">
            <text:p>11</text:p>
          </table:table-cell>
          <table:table-cell table:formula="of:=VLOOKUP([.E256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VALUE(MID([.A257];3;2))" office:value-type="float" office:value="31" calcext:value-type="float">
            <text:p>31</text:p>
          </table:table-cell>
          <table:table-cell table:formula="of:=IF([.D257]&gt;12;[.D257]-20;[.D257])" office:value-type="float" office:value="11" calcext:value-type="float">
            <text:p>11</text:p>
          </table:table-cell>
          <table:table-cell table:formula="of:=VLOOKUP([.E257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VALUE(MID([.A258];3;2))" office:value-type="float" office:value="31" calcext:value-type="float">
            <text:p>31</text:p>
          </table:table-cell>
          <table:table-cell table:formula="of:=IF([.D258]&gt;12;[.D258]-20;[.D258])" office:value-type="float" office:value="11" calcext:value-type="float">
            <text:p>11</text:p>
          </table:table-cell>
          <table:table-cell table:formula="of:=VLOOKUP([.E258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VALUE(MID([.A259];3;2))" office:value-type="float" office:value="31" calcext:value-type="float">
            <text:p>31</text:p>
          </table:table-cell>
          <table:table-cell table:formula="of:=IF([.D259]&gt;12;[.D259]-20;[.D259])" office:value-type="float" office:value="11" calcext:value-type="float">
            <text:p>11</text:p>
          </table:table-cell>
          <table:table-cell table:formula="of:=VLOOKUP([.E259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VALUE(MID([.A260];3;2))" office:value-type="float" office:value="31" calcext:value-type="float">
            <text:p>31</text:p>
          </table:table-cell>
          <table:table-cell table:formula="of:=IF([.D260]&gt;12;[.D260]-20;[.D260])" office:value-type="float" office:value="11" calcext:value-type="float">
            <text:p>11</text:p>
          </table:table-cell>
          <table:table-cell table:formula="of:=VLOOKUP([.E260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VALUE(MID([.A261];3;2))" office:value-type="float" office:value="31" calcext:value-type="float">
            <text:p>31</text:p>
          </table:table-cell>
          <table:table-cell table:formula="of:=IF([.D261]&gt;12;[.D261]-20;[.D261])" office:value-type="float" office:value="11" calcext:value-type="float">
            <text:p>11</text:p>
          </table:table-cell>
          <table:table-cell table:formula="of:=VLOOKUP([.E261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VALUE(MID([.A262];3;2))" office:value-type="float" office:value="31" calcext:value-type="float">
            <text:p>31</text:p>
          </table:table-cell>
          <table:table-cell table:formula="of:=IF([.D262]&gt;12;[.D262]-20;[.D262])" office:value-type="float" office:value="11" calcext:value-type="float">
            <text:p>11</text:p>
          </table:table-cell>
          <table:table-cell table:formula="of:=VLOOKUP([.E262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VALUE(MID([.A263];3;2))" office:value-type="float" office:value="31" calcext:value-type="float">
            <text:p>31</text:p>
          </table:table-cell>
          <table:table-cell table:formula="of:=IF([.D263]&gt;12;[.D263]-20;[.D263])" office:value-type="float" office:value="11" calcext:value-type="float">
            <text:p>11</text:p>
          </table:table-cell>
          <table:table-cell table:formula="of:=VLOOKUP([.E263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VALUE(MID([.A264];3;2))" office:value-type="float" office:value="31" calcext:value-type="float">
            <text:p>31</text:p>
          </table:table-cell>
          <table:table-cell table:formula="of:=IF([.D264]&gt;12;[.D264]-20;[.D264])" office:value-type="float" office:value="11" calcext:value-type="float">
            <text:p>11</text:p>
          </table:table-cell>
          <table:table-cell table:formula="of:=VLOOKUP([.E264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VALUE(MID([.A265];3;2))" office:value-type="float" office:value="31" calcext:value-type="float">
            <text:p>31</text:p>
          </table:table-cell>
          <table:table-cell table:formula="of:=IF([.D265]&gt;12;[.D265]-20;[.D265])" office:value-type="float" office:value="11" calcext:value-type="float">
            <text:p>11</text:p>
          </table:table-cell>
          <table:table-cell table:formula="of:=VLOOKUP([.E265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VALUE(MID([.A266];3;2))" office:value-type="float" office:value="31" calcext:value-type="float">
            <text:p>31</text:p>
          </table:table-cell>
          <table:table-cell table:formula="of:=IF([.D266]&gt;12;[.D266]-20;[.D266])" office:value-type="float" office:value="11" calcext:value-type="float">
            <text:p>11</text:p>
          </table:table-cell>
          <table:table-cell table:formula="of:=VLOOKUP([.E266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VALUE(MID([.A267];3;2))" office:value-type="float" office:value="31" calcext:value-type="float">
            <text:p>31</text:p>
          </table:table-cell>
          <table:table-cell table:formula="of:=IF([.D267]&gt;12;[.D267]-20;[.D267])" office:value-type="float" office:value="11" calcext:value-type="float">
            <text:p>11</text:p>
          </table:table-cell>
          <table:table-cell table:formula="of:=VLOOKUP([.E267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VALUE(MID([.A268];3;2))" office:value-type="float" office:value="31" calcext:value-type="float">
            <text:p>31</text:p>
          </table:table-cell>
          <table:table-cell table:formula="of:=IF([.D268]&gt;12;[.D268]-20;[.D268])" office:value-type="float" office:value="11" calcext:value-type="float">
            <text:p>11</text:p>
          </table:table-cell>
          <table:table-cell table:formula="of:=VLOOKUP([.E268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VALUE(MID([.A269];3;2))" office:value-type="float" office:value="31" calcext:value-type="float">
            <text:p>31</text:p>
          </table:table-cell>
          <table:table-cell table:formula="of:=IF([.D269]&gt;12;[.D269]-20;[.D269])" office:value-type="float" office:value="11" calcext:value-type="float">
            <text:p>11</text:p>
          </table:table-cell>
          <table:table-cell table:formula="of:=VLOOKUP([.E269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VALUE(MID([.A270];3;2))" office:value-type="float" office:value="31" calcext:value-type="float">
            <text:p>31</text:p>
          </table:table-cell>
          <table:table-cell table:formula="of:=IF([.D270]&gt;12;[.D270]-20;[.D270])" office:value-type="float" office:value="11" calcext:value-type="float">
            <text:p>11</text:p>
          </table:table-cell>
          <table:table-cell table:formula="of:=VLOOKUP([.E270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VALUE(MID([.A271];3;2))" office:value-type="float" office:value="31" calcext:value-type="float">
            <text:p>31</text:p>
          </table:table-cell>
          <table:table-cell table:formula="of:=IF([.D271]&gt;12;[.D271]-20;[.D271])" office:value-type="float" office:value="11" calcext:value-type="float">
            <text:p>11</text:p>
          </table:table-cell>
          <table:table-cell table:formula="of:=VLOOKUP([.E271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VALUE(MID([.A272];3;2))" office:value-type="float" office:value="31" calcext:value-type="float">
            <text:p>31</text:p>
          </table:table-cell>
          <table:table-cell table:formula="of:=IF([.D272]&gt;12;[.D272]-20;[.D272])" office:value-type="float" office:value="11" calcext:value-type="float">
            <text:p>11</text:p>
          </table:table-cell>
          <table:table-cell table:formula="of:=VLOOKUP([.E272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VALUE(MID([.A273];3;2))" office:value-type="float" office:value="31" calcext:value-type="float">
            <text:p>31</text:p>
          </table:table-cell>
          <table:table-cell table:formula="of:=IF([.D273]&gt;12;[.D273]-20;[.D273])" office:value-type="float" office:value="11" calcext:value-type="float">
            <text:p>11</text:p>
          </table:table-cell>
          <table:table-cell table:formula="of:=VLOOKUP([.E273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VALUE(MID([.A274];3;2))" office:value-type="float" office:value="31" calcext:value-type="float">
            <text:p>31</text:p>
          </table:table-cell>
          <table:table-cell table:formula="of:=IF([.D274]&gt;12;[.D274]-20;[.D274])" office:value-type="float" office:value="11" calcext:value-type="float">
            <text:p>11</text:p>
          </table:table-cell>
          <table:table-cell table:formula="of:=VLOOKUP([.E274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VALUE(MID([.A275];3;2))" office:value-type="float" office:value="31" calcext:value-type="float">
            <text:p>31</text:p>
          </table:table-cell>
          <table:table-cell table:formula="of:=IF([.D275]&gt;12;[.D275]-20;[.D275])" office:value-type="float" office:value="11" calcext:value-type="float">
            <text:p>11</text:p>
          </table:table-cell>
          <table:table-cell table:formula="of:=VLOOKUP([.E275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VALUE(MID([.A276];3;2))" office:value-type="float" office:value="31" calcext:value-type="float">
            <text:p>31</text:p>
          </table:table-cell>
          <table:table-cell table:formula="of:=IF([.D276]&gt;12;[.D276]-20;[.D276])" office:value-type="float" office:value="11" calcext:value-type="float">
            <text:p>11</text:p>
          </table:table-cell>
          <table:table-cell table:formula="of:=VLOOKUP([.E276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VALUE(MID([.A277];3;2))" office:value-type="float" office:value="31" calcext:value-type="float">
            <text:p>31</text:p>
          </table:table-cell>
          <table:table-cell table:formula="of:=IF([.D277]&gt;12;[.D277]-20;[.D277])" office:value-type="float" office:value="11" calcext:value-type="float">
            <text:p>11</text:p>
          </table:table-cell>
          <table:table-cell table:formula="of:=VLOOKUP([.E277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VALUE(MID([.A278];3;2))" office:value-type="float" office:value="31" calcext:value-type="float">
            <text:p>31</text:p>
          </table:table-cell>
          <table:table-cell table:formula="of:=IF([.D278]&gt;12;[.D278]-20;[.D278])" office:value-type="float" office:value="11" calcext:value-type="float">
            <text:p>11</text:p>
          </table:table-cell>
          <table:table-cell table:formula="of:=VLOOKUP([.E278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VALUE(MID([.A279];3;2))" office:value-type="float" office:value="31" calcext:value-type="float">
            <text:p>31</text:p>
          </table:table-cell>
          <table:table-cell table:formula="of:=IF([.D279]&gt;12;[.D279]-20;[.D279])" office:value-type="float" office:value="11" calcext:value-type="float">
            <text:p>11</text:p>
          </table:table-cell>
          <table:table-cell table:formula="of:=VLOOKUP([.E279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VALUE(MID([.A280];3;2))" office:value-type="float" office:value="31" calcext:value-type="float">
            <text:p>31</text:p>
          </table:table-cell>
          <table:table-cell table:formula="of:=IF([.D280]&gt;12;[.D280]-20;[.D280])" office:value-type="float" office:value="11" calcext:value-type="float">
            <text:p>11</text:p>
          </table:table-cell>
          <table:table-cell table:formula="of:=VLOOKUP([.E280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VALUE(MID([.A281];3;2))" office:value-type="float" office:value="31" calcext:value-type="float">
            <text:p>31</text:p>
          </table:table-cell>
          <table:table-cell table:formula="of:=IF([.D281]&gt;12;[.D281]-20;[.D281])" office:value-type="float" office:value="11" calcext:value-type="float">
            <text:p>11</text:p>
          </table:table-cell>
          <table:table-cell table:formula="of:=VLOOKUP([.E281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VALUE(MID([.A282];3;2))" office:value-type="float" office:value="31" calcext:value-type="float">
            <text:p>31</text:p>
          </table:table-cell>
          <table:table-cell table:formula="of:=IF([.D282]&gt;12;[.D282]-20;[.D282])" office:value-type="float" office:value="11" calcext:value-type="float">
            <text:p>11</text:p>
          </table:table-cell>
          <table:table-cell table:formula="of:=VLOOKUP([.E282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VALUE(MID([.A283];3;2))" office:value-type="float" office:value="31" calcext:value-type="float">
            <text:p>31</text:p>
          </table:table-cell>
          <table:table-cell table:formula="of:=IF([.D283]&gt;12;[.D283]-20;[.D283])" office:value-type="float" office:value="11" calcext:value-type="float">
            <text:p>11</text:p>
          </table:table-cell>
          <table:table-cell table:formula="of:=VLOOKUP([.E283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VALUE(MID([.A284];3;2))" office:value-type="float" office:value="31" calcext:value-type="float">
            <text:p>31</text:p>
          </table:table-cell>
          <table:table-cell table:formula="of:=IF([.D284]&gt;12;[.D284]-20;[.D284])" office:value-type="float" office:value="11" calcext:value-type="float">
            <text:p>11</text:p>
          </table:table-cell>
          <table:table-cell table:formula="of:=VLOOKUP([.E284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VALUE(MID([.A285];3;2))" office:value-type="float" office:value="31" calcext:value-type="float">
            <text:p>31</text:p>
          </table:table-cell>
          <table:table-cell table:formula="of:=IF([.D285]&gt;12;[.D285]-20;[.D285])" office:value-type="float" office:value="11" calcext:value-type="float">
            <text:p>11</text:p>
          </table:table-cell>
          <table:table-cell table:formula="of:=VLOOKUP([.E285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VALUE(MID([.A286];3;2))" office:value-type="float" office:value="31" calcext:value-type="float">
            <text:p>31</text:p>
          </table:table-cell>
          <table:table-cell table:formula="of:=IF([.D286]&gt;12;[.D286]-20;[.D286])" office:value-type="float" office:value="11" calcext:value-type="float">
            <text:p>11</text:p>
          </table:table-cell>
          <table:table-cell table:formula="of:=VLOOKUP([.E286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VALUE(MID([.A287];3;2))" office:value-type="float" office:value="31" calcext:value-type="float">
            <text:p>31</text:p>
          </table:table-cell>
          <table:table-cell table:formula="of:=IF([.D287]&gt;12;[.D287]-20;[.D287])" office:value-type="float" office:value="11" calcext:value-type="float">
            <text:p>11</text:p>
          </table:table-cell>
          <table:table-cell table:formula="of:=VLOOKUP([.E287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VALUE(MID([.A288];3;2))" office:value-type="float" office:value="31" calcext:value-type="float">
            <text:p>31</text:p>
          </table:table-cell>
          <table:table-cell table:formula="of:=IF([.D288]&gt;12;[.D288]-20;[.D288])" office:value-type="float" office:value="11" calcext:value-type="float">
            <text:p>11</text:p>
          </table:table-cell>
          <table:table-cell table:formula="of:=VLOOKUP([.E288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VALUE(MID([.A289];3;2))" office:value-type="float" office:value="31" calcext:value-type="float">
            <text:p>31</text:p>
          </table:table-cell>
          <table:table-cell table:formula="of:=IF([.D289]&gt;12;[.D289]-20;[.D289])" office:value-type="float" office:value="11" calcext:value-type="float">
            <text:p>11</text:p>
          </table:table-cell>
          <table:table-cell table:formula="of:=VLOOKUP([.E289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VALUE(MID([.A290];3;2))" office:value-type="float" office:value="31" calcext:value-type="float">
            <text:p>31</text:p>
          </table:table-cell>
          <table:table-cell table:formula="of:=IF([.D290]&gt;12;[.D290]-20;[.D290])" office:value-type="float" office:value="11" calcext:value-type="float">
            <text:p>11</text:p>
          </table:table-cell>
          <table:table-cell table:formula="of:=VLOOKUP([.E290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VALUE(MID([.A291];3;2))" office:value-type="float" office:value="31" calcext:value-type="float">
            <text:p>31</text:p>
          </table:table-cell>
          <table:table-cell table:formula="of:=IF([.D291]&gt;12;[.D291]-20;[.D291])" office:value-type="float" office:value="11" calcext:value-type="float">
            <text:p>11</text:p>
          </table:table-cell>
          <table:table-cell table:formula="of:=VLOOKUP([.E291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VALUE(MID([.A292];3;2))" office:value-type="float" office:value="31" calcext:value-type="float">
            <text:p>31</text:p>
          </table:table-cell>
          <table:table-cell table:formula="of:=IF([.D292]&gt;12;[.D292]-20;[.D292])" office:value-type="float" office:value="11" calcext:value-type="float">
            <text:p>11</text:p>
          </table:table-cell>
          <table:table-cell table:formula="of:=VLOOKUP([.E292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VALUE(MID([.A293];3;2))" office:value-type="float" office:value="32" calcext:value-type="float">
            <text:p>32</text:p>
          </table:table-cell>
          <table:table-cell table:formula="of:=IF([.D293]&gt;12;[.D293]-20;[.D293])" office:value-type="float" office:value="12" calcext:value-type="float">
            <text:p>12</text:p>
          </table:table-cell>
          <table:table-cell table:formula="of:=VLOOKUP([.E293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VALUE(MID([.A294];3;2))" office:value-type="float" office:value="32" calcext:value-type="float">
            <text:p>32</text:p>
          </table:table-cell>
          <table:table-cell table:formula="of:=IF([.D294]&gt;12;[.D294]-20;[.D294])" office:value-type="float" office:value="12" calcext:value-type="float">
            <text:p>12</text:p>
          </table:table-cell>
          <table:table-cell table:formula="of:=VLOOKUP([.E294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VALUE(MID([.A295];3;2))" office:value-type="float" office:value="32" calcext:value-type="float">
            <text:p>32</text:p>
          </table:table-cell>
          <table:table-cell table:formula="of:=IF([.D295]&gt;12;[.D295]-20;[.D295])" office:value-type="float" office:value="12" calcext:value-type="float">
            <text:p>12</text:p>
          </table:table-cell>
          <table:table-cell table:formula="of:=VLOOKUP([.E295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VALUE(MID([.A296];3;2))" office:value-type="float" office:value="32" calcext:value-type="float">
            <text:p>32</text:p>
          </table:table-cell>
          <table:table-cell table:formula="of:=IF([.D296]&gt;12;[.D296]-20;[.D296])" office:value-type="float" office:value="12" calcext:value-type="float">
            <text:p>12</text:p>
          </table:table-cell>
          <table:table-cell table:formula="of:=VLOOKUP([.E296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VALUE(MID([.A297];3;2))" office:value-type="float" office:value="32" calcext:value-type="float">
            <text:p>32</text:p>
          </table:table-cell>
          <table:table-cell table:formula="of:=IF([.D297]&gt;12;[.D297]-20;[.D297])" office:value-type="float" office:value="12" calcext:value-type="float">
            <text:p>12</text:p>
          </table:table-cell>
          <table:table-cell table:formula="of:=VLOOKUP([.E297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VALUE(MID([.A298];3;2))" office:value-type="float" office:value="32" calcext:value-type="float">
            <text:p>32</text:p>
          </table:table-cell>
          <table:table-cell table:formula="of:=IF([.D298]&gt;12;[.D298]-20;[.D298])" office:value-type="float" office:value="12" calcext:value-type="float">
            <text:p>12</text:p>
          </table:table-cell>
          <table:table-cell table:formula="of:=VLOOKUP([.E298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VALUE(MID([.A299];3;2))" office:value-type="float" office:value="32" calcext:value-type="float">
            <text:p>32</text:p>
          </table:table-cell>
          <table:table-cell table:formula="of:=IF([.D299]&gt;12;[.D299]-20;[.D299])" office:value-type="float" office:value="12" calcext:value-type="float">
            <text:p>12</text:p>
          </table:table-cell>
          <table:table-cell table:formula="of:=VLOOKUP([.E299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VALUE(MID([.A300];3;2))" office:value-type="float" office:value="32" calcext:value-type="float">
            <text:p>32</text:p>
          </table:table-cell>
          <table:table-cell table:formula="of:=IF([.D300]&gt;12;[.D300]-20;[.D300])" office:value-type="float" office:value="12" calcext:value-type="float">
            <text:p>12</text:p>
          </table:table-cell>
          <table:table-cell table:formula="of:=VLOOKUP([.E300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VALUE(MID([.A301];3;2))" office:value-type="float" office:value="32" calcext:value-type="float">
            <text:p>32</text:p>
          </table:table-cell>
          <table:table-cell table:formula="of:=IF([.D301]&gt;12;[.D301]-20;[.D301])" office:value-type="float" office:value="12" calcext:value-type="float">
            <text:p>12</text:p>
          </table:table-cell>
          <table:table-cell table:formula="of:=VLOOKUP([.E301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VALUE(MID([.A302];3;2))" office:value-type="float" office:value="32" calcext:value-type="float">
            <text:p>32</text:p>
          </table:table-cell>
          <table:table-cell table:formula="of:=IF([.D302]&gt;12;[.D302]-20;[.D302])" office:value-type="float" office:value="12" calcext:value-type="float">
            <text:p>12</text:p>
          </table:table-cell>
          <table:table-cell table:formula="of:=VLOOKUP([.E302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VALUE(MID([.A303];3;2))" office:value-type="float" office:value="32" calcext:value-type="float">
            <text:p>32</text:p>
          </table:table-cell>
          <table:table-cell table:formula="of:=IF([.D303]&gt;12;[.D303]-20;[.D303])" office:value-type="float" office:value="12" calcext:value-type="float">
            <text:p>12</text:p>
          </table:table-cell>
          <table:table-cell table:formula="of:=VLOOKUP([.E303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VALUE(MID([.A304];3;2))" office:value-type="float" office:value="32" calcext:value-type="float">
            <text:p>32</text:p>
          </table:table-cell>
          <table:table-cell table:formula="of:=IF([.D304]&gt;12;[.D304]-20;[.D304])" office:value-type="float" office:value="12" calcext:value-type="float">
            <text:p>12</text:p>
          </table:table-cell>
          <table:table-cell table:formula="of:=VLOOKUP([.E304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VALUE(MID([.A305];3;2))" office:value-type="float" office:value="32" calcext:value-type="float">
            <text:p>32</text:p>
          </table:table-cell>
          <table:table-cell table:formula="of:=IF([.D305]&gt;12;[.D305]-20;[.D305])" office:value-type="float" office:value="12" calcext:value-type="float">
            <text:p>12</text:p>
          </table:table-cell>
          <table:table-cell table:formula="of:=VLOOKUP([.E305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VALUE(MID([.A306];3;2))" office:value-type="float" office:value="32" calcext:value-type="float">
            <text:p>32</text:p>
          </table:table-cell>
          <table:table-cell table:formula="of:=IF([.D306]&gt;12;[.D306]-20;[.D306])" office:value-type="float" office:value="12" calcext:value-type="float">
            <text:p>12</text:p>
          </table:table-cell>
          <table:table-cell table:formula="of:=VLOOKUP([.E306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VALUE(MID([.A307];3;2))" office:value-type="float" office:value="32" calcext:value-type="float">
            <text:p>32</text:p>
          </table:table-cell>
          <table:table-cell table:formula="of:=IF([.D307]&gt;12;[.D307]-20;[.D307])" office:value-type="float" office:value="12" calcext:value-type="float">
            <text:p>12</text:p>
          </table:table-cell>
          <table:table-cell table:formula="of:=VLOOKUP([.E307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VALUE(MID([.A308];3;2))" office:value-type="float" office:value="32" calcext:value-type="float">
            <text:p>32</text:p>
          </table:table-cell>
          <table:table-cell table:formula="of:=IF([.D308]&gt;12;[.D308]-20;[.D308])" office:value-type="float" office:value="12" calcext:value-type="float">
            <text:p>12</text:p>
          </table:table-cell>
          <table:table-cell table:formula="of:=VLOOKUP([.E308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VALUE(MID([.A309];3;2))" office:value-type="float" office:value="32" calcext:value-type="float">
            <text:p>32</text:p>
          </table:table-cell>
          <table:table-cell table:formula="of:=IF([.D309]&gt;12;[.D309]-20;[.D309])" office:value-type="float" office:value="12" calcext:value-type="float">
            <text:p>12</text:p>
          </table:table-cell>
          <table:table-cell table:formula="of:=VLOOKUP([.E309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VALUE(MID([.A310];3;2))" office:value-type="float" office:value="32" calcext:value-type="float">
            <text:p>32</text:p>
          </table:table-cell>
          <table:table-cell table:formula="of:=IF([.D310]&gt;12;[.D310]-20;[.D310])" office:value-type="float" office:value="12" calcext:value-type="float">
            <text:p>12</text:p>
          </table:table-cell>
          <table:table-cell table:formula="of:=VLOOKUP([.E310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VALUE(MID([.A311];3;2))" office:value-type="float" office:value="32" calcext:value-type="float">
            <text:p>32</text:p>
          </table:table-cell>
          <table:table-cell table:formula="of:=IF([.D311]&gt;12;[.D311]-20;[.D311])" office:value-type="float" office:value="12" calcext:value-type="float">
            <text:p>12</text:p>
          </table:table-cell>
          <table:table-cell table:formula="of:=VLOOKUP([.E311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VALUE(MID([.A312];3;2))" office:value-type="float" office:value="32" calcext:value-type="float">
            <text:p>32</text:p>
          </table:table-cell>
          <table:table-cell table:formula="of:=IF([.D312]&gt;12;[.D312]-20;[.D312])" office:value-type="float" office:value="12" calcext:value-type="float">
            <text:p>12</text:p>
          </table:table-cell>
          <table:table-cell table:formula="of:=VLOOKUP([.E312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VALUE(MID([.A313];3;2))" office:value-type="float" office:value="32" calcext:value-type="float">
            <text:p>32</text:p>
          </table:table-cell>
          <table:table-cell table:formula="of:=IF([.D313]&gt;12;[.D313]-20;[.D313])" office:value-type="float" office:value="12" calcext:value-type="float">
            <text:p>12</text:p>
          </table:table-cell>
          <table:table-cell table:formula="of:=VLOOKUP([.E313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VALUE(MID([.A314];3;2))" office:value-type="float" office:value="32" calcext:value-type="float">
            <text:p>32</text:p>
          </table:table-cell>
          <table:table-cell table:formula="of:=IF([.D314]&gt;12;[.D314]-20;[.D314])" office:value-type="float" office:value="12" calcext:value-type="float">
            <text:p>12</text:p>
          </table:table-cell>
          <table:table-cell table:formula="of:=VLOOKUP([.E314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VALUE(MID([.A315];3;2))" office:value-type="float" office:value="32" calcext:value-type="float">
            <text:p>32</text:p>
          </table:table-cell>
          <table:table-cell table:formula="of:=IF([.D315]&gt;12;[.D315]-20;[.D315])" office:value-type="float" office:value="12" calcext:value-type="float">
            <text:p>12</text:p>
          </table:table-cell>
          <table:table-cell table:formula="of:=VLOOKUP([.E315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VALUE(MID([.A316];3;2))" office:value-type="float" office:value="32" calcext:value-type="float">
            <text:p>32</text:p>
          </table:table-cell>
          <table:table-cell table:formula="of:=IF([.D316]&gt;12;[.D316]-20;[.D316])" office:value-type="float" office:value="12" calcext:value-type="float">
            <text:p>12</text:p>
          </table:table-cell>
          <table:table-cell table:formula="of:=VLOOKUP([.E316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VALUE(MID([.A317];3;2))" office:value-type="float" office:value="32" calcext:value-type="float">
            <text:p>32</text:p>
          </table:table-cell>
          <table:table-cell table:formula="of:=IF([.D317]&gt;12;[.D317]-20;[.D317])" office:value-type="float" office:value="12" calcext:value-type="float">
            <text:p>12</text:p>
          </table:table-cell>
          <table:table-cell table:formula="of:=VLOOKUP([.E317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VALUE(MID([.A318];3;2))" office:value-type="float" office:value="32" calcext:value-type="float">
            <text:p>32</text:p>
          </table:table-cell>
          <table:table-cell table:formula="of:=IF([.D318]&gt;12;[.D318]-20;[.D318])" office:value-type="float" office:value="12" calcext:value-type="float">
            <text:p>12</text:p>
          </table:table-cell>
          <table:table-cell table:formula="of:=VLOOKUP([.E318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VALUE(MID([.A319];3;2))" office:value-type="float" office:value="32" calcext:value-type="float">
            <text:p>32</text:p>
          </table:table-cell>
          <table:table-cell table:formula="of:=IF([.D319]&gt;12;[.D319]-20;[.D319])" office:value-type="float" office:value="12" calcext:value-type="float">
            <text:p>12</text:p>
          </table:table-cell>
          <table:table-cell table:formula="of:=VLOOKUP([.E319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VALUE(MID([.A320];3;2))" office:value-type="float" office:value="32" calcext:value-type="float">
            <text:p>32</text:p>
          </table:table-cell>
          <table:table-cell table:formula="of:=IF([.D320]&gt;12;[.D320]-20;[.D320])" office:value-type="float" office:value="12" calcext:value-type="float">
            <text:p>12</text:p>
          </table:table-cell>
          <table:table-cell table:formula="of:=VLOOKUP([.E320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VALUE(MID([.A321];3;2))" office:value-type="float" office:value="32" calcext:value-type="float">
            <text:p>32</text:p>
          </table:table-cell>
          <table:table-cell table:formula="of:=IF([.D321]&gt;12;[.D321]-20;[.D321])" office:value-type="float" office:value="12" calcext:value-type="float">
            <text:p>12</text:p>
          </table:table-cell>
          <table:table-cell table:formula="of:=VLOOKUP([.E321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VALUE(MID([.A322];3;2))" office:value-type="float" office:value="32" calcext:value-type="float">
            <text:p>32</text:p>
          </table:table-cell>
          <table:table-cell table:formula="of:=IF([.D322]&gt;12;[.D322]-20;[.D322])" office:value-type="float" office:value="12" calcext:value-type="float">
            <text:p>12</text:p>
          </table:table-cell>
          <table:table-cell table:formula="of:=VLOOKUP([.E322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VALUE(MID([.A323];3;2))" office:value-type="float" office:value="32" calcext:value-type="float">
            <text:p>32</text:p>
          </table:table-cell>
          <table:table-cell table:formula="of:=IF([.D323]&gt;12;[.D323]-20;[.D323])" office:value-type="float" office:value="12" calcext:value-type="float">
            <text:p>12</text:p>
          </table:table-cell>
          <table:table-cell table:formula="of:=VLOOKUP([.E323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VALUE(MID([.A324];3;2))" office:value-type="float" office:value="32" calcext:value-type="float">
            <text:p>32</text:p>
          </table:table-cell>
          <table:table-cell table:formula="of:=IF([.D324]&gt;12;[.D324]-20;[.D324])" office:value-type="float" office:value="12" calcext:value-type="float">
            <text:p>12</text:p>
          </table:table-cell>
          <table:table-cell table:formula="of:=VLOOKUP([.E324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VALUE(MID([.A325];3;2))" office:value-type="float" office:value="32" calcext:value-type="float">
            <text:p>32</text:p>
          </table:table-cell>
          <table:table-cell table:formula="of:=IF([.D325]&gt;12;[.D325]-20;[.D325])" office:value-type="float" office:value="12" calcext:value-type="float">
            <text:p>12</text:p>
          </table:table-cell>
          <table:table-cell table:formula="of:=VLOOKUP([.E325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VALUE(MID([.A326];3;2))" office:value-type="float" office:value="32" calcext:value-type="float">
            <text:p>32</text:p>
          </table:table-cell>
          <table:table-cell table:formula="of:=IF([.D326]&gt;12;[.D326]-20;[.D326])" office:value-type="float" office:value="12" calcext:value-type="float">
            <text:p>12</text:p>
          </table:table-cell>
          <table:table-cell table:formula="of:=VLOOKUP([.E326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VALUE(MID([.A327];3;2))" office:value-type="float" office:value="32" calcext:value-type="float">
            <text:p>32</text:p>
          </table:table-cell>
          <table:table-cell table:formula="of:=IF([.D327]&gt;12;[.D327]-20;[.D327])" office:value-type="float" office:value="12" calcext:value-type="float">
            <text:p>12</text:p>
          </table:table-cell>
          <table:table-cell table:formula="of:=VLOOKUP([.E327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VALUE(MID([.A328];3;2))" office:value-type="float" office:value="32" calcext:value-type="float">
            <text:p>32</text:p>
          </table:table-cell>
          <table:table-cell table:formula="of:=IF([.D328]&gt;12;[.D328]-20;[.D328])" office:value-type="float" office:value="12" calcext:value-type="float">
            <text:p>12</text:p>
          </table:table-cell>
          <table:table-cell table:formula="of:=VLOOKUP([.E328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VALUE(MID([.A329];3;2))" office:value-type="float" office:value="32" calcext:value-type="float">
            <text:p>32</text:p>
          </table:table-cell>
          <table:table-cell table:formula="of:=IF([.D329]&gt;12;[.D329]-20;[.D329])" office:value-type="float" office:value="12" calcext:value-type="float">
            <text:p>12</text:p>
          </table:table-cell>
          <table:table-cell table:formula="of:=VLOOKUP([.E329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VALUE(MID([.A330];3;2))" office:value-type="float" office:value="32" calcext:value-type="float">
            <text:p>32</text:p>
          </table:table-cell>
          <table:table-cell table:formula="of:=IF([.D330]&gt;12;[.D330]-20;[.D330])" office:value-type="float" office:value="12" calcext:value-type="float">
            <text:p>12</text:p>
          </table:table-cell>
          <table:table-cell table:formula="of:=VLOOKUP([.E330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VALUE(MID([.A331];3;2))" office:value-type="float" office:value="32" calcext:value-type="float">
            <text:p>32</text:p>
          </table:table-cell>
          <table:table-cell table:formula="of:=IF([.D331]&gt;12;[.D331]-20;[.D331])" office:value-type="float" office:value="12" calcext:value-type="float">
            <text:p>12</text:p>
          </table:table-cell>
          <table:table-cell table:formula="of:=VLOOKUP([.E331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302180</text:p>
          </table:table-cell>
          <table:table-cell office:value-type="string" calcext:value-type="string">
            <text:p>Jędrzejczak</text:p>
          </table:table-cell>
          <table:table-cell office:value-type="string" calcext:value-type="string">
            <text:p>Nadia</text:p>
          </table:table-cell>
          <table:table-cell table:formula="of:=VALUE(MID([.A332];3;2))" office:value-type="float" office:value="32" calcext:value-type="float">
            <text:p>32</text:p>
          </table:table-cell>
          <table:table-cell table:formula="of:=IF([.D332]&gt;12;[.D332]-20;[.D332])" office:value-type="float" office:value="12" calcext:value-type="float">
            <text:p>12</text:p>
          </table:table-cell>
          <table:table-cell table:formula="of:=VLOOKUP([.E332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VALUE(MID([.A333];3;2))" office:value-type="float" office:value="32" calcext:value-type="float">
            <text:p>32</text:p>
          </table:table-cell>
          <table:table-cell table:formula="of:=IF([.D333]&gt;12;[.D333]-20;[.D333])" office:value-type="float" office:value="12" calcext:value-type="float">
            <text:p>12</text:p>
          </table:table-cell>
          <table:table-cell table:formula="of:=VLOOKUP([.E333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VALUE(MID([.A334];3;2))" office:value-type="float" office:value="32" calcext:value-type="float">
            <text:p>32</text:p>
          </table:table-cell>
          <table:table-cell table:formula="of:=IF([.D334]&gt;12;[.D334]-20;[.D334])" office:value-type="float" office:value="12" calcext:value-type="float">
            <text:p>12</text:p>
          </table:table-cell>
          <table:table-cell table:formula="of:=VLOOKUP([.E334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VALUE(MID([.A335];3;2))" office:value-type="float" office:value="32" calcext:value-type="float">
            <text:p>32</text:p>
          </table:table-cell>
          <table:table-cell table:formula="of:=IF([.D335]&gt;12;[.D335]-20;[.D335])" office:value-type="float" office:value="12" calcext:value-type="float">
            <text:p>12</text:p>
          </table:table-cell>
          <table:table-cell table:formula="of:=VLOOKUP([.E335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VALUE(MID([.A336];3;2))" office:value-type="float" office:value="32" calcext:value-type="float">
            <text:p>32</text:p>
          </table:table-cell>
          <table:table-cell table:formula="of:=IF([.D336]&gt;12;[.D336]-20;[.D336])" office:value-type="float" office:value="12" calcext:value-type="float">
            <text:p>12</text:p>
          </table:table-cell>
          <table:table-cell table:formula="of:=VLOOKUP([.E336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VALUE(MID([.A337];3;2))" office:value-type="float" office:value="32" calcext:value-type="float">
            <text:p>32</text:p>
          </table:table-cell>
          <table:table-cell table:formula="of:=IF([.D337]&gt;12;[.D337]-20;[.D337])" office:value-type="float" office:value="12" calcext:value-type="float">
            <text:p>12</text:p>
          </table:table-cell>
          <table:table-cell table:formula="of:=VLOOKUP([.E337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VALUE(MID([.A338];3;2))" office:value-type="float" office:value="32" calcext:value-type="float">
            <text:p>32</text:p>
          </table:table-cell>
          <table:table-cell table:formula="of:=IF([.D338]&gt;12;[.D338]-20;[.D338])" office:value-type="float" office:value="12" calcext:value-type="float">
            <text:p>12</text:p>
          </table:table-cell>
          <table:table-cell table:formula="of:=VLOOKUP([.E338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VALUE(MID([.A339];3;2))" office:value-type="float" office:value="32" calcext:value-type="float">
            <text:p>32</text:p>
          </table:table-cell>
          <table:table-cell table:formula="of:=IF([.D339]&gt;12;[.D339]-20;[.D339])" office:value-type="float" office:value="12" calcext:value-type="float">
            <text:p>12</text:p>
          </table:table-cell>
          <table:table-cell table:formula="of:=VLOOKUP([.E339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VALUE(MID([.A340];3;2))" office:value-type="float" office:value="32" calcext:value-type="float">
            <text:p>32</text:p>
          </table:table-cell>
          <table:table-cell table:formula="of:=IF([.D340]&gt;12;[.D340]-20;[.D340])" office:value-type="float" office:value="12" calcext:value-type="float">
            <text:p>12</text:p>
          </table:table-cell>
          <table:table-cell table:formula="of:=VLOOKUP([.E340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VALUE(MID([.A341];3;2))" office:value-type="float" office:value="32" calcext:value-type="float">
            <text:p>32</text:p>
          </table:table-cell>
          <table:table-cell table:formula="of:=IF([.D341]&gt;12;[.D341]-20;[.D341])" office:value-type="float" office:value="12" calcext:value-type="float">
            <text:p>12</text:p>
          </table:table-cell>
          <table:table-cell table:formula="of:=VLOOKUP([.E341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VALUE(MID([.A342];3;2))" office:value-type="float" office:value="32" calcext:value-type="float">
            <text:p>32</text:p>
          </table:table-cell>
          <table:table-cell table:formula="of:=IF([.D342]&gt;12;[.D342]-20;[.D342])" office:value-type="float" office:value="12" calcext:value-type="float">
            <text:p>12</text:p>
          </table:table-cell>
          <table:table-cell table:formula="of:=VLOOKUP([.E342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VALUE(MID([.A343];3;2))" office:value-type="float" office:value="32" calcext:value-type="float">
            <text:p>32</text:p>
          </table:table-cell>
          <table:table-cell table:formula="of:=IF([.D343]&gt;12;[.D343]-20;[.D343])" office:value-type="float" office:value="12" calcext:value-type="float">
            <text:p>12</text:p>
          </table:table-cell>
          <table:table-cell table:formula="of:=VLOOKUP([.E343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VALUE(MID([.A344];3;2))" office:value-type="float" office:value="32" calcext:value-type="float">
            <text:p>32</text:p>
          </table:table-cell>
          <table:table-cell table:formula="of:=IF([.D344]&gt;12;[.D344]-20;[.D344])" office:value-type="float" office:value="12" calcext:value-type="float">
            <text:p>12</text:p>
          </table:table-cell>
          <table:table-cell table:formula="of:=VLOOKUP([.E344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VALUE(MID([.A345];3;2))" office:value-type="float" office:value="32" calcext:value-type="float">
            <text:p>32</text:p>
          </table:table-cell>
          <table:table-cell table:formula="of:=IF([.D345]&gt;12;[.D345]-20;[.D345])" office:value-type="float" office:value="12" calcext:value-type="float">
            <text:p>12</text:p>
          </table:table-cell>
          <table:table-cell table:formula="of:=VLOOKUP([.E345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VALUE(MID([.A346];3;2))" office:value-type="float" office:value="32" calcext:value-type="float">
            <text:p>32</text:p>
          </table:table-cell>
          <table:table-cell table:formula="of:=IF([.D346]&gt;12;[.D346]-20;[.D346])" office:value-type="float" office:value="12" calcext:value-type="float">
            <text:p>12</text:p>
          </table:table-cell>
          <table:table-cell table:formula="of:=VLOOKUP([.E346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VALUE(MID([.A347];3;2))" office:value-type="float" office:value="32" calcext:value-type="float">
            <text:p>32</text:p>
          </table:table-cell>
          <table:table-cell table:formula="of:=IF([.D347]&gt;12;[.D347]-20;[.D347])" office:value-type="float" office:value="12" calcext:value-type="float">
            <text:p>12</text:p>
          </table:table-cell>
          <table:table-cell table:formula="of:=VLOOKUP([.E347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VALUE(MID([.A348];3;2))" office:value-type="float" office:value="32" calcext:value-type="float">
            <text:p>32</text:p>
          </table:table-cell>
          <table:table-cell table:formula="of:=IF([.D348]&gt;12;[.D348]-20;[.D348])" office:value-type="float" office:value="12" calcext:value-type="float">
            <text:p>12</text:p>
          </table:table-cell>
          <table:table-cell table:formula="of:=VLOOKUP([.E348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VALUE(MID([.A349];3;2))" office:value-type="float" office:value="32" calcext:value-type="float">
            <text:p>32</text:p>
          </table:table-cell>
          <table:table-cell table:formula="of:=IF([.D349]&gt;12;[.D349]-20;[.D349])" office:value-type="float" office:value="12" calcext:value-type="float">
            <text:p>12</text:p>
          </table:table-cell>
          <table:table-cell table:formula="of:=VLOOKUP([.E349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VALUE(MID([.A350];3;2))" office:value-type="float" office:value="32" calcext:value-type="float">
            <text:p>32</text:p>
          </table:table-cell>
          <table:table-cell table:formula="of:=IF([.D350]&gt;12;[.D350]-20;[.D350])" office:value-type="float" office:value="12" calcext:value-type="float">
            <text:p>12</text:p>
          </table:table-cell>
          <table:table-cell table:formula="of:=VLOOKUP([.E350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VALUE(MID([.A351];3;2))" office:value-type="float" office:value="32" calcext:value-type="float">
            <text:p>32</text:p>
          </table:table-cell>
          <table:table-cell table:formula="of:=IF([.D351]&gt;12;[.D351]-20;[.D351])" office:value-type="float" office:value="12" calcext:value-type="float">
            <text:p>12</text:p>
          </table:table-cell>
          <table:table-cell table:formula="of:=VLOOKUP([.E351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VALUE(MID([.A352];3;2))" office:value-type="float" office:value="32" calcext:value-type="float">
            <text:p>32</text:p>
          </table:table-cell>
          <table:table-cell table:formula="of:=IF([.D352]&gt;12;[.D352]-20;[.D352])" office:value-type="float" office:value="12" calcext:value-type="float">
            <text:p>12</text:p>
          </table:table-cell>
          <table:table-cell table:formula="of:=VLOOKUP([.E352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VALUE(MID([.A353];3;2))" office:value-type="float" office:value="32" calcext:value-type="float">
            <text:p>32</text:p>
          </table:table-cell>
          <table:table-cell table:formula="of:=IF([.D353]&gt;12;[.D353]-20;[.D353])" office:value-type="float" office:value="12" calcext:value-type="float">
            <text:p>12</text:p>
          </table:table-cell>
          <table:table-cell table:formula="of:=VLOOKUP([.E353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VALUE(MID([.A354];3;2))" office:value-type="float" office:value="2" calcext:value-type="float">
            <text:p>2</text:p>
          </table:table-cell>
          <table:table-cell table:formula="of:=IF([.D354]&gt;12;[.D354]-20;[.D354])" office:value-type="float" office:value="2" calcext:value-type="float">
            <text:p>2</text:p>
          </table:table-cell>
          <table:table-cell table:formula="of:=VLOOKUP([.E354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VALUE(MID([.A355];3;2))" office:value-type="float" office:value="10" calcext:value-type="float">
            <text:p>10</text:p>
          </table:table-cell>
          <table:table-cell table:formula="of:=IF([.D355]&gt;12;[.D355]-20;[.D355])" office:value-type="float" office:value="10" calcext:value-type="float">
            <text:p>10</text:p>
          </table:table-cell>
          <table:table-cell table:formula="of:=VLOOKUP([.E355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VALUE(MID([.A356];3;2))" office:value-type="float" office:value="10" calcext:value-type="float">
            <text:p>10</text:p>
          </table:table-cell>
          <table:table-cell table:formula="of:=IF([.D356]&gt;12;[.D356]-20;[.D356])" office:value-type="float" office:value="10" calcext:value-type="float">
            <text:p>10</text:p>
          </table:table-cell>
          <table:table-cell table:formula="of:=VLOOKUP([.E356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VALUE(MID([.A357];3;2))" office:value-type="float" office:value="1" calcext:value-type="float">
            <text:p>1</text:p>
          </table:table-cell>
          <table:table-cell table:formula="of:=IF([.D357]&gt;12;[.D357]-20;[.D357])" office:value-type="float" office:value="1" calcext:value-type="float">
            <text:p>1</text:p>
          </table:table-cell>
          <table:table-cell table:formula="of:=VLOOKUP([.E357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VALUE(MID([.A358];3;2))" office:value-type="float" office:value="10" calcext:value-type="float">
            <text:p>10</text:p>
          </table:table-cell>
          <table:table-cell table:formula="of:=IF([.D358]&gt;12;[.D358]-20;[.D358])" office:value-type="float" office:value="10" calcext:value-type="float">
            <text:p>10</text:p>
          </table:table-cell>
          <table:table-cell table:formula="of:=VLOOKUP([.E358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VALUE(MID([.A359];3;2))" office:value-type="float" office:value="10" calcext:value-type="float">
            <text:p>10</text:p>
          </table:table-cell>
          <table:table-cell table:formula="of:=IF([.D359]&gt;12;[.D359]-20;[.D359])" office:value-type="float" office:value="10" calcext:value-type="float">
            <text:p>10</text:p>
          </table:table-cell>
          <table:table-cell table:formula="of:=VLOOKUP([.E359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VALUE(MID([.A360];3;2))" office:value-type="float" office:value="11" calcext:value-type="float">
            <text:p>11</text:p>
          </table:table-cell>
          <table:table-cell table:formula="of:=IF([.D360]&gt;12;[.D360]-20;[.D360])" office:value-type="float" office:value="11" calcext:value-type="float">
            <text:p>11</text:p>
          </table:table-cell>
          <table:table-cell table:formula="of:=VLOOKUP([.E360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VALUE(MID([.A361];3;2))" office:value-type="float" office:value="8" calcext:value-type="float">
            <text:p>8</text:p>
          </table:table-cell>
          <table:table-cell table:formula="of:=IF([.D361]&gt;12;[.D361]-20;[.D361])" office:value-type="float" office:value="8" calcext:value-type="float">
            <text:p>8</text:p>
          </table:table-cell>
          <table:table-cell table:formula="of:=VLOOKUP([.E361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VALUE(MID([.A362];3;2))" office:value-type="float" office:value="12" calcext:value-type="float">
            <text:p>12</text:p>
          </table:table-cell>
          <table:table-cell table:formula="of:=IF([.D362]&gt;12;[.D362]-20;[.D362])" office:value-type="float" office:value="12" calcext:value-type="float">
            <text:p>12</text:p>
          </table:table-cell>
          <table:table-cell table:formula="of:=VLOOKUP([.E362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VALUE(MID([.A363];3;2))" office:value-type="float" office:value="2" calcext:value-type="float">
            <text:p>2</text:p>
          </table:table-cell>
          <table:table-cell table:formula="of:=IF([.D363]&gt;12;[.D363]-20;[.D363])" office:value-type="float" office:value="2" calcext:value-type="float">
            <text:p>2</text:p>
          </table:table-cell>
          <table:table-cell table:formula="of:=VLOOKUP([.E363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VALUE(MID([.A364];3;2))" office:value-type="float" office:value="2" calcext:value-type="float">
            <text:p>2</text:p>
          </table:table-cell>
          <table:table-cell table:formula="of:=IF([.D364]&gt;12;[.D364]-20;[.D364])" office:value-type="float" office:value="2" calcext:value-type="float">
            <text:p>2</text:p>
          </table:table-cell>
          <table:table-cell table:formula="of:=VLOOKUP([.E364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VALUE(MID([.A365];3;2))" office:value-type="float" office:value="11" calcext:value-type="float">
            <text:p>11</text:p>
          </table:table-cell>
          <table:table-cell table:formula="of:=IF([.D365]&gt;12;[.D365]-20;[.D365])" office:value-type="float" office:value="11" calcext:value-type="float">
            <text:p>11</text:p>
          </table:table-cell>
          <table:table-cell table:formula="of:=VLOOKUP([.E365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VALUE(MID([.A366];3;2))" office:value-type="float" office:value="12" calcext:value-type="float">
            <text:p>12</text:p>
          </table:table-cell>
          <table:table-cell table:formula="of:=IF([.D366]&gt;12;[.D366]-20;[.D366])" office:value-type="float" office:value="12" calcext:value-type="float">
            <text:p>12</text:p>
          </table:table-cell>
          <table:table-cell table:formula="of:=VLOOKUP([.E366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VALUE(MID([.A367];3;2))" office:value-type="float" office:value="11" calcext:value-type="float">
            <text:p>11</text:p>
          </table:table-cell>
          <table:table-cell table:formula="of:=IF([.D367]&gt;12;[.D367]-20;[.D367])" office:value-type="float" office:value="11" calcext:value-type="float">
            <text:p>11</text:p>
          </table:table-cell>
          <table:table-cell table:formula="of:=VLOOKUP([.E367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VALUE(MID([.A368];3;2))" office:value-type="float" office:value="7" calcext:value-type="float">
            <text:p>7</text:p>
          </table:table-cell>
          <table:table-cell table:formula="of:=IF([.D368]&gt;12;[.D368]-20;[.D368])" office:value-type="float" office:value="7" calcext:value-type="float">
            <text:p>7</text:p>
          </table:table-cell>
          <table:table-cell table:formula="of:=VLOOKUP([.E368];[.$I$2:.$J$13];2)" office:value-type="string" office:string-value="lipiec" calcext:value-type="string">
            <text:p>lip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VALUE(MID([.A369];3;2))" office:value-type="float" office:value="10" calcext:value-type="float">
            <text:p>10</text:p>
          </table:table-cell>
          <table:table-cell table:formula="of:=IF([.D369]&gt;12;[.D369]-20;[.D369])" office:value-type="float" office:value="10" calcext:value-type="float">
            <text:p>10</text:p>
          </table:table-cell>
          <table:table-cell table:formula="of:=VLOOKUP([.E369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VALUE(MID([.A370];3;2))" office:value-type="float" office:value="12" calcext:value-type="float">
            <text:p>12</text:p>
          </table:table-cell>
          <table:table-cell table:formula="of:=IF([.D370]&gt;12;[.D370]-20;[.D370])" office:value-type="float" office:value="12" calcext:value-type="float">
            <text:p>12</text:p>
          </table:table-cell>
          <table:table-cell table:formula="of:=VLOOKUP([.E370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VALUE(MID([.A371];3;2))" office:value-type="float" office:value="3" calcext:value-type="float">
            <text:p>3</text:p>
          </table:table-cell>
          <table:table-cell table:formula="of:=IF([.D371]&gt;12;[.D371]-20;[.D371])" office:value-type="float" office:value="3" calcext:value-type="float">
            <text:p>3</text:p>
          </table:table-cell>
          <table:table-cell table:formula="of:=VLOOKUP([.E371];[.$I$2:.$J$13];2)" office:value-type="string" office:string-value="marzec" calcext:value-type="string">
            <text:p>marz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VALUE(MID([.A372];3;2))" office:value-type="float" office:value="4" calcext:value-type="float">
            <text:p>4</text:p>
          </table:table-cell>
          <table:table-cell table:formula="of:=IF([.D372]&gt;12;[.D372]-20;[.D372])" office:value-type="float" office:value="4" calcext:value-type="float">
            <text:p>4</text:p>
          </table:table-cell>
          <table:table-cell table:formula="of:=VLOOKUP([.E372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VALUE(MID([.A373];3;2))" office:value-type="float" office:value="8" calcext:value-type="float">
            <text:p>8</text:p>
          </table:table-cell>
          <table:table-cell table:formula="of:=IF([.D373]&gt;12;[.D373]-20;[.D373])" office:value-type="float" office:value="8" calcext:value-type="float">
            <text:p>8</text:p>
          </table:table-cell>
          <table:table-cell table:formula="of:=VLOOKUP([.E373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VALUE(MID([.A374];3;2))" office:value-type="float" office:value="11" calcext:value-type="float">
            <text:p>11</text:p>
          </table:table-cell>
          <table:table-cell table:formula="of:=IF([.D374]&gt;12;[.D374]-20;[.D374])" office:value-type="float" office:value="11" calcext:value-type="float">
            <text:p>11</text:p>
          </table:table-cell>
          <table:table-cell table:formula="of:=VLOOKUP([.E374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VALUE(MID([.A375];3;2))" office:value-type="float" office:value="10" calcext:value-type="float">
            <text:p>10</text:p>
          </table:table-cell>
          <table:table-cell table:formula="of:=IF([.D375]&gt;12;[.D375]-20;[.D375])" office:value-type="float" office:value="10" calcext:value-type="float">
            <text:p>10</text:p>
          </table:table-cell>
          <table:table-cell table:formula="of:=VLOOKUP([.E375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VALUE(MID([.A376];3;2))" office:value-type="float" office:value="3" calcext:value-type="float">
            <text:p>3</text:p>
          </table:table-cell>
          <table:table-cell table:formula="of:=IF([.D376]&gt;12;[.D376]-20;[.D376])" office:value-type="float" office:value="3" calcext:value-type="float">
            <text:p>3</text:p>
          </table:table-cell>
          <table:table-cell table:formula="of:=VLOOKUP([.E376];[.$I$2:.$J$13];2)" office:value-type="string" office:string-value="marzec" calcext:value-type="string">
            <text:p>marz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VALUE(MID([.A377];3;2))" office:value-type="float" office:value="10" calcext:value-type="float">
            <text:p>10</text:p>
          </table:table-cell>
          <table:table-cell table:formula="of:=IF([.D377]&gt;12;[.D377]-20;[.D377])" office:value-type="float" office:value="10" calcext:value-type="float">
            <text:p>10</text:p>
          </table:table-cell>
          <table:table-cell table:formula="of:=VLOOKUP([.E377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VALUE(MID([.A378];3;2))" office:value-type="float" office:value="12" calcext:value-type="float">
            <text:p>12</text:p>
          </table:table-cell>
          <table:table-cell table:formula="of:=IF([.D378]&gt;12;[.D378]-20;[.D378])" office:value-type="float" office:value="12" calcext:value-type="float">
            <text:p>12</text:p>
          </table:table-cell>
          <table:table-cell table:formula="of:=VLOOKUP([.E378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VALUE(MID([.A379];3;2))" office:value-type="float" office:value="3" calcext:value-type="float">
            <text:p>3</text:p>
          </table:table-cell>
          <table:table-cell table:formula="of:=IF([.D379]&gt;12;[.D379]-20;[.D379])" office:value-type="float" office:value="3" calcext:value-type="float">
            <text:p>3</text:p>
          </table:table-cell>
          <table:table-cell table:formula="of:=VLOOKUP([.E379];[.$I$2:.$J$13];2)" office:value-type="string" office:string-value="marzec" calcext:value-type="string">
            <text:p>marz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VALUE(MID([.A380];3;2))" office:value-type="float" office:value="9" calcext:value-type="float">
            <text:p>9</text:p>
          </table:table-cell>
          <table:table-cell table:formula="of:=IF([.D380]&gt;12;[.D380]-20;[.D380])" office:value-type="float" office:value="9" calcext:value-type="float">
            <text:p>9</text:p>
          </table:table-cell>
          <table:table-cell table:formula="of:=VLOOKUP([.E380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VALUE(MID([.A381];3;2))" office:value-type="float" office:value="9" calcext:value-type="float">
            <text:p>9</text:p>
          </table:table-cell>
          <table:table-cell table:formula="of:=IF([.D381]&gt;12;[.D381]-20;[.D381])" office:value-type="float" office:value="9" calcext:value-type="float">
            <text:p>9</text:p>
          </table:table-cell>
          <table:table-cell table:formula="of:=VLOOKUP([.E381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VALUE(MID([.A382];3;2))" office:value-type="float" office:value="10" calcext:value-type="float">
            <text:p>10</text:p>
          </table:table-cell>
          <table:table-cell table:formula="of:=IF([.D382]&gt;12;[.D382]-20;[.D382])" office:value-type="float" office:value="10" calcext:value-type="float">
            <text:p>10</text:p>
          </table:table-cell>
          <table:table-cell table:formula="of:=VLOOKUP([.E382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VALUE(MID([.A383];3;2))" office:value-type="float" office:value="12" calcext:value-type="float">
            <text:p>12</text:p>
          </table:table-cell>
          <table:table-cell table:formula="of:=IF([.D383]&gt;12;[.D383]-20;[.D383])" office:value-type="float" office:value="12" calcext:value-type="float">
            <text:p>12</text:p>
          </table:table-cell>
          <table:table-cell table:formula="of:=VLOOKUP([.E383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VALUE(MID([.A384];3;2))" office:value-type="float" office:value="2" calcext:value-type="float">
            <text:p>2</text:p>
          </table:table-cell>
          <table:table-cell table:formula="of:=IF([.D384]&gt;12;[.D384]-20;[.D384])" office:value-type="float" office:value="2" calcext:value-type="float">
            <text:p>2</text:p>
          </table:table-cell>
          <table:table-cell table:formula="of:=VLOOKUP([.E384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VALUE(MID([.A385];3;2))" office:value-type="float" office:value="4" calcext:value-type="float">
            <text:p>4</text:p>
          </table:table-cell>
          <table:table-cell table:formula="of:=IF([.D385]&gt;12;[.D385]-20;[.D385])" office:value-type="float" office:value="4" calcext:value-type="float">
            <text:p>4</text:p>
          </table:table-cell>
          <table:table-cell table:formula="of:=VLOOKUP([.E385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VALUE(MID([.A386];3;2))" office:value-type="float" office:value="6" calcext:value-type="float">
            <text:p>6</text:p>
          </table:table-cell>
          <table:table-cell table:formula="of:=IF([.D386]&gt;12;[.D386]-20;[.D386])" office:value-type="float" office:value="6" calcext:value-type="float">
            <text:p>6</text:p>
          </table:table-cell>
          <table:table-cell table:formula="of:=VLOOKUP([.E386];[.$I$2:.$J$13];2)" office:value-type="string" office:string-value="czerwiec" calcext:value-type="string">
            <text:p>czerw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VALUE(MID([.A387];3;2))" office:value-type="float" office:value="6" calcext:value-type="float">
            <text:p>6</text:p>
          </table:table-cell>
          <table:table-cell table:formula="of:=IF([.D387]&gt;12;[.D387]-20;[.D387])" office:value-type="float" office:value="6" calcext:value-type="float">
            <text:p>6</text:p>
          </table:table-cell>
          <table:table-cell table:formula="of:=VLOOKUP([.E387];[.$I$2:.$J$13];2)" office:value-type="string" office:string-value="czerwiec" calcext:value-type="string">
            <text:p>czerw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VALUE(MID([.A388];3;2))" office:value-type="float" office:value="9" calcext:value-type="float">
            <text:p>9</text:p>
          </table:table-cell>
          <table:table-cell table:formula="of:=IF([.D388]&gt;12;[.D388]-20;[.D388])" office:value-type="float" office:value="9" calcext:value-type="float">
            <text:p>9</text:p>
          </table:table-cell>
          <table:table-cell table:formula="of:=VLOOKUP([.E388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VALUE(MID([.A389];3;2))" office:value-type="float" office:value="10" calcext:value-type="float">
            <text:p>10</text:p>
          </table:table-cell>
          <table:table-cell table:formula="of:=IF([.D389]&gt;12;[.D389]-20;[.D389])" office:value-type="float" office:value="10" calcext:value-type="float">
            <text:p>10</text:p>
          </table:table-cell>
          <table:table-cell table:formula="of:=VLOOKUP([.E389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VALUE(MID([.A390];3;2))" office:value-type="float" office:value="6" calcext:value-type="float">
            <text:p>6</text:p>
          </table:table-cell>
          <table:table-cell table:formula="of:=IF([.D390]&gt;12;[.D390]-20;[.D390])" office:value-type="float" office:value="6" calcext:value-type="float">
            <text:p>6</text:p>
          </table:table-cell>
          <table:table-cell table:formula="of:=VLOOKUP([.E390];[.$I$2:.$J$13];2)" office:value-type="string" office:string-value="czerwiec" calcext:value-type="string">
            <text:p>czerw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VALUE(MID([.A391];3;2))" office:value-type="float" office:value="10" calcext:value-type="float">
            <text:p>10</text:p>
          </table:table-cell>
          <table:table-cell table:formula="of:=IF([.D391]&gt;12;[.D391]-20;[.D391])" office:value-type="float" office:value="10" calcext:value-type="float">
            <text:p>10</text:p>
          </table:table-cell>
          <table:table-cell table:formula="of:=VLOOKUP([.E391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VALUE(MID([.A392];3;2))" office:value-type="float" office:value="10" calcext:value-type="float">
            <text:p>10</text:p>
          </table:table-cell>
          <table:table-cell table:formula="of:=IF([.D392]&gt;12;[.D392]-20;[.D392])" office:value-type="float" office:value="10" calcext:value-type="float">
            <text:p>10</text:p>
          </table:table-cell>
          <table:table-cell table:formula="of:=VLOOKUP([.E392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VALUE(MID([.A393];3;2))" office:value-type="float" office:value="11" calcext:value-type="float">
            <text:p>11</text:p>
          </table:table-cell>
          <table:table-cell table:formula="of:=IF([.D393]&gt;12;[.D393]-20;[.D393])" office:value-type="float" office:value="11" calcext:value-type="float">
            <text:p>11</text:p>
          </table:table-cell>
          <table:table-cell table:formula="of:=VLOOKUP([.E393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VALUE(MID([.A394];3;2))" office:value-type="float" office:value="11" calcext:value-type="float">
            <text:p>11</text:p>
          </table:table-cell>
          <table:table-cell table:formula="of:=IF([.D394]&gt;12;[.D394]-20;[.D394])" office:value-type="float" office:value="11" calcext:value-type="float">
            <text:p>11</text:p>
          </table:table-cell>
          <table:table-cell table:formula="of:=VLOOKUP([.E394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VALUE(MID([.A395];3;2))" office:value-type="float" office:value="10" calcext:value-type="float">
            <text:p>10</text:p>
          </table:table-cell>
          <table:table-cell table:formula="of:=IF([.D395]&gt;12;[.D395]-20;[.D395])" office:value-type="float" office:value="10" calcext:value-type="float">
            <text:p>10</text:p>
          </table:table-cell>
          <table:table-cell table:formula="of:=VLOOKUP([.E395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VALUE(MID([.A396];3;2))" office:value-type="float" office:value="11" calcext:value-type="float">
            <text:p>11</text:p>
          </table:table-cell>
          <table:table-cell table:formula="of:=IF([.D396]&gt;12;[.D396]-20;[.D396])" office:value-type="float" office:value="11" calcext:value-type="float">
            <text:p>11</text:p>
          </table:table-cell>
          <table:table-cell table:formula="of:=VLOOKUP([.E396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VALUE(MID([.A397];3;2))" office:value-type="float" office:value="11" calcext:value-type="float">
            <text:p>11</text:p>
          </table:table-cell>
          <table:table-cell table:formula="of:=IF([.D397]&gt;12;[.D397]-20;[.D397])" office:value-type="float" office:value="11" calcext:value-type="float">
            <text:p>11</text:p>
          </table:table-cell>
          <table:table-cell table:formula="of:=VLOOKUP([.E397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VALUE(MID([.A398];3;2))" office:value-type="float" office:value="12" calcext:value-type="float">
            <text:p>12</text:p>
          </table:table-cell>
          <table:table-cell table:formula="of:=IF([.D398]&gt;12;[.D398]-20;[.D398])" office:value-type="float" office:value="12" calcext:value-type="float">
            <text:p>12</text:p>
          </table:table-cell>
          <table:table-cell table:formula="of:=VLOOKUP([.E398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VALUE(MID([.A399];3;2))" office:value-type="float" office:value="11" calcext:value-type="float">
            <text:p>11</text:p>
          </table:table-cell>
          <table:table-cell table:formula="of:=IF([.D399]&gt;12;[.D399]-20;[.D399])" office:value-type="float" office:value="11" calcext:value-type="float">
            <text:p>11</text:p>
          </table:table-cell>
          <table:table-cell table:formula="of:=VLOOKUP([.E399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VALUE(MID([.A400];3;2))" office:value-type="float" office:value="3" calcext:value-type="float">
            <text:p>3</text:p>
          </table:table-cell>
          <table:table-cell table:formula="of:=IF([.D400]&gt;12;[.D400]-20;[.D400])" office:value-type="float" office:value="3" calcext:value-type="float">
            <text:p>3</text:p>
          </table:table-cell>
          <table:table-cell table:formula="of:=VLOOKUP([.E400];[.$I$2:.$J$13];2)" office:value-type="string" office:string-value="marzec" calcext:value-type="string">
            <text:p>marz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VALUE(MID([.A401];3;2))" office:value-type="float" office:value="12" calcext:value-type="float">
            <text:p>12</text:p>
          </table:table-cell>
          <table:table-cell table:formula="of:=IF([.D401]&gt;12;[.D401]-20;[.D401])" office:value-type="float" office:value="12" calcext:value-type="float">
            <text:p>12</text:p>
          </table:table-cell>
          <table:table-cell table:formula="of:=VLOOKUP([.E401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VALUE(MID([.A402];3;2))" office:value-type="float" office:value="3" calcext:value-type="float">
            <text:p>3</text:p>
          </table:table-cell>
          <table:table-cell table:formula="of:=IF([.D402]&gt;12;[.D402]-20;[.D402])" office:value-type="float" office:value="3" calcext:value-type="float">
            <text:p>3</text:p>
          </table:table-cell>
          <table:table-cell table:formula="of:=VLOOKUP([.E402];[.$I$2:.$J$13];2)" office:value-type="string" office:string-value="marzec" calcext:value-type="string">
            <text:p>marz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VALUE(MID([.A403];3;2))" office:value-type="float" office:value="5" calcext:value-type="float">
            <text:p>5</text:p>
          </table:table-cell>
          <table:table-cell table:formula="of:=IF([.D403]&gt;12;[.D403]-20;[.D403])" office:value-type="float" office:value="5" calcext:value-type="float">
            <text:p>5</text:p>
          </table:table-cell>
          <table:table-cell table:formula="of:=VLOOKUP([.E403];[.$I$2:.$J$13];2)" office:value-type="string" office:string-value="maj" calcext:value-type="string">
            <text:p>ma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VALUE(MID([.A404];3;2))" office:value-type="float" office:value="10" calcext:value-type="float">
            <text:p>10</text:p>
          </table:table-cell>
          <table:table-cell table:formula="of:=IF([.D404]&gt;12;[.D404]-20;[.D404])" office:value-type="float" office:value="10" calcext:value-type="float">
            <text:p>10</text:p>
          </table:table-cell>
          <table:table-cell table:formula="of:=VLOOKUP([.E404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VALUE(MID([.A405];3;2))" office:value-type="float" office:value="12" calcext:value-type="float">
            <text:p>12</text:p>
          </table:table-cell>
          <table:table-cell table:formula="of:=IF([.D405]&gt;12;[.D405]-20;[.D405])" office:value-type="float" office:value="12" calcext:value-type="float">
            <text:p>12</text:p>
          </table:table-cell>
          <table:table-cell table:formula="of:=VLOOKUP([.E405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1093058856</text:p>
          </table:table-cell>
          <table:table-cell office:value-type="string" calcext:value-type="string">
            <text:p>Ręczmin</text:p>
          </table:table-cell>
          <table:table-cell office:value-type="string" calcext:value-type="string">
            <text:p>Jakub</text:p>
          </table:table-cell>
          <table:table-cell table:formula="of:=VALUE(MID([.A406];3;2))" office:value-type="float" office:value="9" calcext:value-type="float">
            <text:p>9</text:p>
          </table:table-cell>
          <table:table-cell table:formula="of:=IF([.D406]&gt;12;[.D406]-20;[.D406])" office:value-type="float" office:value="9" calcext:value-type="float">
            <text:p>9</text:p>
          </table:table-cell>
          <table:table-cell table:formula="of:=VLOOKUP([.E406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VALUE(MID([.A407];3;2))" office:value-type="float" office:value="11" calcext:value-type="float">
            <text:p>11</text:p>
          </table:table-cell>
          <table:table-cell table:formula="of:=IF([.D407]&gt;12;[.D407]-20;[.D407])" office:value-type="float" office:value="11" calcext:value-type="float">
            <text:p>11</text:p>
          </table:table-cell>
          <table:table-cell table:formula="of:=VLOOKUP([.E407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VALUE(MID([.A408];3;2))" office:value-type="float" office:value="11" calcext:value-type="float">
            <text:p>11</text:p>
          </table:table-cell>
          <table:table-cell table:formula="of:=IF([.D408]&gt;12;[.D408]-20;[.D408])" office:value-type="float" office:value="11" calcext:value-type="float">
            <text:p>11</text:p>
          </table:table-cell>
          <table:table-cell table:formula="of:=VLOOKUP([.E408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VALUE(MID([.A409];3;2))" office:value-type="float" office:value="12" calcext:value-type="float">
            <text:p>12</text:p>
          </table:table-cell>
          <table:table-cell table:formula="of:=IF([.D409]&gt;12;[.D409]-20;[.D409])" office:value-type="float" office:value="12" calcext:value-type="float">
            <text:p>12</text:p>
          </table:table-cell>
          <table:table-cell table:formula="of:=VLOOKUP([.E409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VALUE(MID([.A410];3;2))" office:value-type="float" office:value="3" calcext:value-type="float">
            <text:p>3</text:p>
          </table:table-cell>
          <table:table-cell table:formula="of:=IF([.D410]&gt;12;[.D410]-20;[.D410])" office:value-type="float" office:value="3" calcext:value-type="float">
            <text:p>3</text:p>
          </table:table-cell>
          <table:table-cell table:formula="of:=VLOOKUP([.E410];[.$I$2:.$J$13];2)" office:value-type="string" office:string-value="marzec" calcext:value-type="string">
            <text:p>marz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VALUE(MID([.A411];3;2))" office:value-type="float" office:value="1" calcext:value-type="float">
            <text:p>1</text:p>
          </table:table-cell>
          <table:table-cell table:formula="of:=IF([.D411]&gt;12;[.D411]-20;[.D411])" office:value-type="float" office:value="1" calcext:value-type="float">
            <text:p>1</text:p>
          </table:table-cell>
          <table:table-cell table:formula="of:=VLOOKUP([.E411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VALUE(MID([.A412];3;2))" office:value-type="float" office:value="7" calcext:value-type="float">
            <text:p>7</text:p>
          </table:table-cell>
          <table:table-cell table:formula="of:=IF([.D412]&gt;12;[.D412]-20;[.D412])" office:value-type="float" office:value="7" calcext:value-type="float">
            <text:p>7</text:p>
          </table:table-cell>
          <table:table-cell table:formula="of:=VLOOKUP([.E412];[.$I$2:.$J$13];2)" office:value-type="string" office:string-value="lipiec" calcext:value-type="string">
            <text:p>lip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VALUE(MID([.A413];3;2))" office:value-type="float" office:value="10" calcext:value-type="float">
            <text:p>10</text:p>
          </table:table-cell>
          <table:table-cell table:formula="of:=IF([.D413]&gt;12;[.D413]-20;[.D413])" office:value-type="float" office:value="10" calcext:value-type="float">
            <text:p>10</text:p>
          </table:table-cell>
          <table:table-cell table:formula="of:=VLOOKUP([.E413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VALUE(MID([.A414];3;2))" office:value-type="float" office:value="11" calcext:value-type="float">
            <text:p>11</text:p>
          </table:table-cell>
          <table:table-cell table:formula="of:=IF([.D414]&gt;12;[.D414]-20;[.D414])" office:value-type="float" office:value="11" calcext:value-type="float">
            <text:p>11</text:p>
          </table:table-cell>
          <table:table-cell table:formula="of:=VLOOKUP([.E414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VALUE(MID([.A415];3;2))" office:value-type="float" office:value="4" calcext:value-type="float">
            <text:p>4</text:p>
          </table:table-cell>
          <table:table-cell table:formula="of:=IF([.D415]&gt;12;[.D415]-20;[.D415])" office:value-type="float" office:value="4" calcext:value-type="float">
            <text:p>4</text:p>
          </table:table-cell>
          <table:table-cell table:formula="of:=VLOOKUP([.E415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VALUE(MID([.A416];3;2))" office:value-type="float" office:value="12" calcext:value-type="float">
            <text:p>12</text:p>
          </table:table-cell>
          <table:table-cell table:formula="of:=IF([.D416]&gt;12;[.D416]-20;[.D416])" office:value-type="float" office:value="12" calcext:value-type="float">
            <text:p>12</text:p>
          </table:table-cell>
          <table:table-cell table:formula="of:=VLOOKUP([.E416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VALUE(MID([.A417];3;2))" office:value-type="float" office:value="12" calcext:value-type="float">
            <text:p>12</text:p>
          </table:table-cell>
          <table:table-cell table:formula="of:=IF([.D417]&gt;12;[.D417]-20;[.D417])" office:value-type="float" office:value="12" calcext:value-type="float">
            <text:p>12</text:p>
          </table:table-cell>
          <table:table-cell table:formula="of:=VLOOKUP([.E417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VALUE(MID([.A418];3;2))" office:value-type="float" office:value="12" calcext:value-type="float">
            <text:p>12</text:p>
          </table:table-cell>
          <table:table-cell table:formula="of:=IF([.D418]&gt;12;[.D418]-20;[.D418])" office:value-type="float" office:value="12" calcext:value-type="float">
            <text:p>12</text:p>
          </table:table-cell>
          <table:table-cell table:formula="of:=VLOOKUP([.E418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VALUE(MID([.A419];3;2))" office:value-type="float" office:value="3" calcext:value-type="float">
            <text:p>3</text:p>
          </table:table-cell>
          <table:table-cell table:formula="of:=IF([.D419]&gt;12;[.D419]-20;[.D419])" office:value-type="float" office:value="3" calcext:value-type="float">
            <text:p>3</text:p>
          </table:table-cell>
          <table:table-cell table:formula="of:=VLOOKUP([.E419];[.$I$2:.$J$13];2)" office:value-type="string" office:string-value="marzec" calcext:value-type="string">
            <text:p>marz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VALUE(MID([.A420];3;2))" office:value-type="float" office:value="11" calcext:value-type="float">
            <text:p>11</text:p>
          </table:table-cell>
          <table:table-cell table:formula="of:=IF([.D420]&gt;12;[.D420]-20;[.D420])" office:value-type="float" office:value="11" calcext:value-type="float">
            <text:p>11</text:p>
          </table:table-cell>
          <table:table-cell table:formula="of:=VLOOKUP([.E420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VALUE(MID([.A421];3;2))" office:value-type="float" office:value="12" calcext:value-type="float">
            <text:p>12</text:p>
          </table:table-cell>
          <table:table-cell table:formula="of:=IF([.D421]&gt;12;[.D421]-20;[.D421])" office:value-type="float" office:value="12" calcext:value-type="float">
            <text:p>12</text:p>
          </table:table-cell>
          <table:table-cell table:formula="of:=VLOOKUP([.E421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VALUE(MID([.A422];3;2))" office:value-type="float" office:value="12" calcext:value-type="float">
            <text:p>12</text:p>
          </table:table-cell>
          <table:table-cell table:formula="of:=IF([.D422]&gt;12;[.D422]-20;[.D422])" office:value-type="float" office:value="12" calcext:value-type="float">
            <text:p>12</text:p>
          </table:table-cell>
          <table:table-cell table:formula="of:=VLOOKUP([.E422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VALUE(MID([.A423];3;2))" office:value-type="float" office:value="4" calcext:value-type="float">
            <text:p>4</text:p>
          </table:table-cell>
          <table:table-cell table:formula="of:=IF([.D423]&gt;12;[.D423]-20;[.D423])" office:value-type="float" office:value="4" calcext:value-type="float">
            <text:p>4</text:p>
          </table:table-cell>
          <table:table-cell table:formula="of:=VLOOKUP([.E423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VALUE(MID([.A424];3;2))" office:value-type="float" office:value="4" calcext:value-type="float">
            <text:p>4</text:p>
          </table:table-cell>
          <table:table-cell table:formula="of:=IF([.D424]&gt;12;[.D424]-20;[.D424])" office:value-type="float" office:value="4" calcext:value-type="float">
            <text:p>4</text:p>
          </table:table-cell>
          <table:table-cell table:formula="of:=VLOOKUP([.E424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VALUE(MID([.A425];3;2))" office:value-type="float" office:value="12" calcext:value-type="float">
            <text:p>12</text:p>
          </table:table-cell>
          <table:table-cell table:formula="of:=IF([.D425]&gt;12;[.D425]-20;[.D425])" office:value-type="float" office:value="12" calcext:value-type="float">
            <text:p>12</text:p>
          </table:table-cell>
          <table:table-cell table:formula="of:=VLOOKUP([.E425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VALUE(MID([.A426];3;2))" office:value-type="float" office:value="12" calcext:value-type="float">
            <text:p>12</text:p>
          </table:table-cell>
          <table:table-cell table:formula="of:=IF([.D426]&gt;12;[.D426]-20;[.D426])" office:value-type="float" office:value="12" calcext:value-type="float">
            <text:p>12</text:p>
          </table:table-cell>
          <table:table-cell table:formula="of:=VLOOKUP([.E426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VALUE(MID([.A427];3;2))" office:value-type="float" office:value="11" calcext:value-type="float">
            <text:p>11</text:p>
          </table:table-cell>
          <table:table-cell table:formula="of:=IF([.D427]&gt;12;[.D427]-20;[.D427])" office:value-type="float" office:value="11" calcext:value-type="float">
            <text:p>11</text:p>
          </table:table-cell>
          <table:table-cell table:formula="of:=VLOOKUP([.E427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VALUE(MID([.A428];3;2))" office:value-type="float" office:value="1" calcext:value-type="float">
            <text:p>1</text:p>
          </table:table-cell>
          <table:table-cell table:formula="of:=IF([.D428]&gt;12;[.D428]-20;[.D428])" office:value-type="float" office:value="1" calcext:value-type="float">
            <text:p>1</text:p>
          </table:table-cell>
          <table:table-cell table:formula="of:=VLOOKUP([.E428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VALUE(MID([.A429];3;2))" office:value-type="float" office:value="10" calcext:value-type="float">
            <text:p>10</text:p>
          </table:table-cell>
          <table:table-cell table:formula="of:=IF([.D429]&gt;12;[.D429]-20;[.D429])" office:value-type="float" office:value="10" calcext:value-type="float">
            <text:p>10</text:p>
          </table:table-cell>
          <table:table-cell table:formula="of:=VLOOKUP([.E429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VALUE(MID([.A430];3;2))" office:value-type="float" office:value="10" calcext:value-type="float">
            <text:p>10</text:p>
          </table:table-cell>
          <table:table-cell table:formula="of:=IF([.D430]&gt;12;[.D430]-20;[.D430])" office:value-type="float" office:value="10" calcext:value-type="float">
            <text:p>10</text:p>
          </table:table-cell>
          <table:table-cell table:formula="of:=VLOOKUP([.E430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VALUE(MID([.A431];3;2))" office:value-type="float" office:value="12" calcext:value-type="float">
            <text:p>12</text:p>
          </table:table-cell>
          <table:table-cell table:formula="of:=IF([.D431]&gt;12;[.D431]-20;[.D431])" office:value-type="float" office:value="12" calcext:value-type="float">
            <text:p>12</text:p>
          </table:table-cell>
          <table:table-cell table:formula="of:=VLOOKUP([.E431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VALUE(MID([.A432];3;2))" office:value-type="float" office:value="1" calcext:value-type="float">
            <text:p>1</text:p>
          </table:table-cell>
          <table:table-cell table:formula="of:=IF([.D432]&gt;12;[.D432]-20;[.D432])" office:value-type="float" office:value="1" calcext:value-type="float">
            <text:p>1</text:p>
          </table:table-cell>
          <table:table-cell table:formula="of:=VLOOKUP([.E432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VALUE(MID([.A433];3;2))" office:value-type="float" office:value="7" calcext:value-type="float">
            <text:p>7</text:p>
          </table:table-cell>
          <table:table-cell table:formula="of:=IF([.D433]&gt;12;[.D433]-20;[.D433])" office:value-type="float" office:value="7" calcext:value-type="float">
            <text:p>7</text:p>
          </table:table-cell>
          <table:table-cell table:formula="of:=VLOOKUP([.E433];[.$I$2:.$J$13];2)" office:value-type="string" office:string-value="lipiec" calcext:value-type="string">
            <text:p>lip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VALUE(MID([.A434];3;2))" office:value-type="float" office:value="10" calcext:value-type="float">
            <text:p>10</text:p>
          </table:table-cell>
          <table:table-cell table:formula="of:=IF([.D434]&gt;12;[.D434]-20;[.D434])" office:value-type="float" office:value="10" calcext:value-type="float">
            <text:p>10</text:p>
          </table:table-cell>
          <table:table-cell table:formula="of:=VLOOKUP([.E434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VALUE(MID([.A435];3;2))" office:value-type="float" office:value="11" calcext:value-type="float">
            <text:p>11</text:p>
          </table:table-cell>
          <table:table-cell table:formula="of:=IF([.D435]&gt;12;[.D435]-20;[.D435])" office:value-type="float" office:value="11" calcext:value-type="float">
            <text:p>11</text:p>
          </table:table-cell>
          <table:table-cell table:formula="of:=VLOOKUP([.E435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VALUE(MID([.A436];3;2))" office:value-type="float" office:value="8" calcext:value-type="float">
            <text:p>8</text:p>
          </table:table-cell>
          <table:table-cell table:formula="of:=IF([.D436]&gt;12;[.D436]-20;[.D436])" office:value-type="float" office:value="8" calcext:value-type="float">
            <text:p>8</text:p>
          </table:table-cell>
          <table:table-cell table:formula="of:=VLOOKUP([.E436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VALUE(MID([.A437];3;2))" office:value-type="float" office:value="10" calcext:value-type="float">
            <text:p>10</text:p>
          </table:table-cell>
          <table:table-cell table:formula="of:=IF([.D437]&gt;12;[.D437]-20;[.D437])" office:value-type="float" office:value="10" calcext:value-type="float">
            <text:p>10</text:p>
          </table:table-cell>
          <table:table-cell table:formula="of:=VLOOKUP([.E437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VALUE(MID([.A438];3;2))" office:value-type="float" office:value="7" calcext:value-type="float">
            <text:p>7</text:p>
          </table:table-cell>
          <table:table-cell table:formula="of:=IF([.D438]&gt;12;[.D438]-20;[.D438])" office:value-type="float" office:value="7" calcext:value-type="float">
            <text:p>7</text:p>
          </table:table-cell>
          <table:table-cell table:formula="of:=VLOOKUP([.E438];[.$I$2:.$J$13];2)" office:value-type="string" office:string-value="lipiec" calcext:value-type="string">
            <text:p>lip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VALUE(MID([.A439];3;2))" office:value-type="float" office:value="4" calcext:value-type="float">
            <text:p>4</text:p>
          </table:table-cell>
          <table:table-cell table:formula="of:=IF([.D439]&gt;12;[.D439]-20;[.D439])" office:value-type="float" office:value="4" calcext:value-type="float">
            <text:p>4</text:p>
          </table:table-cell>
          <table:table-cell table:formula="of:=VLOOKUP([.E439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VALUE(MID([.A440];3;2))" office:value-type="float" office:value="5" calcext:value-type="float">
            <text:p>5</text:p>
          </table:table-cell>
          <table:table-cell table:formula="of:=IF([.D440]&gt;12;[.D440]-20;[.D440])" office:value-type="float" office:value="5" calcext:value-type="float">
            <text:p>5</text:p>
          </table:table-cell>
          <table:table-cell table:formula="of:=VLOOKUP([.E440];[.$I$2:.$J$13];2)" office:value-type="string" office:string-value="maj" calcext:value-type="string">
            <text:p>ma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VALUE(MID([.A441];3;2))" office:value-type="float" office:value="5" calcext:value-type="float">
            <text:p>5</text:p>
          </table:table-cell>
          <table:table-cell table:formula="of:=IF([.D441]&gt;12;[.D441]-20;[.D441])" office:value-type="float" office:value="5" calcext:value-type="float">
            <text:p>5</text:p>
          </table:table-cell>
          <table:table-cell table:formula="of:=VLOOKUP([.E441];[.$I$2:.$J$13];2)" office:value-type="string" office:string-value="maj" calcext:value-type="string">
            <text:p>ma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VALUE(MID([.A442];3;2))" office:value-type="float" office:value="5" calcext:value-type="float">
            <text:p>5</text:p>
          </table:table-cell>
          <table:table-cell table:formula="of:=IF([.D442]&gt;12;[.D442]-20;[.D442])" office:value-type="float" office:value="5" calcext:value-type="float">
            <text:p>5</text:p>
          </table:table-cell>
          <table:table-cell table:formula="of:=VLOOKUP([.E442];[.$I$2:.$J$13];2)" office:value-type="string" office:string-value="maj" calcext:value-type="string">
            <text:p>ma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VALUE(MID([.A443];3;2))" office:value-type="float" office:value="11" calcext:value-type="float">
            <text:p>11</text:p>
          </table:table-cell>
          <table:table-cell table:formula="of:=IF([.D443]&gt;12;[.D443]-20;[.D443])" office:value-type="float" office:value="11" calcext:value-type="float">
            <text:p>11</text:p>
          </table:table-cell>
          <table:table-cell table:formula="of:=VLOOKUP([.E443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VALUE(MID([.A444];3;2))" office:value-type="float" office:value="3" calcext:value-type="float">
            <text:p>3</text:p>
          </table:table-cell>
          <table:table-cell table:formula="of:=IF([.D444]&gt;12;[.D444]-20;[.D444])" office:value-type="float" office:value="3" calcext:value-type="float">
            <text:p>3</text:p>
          </table:table-cell>
          <table:table-cell table:formula="of:=VLOOKUP([.E444];[.$I$2:.$J$13];2)" office:value-type="string" office:string-value="marzec" calcext:value-type="string">
            <text:p>marz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VALUE(MID([.A445];3;2))" office:value-type="float" office:value="5" calcext:value-type="float">
            <text:p>5</text:p>
          </table:table-cell>
          <table:table-cell table:formula="of:=IF([.D445]&gt;12;[.D445]-20;[.D445])" office:value-type="float" office:value="5" calcext:value-type="float">
            <text:p>5</text:p>
          </table:table-cell>
          <table:table-cell table:formula="of:=VLOOKUP([.E445];[.$I$2:.$J$13];2)" office:value-type="string" office:string-value="maj" calcext:value-type="string">
            <text:p>ma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VALUE(MID([.A446];3;2))" office:value-type="float" office:value="5" calcext:value-type="float">
            <text:p>5</text:p>
          </table:table-cell>
          <table:table-cell table:formula="of:=IF([.D446]&gt;12;[.D446]-20;[.D446])" office:value-type="float" office:value="5" calcext:value-type="float">
            <text:p>5</text:p>
          </table:table-cell>
          <table:table-cell table:formula="of:=VLOOKUP([.E446];[.$I$2:.$J$13];2)" office:value-type="string" office:string-value="maj" calcext:value-type="string">
            <text:p>ma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VALUE(MID([.A447];3;2))" office:value-type="float" office:value="5" calcext:value-type="float">
            <text:p>5</text:p>
          </table:table-cell>
          <table:table-cell table:formula="of:=IF([.D447]&gt;12;[.D447]-20;[.D447])" office:value-type="float" office:value="5" calcext:value-type="float">
            <text:p>5</text:p>
          </table:table-cell>
          <table:table-cell table:formula="of:=VLOOKUP([.E447];[.$I$2:.$J$13];2)" office:value-type="string" office:string-value="maj" calcext:value-type="string">
            <text:p>ma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VALUE(MID([.A448];3;2))" office:value-type="float" office:value="11" calcext:value-type="float">
            <text:p>11</text:p>
          </table:table-cell>
          <table:table-cell table:formula="of:=IF([.D448]&gt;12;[.D448]-20;[.D448])" office:value-type="float" office:value="11" calcext:value-type="float">
            <text:p>11</text:p>
          </table:table-cell>
          <table:table-cell table:formula="of:=VLOOKUP([.E448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VALUE(MID([.A449];3;2))" office:value-type="float" office:value="6" calcext:value-type="float">
            <text:p>6</text:p>
          </table:table-cell>
          <table:table-cell table:formula="of:=IF([.D449]&gt;12;[.D449]-20;[.D449])" office:value-type="float" office:value="6" calcext:value-type="float">
            <text:p>6</text:p>
          </table:table-cell>
          <table:table-cell table:formula="of:=VLOOKUP([.E449];[.$I$2:.$J$13];2)" office:value-type="string" office:string-value="czerwiec" calcext:value-type="string">
            <text:p>czerw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VALUE(MID([.A450];3;2))" office:value-type="float" office:value="7" calcext:value-type="float">
            <text:p>7</text:p>
          </table:table-cell>
          <table:table-cell table:formula="of:=IF([.D450]&gt;12;[.D450]-20;[.D450])" office:value-type="float" office:value="7" calcext:value-type="float">
            <text:p>7</text:p>
          </table:table-cell>
          <table:table-cell table:formula="of:=VLOOKUP([.E450];[.$I$2:.$J$13];2)" office:value-type="string" office:string-value="lipiec" calcext:value-type="string">
            <text:p>lip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VALUE(MID([.A451];3;2))" office:value-type="float" office:value="7" calcext:value-type="float">
            <text:p>7</text:p>
          </table:table-cell>
          <table:table-cell table:formula="of:=IF([.D451]&gt;12;[.D451]-20;[.D451])" office:value-type="float" office:value="7" calcext:value-type="float">
            <text:p>7</text:p>
          </table:table-cell>
          <table:table-cell table:formula="of:=VLOOKUP([.E451];[.$I$2:.$J$13];2)" office:value-type="string" office:string-value="lipiec" calcext:value-type="string">
            <text:p>lip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VALUE(MID([.A452];3;2))" office:value-type="float" office:value="7" calcext:value-type="float">
            <text:p>7</text:p>
          </table:table-cell>
          <table:table-cell table:formula="of:=IF([.D452]&gt;12;[.D452]-20;[.D452])" office:value-type="float" office:value="7" calcext:value-type="float">
            <text:p>7</text:p>
          </table:table-cell>
          <table:table-cell table:formula="of:=VLOOKUP([.E452];[.$I$2:.$J$13];2)" office:value-type="string" office:string-value="lipiec" calcext:value-type="string">
            <text:p>lip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VALUE(MID([.A453];3;2))" office:value-type="float" office:value="8" calcext:value-type="float">
            <text:p>8</text:p>
          </table:table-cell>
          <table:table-cell table:formula="of:=IF([.D453]&gt;12;[.D453]-20;[.D453])" office:value-type="float" office:value="8" calcext:value-type="float">
            <text:p>8</text:p>
          </table:table-cell>
          <table:table-cell table:formula="of:=VLOOKUP([.E453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VALUE(MID([.A454];3;2))" office:value-type="float" office:value="8" calcext:value-type="float">
            <text:p>8</text:p>
          </table:table-cell>
          <table:table-cell table:formula="of:=IF([.D454]&gt;12;[.D454]-20;[.D454])" office:value-type="float" office:value="8" calcext:value-type="float">
            <text:p>8</text:p>
          </table:table-cell>
          <table:table-cell table:formula="of:=VLOOKUP([.E454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VALUE(MID([.A455];3;2))" office:value-type="float" office:value="7" calcext:value-type="float">
            <text:p>7</text:p>
          </table:table-cell>
          <table:table-cell table:formula="of:=IF([.D455]&gt;12;[.D455]-20;[.D455])" office:value-type="float" office:value="7" calcext:value-type="float">
            <text:p>7</text:p>
          </table:table-cell>
          <table:table-cell table:formula="of:=VLOOKUP([.E455];[.$I$2:.$J$13];2)" office:value-type="string" office:string-value="lipiec" calcext:value-type="string">
            <text:p>lip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VALUE(MID([.A456];3;2))" office:value-type="float" office:value="7" calcext:value-type="float">
            <text:p>7</text:p>
          </table:table-cell>
          <table:table-cell table:formula="of:=IF([.D456]&gt;12;[.D456]-20;[.D456])" office:value-type="float" office:value="7" calcext:value-type="float">
            <text:p>7</text:p>
          </table:table-cell>
          <table:table-cell table:formula="of:=VLOOKUP([.E456];[.$I$2:.$J$13];2)" office:value-type="string" office:string-value="lipiec" calcext:value-type="string">
            <text:p>lip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VALUE(MID([.A457];3;2))" office:value-type="float" office:value="7" calcext:value-type="float">
            <text:p>7</text:p>
          </table:table-cell>
          <table:table-cell table:formula="of:=IF([.D457]&gt;12;[.D457]-20;[.D457])" office:value-type="float" office:value="7" calcext:value-type="float">
            <text:p>7</text:p>
          </table:table-cell>
          <table:table-cell table:formula="of:=VLOOKUP([.E457];[.$I$2:.$J$13];2)" office:value-type="string" office:string-value="lipiec" calcext:value-type="string">
            <text:p>lip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VALUE(MID([.A458];3;2))" office:value-type="float" office:value="8" calcext:value-type="float">
            <text:p>8</text:p>
          </table:table-cell>
          <table:table-cell table:formula="of:=IF([.D458]&gt;12;[.D458]-20;[.D458])" office:value-type="float" office:value="8" calcext:value-type="float">
            <text:p>8</text:p>
          </table:table-cell>
          <table:table-cell table:formula="of:=VLOOKUP([.E458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VALUE(MID([.A459];3;2))" office:value-type="float" office:value="8" calcext:value-type="float">
            <text:p>8</text:p>
          </table:table-cell>
          <table:table-cell table:formula="of:=IF([.D459]&gt;12;[.D459]-20;[.D459])" office:value-type="float" office:value="8" calcext:value-type="float">
            <text:p>8</text:p>
          </table:table-cell>
          <table:table-cell table:formula="of:=VLOOKUP([.E459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VALUE(MID([.A460];3;2))" office:value-type="float" office:value="8" calcext:value-type="float">
            <text:p>8</text:p>
          </table:table-cell>
          <table:table-cell table:formula="of:=IF([.D460]&gt;12;[.D460]-20;[.D460])" office:value-type="float" office:value="8" calcext:value-type="float">
            <text:p>8</text:p>
          </table:table-cell>
          <table:table-cell table:formula="of:=VLOOKUP([.E460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VALUE(MID([.A461];3;2))" office:value-type="float" office:value="10" calcext:value-type="float">
            <text:p>10</text:p>
          </table:table-cell>
          <table:table-cell table:formula="of:=IF([.D461]&gt;12;[.D461]-20;[.D461])" office:value-type="float" office:value="10" calcext:value-type="float">
            <text:p>10</text:p>
          </table:table-cell>
          <table:table-cell table:formula="of:=VLOOKUP([.E461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VALUE(MID([.A462];3;2))" office:value-type="float" office:value="11" calcext:value-type="float">
            <text:p>11</text:p>
          </table:table-cell>
          <table:table-cell table:formula="of:=IF([.D462]&gt;12;[.D462]-20;[.D462])" office:value-type="float" office:value="11" calcext:value-type="float">
            <text:p>11</text:p>
          </table:table-cell>
          <table:table-cell table:formula="of:=VLOOKUP([.E462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VALUE(MID([.A463];3;2))" office:value-type="float" office:value="12" calcext:value-type="float">
            <text:p>12</text:p>
          </table:table-cell>
          <table:table-cell table:formula="of:=IF([.D463]&gt;12;[.D463]-20;[.D463])" office:value-type="float" office:value="12" calcext:value-type="float">
            <text:p>12</text:p>
          </table:table-cell>
          <table:table-cell table:formula="of:=VLOOKUP([.E463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VALUE(MID([.A464];3;2))" office:value-type="float" office:value="1" calcext:value-type="float">
            <text:p>1</text:p>
          </table:table-cell>
          <table:table-cell table:formula="of:=IF([.D464]&gt;12;[.D464]-20;[.D464])" office:value-type="float" office:value="1" calcext:value-type="float">
            <text:p>1</text:p>
          </table:table-cell>
          <table:table-cell table:formula="of:=VLOOKUP([.E464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VALUE(MID([.A465];3;2))" office:value-type="float" office:value="1" calcext:value-type="float">
            <text:p>1</text:p>
          </table:table-cell>
          <table:table-cell table:formula="of:=IF([.D465]&gt;12;[.D465]-20;[.D465])" office:value-type="float" office:value="1" calcext:value-type="float">
            <text:p>1</text:p>
          </table:table-cell>
          <table:table-cell table:formula="of:=VLOOKUP([.E465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VALUE(MID([.A466];3;2))" office:value-type="float" office:value="1" calcext:value-type="float">
            <text:p>1</text:p>
          </table:table-cell>
          <table:table-cell table:formula="of:=IF([.D466]&gt;12;[.D466]-20;[.D466])" office:value-type="float" office:value="1" calcext:value-type="float">
            <text:p>1</text:p>
          </table:table-cell>
          <table:table-cell table:formula="of:=VLOOKUP([.E466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VALUE(MID([.A467];3;2))" office:value-type="float" office:value="1" calcext:value-type="float">
            <text:p>1</text:p>
          </table:table-cell>
          <table:table-cell table:formula="of:=IF([.D467]&gt;12;[.D467]-20;[.D467])" office:value-type="float" office:value="1" calcext:value-type="float">
            <text:p>1</text:p>
          </table:table-cell>
          <table:table-cell table:formula="of:=VLOOKUP([.E467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VALUE(MID([.A468];3;2))" office:value-type="float" office:value="1" calcext:value-type="float">
            <text:p>1</text:p>
          </table:table-cell>
          <table:table-cell table:formula="of:=IF([.D468]&gt;12;[.D468]-20;[.D468])" office:value-type="float" office:value="1" calcext:value-type="float">
            <text:p>1</text:p>
          </table:table-cell>
          <table:table-cell table:formula="of:=VLOOKUP([.E468];[.$I$2:.$J$13];2)" office:value-type="string" office:string-value="styczeń" calcext:value-type="string">
            <text:p>stycz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VALUE(MID([.A469];3;2))" office:value-type="float" office:value="2" calcext:value-type="float">
            <text:p>2</text:p>
          </table:table-cell>
          <table:table-cell table:formula="of:=IF([.D469]&gt;12;[.D469]-20;[.D469])" office:value-type="float" office:value="2" calcext:value-type="float">
            <text:p>2</text:p>
          </table:table-cell>
          <table:table-cell table:formula="of:=VLOOKUP([.E469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VALUE(MID([.A470];3;2))" office:value-type="float" office:value="2" calcext:value-type="float">
            <text:p>2</text:p>
          </table:table-cell>
          <table:table-cell table:formula="of:=IF([.D470]&gt;12;[.D470]-20;[.D470])" office:value-type="float" office:value="2" calcext:value-type="float">
            <text:p>2</text:p>
          </table:table-cell>
          <table:table-cell table:formula="of:=VLOOKUP([.E470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VALUE(MID([.A471];3;2))" office:value-type="float" office:value="2" calcext:value-type="float">
            <text:p>2</text:p>
          </table:table-cell>
          <table:table-cell table:formula="of:=IF([.D471]&gt;12;[.D471]-20;[.D471])" office:value-type="float" office:value="2" calcext:value-type="float">
            <text:p>2</text:p>
          </table:table-cell>
          <table:table-cell table:formula="of:=VLOOKUP([.E471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VALUE(MID([.A472];3;2))" office:value-type="float" office:value="2" calcext:value-type="float">
            <text:p>2</text:p>
          </table:table-cell>
          <table:table-cell table:formula="of:=IF([.D472]&gt;12;[.D472]-20;[.D472])" office:value-type="float" office:value="2" calcext:value-type="float">
            <text:p>2</text:p>
          </table:table-cell>
          <table:table-cell table:formula="of:=VLOOKUP([.E472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VALUE(MID([.A473];3;2))" office:value-type="float" office:value="3" calcext:value-type="float">
            <text:p>3</text:p>
          </table:table-cell>
          <table:table-cell table:formula="of:=IF([.D473]&gt;12;[.D473]-20;[.D473])" office:value-type="float" office:value="3" calcext:value-type="float">
            <text:p>3</text:p>
          </table:table-cell>
          <table:table-cell table:formula="of:=VLOOKUP([.E473];[.$I$2:.$J$13];2)" office:value-type="string" office:string-value="marzec" calcext:value-type="string">
            <text:p>marz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VALUE(MID([.A474];3;2))" office:value-type="float" office:value="4" calcext:value-type="float">
            <text:p>4</text:p>
          </table:table-cell>
          <table:table-cell table:formula="of:=IF([.D474]&gt;12;[.D474]-20;[.D474])" office:value-type="float" office:value="4" calcext:value-type="float">
            <text:p>4</text:p>
          </table:table-cell>
          <table:table-cell table:formula="of:=VLOOKUP([.E474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VALUE(MID([.A475];3;2))" office:value-type="float" office:value="4" calcext:value-type="float">
            <text:p>4</text:p>
          </table:table-cell>
          <table:table-cell table:formula="of:=IF([.D475]&gt;12;[.D475]-20;[.D475])" office:value-type="float" office:value="4" calcext:value-type="float">
            <text:p>4</text:p>
          </table:table-cell>
          <table:table-cell table:formula="of:=VLOOKUP([.E475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VALUE(MID([.A476];3;2))" office:value-type="float" office:value="4" calcext:value-type="float">
            <text:p>4</text:p>
          </table:table-cell>
          <table:table-cell table:formula="of:=IF([.D476]&gt;12;[.D476]-20;[.D476])" office:value-type="float" office:value="4" calcext:value-type="float">
            <text:p>4</text:p>
          </table:table-cell>
          <table:table-cell table:formula="of:=VLOOKUP([.E476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VALUE(MID([.A477];3;2))" office:value-type="float" office:value="4" calcext:value-type="float">
            <text:p>4</text:p>
          </table:table-cell>
          <table:table-cell table:formula="of:=IF([.D477]&gt;12;[.D477]-20;[.D477])" office:value-type="float" office:value="4" calcext:value-type="float">
            <text:p>4</text:p>
          </table:table-cell>
          <table:table-cell table:formula="of:=VLOOKUP([.E477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VALUE(MID([.A478];3;2))" office:value-type="float" office:value="4" calcext:value-type="float">
            <text:p>4</text:p>
          </table:table-cell>
          <table:table-cell table:formula="of:=IF([.D478]&gt;12;[.D478]-20;[.D478])" office:value-type="float" office:value="4" calcext:value-type="float">
            <text:p>4</text:p>
          </table:table-cell>
          <table:table-cell table:formula="of:=VLOOKUP([.E478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VALUE(MID([.A479];3;2))" office:value-type="float" office:value="4" calcext:value-type="float">
            <text:p>4</text:p>
          </table:table-cell>
          <table:table-cell table:formula="of:=IF([.D479]&gt;12;[.D479]-20;[.D479])" office:value-type="float" office:value="4" calcext:value-type="float">
            <text:p>4</text:p>
          </table:table-cell>
          <table:table-cell table:formula="of:=VLOOKUP([.E479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VALUE(MID([.A480];3;2))" office:value-type="float" office:value="4" calcext:value-type="float">
            <text:p>4</text:p>
          </table:table-cell>
          <table:table-cell table:formula="of:=IF([.D480]&gt;12;[.D480]-20;[.D480])" office:value-type="float" office:value="4" calcext:value-type="float">
            <text:p>4</text:p>
          </table:table-cell>
          <table:table-cell table:formula="of:=VLOOKUP([.E480];[.$I$2:.$J$13];2)" office:value-type="string" office:string-value="kwiecień" calcext:value-type="string">
            <text:p>kwiec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VALUE(MID([.A481];3;2))" office:value-type="float" office:value="5" calcext:value-type="float">
            <text:p>5</text:p>
          </table:table-cell>
          <table:table-cell table:formula="of:=IF([.D481]&gt;12;[.D481]-20;[.D481])" office:value-type="float" office:value="5" calcext:value-type="float">
            <text:p>5</text:p>
          </table:table-cell>
          <table:table-cell table:formula="of:=VLOOKUP([.E481];[.$I$2:.$J$13];2)" office:value-type="string" office:string-value="maj" calcext:value-type="string">
            <text:p>ma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VALUE(MID([.A482];3;2))" office:value-type="float" office:value="5" calcext:value-type="float">
            <text:p>5</text:p>
          </table:table-cell>
          <table:table-cell table:formula="of:=IF([.D482]&gt;12;[.D482]-20;[.D482])" office:value-type="float" office:value="5" calcext:value-type="float">
            <text:p>5</text:p>
          </table:table-cell>
          <table:table-cell table:formula="of:=VLOOKUP([.E482];[.$I$2:.$J$13];2)" office:value-type="string" office:string-value="maj" calcext:value-type="string">
            <text:p>ma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VALUE(MID([.A483];3;2))" office:value-type="float" office:value="6" calcext:value-type="float">
            <text:p>6</text:p>
          </table:table-cell>
          <table:table-cell table:formula="of:=IF([.D483]&gt;12;[.D483]-20;[.D483])" office:value-type="float" office:value="6" calcext:value-type="float">
            <text:p>6</text:p>
          </table:table-cell>
          <table:table-cell table:formula="of:=VLOOKUP([.E483];[.$I$2:.$J$13];2)" office:value-type="string" office:string-value="czerwiec" calcext:value-type="string">
            <text:p>czerw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VALUE(MID([.A484];3;2))" office:value-type="float" office:value="8" calcext:value-type="float">
            <text:p>8</text:p>
          </table:table-cell>
          <table:table-cell table:formula="of:=IF([.D484]&gt;12;[.D484]-20;[.D484])" office:value-type="float" office:value="8" calcext:value-type="float">
            <text:p>8</text:p>
          </table:table-cell>
          <table:table-cell table:formula="of:=VLOOKUP([.E484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VALUE(MID([.A485];3;2))" office:value-type="float" office:value="8" calcext:value-type="float">
            <text:p>8</text:p>
          </table:table-cell>
          <table:table-cell table:formula="of:=IF([.D485]&gt;12;[.D485]-20;[.D485])" office:value-type="float" office:value="8" calcext:value-type="float">
            <text:p>8</text:p>
          </table:table-cell>
          <table:table-cell table:formula="of:=VLOOKUP([.E485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VALUE(MID([.A486];3;2))" office:value-type="float" office:value="8" calcext:value-type="float">
            <text:p>8</text:p>
          </table:table-cell>
          <table:table-cell table:formula="of:=IF([.D486]&gt;12;[.D486]-20;[.D486])" office:value-type="float" office:value="8" calcext:value-type="float">
            <text:p>8</text:p>
          </table:table-cell>
          <table:table-cell table:formula="of:=VLOOKUP([.E486];[.$I$2:.$J$13];2)" office:value-type="string" office:string-value="sierpień" calcext:value-type="string">
            <text:p>sierp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VALUE(MID([.A487];3;2))" office:value-type="float" office:value="9" calcext:value-type="float">
            <text:p>9</text:p>
          </table:table-cell>
          <table:table-cell table:formula="of:=IF([.D487]&gt;12;[.D487]-20;[.D487])" office:value-type="float" office:value="9" calcext:value-type="float">
            <text:p>9</text:p>
          </table:table-cell>
          <table:table-cell table:formula="of:=VLOOKUP([.E487];[.$I$2:.$J$13];2)" office:value-type="string" office:string-value="wrzesień" calcext:value-type="string">
            <text:p>wrzes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VALUE(MID([.A488];3;2))" office:value-type="float" office:value="10" calcext:value-type="float">
            <text:p>10</text:p>
          </table:table-cell>
          <table:table-cell table:formula="of:=IF([.D488]&gt;12;[.D488]-20;[.D488])" office:value-type="float" office:value="10" calcext:value-type="float">
            <text:p>10</text:p>
          </table:table-cell>
          <table:table-cell table:formula="of:=VLOOKUP([.E488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VALUE(MID([.A489];3;2))" office:value-type="float" office:value="10" calcext:value-type="float">
            <text:p>10</text:p>
          </table:table-cell>
          <table:table-cell table:formula="of:=IF([.D489]&gt;12;[.D489]-20;[.D489])" office:value-type="float" office:value="10" calcext:value-type="float">
            <text:p>10</text:p>
          </table:table-cell>
          <table:table-cell table:formula="of:=VLOOKUP([.E489];[.$I$2:.$J$13];2)" office:value-type="string" office:string-value="październik" calcext:value-type="string">
            <text:p>paździer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VALUE(MID([.A490];3;2))" office:value-type="float" office:value="11" calcext:value-type="float">
            <text:p>11</text:p>
          </table:table-cell>
          <table:table-cell table:formula="of:=IF([.D490]&gt;12;[.D490]-20;[.D490])" office:value-type="float" office:value="11" calcext:value-type="float">
            <text:p>11</text:p>
          </table:table-cell>
          <table:table-cell table:formula="of:=VLOOKUP([.E490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VALUE(MID([.A491];3;2))" office:value-type="float" office:value="12" calcext:value-type="float">
            <text:p>12</text:p>
          </table:table-cell>
          <table:table-cell table:formula="of:=IF([.D491]&gt;12;[.D491]-20;[.D491])" office:value-type="float" office:value="12" calcext:value-type="float">
            <text:p>12</text:p>
          </table:table-cell>
          <table:table-cell table:formula="of:=VLOOKUP([.E491];[.$I$2:.$J$13];2)" office:value-type="string" office:string-value="grudzień" calcext:value-type="string">
            <text:p>gru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VALUE(MID([.A492];3;2))" office:value-type="float" office:value="5" calcext:value-type="float">
            <text:p>5</text:p>
          </table:table-cell>
          <table:table-cell table:formula="of:=IF([.D492]&gt;12;[.D492]-20;[.D492])" office:value-type="float" office:value="5" calcext:value-type="float">
            <text:p>5</text:p>
          </table:table-cell>
          <table:table-cell table:formula="of:=VLOOKUP([.E492];[.$I$2:.$J$13];2)" office:value-type="string" office:string-value="maj" calcext:value-type="string">
            <text:p>ma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VALUE(MID([.A493];3;2))" office:value-type="float" office:value="11" calcext:value-type="float">
            <text:p>11</text:p>
          </table:table-cell>
          <table:table-cell table:formula="of:=IF([.D493]&gt;12;[.D493]-20;[.D493])" office:value-type="float" office:value="11" calcext:value-type="float">
            <text:p>11</text:p>
          </table:table-cell>
          <table:table-cell table:formula="of:=VLOOKUP([.E493];[.$I$2:.$J$13];2)" office:value-type="string" office:string-value="listopad" calcext:value-type="string">
            <text:p>listo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VALUE(MID([.A494];3;2))" office:value-type="float" office:value="2" calcext:value-type="float">
            <text:p>2</text:p>
          </table:table-cell>
          <table:table-cell table:formula="of:=IF([.D494]&gt;12;[.D494]-20;[.D494])" office:value-type="float" office:value="2" calcext:value-type="float">
            <text:p>2</text:p>
          </table:table-cell>
          <table:table-cell table:formula="of:=VLOOKUP([.E494];[.$I$2:.$J$13];2)" office:value-type="string" office:string-value="luty" calcext:value-type="string">
            <text:p>lu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VALUE(MID([.A495];3;2))" office:value-type="float" office:value="8" calcext:value-type="float">
            <text:p>8</text:p>
          </table:table-cell>
          <table:table-cell table:formula="of:=IF([.D495]&gt;12;[.D495]-20;[.D495])" office:value-type="float" office:value="8" calcext:value-type="float">
            <text:p>8</text:p>
          </table:table-cell>
          <table:table-cell table:formula="of:=VLOOKUP([.E495];[.$I$2:.$J$13];2)" office:value-type="string" office:string-value="sierpień" calcext:value-type="string">
            <text:p>sierpień</text:p>
          </table:table-cell>
          <table:table-cell table:number-columns-repeated="4"/>
        </table:table-row>
      </table:table>
      <table:table table:name="5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8"/>
        <table:table-column table:style-name="co1" table:default-cell-style-name="ce1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MID([.B2];1;3)" office:value-type="string" office:string-value="Mic" calcext:value-type="string">
            <text:p>Mic</text:p>
          </table:table-cell>
          <table:table-cell table:formula="of:=MID([.C2];1;1)" office:value-type="string" office:string-value="K" calcext:value-type="string">
            <text:p>K</text:p>
          </table:table-cell>
          <table:table-cell table:formula="of:=MID([.A2];11;1)" office:value-type="string" office:string-value="5" calcext:value-type="string">
            <text:p>5</text:p>
          </table:table-cell>
          <table:table-cell table:formula="of:=CONCATENATE([.D2];[.E2];[.F2])" office:value-type="string" office:string-value="MicK5" calcext:value-type="string">
            <text:p>MicK5</text:p>
          </table:table-cell>
          <table:table-cell/>
          <table:table-cell table:style-name="ce6" office:value-type="string" calcext:value-type="string">
            <text:p>Kolumna G</text:p>
          </table:table-cell>
          <table:table-cell table:style-name="ce10" office:value-type="string" calcext:value-type="string">
            <text:p>Liczba - PE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MID([.B3];1;3)" office:value-type="string" office:string-value="Jab" calcext:value-type="string">
            <text:p>Jab</text:p>
          </table:table-cell>
          <table:table-cell table:formula="of:=MID([.C3];1;1)" office:value-type="string" office:string-value="N" calcext:value-type="string">
            <text:p>N</text:p>
          </table:table-cell>
          <table:table-cell table:formula="of:=MID([.A3];11;1)" office:value-type="string" office:string-value="1" calcext:value-type="string">
            <text:p>1</text:p>
          </table:table-cell>
          <table:table-cell table:formula="of:=CONCATENATE([.D3];[.E3];[.F3])" office:value-type="string" office:string-value="JabN1" calcext:value-type="string">
            <text:p>JabN1</text:p>
          </table:table-cell>
          <table:table-cell/>
          <table:table-cell table:style-name="ce7" office:value-type="string" calcext:value-type="string">
            <text:p>AdaZ1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daZ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MID([.B4];1;3)" office:value-type="string" office:string-value="Leo" calcext:value-type="string">
            <text:p>Leo</text:p>
          </table:table-cell>
          <table:table-cell table:formula="of:=MID([.C4];1;1)" office:value-type="string" office:string-value="M" calcext:value-type="string">
            <text:p>M</text:p>
          </table:table-cell>
          <table:table-cell table:formula="of:=MID([.A4];11;1)" office:value-type="string" office:string-value="5" calcext:value-type="string">
            <text:p>5</text:p>
          </table:table-cell>
          <table:table-cell table:formula="of:=CONCATENATE([.D4];[.E4];[.F4])" office:value-type="string" office:string-value="LeoM5" calcext:value-type="string">
            <text:p>LeoM5</text:p>
          </table:table-cell>
          <table:table-cell/>
          <table:table-cell office:value-type="string" calcext:value-type="string">
            <text:p>AfeW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feW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MID([.B5];1;3)" office:value-type="string" office:string-value="Kur" calcext:value-type="string">
            <text:p>Kur</text:p>
          </table:table-cell>
          <table:table-cell table:formula="of:=MID([.C5];1;1)" office:value-type="string" office:string-value="M" calcext:value-type="string">
            <text:p>M</text:p>
          </table:table-cell>
          <table:table-cell table:formula="of:=MID([.A5];11;1)" office:value-type="string" office:string-value="9" calcext:value-type="string">
            <text:p>9</text:p>
          </table:table-cell>
          <table:table-cell table:formula="of:=CONCATENATE([.D5];[.E5];[.F5])" office:value-type="string" office:string-value="KurM9" calcext:value-type="string">
            <text:p>KurM9</text:p>
          </table:table-cell>
          <table:table-cell/>
          <table:table-cell office:value-type="string" calcext:value-type="string">
            <text:p>AniW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iW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MID([.B6];1;3)" office:value-type="string" office:string-value="Kry" calcext:value-type="string">
            <text:p>Kry</text:p>
          </table:table-cell>
          <table:table-cell table:formula="of:=MID([.C6];1;1)" office:value-type="string" office:string-value="M" calcext:value-type="string">
            <text:p>M</text:p>
          </table:table-cell>
          <table:table-cell table:formula="of:=MID([.A6];11;1)" office:value-type="string" office:string-value="8" calcext:value-type="string">
            <text:p>8</text:p>
          </table:table-cell>
          <table:table-cell table:formula="of:=CONCATENATE([.D6];[.E6];[.F6])" office:value-type="string" office:string-value="KryM8" calcext:value-type="string">
            <text:p>KryM8</text:p>
          </table:table-cell>
          <table:table-cell/>
          <table:table-cell office:value-type="string" calcext:value-type="string">
            <text:p>AraZ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aZ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MID([.B7];1;3)" office:value-type="string" office:string-value="Gib" calcext:value-type="string">
            <text:p>Gib</text:p>
          </table:table-cell>
          <table:table-cell table:formula="of:=MID([.C7];1;1)" office:value-type="string" office:string-value="P" calcext:value-type="string">
            <text:p>P</text:p>
          </table:table-cell>
          <table:table-cell table:formula="of:=MID([.A7];11;1)" office:value-type="string" office:string-value="8" calcext:value-type="string">
            <text:p>8</text:p>
          </table:table-cell>
          <table:table-cell table:formula="of:=CONCATENATE([.D7];[.E7];[.F7])" office:value-type="string" office:string-value="GibP8" calcext:value-type="string">
            <text:p>GibP8</text:p>
          </table:table-cell>
          <table:table-cell/>
          <table:table-cell office:value-type="string" calcext:value-type="string">
            <text:p>AreW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eW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MID([.B8];1;3)" office:value-type="string" office:string-value="Jam" calcext:value-type="string">
            <text:p>Jam</text:p>
          </table:table-cell>
          <table:table-cell table:formula="of:=MID([.C8];1;1)" office:value-type="string" office:string-value="N" calcext:value-type="string">
            <text:p>N</text:p>
          </table:table-cell>
          <table:table-cell table:formula="of:=MID([.A8];11;1)" office:value-type="string" office:string-value="6" calcext:value-type="string">
            <text:p>6</text:p>
          </table:table-cell>
          <table:table-cell table:formula="of:=CONCATENATE([.D8];[.E8];[.F8])" office:value-type="string" office:string-value="JamN6" calcext:value-type="string">
            <text:p>JamN6</text:p>
          </table:table-cell>
          <table:table-cell/>
          <table:table-cell office:value-type="string" calcext:value-type="string">
            <text:p>BajJ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jJ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MID([.B9];1;3)" office:value-type="string" office:string-value="Cho" calcext:value-type="string">
            <text:p>Cho</text:p>
          </table:table-cell>
          <table:table-cell table:formula="of:=MID([.C9];1;1)" office:value-type="string" office:string-value="J" calcext:value-type="string">
            <text:p>J</text:p>
          </table:table-cell>
          <table:table-cell table:formula="of:=MID([.A9];11;1)" office:value-type="string" office:string-value="0" calcext:value-type="string">
            <text:p>0</text:p>
          </table:table-cell>
          <table:table-cell table:formula="of:=CONCATENATE([.D9];[.E9];[.F9])" office:value-type="string" office:string-value="ChoJ0" calcext:value-type="string">
            <text:p>ChoJ0</text:p>
          </table:table-cell>
          <table:table-cell/>
          <table:table-cell office:value-type="string" calcext:value-type="string">
            <text:p>BajZ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jZ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MID([.B10];1;3)" office:value-type="string" office:string-value="Tom" calcext:value-type="string">
            <text:p>Tom</text:p>
          </table:table-cell>
          <table:table-cell table:formula="of:=MID([.C10];1;1)" office:value-type="string" office:string-value="B" calcext:value-type="string">
            <text:p>B</text:p>
          </table:table-cell>
          <table:table-cell table:formula="of:=MID([.A10];11;1)" office:value-type="string" office:string-value="5" calcext:value-type="string">
            <text:p>5</text:p>
          </table:table-cell>
          <table:table-cell table:formula="of:=CONCATENATE([.D10];[.E10];[.F10])" office:value-type="string" office:string-value="TomB5" calcext:value-type="string">
            <text:p>TomB5</text:p>
          </table:table-cell>
          <table:table-cell/>
          <table:table-cell office:value-type="string" calcext:value-type="string">
            <text:p>BarW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W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MID([.B11];1;3)" office:value-type="string" office:string-value="Woj" calcext:value-type="string">
            <text:p>Woj</text:p>
          </table:table-cell>
          <table:table-cell table:formula="of:=MID([.C11];1;1)" office:value-type="string" office:string-value="A" calcext:value-type="string">
            <text:p>A</text:p>
          </table:table-cell>
          <table:table-cell table:formula="of:=MID([.A11];11;1)" office:value-type="string" office:string-value="8" calcext:value-type="string">
            <text:p>8</text:p>
          </table:table-cell>
          <table:table-cell table:formula="of:=CONCATENATE([.D11];[.E11];[.F11])" office:value-type="string" office:string-value="WojA8" calcext:value-type="string">
            <text:p>WojA8</text:p>
          </table:table-cell>
          <table:table-cell/>
          <table:table-cell office:value-type="string" calcext:value-type="string">
            <text:p>BarZ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Z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MID([.B12];1;3)" office:value-type="string" office:string-value="Gla" calcext:value-type="string">
            <text:p>Gla</text:p>
          </table:table-cell>
          <table:table-cell table:formula="of:=MID([.C12];1;1)" office:value-type="string" office:string-value="P" calcext:value-type="string">
            <text:p>P</text:p>
          </table:table-cell>
          <table:table-cell table:formula="of:=MID([.A12];11;1)" office:value-type="string" office:string-value="5" calcext:value-type="string">
            <text:p>5</text:p>
          </table:table-cell>
          <table:table-cell table:formula="of:=CONCATENATE([.D12];[.E12];[.F12])" office:value-type="string" office:string-value="GlaP5" calcext:value-type="string">
            <text:p>GlaP5</text:p>
          </table:table-cell>
          <table:table-cell/>
          <table:table-cell office:value-type="string" calcext:value-type="string">
            <text:p>BecA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cA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MID([.B13];1;3)" office:value-type="string" office:string-value="Lew" calcext:value-type="string">
            <text:p>Lew</text:p>
          </table:table-cell>
          <table:table-cell table:formula="of:=MID([.C13];1;1)" office:value-type="string" office:string-value="M" calcext:value-type="string">
            <text:p>M</text:p>
          </table:table-cell>
          <table:table-cell table:formula="of:=MID([.A13];11;1)" office:value-type="string" office:string-value="9" calcext:value-type="string">
            <text:p>9</text:p>
          </table:table-cell>
          <table:table-cell table:formula="of:=CONCATENATE([.D13];[.E13];[.F13])" office:value-type="string" office:string-value="LewM9" calcext:value-type="string">
            <text:p>LewM9</text:p>
          </table:table-cell>
          <table:table-cell/>
          <table:table-cell office:value-type="string" calcext:value-type="string">
            <text:p>BenM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nM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MID([.B14];1;3)" office:value-type="string" office:string-value="Lut" calcext:value-type="string">
            <text:p>Lut</text:p>
          </table:table-cell>
          <table:table-cell table:formula="of:=MID([.C14];1;1)" office:value-type="string" office:string-value="M" calcext:value-type="string">
            <text:p>M</text:p>
          </table:table-cell>
          <table:table-cell table:formula="of:=MID([.A14];11;1)" office:value-type="string" office:string-value="7" calcext:value-type="string">
            <text:p>7</text:p>
          </table:table-cell>
          <table:table-cell table:formula="of:=CONCATENATE([.D14];[.E14];[.F14])" office:value-type="string" office:string-value="LutM7" calcext:value-type="string">
            <text:p>LutM7</text:p>
          </table:table-cell>
          <table:table-cell/>
          <table:table-cell office:value-type="string" calcext:value-type="string">
            <text:p>BerW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rW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MID([.B15];1;3)" office:value-type="string" office:string-value="Las" calcext:value-type="string">
            <text:p>Las</text:p>
          </table:table-cell>
          <table:table-cell table:formula="of:=MID([.C15];1;1)" office:value-type="string" office:string-value="M" calcext:value-type="string">
            <text:p>M</text:p>
          </table:table-cell>
          <table:table-cell table:formula="of:=MID([.A15];11;1)" office:value-type="string" office:string-value="5" calcext:value-type="string">
            <text:p>5</text:p>
          </table:table-cell>
          <table:table-cell table:formula="of:=CONCATENATE([.D15];[.E15];[.F15])" office:value-type="string" office:string-value="LasM5" calcext:value-type="string">
            <text:p>LasM5</text:p>
          </table:table-cell>
          <table:table-cell/>
          <table:table-cell office:value-type="string" calcext:value-type="string">
            <text:p>BiaK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aK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MID([.B16];1;3)" office:value-type="string" office:string-value="Wol" calcext:value-type="string">
            <text:p>Wol</text:p>
          </table:table-cell>
          <table:table-cell table:formula="of:=MID([.C16];1;1)" office:value-type="string" office:string-value="A" calcext:value-type="string">
            <text:p>A</text:p>
          </table:table-cell>
          <table:table-cell table:formula="of:=MID([.A16];11;1)" office:value-type="string" office:string-value="5" calcext:value-type="string">
            <text:p>5</text:p>
          </table:table-cell>
          <table:table-cell table:formula="of:=CONCATENATE([.D16];[.E16];[.F16])" office:value-type="string" office:string-value="WolA5" calcext:value-type="string">
            <text:p>WolA5</text:p>
          </table:table-cell>
          <table:table-cell/>
          <table:table-cell office:value-type="string" calcext:value-type="string">
            <text:p>BiaK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aK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MID([.B17];1;3)" office:value-type="string" office:string-value="Dab" calcext:value-type="string">
            <text:p>Dab</text:p>
          </table:table-cell>
          <table:table-cell table:formula="of:=MID([.C17];1;1)" office:value-type="string" office:string-value="S" calcext:value-type="string">
            <text:p>S</text:p>
          </table:table-cell>
          <table:table-cell table:formula="of:=MID([.A17];11;1)" office:value-type="string" office:string-value="7" calcext:value-type="string">
            <text:p>7</text:p>
          </table:table-cell>
          <table:table-cell table:formula="of:=CONCATENATE([.D17];[.E17];[.F17])" office:value-type="string" office:string-value="DabS7" calcext:value-type="string">
            <text:p>DabS7</text:p>
          </table:table-cell>
          <table:table-cell/>
          <table:table-cell office:value-type="string" calcext:value-type="string">
            <text:p>BiaP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aP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MID([.B18];1;3)" office:value-type="string" office:string-value="Iwa" calcext:value-type="string">
            <text:p>Iwa</text:p>
          </table:table-cell>
          <table:table-cell table:formula="of:=MID([.C18];1;1)" office:value-type="string" office:string-value="O" calcext:value-type="string">
            <text:p>O</text:p>
          </table:table-cell>
          <table:table-cell table:formula="of:=MID([.A18];11;1)" office:value-type="string" office:string-value="1" calcext:value-type="string">
            <text:p>1</text:p>
          </table:table-cell>
          <table:table-cell table:formula="of:=CONCATENATE([.D18];[.E18];[.F18])" office:value-type="string" office:string-value="IwaO1" calcext:value-type="string">
            <text:p>IwaO1</text:p>
          </table:table-cell>
          <table:table-cell/>
          <table:table-cell office:value-type="string" calcext:value-type="string">
            <text:p>BiaZ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aZ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MID([.B19];1;3)" office:value-type="string" office:string-value="Are" calcext:value-type="string">
            <text:p>Are</text:p>
          </table:table-cell>
          <table:table-cell table:formula="of:=MID([.C19];1;1)" office:value-type="string" office:string-value="W" calcext:value-type="string">
            <text:p>W</text:p>
          </table:table-cell>
          <table:table-cell table:formula="of:=MID([.A19];11;1)" office:value-type="string" office:string-value="5" calcext:value-type="string">
            <text:p>5</text:p>
          </table:table-cell>
          <table:table-cell table:formula="of:=CONCATENATE([.D19];[.E19];[.F19])" office:value-type="string" office:string-value="AreW5" calcext:value-type="string">
            <text:p>AreW5</text:p>
          </table:table-cell>
          <table:table-cell/>
          <table:table-cell office:value-type="string" calcext:value-type="string">
            <text:p>BigZ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Z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MID([.B20];1;3)" office:value-type="string" office:string-value="Wie" calcext:value-type="string">
            <text:p>Wie</text:p>
          </table:table-cell>
          <table:table-cell table:formula="of:=MID([.C20];1;1)" office:value-type="string" office:string-value="A" calcext:value-type="string">
            <text:p>A</text:p>
          </table:table-cell>
          <table:table-cell table:formula="of:=MID([.A20];11;1)" office:value-type="string" office:string-value="4" calcext:value-type="string">
            <text:p>4</text:p>
          </table:table-cell>
          <table:table-cell table:formula="of:=CONCATENATE([.D20];[.E20];[.F20])" office:value-type="string" office:string-value="WieA4" calcext:value-type="string">
            <text:p>WieA4</text:p>
          </table:table-cell>
          <table:table-cell/>
          <table:table-cell office:value-type="string" calcext:value-type="string">
            <text:p>BikZ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kZ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MID([.B21];1;3)" office:value-type="string" office:string-value="Jak" calcext:value-type="string">
            <text:p>Jak</text:p>
          </table:table-cell>
          <table:table-cell table:formula="of:=MID([.C21];1;1)" office:value-type="string" office:string-value="N" calcext:value-type="string">
            <text:p>N</text:p>
          </table:table-cell>
          <table:table-cell table:formula="of:=MID([.A21];11;1)" office:value-type="string" office:string-value="2" calcext:value-type="string">
            <text:p>2</text:p>
          </table:table-cell>
          <table:table-cell table:formula="of:=CONCATENATE([.D21];[.E21];[.F21])" office:value-type="string" office:string-value="JakN2" calcext:value-type="string">
            <text:p>JakN2</text:p>
          </table:table-cell>
          <table:table-cell/>
          <table:table-cell office:value-type="string" calcext:value-type="string">
            <text:p>BilT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lT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MID([.B22];1;3)" office:value-type="string" office:string-value="Gry" calcext:value-type="string">
            <text:p>Gry</text:p>
          </table:table-cell>
          <table:table-cell table:formula="of:=MID([.C22];1;1)" office:value-type="string" office:string-value="O" calcext:value-type="string">
            <text:p>O</text:p>
          </table:table-cell>
          <table:table-cell table:formula="of:=MID([.A22];11;1)" office:value-type="string" office:string-value="7" calcext:value-type="string">
            <text:p>7</text:p>
          </table:table-cell>
          <table:table-cell table:formula="of:=CONCATENATE([.D22];[.E22];[.F22])" office:value-type="string" office:string-value="GryO7" calcext:value-type="string">
            <text:p>GryO7</text:p>
          </table:table-cell>
          <table:table-cell/>
          <table:table-cell office:value-type="string" calcext:value-type="string">
            <text:p>BobT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bT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MID([.B23];1;3)" office:value-type="string" office:string-value="Kal" calcext:value-type="string">
            <text:p>Kal</text:p>
          </table:table-cell>
          <table:table-cell table:formula="of:=MID([.C23];1;1)" office:value-type="string" office:string-value="M" calcext:value-type="string">
            <text:p>M</text:p>
          </table:table-cell>
          <table:table-cell table:formula="of:=MID([.A23];11;1)" office:value-type="string" office:string-value="8" calcext:value-type="string">
            <text:p>8</text:p>
          </table:table-cell>
          <table:table-cell table:formula="of:=CONCATENATE([.D23];[.E23];[.F23])" office:value-type="string" office:string-value="KalM8" calcext:value-type="string">
            <text:p>KalM8</text:p>
          </table:table-cell>
          <table:table-cell/>
          <table:table-cell office:value-type="string" calcext:value-type="string">
            <text:p>BonM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nM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MID([.B24];1;3)" office:value-type="string" office:string-value="Maj" calcext:value-type="string">
            <text:p>Maj</text:p>
          </table:table-cell>
          <table:table-cell table:formula="of:=MID([.C24];1;1)" office:value-type="string" office:string-value="L" calcext:value-type="string">
            <text:p>L</text:p>
          </table:table-cell>
          <table:table-cell table:formula="of:=MID([.A24];11;1)" office:value-type="string" office:string-value="6" calcext:value-type="string">
            <text:p>6</text:p>
          </table:table-cell>
          <table:table-cell table:formula="of:=CONCATENATE([.D24];[.E24];[.F24])" office:value-type="string" office:string-value="MajL6" calcext:value-type="string">
            <text:p>MajL6</text:p>
          </table:table-cell>
          <table:table-cell/>
          <table:table-cell office:value-type="string" calcext:value-type="string">
            <text:p>BraA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A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MID([.B25];1;3)" office:value-type="string" office:string-value="Grz" calcext:value-type="string">
            <text:p>Grz</text:p>
          </table:table-cell>
          <table:table-cell table:formula="of:=MID([.C25];1;1)" office:value-type="string" office:string-value="N" calcext:value-type="string">
            <text:p>N</text:p>
          </table:table-cell>
          <table:table-cell table:formula="of:=MID([.A25];11;1)" office:value-type="string" office:string-value="1" calcext:value-type="string">
            <text:p>1</text:p>
          </table:table-cell>
          <table:table-cell table:formula="of:=CONCATENATE([.D25];[.E25];[.F25])" office:value-type="string" office:string-value="GrzN1" calcext:value-type="string">
            <text:p>GrzN1</text:p>
          </table:table-cell>
          <table:table-cell/>
          <table:table-cell office:value-type="string" calcext:value-type="string">
            <text:p>BroO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O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MID([.B26];1;3)" office:value-type="string" office:string-value="Fre" calcext:value-type="string">
            <text:p>Fre</text:p>
          </table:table-cell>
          <table:table-cell table:formula="of:=MID([.C26];1;1)" office:value-type="string" office:string-value="P" calcext:value-type="string">
            <text:p>P</text:p>
          </table:table-cell>
          <table:table-cell table:formula="of:=MID([.A26];11;1)" office:value-type="string" office:string-value="6" calcext:value-type="string">
            <text:p>6</text:p>
          </table:table-cell>
          <table:table-cell table:formula="of:=CONCATENATE([.D26];[.E26];[.F26])" office:value-type="string" office:string-value="FreP6" calcext:value-type="string">
            <text:p>FreP6</text:p>
          </table:table-cell>
          <table:table-cell/>
          <table:table-cell office:value-type="string" calcext:value-type="string">
            <text:p>BroZ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Z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MID([.B27];1;3)" office:value-type="string" office:string-value="Jan" calcext:value-type="string">
            <text:p>Jan</text:p>
          </table:table-cell>
          <table:table-cell table:formula="of:=MID([.C27];1;1)" office:value-type="string" office:string-value="N" calcext:value-type="string">
            <text:p>N</text:p>
          </table:table-cell>
          <table:table-cell table:formula="of:=MID([.A27];11;1)" office:value-type="string" office:string-value="6" calcext:value-type="string">
            <text:p>6</text:p>
          </table:table-cell>
          <table:table-cell table:formula="of:=CONCATENATE([.D27];[.E27];[.F27])" office:value-type="string" office:string-value="JanN6" calcext:value-type="string">
            <text:p>JanN6</text:p>
          </table:table-cell>
          <table:table-cell/>
          <table:table-cell office:value-type="string" calcext:value-type="string">
            <text:p>BroZ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Z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MID([.B28];1;3)" office:value-type="string" office:string-value="Kos" calcext:value-type="string">
            <text:p>Kos</text:p>
          </table:table-cell>
          <table:table-cell table:formula="of:=MID([.C28];1;1)" office:value-type="string" office:string-value="M" calcext:value-type="string">
            <text:p>M</text:p>
          </table:table-cell>
          <table:table-cell table:formula="of:=MID([.A28];11;1)" office:value-type="string" office:string-value="8" calcext:value-type="string">
            <text:p>8</text:p>
          </table:table-cell>
          <table:table-cell table:formula="of:=CONCATENATE([.D28];[.E28];[.F28])" office:value-type="string" office:string-value="KosM8" calcext:value-type="string">
            <text:p>KosM8</text:p>
          </table:table-cell>
          <table:table-cell/>
          <table:table-cell office:value-type="string" calcext:value-type="string">
            <text:p>Bry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y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MID([.B29];1;3)" office:value-type="string" office:string-value="Kor" calcext:value-type="string">
            <text:p>Kor</text:p>
          </table:table-cell>
          <table:table-cell table:formula="of:=MID([.C29];1;1)" office:value-type="string" office:string-value="M" calcext:value-type="string">
            <text:p>M</text:p>
          </table:table-cell>
          <table:table-cell table:formula="of:=MID([.A29];11;1)" office:value-type="string" office:string-value="4" calcext:value-type="string">
            <text:p>4</text:p>
          </table:table-cell>
          <table:table-cell table:formula="of:=CONCATENATE([.D29];[.E29];[.F29])" office:value-type="string" office:string-value="KorM4" calcext:value-type="string">
            <text:p>KorM4</text:p>
          </table:table-cell>
          <table:table-cell/>
          <table:table-cell office:value-type="string" calcext:value-type="string">
            <text:p>BrzT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zT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MID([.B30];1;3)" office:value-type="string" office:string-value="Klu" calcext:value-type="string">
            <text:p>Klu</text:p>
          </table:table-cell>
          <table:table-cell table:formula="of:=MID([.C30];1;1)" office:value-type="string" office:string-value="M" calcext:value-type="string">
            <text:p>M</text:p>
          </table:table-cell>
          <table:table-cell table:formula="of:=MID([.A30];11;1)" office:value-type="string" office:string-value="0" calcext:value-type="string">
            <text:p>0</text:p>
          </table:table-cell>
          <table:table-cell table:formula="of:=CONCATENATE([.D30];[.E30];[.F30])" office:value-type="string" office:string-value="KluM0" calcext:value-type="string">
            <text:p>KluM0</text:p>
          </table:table-cell>
          <table:table-cell/>
          <table:table-cell office:value-type="string" calcext:value-type="string">
            <text:p>BskA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skA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MID([.B31];1;3)" office:value-type="string" office:string-value="Ara" calcext:value-type="string">
            <text:p>Ara</text:p>
          </table:table-cell>
          <table:table-cell table:formula="of:=MID([.C31];1;1)" office:value-type="string" office:string-value="Z" calcext:value-type="string">
            <text:p>Z</text:p>
          </table:table-cell>
          <table:table-cell table:formula="of:=MID([.A31];11;1)" office:value-type="string" office:string-value="2" calcext:value-type="string">
            <text:p>2</text:p>
          </table:table-cell>
          <table:table-cell table:formula="of:=CONCATENATE([.D31];[.E31];[.F31])" office:value-type="string" office:string-value="AraZ2" calcext:value-type="string">
            <text:p>AraZ2</text:p>
          </table:table-cell>
          <table:table-cell/>
          <table:table-cell office:value-type="string" calcext:value-type="string">
            <text:p>Buc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cM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MID([.B32];1;3)" office:value-type="string" office:string-value="Kub" calcext:value-type="string">
            <text:p>Kub</text:p>
          </table:table-cell>
          <table:table-cell table:formula="of:=MID([.C32];1;1)" office:value-type="string" office:string-value="M" calcext:value-type="string">
            <text:p>M</text:p>
          </table:table-cell>
          <table:table-cell table:formula="of:=MID([.A32];11;1)" office:value-type="string" office:string-value="2" calcext:value-type="string">
            <text:p>2</text:p>
          </table:table-cell>
          <table:table-cell table:formula="of:=CONCATENATE([.D32];[.E32];[.F32])" office:value-type="string" office:string-value="KubM2" calcext:value-type="string">
            <text:p>KubM2</text:p>
          </table:table-cell>
          <table:table-cell/>
          <table:table-cell office:value-type="string" calcext:value-type="string">
            <text:p>BudM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dM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MID([.B33];1;3)" office:value-type="string" office:string-value="Rut" calcext:value-type="string">
            <text:p>Rut</text:p>
          </table:table-cell>
          <table:table-cell table:formula="of:=MID([.C33];1;1)" office:value-type="string" office:string-value="I" calcext:value-type="string">
            <text:p>I</text:p>
          </table:table-cell>
          <table:table-cell table:formula="of:=MID([.A33];11;1)" office:value-type="string" office:string-value="8" calcext:value-type="string">
            <text:p>8</text:p>
          </table:table-cell>
          <table:table-cell table:formula="of:=CONCATENATE([.D33];[.E33];[.F33])" office:value-type="string" office:string-value="RutI8" calcext:value-type="string">
            <text:p>RutI8</text:p>
          </table:table-cell>
          <table:table-cell/>
          <table:table-cell office:value-type="string" calcext:value-type="string">
            <text:p>BudT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dT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MID([.B34];1;3)" office:value-type="string" office:string-value="Maz" calcext:value-type="string">
            <text:p>Maz</text:p>
          </table:table-cell>
          <table:table-cell table:formula="of:=MID([.C34];1;1)" office:value-type="string" office:string-value="K" calcext:value-type="string">
            <text:p>K</text:p>
          </table:table-cell>
          <table:table-cell table:formula="of:=MID([.A34];11;1)" office:value-type="string" office:string-value="5" calcext:value-type="string">
            <text:p>5</text:p>
          </table:table-cell>
          <table:table-cell table:formula="of:=CONCATENATE([.D34];[.E34];[.F34])" office:value-type="string" office:string-value="MazK5" calcext:value-type="string">
            <text:p>MazK5</text:p>
          </table:table-cell>
          <table:table-cell/>
          <table:table-cell office:value-type="string" calcext:value-type="string">
            <text:p>BurS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rS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MID([.B35];1;3)" office:value-type="string" office:string-value="Paw" calcext:value-type="string">
            <text:p>Paw</text:p>
          </table:table-cell>
          <table:table-cell table:formula="of:=MID([.C35];1;1)" office:value-type="string" office:string-value="J" calcext:value-type="string">
            <text:p>J</text:p>
          </table:table-cell>
          <table:table-cell table:formula="of:=MID([.A35];11;1)" office:value-type="string" office:string-value="7" calcext:value-type="string">
            <text:p>7</text:p>
          </table:table-cell>
          <table:table-cell table:formula="of:=CONCATENATE([.D35];[.E35];[.F35])" office:value-type="string" office:string-value="PawJ7" calcext:value-type="string">
            <text:p>PawJ7</text:p>
          </table:table-cell>
          <table:table-cell/>
          <table:table-cell office:value-type="string" calcext:value-type="string">
            <text:p>BurZ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rZ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MID([.B36];1;3)" office:value-type="string" office:string-value="Zas" calcext:value-type="string">
            <text:p>Zas</text:p>
          </table:table-cell>
          <table:table-cell table:formula="of:=MID([.C36];1;1)" office:value-type="string" office:string-value="A" calcext:value-type="string">
            <text:p>A</text:p>
          </table:table-cell>
          <table:table-cell table:formula="of:=MID([.A36];11;1)" office:value-type="string" office:string-value="0" calcext:value-type="string">
            <text:p>0</text:p>
          </table:table-cell>
          <table:table-cell table:formula="of:=CONCATENATE([.D36];[.E36];[.F36])" office:value-type="string" office:string-value="ZasA0" calcext:value-type="string">
            <text:p>ZasA0</text:p>
          </table:table-cell>
          <table:table-cell/>
          <table:table-cell office:value-type="string" calcext:value-type="string">
            <text:p>CejK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jK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MID([.B37];1;3)" office:value-type="string" office:string-value="Kor" calcext:value-type="string">
            <text:p>Kor</text:p>
          </table:table-cell>
          <table:table-cell table:formula="of:=MID([.C37];1;1)" office:value-type="string" office:string-value="M" calcext:value-type="string">
            <text:p>M</text:p>
          </table:table-cell>
          <table:table-cell table:formula="of:=MID([.A37];11;1)" office:value-type="string" office:string-value="0" calcext:value-type="string">
            <text:p>0</text:p>
          </table:table-cell>
          <table:table-cell table:formula="of:=CONCATENATE([.D37];[.E37];[.F37])" office:value-type="string" office:string-value="KorM0" calcext:value-type="string">
            <text:p>KorM0</text:p>
          </table:table-cell>
          <table:table-cell/>
          <table:table-cell office:value-type="string" calcext:value-type="string">
            <text:p>ChmJ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mJ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MID([.B38];1;3)" office:value-type="string" office:string-value="Olc" calcext:value-type="string">
            <text:p>Olc</text:p>
          </table:table-cell>
          <table:table-cell table:formula="of:=MID([.C38];1;1)" office:value-type="string" office:string-value="K" calcext:value-type="string">
            <text:p>K</text:p>
          </table:table-cell>
          <table:table-cell table:formula="of:=MID([.A38];11;1)" office:value-type="string" office:string-value="2" calcext:value-type="string">
            <text:p>2</text:p>
          </table:table-cell>
          <table:table-cell table:formula="of:=CONCATENATE([.D38];[.E38];[.F38])" office:value-type="string" office:string-value="OlcK2" calcext:value-type="string">
            <text:p>OlcK2</text:p>
          </table:table-cell>
          <table:table-cell/>
          <table:table-cell office:value-type="string" calcext:value-type="string">
            <text:p>ChmW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mW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MID([.B39];1;3)" office:value-type="string" office:string-value="Kam" calcext:value-type="string">
            <text:p>Kam</text:p>
          </table:table-cell>
          <table:table-cell table:formula="of:=MID([.C39];1;1)" office:value-type="string" office:string-value="M" calcext:value-type="string">
            <text:p>M</text:p>
          </table:table-cell>
          <table:table-cell table:formula="of:=MID([.A39];11;1)" office:value-type="string" office:string-value="5" calcext:value-type="string">
            <text:p>5</text:p>
          </table:table-cell>
          <table:table-cell table:formula="of:=CONCATENATE([.D39];[.E39];[.F39])" office:value-type="string" office:string-value="KamM5" calcext:value-type="string">
            <text:p>KamM5</text:p>
          </table:table-cell>
          <table:table-cell/>
          <table:table-cell office:value-type="string" calcext:value-type="string">
            <text:p>ChoJ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J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MID([.B40];1;3)" office:value-type="string" office:string-value="Wlo" calcext:value-type="string">
            <text:p>Wlo</text:p>
          </table:table-cell>
          <table:table-cell table:formula="of:=MID([.C40];1;1)" office:value-type="string" office:string-value="A" calcext:value-type="string">
            <text:p>A</text:p>
          </table:table-cell>
          <table:table-cell table:formula="of:=MID([.A40];11;1)" office:value-type="string" office:string-value="2" calcext:value-type="string">
            <text:p>2</text:p>
          </table:table-cell>
          <table:table-cell table:formula="of:=CONCATENATE([.D40];[.E40];[.F40])" office:value-type="string" office:string-value="WloA2" calcext:value-type="string">
            <text:p>WloA2</text:p>
          </table:table-cell>
          <table:table-cell/>
          <table:table-cell office:value-type="string" calcext:value-type="string">
            <text:p>CicM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cM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MID([.B41];1;3)" office:value-type="string" office:string-value="Gru" calcext:value-type="string">
            <text:p>Gru</text:p>
          </table:table-cell>
          <table:table-cell table:formula="of:=MID([.C41];1;1)" office:value-type="string" office:string-value="O" calcext:value-type="string">
            <text:p>O</text:p>
          </table:table-cell>
          <table:table-cell table:formula="of:=MID([.A41];11;1)" office:value-type="string" office:string-value="7" calcext:value-type="string">
            <text:p>7</text:p>
          </table:table-cell>
          <table:table-cell table:formula="of:=CONCATENATE([.D41];[.E41];[.F41])" office:value-type="string" office:string-value="GruO7" calcext:value-type="string">
            <text:p>GruO7</text:p>
          </table:table-cell>
          <table:table-cell/>
          <table:table-cell office:value-type="string" calcext:value-type="string">
            <text:p>CicS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cS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MID([.B42];1;3)" office:value-type="string" office:string-value="Lig" calcext:value-type="string">
            <text:p>Lig</text:p>
          </table:table-cell>
          <table:table-cell table:formula="of:=MID([.C42];1;1)" office:value-type="string" office:string-value="M" calcext:value-type="string">
            <text:p>M</text:p>
          </table:table-cell>
          <table:table-cell table:formula="of:=MID([.A42];11;1)" office:value-type="string" office:string-value="7" calcext:value-type="string">
            <text:p>7</text:p>
          </table:table-cell>
          <table:table-cell table:formula="of:=CONCATENATE([.D42];[.E42];[.F42])" office:value-type="string" office:string-value="LigM7" calcext:value-type="string">
            <text:p>LigM7</text:p>
          </table:table-cell>
          <table:table-cell/>
          <table:table-cell office:value-type="string" calcext:value-type="string">
            <text:p>CieS9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CieS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MID([.B43];1;3)" office:value-type="string" office:string-value="Fil" calcext:value-type="string">
            <text:p>Fil</text:p>
          </table:table-cell>
          <table:table-cell table:formula="of:=MID([.C43];1;1)" office:value-type="string" office:string-value="P" calcext:value-type="string">
            <text:p>P</text:p>
          </table:table-cell>
          <table:table-cell table:formula="of:=MID([.A43];11;1)" office:value-type="string" office:string-value="4" calcext:value-type="string">
            <text:p>4</text:p>
          </table:table-cell>
          <table:table-cell table:formula="of:=CONCATENATE([.D43];[.E43];[.F43])" office:value-type="string" office:string-value="FilP4" calcext:value-type="string">
            <text:p>FilP4</text:p>
          </table:table-cell>
          <table:table-cell/>
          <table:table-cell office:value-type="string" calcext:value-type="string">
            <text:p>CieW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eW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MID([.B44];1;3)" office:value-type="string" office:string-value="For" calcext:value-type="string">
            <text:p>For</text:p>
          </table:table-cell>
          <table:table-cell table:formula="of:=MID([.C44];1;1)" office:value-type="string" office:string-value="J" calcext:value-type="string">
            <text:p>J</text:p>
          </table:table-cell>
          <table:table-cell table:formula="of:=MID([.A44];11;1)" office:value-type="string" office:string-value="2" calcext:value-type="string">
            <text:p>2</text:p>
          </table:table-cell>
          <table:table-cell table:formula="of:=CONCATENATE([.D44];[.E44];[.F44])" office:value-type="string" office:string-value="ForJ2" calcext:value-type="string">
            <text:p>ForJ2</text:p>
          </table:table-cell>
          <table:table-cell/>
          <table:table-cell office:value-type="string" calcext:value-type="string">
            <text:p>CioJ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oJ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MID([.B45];1;3)" office:value-type="string" office:string-value="Dab" calcext:value-type="string">
            <text:p>Dab</text:p>
          </table:table-cell>
          <table:table-cell table:formula="of:=MID([.C45];1;1)" office:value-type="string" office:string-value="S" calcext:value-type="string">
            <text:p>S</text:p>
          </table:table-cell>
          <table:table-cell table:formula="of:=MID([.A45];11;1)" office:value-type="string" office:string-value="6" calcext:value-type="string">
            <text:p>6</text:p>
          </table:table-cell>
          <table:table-cell table:formula="of:=CONCATENATE([.D45];[.E45];[.F45])" office:value-type="string" office:string-value="DabS6" calcext:value-type="string">
            <text:p>DabS6</text:p>
          </table:table-cell>
          <table:table-cell/>
          <table:table-cell office:value-type="string" calcext:value-type="string">
            <text:p>CiuW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uW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MID([.B46];1;3)" office:value-type="string" office:string-value="Row" calcext:value-type="string">
            <text:p>Row</text:p>
          </table:table-cell>
          <table:table-cell table:formula="of:=MID([.C46];1;1)" office:value-type="string" office:string-value="J" calcext:value-type="string">
            <text:p>J</text:p>
          </table:table-cell>
          <table:table-cell table:formula="of:=MID([.A46];11;1)" office:value-type="string" office:string-value="5" calcext:value-type="string">
            <text:p>5</text:p>
          </table:table-cell>
          <table:table-cell table:formula="of:=CONCATENATE([.D46];[.E46];[.F46])" office:value-type="string" office:string-value="RowJ5" calcext:value-type="string">
            <text:p>RowJ5</text:p>
          </table:table-cell>
          <table:table-cell/>
          <table:table-cell office:value-type="string" calcext:value-type="string">
            <text:p>CupO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pO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MID([.B47];1;3)" office:value-type="string" office:string-value="Szy" calcext:value-type="string">
            <text:p>Szy</text:p>
          </table:table-cell>
          <table:table-cell table:formula="of:=MID([.C47];1;1)" office:value-type="string" office:string-value="A" calcext:value-type="string">
            <text:p>A</text:p>
          </table:table-cell>
          <table:table-cell table:formula="of:=MID([.A47];11;1)" office:value-type="string" office:string-value="2" calcext:value-type="string">
            <text:p>2</text:p>
          </table:table-cell>
          <table:table-cell table:formula="of:=CONCATENATE([.D47];[.E47];[.F47])" office:value-type="string" office:string-value="SzyA2" calcext:value-type="string">
            <text:p>SzyA2</text:p>
          </table:table-cell>
          <table:table-cell/>
          <table:table-cell office:value-type="string" calcext:value-type="string">
            <text:p>CzaK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zaK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MID([.B48];1;3)" office:value-type="string" office:string-value="Goz" calcext:value-type="string">
            <text:p>Goz</text:p>
          </table:table-cell>
          <table:table-cell table:formula="of:=MID([.C48];1;1)" office:value-type="string" office:string-value="O" calcext:value-type="string">
            <text:p>O</text:p>
          </table:table-cell>
          <table:table-cell table:formula="of:=MID([.A48];11;1)" office:value-type="string" office:string-value="4" calcext:value-type="string">
            <text:p>4</text:p>
          </table:table-cell>
          <table:table-cell table:formula="of:=CONCATENATE([.D48];[.E48];[.F48])" office:value-type="string" office:string-value="GozO4" calcext:value-type="string">
            <text:p>GozO4</text:p>
          </table:table-cell>
          <table:table-cell/>
          <table:table-cell office:value-type="string" calcext:value-type="string">
            <text:p>CzaS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zaS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MID([.B49];1;3)" office:value-type="string" office:string-value="Pin" calcext:value-type="string">
            <text:p>Pin</text:p>
          </table:table-cell>
          <table:table-cell table:formula="of:=MID([.C49];1;1)" office:value-type="string" office:string-value="J" calcext:value-type="string">
            <text:p>J</text:p>
          </table:table-cell>
          <table:table-cell table:formula="of:=MID([.A49];11;1)" office:value-type="string" office:string-value="4" calcext:value-type="string">
            <text:p>4</text:p>
          </table:table-cell>
          <table:table-cell table:formula="of:=CONCATENATE([.D49];[.E49];[.F49])" office:value-type="string" office:string-value="PinJ4" calcext:value-type="string">
            <text:p>PinJ4</text:p>
          </table:table-cell>
          <table:table-cell/>
          <table:table-cell office:value-type="string" calcext:value-type="string">
            <text:p>CzaW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zaW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MID([.B50];1;3)" office:value-type="string" office:string-value="Jag" calcext:value-type="string">
            <text:p>Jag</text:p>
          </table:table-cell>
          <table:table-cell table:formula="of:=MID([.C50];1;1)" office:value-type="string" office:string-value="N" calcext:value-type="string">
            <text:p>N</text:p>
          </table:table-cell>
          <table:table-cell table:formula="of:=MID([.A50];11;1)" office:value-type="string" office:string-value="5" calcext:value-type="string">
            <text:p>5</text:p>
          </table:table-cell>
          <table:table-cell table:formula="of:=CONCATENATE([.D50];[.E50];[.F50])" office:value-type="string" office:string-value="JagN5" calcext:value-type="string">
            <text:p>JagN5</text:p>
          </table:table-cell>
          <table:table-cell/>
          <table:table-cell office:value-type="string" calcext:value-type="string">
            <text:p>CzeW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zeW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MID([.B51];1;3)" office:value-type="string" office:string-value="Kos" calcext:value-type="string">
            <text:p>Kos</text:p>
          </table:table-cell>
          <table:table-cell table:formula="of:=MID([.C51];1;1)" office:value-type="string" office:string-value="M" calcext:value-type="string">
            <text:p>M</text:p>
          </table:table-cell>
          <table:table-cell table:formula="of:=MID([.A51];11;1)" office:value-type="string" office:string-value="7" calcext:value-type="string">
            <text:p>7</text:p>
          </table:table-cell>
          <table:table-cell table:formula="of:=CONCATENATE([.D51];[.E51];[.F51])" office:value-type="string" office:string-value="KosM7" calcext:value-type="string">
            <text:p>KosM7</text:p>
          </table:table-cell>
          <table:table-cell/>
          <table:table-cell office:value-type="string" calcext:value-type="string">
            <text:p>CzeW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zeW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MID([.B52];1;3)" office:value-type="string" office:string-value="Wen" calcext:value-type="string">
            <text:p>Wen</text:p>
          </table:table-cell>
          <table:table-cell table:formula="of:=MID([.C52];1;1)" office:value-type="string" office:string-value="A" calcext:value-type="string">
            <text:p>A</text:p>
          </table:table-cell>
          <table:table-cell table:formula="of:=MID([.A52];11;1)" office:value-type="string" office:string-value="7" calcext:value-type="string">
            <text:p>7</text:p>
          </table:table-cell>
          <table:table-cell table:formula="of:=CONCATENATE([.D52];[.E52];[.F52])" office:value-type="string" office:string-value="WenA7" calcext:value-type="string">
            <text:p>WenA7</text:p>
          </table:table-cell>
          <table:table-cell/>
          <table:table-cell office:value-type="string" calcext:value-type="string">
            <text:p>CzeW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zeW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MID([.B53];1;3)" office:value-type="string" office:string-value="Oba" calcext:value-type="string">
            <text:p>Oba</text:p>
          </table:table-cell>
          <table:table-cell table:formula="of:=MID([.C53];1;1)" office:value-type="string" office:string-value="K" calcext:value-type="string">
            <text:p>K</text:p>
          </table:table-cell>
          <table:table-cell table:formula="of:=MID([.A53];11;1)" office:value-type="string" office:string-value="8" calcext:value-type="string">
            <text:p>8</text:p>
          </table:table-cell>
          <table:table-cell table:formula="of:=CONCATENATE([.D53];[.E53];[.F53])" office:value-type="string" office:string-value="ObaK8" calcext:value-type="string">
            <text:p>ObaK8</text:p>
          </table:table-cell>
          <table:table-cell/>
          <table:table-cell office:value-type="string" calcext:value-type="string">
            <text:p>DabS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bS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MID([.B54];1;3)" office:value-type="string" office:string-value="Bar" calcext:value-type="string">
            <text:p>Bar</text:p>
          </table:table-cell>
          <table:table-cell table:formula="of:=MID([.C54];1;1)" office:value-type="string" office:string-value="Z" calcext:value-type="string">
            <text:p>Z</text:p>
          </table:table-cell>
          <table:table-cell table:formula="of:=MID([.A54];11;1)" office:value-type="string" office:string-value="5" calcext:value-type="string">
            <text:p>5</text:p>
          </table:table-cell>
          <table:table-cell table:formula="of:=CONCATENATE([.D54];[.E54];[.F54])" office:value-type="string" office:string-value="BarZ5" calcext:value-type="string">
            <text:p>BarZ5</text:p>
          </table:table-cell>
          <table:table-cell/>
          <table:table-cell office:value-type="string" calcext:value-type="string">
            <text:p>DabS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bS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MID([.B55];1;3)" office:value-type="string" office:string-value="Bon" calcext:value-type="string">
            <text:p>Bon</text:p>
          </table:table-cell>
          <table:table-cell table:formula="of:=MID([.C55];1;1)" office:value-type="string" office:string-value="M" calcext:value-type="string">
            <text:p>M</text:p>
          </table:table-cell>
          <table:table-cell table:formula="of:=MID([.A55];11;1)" office:value-type="string" office:string-value="0" calcext:value-type="string">
            <text:p>0</text:p>
          </table:table-cell>
          <table:table-cell table:formula="of:=CONCATENATE([.D55];[.E55];[.F55])" office:value-type="string" office:string-value="BonM0" calcext:value-type="string">
            <text:p>BonM0</text:p>
          </table:table-cell>
          <table:table-cell/>
          <table:table-cell office:value-type="string" calcext:value-type="string">
            <text:p>DabS7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DabS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MID([.B56];1;3)" office:value-type="string" office:string-value="Joz" calcext:value-type="string">
            <text:p>Joz</text:p>
          </table:table-cell>
          <table:table-cell table:formula="of:=MID([.C56];1;1)" office:value-type="string" office:string-value="M" calcext:value-type="string">
            <text:p>M</text:p>
          </table:table-cell>
          <table:table-cell table:formula="of:=MID([.A56];11;1)" office:value-type="string" office:string-value="2" calcext:value-type="string">
            <text:p>2</text:p>
          </table:table-cell>
          <table:table-cell table:formula="of:=CONCATENATE([.D56];[.E56];[.F56])" office:value-type="string" office:string-value="JozM2" calcext:value-type="string">
            <text:p>JozM2</text:p>
          </table:table-cell>
          <table:table-cell/>
          <table:table-cell office:value-type="string" calcext:value-type="string">
            <text:p>DawW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wW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MID([.B57];1;3)" office:value-type="string" office:string-value="Wej" calcext:value-type="string">
            <text:p>Wej</text:p>
          </table:table-cell>
          <table:table-cell table:formula="of:=MID([.C57];1;1)" office:value-type="string" office:string-value="A" calcext:value-type="string">
            <text:p>A</text:p>
          </table:table-cell>
          <table:table-cell table:formula="of:=MID([.A57];11;1)" office:value-type="string" office:string-value="2" calcext:value-type="string">
            <text:p>2</text:p>
          </table:table-cell>
          <table:table-cell table:formula="of:=CONCATENATE([.D57];[.E57];[.F57])" office:value-type="string" office:string-value="WejA2" calcext:value-type="string">
            <text:p>WejA2</text:p>
          </table:table-cell>
          <table:table-cell/>
          <table:table-cell office:value-type="string" calcext:value-type="string">
            <text:p>DegS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gS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MID([.B58];1;3)" office:value-type="string" office:string-value="Woj" calcext:value-type="string">
            <text:p>Woj</text:p>
          </table:table-cell>
          <table:table-cell table:formula="of:=MID([.C58];1;1)" office:value-type="string" office:string-value="A" calcext:value-type="string">
            <text:p>A</text:p>
          </table:table-cell>
          <table:table-cell table:formula="of:=MID([.A58];11;1)" office:value-type="string" office:string-value="0" calcext:value-type="string">
            <text:p>0</text:p>
          </table:table-cell>
          <table:table-cell table:formula="of:=CONCATENATE([.D58];[.E58];[.F58])" office:value-type="string" office:string-value="WojA0" calcext:value-type="string">
            <text:p>WojA0</text:p>
          </table:table-cell>
          <table:table-cell/>
          <table:table-cell office:value-type="string" calcext:value-type="string">
            <text:p>DepS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pS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MID([.B59];1;3)" office:value-type="string" office:string-value="Kop" calcext:value-type="string">
            <text:p>Kop</text:p>
          </table:table-cell>
          <table:table-cell table:formula="of:=MID([.C59];1;1)" office:value-type="string" office:string-value="M" calcext:value-type="string">
            <text:p>M</text:p>
          </table:table-cell>
          <table:table-cell table:formula="of:=MID([.A59];11;1)" office:value-type="string" office:string-value="6" calcext:value-type="string">
            <text:p>6</text:p>
          </table:table-cell>
          <table:table-cell table:formula="of:=CONCATENATE([.D59];[.E59];[.F59])" office:value-type="string" office:string-value="KopM6" calcext:value-type="string">
            <text:p>KopM6</text:p>
          </table:table-cell>
          <table:table-cell/>
          <table:table-cell office:value-type="string" calcext:value-type="string">
            <text:p>DerS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S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MID([.B60];1;3)" office:value-type="string" office:string-value="Cic" calcext:value-type="string">
            <text:p>Cic</text:p>
          </table:table-cell>
          <table:table-cell table:formula="of:=MID([.C60];1;1)" office:value-type="string" office:string-value="S" calcext:value-type="string">
            <text:p>S</text:p>
          </table:table-cell>
          <table:table-cell table:formula="of:=MID([.A60];11;1)" office:value-type="string" office:string-value="6" calcext:value-type="string">
            <text:p>6</text:p>
          </table:table-cell>
          <table:table-cell table:formula="of:=CONCATENATE([.D60];[.E60];[.F60])" office:value-type="string" office:string-value="CicS6" calcext:value-type="string">
            <text:p>CicS6</text:p>
          </table:table-cell>
          <table:table-cell/>
          <table:table-cell office:value-type="string" calcext:value-type="string">
            <text:p>DerW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W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MID([.B61];1;3)" office:value-type="string" office:string-value="Oli" calcext:value-type="string">
            <text:p>Oli</text:p>
          </table:table-cell>
          <table:table-cell table:formula="of:=MID([.C61];1;1)" office:value-type="string" office:string-value="K" calcext:value-type="string">
            <text:p>K</text:p>
          </table:table-cell>
          <table:table-cell table:formula="of:=MID([.A61];11;1)" office:value-type="string" office:string-value="3" calcext:value-type="string">
            <text:p>3</text:p>
          </table:table-cell>
          <table:table-cell table:formula="of:=CONCATENATE([.D61];[.E61];[.F61])" office:value-type="string" office:string-value="OliK3" calcext:value-type="string">
            <text:p>OliK3</text:p>
          </table:table-cell>
          <table:table-cell/>
          <table:table-cell office:value-type="string" calcext:value-type="string">
            <text:p>DolS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S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MID([.B62];1;3)" office:value-type="string" office:string-value="Maj" calcext:value-type="string">
            <text:p>Maj</text:p>
          </table:table-cell>
          <table:table-cell table:formula="of:=MID([.C62];1;1)" office:value-type="string" office:string-value="M" calcext:value-type="string">
            <text:p>M</text:p>
          </table:table-cell>
          <table:table-cell table:formula="of:=MID([.A62];11;1)" office:value-type="string" office:string-value="7" calcext:value-type="string">
            <text:p>7</text:p>
          </table:table-cell>
          <table:table-cell table:formula="of:=CONCATENATE([.D62];[.E62];[.F62])" office:value-type="string" office:string-value="MajM7" calcext:value-type="string">
            <text:p>MajM7</text:p>
          </table:table-cell>
          <table:table-cell/>
          <table:table-cell office:value-type="string" calcext:value-type="string">
            <text:p>DomR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mR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MID([.B63];1;3)" office:value-type="string" office:string-value="Pod" calcext:value-type="string">
            <text:p>Pod</text:p>
          </table:table-cell>
          <table:table-cell table:formula="of:=MID([.C63];1;1)" office:value-type="string" office:string-value="J" calcext:value-type="string">
            <text:p>J</text:p>
          </table:table-cell>
          <table:table-cell table:formula="of:=MID([.A63];11;1)" office:value-type="string" office:string-value="4" calcext:value-type="string">
            <text:p>4</text:p>
          </table:table-cell>
          <table:table-cell table:formula="of:=CONCATENATE([.D63];[.E63];[.F63])" office:value-type="string" office:string-value="PodJ4" calcext:value-type="string">
            <text:p>PodJ4</text:p>
          </table:table-cell>
          <table:table-cell/>
          <table:table-cell office:value-type="string" calcext:value-type="string">
            <text:p>DomS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mS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MID([.B64];1;3)" office:value-type="string" office:string-value="Woj" calcext:value-type="string">
            <text:p>Woj</text:p>
          </table:table-cell>
          <table:table-cell table:formula="of:=MID([.C64];1;1)" office:value-type="string" office:string-value="A" calcext:value-type="string">
            <text:p>A</text:p>
          </table:table-cell>
          <table:table-cell table:formula="of:=MID([.A64];11;1)" office:value-type="string" office:string-value="2" calcext:value-type="string">
            <text:p>2</text:p>
          </table:table-cell>
          <table:table-cell table:formula="of:=CONCATENATE([.D64];[.E64];[.F64])" office:value-type="string" office:string-value="WojA2" calcext:value-type="string">
            <text:p>WojA2</text:p>
          </table:table-cell>
          <table:table-cell/>
          <table:table-cell office:value-type="string" calcext:value-type="string">
            <text:p>DomS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mS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MID([.B65];1;3)" office:value-type="string" office:string-value="Now" calcext:value-type="string">
            <text:p>Now</text:p>
          </table:table-cell>
          <table:table-cell table:formula="of:=MID([.C65];1;1)" office:value-type="string" office:string-value="L" calcext:value-type="string">
            <text:p>L</text:p>
          </table:table-cell>
          <table:table-cell table:formula="of:=MID([.A65];11;1)" office:value-type="string" office:string-value="3" calcext:value-type="string">
            <text:p>3</text:p>
          </table:table-cell>
          <table:table-cell table:formula="of:=CONCATENATE([.D65];[.E65];[.F65])" office:value-type="string" office:string-value="NowL3" calcext:value-type="string">
            <text:p>NowL3</text:p>
          </table:table-cell>
          <table:table-cell/>
          <table:table-cell office:value-type="string" calcext:value-type="string">
            <text:p>DraW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aW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MID([.B66];1;3)" office:value-type="string" office:string-value="Pio" calcext:value-type="string">
            <text:p>Pio</text:p>
          </table:table-cell>
          <table:table-cell table:formula="of:=MID([.C66];1;1)" office:value-type="string" office:string-value="J" calcext:value-type="string">
            <text:p>J</text:p>
          </table:table-cell>
          <table:table-cell table:formula="of:=MID([.A66];11;1)" office:value-type="string" office:string-value="2" calcext:value-type="string">
            <text:p>2</text:p>
          </table:table-cell>
          <table:table-cell table:formula="of:=CONCATENATE([.D66];[.E66];[.F66])" office:value-type="string" office:string-value="PioJ2" calcext:value-type="string">
            <text:p>PioJ2</text:p>
          </table:table-cell>
          <table:table-cell/>
          <table:table-cell office:value-type="string" calcext:value-type="string">
            <text:p>DulP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lP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MID([.B67];1;3)" office:value-type="string" office:string-value="Bia" calcext:value-type="string">
            <text:p>Bia</text:p>
          </table:table-cell>
          <table:table-cell table:formula="of:=MID([.C67];1;1)" office:value-type="string" office:string-value="Z" calcext:value-type="string">
            <text:p>Z</text:p>
          </table:table-cell>
          <table:table-cell table:formula="of:=MID([.A67];11;1)" office:value-type="string" office:string-value="1" calcext:value-type="string">
            <text:p>1</text:p>
          </table:table-cell>
          <table:table-cell table:formula="of:=CONCATENATE([.D67];[.E67];[.F67])" office:value-type="string" office:string-value="BiaZ1" calcext:value-type="string">
            <text:p>BiaZ1</text:p>
          </table:table-cell>
          <table:table-cell/>
          <table:table-cell office:value-type="string" calcext:value-type="string">
            <text:p>DunV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nV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MID([.B68];1;3)" office:value-type="string" office:string-value="Gal" calcext:value-type="string">
            <text:p>Gal</text:p>
          </table:table-cell>
          <table:table-cell table:formula="of:=MID([.C68];1;1)" office:value-type="string" office:string-value="P" calcext:value-type="string">
            <text:p>P</text:p>
          </table:table-cell>
          <table:table-cell table:formula="of:=MID([.A68];11;1)" office:value-type="string" office:string-value="5" calcext:value-type="string">
            <text:p>5</text:p>
          </table:table-cell>
          <table:table-cell table:formula="of:=CONCATENATE([.D68];[.E68];[.F68])" office:value-type="string" office:string-value="GalP5" calcext:value-type="string">
            <text:p>GalP5</text:p>
          </table:table-cell>
          <table:table-cell/>
          <table:table-cell office:value-type="string" calcext:value-type="string">
            <text:p>Dur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rP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MID([.B69];1;3)" office:value-type="string" office:string-value="Gla" calcext:value-type="string">
            <text:p>Gla</text:p>
          </table:table-cell>
          <table:table-cell table:formula="of:=MID([.C69];1;1)" office:value-type="string" office:string-value="P" calcext:value-type="string">
            <text:p>P</text:p>
          </table:table-cell>
          <table:table-cell table:formula="of:=MID([.A69];11;1)" office:value-type="string" office:string-value="1" calcext:value-type="string">
            <text:p>1</text:p>
          </table:table-cell>
          <table:table-cell table:formula="of:=CONCATENATE([.D69];[.E69];[.F69])" office:value-type="string" office:string-value="GlaP1" calcext:value-type="string">
            <text:p>GlaP1</text:p>
          </table:table-cell>
          <table:table-cell/>
          <table:table-cell office:value-type="string" calcext:value-type="string">
            <text:p>DusP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sP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MID([.B70];1;3)" office:value-type="string" office:string-value="Ani" calcext:value-type="string">
            <text:p>Ani</text:p>
          </table:table-cell>
          <table:table-cell table:formula="of:=MID([.C70];1;1)" office:value-type="string" office:string-value="W" calcext:value-type="string">
            <text:p>W</text:p>
          </table:table-cell>
          <table:table-cell table:formula="of:=MID([.A70];11;1)" office:value-type="string" office:string-value="9" calcext:value-type="string">
            <text:p>9</text:p>
          </table:table-cell>
          <table:table-cell table:formula="of:=CONCATENATE([.D70];[.E70];[.F70])" office:value-type="string" office:string-value="AniW9" calcext:value-type="string">
            <text:p>AniW9</text:p>
          </table:table-cell>
          <table:table-cell/>
          <table:table-cell office:value-type="string" calcext:value-type="string">
            <text:p>DziP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iP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MID([.B71];1;3)" office:value-type="string" office:string-value="Cup" calcext:value-type="string">
            <text:p>Cup</text:p>
          </table:table-cell>
          <table:table-cell table:formula="of:=MID([.C71];1;1)" office:value-type="string" office:string-value="O" calcext:value-type="string">
            <text:p>O</text:p>
          </table:table-cell>
          <table:table-cell table:formula="of:=MID([.A71];11;1)" office:value-type="string" office:string-value="4" calcext:value-type="string">
            <text:p>4</text:p>
          </table:table-cell>
          <table:table-cell table:formula="of:=CONCATENATE([.D71];[.E71];[.F71])" office:value-type="string" office:string-value="CupO4" calcext:value-type="string">
            <text:p>CupO4</text:p>
          </table:table-cell>
          <table:table-cell/>
          <table:table-cell office:value-type="string" calcext:value-type="string">
            <text:p>EdeV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deV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MID([.B72];1;3)" office:value-type="string" office:string-value="Bec" calcext:value-type="string">
            <text:p>Bec</text:p>
          </table:table-cell>
          <table:table-cell table:formula="of:=MID([.C72];1;1)" office:value-type="string" office:string-value="A" calcext:value-type="string">
            <text:p>A</text:p>
          </table:table-cell>
          <table:table-cell table:formula="of:=MID([.A72];11;1)" office:value-type="string" office:string-value="0" calcext:value-type="string">
            <text:p>0</text:p>
          </table:table-cell>
          <table:table-cell table:formula="of:=CONCATENATE([.D72];[.E72];[.F72])" office:value-type="string" office:string-value="BecA0" calcext:value-type="string">
            <text:p>BecA0</text:p>
          </table:table-cell>
          <table:table-cell/>
          <table:table-cell office:value-type="string" calcext:value-type="string">
            <text:p>Eng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gU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MID([.B73];1;3)" office:value-type="string" office:string-value="Gro" calcext:value-type="string">
            <text:p>Gro</text:p>
          </table:table-cell>
          <table:table-cell table:formula="of:=MID([.C73];1;1)" office:value-type="string" office:string-value="O" calcext:value-type="string">
            <text:p>O</text:p>
          </table:table-cell>
          <table:table-cell table:formula="of:=MID([.A73];11;1)" office:value-type="string" office:string-value="9" calcext:value-type="string">
            <text:p>9</text:p>
          </table:table-cell>
          <table:table-cell table:formula="of:=CONCATENATE([.D73];[.E73];[.F73])" office:value-type="string" office:string-value="GroO9" calcext:value-type="string">
            <text:p>GroO9</text:p>
          </table:table-cell>
          <table:table-cell/>
          <table:table-cell office:value-type="string" calcext:value-type="string">
            <text:p>ErbU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bU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MID([.B74];1;3)" office:value-type="string" office:string-value="Ulw" calcext:value-type="string">
            <text:p>Ulw</text:p>
          </table:table-cell>
          <table:table-cell table:formula="of:=MID([.C74];1;1)" office:value-type="string" office:string-value="A" calcext:value-type="string">
            <text:p>A</text:p>
          </table:table-cell>
          <table:table-cell table:formula="of:=MID([.A74];11;1)" office:value-type="string" office:string-value="4" calcext:value-type="string">
            <text:p>4</text:p>
          </table:table-cell>
          <table:table-cell table:formula="of:=CONCATENATE([.D74];[.E74];[.F74])" office:value-type="string" office:string-value="UlwA4" calcext:value-type="string">
            <text:p>UlwA4</text:p>
          </table:table-cell>
          <table:table-cell/>
          <table:table-cell office:value-type="string" calcext:value-type="string">
            <text:p>FelD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lD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MID([.B75];1;3)" office:value-type="string" office:string-value="Gos" calcext:value-type="string">
            <text:p>Gos</text:p>
          </table:table-cell>
          <table:table-cell table:formula="of:=MID([.C75];1;1)" office:value-type="string" office:string-value="P" calcext:value-type="string">
            <text:p>P</text:p>
          </table:table-cell>
          <table:table-cell table:formula="of:=MID([.A75];11;1)" office:value-type="string" office:string-value="9" calcext:value-type="string">
            <text:p>9</text:p>
          </table:table-cell>
          <table:table-cell table:formula="of:=CONCATENATE([.D75];[.E75];[.F75])" office:value-type="string" office:string-value="GosP9" calcext:value-type="string">
            <text:p>GosP9</text:p>
          </table:table-cell>
          <table:table-cell/>
          <table:table-cell office:value-type="string" calcext:value-type="string">
            <text:p>FieP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eP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MID([.B76];1;3)" office:value-type="string" office:string-value="Big" calcext:value-type="string">
            <text:p>Big</text:p>
          </table:table-cell>
          <table:table-cell table:formula="of:=MID([.C76];1;1)" office:value-type="string" office:string-value="Z" calcext:value-type="string">
            <text:p>Z</text:p>
          </table:table-cell>
          <table:table-cell table:formula="of:=MID([.A76];11;1)" office:value-type="string" office:string-value="7" calcext:value-type="string">
            <text:p>7</text:p>
          </table:table-cell>
          <table:table-cell table:formula="of:=CONCATENATE([.D76];[.E76];[.F76])" office:value-type="string" office:string-value="BigZ7" calcext:value-type="string">
            <text:p>BigZ7</text:p>
          </table:table-cell>
          <table:table-cell/>
          <table:table-cell office:value-type="string" calcext:value-type="string">
            <text:p>FilP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P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MID([.B77];1;3)" office:value-type="string" office:string-value="Wac" calcext:value-type="string">
            <text:p>Wac</text:p>
          </table:table-cell>
          <table:table-cell table:formula="of:=MID([.C77];1;1)" office:value-type="string" office:string-value="B" calcext:value-type="string">
            <text:p>B</text:p>
          </table:table-cell>
          <table:table-cell table:formula="of:=MID([.A77];11;1)" office:value-type="string" office:string-value="3" calcext:value-type="string">
            <text:p>3</text:p>
          </table:table-cell>
          <table:table-cell table:formula="of:=CONCATENATE([.D77];[.E77];[.F77])" office:value-type="string" office:string-value="WacB3" calcext:value-type="string">
            <text:p>WacB3</text:p>
          </table:table-cell>
          <table:table-cell/>
          <table:table-cell office:value-type="string" calcext:value-type="string">
            <text:p>FilS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S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MID([.B78];1;3)" office:value-type="string" office:string-value="Wla" calcext:value-type="string">
            <text:p>Wla</text:p>
          </table:table-cell>
          <table:table-cell table:formula="of:=MID([.C78];1;1)" office:value-type="string" office:string-value="A" calcext:value-type="string">
            <text:p>A</text:p>
          </table:table-cell>
          <table:table-cell table:formula="of:=MID([.A78];11;1)" office:value-type="string" office:string-value="0" calcext:value-type="string">
            <text:p>0</text:p>
          </table:table-cell>
          <table:table-cell table:formula="of:=CONCATENATE([.D78];[.E78];[.F78])" office:value-type="string" office:string-value="WlaA0" calcext:value-type="string">
            <text:p>WlaA0</text:p>
          </table:table-cell>
          <table:table-cell/>
          <table:table-cell office:value-type="string" calcext:value-type="string">
            <text:p>FloS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oS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MID([.B79];1;3)" office:value-type="string" office:string-value="Wiz" calcext:value-type="string">
            <text:p>Wiz</text:p>
          </table:table-cell>
          <table:table-cell table:formula="of:=MID([.C79];1;1)" office:value-type="string" office:string-value="A" calcext:value-type="string">
            <text:p>A</text:p>
          </table:table-cell>
          <table:table-cell table:formula="of:=MID([.A79];11;1)" office:value-type="string" office:string-value="4" calcext:value-type="string">
            <text:p>4</text:p>
          </table:table-cell>
          <table:table-cell table:formula="of:=CONCATENATE([.D79];[.E79];[.F79])" office:value-type="string" office:string-value="WizA4" calcext:value-type="string">
            <text:p>WizA4</text:p>
          </table:table-cell>
          <table:table-cell/>
          <table:table-cell office:value-type="string" calcext:value-type="string">
            <text:p>ForJ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J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MID([.B80];1;3)" office:value-type="string" office:string-value="Flo" calcext:value-type="string">
            <text:p>Flo</text:p>
          </table:table-cell>
          <table:table-cell table:formula="of:=MID([.C80];1;1)" office:value-type="string" office:string-value="S" calcext:value-type="string">
            <text:p>S</text:p>
          </table:table-cell>
          <table:table-cell table:formula="of:=MID([.A80];11;1)" office:value-type="string" office:string-value="0" calcext:value-type="string">
            <text:p>0</text:p>
          </table:table-cell>
          <table:table-cell table:formula="of:=CONCATENATE([.D80];[.E80];[.F80])" office:value-type="string" office:string-value="FloS0" calcext:value-type="string">
            <text:p>FloS0</text:p>
          </table:table-cell>
          <table:table-cell/>
          <table:table-cell office:value-type="string" calcext:value-type="string">
            <text:p>ForP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P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MID([.B81];1;3)" office:value-type="string" office:string-value="Kor" calcext:value-type="string">
            <text:p>Kor</text:p>
          </table:table-cell>
          <table:table-cell table:formula="of:=MID([.C81];1;1)" office:value-type="string" office:string-value="M" calcext:value-type="string">
            <text:p>M</text:p>
          </table:table-cell>
          <table:table-cell table:formula="of:=MID([.A81];11;1)" office:value-type="string" office:string-value="5" calcext:value-type="string">
            <text:p>5</text:p>
          </table:table-cell>
          <table:table-cell table:formula="of:=CONCATENATE([.D81];[.E81];[.F81])" office:value-type="string" office:string-value="KorM5" calcext:value-type="string">
            <text:p>KorM5</text:p>
          </table:table-cell>
          <table:table-cell/>
          <table:table-cell office:value-type="string" calcext:value-type="string">
            <text:p>ForR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R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MID([.B82];1;3)" office:value-type="string" office:string-value="Pie" calcext:value-type="string">
            <text:p>Pie</text:p>
          </table:table-cell>
          <table:table-cell table:formula="of:=MID([.C82];1;1)" office:value-type="string" office:string-value="J" calcext:value-type="string">
            <text:p>J</text:p>
          </table:table-cell>
          <table:table-cell table:formula="of:=MID([.A82];11;1)" office:value-type="string" office:string-value="4" calcext:value-type="string">
            <text:p>4</text:p>
          </table:table-cell>
          <table:table-cell table:formula="of:=CONCATENATE([.D82];[.E82];[.F82])" office:value-type="string" office:string-value="PieJ4" calcext:value-type="string">
            <text:p>PieJ4</text:p>
          </table:table-cell>
          <table:table-cell/>
          <table:table-cell office:value-type="string" calcext:value-type="string">
            <text:p>FraR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aR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MID([.B83];1;3)" office:value-type="string" office:string-value="Pot" calcext:value-type="string">
            <text:p>Pot</text:p>
          </table:table-cell>
          <table:table-cell table:formula="of:=MID([.C83];1;1)" office:value-type="string" office:string-value="M" calcext:value-type="string">
            <text:p>M</text:p>
          </table:table-cell>
          <table:table-cell table:formula="of:=MID([.A83];11;1)" office:value-type="string" office:string-value="8" calcext:value-type="string">
            <text:p>8</text:p>
          </table:table-cell>
          <table:table-cell table:formula="of:=CONCATENATE([.D83];[.E83];[.F83])" office:value-type="string" office:string-value="PotM8" calcext:value-type="string">
            <text:p>PotM8</text:p>
          </table:table-cell>
          <table:table-cell/>
          <table:table-cell office:value-type="string" calcext:value-type="string">
            <text:p>FreP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P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MID([.B84];1;3)" office:value-type="string" office:string-value="Kor" calcext:value-type="string">
            <text:p>Kor</text:p>
          </table:table-cell>
          <table:table-cell table:formula="of:=MID([.C84];1;1)" office:value-type="string" office:string-value="M" calcext:value-type="string">
            <text:p>M</text:p>
          </table:table-cell>
          <table:table-cell table:formula="of:=MID([.A84];11;1)" office:value-type="string" office:string-value="3" calcext:value-type="string">
            <text:p>3</text:p>
          </table:table-cell>
          <table:table-cell table:formula="of:=CONCATENATE([.D84];[.E84];[.F84])" office:value-type="string" office:string-value="KorM3" calcext:value-type="string">
            <text:p>KorM3</text:p>
          </table:table-cell>
          <table:table-cell/>
          <table:table-cell office:value-type="string" calcext:value-type="string">
            <text:p>FurP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rP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MID([.B85];1;3)" office:value-type="string" office:string-value="Dep" calcext:value-type="string">
            <text:p>Dep</text:p>
          </table:table-cell>
          <table:table-cell table:formula="of:=MID([.C85];1;1)" office:value-type="string" office:string-value="S" calcext:value-type="string">
            <text:p>S</text:p>
          </table:table-cell>
          <table:table-cell table:formula="of:=MID([.A85];11;1)" office:value-type="string" office:string-value="0" calcext:value-type="string">
            <text:p>0</text:p>
          </table:table-cell>
          <table:table-cell table:formula="of:=CONCATENATE([.D85];[.E85];[.F85])" office:value-type="string" office:string-value="DepS0" calcext:value-type="string">
            <text:p>DepS0</text:p>
          </table:table-cell>
          <table:table-cell/>
          <table:table-cell office:value-type="string" calcext:value-type="string">
            <text:p>GacP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cP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MID([.B86];1;3)" office:value-type="string" office:string-value="Erb" calcext:value-type="string">
            <text:p>Erb</text:p>
          </table:table-cell>
          <table:table-cell table:formula="of:=MID([.C86];1;1)" office:value-type="string" office:string-value="U" calcext:value-type="string">
            <text:p>U</text:p>
          </table:table-cell>
          <table:table-cell table:formula="of:=MID([.A86];11;1)" office:value-type="string" office:string-value="6" calcext:value-type="string">
            <text:p>6</text:p>
          </table:table-cell>
          <table:table-cell table:formula="of:=CONCATENATE([.D86];[.E86];[.F86])" office:value-type="string" office:string-value="ErbU6" calcext:value-type="string">
            <text:p>ErbU6</text:p>
          </table:table-cell>
          <table:table-cell/>
          <table:table-cell office:value-type="string" calcext:value-type="string">
            <text:p>Gad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dP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MID([.B87];1;3)" office:value-type="string" office:string-value="Kut" calcext:value-type="string">
            <text:p>Kut</text:p>
          </table:table-cell>
          <table:table-cell table:formula="of:=MID([.C87];1;1)" office:value-type="string" office:string-value="M" calcext:value-type="string">
            <text:p>M</text:p>
          </table:table-cell>
          <table:table-cell table:formula="of:=MID([.A87];11;1)" office:value-type="string" office:string-value="7" calcext:value-type="string">
            <text:p>7</text:p>
          </table:table-cell>
          <table:table-cell table:formula="of:=CONCATENATE([.D87];[.E87];[.F87])" office:value-type="string" office:string-value="KutM7" calcext:value-type="string">
            <text:p>KutM7</text:p>
          </table:table-cell>
          <table:table-cell/>
          <table:table-cell office:value-type="string" calcext:value-type="string">
            <text:p>GalP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lP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MID([.B88];1;3)" office:value-type="string" office:string-value="Dab" calcext:value-type="string">
            <text:p>Dab</text:p>
          </table:table-cell>
          <table:table-cell table:formula="of:=MID([.C88];1;1)" office:value-type="string" office:string-value="S" calcext:value-type="string">
            <text:p>S</text:p>
          </table:table-cell>
          <table:table-cell table:formula="of:=MID([.A88];11;1)" office:value-type="string" office:string-value="5" calcext:value-type="string">
            <text:p>5</text:p>
          </table:table-cell>
          <table:table-cell table:formula="of:=CONCATENATE([.D88];[.E88];[.F88])" office:value-type="string" office:string-value="DabS5" calcext:value-type="string">
            <text:p>DabS5</text:p>
          </table:table-cell>
          <table:table-cell/>
          <table:table-cell office:value-type="string" calcext:value-type="string">
            <text:p>GdaP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daP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MID([.B89];1;3)" office:value-type="string" office:string-value="Ciu" calcext:value-type="string">
            <text:p>Ciu</text:p>
          </table:table-cell>
          <table:table-cell table:formula="of:=MID([.C89];1;1)" office:value-type="string" office:string-value="W" calcext:value-type="string">
            <text:p>W</text:p>
          </table:table-cell>
          <table:table-cell table:formula="of:=MID([.A89];11;1)" office:value-type="string" office:string-value="4" calcext:value-type="string">
            <text:p>4</text:p>
          </table:table-cell>
          <table:table-cell table:formula="of:=CONCATENATE([.D89];[.E89];[.F89])" office:value-type="string" office:string-value="CiuW4" calcext:value-type="string">
            <text:p>CiuW4</text:p>
          </table:table-cell>
          <table:table-cell/>
          <table:table-cell office:value-type="string" calcext:value-type="string">
            <text:p>GesP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sP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MID([.B90];1;3)" office:value-type="string" office:string-value="Mic" calcext:value-type="string">
            <text:p>Mic</text:p>
          </table:table-cell>
          <table:table-cell table:formula="of:=MID([.C90];1;1)" office:value-type="string" office:string-value="K" calcext:value-type="string">
            <text:p>K</text:p>
          </table:table-cell>
          <table:table-cell table:formula="of:=MID([.A90];11;1)" office:value-type="string" office:string-value="2" calcext:value-type="string">
            <text:p>2</text:p>
          </table:table-cell>
          <table:table-cell table:formula="of:=CONCATENATE([.D90];[.E90];[.F90])" office:value-type="string" office:string-value="MicK2" calcext:value-type="string">
            <text:p>MicK2</text:p>
          </table:table-cell>
          <table:table-cell/>
          <table:table-cell office:value-type="string" calcext:value-type="string">
            <text:p>GibP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bP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MID([.B91];1;3)" office:value-type="string" office:string-value="Mie" calcext:value-type="string">
            <text:p>Mie</text:p>
          </table:table-cell>
          <table:table-cell table:formula="of:=MID([.C91];1;1)" office:value-type="string" office:string-value="K" calcext:value-type="string">
            <text:p>K</text:p>
          </table:table-cell>
          <table:table-cell table:formula="of:=MID([.A91];11;1)" office:value-type="string" office:string-value="8" calcext:value-type="string">
            <text:p>8</text:p>
          </table:table-cell>
          <table:table-cell table:formula="of:=CONCATENATE([.D91];[.E91];[.F91])" office:value-type="string" office:string-value="MieK8" calcext:value-type="string">
            <text:p>MieK8</text:p>
          </table:table-cell>
          <table:table-cell/>
          <table:table-cell office:value-type="string" calcext:value-type="string">
            <text:p>GieP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eP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MID([.B92];1;3)" office:value-type="string" office:string-value="Jag" calcext:value-type="string">
            <text:p>Jag</text:p>
          </table:table-cell>
          <table:table-cell table:formula="of:=MID([.C92];1;1)" office:value-type="string" office:string-value="N" calcext:value-type="string">
            <text:p>N</text:p>
          </table:table-cell>
          <table:table-cell table:formula="of:=MID([.A92];11;1)" office:value-type="string" office:string-value="8" calcext:value-type="string">
            <text:p>8</text:p>
          </table:table-cell>
          <table:table-cell table:formula="of:=CONCATENATE([.D92];[.E92];[.F92])" office:value-type="string" office:string-value="JagN8" calcext:value-type="string">
            <text:p>JagN8</text:p>
          </table:table-cell>
          <table:table-cell/>
          <table:table-cell office:value-type="string" calcext:value-type="string">
            <text:p>GlaP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laP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MID([.B93];1;3)" office:value-type="string" office:string-value="Cze" calcext:value-type="string">
            <text:p>Cze</text:p>
          </table:table-cell>
          <table:table-cell table:formula="of:=MID([.C93];1;1)" office:value-type="string" office:string-value="W" calcext:value-type="string">
            <text:p>W</text:p>
          </table:table-cell>
          <table:table-cell table:formula="of:=MID([.A93];11;1)" office:value-type="string" office:string-value="5" calcext:value-type="string">
            <text:p>5</text:p>
          </table:table-cell>
          <table:table-cell table:formula="of:=CONCATENATE([.D93];[.E93];[.F93])" office:value-type="string" office:string-value="CzeW5" calcext:value-type="string">
            <text:p>CzeW5</text:p>
          </table:table-cell>
          <table:table-cell/>
          <table:table-cell office:value-type="string" calcext:value-type="string">
            <text:p>GlaP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laP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MID([.B94];1;3)" office:value-type="string" office:string-value="Dom" calcext:value-type="string">
            <text:p>Dom</text:p>
          </table:table-cell>
          <table:table-cell table:formula="of:=MID([.C94];1;1)" office:value-type="string" office:string-value="S" calcext:value-type="string">
            <text:p>S</text:p>
          </table:table-cell>
          <table:table-cell table:formula="of:=MID([.A94];11;1)" office:value-type="string" office:string-value="7" calcext:value-type="string">
            <text:p>7</text:p>
          </table:table-cell>
          <table:table-cell table:formula="of:=CONCATENATE([.D94];[.E94];[.F94])" office:value-type="string" office:string-value="DomS7" calcext:value-type="string">
            <text:p>DomS7</text:p>
          </table:table-cell>
          <table:table-cell/>
          <table:table-cell office:value-type="string" calcext:value-type="string">
            <text:p>GloP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loP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MID([.B95];1;3)" office:value-type="string" office:string-value="Kot" calcext:value-type="string">
            <text:p>Kot</text:p>
          </table:table-cell>
          <table:table-cell table:formula="of:=MID([.C95];1;1)" office:value-type="string" office:string-value="M" calcext:value-type="string">
            <text:p>M</text:p>
          </table:table-cell>
          <table:table-cell table:formula="of:=MID([.A95];11;1)" office:value-type="string" office:string-value="8" calcext:value-type="string">
            <text:p>8</text:p>
          </table:table-cell>
          <table:table-cell table:formula="of:=CONCATENATE([.D95];[.E95];[.F95])" office:value-type="string" office:string-value="KotM8" calcext:value-type="string">
            <text:p>KotM8</text:p>
          </table:table-cell>
          <table:table-cell/>
          <table:table-cell office:value-type="string" calcext:value-type="string">
            <text:p>GorO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rO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MID([.B96];1;3)" office:value-type="string" office:string-value="Nie" calcext:value-type="string">
            <text:p>Nie</text:p>
          </table:table-cell>
          <table:table-cell table:formula="of:=MID([.C96];1;1)" office:value-type="string" office:string-value="K" calcext:value-type="string">
            <text:p>K</text:p>
          </table:table-cell>
          <table:table-cell table:formula="of:=MID([.A96];11;1)" office:value-type="string" office:string-value="7" calcext:value-type="string">
            <text:p>7</text:p>
          </table:table-cell>
          <table:table-cell table:formula="of:=CONCATENATE([.D96];[.E96];[.F96])" office:value-type="string" office:string-value="NieK7" calcext:value-type="string">
            <text:p>NieK7</text:p>
          </table:table-cell>
          <table:table-cell/>
          <table:table-cell office:value-type="string" calcext:value-type="string">
            <text:p>GorO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rO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MID([.B97];1;3)" office:value-type="string" office:string-value="Men" calcext:value-type="string">
            <text:p>Men</text:p>
          </table:table-cell>
          <table:table-cell table:formula="of:=MID([.C97];1;1)" office:value-type="string" office:string-value="K" calcext:value-type="string">
            <text:p>K</text:p>
          </table:table-cell>
          <table:table-cell table:formula="of:=MID([.A97];11;1)" office:value-type="string" office:string-value="2" calcext:value-type="string">
            <text:p>2</text:p>
          </table:table-cell>
          <table:table-cell table:formula="of:=CONCATENATE([.D97];[.E97];[.F97])" office:value-type="string" office:string-value="MenK2" calcext:value-type="string">
            <text:p>MenK2</text:p>
          </table:table-cell>
          <table:table-cell/>
          <table:table-cell office:value-type="string" calcext:value-type="string">
            <text:p>Gor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rP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MID([.B98];1;3)" office:value-type="string" office:string-value="Tra" calcext:value-type="string">
            <text:p>Tra</text:p>
          </table:table-cell>
          <table:table-cell table:formula="of:=MID([.C98];1;1)" office:value-type="string" office:string-value="B" calcext:value-type="string">
            <text:p>B</text:p>
          </table:table-cell>
          <table:table-cell table:formula="of:=MID([.A98];11;1)" office:value-type="string" office:string-value="1" calcext:value-type="string">
            <text:p>1</text:p>
          </table:table-cell>
          <table:table-cell table:formula="of:=CONCATENATE([.D98];[.E98];[.F98])" office:value-type="string" office:string-value="TraB1" calcext:value-type="string">
            <text:p>TraB1</text:p>
          </table:table-cell>
          <table:table-cell/>
          <table:table-cell office:value-type="string" calcext:value-type="string">
            <text:p>GorP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rP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MID([.B99];1;3)" office:value-type="string" office:string-value="Sob" calcext:value-type="string">
            <text:p>Sob</text:p>
          </table:table-cell>
          <table:table-cell table:formula="of:=MID([.C99];1;1)" office:value-type="string" office:string-value="F" calcext:value-type="string">
            <text:p>F</text:p>
          </table:table-cell>
          <table:table-cell table:formula="of:=MID([.A99];11;1)" office:value-type="string" office:string-value="2" calcext:value-type="string">
            <text:p>2</text:p>
          </table:table-cell>
          <table:table-cell table:formula="of:=CONCATENATE([.D99];[.E99];[.F99])" office:value-type="string" office:string-value="SobF2" calcext:value-type="string">
            <text:p>SobF2</text:p>
          </table:table-cell>
          <table:table-cell/>
          <table:table-cell office:value-type="string" calcext:value-type="string">
            <text:p>GosP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sP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MID([.B100];1;3)" office:value-type="string" office:string-value="Cej" calcext:value-type="string">
            <text:p>Cej</text:p>
          </table:table-cell>
          <table:table-cell table:formula="of:=MID([.C100];1;1)" office:value-type="string" office:string-value="K" calcext:value-type="string">
            <text:p>K</text:p>
          </table:table-cell>
          <table:table-cell table:formula="of:=MID([.A100];11;1)" office:value-type="string" office:string-value="4" calcext:value-type="string">
            <text:p>4</text:p>
          </table:table-cell>
          <table:table-cell table:formula="of:=CONCATENATE([.D100];[.E100];[.F100])" office:value-type="string" office:string-value="CejK4" calcext:value-type="string">
            <text:p>CejK4</text:p>
          </table:table-cell>
          <table:table-cell/>
          <table:table-cell office:value-type="string" calcext:value-type="string">
            <text:p>GosP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sP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MID([.B101];1;3)" office:value-type="string" office:string-value="Jaz" calcext:value-type="string">
            <text:p>Jaz</text:p>
          </table:table-cell>
          <table:table-cell table:formula="of:=MID([.C101];1;1)" office:value-type="string" office:string-value="N" calcext:value-type="string">
            <text:p>N</text:p>
          </table:table-cell>
          <table:table-cell table:formula="of:=MID([.A101];11;1)" office:value-type="string" office:string-value="0" calcext:value-type="string">
            <text:p>0</text:p>
          </table:table-cell>
          <table:table-cell table:formula="of:=CONCATENATE([.D101];[.E101];[.F101])" office:value-type="string" office:string-value="JazN0" calcext:value-type="string">
            <text:p>JazN0</text:p>
          </table:table-cell>
          <table:table-cell/>
          <table:table-cell office:value-type="string" calcext:value-type="string">
            <text:p>GozO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zO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MID([.B102];1;3)" office:value-type="string" office:string-value="Jar" calcext:value-type="string">
            <text:p>Jar</text:p>
          </table:table-cell>
          <table:table-cell table:formula="of:=MID([.C102];1;1)" office:value-type="string" office:string-value="M" calcext:value-type="string">
            <text:p>M</text:p>
          </table:table-cell>
          <table:table-cell table:formula="of:=MID([.A102];11;1)" office:value-type="string" office:string-value="7" calcext:value-type="string">
            <text:p>7</text:p>
          </table:table-cell>
          <table:table-cell table:formula="of:=CONCATENATE([.D102];[.E102];[.F102])" office:value-type="string" office:string-value="JarM7" calcext:value-type="string">
            <text:p>JarM7</text:p>
          </table:table-cell>
          <table:table-cell/>
          <table:table-cell office:value-type="string" calcext:value-type="string">
            <text:p>GraO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O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MID([.B103];1;3)" office:value-type="string" office:string-value="Kmi" calcext:value-type="string">
            <text:p>Kmi</text:p>
          </table:table-cell>
          <table:table-cell table:formula="of:=MID([.C103];1;1)" office:value-type="string" office:string-value="M" calcext:value-type="string">
            <text:p>M</text:p>
          </table:table-cell>
          <table:table-cell table:formula="of:=MID([.A103];11;1)" office:value-type="string" office:string-value="5" calcext:value-type="string">
            <text:p>5</text:p>
          </table:table-cell>
          <table:table-cell table:formula="of:=CONCATENATE([.D103];[.E103];[.F103])" office:value-type="string" office:string-value="KmiM5" calcext:value-type="string">
            <text:p>KmiM5</text:p>
          </table:table-cell>
          <table:table-cell/>
          <table:table-cell office:value-type="string" calcext:value-type="string">
            <text:p>GreO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eO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MID([.B104];1;3)" office:value-type="string" office:string-value="Kil" calcext:value-type="string">
            <text:p>Kil</text:p>
          </table:table-cell>
          <table:table-cell table:formula="of:=MID([.C104];1;1)" office:value-type="string" office:string-value="M" calcext:value-type="string">
            <text:p>M</text:p>
          </table:table-cell>
          <table:table-cell table:formula="of:=MID([.A104];11;1)" office:value-type="string" office:string-value="7" calcext:value-type="string">
            <text:p>7</text:p>
          </table:table-cell>
          <table:table-cell table:formula="of:=CONCATENATE([.D104];[.E104];[.F104])" office:value-type="string" office:string-value="KilM7" calcext:value-type="string">
            <text:p>KilM7</text:p>
          </table:table-cell>
          <table:table-cell/>
          <table:table-cell office:value-type="string" calcext:value-type="string">
            <text:p>GroO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oO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MID([.B105];1;3)" office:value-type="string" office:string-value="Mar" calcext:value-type="string">
            <text:p>Mar</text:p>
          </table:table-cell>
          <table:table-cell table:formula="of:=MID([.C105];1;1)" office:value-type="string" office:string-value="L" calcext:value-type="string">
            <text:p>L</text:p>
          </table:table-cell>
          <table:table-cell table:formula="of:=MID([.A105];11;1)" office:value-type="string" office:string-value="7" calcext:value-type="string">
            <text:p>7</text:p>
          </table:table-cell>
          <table:table-cell table:formula="of:=CONCATENATE([.D105];[.E105];[.F105])" office:value-type="string" office:string-value="MarL7" calcext:value-type="string">
            <text:p>MarL7</text:p>
          </table:table-cell>
          <table:table-cell/>
          <table:table-cell office:value-type="string" calcext:value-type="string">
            <text:p>GruO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uO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MID([.B106];1;3)" office:value-type="string" office:string-value="Sik" calcext:value-type="string">
            <text:p>Sik</text:p>
          </table:table-cell>
          <table:table-cell table:formula="of:=MID([.C106];1;1)" office:value-type="string" office:string-value="H" calcext:value-type="string">
            <text:p>H</text:p>
          </table:table-cell>
          <table:table-cell table:formula="of:=MID([.A106];11;1)" office:value-type="string" office:string-value="1" calcext:value-type="string">
            <text:p>1</text:p>
          </table:table-cell>
          <table:table-cell table:formula="of:=CONCATENATE([.D106];[.E106];[.F106])" office:value-type="string" office:string-value="SikH1" calcext:value-type="string">
            <text:p>SikH1</text:p>
          </table:table-cell>
          <table:table-cell/>
          <table:table-cell office:value-type="string" calcext:value-type="string">
            <text:p>GryO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yO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MID([.B107];1;3)" office:value-type="string" office:string-value="Szc" calcext:value-type="string">
            <text:p>Szc</text:p>
          </table:table-cell>
          <table:table-cell table:formula="of:=MID([.C107];1;1)" office:value-type="string" office:string-value="E" calcext:value-type="string">
            <text:p>E</text:p>
          </table:table-cell>
          <table:table-cell table:formula="of:=MID([.A107];11;1)" office:value-type="string" office:string-value="0" calcext:value-type="string">
            <text:p>0</text:p>
          </table:table-cell>
          <table:table-cell table:formula="of:=CONCATENATE([.D107];[.E107];[.F107])" office:value-type="string" office:string-value="SzcE0" calcext:value-type="string">
            <text:p>SzcE0</text:p>
          </table:table-cell>
          <table:table-cell/>
          <table:table-cell office:value-type="string" calcext:value-type="string">
            <text:p>GrzN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zN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MID([.B108];1;3)" office:value-type="string" office:string-value="Szu" calcext:value-type="string">
            <text:p>Szu</text:p>
          </table:table-cell>
          <table:table-cell table:formula="of:=MID([.C108];1;1)" office:value-type="string" office:string-value="D" calcext:value-type="string">
            <text:p>D</text:p>
          </table:table-cell>
          <table:table-cell table:formula="of:=MID([.A108];11;1)" office:value-type="string" office:string-value="7" calcext:value-type="string">
            <text:p>7</text:p>
          </table:table-cell>
          <table:table-cell table:formula="of:=CONCATENATE([.D108];[.E108];[.F108])" office:value-type="string" office:string-value="SzuD7" calcext:value-type="string">
            <text:p>SzuD7</text:p>
          </table:table-cell>
          <table:table-cell/>
          <table:table-cell office:value-type="string" calcext:value-type="string">
            <text:p>GrzN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zN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MID([.B109];1;3)" office:value-type="string" office:string-value="Kre" calcext:value-type="string">
            <text:p>Kre</text:p>
          </table:table-cell>
          <table:table-cell table:formula="of:=MID([.C109];1;1)" office:value-type="string" office:string-value="M" calcext:value-type="string">
            <text:p>M</text:p>
          </table:table-cell>
          <table:table-cell table:formula="of:=MID([.A109];11;1)" office:value-type="string" office:string-value="2" calcext:value-type="string">
            <text:p>2</text:p>
          </table:table-cell>
          <table:table-cell table:formula="of:=CONCATENATE([.D109];[.E109];[.F109])" office:value-type="string" office:string-value="KreM2" calcext:value-type="string">
            <text:p>KreM2</text:p>
          </table:table-cell>
          <table:table-cell/>
          <table:table-cell office:value-type="string" calcext:value-type="string">
            <text:p>GrzO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zO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MID([.B110];1;3)" office:value-type="string" office:string-value="Mal" calcext:value-type="string">
            <text:p>Mal</text:p>
          </table:table-cell>
          <table:table-cell table:formula="of:=MID([.C110];1;1)" office:value-type="string" office:string-value="L" calcext:value-type="string">
            <text:p>L</text:p>
          </table:table-cell>
          <table:table-cell table:formula="of:=MID([.A110];11;1)" office:value-type="string" office:string-value="6" calcext:value-type="string">
            <text:p>6</text:p>
          </table:table-cell>
          <table:table-cell table:formula="of:=CONCATENATE([.D110];[.E110];[.F110])" office:value-type="string" office:string-value="MalL6" calcext:value-type="string">
            <text:p>MalL6</text:p>
          </table:table-cell>
          <table:table-cell/>
          <table:table-cell office:value-type="string" calcext:value-type="string">
            <text:p>HanO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O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MID([.B111];1;3)" office:value-type="string" office:string-value="Cze" calcext:value-type="string">
            <text:p>Cze</text:p>
          </table:table-cell>
          <table:table-cell table:formula="of:=MID([.C111];1;1)" office:value-type="string" office:string-value="W" calcext:value-type="string">
            <text:p>W</text:p>
          </table:table-cell>
          <table:table-cell table:formula="of:=MID([.A111];11;1)" office:value-type="string" office:string-value="7" calcext:value-type="string">
            <text:p>7</text:p>
          </table:table-cell>
          <table:table-cell table:formula="of:=CONCATENATE([.D111];[.E111];[.F111])" office:value-type="string" office:string-value="CzeW7" calcext:value-type="string">
            <text:p>CzeW7</text:p>
          </table:table-cell>
          <table:table-cell/>
          <table:table-cell office:value-type="string" calcext:value-type="string">
            <text:p>HarN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N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MID([.B112];1;3)" office:value-type="string" office:string-value="Szo" calcext:value-type="string">
            <text:p>Szo</text:p>
          </table:table-cell>
          <table:table-cell table:formula="of:=MID([.C112];1;1)" office:value-type="string" office:string-value="D" calcext:value-type="string">
            <text:p>D</text:p>
          </table:table-cell>
          <table:table-cell table:formula="of:=MID([.A112];11;1)" office:value-type="string" office:string-value="8" calcext:value-type="string">
            <text:p>8</text:p>
          </table:table-cell>
          <table:table-cell table:formula="of:=CONCATENATE([.D112];[.E112];[.F112])" office:value-type="string" office:string-value="SzoD8" calcext:value-type="string">
            <text:p>SzoD8</text:p>
          </table:table-cell>
          <table:table-cell/>
          <table:table-cell office:value-type="string" calcext:value-type="string">
            <text:p>HazO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zO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MID([.B113];1;3)" office:value-type="string" office:string-value="Kal" calcext:value-type="string">
            <text:p>Kal</text:p>
          </table:table-cell>
          <table:table-cell table:formula="of:=MID([.C113];1;1)" office:value-type="string" office:string-value="M" calcext:value-type="string">
            <text:p>M</text:p>
          </table:table-cell>
          <table:table-cell table:formula="of:=MID([.A113];11;1)" office:value-type="string" office:string-value="9" calcext:value-type="string">
            <text:p>9</text:p>
          </table:table-cell>
          <table:table-cell table:formula="of:=CONCATENATE([.D113];[.E113];[.F113])" office:value-type="string" office:string-value="KalM9" calcext:value-type="string">
            <text:p>KalM9</text:p>
          </table:table-cell>
          <table:table-cell/>
          <table:table-cell office:value-type="string" calcext:value-type="string">
            <text:p>HelI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I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MID([.B114];1;3)" office:value-type="string" office:string-value="Koc" calcext:value-type="string">
            <text:p>Koc</text:p>
          </table:table-cell>
          <table:table-cell table:formula="of:=MID([.C114];1;1)" office:value-type="string" office:string-value="M" calcext:value-type="string">
            <text:p>M</text:p>
          </table:table-cell>
          <table:table-cell table:formula="of:=MID([.A114];11;1)" office:value-type="string" office:string-value="9" calcext:value-type="string">
            <text:p>9</text:p>
          </table:table-cell>
          <table:table-cell table:formula="of:=CONCATENATE([.D114];[.E114];[.F114])" office:value-type="string" office:string-value="KocM9" calcext:value-type="string">
            <text:p>KocM9</text:p>
          </table:table-cell>
          <table:table-cell/>
          <table:table-cell office:value-type="string" calcext:value-type="string">
            <text:p>Hin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nN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MID([.B115];1;3)" office:value-type="string" office:string-value="Wit" calcext:value-type="string">
            <text:p>Wit</text:p>
          </table:table-cell>
          <table:table-cell table:formula="of:=MID([.C115];1;1)" office:value-type="string" office:string-value="A" calcext:value-type="string">
            <text:p>A</text:p>
          </table:table-cell>
          <table:table-cell table:formula="of:=MID([.A115];11;1)" office:value-type="string" office:string-value="4" calcext:value-type="string">
            <text:p>4</text:p>
          </table:table-cell>
          <table:table-cell table:formula="of:=CONCATENATE([.D115];[.E115];[.F115])" office:value-type="string" office:string-value="WitA4" calcext:value-type="string">
            <text:p>WitA4</text:p>
          </table:table-cell>
          <table:table-cell/>
          <table:table-cell office:value-type="string" calcext:value-type="string">
            <text:p>HinN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nN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MID([.B116];1;3)" office:value-type="string" office:string-value="Ryb" calcext:value-type="string">
            <text:p>Ryb</text:p>
          </table:table-cell>
          <table:table-cell table:formula="of:=MID([.C116];1;1)" office:value-type="string" office:string-value="I" calcext:value-type="string">
            <text:p>I</text:p>
          </table:table-cell>
          <table:table-cell table:formula="of:=MID([.A116];11;1)" office:value-type="string" office:string-value="6" calcext:value-type="string">
            <text:p>6</text:p>
          </table:table-cell>
          <table:table-cell table:formula="of:=CONCATENATE([.D116];[.E116];[.F116])" office:value-type="string" office:string-value="RybI6" calcext:value-type="string">
            <text:p>RybI6</text:p>
          </table:table-cell>
          <table:table-cell/>
          <table:table-cell office:value-type="string" calcext:value-type="string">
            <text:p>HorN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rN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MID([.B117];1;3)" office:value-type="string" office:string-value="Puz" calcext:value-type="string">
            <text:p>Puz</text:p>
          </table:table-cell>
          <table:table-cell table:formula="of:=MID([.C117];1;1)" office:value-type="string" office:string-value="J" calcext:value-type="string">
            <text:p>J</text:p>
          </table:table-cell>
          <table:table-cell table:formula="of:=MID([.A117];11;1)" office:value-type="string" office:string-value="3" calcext:value-type="string">
            <text:p>3</text:p>
          </table:table-cell>
          <table:table-cell table:formula="of:=CONCATENATE([.D117];[.E117];[.F117])" office:value-type="string" office:string-value="PuzJ3" calcext:value-type="string">
            <text:p>PuzJ3</text:p>
          </table:table-cell>
          <table:table-cell/>
          <table:table-cell office:value-type="string" calcext:value-type="string">
            <text:p>HryO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ryO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MID([.B118];1;3)" office:value-type="string" office:string-value="Jur" calcext:value-type="string">
            <text:p>Jur</text:p>
          </table:table-cell>
          <table:table-cell table:formula="of:=MID([.C118];1;1)" office:value-type="string" office:string-value="M" calcext:value-type="string">
            <text:p>M</text:p>
          </table:table-cell>
          <table:table-cell table:formula="of:=MID([.A118];11;1)" office:value-type="string" office:string-value="6" calcext:value-type="string">
            <text:p>6</text:p>
          </table:table-cell>
          <table:table-cell table:formula="of:=CONCATENATE([.D118];[.E118];[.F118])" office:value-type="string" office:string-value="JurM6" calcext:value-type="string">
            <text:p>JurM6</text:p>
          </table:table-cell>
          <table:table-cell/>
          <table:table-cell office:value-type="string" calcext:value-type="string">
            <text:p>IwaO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waO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MID([.B119];1;3)" office:value-type="string" office:string-value="Piw" calcext:value-type="string">
            <text:p>Piw</text:p>
          </table:table-cell>
          <table:table-cell table:formula="of:=MID([.C119];1;1)" office:value-type="string" office:string-value="J" calcext:value-type="string">
            <text:p>J</text:p>
          </table:table-cell>
          <table:table-cell table:formula="of:=MID([.A119];11;1)" office:value-type="string" office:string-value="4" calcext:value-type="string">
            <text:p>4</text:p>
          </table:table-cell>
          <table:table-cell table:formula="of:=CONCATENATE([.D119];[.E119];[.F119])" office:value-type="string" office:string-value="PiwJ4" calcext:value-type="string">
            <text:p>PiwJ4</text:p>
          </table:table-cell>
          <table:table-cell/>
          <table:table-cell office:value-type="string" calcext:value-type="string">
            <text:p>JabN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bN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MID([.B120];1;3)" office:value-type="string" office:string-value="Jur" calcext:value-type="string">
            <text:p>Jur</text:p>
          </table:table-cell>
          <table:table-cell table:formula="of:=MID([.C120];1;1)" office:value-type="string" office:string-value="M" calcext:value-type="string">
            <text:p>M</text:p>
          </table:table-cell>
          <table:table-cell table:formula="of:=MID([.A120];11;1)" office:value-type="string" office:string-value="9" calcext:value-type="string">
            <text:p>9</text:p>
          </table:table-cell>
          <table:table-cell table:formula="of:=CONCATENATE([.D120];[.E120];[.F120])" office:value-type="string" office:string-value="JurM9" calcext:value-type="string">
            <text:p>JurM9</text:p>
          </table:table-cell>
          <table:table-cell/>
          <table:table-cell office:value-type="string" calcext:value-type="string">
            <text:p>JacN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N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MID([.B121];1;3)" office:value-type="string" office:string-value="Ogr" calcext:value-type="string">
            <text:p>Ogr</text:p>
          </table:table-cell>
          <table:table-cell table:formula="of:=MID([.C121];1;1)" office:value-type="string" office:string-value="K" calcext:value-type="string">
            <text:p>K</text:p>
          </table:table-cell>
          <table:table-cell table:formula="of:=MID([.A121];11;1)" office:value-type="string" office:string-value="5" calcext:value-type="string">
            <text:p>5</text:p>
          </table:table-cell>
          <table:table-cell table:formula="of:=CONCATENATE([.D121];[.E121];[.F121])" office:value-type="string" office:string-value="OgrK5" calcext:value-type="string">
            <text:p>OgrK5</text:p>
          </table:table-cell>
          <table:table-cell/>
          <table:table-cell office:value-type="string" calcext:value-type="string">
            <text:p>JagN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gN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MID([.B122];1;3)" office:value-type="string" office:string-value="Str" calcext:value-type="string">
            <text:p>Str</text:p>
          </table:table-cell>
          <table:table-cell table:formula="of:=MID([.C122];1;1)" office:value-type="string" office:string-value="F" calcext:value-type="string">
            <text:p>F</text:p>
          </table:table-cell>
          <table:table-cell table:formula="of:=MID([.A122];11;1)" office:value-type="string" office:string-value="6" calcext:value-type="string">
            <text:p>6</text:p>
          </table:table-cell>
          <table:table-cell table:formula="of:=CONCATENATE([.D122];[.E122];[.F122])" office:value-type="string" office:string-value="StrF6" calcext:value-type="string">
            <text:p>StrF6</text:p>
          </table:table-cell>
          <table:table-cell/>
          <table:table-cell office:value-type="string" calcext:value-type="string">
            <text:p>JagN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gN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MID([.B123];1;3)" office:value-type="string" office:string-value="Zar" calcext:value-type="string">
            <text:p>Zar</text:p>
          </table:table-cell>
          <table:table-cell table:formula="of:=MID([.C123];1;1)" office:value-type="string" office:string-value="A" calcext:value-type="string">
            <text:p>A</text:p>
          </table:table-cell>
          <table:table-cell table:formula="of:=MID([.A123];11;1)" office:value-type="string" office:string-value="9" calcext:value-type="string">
            <text:p>9</text:p>
          </table:table-cell>
          <table:table-cell table:formula="of:=CONCATENATE([.D123];[.E123];[.F123])" office:value-type="string" office:string-value="ZarA9" calcext:value-type="string">
            <text:p>ZarA9</text:p>
          </table:table-cell>
          <table:table-cell/>
          <table:table-cell office:value-type="string" calcext:value-type="string">
            <text:p>JakN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JakN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MID([.B124];1;3)" office:value-type="string" office:string-value="Gor" calcext:value-type="string">
            <text:p>Gor</text:p>
          </table:table-cell>
          <table:table-cell table:formula="of:=MID([.C124];1;1)" office:value-type="string" office:string-value="O" calcext:value-type="string">
            <text:p>O</text:p>
          </table:table-cell>
          <table:table-cell table:formula="of:=MID([.A124];11;1)" office:value-type="string" office:string-value="7" calcext:value-type="string">
            <text:p>7</text:p>
          </table:table-cell>
          <table:table-cell table:formula="of:=CONCATENATE([.D124];[.E124];[.F124])" office:value-type="string" office:string-value="GorO7" calcext:value-type="string">
            <text:p>GorO7</text:p>
          </table:table-cell>
          <table:table-cell/>
          <table:table-cell office:value-type="string" calcext:value-type="string">
            <text:p>JakN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kN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MID([.B125];1;3)" office:value-type="string" office:string-value="Kwi" calcext:value-type="string">
            <text:p>Kwi</text:p>
          </table:table-cell>
          <table:table-cell table:formula="of:=MID([.C125];1;1)" office:value-type="string" office:string-value="P" calcext:value-type="string">
            <text:p>P</text:p>
          </table:table-cell>
          <table:table-cell table:formula="of:=MID([.A125];11;1)" office:value-type="string" office:string-value="9" calcext:value-type="string">
            <text:p>9</text:p>
          </table:table-cell>
          <table:table-cell table:formula="of:=CONCATENATE([.D125];[.E125];[.F125])" office:value-type="string" office:string-value="KwiP9" calcext:value-type="string">
            <text:p>KwiP9</text:p>
          </table:table-cell>
          <table:table-cell/>
          <table:table-cell office:value-type="string" calcext:value-type="string">
            <text:p>JakN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kN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MID([.B126];1;3)" office:value-type="string" office:string-value="Sie" calcext:value-type="string">
            <text:p>Sie</text:p>
          </table:table-cell>
          <table:table-cell table:formula="of:=MID([.C126];1;1)" office:value-type="string" office:string-value="J" calcext:value-type="string">
            <text:p>J</text:p>
          </table:table-cell>
          <table:table-cell table:formula="of:=MID([.A126];11;1)" office:value-type="string" office:string-value="0" calcext:value-type="string">
            <text:p>0</text:p>
          </table:table-cell>
          <table:table-cell table:formula="of:=CONCATENATE([.D126];[.E126];[.F126])" office:value-type="string" office:string-value="SieJ0" calcext:value-type="string">
            <text:p>SieJ0</text:p>
          </table:table-cell>
          <table:table-cell/>
          <table:table-cell office:value-type="string" calcext:value-type="string">
            <text:p>JamN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mN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MID([.B127];1;3)" office:value-type="string" office:string-value="Ule" calcext:value-type="string">
            <text:p>Ule</text:p>
          </table:table-cell>
          <table:table-cell table:formula="of:=MID([.C127];1;1)" office:value-type="string" office:string-value="B" calcext:value-type="string">
            <text:p>B</text:p>
          </table:table-cell>
          <table:table-cell table:formula="of:=MID([.A127];11;1)" office:value-type="string" office:string-value="8" calcext:value-type="string">
            <text:p>8</text:p>
          </table:table-cell>
          <table:table-cell table:formula="of:=CONCATENATE([.D127];[.E127];[.F127])" office:value-type="string" office:string-value="UleB8" calcext:value-type="string">
            <text:p>UleB8</text:p>
          </table:table-cell>
          <table:table-cell/>
          <table:table-cell office:value-type="string" calcext:value-type="string">
            <text:p>JanN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nN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MID([.B128];1;3)" office:value-type="string" office:string-value="Tok" calcext:value-type="string">
            <text:p>Tok</text:p>
          </table:table-cell>
          <table:table-cell table:formula="of:=MID([.C128];1;1)" office:value-type="string" office:string-value="A" calcext:value-type="string">
            <text:p>A</text:p>
          </table:table-cell>
          <table:table-cell table:formula="of:=MID([.A128];11;1)" office:value-type="string" office:string-value="8" calcext:value-type="string">
            <text:p>8</text:p>
          </table:table-cell>
          <table:table-cell table:formula="of:=CONCATENATE([.D128];[.E128];[.F128])" office:value-type="string" office:string-value="TokA8" calcext:value-type="string">
            <text:p>TokA8</text:p>
          </table:table-cell>
          <table:table-cell/>
          <table:table-cell office:value-type="string" calcext:value-type="string">
            <text:p>JanN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nN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MID([.B129];1;3)" office:value-type="string" office:string-value="Kru" calcext:value-type="string">
            <text:p>Kru</text:p>
          </table:table-cell>
          <table:table-cell table:formula="of:=MID([.C129];1;1)" office:value-type="string" office:string-value="M" calcext:value-type="string">
            <text:p>M</text:p>
          </table:table-cell>
          <table:table-cell table:formula="of:=MID([.A129];11;1)" office:value-type="string" office:string-value="0" calcext:value-type="string">
            <text:p>0</text:p>
          </table:table-cell>
          <table:table-cell table:formula="of:=CONCATENATE([.D129];[.E129];[.F129])" office:value-type="string" office:string-value="KruM0" calcext:value-type="string">
            <text:p>KruM0</text:p>
          </table:table-cell>
          <table:table-cell/>
          <table:table-cell office:value-type="string" calcext:value-type="string">
            <text:p>JanN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JanN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MID([.B130];1;3)" office:value-type="string" office:string-value="Swi" calcext:value-type="string">
            <text:p>Swi</text:p>
          </table:table-cell>
          <table:table-cell table:formula="of:=MID([.C130];1;1)" office:value-type="string" office:string-value="A" calcext:value-type="string">
            <text:p>A</text:p>
          </table:table-cell>
          <table:table-cell table:formula="of:=MID([.A130];11;1)" office:value-type="string" office:string-value="8" calcext:value-type="string">
            <text:p>8</text:p>
          </table:table-cell>
          <table:table-cell table:formula="of:=CONCATENATE([.D130];[.E130];[.F130])" office:value-type="string" office:string-value="SwiA8" calcext:value-type="string">
            <text:p>SwiA8</text:p>
          </table:table-cell>
          <table:table-cell/>
          <table:table-cell office:value-type="string" calcext:value-type="string">
            <text:p>JanN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JanN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MID([.B131];1;3)" office:value-type="string" office:string-value="Kiz" calcext:value-type="string">
            <text:p>Kiz</text:p>
          </table:table-cell>
          <table:table-cell table:formula="of:=MID([.C131];1;1)" office:value-type="string" office:string-value="M" calcext:value-type="string">
            <text:p>M</text:p>
          </table:table-cell>
          <table:table-cell table:formula="of:=MID([.A131];11;1)" office:value-type="string" office:string-value="4" calcext:value-type="string">
            <text:p>4</text:p>
          </table:table-cell>
          <table:table-cell table:formula="of:=CONCATENATE([.D131];[.E131];[.F131])" office:value-type="string" office:string-value="KizM4" calcext:value-type="string">
            <text:p>KizM4</text:p>
          </table:table-cell>
          <table:table-cell/>
          <table:table-cell office:value-type="string" calcext:value-type="string">
            <text:p>Jar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r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MID([.B132];1;3)" office:value-type="string" office:string-value="Kec" calcext:value-type="string">
            <text:p>Kec</text:p>
          </table:table-cell>
          <table:table-cell table:formula="of:=MID([.C132];1;1)" office:value-type="string" office:string-value="M" calcext:value-type="string">
            <text:p>M</text:p>
          </table:table-cell>
          <table:table-cell table:formula="of:=MID([.A132];11;1)" office:value-type="string" office:string-value="5" calcext:value-type="string">
            <text:p>5</text:p>
          </table:table-cell>
          <table:table-cell table:formula="of:=CONCATENATE([.D132];[.E132];[.F132])" office:value-type="string" office:string-value="KecM5" calcext:value-type="string">
            <text:p>KecM5</text:p>
          </table:table-cell>
          <table:table-cell/>
          <table:table-cell office:value-type="string" calcext:value-type="string">
            <text:p>JazN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zN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MID([.B133];1;3)" office:value-type="string" office:string-value="Zoc" calcext:value-type="string">
            <text:p>Zoc</text:p>
          </table:table-cell>
          <table:table-cell table:formula="of:=MID([.C133];1;1)" office:value-type="string" office:string-value="A" calcext:value-type="string">
            <text:p>A</text:p>
          </table:table-cell>
          <table:table-cell table:formula="of:=MID([.A133];11;1)" office:value-type="string" office:string-value="8" calcext:value-type="string">
            <text:p>8</text:p>
          </table:table-cell>
          <table:table-cell table:formula="of:=CONCATENATE([.D133];[.E133];[.F133])" office:value-type="string" office:string-value="ZocA8" calcext:value-type="string">
            <text:p>ZocA8</text:p>
          </table:table-cell>
          <table:table-cell/>
          <table:table-cell office:value-type="string" calcext:value-type="string">
            <text:p>JędN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ędN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MID([.B134];1;3)" office:value-type="string" office:string-value="Koz" calcext:value-type="string">
            <text:p>Koz</text:p>
          </table:table-cell>
          <table:table-cell table:formula="of:=MID([.C134];1;1)" office:value-type="string" office:string-value="M" calcext:value-type="string">
            <text:p>M</text:p>
          </table:table-cell>
          <table:table-cell table:formula="of:=MID([.A134];11;1)" office:value-type="string" office:string-value="4" calcext:value-type="string">
            <text:p>4</text:p>
          </table:table-cell>
          <table:table-cell table:formula="of:=CONCATENATE([.D134];[.E134];[.F134])" office:value-type="string" office:string-value="KozM4" calcext:value-type="string">
            <text:p>KozM4</text:p>
          </table:table-cell>
          <table:table-cell/>
          <table:table-cell office:value-type="string" calcext:value-type="string">
            <text:p>Joz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z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MID([.B135];1;3)" office:value-type="string" office:string-value="Lew" calcext:value-type="string">
            <text:p>Lew</text:p>
          </table:table-cell>
          <table:table-cell table:formula="of:=MID([.C135];1;1)" office:value-type="string" office:string-value="M" calcext:value-type="string">
            <text:p>M</text:p>
          </table:table-cell>
          <table:table-cell table:formula="of:=MID([.A135];11;1)" office:value-type="string" office:string-value="1" calcext:value-type="string">
            <text:p>1</text:p>
          </table:table-cell>
          <table:table-cell table:formula="of:=CONCATENATE([.D135];[.E135];[.F135])" office:value-type="string" office:string-value="LewM1" calcext:value-type="string">
            <text:p>LewM1</text:p>
          </table:table-cell>
          <table:table-cell/>
          <table:table-cell office:value-type="string" calcext:value-type="string">
            <text:p>JurM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rM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MID([.B136];1;3)" office:value-type="string" office:string-value="Gor" calcext:value-type="string">
            <text:p>Gor</text:p>
          </table:table-cell>
          <table:table-cell table:formula="of:=MID([.C136];1;1)" office:value-type="string" office:string-value="P" calcext:value-type="string">
            <text:p>P</text:p>
          </table:table-cell>
          <table:table-cell table:formula="of:=MID([.A136];11;1)" office:value-type="string" office:string-value="5" calcext:value-type="string">
            <text:p>5</text:p>
          </table:table-cell>
          <table:table-cell table:formula="of:=CONCATENATE([.D136];[.E136];[.F136])" office:value-type="string" office:string-value="GorP5" calcext:value-type="string">
            <text:p>GorP5</text:p>
          </table:table-cell>
          <table:table-cell/>
          <table:table-cell office:value-type="string" calcext:value-type="string">
            <text:p>JurM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rM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MID([.B137];1;3)" office:value-type="string" office:string-value="Kow" calcext:value-type="string">
            <text:p>Kow</text:p>
          </table:table-cell>
          <table:table-cell table:formula="of:=MID([.C137];1;1)" office:value-type="string" office:string-value="M" calcext:value-type="string">
            <text:p>M</text:p>
          </table:table-cell>
          <table:table-cell table:formula="of:=MID([.A137];11;1)" office:value-type="string" office:string-value="4" calcext:value-type="string">
            <text:p>4</text:p>
          </table:table-cell>
          <table:table-cell table:formula="of:=CONCATENATE([.D137];[.E137];[.F137])" office:value-type="string" office:string-value="KowM4" calcext:value-type="string">
            <text:p>KowM4</text:p>
          </table:table-cell>
          <table:table-cell/>
          <table:table-cell office:value-type="string" calcext:value-type="string">
            <text:p>JurN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rN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MID([.B138];1;3)" office:value-type="string" office:string-value="Kat" calcext:value-type="string">
            <text:p>Kat</text:p>
          </table:table-cell>
          <table:table-cell table:formula="of:=MID([.C138];1;1)" office:value-type="string" office:string-value="M" calcext:value-type="string">
            <text:p>M</text:p>
          </table:table-cell>
          <table:table-cell table:formula="of:=MID([.A138];11;1)" office:value-type="string" office:string-value="0" calcext:value-type="string">
            <text:p>0</text:p>
          </table:table-cell>
          <table:table-cell table:formula="of:=CONCATENATE([.D138];[.E138];[.F138])" office:value-type="string" office:string-value="KatM0" calcext:value-type="string">
            <text:p>KatM0</text:p>
          </table:table-cell>
          <table:table-cell/>
          <table:table-cell office:value-type="string" calcext:value-type="string">
            <text:p>JurN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rN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MID([.B139];1;3)" office:value-type="string" office:string-value="Tok" calcext:value-type="string">
            <text:p>Tok</text:p>
          </table:table-cell>
          <table:table-cell table:formula="of:=MID([.C139];1;1)" office:value-type="string" office:string-value="A" calcext:value-type="string">
            <text:p>A</text:p>
          </table:table-cell>
          <table:table-cell table:formula="of:=MID([.A139];11;1)" office:value-type="string" office:string-value="4" calcext:value-type="string">
            <text:p>4</text:p>
          </table:table-cell>
          <table:table-cell table:formula="of:=CONCATENATE([.D139];[.E139];[.F139])" office:value-type="string" office:string-value="TokA4" calcext:value-type="string">
            <text:p>TokA4</text:p>
          </table:table-cell>
          <table:table-cell/>
          <table:table-cell office:value-type="string" calcext:value-type="string">
            <text:p>Kac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c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MID([.B140];1;3)" office:value-type="string" office:string-value="Rad" calcext:value-type="string">
            <text:p>Rad</text:p>
          </table:table-cell>
          <table:table-cell table:formula="of:=MID([.C140];1;1)" office:value-type="string" office:string-value="J" calcext:value-type="string">
            <text:p>J</text:p>
          </table:table-cell>
          <table:table-cell table:formula="of:=MID([.A140];11;1)" office:value-type="string" office:string-value="7" calcext:value-type="string">
            <text:p>7</text:p>
          </table:table-cell>
          <table:table-cell table:formula="of:=CONCATENATE([.D140];[.E140];[.F140])" office:value-type="string" office:string-value="RadJ7" calcext:value-type="string">
            <text:p>RadJ7</text:p>
          </table:table-cell>
          <table:table-cell/>
          <table:table-cell office:value-type="string" calcext:value-type="string">
            <text:p>KadM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dM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MID([.B141];1;3)" office:value-type="string" office:string-value="Kom" calcext:value-type="string">
            <text:p>Kom</text:p>
          </table:table-cell>
          <table:table-cell table:formula="of:=MID([.C141];1;1)" office:value-type="string" office:string-value="M" calcext:value-type="string">
            <text:p>M</text:p>
          </table:table-cell>
          <table:table-cell table:formula="of:=MID([.A141];11;1)" office:value-type="string" office:string-value="1" calcext:value-type="string">
            <text:p>1</text:p>
          </table:table-cell>
          <table:table-cell table:formula="of:=CONCATENATE([.D141];[.E141];[.F141])" office:value-type="string" office:string-value="KomM1" calcext:value-type="string">
            <text:p>KomM1</text:p>
          </table:table-cell>
          <table:table-cell/>
          <table:table-cell office:value-type="string" calcext:value-type="string">
            <text:p>Kaf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fM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MID([.B142];1;3)" office:value-type="string" office:string-value="Zak" calcext:value-type="string">
            <text:p>Zak</text:p>
          </table:table-cell>
          <table:table-cell table:formula="of:=MID([.C142];1;1)" office:value-type="string" office:string-value="O" calcext:value-type="string">
            <text:p>O</text:p>
          </table:table-cell>
          <table:table-cell table:formula="of:=MID([.A142];11;1)" office:value-type="string" office:string-value="2" calcext:value-type="string">
            <text:p>2</text:p>
          </table:table-cell>
          <table:table-cell table:formula="of:=CONCATENATE([.D142];[.E142];[.F142])" office:value-type="string" office:string-value="ZakO2" calcext:value-type="string">
            <text:p>ZakO2</text:p>
          </table:table-cell>
          <table:table-cell/>
          <table:table-cell office:value-type="string" calcext:value-type="string">
            <text:p>KalM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lM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MID([.B143];1;3)" office:value-type="string" office:string-value="Zak" calcext:value-type="string">
            <text:p>Zak</text:p>
          </table:table-cell>
          <table:table-cell table:formula="of:=MID([.C143];1;1)" office:value-type="string" office:string-value="E" calcext:value-type="string">
            <text:p>E</text:p>
          </table:table-cell>
          <table:table-cell table:formula="of:=MID([.A143];11;1)" office:value-type="string" office:string-value="5" calcext:value-type="string">
            <text:p>5</text:p>
          </table:table-cell>
          <table:table-cell table:formula="of:=CONCATENATE([.D143];[.E143];[.F143])" office:value-type="string" office:string-value="ZakE5" calcext:value-type="string">
            <text:p>ZakE5</text:p>
          </table:table-cell>
          <table:table-cell/>
          <table:table-cell office:value-type="string" calcext:value-type="string">
            <text:p>KalM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lM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MID([.B144];1;3)" office:value-type="string" office:string-value="Roh" calcext:value-type="string">
            <text:p>Roh</text:p>
          </table:table-cell>
          <table:table-cell table:formula="of:=MID([.C144];1;1)" office:value-type="string" office:string-value="J" calcext:value-type="string">
            <text:p>J</text:p>
          </table:table-cell>
          <table:table-cell table:formula="of:=MID([.A144];11;1)" office:value-type="string" office:string-value="1" calcext:value-type="string">
            <text:p>1</text:p>
          </table:table-cell>
          <table:table-cell table:formula="of:=CONCATENATE([.D144];[.E144];[.F144])" office:value-type="string" office:string-value="RohJ1" calcext:value-type="string">
            <text:p>RohJ1</text:p>
          </table:table-cell>
          <table:table-cell/>
          <table:table-cell office:value-type="string" calcext:value-type="string">
            <text:p>Kam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MID([.B145];1;3)" office:value-type="string" office:string-value="Smo" calcext:value-type="string">
            <text:p>Smo</text:p>
          </table:table-cell>
          <table:table-cell table:formula="of:=MID([.C145];1;1)" office:value-type="string" office:string-value="F" calcext:value-type="string">
            <text:p>F</text:p>
          </table:table-cell>
          <table:table-cell table:formula="of:=MID([.A145];11;1)" office:value-type="string" office:string-value="4" calcext:value-type="string">
            <text:p>4</text:p>
          </table:table-cell>
          <table:table-cell table:formula="of:=CONCATENATE([.D145];[.E145];[.F145])" office:value-type="string" office:string-value="SmoF4" calcext:value-type="string">
            <text:p>SmoF4</text:p>
          </table:table-cell>
          <table:table-cell/>
          <table:table-cell office:value-type="string" calcext:value-type="string">
            <text:p>KamM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M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MID([.B146];1;3)" office:value-type="string" office:string-value="Pal" calcext:value-type="string">
            <text:p>Pal</text:p>
          </table:table-cell>
          <table:table-cell table:formula="of:=MID([.C146];1;1)" office:value-type="string" office:string-value="J" calcext:value-type="string">
            <text:p>J</text:p>
          </table:table-cell>
          <table:table-cell table:formula="of:=MID([.A146];11;1)" office:value-type="string" office:string-value="2" calcext:value-type="string">
            <text:p>2</text:p>
          </table:table-cell>
          <table:table-cell table:formula="of:=CONCATENATE([.D146];[.E146];[.F146])" office:value-type="string" office:string-value="PalJ2" calcext:value-type="string">
            <text:p>PalJ2</text:p>
          </table:table-cell>
          <table:table-cell/>
          <table:table-cell office:value-type="string" calcext:value-type="string">
            <text:p>KamM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M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MID([.B147];1;3)" office:value-type="string" office:string-value="Paw" calcext:value-type="string">
            <text:p>Paw</text:p>
          </table:table-cell>
          <table:table-cell table:formula="of:=MID([.C147];1;1)" office:value-type="string" office:string-value="K" calcext:value-type="string">
            <text:p>K</text:p>
          </table:table-cell>
          <table:table-cell table:formula="of:=MID([.A147];11;1)" office:value-type="string" office:string-value="8" calcext:value-type="string">
            <text:p>8</text:p>
          </table:table-cell>
          <table:table-cell table:formula="of:=CONCATENATE([.D147];[.E147];[.F147])" office:value-type="string" office:string-value="PawK8" calcext:value-type="string">
            <text:p>PawK8</text:p>
          </table:table-cell>
          <table:table-cell/>
          <table:table-cell office:value-type="string" calcext:value-type="string">
            <text:p>KarM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rM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MID([.B148];1;3)" office:value-type="string" office:string-value="Maj" calcext:value-type="string">
            <text:p>Maj</text:p>
          </table:table-cell>
          <table:table-cell table:formula="of:=MID([.C148];1;1)" office:value-type="string" office:string-value="L" calcext:value-type="string">
            <text:p>L</text:p>
          </table:table-cell>
          <table:table-cell table:formula="of:=MID([.A148];11;1)" office:value-type="string" office:string-value="4" calcext:value-type="string">
            <text:p>4</text:p>
          </table:table-cell>
          <table:table-cell table:formula="of:=CONCATENATE([.D148];[.E148];[.F148])" office:value-type="string" office:string-value="MajL4" calcext:value-type="string">
            <text:p>MajL4</text:p>
          </table:table-cell>
          <table:table-cell/>
          <table:table-cell office:value-type="string" calcext:value-type="string">
            <text:p>KarM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rM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MID([.B149];1;3)" office:value-type="string" office:string-value="Koc" calcext:value-type="string">
            <text:p>Koc</text:p>
          </table:table-cell>
          <table:table-cell table:formula="of:=MID([.C149];1;1)" office:value-type="string" office:string-value="M" calcext:value-type="string">
            <text:p>M</text:p>
          </table:table-cell>
          <table:table-cell table:formula="of:=MID([.A149];11;1)" office:value-type="string" office:string-value="9" calcext:value-type="string">
            <text:p>9</text:p>
          </table:table-cell>
          <table:table-cell table:formula="of:=CONCATENATE([.D149];[.E149];[.F149])" office:value-type="string" office:string-value="KocM9" calcext:value-type="string">
            <text:p>KocM9</text:p>
          </table:table-cell>
          <table:table-cell/>
          <table:table-cell office:value-type="string" calcext:value-type="string">
            <text:p>KatM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tM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MID([.B150];1;3)" office:value-type="string" office:string-value="Jak" calcext:value-type="string">
            <text:p>Jak</text:p>
          </table:table-cell>
          <table:table-cell table:formula="of:=MID([.C150];1;1)" office:value-type="string" office:string-value="N" calcext:value-type="string">
            <text:p>N</text:p>
          </table:table-cell>
          <table:table-cell table:formula="of:=MID([.A150];11;1)" office:value-type="string" office:string-value="2" calcext:value-type="string">
            <text:p>2</text:p>
          </table:table-cell>
          <table:table-cell table:formula="of:=CONCATENATE([.D150];[.E150];[.F150])" office:value-type="string" office:string-value="JakN2" calcext:value-type="string">
            <text:p>JakN2</text:p>
          </table:table-cell>
          <table:table-cell/>
          <table:table-cell office:value-type="string" calcext:value-type="string">
            <text:p>KecM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cM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MID([.B151];1;3)" office:value-type="string" office:string-value="Kro" calcext:value-type="string">
            <text:p>Kro</text:p>
          </table:table-cell>
          <table:table-cell table:formula="of:=MID([.C151];1;1)" office:value-type="string" office:string-value="M" calcext:value-type="string">
            <text:p>M</text:p>
          </table:table-cell>
          <table:table-cell table:formula="of:=MID([.A151];11;1)" office:value-type="string" office:string-value="4" calcext:value-type="string">
            <text:p>4</text:p>
          </table:table-cell>
          <table:table-cell table:formula="of:=CONCATENATE([.D151];[.E151];[.F151])" office:value-type="string" office:string-value="KroM4" calcext:value-type="string">
            <text:p>KroM4</text:p>
          </table:table-cell>
          <table:table-cell/>
          <table:table-cell office:value-type="string" calcext:value-type="string">
            <text:p>KemM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mM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MID([.B152];1;3)" office:value-type="string" office:string-value="Sro" calcext:value-type="string">
            <text:p>Sro</text:p>
          </table:table-cell>
          <table:table-cell table:formula="of:=MID([.C152];1;1)" office:value-type="string" office:string-value="H" calcext:value-type="string">
            <text:p>H</text:p>
          </table:table-cell>
          <table:table-cell table:formula="of:=MID([.A152];11;1)" office:value-type="string" office:string-value="6" calcext:value-type="string">
            <text:p>6</text:p>
          </table:table-cell>
          <table:table-cell table:formula="of:=CONCATENATE([.D152];[.E152];[.F152])" office:value-type="string" office:string-value="SroH6" calcext:value-type="string">
            <text:p>SroH6</text:p>
          </table:table-cell>
          <table:table-cell/>
          <table:table-cell office:value-type="string" calcext:value-type="string">
            <text:p>Kie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e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MID([.B153];1;3)" office:value-type="string" office:string-value="Sro" calcext:value-type="string">
            <text:p>Sro</text:p>
          </table:table-cell>
          <table:table-cell table:formula="of:=MID([.C153];1;1)" office:value-type="string" office:string-value="I" calcext:value-type="string">
            <text:p>I</text:p>
          </table:table-cell>
          <table:table-cell table:formula="of:=MID([.A153];11;1)" office:value-type="string" office:string-value="4" calcext:value-type="string">
            <text:p>4</text:p>
          </table:table-cell>
          <table:table-cell table:formula="of:=CONCATENATE([.D153];[.E153];[.F153])" office:value-type="string" office:string-value="SroI4" calcext:value-type="string">
            <text:p>SroI4</text:p>
          </table:table-cell>
          <table:table-cell/>
          <table:table-cell office:value-type="string" calcext:value-type="string">
            <text:p>KieM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eM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MID([.B154];1;3)" office:value-type="string" office:string-value="Sta" calcext:value-type="string">
            <text:p>Sta</text:p>
          </table:table-cell>
          <table:table-cell table:formula="of:=MID([.C154];1;1)" office:value-type="string" office:string-value="H" calcext:value-type="string">
            <text:p>H</text:p>
          </table:table-cell>
          <table:table-cell table:formula="of:=MID([.A154];11;1)" office:value-type="string" office:string-value="1" calcext:value-type="string">
            <text:p>1</text:p>
          </table:table-cell>
          <table:table-cell table:formula="of:=CONCATENATE([.D154];[.E154];[.F154])" office:value-type="string" office:string-value="StaH1" calcext:value-type="string">
            <text:p>StaH1</text:p>
          </table:table-cell>
          <table:table-cell/>
          <table:table-cell office:value-type="string" calcext:value-type="string">
            <text:p>Kil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l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MID([.B155];1;3)" office:value-type="string" office:string-value="Ost" calcext:value-type="string">
            <text:p>Ost</text:p>
          </table:table-cell>
          <table:table-cell table:formula="of:=MID([.C155];1;1)" office:value-type="string" office:string-value="B" calcext:value-type="string">
            <text:p>B</text:p>
          </table:table-cell>
          <table:table-cell table:formula="of:=MID([.A155];11;1)" office:value-type="string" office:string-value="7" calcext:value-type="string">
            <text:p>7</text:p>
          </table:table-cell>
          <table:table-cell table:formula="of:=CONCATENATE([.D155];[.E155];[.F155])" office:value-type="string" office:string-value="OstB7" calcext:value-type="string">
            <text:p>OstB7</text:p>
          </table:table-cell>
          <table:table-cell/>
          <table:table-cell office:value-type="string" calcext:value-type="string">
            <text:p>KirM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rM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MID([.B156];1;3)" office:value-type="string" office:string-value="Smi" calcext:value-type="string">
            <text:p>Smi</text:p>
          </table:table-cell>
          <table:table-cell table:formula="of:=MID([.C156];1;1)" office:value-type="string" office:string-value="A" calcext:value-type="string">
            <text:p>A</text:p>
          </table:table-cell>
          <table:table-cell table:formula="of:=MID([.A156];11;1)" office:value-type="string" office:string-value="7" calcext:value-type="string">
            <text:p>7</text:p>
          </table:table-cell>
          <table:table-cell table:formula="of:=CONCATENATE([.D156];[.E156];[.F156])" office:value-type="string" office:string-value="SmiA7" calcext:value-type="string">
            <text:p>SmiA7</text:p>
          </table:table-cell>
          <table:table-cell/>
          <table:table-cell office:value-type="string" calcext:value-type="string">
            <text:p>Kir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r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MID([.B157];1;3)" office:value-type="string" office:string-value="Cze" calcext:value-type="string">
            <text:p>Cze</text:p>
          </table:table-cell>
          <table:table-cell table:formula="of:=MID([.C157];1;1)" office:value-type="string" office:string-value="W" calcext:value-type="string">
            <text:p>W</text:p>
          </table:table-cell>
          <table:table-cell table:formula="of:=MID([.A157];11;1)" office:value-type="string" office:string-value="8" calcext:value-type="string">
            <text:p>8</text:p>
          </table:table-cell>
          <table:table-cell table:formula="of:=CONCATENATE([.D157];[.E157];[.F157])" office:value-type="string" office:string-value="CzeW8" calcext:value-type="string">
            <text:p>CzeW8</text:p>
          </table:table-cell>
          <table:table-cell/>
          <table:table-cell office:value-type="string" calcext:value-type="string">
            <text:p>Kir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rM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MID([.B158];1;3)" office:value-type="string" office:string-value="Kmi" calcext:value-type="string">
            <text:p>Kmi</text:p>
          </table:table-cell>
          <table:table-cell table:formula="of:=MID([.C158];1;1)" office:value-type="string" office:string-value="M" calcext:value-type="string">
            <text:p>M</text:p>
          </table:table-cell>
          <table:table-cell table:formula="of:=MID([.A158];11;1)" office:value-type="string" office:string-value="7" calcext:value-type="string">
            <text:p>7</text:p>
          </table:table-cell>
          <table:table-cell table:formula="of:=CONCATENATE([.D158];[.E158];[.F158])" office:value-type="string" office:string-value="KmiM7" calcext:value-type="string">
            <text:p>KmiM7</text:p>
          </table:table-cell>
          <table:table-cell/>
          <table:table-cell office:value-type="string" calcext:value-type="string">
            <text:p>Kis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sM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MID([.B159];1;3)" office:value-type="string" office:string-value="Gac" calcext:value-type="string">
            <text:p>Gac</text:p>
          </table:table-cell>
          <table:table-cell table:formula="of:=MID([.C159];1;1)" office:value-type="string" office:string-value="P" calcext:value-type="string">
            <text:p>P</text:p>
          </table:table-cell>
          <table:table-cell table:formula="of:=MID([.A159];11;1)" office:value-type="string" office:string-value="5" calcext:value-type="string">
            <text:p>5</text:p>
          </table:table-cell>
          <table:table-cell table:formula="of:=CONCATENATE([.D159];[.E159];[.F159])" office:value-type="string" office:string-value="GacP5" calcext:value-type="string">
            <text:p>GacP5</text:p>
          </table:table-cell>
          <table:table-cell/>
          <table:table-cell office:value-type="string" calcext:value-type="string">
            <text:p>KisM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sM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MID([.B160];1;3)" office:value-type="string" office:string-value="Lew" calcext:value-type="string">
            <text:p>Lew</text:p>
          </table:table-cell>
          <table:table-cell table:formula="of:=MID([.C160];1;1)" office:value-type="string" office:string-value="E" calcext:value-type="string">
            <text:p>E</text:p>
          </table:table-cell>
          <table:table-cell table:formula="of:=MID([.A160];11;1)" office:value-type="string" office:string-value="4" calcext:value-type="string">
            <text:p>4</text:p>
          </table:table-cell>
          <table:table-cell table:formula="of:=CONCATENATE([.D160];[.E160];[.F160])" office:value-type="string" office:string-value="LewE4" calcext:value-type="string">
            <text:p>LewE4</text:p>
          </table:table-cell>
          <table:table-cell/>
          <table:table-cell office:value-type="string" calcext:value-type="string">
            <text:p>KizM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zM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MID([.B161];1;3)" office:value-type="string" office:string-value="Pal" calcext:value-type="string">
            <text:p>Pal</text:p>
          </table:table-cell>
          <table:table-cell table:formula="of:=MID([.C161];1;1)" office:value-type="string" office:string-value="K" calcext:value-type="string">
            <text:p>K</text:p>
          </table:table-cell>
          <table:table-cell table:formula="of:=MID([.A161];11;1)" office:value-type="string" office:string-value="8" calcext:value-type="string">
            <text:p>8</text:p>
          </table:table-cell>
          <table:table-cell table:formula="of:=CONCATENATE([.D161];[.E161];[.F161])" office:value-type="string" office:string-value="PalK8" calcext:value-type="string">
            <text:p>PalK8</text:p>
          </table:table-cell>
          <table:table-cell/>
          <table:table-cell office:value-type="string" calcext:value-type="string">
            <text:p>KlaM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aM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MID([.B162];1;3)" office:value-type="string" office:string-value="Lub" calcext:value-type="string">
            <text:p>Lub</text:p>
          </table:table-cell>
          <table:table-cell table:formula="of:=MID([.C162];1;1)" office:value-type="string" office:string-value="M" calcext:value-type="string">
            <text:p>M</text:p>
          </table:table-cell>
          <table:table-cell table:formula="of:=MID([.A162];11;1)" office:value-type="string" office:string-value="7" calcext:value-type="string">
            <text:p>7</text:p>
          </table:table-cell>
          <table:table-cell table:formula="of:=CONCATENATE([.D162];[.E162];[.F162])" office:value-type="string" office:string-value="LubM7" calcext:value-type="string">
            <text:p>LubM7</text:p>
          </table:table-cell>
          <table:table-cell/>
          <table:table-cell office:value-type="string" calcext:value-type="string">
            <text:p>Kle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M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MID([.B163];1;3)" office:value-type="string" office:string-value="Mro" calcext:value-type="string">
            <text:p>Mro</text:p>
          </table:table-cell>
          <table:table-cell table:formula="of:=MID([.C163];1;1)" office:value-type="string" office:string-value="L" calcext:value-type="string">
            <text:p>L</text:p>
          </table:table-cell>
          <table:table-cell table:formula="of:=MID([.A163];11;1)" office:value-type="string" office:string-value="2" calcext:value-type="string">
            <text:p>2</text:p>
          </table:table-cell>
          <table:table-cell table:formula="of:=CONCATENATE([.D163];[.E163];[.F163])" office:value-type="string" office:string-value="MroL2" calcext:value-type="string">
            <text:p>MroL2</text:p>
          </table:table-cell>
          <table:table-cell/>
          <table:table-cell office:value-type="string" calcext:value-type="string">
            <text:p>KleM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M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MID([.B164];1;3)" office:value-type="string" office:string-value="Dra" calcext:value-type="string">
            <text:p>Dra</text:p>
          </table:table-cell>
          <table:table-cell table:formula="of:=MID([.C164];1;1)" office:value-type="string" office:string-value="W" calcext:value-type="string">
            <text:p>W</text:p>
          </table:table-cell>
          <table:table-cell table:formula="of:=MID([.A164];11;1)" office:value-type="string" office:string-value="7" calcext:value-type="string">
            <text:p>7</text:p>
          </table:table-cell>
          <table:table-cell table:formula="of:=CONCATENATE([.D164];[.E164];[.F164])" office:value-type="string" office:string-value="DraW7" calcext:value-type="string">
            <text:p>DraW7</text:p>
          </table:table-cell>
          <table:table-cell/>
          <table:table-cell office:value-type="string" calcext:value-type="string">
            <text:p>KluM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uM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MID([.B165];1;3)" office:value-type="string" office:string-value="Daw" calcext:value-type="string">
            <text:p>Daw</text:p>
          </table:table-cell>
          <table:table-cell table:formula="of:=MID([.C165];1;1)" office:value-type="string" office:string-value="W" calcext:value-type="string">
            <text:p>W</text:p>
          </table:table-cell>
          <table:table-cell table:formula="of:=MID([.A165];11;1)" office:value-type="string" office:string-value="4" calcext:value-type="string">
            <text:p>4</text:p>
          </table:table-cell>
          <table:table-cell table:formula="of:=CONCATENATE([.D165];[.E165];[.F165])" office:value-type="string" office:string-value="DawW4" calcext:value-type="string">
            <text:p>DawW4</text:p>
          </table:table-cell>
          <table:table-cell/>
          <table:table-cell office:value-type="string" calcext:value-type="string">
            <text:p>Klu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u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MID([.B166];1;3)" office:value-type="string" office:string-value="Sza" calcext:value-type="string">
            <text:p>Sza</text:p>
          </table:table-cell>
          <table:table-cell table:formula="of:=MID([.C166];1;1)" office:value-type="string" office:string-value="E" calcext:value-type="string">
            <text:p>E</text:p>
          </table:table-cell>
          <table:table-cell table:formula="of:=MID([.A166];11;1)" office:value-type="string" office:string-value="3" calcext:value-type="string">
            <text:p>3</text:p>
          </table:table-cell>
          <table:table-cell table:formula="of:=CONCATENATE([.D166];[.E166];[.F166])" office:value-type="string" office:string-value="SzaE3" calcext:value-type="string">
            <text:p>SzaE3</text:p>
          </table:table-cell>
          <table:table-cell/>
          <table:table-cell office:value-type="string" calcext:value-type="string">
            <text:p>KmiM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miM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MID([.B167];1;3)" office:value-type="string" office:string-value="Bur" calcext:value-type="string">
            <text:p>Bur</text:p>
          </table:table-cell>
          <table:table-cell table:formula="of:=MID([.C167];1;1)" office:value-type="string" office:string-value="Z" calcext:value-type="string">
            <text:p>Z</text:p>
          </table:table-cell>
          <table:table-cell table:formula="of:=MID([.A167];11;1)" office:value-type="string" office:string-value="1" calcext:value-type="string">
            <text:p>1</text:p>
          </table:table-cell>
          <table:table-cell table:formula="of:=CONCATENATE([.D167];[.E167];[.F167])" office:value-type="string" office:string-value="BurZ1" calcext:value-type="string">
            <text:p>BurZ1</text:p>
          </table:table-cell>
          <table:table-cell/>
          <table:table-cell office:value-type="string" calcext:value-type="string">
            <text:p>KmiM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miM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MID([.B168];1;3)" office:value-type="string" office:string-value="Mic" calcext:value-type="string">
            <text:p>Mic</text:p>
          </table:table-cell>
          <table:table-cell table:formula="of:=MID([.C168];1;1)" office:value-type="string" office:string-value="L" calcext:value-type="string">
            <text:p>L</text:p>
          </table:table-cell>
          <table:table-cell table:formula="of:=MID([.A168];11;1)" office:value-type="string" office:string-value="4" calcext:value-type="string">
            <text:p>4</text:p>
          </table:table-cell>
          <table:table-cell table:formula="of:=CONCATENATE([.D168];[.E168];[.F168])" office:value-type="string" office:string-value="MicL4" calcext:value-type="string">
            <text:p>MicL4</text:p>
          </table:table-cell>
          <table:table-cell/>
          <table:table-cell office:value-type="string" calcext:value-type="string">
            <text:p>Kmi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miM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MID([.B169];1;3)" office:value-type="string" office:string-value="Mez" calcext:value-type="string">
            <text:p>Mez</text:p>
          </table:table-cell>
          <table:table-cell table:formula="of:=MID([.C169];1;1)" office:value-type="string" office:string-value="L" calcext:value-type="string">
            <text:p>L</text:p>
          </table:table-cell>
          <table:table-cell table:formula="of:=MID([.A169];11;1)" office:value-type="string" office:string-value="8" calcext:value-type="string">
            <text:p>8</text:p>
          </table:table-cell>
          <table:table-cell table:formula="of:=CONCATENATE([.D169];[.E169];[.F169])" office:value-type="string" office:string-value="MezL8" calcext:value-type="string">
            <text:p>MezL8</text:p>
          </table:table-cell>
          <table:table-cell/>
          <table:table-cell office:value-type="string" calcext:value-type="string">
            <text:p>KocM9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KocM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MID([.B170];1;3)" office:value-type="string" office:string-value="Kam" calcext:value-type="string">
            <text:p>Kam</text:p>
          </table:table-cell>
          <table:table-cell table:formula="of:=MID([.C170];1;1)" office:value-type="string" office:string-value="M" calcext:value-type="string">
            <text:p>M</text:p>
          </table:table-cell>
          <table:table-cell table:formula="of:=MID([.A170];11;1)" office:value-type="string" office:string-value="2" calcext:value-type="string">
            <text:p>2</text:p>
          </table:table-cell>
          <table:table-cell table:formula="of:=CONCATENATE([.D170];[.E170];[.F170])" office:value-type="string" office:string-value="KamM2" calcext:value-type="string">
            <text:p>KamM2</text:p>
          </table:table-cell>
          <table:table-cell/>
          <table:table-cell office:value-type="string" calcext:value-type="string">
            <text:p>Kol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lM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MID([.B171];1;3)" office:value-type="string" office:string-value="Ede" calcext:value-type="string">
            <text:p>Ede</text:p>
          </table:table-cell>
          <table:table-cell table:formula="of:=MID([.C171];1;1)" office:value-type="string" office:string-value="V" calcext:value-type="string">
            <text:p>V</text:p>
          </table:table-cell>
          <table:table-cell table:formula="of:=MID([.A171];11;1)" office:value-type="string" office:string-value="0" calcext:value-type="string">
            <text:p>0</text:p>
          </table:table-cell>
          <table:table-cell table:formula="of:=CONCATENATE([.D171];[.E171];[.F171])" office:value-type="string" office:string-value="EdeV0" calcext:value-type="string">
            <text:p>EdeV0</text:p>
          </table:table-cell>
          <table:table-cell/>
          <table:table-cell office:value-type="string" calcext:value-type="string">
            <text:p>KomM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mM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MID([.B172];1;3)" office:value-type="string" office:string-value="Gad" calcext:value-type="string">
            <text:p>Gad</text:p>
          </table:table-cell>
          <table:table-cell table:formula="of:=MID([.C172];1;1)" office:value-type="string" office:string-value="P" calcext:value-type="string">
            <text:p>P</text:p>
          </table:table-cell>
          <table:table-cell table:formula="of:=MID([.A172];11;1)" office:value-type="string" office:string-value="3" calcext:value-type="string">
            <text:p>3</text:p>
          </table:table-cell>
          <table:table-cell table:formula="of:=CONCATENATE([.D172];[.E172];[.F172])" office:value-type="string" office:string-value="GadP3" calcext:value-type="string">
            <text:p>GadP3</text:p>
          </table:table-cell>
          <table:table-cell/>
          <table:table-cell office:value-type="string" calcext:value-type="string">
            <text:p>KopM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pM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MID([.B173];1;3)" office:value-type="string" office:string-value="Krz" calcext:value-type="string">
            <text:p>Krz</text:p>
          </table:table-cell>
          <table:table-cell table:formula="of:=MID([.C173];1;1)" office:value-type="string" office:string-value="Z" calcext:value-type="string">
            <text:p>Z</text:p>
          </table:table-cell>
          <table:table-cell table:formula="of:=MID([.A173];11;1)" office:value-type="string" office:string-value="3" calcext:value-type="string">
            <text:p>3</text:p>
          </table:table-cell>
          <table:table-cell table:formula="of:=CONCATENATE([.D173];[.E173];[.F173])" office:value-type="string" office:string-value="KrzZ3" calcext:value-type="string">
            <text:p>KrzZ3</text:p>
          </table:table-cell>
          <table:table-cell/>
          <table:table-cell office:value-type="string" calcext:value-type="string">
            <text:p>Kop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pM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MID([.B174];1;3)" office:value-type="string" office:string-value="Mie" calcext:value-type="string">
            <text:p>Mie</text:p>
          </table:table-cell>
          <table:table-cell table:formula="of:=MID([.C174];1;1)" office:value-type="string" office:string-value="L" calcext:value-type="string">
            <text:p>L</text:p>
          </table:table-cell>
          <table:table-cell table:formula="of:=MID([.A174];11;1)" office:value-type="string" office:string-value="8" calcext:value-type="string">
            <text:p>8</text:p>
          </table:table-cell>
          <table:table-cell table:formula="of:=CONCATENATE([.D174];[.E174];[.F174])" office:value-type="string" office:string-value="MieL8" calcext:value-type="string">
            <text:p>MieL8</text:p>
          </table:table-cell>
          <table:table-cell/>
          <table:table-cell office:value-type="string" calcext:value-type="string">
            <text:p>KorM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KorM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MID([.B175];1;3)" office:value-type="string" office:string-value="Jan" calcext:value-type="string">
            <text:p>Jan</text:p>
          </table:table-cell>
          <table:table-cell table:formula="of:=MID([.C175];1;1)" office:value-type="string" office:string-value="N" calcext:value-type="string">
            <text:p>N</text:p>
          </table:table-cell>
          <table:table-cell table:formula="of:=MID([.A175];11;1)" office:value-type="string" office:string-value="3" calcext:value-type="string">
            <text:p>3</text:p>
          </table:table-cell>
          <table:table-cell table:formula="of:=CONCATENATE([.D175];[.E175];[.F175])" office:value-type="string" office:string-value="JanN3" calcext:value-type="string">
            <text:p>JanN3</text:p>
          </table:table-cell>
          <table:table-cell/>
          <table:table-cell office:value-type="string" calcext:value-type="string">
            <text:p>Kor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rM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MID([.B176];1;3)" office:value-type="string" office:string-value="Sta" calcext:value-type="string">
            <text:p>Sta</text:p>
          </table:table-cell>
          <table:table-cell table:formula="of:=MID([.C176];1;1)" office:value-type="string" office:string-value="H" calcext:value-type="string">
            <text:p>H</text:p>
          </table:table-cell>
          <table:table-cell table:formula="of:=MID([.A176];11;1)" office:value-type="string" office:string-value="8" calcext:value-type="string">
            <text:p>8</text:p>
          </table:table-cell>
          <table:table-cell table:formula="of:=CONCATENATE([.D176];[.E176];[.F176])" office:value-type="string" office:string-value="StaH8" calcext:value-type="string">
            <text:p>StaH8</text:p>
          </table:table-cell>
          <table:table-cell/>
          <table:table-cell office:value-type="string" calcext:value-type="string">
            <text:p>KorM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rM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MID([.B177];1;3)" office:value-type="string" office:string-value="Bra" calcext:value-type="string">
            <text:p>Bra</text:p>
          </table:table-cell>
          <table:table-cell table:formula="of:=MID([.C177];1;1)" office:value-type="string" office:string-value="A" calcext:value-type="string">
            <text:p>A</text:p>
          </table:table-cell>
          <table:table-cell table:formula="of:=MID([.A177];11;1)" office:value-type="string" office:string-value="5" calcext:value-type="string">
            <text:p>5</text:p>
          </table:table-cell>
          <table:table-cell table:formula="of:=CONCATENATE([.D177];[.E177];[.F177])" office:value-type="string" office:string-value="BraA5" calcext:value-type="string">
            <text:p>BraA5</text:p>
          </table:table-cell>
          <table:table-cell/>
          <table:table-cell office:value-type="string" calcext:value-type="string">
            <text:p>KorM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rM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MID([.B178];1;3)" office:value-type="string" office:string-value="Kus" calcext:value-type="string">
            <text:p>Kus</text:p>
          </table:table-cell>
          <table:table-cell table:formula="of:=MID([.C178];1;1)" office:value-type="string" office:string-value="M" calcext:value-type="string">
            <text:p>M</text:p>
          </table:table-cell>
          <table:table-cell table:formula="of:=MID([.A178];11;1)" office:value-type="string" office:string-value="9" calcext:value-type="string">
            <text:p>9</text:p>
          </table:table-cell>
          <table:table-cell table:formula="of:=CONCATENATE([.D178];[.E178];[.F178])" office:value-type="string" office:string-value="KusM9" calcext:value-type="string">
            <text:p>KusM9</text:p>
          </table:table-cell>
          <table:table-cell/>
          <table:table-cell office:value-type="string" calcext:value-type="string">
            <text:p>KorM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rM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MID([.B179];1;3)" office:value-type="string" office:string-value="Luc" calcext:value-type="string">
            <text:p>Luc</text:p>
          </table:table-cell>
          <table:table-cell table:formula="of:=MID([.C179];1;1)" office:value-type="string" office:string-value="M" calcext:value-type="string">
            <text:p>M</text:p>
          </table:table-cell>
          <table:table-cell table:formula="of:=MID([.A179];11;1)" office:value-type="string" office:string-value="3" calcext:value-type="string">
            <text:p>3</text:p>
          </table:table-cell>
          <table:table-cell table:formula="of:=CONCATENATE([.D179];[.E179];[.F179])" office:value-type="string" office:string-value="LucM3" calcext:value-type="string">
            <text:p>LucM3</text:p>
          </table:table-cell>
          <table:table-cell/>
          <table:table-cell office:value-type="string" calcext:value-type="string">
            <text:p>KosM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sM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MID([.B180];1;3)" office:value-type="string" office:string-value="Jan" calcext:value-type="string">
            <text:p>Jan</text:p>
          </table:table-cell>
          <table:table-cell table:formula="of:=MID([.C180];1;1)" office:value-type="string" office:string-value="N" calcext:value-type="string">
            <text:p>N</text:p>
          </table:table-cell>
          <table:table-cell table:formula="of:=MID([.A180];11;1)" office:value-type="string" office:string-value="3" calcext:value-type="string">
            <text:p>3</text:p>
          </table:table-cell>
          <table:table-cell table:formula="of:=CONCATENATE([.D180];[.E180];[.F180])" office:value-type="string" office:string-value="JanN3" calcext:value-type="string">
            <text:p>JanN3</text:p>
          </table:table-cell>
          <table:table-cell/>
          <table:table-cell office:value-type="string" calcext:value-type="string">
            <text:p>KosM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sM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MID([.B181];1;3)" office:value-type="string" office:string-value="Pin" calcext:value-type="string">
            <text:p>Pin</text:p>
          </table:table-cell>
          <table:table-cell table:formula="of:=MID([.C181];1;1)" office:value-type="string" office:string-value="J" calcext:value-type="string">
            <text:p>J</text:p>
          </table:table-cell>
          <table:table-cell table:formula="of:=MID([.A181];11;1)" office:value-type="string" office:string-value="5" calcext:value-type="string">
            <text:p>5</text:p>
          </table:table-cell>
          <table:table-cell table:formula="of:=CONCATENATE([.D181];[.E181];[.F181])" office:value-type="string" office:string-value="PinJ5" calcext:value-type="string">
            <text:p>PinJ5</text:p>
          </table:table-cell>
          <table:table-cell/>
          <table:table-cell office:value-type="string" calcext:value-type="string">
            <text:p>Kos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s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MID([.B182];1;3)" office:value-type="string" office:string-value="Pro" calcext:value-type="string">
            <text:p>Pro</text:p>
          </table:table-cell>
          <table:table-cell table:formula="of:=MID([.C182];1;1)" office:value-type="string" office:string-value="J" calcext:value-type="string">
            <text:p>J</text:p>
          </table:table-cell>
          <table:table-cell table:formula="of:=MID([.A182];11;1)" office:value-type="string" office:string-value="9" calcext:value-type="string">
            <text:p>9</text:p>
          </table:table-cell>
          <table:table-cell table:formula="of:=CONCATENATE([.D182];[.E182];[.F182])" office:value-type="string" office:string-value="ProJ9" calcext:value-type="string">
            <text:p>ProJ9</text:p>
          </table:table-cell>
          <table:table-cell/>
          <table:table-cell office:value-type="string" calcext:value-type="string">
            <text:p>KosM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sM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MID([.B183];1;3)" office:value-type="string" office:string-value="Zal" calcext:value-type="string">
            <text:p>Zal</text:p>
          </table:table-cell>
          <table:table-cell table:formula="of:=MID([.C183];1;1)" office:value-type="string" office:string-value="A" calcext:value-type="string">
            <text:p>A</text:p>
          </table:table-cell>
          <table:table-cell table:formula="of:=MID([.A183];11;1)" office:value-type="string" office:string-value="4" calcext:value-type="string">
            <text:p>4</text:p>
          </table:table-cell>
          <table:table-cell table:formula="of:=CONCATENATE([.D183];[.E183];[.F183])" office:value-type="string" office:string-value="ZalA4" calcext:value-type="string">
            <text:p>ZalA4</text:p>
          </table:table-cell>
          <table:table-cell/>
          <table:table-cell office:value-type="string" calcext:value-type="string">
            <text:p>KotM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tM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MID([.B184];1;3)" office:value-type="string" office:string-value="Pup" calcext:value-type="string">
            <text:p>Pup</text:p>
          </table:table-cell>
          <table:table-cell table:formula="of:=MID([.C184];1;1)" office:value-type="string" office:string-value="J" calcext:value-type="string">
            <text:p>J</text:p>
          </table:table-cell>
          <table:table-cell table:formula="of:=MID([.A184];11;1)" office:value-type="string" office:string-value="5" calcext:value-type="string">
            <text:p>5</text:p>
          </table:table-cell>
          <table:table-cell table:formula="of:=CONCATENATE([.D184];[.E184];[.F184])" office:value-type="string" office:string-value="PupJ5" calcext:value-type="string">
            <text:p>PupJ5</text:p>
          </table:table-cell>
          <table:table-cell/>
          <table:table-cell office:value-type="string" calcext:value-type="string">
            <text:p>KowM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wM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MID([.B185];1;3)" office:value-type="string" office:string-value="Gor" calcext:value-type="string">
            <text:p>Gor</text:p>
          </table:table-cell>
          <table:table-cell table:formula="of:=MID([.C185];1;1)" office:value-type="string" office:string-value="P" calcext:value-type="string">
            <text:p>P</text:p>
          </table:table-cell>
          <table:table-cell table:formula="of:=MID([.A185];11;1)" office:value-type="string" office:string-value="3" calcext:value-type="string">
            <text:p>3</text:p>
          </table:table-cell>
          <table:table-cell table:formula="of:=CONCATENATE([.D185];[.E185];[.F185])" office:value-type="string" office:string-value="GorP3" calcext:value-type="string">
            <text:p>GorP3</text:p>
          </table:table-cell>
          <table:table-cell/>
          <table:table-cell office:value-type="string" calcext:value-type="string">
            <text:p>Kow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wM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MID([.B186];1;3)" office:value-type="string" office:string-value="Rod" calcext:value-type="string">
            <text:p>Rod</text:p>
          </table:table-cell>
          <table:table-cell table:formula="of:=MID([.C186];1;1)" office:value-type="string" office:string-value="J" calcext:value-type="string">
            <text:p>J</text:p>
          </table:table-cell>
          <table:table-cell table:formula="of:=MID([.A186];11;1)" office:value-type="string" office:string-value="9" calcext:value-type="string">
            <text:p>9</text:p>
          </table:table-cell>
          <table:table-cell table:formula="of:=CONCATENATE([.D186];[.E186];[.F186])" office:value-type="string" office:string-value="RodJ9" calcext:value-type="string">
            <text:p>RodJ9</text:p>
          </table:table-cell>
          <table:table-cell/>
          <table:table-cell office:value-type="string" calcext:value-type="string">
            <text:p>KowM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KowM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MID([.B187];1;3)" office:value-type="string" office:string-value="Uko" calcext:value-type="string">
            <text:p>Uko</text:p>
          </table:table-cell>
          <table:table-cell table:formula="of:=MID([.C187];1;1)" office:value-type="string" office:string-value="B" calcext:value-type="string">
            <text:p>B</text:p>
          </table:table-cell>
          <table:table-cell table:formula="of:=MID([.A187];11;1)" office:value-type="string" office:string-value="3" calcext:value-type="string">
            <text:p>3</text:p>
          </table:table-cell>
          <table:table-cell table:formula="of:=CONCATENATE([.D187];[.E187];[.F187])" office:value-type="string" office:string-value="UkoB3" calcext:value-type="string">
            <text:p>UkoB3</text:p>
          </table:table-cell>
          <table:table-cell/>
          <table:table-cell office:value-type="string" calcext:value-type="string">
            <text:p>KowM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wM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MID([.B188];1;3)" office:value-type="string" office:string-value="Jan" calcext:value-type="string">
            <text:p>Jan</text:p>
          </table:table-cell>
          <table:table-cell table:formula="of:=MID([.C188];1;1)" office:value-type="string" office:string-value="N" calcext:value-type="string">
            <text:p>N</text:p>
          </table:table-cell>
          <table:table-cell table:formula="of:=MID([.A188];11;1)" office:value-type="string" office:string-value="1" calcext:value-type="string">
            <text:p>1</text:p>
          </table:table-cell>
          <table:table-cell table:formula="of:=CONCATENATE([.D188];[.E188];[.F188])" office:value-type="string" office:string-value="JanN1" calcext:value-type="string">
            <text:p>JanN1</text:p>
          </table:table-cell>
          <table:table-cell/>
          <table:table-cell office:value-type="string" calcext:value-type="string">
            <text:p>KozM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zM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MID([.B189];1;3)" office:value-type="string" office:string-value="Pan" calcext:value-type="string">
            <text:p>Pan</text:p>
          </table:table-cell>
          <table:table-cell table:formula="of:=MID([.C189];1;1)" office:value-type="string" office:string-value="J" calcext:value-type="string">
            <text:p>J</text:p>
          </table:table-cell>
          <table:table-cell table:formula="of:=MID([.A189];11;1)" office:value-type="string" office:string-value="9" calcext:value-type="string">
            <text:p>9</text:p>
          </table:table-cell>
          <table:table-cell table:formula="of:=CONCATENATE([.D189];[.E189];[.F189])" office:value-type="string" office:string-value="PanJ9" calcext:value-type="string">
            <text:p>PanJ9</text:p>
          </table:table-cell>
          <table:table-cell/>
          <table:table-cell office:value-type="string" calcext:value-type="string">
            <text:p>Koz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z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MID([.B190];1;3)" office:value-type="string" office:string-value="Muz" calcext:value-type="string">
            <text:p>Muz</text:p>
          </table:table-cell>
          <table:table-cell table:formula="of:=MID([.C190];1;1)" office:value-type="string" office:string-value="K" calcext:value-type="string">
            <text:p>K</text:p>
          </table:table-cell>
          <table:table-cell table:formula="of:=MID([.A190];11;1)" office:value-type="string" office:string-value="1" calcext:value-type="string">
            <text:p>1</text:p>
          </table:table-cell>
          <table:table-cell table:formula="of:=CONCATENATE([.D190];[.E190];[.F190])" office:value-type="string" office:string-value="MuzK1" calcext:value-type="string">
            <text:p>MuzK1</text:p>
          </table:table-cell>
          <table:table-cell/>
          <table:table-cell office:value-type="string" calcext:value-type="string">
            <text:p>KozM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zM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MID([.B191];1;3)" office:value-type="string" office:string-value="Pli" calcext:value-type="string">
            <text:p>Pli</text:p>
          </table:table-cell>
          <table:table-cell table:formula="of:=MID([.C191];1;1)" office:value-type="string" office:string-value="J" calcext:value-type="string">
            <text:p>J</text:p>
          </table:table-cell>
          <table:table-cell table:formula="of:=MID([.A191];11;1)" office:value-type="string" office:string-value="0" calcext:value-type="string">
            <text:p>0</text:p>
          </table:table-cell>
          <table:table-cell table:formula="of:=CONCATENATE([.D191];[.E191];[.F191])" office:value-type="string" office:string-value="PliJ0" calcext:value-type="string">
            <text:p>PliJ0</text:p>
          </table:table-cell>
          <table:table-cell/>
          <table:table-cell office:value-type="string" calcext:value-type="string">
            <text:p>KraM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aM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MID([.B192];1;3)" office:value-type="string" office:string-value="Zur" calcext:value-type="string">
            <text:p>Zur</text:p>
          </table:table-cell>
          <table:table-cell table:formula="of:=MID([.C192];1;1)" office:value-type="string" office:string-value="A" calcext:value-type="string">
            <text:p>A</text:p>
          </table:table-cell>
          <table:table-cell table:formula="of:=MID([.A192];11;1)" office:value-type="string" office:string-value="2" calcext:value-type="string">
            <text:p>2</text:p>
          </table:table-cell>
          <table:table-cell table:formula="of:=CONCATENATE([.D192];[.E192];[.F192])" office:value-type="string" office:string-value="ZurA2" calcext:value-type="string">
            <text:p>ZurA2</text:p>
          </table:table-cell>
          <table:table-cell/>
          <table:table-cell office:value-type="string" calcext:value-type="string">
            <text:p>Kre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e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MID([.B193];1;3)" office:value-type="string" office:string-value="Bob" calcext:value-type="string">
            <text:p>Bob</text:p>
          </table:table-cell>
          <table:table-cell table:formula="of:=MID([.C193];1;1)" office:value-type="string" office:string-value="T" calcext:value-type="string">
            <text:p>T</text:p>
          </table:table-cell>
          <table:table-cell table:formula="of:=MID([.A193];11;1)" office:value-type="string" office:string-value="0" calcext:value-type="string">
            <text:p>0</text:p>
          </table:table-cell>
          <table:table-cell table:formula="of:=CONCATENATE([.D193];[.E193];[.F193])" office:value-type="string" office:string-value="BobT0" calcext:value-type="string">
            <text:p>BobT0</text:p>
          </table:table-cell>
          <table:table-cell/>
          <table:table-cell office:value-type="string" calcext:value-type="string">
            <text:p>KroM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oM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MID([.B194];1;3)" office:value-type="string" office:string-value="Sos" calcext:value-type="string">
            <text:p>Sos</text:p>
          </table:table-cell>
          <table:table-cell table:formula="of:=MID([.C194];1;1)" office:value-type="string" office:string-value="F" calcext:value-type="string">
            <text:p>F</text:p>
          </table:table-cell>
          <table:table-cell table:formula="of:=MID([.A194];11;1)" office:value-type="string" office:string-value="5" calcext:value-type="string">
            <text:p>5</text:p>
          </table:table-cell>
          <table:table-cell table:formula="of:=CONCATENATE([.D194];[.E194];[.F194])" office:value-type="string" office:string-value="SosF5" calcext:value-type="string">
            <text:p>SosF5</text:p>
          </table:table-cell>
          <table:table-cell/>
          <table:table-cell office:value-type="string" calcext:value-type="string">
            <text:p>KroM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oM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MID([.B195];1;3)" office:value-type="string" office:string-value="Deg" calcext:value-type="string">
            <text:p>Deg</text:p>
          </table:table-cell>
          <table:table-cell table:formula="of:=MID([.C195];1;1)" office:value-type="string" office:string-value="S" calcext:value-type="string">
            <text:p>S</text:p>
          </table:table-cell>
          <table:table-cell table:formula="of:=MID([.A195];11;1)" office:value-type="string" office:string-value="2" calcext:value-type="string">
            <text:p>2</text:p>
          </table:table-cell>
          <table:table-cell table:formula="of:=CONCATENATE([.D195];[.E195];[.F195])" office:value-type="string" office:string-value="DegS2" calcext:value-type="string">
            <text:p>DegS2</text:p>
          </table:table-cell>
          <table:table-cell/>
          <table:table-cell office:value-type="string" calcext:value-type="string">
            <text:p>KruM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uM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MID([.B196];1;3)" office:value-type="string" office:string-value="Sna" calcext:value-type="string">
            <text:p>Sna</text:p>
          </table:table-cell>
          <table:table-cell table:formula="of:=MID([.C196];1;1)" office:value-type="string" office:string-value="F" calcext:value-type="string">
            <text:p>F</text:p>
          </table:table-cell>
          <table:table-cell table:formula="of:=MID([.A196];11;1)" office:value-type="string" office:string-value="7" calcext:value-type="string">
            <text:p>7</text:p>
          </table:table-cell>
          <table:table-cell table:formula="of:=CONCATENATE([.D196];[.E196];[.F196])" office:value-type="string" office:string-value="SnaF7" calcext:value-type="string">
            <text:p>SnaF7</text:p>
          </table:table-cell>
          <table:table-cell/>
          <table:table-cell office:value-type="string" calcext:value-type="string">
            <text:p>Kru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u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MID([.B197];1;3)" office:value-type="string" office:string-value="Pac" calcext:value-type="string">
            <text:p>Pac</text:p>
          </table:table-cell>
          <table:table-cell table:formula="of:=MID([.C197];1;1)" office:value-type="string" office:string-value="J" calcext:value-type="string">
            <text:p>J</text:p>
          </table:table-cell>
          <table:table-cell table:formula="of:=MID([.A197];11;1)" office:value-type="string" office:string-value="6" calcext:value-type="string">
            <text:p>6</text:p>
          </table:table-cell>
          <table:table-cell table:formula="of:=CONCATENATE([.D197];[.E197];[.F197])" office:value-type="string" office:string-value="PacJ6" calcext:value-type="string">
            <text:p>PacJ6</text:p>
          </table:table-cell>
          <table:table-cell/>
          <table:table-cell office:value-type="string" calcext:value-type="string">
            <text:p>KryM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yM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MID([.B198];1;3)" office:value-type="string" office:string-value="Brz" calcext:value-type="string">
            <text:p>Brz</text:p>
          </table:table-cell>
          <table:table-cell table:formula="of:=MID([.C198];1;1)" office:value-type="string" office:string-value="T" calcext:value-type="string">
            <text:p>T</text:p>
          </table:table-cell>
          <table:table-cell table:formula="of:=MID([.A198];11;1)" office:value-type="string" office:string-value="4" calcext:value-type="string">
            <text:p>4</text:p>
          </table:table-cell>
          <table:table-cell table:formula="of:=CONCATENATE([.D198];[.E198];[.F198])" office:value-type="string" office:string-value="BrzT4" calcext:value-type="string">
            <text:p>BrzT4</text:p>
          </table:table-cell>
          <table:table-cell/>
          <table:table-cell office:value-type="string" calcext:value-type="string">
            <text:p>KrzZ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zZ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MID([.B199];1;3)" office:value-type="string" office:string-value="Las" calcext:value-type="string">
            <text:p>Las</text:p>
          </table:table-cell>
          <table:table-cell table:formula="of:=MID([.C199];1;1)" office:value-type="string" office:string-value="M" calcext:value-type="string">
            <text:p>M</text:p>
          </table:table-cell>
          <table:table-cell table:formula="of:=MID([.A199];11;1)" office:value-type="string" office:string-value="2" calcext:value-type="string">
            <text:p>2</text:p>
          </table:table-cell>
          <table:table-cell table:formula="of:=CONCATENATE([.D199];[.E199];[.F199])" office:value-type="string" office:string-value="LasM2" calcext:value-type="string">
            <text:p>LasM2</text:p>
          </table:table-cell>
          <table:table-cell/>
          <table:table-cell office:value-type="string" calcext:value-type="string">
            <text:p>KubM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bM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MID([.B200];1;3)" office:value-type="string" office:string-value="Mys" calcext:value-type="string">
            <text:p>Mys</text:p>
          </table:table-cell>
          <table:table-cell table:formula="of:=MID([.C200];1;1)" office:value-type="string" office:string-value="K" calcext:value-type="string">
            <text:p>K</text:p>
          </table:table-cell>
          <table:table-cell table:formula="of:=MID([.A200];11;1)" office:value-type="string" office:string-value="9" calcext:value-type="string">
            <text:p>9</text:p>
          </table:table-cell>
          <table:table-cell table:formula="of:=CONCATENATE([.D200];[.E200];[.F200])" office:value-type="string" office:string-value="MysK9" calcext:value-type="string">
            <text:p>MysK9</text:p>
          </table:table-cell>
          <table:table-cell/>
          <table:table-cell office:value-type="string" calcext:value-type="string">
            <text:p>Kub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b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MID([.B201];1;3)" office:value-type="string" office:string-value="Nag" calcext:value-type="string">
            <text:p>Nag</text:p>
          </table:table-cell>
          <table:table-cell table:formula="of:=MID([.C201];1;1)" office:value-type="string" office:string-value="K" calcext:value-type="string">
            <text:p>K</text:p>
          </table:table-cell>
          <table:table-cell table:formula="of:=MID([.A201];11;1)" office:value-type="string" office:string-value="7" calcext:value-type="string">
            <text:p>7</text:p>
          </table:table-cell>
          <table:table-cell table:formula="of:=CONCATENATE([.D201];[.E201];[.F201])" office:value-type="string" office:string-value="NagK7" calcext:value-type="string">
            <text:p>NagK7</text:p>
          </table:table-cell>
          <table:table-cell/>
          <table:table-cell office:value-type="string" calcext:value-type="string">
            <text:p>Kub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bM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MID([.B202];1;3)" office:value-type="string" office:string-value="Syk" calcext:value-type="string">
            <text:p>Syk</text:p>
          </table:table-cell>
          <table:table-cell table:formula="of:=MID([.C202];1;1)" office:value-type="string" office:string-value="F" calcext:value-type="string">
            <text:p>F</text:p>
          </table:table-cell>
          <table:table-cell table:formula="of:=MID([.A202];11;1)" office:value-type="string" office:string-value="1" calcext:value-type="string">
            <text:p>1</text:p>
          </table:table-cell>
          <table:table-cell table:formula="of:=CONCATENATE([.D202];[.E202];[.F202])" office:value-type="string" office:string-value="SykF1" calcext:value-type="string">
            <text:p>SykF1</text:p>
          </table:table-cell>
          <table:table-cell/>
          <table:table-cell office:value-type="string" calcext:value-type="string">
            <text:p>Kul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MID([.B203];1;3)" office:value-type="string" office:string-value="Bar" calcext:value-type="string">
            <text:p>Bar</text:p>
          </table:table-cell>
          <table:table-cell table:formula="of:=MID([.C203];1;1)" office:value-type="string" office:string-value="W" calcext:value-type="string">
            <text:p>W</text:p>
          </table:table-cell>
          <table:table-cell table:formula="of:=MID([.A203];11;1)" office:value-type="string" office:string-value="4" calcext:value-type="string">
            <text:p>4</text:p>
          </table:table-cell>
          <table:table-cell table:formula="of:=CONCATENATE([.D203];[.E203];[.F203])" office:value-type="string" office:string-value="BarW4" calcext:value-type="string">
            <text:p>BarW4</text:p>
          </table:table-cell>
          <table:table-cell/>
          <table:table-cell office:value-type="string" calcext:value-type="string">
            <text:p>Kul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MID([.B204];1;3)" office:value-type="string" office:string-value="Trw" calcext:value-type="string">
            <text:p>Trw</text:p>
          </table:table-cell>
          <table:table-cell table:formula="of:=MID([.C204];1;1)" office:value-type="string" office:string-value="B" calcext:value-type="string">
            <text:p>B</text:p>
          </table:table-cell>
          <table:table-cell table:formula="of:=MID([.A204];11;1)" office:value-type="string" office:string-value="2" calcext:value-type="string">
            <text:p>2</text:p>
          </table:table-cell>
          <table:table-cell table:formula="of:=CONCATENATE([.D204];[.E204];[.F204])" office:value-type="string" office:string-value="TrwB2" calcext:value-type="string">
            <text:p>TrwB2</text:p>
          </table:table-cell>
          <table:table-cell/>
          <table:table-cell office:value-type="string" calcext:value-type="string">
            <text:p>KurM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rM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MID([.B205];1;3)" office:value-type="string" office:string-value="Mag" calcext:value-type="string">
            <text:p>Mag</text:p>
          </table:table-cell>
          <table:table-cell table:formula="of:=MID([.C205];1;1)" office:value-type="string" office:string-value="M" calcext:value-type="string">
            <text:p>M</text:p>
          </table:table-cell>
          <table:table-cell table:formula="of:=MID([.A205];11;1)" office:value-type="string" office:string-value="4" calcext:value-type="string">
            <text:p>4</text:p>
          </table:table-cell>
          <table:table-cell table:formula="of:=CONCATENATE([.D205];[.E205];[.F205])" office:value-type="string" office:string-value="MagM4" calcext:value-type="string">
            <text:p>MagM4</text:p>
          </table:table-cell>
          <table:table-cell/>
          <table:table-cell office:value-type="string" calcext:value-type="string">
            <text:p>KurM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rM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MID([.B206];1;3)" office:value-type="string" office:string-value="Lan" calcext:value-type="string">
            <text:p>Lan</text:p>
          </table:table-cell>
          <table:table-cell table:formula="of:=MID([.C206];1;1)" office:value-type="string" office:string-value="M" calcext:value-type="string">
            <text:p>M</text:p>
          </table:table-cell>
          <table:table-cell table:formula="of:=MID([.A206];11;1)" office:value-type="string" office:string-value="7" calcext:value-type="string">
            <text:p>7</text:p>
          </table:table-cell>
          <table:table-cell table:formula="of:=CONCATENATE([.D206];[.E206];[.F206])" office:value-type="string" office:string-value="LanM7" calcext:value-type="string">
            <text:p>LanM7</text:p>
          </table:table-cell>
          <table:table-cell/>
          <table:table-cell office:value-type="string" calcext:value-type="string">
            <text:p>KusM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sM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MID([.B207];1;3)" office:value-type="string" office:string-value="Pol" calcext:value-type="string">
            <text:p>Pol</text:p>
          </table:table-cell>
          <table:table-cell table:formula="of:=MID([.C207];1;1)" office:value-type="string" office:string-value="J" calcext:value-type="string">
            <text:p>J</text:p>
          </table:table-cell>
          <table:table-cell table:formula="of:=MID([.A207];11;1)" office:value-type="string" office:string-value="3" calcext:value-type="string">
            <text:p>3</text:p>
          </table:table-cell>
          <table:table-cell table:formula="of:=CONCATENATE([.D207];[.E207];[.F207])" office:value-type="string" office:string-value="PolJ3" calcext:value-type="string">
            <text:p>PolJ3</text:p>
          </table:table-cell>
          <table:table-cell/>
          <table:table-cell office:value-type="string" calcext:value-type="string">
            <text:p>Kut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t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MID([.B208];1;3)" office:value-type="string" office:string-value="Kub" calcext:value-type="string">
            <text:p>Kub</text:p>
          </table:table-cell>
          <table:table-cell table:formula="of:=MID([.C208];1;1)" office:value-type="string" office:string-value="M" calcext:value-type="string">
            <text:p>M</text:p>
          </table:table-cell>
          <table:table-cell table:formula="of:=MID([.A208];11;1)" office:value-type="string" office:string-value="1" calcext:value-type="string">
            <text:p>1</text:p>
          </table:table-cell>
          <table:table-cell table:formula="of:=CONCATENATE([.D208];[.E208];[.F208])" office:value-type="string" office:string-value="KubM1" calcext:value-type="string">
            <text:p>KubM1</text:p>
          </table:table-cell>
          <table:table-cell/>
          <table:table-cell office:value-type="string" calcext:value-type="string">
            <text:p>Kwi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wi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MID([.B209];1;3)" office:value-type="string" office:string-value="Kub" calcext:value-type="string">
            <text:p>Kub</text:p>
          </table:table-cell>
          <table:table-cell table:formula="of:=MID([.C209];1;1)" office:value-type="string" office:string-value="M" calcext:value-type="string">
            <text:p>M</text:p>
          </table:table-cell>
          <table:table-cell table:formula="of:=MID([.A209];11;1)" office:value-type="string" office:string-value="3" calcext:value-type="string">
            <text:p>3</text:p>
          </table:table-cell>
          <table:table-cell table:formula="of:=CONCATENATE([.D209];[.E209];[.F209])" office:value-type="string" office:string-value="KubM3" calcext:value-type="string">
            <text:p>KubM3</text:p>
          </table:table-cell>
          <table:table-cell/>
          <table:table-cell office:value-type="string" calcext:value-type="string">
            <text:p>KwiP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wiP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MID([.B210];1;3)" office:value-type="string" office:string-value="Dur" calcext:value-type="string">
            <text:p>Dur</text:p>
          </table:table-cell>
          <table:table-cell table:formula="of:=MID([.C210];1;1)" office:value-type="string" office:string-value="P" calcext:value-type="string">
            <text:p>P</text:p>
          </table:table-cell>
          <table:table-cell table:formula="of:=MID([.A210];11;1)" office:value-type="string" office:string-value="3" calcext:value-type="string">
            <text:p>3</text:p>
          </table:table-cell>
          <table:table-cell table:formula="of:=CONCATENATE([.D210];[.E210];[.F210])" office:value-type="string" office:string-value="DurP3" calcext:value-type="string">
            <text:p>DurP3</text:p>
          </table:table-cell>
          <table:table-cell/>
          <table:table-cell office:value-type="string" calcext:value-type="string">
            <text:p>LabM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bM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MID([.B211];1;3)" office:value-type="string" office:string-value="Gra" calcext:value-type="string">
            <text:p>Gra</text:p>
          </table:table-cell>
          <table:table-cell table:formula="of:=MID([.C211];1;1)" office:value-type="string" office:string-value="O" calcext:value-type="string">
            <text:p>O</text:p>
          </table:table-cell>
          <table:table-cell table:formula="of:=MID([.A211];11;1)" office:value-type="string" office:string-value="8" calcext:value-type="string">
            <text:p>8</text:p>
          </table:table-cell>
          <table:table-cell table:formula="of:=CONCATENATE([.D211];[.E211];[.F211])" office:value-type="string" office:string-value="GraO8" calcext:value-type="string">
            <text:p>GraO8</text:p>
          </table:table-cell>
          <table:table-cell/>
          <table:table-cell office:value-type="string" calcext:value-type="string">
            <text:p>LadM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dM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MID([.B212];1;3)" office:value-type="string" office:string-value="Tar" calcext:value-type="string">
            <text:p>Tar</text:p>
          </table:table-cell>
          <table:table-cell table:formula="of:=MID([.C212];1;1)" office:value-type="string" office:string-value="A" calcext:value-type="string">
            <text:p>A</text:p>
          </table:table-cell>
          <table:table-cell table:formula="of:=MID([.A212];11;1)" office:value-type="string" office:string-value="2" calcext:value-type="string">
            <text:p>2</text:p>
          </table:table-cell>
          <table:table-cell table:formula="of:=CONCATENATE([.D212];[.E212];[.F212])" office:value-type="string" office:string-value="TarA2" calcext:value-type="string">
            <text:p>TarA2</text:p>
          </table:table-cell>
          <table:table-cell/>
          <table:table-cell office:value-type="string" calcext:value-type="string">
            <text:p>LanM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nM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MID([.B213];1;3)" office:value-type="string" office:string-value="Lun" calcext:value-type="string">
            <text:p>Lun</text:p>
          </table:table-cell>
          <table:table-cell table:formula="of:=MID([.C213];1;1)" office:value-type="string" office:string-value="M" calcext:value-type="string">
            <text:p>M</text:p>
          </table:table-cell>
          <table:table-cell table:formula="of:=MID([.A213];11;1)" office:value-type="string" office:string-value="7" calcext:value-type="string">
            <text:p>7</text:p>
          </table:table-cell>
          <table:table-cell table:formula="of:=CONCATENATE([.D213];[.E213];[.F213])" office:value-type="string" office:string-value="LunM7" calcext:value-type="string">
            <text:p>LunM7</text:p>
          </table:table-cell>
          <table:table-cell/>
          <table:table-cell office:value-type="string" calcext:value-type="string">
            <text:p>Lan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n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MID([.B214];1;3)" office:value-type="string" office:string-value="Woj" calcext:value-type="string">
            <text:p>Woj</text:p>
          </table:table-cell>
          <table:table-cell table:formula="of:=MID([.C214];1;1)" office:value-type="string" office:string-value="A" calcext:value-type="string">
            <text:p>A</text:p>
          </table:table-cell>
          <table:table-cell table:formula="of:=MID([.A214];11;1)" office:value-type="string" office:string-value="4" calcext:value-type="string">
            <text:p>4</text:p>
          </table:table-cell>
          <table:table-cell table:formula="of:=CONCATENATE([.D214];[.E214];[.F214])" office:value-type="string" office:string-value="WojA4" calcext:value-type="string">
            <text:p>WojA4</text:p>
          </table:table-cell>
          <table:table-cell/>
          <table:table-cell office:value-type="string" calcext:value-type="string">
            <text:p>Las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s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MID([.B215];1;3)" office:value-type="string" office:string-value="Poc" calcext:value-type="string">
            <text:p>Poc</text:p>
          </table:table-cell>
          <table:table-cell table:formula="of:=MID([.C215];1;1)" office:value-type="string" office:string-value="K" calcext:value-type="string">
            <text:p>K</text:p>
          </table:table-cell>
          <table:table-cell table:formula="of:=MID([.A215];11;1)" office:value-type="string" office:string-value="0" calcext:value-type="string">
            <text:p>0</text:p>
          </table:table-cell>
          <table:table-cell table:formula="of:=CONCATENATE([.D215];[.E215];[.F215])" office:value-type="string" office:string-value="PocK0" calcext:value-type="string">
            <text:p>PocK0</text:p>
          </table:table-cell>
          <table:table-cell/>
          <table:table-cell office:value-type="string" calcext:value-type="string">
            <text:p>LasM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sM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MID([.B216];1;3)" office:value-type="string" office:string-value="Les" calcext:value-type="string">
            <text:p>Les</text:p>
          </table:table-cell>
          <table:table-cell table:formula="of:=MID([.C216];1;1)" office:value-type="string" office:string-value="M" calcext:value-type="string">
            <text:p>M</text:p>
          </table:table-cell>
          <table:table-cell table:formula="of:=MID([.A216];11;1)" office:value-type="string" office:string-value="1" calcext:value-type="string">
            <text:p>1</text:p>
          </table:table-cell>
          <table:table-cell table:formula="of:=CONCATENATE([.D216];[.E216];[.F216])" office:value-type="string" office:string-value="LesM1" calcext:value-type="string">
            <text:p>LesM1</text:p>
          </table:table-cell>
          <table:table-cell/>
          <table:table-cell office:value-type="string" calcext:value-type="string">
            <text:p>LemM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mM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MID([.B217];1;3)" office:value-type="string" office:string-value="Lor" calcext:value-type="string">
            <text:p>Lor</text:p>
          </table:table-cell>
          <table:table-cell table:formula="of:=MID([.C217];1;1)" office:value-type="string" office:string-value="M" calcext:value-type="string">
            <text:p>M</text:p>
          </table:table-cell>
          <table:table-cell table:formula="of:=MID([.A217];11;1)" office:value-type="string" office:string-value="1" calcext:value-type="string">
            <text:p>1</text:p>
          </table:table-cell>
          <table:table-cell table:formula="of:=CONCATENATE([.D217];[.E217];[.F217])" office:value-type="string" office:string-value="LorM1" calcext:value-type="string">
            <text:p>LorM1</text:p>
          </table:table-cell>
          <table:table-cell/>
          <table:table-cell office:value-type="string" calcext:value-type="string">
            <text:p>LeoM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oM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MID([.B218];1;3)" office:value-type="string" office:string-value="Zal" calcext:value-type="string">
            <text:p>Zal</text:p>
          </table:table-cell>
          <table:table-cell table:formula="of:=MID([.C218];1;1)" office:value-type="string" office:string-value="A" calcext:value-type="string">
            <text:p>A</text:p>
          </table:table-cell>
          <table:table-cell table:formula="of:=MID([.A218];11;1)" office:value-type="string" office:string-value="3" calcext:value-type="string">
            <text:p>3</text:p>
          </table:table-cell>
          <table:table-cell table:formula="of:=CONCATENATE([.D218];[.E218];[.F218])" office:value-type="string" office:string-value="ZalA3" calcext:value-type="string">
            <text:p>ZalA3</text:p>
          </table:table-cell>
          <table:table-cell/>
          <table:table-cell office:value-type="string" calcext:value-type="string">
            <text:p>LesM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M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MID([.B219];1;3)" office:value-type="string" office:string-value="Gos" calcext:value-type="string">
            <text:p>Gos</text:p>
          </table:table-cell>
          <table:table-cell table:formula="of:=MID([.C219];1;1)" office:value-type="string" office:string-value="P" calcext:value-type="string">
            <text:p>P</text:p>
          </table:table-cell>
          <table:table-cell table:formula="of:=MID([.A219];11;1)" office:value-type="string" office:string-value="2" calcext:value-type="string">
            <text:p>2</text:p>
          </table:table-cell>
          <table:table-cell table:formula="of:=CONCATENATE([.D219];[.E219];[.F219])" office:value-type="string" office:string-value="GosP2" calcext:value-type="string">
            <text:p>GosP2</text:p>
          </table:table-cell>
          <table:table-cell/>
          <table:table-cell office:value-type="string" calcext:value-type="string">
            <text:p>LewE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wE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MID([.B220];1;3)" office:value-type="string" office:string-value="Mau" calcext:value-type="string">
            <text:p>Mau</text:p>
          </table:table-cell>
          <table:table-cell table:formula="of:=MID([.C220];1;1)" office:value-type="string" office:string-value="L" calcext:value-type="string">
            <text:p>L</text:p>
          </table:table-cell>
          <table:table-cell table:formula="of:=MID([.A220];11;1)" office:value-type="string" office:string-value="8" calcext:value-type="string">
            <text:p>8</text:p>
          </table:table-cell>
          <table:table-cell table:formula="of:=CONCATENATE([.D220];[.E220];[.F220])" office:value-type="string" office:string-value="MauL8" calcext:value-type="string">
            <text:p>MauL8</text:p>
          </table:table-cell>
          <table:table-cell/>
          <table:table-cell office:value-type="string" calcext:value-type="string">
            <text:p>LewM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wM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MID([.B221];1;3)" office:value-type="string" office:string-value="Buc" calcext:value-type="string">
            <text:p>Buc</text:p>
          </table:table-cell>
          <table:table-cell table:formula="of:=MID([.C221];1;1)" office:value-type="string" office:string-value="M" calcext:value-type="string">
            <text:p>M</text:p>
          </table:table-cell>
          <table:table-cell table:formula="of:=MID([.A221];11;1)" office:value-type="string" office:string-value="3" calcext:value-type="string">
            <text:p>3</text:p>
          </table:table-cell>
          <table:table-cell table:formula="of:=CONCATENATE([.D221];[.E221];[.F221])" office:value-type="string" office:string-value="BucM3" calcext:value-type="string">
            <text:p>BucM3</text:p>
          </table:table-cell>
          <table:table-cell/>
          <table:table-cell office:value-type="string" calcext:value-type="string">
            <text:p>LewM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wM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MID([.B222];1;3)" office:value-type="string" office:string-value="Mie" calcext:value-type="string">
            <text:p>Mie</text:p>
          </table:table-cell>
          <table:table-cell table:formula="of:=MID([.C222];1;1)" office:value-type="string" office:string-value="L" calcext:value-type="string">
            <text:p>L</text:p>
          </table:table-cell>
          <table:table-cell table:formula="of:=MID([.A222];11;1)" office:value-type="string" office:string-value="1" calcext:value-type="string">
            <text:p>1</text:p>
          </table:table-cell>
          <table:table-cell table:formula="of:=CONCATENATE([.D222];[.E222];[.F222])" office:value-type="string" office:string-value="MieL1" calcext:value-type="string">
            <text:p>MieL1</text:p>
          </table:table-cell>
          <table:table-cell/>
          <table:table-cell office:value-type="string" calcext:value-type="string">
            <text:p>LewM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wM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MID([.B223];1;3)" office:value-type="string" office:string-value="Ram" calcext:value-type="string">
            <text:p>Ram</text:p>
          </table:table-cell>
          <table:table-cell table:formula="of:=MID([.C223];1;1)" office:value-type="string" office:string-value="J" calcext:value-type="string">
            <text:p>J</text:p>
          </table:table-cell>
          <table:table-cell table:formula="of:=MID([.A223];11;1)" office:value-type="string" office:string-value="9" calcext:value-type="string">
            <text:p>9</text:p>
          </table:table-cell>
          <table:table-cell table:formula="of:=CONCATENATE([.D223];[.E223];[.F223])" office:value-type="string" office:string-value="RamJ9" calcext:value-type="string">
            <text:p>RamJ9</text:p>
          </table:table-cell>
          <table:table-cell/>
          <table:table-cell office:value-type="string" calcext:value-type="string">
            <text:p>LewO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wO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MID([.B224];1;3)" office:value-type="string" office:string-value="Raf" calcext:value-type="string">
            <text:p>Raf</text:p>
          </table:table-cell>
          <table:table-cell table:formula="of:=MID([.C224];1;1)" office:value-type="string" office:string-value="J" calcext:value-type="string">
            <text:p>J</text:p>
          </table:table-cell>
          <table:table-cell table:formula="of:=MID([.A224];11;1)" office:value-type="string" office:string-value="7" calcext:value-type="string">
            <text:p>7</text:p>
          </table:table-cell>
          <table:table-cell table:formula="of:=CONCATENATE([.D224];[.E224];[.F224])" office:value-type="string" office:string-value="RafJ7" calcext:value-type="string">
            <text:p>RafJ7</text:p>
          </table:table-cell>
          <table:table-cell/>
          <table:table-cell office:value-type="string" calcext:value-type="string">
            <text:p>Lig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g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MID([.B225];1;3)" office:value-type="string" office:string-value="Bro" calcext:value-type="string">
            <text:p>Bro</text:p>
          </table:table-cell>
          <table:table-cell table:formula="of:=MID([.C225];1;1)" office:value-type="string" office:string-value="O" calcext:value-type="string">
            <text:p>O</text:p>
          </table:table-cell>
          <table:table-cell table:formula="of:=MID([.A225];11;1)" office:value-type="string" office:string-value="0" calcext:value-type="string">
            <text:p>0</text:p>
          </table:table-cell>
          <table:table-cell table:formula="of:=CONCATENATE([.D225];[.E225];[.F225])" office:value-type="string" office:string-value="BroO0" calcext:value-type="string">
            <text:p>BroO0</text:p>
          </table:table-cell>
          <table:table-cell/>
          <table:table-cell office:value-type="string" calcext:value-type="string">
            <text:p>LorM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rM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MID([.B226];1;3)" office:value-type="string" office:string-value="Bik" calcext:value-type="string">
            <text:p>Bik</text:p>
          </table:table-cell>
          <table:table-cell table:formula="of:=MID([.C226];1;1)" office:value-type="string" office:string-value="Z" calcext:value-type="string">
            <text:p>Z</text:p>
          </table:table-cell>
          <table:table-cell table:formula="of:=MID([.A226];11;1)" office:value-type="string" office:string-value="2" calcext:value-type="string">
            <text:p>2</text:p>
          </table:table-cell>
          <table:table-cell table:formula="of:=CONCATENATE([.D226];[.E226];[.F226])" office:value-type="string" office:string-value="BikZ2" calcext:value-type="string">
            <text:p>BikZ2</text:p>
          </table:table-cell>
          <table:table-cell/>
          <table:table-cell office:value-type="string" calcext:value-type="string">
            <text:p>LubM7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LubM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MID([.B227];1;3)" office:value-type="string" office:string-value="Mar" calcext:value-type="string">
            <text:p>Mar</text:p>
          </table:table-cell>
          <table:table-cell table:formula="of:=MID([.C227];1;1)" office:value-type="string" office:string-value="L" calcext:value-type="string">
            <text:p>L</text:p>
          </table:table-cell>
          <table:table-cell table:formula="of:=MID([.A227];11;1)" office:value-type="string" office:string-value="6" calcext:value-type="string">
            <text:p>6</text:p>
          </table:table-cell>
          <table:table-cell table:formula="of:=CONCATENATE([.D227];[.E227];[.F227])" office:value-type="string" office:string-value="MarL6" calcext:value-type="string">
            <text:p>MarL6</text:p>
          </table:table-cell>
          <table:table-cell/>
          <table:table-cell office:value-type="string" calcext:value-type="string">
            <text:p>Luc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cM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MID([.B228];1;3)" office:value-type="string" office:string-value="Kra" calcext:value-type="string">
            <text:p>Kra</text:p>
          </table:table-cell>
          <table:table-cell table:formula="of:=MID([.C228];1;1)" office:value-type="string" office:string-value="M" calcext:value-type="string">
            <text:p>M</text:p>
          </table:table-cell>
          <table:table-cell table:formula="of:=MID([.A228];11;1)" office:value-type="string" office:string-value="0" calcext:value-type="string">
            <text:p>0</text:p>
          </table:table-cell>
          <table:table-cell table:formula="of:=CONCATENATE([.D228];[.E228];[.F228])" office:value-type="string" office:string-value="KraM0" calcext:value-type="string">
            <text:p>KraM0</text:p>
          </table:table-cell>
          <table:table-cell/>
          <table:table-cell office:value-type="string" calcext:value-type="string">
            <text:p>Luk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k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MID([.B229];1;3)" office:value-type="string" office:string-value="Old" calcext:value-type="string">
            <text:p>Old</text:p>
          </table:table-cell>
          <table:table-cell table:formula="of:=MID([.C229];1;1)" office:value-type="string" office:string-value="K" calcext:value-type="string">
            <text:p>K</text:p>
          </table:table-cell>
          <table:table-cell table:formula="of:=MID([.A229];11;1)" office:value-type="string" office:string-value="1" calcext:value-type="string">
            <text:p>1</text:p>
          </table:table-cell>
          <table:table-cell table:formula="of:=CONCATENATE([.D229];[.E229];[.F229])" office:value-type="string" office:string-value="OldK1" calcext:value-type="string">
            <text:p>OldK1</text:p>
          </table:table-cell>
          <table:table-cell/>
          <table:table-cell office:value-type="string" calcext:value-type="string">
            <text:p>LukM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kM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MID([.B230];1;3)" office:value-type="string" office:string-value="Gda" calcext:value-type="string">
            <text:p>Gda</text:p>
          </table:table-cell>
          <table:table-cell table:formula="of:=MID([.C230];1;1)" office:value-type="string" office:string-value="P" calcext:value-type="string">
            <text:p>P</text:p>
          </table:table-cell>
          <table:table-cell table:formula="of:=MID([.A230];11;1)" office:value-type="string" office:string-value="5" calcext:value-type="string">
            <text:p>5</text:p>
          </table:table-cell>
          <table:table-cell table:formula="of:=CONCATENATE([.D230];[.E230];[.F230])" office:value-type="string" office:string-value="GdaP5" calcext:value-type="string">
            <text:p>GdaP5</text:p>
          </table:table-cell>
          <table:table-cell/>
          <table:table-cell office:value-type="string" calcext:value-type="string">
            <text:p>Lun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n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MID([.B231];1;3)" office:value-type="string" office:string-value="Ska" calcext:value-type="string">
            <text:p>Ska</text:p>
          </table:table-cell>
          <table:table-cell table:formula="of:=MID([.C231];1;1)" office:value-type="string" office:string-value="G" calcext:value-type="string">
            <text:p>G</text:p>
          </table:table-cell>
          <table:table-cell table:formula="of:=MID([.A231];11;1)" office:value-type="string" office:string-value="6" calcext:value-type="string">
            <text:p>6</text:p>
          </table:table-cell>
          <table:table-cell table:formula="of:=CONCATENATE([.D231];[.E231];[.F231])" office:value-type="string" office:string-value="SkaG6" calcext:value-type="string">
            <text:p>SkaG6</text:p>
          </table:table-cell>
          <table:table-cell/>
          <table:table-cell office:value-type="string" calcext:value-type="string">
            <text:p>Lup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M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MID([.B232];1;3)" office:value-type="string" office:string-value="Kla" calcext:value-type="string">
            <text:p>Kla</text:p>
          </table:table-cell>
          <table:table-cell table:formula="of:=MID([.C232];1;1)" office:value-type="string" office:string-value="M" calcext:value-type="string">
            <text:p>M</text:p>
          </table:table-cell>
          <table:table-cell table:formula="of:=MID([.A232];11;1)" office:value-type="string" office:string-value="6" calcext:value-type="string">
            <text:p>6</text:p>
          </table:table-cell>
          <table:table-cell table:formula="of:=CONCATENATE([.D232];[.E232];[.F232])" office:value-type="string" office:string-value="KlaM6" calcext:value-type="string">
            <text:p>KlaM6</text:p>
          </table:table-cell>
          <table:table-cell/>
          <table:table-cell office:value-type="string" calcext:value-type="string">
            <text:p>Lup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MID([.B233];1;3)" office:value-type="string" office:string-value="Kir" calcext:value-type="string">
            <text:p>Kir</text:p>
          </table:table-cell>
          <table:table-cell table:formula="of:=MID([.C233];1;1)" office:value-type="string" office:string-value="M" calcext:value-type="string">
            <text:p>M</text:p>
          </table:table-cell>
          <table:table-cell table:formula="of:=MID([.A233];11;1)" office:value-type="string" office:string-value="2" calcext:value-type="string">
            <text:p>2</text:p>
          </table:table-cell>
          <table:table-cell table:formula="of:=CONCATENATE([.D233];[.E233];[.F233])" office:value-type="string" office:string-value="KirM2" calcext:value-type="string">
            <text:p>KirM2</text:p>
          </table:table-cell>
          <table:table-cell/>
          <table:table-cell office:value-type="string" calcext:value-type="string">
            <text:p>Lut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t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MID([.B234];1;3)" office:value-type="string" office:string-value="Kow" calcext:value-type="string">
            <text:p>Kow</text:p>
          </table:table-cell>
          <table:table-cell table:formula="of:=MID([.C234];1;1)" office:value-type="string" office:string-value="M" calcext:value-type="string">
            <text:p>M</text:p>
          </table:table-cell>
          <table:table-cell table:formula="of:=MID([.A234];11;1)" office:value-type="string" office:string-value="0" calcext:value-type="string">
            <text:p>0</text:p>
          </table:table-cell>
          <table:table-cell table:formula="of:=CONCATENATE([.D234];[.E234];[.F234])" office:value-type="string" office:string-value="KowM0" calcext:value-type="string">
            <text:p>KowM0</text:p>
          </table:table-cell>
          <table:table-cell/>
          <table:table-cell office:value-type="string" calcext:value-type="string">
            <text:p>LysM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ysM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MID([.B235];1;3)" office:value-type="string" office:string-value="Wys" calcext:value-type="string">
            <text:p>Wys</text:p>
          </table:table-cell>
          <table:table-cell table:formula="of:=MID([.C235];1;1)" office:value-type="string" office:string-value="A" calcext:value-type="string">
            <text:p>A</text:p>
          </table:table-cell>
          <table:table-cell table:formula="of:=MID([.A235];11;1)" office:value-type="string" office:string-value="7" calcext:value-type="string">
            <text:p>7</text:p>
          </table:table-cell>
          <table:table-cell table:formula="of:=CONCATENATE([.D235];[.E235];[.F235])" office:value-type="string" office:string-value="WysA7" calcext:value-type="string">
            <text:p>WysA7</text:p>
          </table:table-cell>
          <table:table-cell/>
          <table:table-cell office:value-type="string" calcext:value-type="string">
            <text:p>MacM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cM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MID([.B236];1;3)" office:value-type="string" office:string-value="Szp" calcext:value-type="string">
            <text:p>Szp</text:p>
          </table:table-cell>
          <table:table-cell table:formula="of:=MID([.C236];1;1)" office:value-type="string" office:string-value="D" calcext:value-type="string">
            <text:p>D</text:p>
          </table:table-cell>
          <table:table-cell table:formula="of:=MID([.A236];11;1)" office:value-type="string" office:string-value="6" calcext:value-type="string">
            <text:p>6</text:p>
          </table:table-cell>
          <table:table-cell table:formula="of:=CONCATENATE([.D236];[.E236];[.F236])" office:value-type="string" office:string-value="SzpD6" calcext:value-type="string">
            <text:p>SzpD6</text:p>
          </table:table-cell>
          <table:table-cell/>
          <table:table-cell office:value-type="string" calcext:value-type="string">
            <text:p>MacM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cM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MID([.B237];1;3)" office:value-type="string" office:string-value="Mad" calcext:value-type="string">
            <text:p>Mad</text:p>
          </table:table-cell>
          <table:table-cell table:formula="of:=MID([.C237];1;1)" office:value-type="string" office:string-value="L" calcext:value-type="string">
            <text:p>L</text:p>
          </table:table-cell>
          <table:table-cell table:formula="of:=MID([.A237];11;1)" office:value-type="string" office:string-value="1" calcext:value-type="string">
            <text:p>1</text:p>
          </table:table-cell>
          <table:table-cell table:formula="of:=CONCATENATE([.D237];[.E237];[.F237])" office:value-type="string" office:string-value="MadL1" calcext:value-type="string">
            <text:p>MadL1</text:p>
          </table:table-cell>
          <table:table-cell/>
          <table:table-cell office:value-type="string" calcext:value-type="string">
            <text:p>MadL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dL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MID([.B238];1;3)" office:value-type="string" office:string-value="Sym" calcext:value-type="string">
            <text:p>Sym</text:p>
          </table:table-cell>
          <table:table-cell table:formula="of:=MID([.C238];1;1)" office:value-type="string" office:string-value="E" calcext:value-type="string">
            <text:p>E</text:p>
          </table:table-cell>
          <table:table-cell table:formula="of:=MID([.A238];11;1)" office:value-type="string" office:string-value="6" calcext:value-type="string">
            <text:p>6</text:p>
          </table:table-cell>
          <table:table-cell table:formula="of:=CONCATENATE([.D238];[.E238];[.F238])" office:value-type="string" office:string-value="SymE6" calcext:value-type="string">
            <text:p>SymE6</text:p>
          </table:table-cell>
          <table:table-cell/>
          <table:table-cell office:value-type="string" calcext:value-type="string">
            <text:p>MagM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gM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MID([.B239];1;3)" office:value-type="string" office:string-value="Cie" calcext:value-type="string">
            <text:p>Cie</text:p>
          </table:table-cell>
          <table:table-cell table:formula="of:=MID([.C239];1;1)" office:value-type="string" office:string-value="S" calcext:value-type="string">
            <text:p>S</text:p>
          </table:table-cell>
          <table:table-cell table:formula="of:=MID([.A239];11;1)" office:value-type="string" office:string-value="9" calcext:value-type="string">
            <text:p>9</text:p>
          </table:table-cell>
          <table:table-cell table:formula="of:=CONCATENATE([.D239];[.E239];[.F239])" office:value-type="string" office:string-value="CieS9" calcext:value-type="string">
            <text:p>CieS9</text:p>
          </table:table-cell>
          <table:table-cell/>
          <table:table-cell office:value-type="string" calcext:value-type="string">
            <text:p>MajL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jL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MID([.B240];1;3)" office:value-type="string" office:string-value="Paw" calcext:value-type="string">
            <text:p>Paw</text:p>
          </table:table-cell>
          <table:table-cell table:formula="of:=MID([.C240];1;1)" office:value-type="string" office:string-value="J" calcext:value-type="string">
            <text:p>J</text:p>
          </table:table-cell>
          <table:table-cell table:formula="of:=MID([.A240];11;1)" office:value-type="string" office:string-value="4" calcext:value-type="string">
            <text:p>4</text:p>
          </table:table-cell>
          <table:table-cell table:formula="of:=CONCATENATE([.D240];[.E240];[.F240])" office:value-type="string" office:string-value="PawJ4" calcext:value-type="string">
            <text:p>PawJ4</text:p>
          </table:table-cell>
          <table:table-cell/>
          <table:table-cell office:value-type="string" calcext:value-type="string">
            <text:p>MajL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jL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MID([.B241];1;3)" office:value-type="string" office:string-value="Szn" calcext:value-type="string">
            <text:p>Szn</text:p>
          </table:table-cell>
          <table:table-cell table:formula="of:=MID([.C241];1;1)" office:value-type="string" office:string-value="D" calcext:value-type="string">
            <text:p>D</text:p>
          </table:table-cell>
          <table:table-cell table:formula="of:=MID([.A241];11;1)" office:value-type="string" office:string-value="1" calcext:value-type="string">
            <text:p>1</text:p>
          </table:table-cell>
          <table:table-cell table:formula="of:=CONCATENATE([.D241];[.E241];[.F241])" office:value-type="string" office:string-value="SznD1" calcext:value-type="string">
            <text:p>SznD1</text:p>
          </table:table-cell>
          <table:table-cell/>
          <table:table-cell office:value-type="string" calcext:value-type="string">
            <text:p>Maj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j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MID([.B242];1;3)" office:value-type="string" office:string-value="Chm" calcext:value-type="string">
            <text:p>Chm</text:p>
          </table:table-cell>
          <table:table-cell table:formula="of:=MID([.C242];1;1)" office:value-type="string" office:string-value="J" calcext:value-type="string">
            <text:p>J</text:p>
          </table:table-cell>
          <table:table-cell table:formula="of:=MID([.A242];11;1)" office:value-type="string" office:string-value="9" calcext:value-type="string">
            <text:p>9</text:p>
          </table:table-cell>
          <table:table-cell table:formula="of:=CONCATENATE([.D242];[.E242];[.F242])" office:value-type="string" office:string-value="ChmJ9" calcext:value-type="string">
            <text:p>ChmJ9</text:p>
          </table:table-cell>
          <table:table-cell/>
          <table:table-cell office:value-type="string" calcext:value-type="string">
            <text:p>MakL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kL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MID([.B243];1;3)" office:value-type="string" office:string-value="Rys" calcext:value-type="string">
            <text:p>Rys</text:p>
          </table:table-cell>
          <table:table-cell table:formula="of:=MID([.C243];1;1)" office:value-type="string" office:string-value="I" calcext:value-type="string">
            <text:p>I</text:p>
          </table:table-cell>
          <table:table-cell table:formula="of:=MID([.A243];11;1)" office:value-type="string" office:string-value="0" calcext:value-type="string">
            <text:p>0</text:p>
          </table:table-cell>
          <table:table-cell table:formula="of:=CONCATENATE([.D243];[.E243];[.F243])" office:value-type="string" office:string-value="RysI0" calcext:value-type="string">
            <text:p>RysI0</text:p>
          </table:table-cell>
          <table:table-cell/>
          <table:table-cell office:value-type="string" calcext:value-type="string">
            <text:p>MalL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L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MID([.B244];1;3)" office:value-type="string" office:string-value="Szu" calcext:value-type="string">
            <text:p>Szu</text:p>
          </table:table-cell>
          <table:table-cell table:formula="of:=MID([.C244];1;1)" office:value-type="string" office:string-value="D" calcext:value-type="string">
            <text:p>D</text:p>
          </table:table-cell>
          <table:table-cell table:formula="of:=MID([.A244];11;1)" office:value-type="string" office:string-value="8" calcext:value-type="string">
            <text:p>8</text:p>
          </table:table-cell>
          <table:table-cell table:formula="of:=CONCATENATE([.D244];[.E244];[.F244])" office:value-type="string" office:string-value="SzuD8" calcext:value-type="string">
            <text:p>SzuD8</text:p>
          </table:table-cell>
          <table:table-cell/>
          <table:table-cell office:value-type="string" calcext:value-type="string">
            <text:p>MarK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K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MID([.B245];1;3)" office:value-type="string" office:string-value="Kro" calcext:value-type="string">
            <text:p>Kro</text:p>
          </table:table-cell>
          <table:table-cell table:formula="of:=MID([.C245];1;1)" office:value-type="string" office:string-value="M" calcext:value-type="string">
            <text:p>M</text:p>
          </table:table-cell>
          <table:table-cell table:formula="of:=MID([.A245];11;1)" office:value-type="string" office:string-value="1" calcext:value-type="string">
            <text:p>1</text:p>
          </table:table-cell>
          <table:table-cell table:formula="of:=CONCATENATE([.D245];[.E245];[.F245])" office:value-type="string" office:string-value="KroM1" calcext:value-type="string">
            <text:p>KroM1</text:p>
          </table:table-cell>
          <table:table-cell/>
          <table:table-cell office:value-type="string" calcext:value-type="string">
            <text:p>MarL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MarL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MID([.B246];1;3)" office:value-type="string" office:string-value="Har" calcext:value-type="string">
            <text:p>Har</text:p>
          </table:table-cell>
          <table:table-cell table:formula="of:=MID([.C246];1;1)" office:value-type="string" office:string-value="N" calcext:value-type="string">
            <text:p>N</text:p>
          </table:table-cell>
          <table:table-cell table:formula="of:=MID([.A246];11;1)" office:value-type="string" office:string-value="1" calcext:value-type="string">
            <text:p>1</text:p>
          </table:table-cell>
          <table:table-cell table:formula="of:=CONCATENATE([.D246];[.E246];[.F246])" office:value-type="string" office:string-value="HarN1" calcext:value-type="string">
            <text:p>HarN1</text:p>
          </table:table-cell>
          <table:table-cell/>
          <table:table-cell office:value-type="string" calcext:value-type="string">
            <text:p>MarL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L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MID([.B247];1;3)" office:value-type="string" office:string-value="Kos" calcext:value-type="string">
            <text:p>Kos</text:p>
          </table:table-cell>
          <table:table-cell table:formula="of:=MID([.C247];1;1)" office:value-type="string" office:string-value="M" calcext:value-type="string">
            <text:p>M</text:p>
          </table:table-cell>
          <table:table-cell table:formula="of:=MID([.A247];11;1)" office:value-type="string" office:string-value="5" calcext:value-type="string">
            <text:p>5</text:p>
          </table:table-cell>
          <table:table-cell table:formula="of:=CONCATENATE([.D247];[.E247];[.F247])" office:value-type="string" office:string-value="KosM5" calcext:value-type="string">
            <text:p>KosM5</text:p>
          </table:table-cell>
          <table:table-cell/>
          <table:table-cell office:value-type="string" calcext:value-type="string">
            <text:p>MarL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L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MID([.B248];1;3)" office:value-type="string" office:string-value="Chm" calcext:value-type="string">
            <text:p>Chm</text:p>
          </table:table-cell>
          <table:table-cell table:formula="of:=MID([.C248];1;1)" office:value-type="string" office:string-value="W" calcext:value-type="string">
            <text:p>W</text:p>
          </table:table-cell>
          <table:table-cell table:formula="of:=MID([.A248];11;1)" office:value-type="string" office:string-value="5" calcext:value-type="string">
            <text:p>5</text:p>
          </table:table-cell>
          <table:table-cell table:formula="of:=CONCATENATE([.D248];[.E248];[.F248])" office:value-type="string" office:string-value="ChmW5" calcext:value-type="string">
            <text:p>ChmW5</text:p>
          </table:table-cell>
          <table:table-cell/>
          <table:table-cell office:value-type="string" calcext:value-type="string">
            <text:p>MarL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L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MID([.B249];1;3)" office:value-type="string" office:string-value="Ser" calcext:value-type="string">
            <text:p>Ser</text:p>
          </table:table-cell>
          <table:table-cell table:formula="of:=MID([.C249];1;1)" office:value-type="string" office:string-value="J" calcext:value-type="string">
            <text:p>J</text:p>
          </table:table-cell>
          <table:table-cell table:formula="of:=MID([.A249];11;1)" office:value-type="string" office:string-value="4" calcext:value-type="string">
            <text:p>4</text:p>
          </table:table-cell>
          <table:table-cell table:formula="of:=CONCATENATE([.D249];[.E249];[.F249])" office:value-type="string" office:string-value="SerJ4" calcext:value-type="string">
            <text:p>SerJ4</text:p>
          </table:table-cell>
          <table:table-cell/>
          <table:table-cell office:value-type="string" calcext:value-type="string">
            <text:p>MarM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M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MID([.B250];1;3)" office:value-type="string" office:string-value="Afe" calcext:value-type="string">
            <text:p>Afe</text:p>
          </table:table-cell>
          <table:table-cell table:formula="of:=MID([.C250];1;1)" office:value-type="string" office:string-value="W" calcext:value-type="string">
            <text:p>W</text:p>
          </table:table-cell>
          <table:table-cell table:formula="of:=MID([.A250];11;1)" office:value-type="string" office:string-value="2" calcext:value-type="string">
            <text:p>2</text:p>
          </table:table-cell>
          <table:table-cell table:formula="of:=CONCATENATE([.D250];[.E250];[.F250])" office:value-type="string" office:string-value="AfeW2" calcext:value-type="string">
            <text:p>AfeW2</text:p>
          </table:table-cell>
          <table:table-cell/>
          <table:table-cell office:value-type="string" calcext:value-type="string">
            <text:p>MauL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L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MID([.B251];1;3)" office:value-type="string" office:string-value="Jak" calcext:value-type="string">
            <text:p>Jak</text:p>
          </table:table-cell>
          <table:table-cell table:formula="of:=MID([.C251];1;1)" office:value-type="string" office:string-value="N" calcext:value-type="string">
            <text:p>N</text:p>
          </table:table-cell>
          <table:table-cell table:formula="of:=MID([.A251];11;1)" office:value-type="string" office:string-value="4" calcext:value-type="string">
            <text:p>4</text:p>
          </table:table-cell>
          <table:table-cell table:formula="of:=CONCATENATE([.D251];[.E251];[.F251])" office:value-type="string" office:string-value="JakN4" calcext:value-type="string">
            <text:p>JakN4</text:p>
          </table:table-cell>
          <table:table-cell/>
          <table:table-cell office:value-type="string" calcext:value-type="string">
            <text:p>MazK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zK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MID([.B252];1;3)" office:value-type="string" office:string-value="Lew" calcext:value-type="string">
            <text:p>Lew</text:p>
          </table:table-cell>
          <table:table-cell table:formula="of:=MID([.C252];1;1)" office:value-type="string" office:string-value="O" calcext:value-type="string">
            <text:p>O</text:p>
          </table:table-cell>
          <table:table-cell table:formula="of:=MID([.A252];11;1)" office:value-type="string" office:string-value="3" calcext:value-type="string">
            <text:p>3</text:p>
          </table:table-cell>
          <table:table-cell table:formula="of:=CONCATENATE([.D252];[.E252];[.F252])" office:value-type="string" office:string-value="LewO3" calcext:value-type="string">
            <text:p>LewO3</text:p>
          </table:table-cell>
          <table:table-cell/>
          <table:table-cell office:value-type="string" calcext:value-type="string">
            <text:p>MazL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zL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MID([.B253];1;3)" office:value-type="string" office:string-value="Der" calcext:value-type="string">
            <text:p>Der</text:p>
          </table:table-cell>
          <table:table-cell table:formula="of:=MID([.C253];1;1)" office:value-type="string" office:string-value="W" calcext:value-type="string">
            <text:p>W</text:p>
          </table:table-cell>
          <table:table-cell table:formula="of:=MID([.A253];11;1)" office:value-type="string" office:string-value="4" calcext:value-type="string">
            <text:p>4</text:p>
          </table:table-cell>
          <table:table-cell table:formula="of:=CONCATENATE([.D253];[.E253];[.F253])" office:value-type="string" office:string-value="DerW4" calcext:value-type="string">
            <text:p>DerW4</text:p>
          </table:table-cell>
          <table:table-cell/>
          <table:table-cell office:value-type="string" calcext:value-type="string">
            <text:p>MenK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K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MID([.B254];1;3)" office:value-type="string" office:string-value="Muc" calcext:value-type="string">
            <text:p>Muc</text:p>
          </table:table-cell>
          <table:table-cell table:formula="of:=MID([.C254];1;1)" office:value-type="string" office:string-value="L" calcext:value-type="string">
            <text:p>L</text:p>
          </table:table-cell>
          <table:table-cell table:formula="of:=MID([.A254];11;1)" office:value-type="string" office:string-value="8" calcext:value-type="string">
            <text:p>8</text:p>
          </table:table-cell>
          <table:table-cell table:formula="of:=CONCATENATE([.D254];[.E254];[.F254])" office:value-type="string" office:string-value="MucL8" calcext:value-type="string">
            <text:p>MucL8</text:p>
          </table:table-cell>
          <table:table-cell/>
          <table:table-cell office:value-type="string" calcext:value-type="string">
            <text:p>MezL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zL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MID([.B255];1;3)" office:value-type="string" office:string-value="Szy" calcext:value-type="string">
            <text:p>Szy</text:p>
          </table:table-cell>
          <table:table-cell table:formula="of:=MID([.C255];1;1)" office:value-type="string" office:string-value="A" calcext:value-type="string">
            <text:p>A</text:p>
          </table:table-cell>
          <table:table-cell table:formula="of:=MID([.A255];11;1)" office:value-type="string" office:string-value="4" calcext:value-type="string">
            <text:p>4</text:p>
          </table:table-cell>
          <table:table-cell table:formula="of:=CONCATENATE([.D255];[.E255];[.F255])" office:value-type="string" office:string-value="SzyA4" calcext:value-type="string">
            <text:p>SzyA4</text:p>
          </table:table-cell>
          <table:table-cell/>
          <table:table-cell office:value-type="string" calcext:value-type="string">
            <text:p>MicK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MicK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MID([.B256];1;3)" office:value-type="string" office:string-value="Jan" calcext:value-type="string">
            <text:p>Jan</text:p>
          </table:table-cell>
          <table:table-cell table:formula="of:=MID([.C256];1;1)" office:value-type="string" office:string-value="N" calcext:value-type="string">
            <text:p>N</text:p>
          </table:table-cell>
          <table:table-cell table:formula="of:=MID([.A256];11;1)" office:value-type="string" office:string-value="6" calcext:value-type="string">
            <text:p>6</text:p>
          </table:table-cell>
          <table:table-cell table:formula="of:=CONCATENATE([.D256];[.E256];[.F256])" office:value-type="string" office:string-value="JanN6" calcext:value-type="string">
            <text:p>JanN6</text:p>
          </table:table-cell>
          <table:table-cell/>
          <table:table-cell office:value-type="string" calcext:value-type="string">
            <text:p>MicK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K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MID([.B257];1;3)" office:value-type="string" office:string-value="Dom" calcext:value-type="string">
            <text:p>Dom</text:p>
          </table:table-cell>
          <table:table-cell table:formula="of:=MID([.C257];1;1)" office:value-type="string" office:string-value="S" calcext:value-type="string">
            <text:p>S</text:p>
          </table:table-cell>
          <table:table-cell table:formula="of:=MID([.A257];11;1)" office:value-type="string" office:string-value="9" calcext:value-type="string">
            <text:p>9</text:p>
          </table:table-cell>
          <table:table-cell table:formula="of:=CONCATENATE([.D257];[.E257];[.F257])" office:value-type="string" office:string-value="DomS9" calcext:value-type="string">
            <text:p>DomS9</text:p>
          </table:table-cell>
          <table:table-cell/>
          <table:table-cell office:value-type="string" calcext:value-type="string">
            <text:p>MicL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L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MID([.B258];1;3)" office:value-type="string" office:string-value="Wie" calcext:value-type="string">
            <text:p>Wie</text:p>
          </table:table-cell>
          <table:table-cell table:formula="of:=MID([.C258];1;1)" office:value-type="string" office:string-value="A" calcext:value-type="string">
            <text:p>A</text:p>
          </table:table-cell>
          <table:table-cell table:formula="of:=MID([.A258];11;1)" office:value-type="string" office:string-value="3" calcext:value-type="string">
            <text:p>3</text:p>
          </table:table-cell>
          <table:table-cell table:formula="of:=CONCATENATE([.D258];[.E258];[.F258])" office:value-type="string" office:string-value="WieA3" calcext:value-type="string">
            <text:p>WieA3</text:p>
          </table:table-cell>
          <table:table-cell/>
          <table:table-cell office:value-type="string" calcext:value-type="string">
            <text:p>MieK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eK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MID([.B259];1;3)" office:value-type="string" office:string-value="Mar" calcext:value-type="string">
            <text:p>Mar</text:p>
          </table:table-cell>
          <table:table-cell table:formula="of:=MID([.C259];1;1)" office:value-type="string" office:string-value="L" calcext:value-type="string">
            <text:p>L</text:p>
          </table:table-cell>
          <table:table-cell table:formula="of:=MID([.A259];11;1)" office:value-type="string" office:string-value="9" calcext:value-type="string">
            <text:p>9</text:p>
          </table:table-cell>
          <table:table-cell table:formula="of:=CONCATENATE([.D259];[.E259];[.F259])" office:value-type="string" office:string-value="MarL9" calcext:value-type="string">
            <text:p>MarL9</text:p>
          </table:table-cell>
          <table:table-cell/>
          <table:table-cell office:value-type="string" calcext:value-type="string">
            <text:p>MieK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eK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MID([.B260];1;3)" office:value-type="string" office:string-value="Mic" calcext:value-type="string">
            <text:p>Mic</text:p>
          </table:table-cell>
          <table:table-cell table:formula="of:=MID([.C260];1;1)" office:value-type="string" office:string-value="K" calcext:value-type="string">
            <text:p>K</text:p>
          </table:table-cell>
          <table:table-cell table:formula="of:=MID([.A260];11;1)" office:value-type="string" office:string-value="2" calcext:value-type="string">
            <text:p>2</text:p>
          </table:table-cell>
          <table:table-cell table:formula="of:=CONCATENATE([.D260];[.E260];[.F260])" office:value-type="string" office:string-value="MicK2" calcext:value-type="string">
            <text:p>MicK2</text:p>
          </table:table-cell>
          <table:table-cell/>
          <table:table-cell office:value-type="string" calcext:value-type="string">
            <text:p>MieL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eL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MID([.B261];1;3)" office:value-type="string" office:string-value="Cza" calcext:value-type="string">
            <text:p>Cza</text:p>
          </table:table-cell>
          <table:table-cell table:formula="of:=MID([.C261];1;1)" office:value-type="string" office:string-value="W" calcext:value-type="string">
            <text:p>W</text:p>
          </table:table-cell>
          <table:table-cell table:formula="of:=MID([.A261];11;1)" office:value-type="string" office:string-value="3" calcext:value-type="string">
            <text:p>3</text:p>
          </table:table-cell>
          <table:table-cell table:formula="of:=CONCATENATE([.D261];[.E261];[.F261])" office:value-type="string" office:string-value="CzaW3" calcext:value-type="string">
            <text:p>CzaW3</text:p>
          </table:table-cell>
          <table:table-cell/>
          <table:table-cell office:value-type="string" calcext:value-type="string">
            <text:p>MieL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eL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MID([.B262];1;3)" office:value-type="string" office:string-value="Tom" calcext:value-type="string">
            <text:p>Tom</text:p>
          </table:table-cell>
          <table:table-cell table:formula="of:=MID([.C262];1;1)" office:value-type="string" office:string-value="A" calcext:value-type="string">
            <text:p>A</text:p>
          </table:table-cell>
          <table:table-cell table:formula="of:=MID([.A262];11;1)" office:value-type="string" office:string-value="8" calcext:value-type="string">
            <text:p>8</text:p>
          </table:table-cell>
          <table:table-cell table:formula="of:=CONCATENATE([.D262];[.E262];[.F262])" office:value-type="string" office:string-value="TomA8" calcext:value-type="string">
            <text:p>TomA8</text:p>
          </table:table-cell>
          <table:table-cell/>
          <table:table-cell office:value-type="string" calcext:value-type="string">
            <text:p>MisL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L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MID([.B263];1;3)" office:value-type="string" office:string-value="Paw" calcext:value-type="string">
            <text:p>Paw</text:p>
          </table:table-cell>
          <table:table-cell table:formula="of:=MID([.C263];1;1)" office:value-type="string" office:string-value="K" calcext:value-type="string">
            <text:p>K</text:p>
          </table:table-cell>
          <table:table-cell table:formula="of:=MID([.A263];11;1)" office:value-type="string" office:string-value="5" calcext:value-type="string">
            <text:p>5</text:p>
          </table:table-cell>
          <table:table-cell table:formula="of:=CONCATENATE([.D263];[.E263];[.F263])" office:value-type="string" office:string-value="PawK5" calcext:value-type="string">
            <text:p>PawK5</text:p>
          </table:table-cell>
          <table:table-cell/>
          <table:table-cell office:value-type="string" calcext:value-type="string">
            <text:p>MloL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loL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MID([.B264];1;3)" office:value-type="string" office:string-value="Szw" calcext:value-type="string">
            <text:p>Szw</text:p>
          </table:table-cell>
          <table:table-cell table:formula="of:=MID([.C264];1;1)" office:value-type="string" office:string-value="D" calcext:value-type="string">
            <text:p>D</text:p>
          </table:table-cell>
          <table:table-cell table:formula="of:=MID([.A264];11;1)" office:value-type="string" office:string-value="8" calcext:value-type="string">
            <text:p>8</text:p>
          </table:table-cell>
          <table:table-cell table:formula="of:=CONCATENATE([.D264];[.E264];[.F264])" office:value-type="string" office:string-value="SzwD8" calcext:value-type="string">
            <text:p>SzwD8</text:p>
          </table:table-cell>
          <table:table-cell/>
          <table:table-cell office:value-type="string" calcext:value-type="string">
            <text:p>ModK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K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MID([.B265];1;3)" office:value-type="string" office:string-value="Zaw" calcext:value-type="string">
            <text:p>Zaw</text:p>
          </table:table-cell>
          <table:table-cell table:formula="of:=MID([.C265];1;1)" office:value-type="string" office:string-value="A" calcext:value-type="string">
            <text:p>A</text:p>
          </table:table-cell>
          <table:table-cell table:formula="of:=MID([.A265];11;1)" office:value-type="string" office:string-value="9" calcext:value-type="string">
            <text:p>9</text:p>
          </table:table-cell>
          <table:table-cell table:formula="of:=CONCATENATE([.D265];[.E265];[.F265])" office:value-type="string" office:string-value="ZawA9" calcext:value-type="string">
            <text:p>ZawA9</text:p>
          </table:table-cell>
          <table:table-cell/>
          <table:table-cell office:value-type="string" calcext:value-type="string">
            <text:p>MroL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roL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MID([.B266];1;3)" office:value-type="string" office:string-value="Wie" calcext:value-type="string">
            <text:p>Wie</text:p>
          </table:table-cell>
          <table:table-cell table:formula="of:=MID([.C266];1;1)" office:value-type="string" office:string-value="A" calcext:value-type="string">
            <text:p>A</text:p>
          </table:table-cell>
          <table:table-cell table:formula="of:=MID([.A266];11;1)" office:value-type="string" office:string-value="3" calcext:value-type="string">
            <text:p>3</text:p>
          </table:table-cell>
          <table:table-cell table:formula="of:=CONCATENATE([.D266];[.E266];[.F266])" office:value-type="string" office:string-value="WieA3" calcext:value-type="string">
            <text:p>WieA3</text:p>
          </table:table-cell>
          <table:table-cell/>
          <table:table-cell office:value-type="string" calcext:value-type="string">
            <text:p>MroL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roL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MID([.B267];1;3)" office:value-type="string" office:string-value="Kie" calcext:value-type="string">
            <text:p>Kie</text:p>
          </table:table-cell>
          <table:table-cell table:formula="of:=MID([.C267];1;1)" office:value-type="string" office:string-value="M" calcext:value-type="string">
            <text:p>M</text:p>
          </table:table-cell>
          <table:table-cell table:formula="of:=MID([.A267];11;1)" office:value-type="string" office:string-value="2" calcext:value-type="string">
            <text:p>2</text:p>
          </table:table-cell>
          <table:table-cell table:formula="of:=CONCATENATE([.D267];[.E267];[.F267])" office:value-type="string" office:string-value="KieM2" calcext:value-type="string">
            <text:p>KieM2</text:p>
          </table:table-cell>
          <table:table-cell/>
          <table:table-cell office:value-type="string" calcext:value-type="string">
            <text:p>MucL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cL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MID([.B268];1;3)" office:value-type="string" office:string-value="Ste" calcext:value-type="string">
            <text:p>Ste</text:p>
          </table:table-cell>
          <table:table-cell table:formula="of:=MID([.C268];1;1)" office:value-type="string" office:string-value="H" calcext:value-type="string">
            <text:p>H</text:p>
          </table:table-cell>
          <table:table-cell table:formula="of:=MID([.A268];11;1)" office:value-type="string" office:string-value="4" calcext:value-type="string">
            <text:p>4</text:p>
          </table:table-cell>
          <table:table-cell table:formula="of:=CONCATENATE([.D268];[.E268];[.F268])" office:value-type="string" office:string-value="SteH4" calcext:value-type="string">
            <text:p>SteH4</text:p>
          </table:table-cell>
          <table:table-cell/>
          <table:table-cell office:value-type="string" calcext:value-type="string">
            <text:p>MurL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rL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MID([.B269];1;3)" office:value-type="string" office:string-value="For" calcext:value-type="string">
            <text:p>For</text:p>
          </table:table-cell>
          <table:table-cell table:formula="of:=MID([.C269];1;1)" office:value-type="string" office:string-value="R" calcext:value-type="string">
            <text:p>R</text:p>
          </table:table-cell>
          <table:table-cell table:formula="of:=MID([.A269];11;1)" office:value-type="string" office:string-value="0" calcext:value-type="string">
            <text:p>0</text:p>
          </table:table-cell>
          <table:table-cell table:formula="of:=CONCATENATE([.D269];[.E269];[.F269])" office:value-type="string" office:string-value="ForR0" calcext:value-type="string">
            <text:p>ForR0</text:p>
          </table:table-cell>
          <table:table-cell/>
          <table:table-cell office:value-type="string" calcext:value-type="string">
            <text:p>MuzK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zK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MID([.B270];1;3)" office:value-type="string" office:string-value="Kar" calcext:value-type="string">
            <text:p>Kar</text:p>
          </table:table-cell>
          <table:table-cell table:formula="of:=MID([.C270];1;1)" office:value-type="string" office:string-value="M" calcext:value-type="string">
            <text:p>M</text:p>
          </table:table-cell>
          <table:table-cell table:formula="of:=MID([.A270];11;1)" office:value-type="string" office:string-value="4" calcext:value-type="string">
            <text:p>4</text:p>
          </table:table-cell>
          <table:table-cell table:formula="of:=CONCATENATE([.D270];[.E270];[.F270])" office:value-type="string" office:string-value="KarM4" calcext:value-type="string">
            <text:p>KarM4</text:p>
          </table:table-cell>
          <table:table-cell/>
          <table:table-cell office:value-type="string" calcext:value-type="string">
            <text:p>MysK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ysK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MID([.B271];1;3)" office:value-type="string" office:string-value="Lup" calcext:value-type="string">
            <text:p>Lup</text:p>
          </table:table-cell>
          <table:table-cell table:formula="of:=MID([.C271];1;1)" office:value-type="string" office:string-value="M" calcext:value-type="string">
            <text:p>M</text:p>
          </table:table-cell>
          <table:table-cell table:formula="of:=MID([.A271];11;1)" office:value-type="string" office:string-value="7" calcext:value-type="string">
            <text:p>7</text:p>
          </table:table-cell>
          <table:table-cell table:formula="of:=CONCATENATE([.D271];[.E271];[.F271])" office:value-type="string" office:string-value="LupM7" calcext:value-type="string">
            <text:p>LupM7</text:p>
          </table:table-cell>
          <table:table-cell/>
          <table:table-cell office:value-type="string" calcext:value-type="string">
            <text:p>NagK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gK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MID([.B272];1;3)" office:value-type="string" office:string-value="Pen" calcext:value-type="string">
            <text:p>Pen</text:p>
          </table:table-cell>
          <table:table-cell table:formula="of:=MID([.C272];1;1)" office:value-type="string" office:string-value="J" calcext:value-type="string">
            <text:p>J</text:p>
          </table:table-cell>
          <table:table-cell table:formula="of:=MID([.A272];11;1)" office:value-type="string" office:string-value="7" calcext:value-type="string">
            <text:p>7</text:p>
          </table:table-cell>
          <table:table-cell table:formula="of:=CONCATENATE([.D272];[.E272];[.F272])" office:value-type="string" office:string-value="PenJ7" calcext:value-type="string">
            <text:p>PenJ7</text:p>
          </table:table-cell>
          <table:table-cell/>
          <table:table-cell office:value-type="string" calcext:value-type="string">
            <text:p>NieK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eK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MID([.B273];1;3)" office:value-type="string" office:string-value="Woj" calcext:value-type="string">
            <text:p>Woj</text:p>
          </table:table-cell>
          <table:table-cell table:formula="of:=MID([.C273];1;1)" office:value-type="string" office:string-value="A" calcext:value-type="string">
            <text:p>A</text:p>
          </table:table-cell>
          <table:table-cell table:formula="of:=MID([.A273];11;1)" office:value-type="string" office:string-value="8" calcext:value-type="string">
            <text:p>8</text:p>
          </table:table-cell>
          <table:table-cell table:formula="of:=CONCATENATE([.D273];[.E273];[.F273])" office:value-type="string" office:string-value="WojA8" calcext:value-type="string">
            <text:p>WojA8</text:p>
          </table:table-cell>
          <table:table-cell/>
          <table:table-cell office:value-type="string" calcext:value-type="string">
            <text:p>NieK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eK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MID([.B274];1;3)" office:value-type="string" office:string-value="Cza" calcext:value-type="string">
            <text:p>Cza</text:p>
          </table:table-cell>
          <table:table-cell table:formula="of:=MID([.C274];1;1)" office:value-type="string" office:string-value="K" calcext:value-type="string">
            <text:p>K</text:p>
          </table:table-cell>
          <table:table-cell table:formula="of:=MID([.A274];11;1)" office:value-type="string" office:string-value="3" calcext:value-type="string">
            <text:p>3</text:p>
          </table:table-cell>
          <table:table-cell table:formula="of:=CONCATENATE([.D274];[.E274];[.F274])" office:value-type="string" office:string-value="CzaK3" calcext:value-type="string">
            <text:p>CzaK3</text:p>
          </table:table-cell>
          <table:table-cell/>
          <table:table-cell office:value-type="string" calcext:value-type="string">
            <text:p>NikK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kK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MID([.B275];1;3)" office:value-type="string" office:string-value="Zac" calcext:value-type="string">
            <text:p>Zac</text:p>
          </table:table-cell>
          <table:table-cell table:formula="of:=MID([.C275];1;1)" office:value-type="string" office:string-value="A" calcext:value-type="string">
            <text:p>A</text:p>
          </table:table-cell>
          <table:table-cell table:formula="of:=MID([.A275];11;1)" office:value-type="string" office:string-value="7" calcext:value-type="string">
            <text:p>7</text:p>
          </table:table-cell>
          <table:table-cell table:formula="of:=CONCATENATE([.D275];[.E275];[.F275])" office:value-type="string" office:string-value="ZacA7" calcext:value-type="string">
            <text:p>ZacA7</text:p>
          </table:table-cell>
          <table:table-cell/>
          <table:table-cell office:value-type="string" calcext:value-type="string">
            <text:p>NowK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wK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MID([.B276];1;3)" office:value-type="string" office:string-value="Bil" calcext:value-type="string">
            <text:p>Bil</text:p>
          </table:table-cell>
          <table:table-cell table:formula="of:=MID([.C276];1;1)" office:value-type="string" office:string-value="T" calcext:value-type="string">
            <text:p>T</text:p>
          </table:table-cell>
          <table:table-cell table:formula="of:=MID([.A276];11;1)" office:value-type="string" office:string-value="7" calcext:value-type="string">
            <text:p>7</text:p>
          </table:table-cell>
          <table:table-cell table:formula="of:=CONCATENATE([.D276];[.E276];[.F276])" office:value-type="string" office:string-value="BilT7" calcext:value-type="string">
            <text:p>BilT7</text:p>
          </table:table-cell>
          <table:table-cell/>
          <table:table-cell office:value-type="string" calcext:value-type="string">
            <text:p>NowK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wK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MID([.B277];1;3)" office:value-type="string" office:string-value="Gor" calcext:value-type="string">
            <text:p>Gor</text:p>
          </table:table-cell>
          <table:table-cell table:formula="of:=MID([.C277];1;1)" office:value-type="string" office:string-value="O" calcext:value-type="string">
            <text:p>O</text:p>
          </table:table-cell>
          <table:table-cell table:formula="of:=MID([.A277];11;1)" office:value-type="string" office:string-value="5" calcext:value-type="string">
            <text:p>5</text:p>
          </table:table-cell>
          <table:table-cell table:formula="of:=CONCATENATE([.D277];[.E277];[.F277])" office:value-type="string" office:string-value="GorO5" calcext:value-type="string">
            <text:p>GorO5</text:p>
          </table:table-cell>
          <table:table-cell/>
          <table:table-cell office:value-type="string" calcext:value-type="string">
            <text:p>NowL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wL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MID([.B278];1;3)" office:value-type="string" office:string-value="Bud" calcext:value-type="string">
            <text:p>Bud</text:p>
          </table:table-cell>
          <table:table-cell table:formula="of:=MID([.C278];1;1)" office:value-type="string" office:string-value="M" calcext:value-type="string">
            <text:p>M</text:p>
          </table:table-cell>
          <table:table-cell table:formula="of:=MID([.A278];11;1)" office:value-type="string" office:string-value="6" calcext:value-type="string">
            <text:p>6</text:p>
          </table:table-cell>
          <table:table-cell table:formula="of:=CONCATENATE([.D278];[.E278];[.F278])" office:value-type="string" office:string-value="BudM6" calcext:value-type="string">
            <text:p>BudM6</text:p>
          </table:table-cell>
          <table:table-cell/>
          <table:table-cell office:value-type="string" calcext:value-type="string">
            <text:p>ObaK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aK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MID([.B279];1;3)" office:value-type="string" office:string-value="Dul" calcext:value-type="string">
            <text:p>Dul</text:p>
          </table:table-cell>
          <table:table-cell table:formula="of:=MID([.C279];1;1)" office:value-type="string" office:string-value="P" calcext:value-type="string">
            <text:p>P</text:p>
          </table:table-cell>
          <table:table-cell table:formula="of:=MID([.A279];11;1)" office:value-type="string" office:string-value="6" calcext:value-type="string">
            <text:p>6</text:p>
          </table:table-cell>
          <table:table-cell table:formula="of:=CONCATENATE([.D279];[.E279];[.F279])" office:value-type="string" office:string-value="DulP6" calcext:value-type="string">
            <text:p>DulP6</text:p>
          </table:table-cell>
          <table:table-cell/>
          <table:table-cell office:value-type="string" calcext:value-type="string">
            <text:p>OgrK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grK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MID([.B280];1;3)" office:value-type="string" office:string-value="Kac" calcext:value-type="string">
            <text:p>Kac</text:p>
          </table:table-cell>
          <table:table-cell table:formula="of:=MID([.C280];1;1)" office:value-type="string" office:string-value="M" calcext:value-type="string">
            <text:p>M</text:p>
          </table:table-cell>
          <table:table-cell table:formula="of:=MID([.A280];11;1)" office:value-type="string" office:string-value="2" calcext:value-type="string">
            <text:p>2</text:p>
          </table:table-cell>
          <table:table-cell table:formula="of:=CONCATENATE([.D280];[.E280];[.F280])" office:value-type="string" office:string-value="KacM2" calcext:value-type="string">
            <text:p>KacM2</text:p>
          </table:table-cell>
          <table:table-cell/>
          <table:table-cell office:value-type="string" calcext:value-type="string">
            <text:p>OklK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klK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MID([.B281];1;3)" office:value-type="string" office:string-value="Ols" calcext:value-type="string">
            <text:p>Ols</text:p>
          </table:table-cell>
          <table:table-cell table:formula="of:=MID([.C281];1;1)" office:value-type="string" office:string-value="K" calcext:value-type="string">
            <text:p>K</text:p>
          </table:table-cell>
          <table:table-cell table:formula="of:=MID([.A281];11;1)" office:value-type="string" office:string-value="7" calcext:value-type="string">
            <text:p>7</text:p>
          </table:table-cell>
          <table:table-cell table:formula="of:=CONCATENATE([.D281];[.E281];[.F281])" office:value-type="string" office:string-value="OlsK7" calcext:value-type="string">
            <text:p>OlsK7</text:p>
          </table:table-cell>
          <table:table-cell/>
          <table:table-cell office:value-type="string" calcext:value-type="string">
            <text:p>OlcK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lcK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MID([.B282];1;3)" office:value-type="string" office:string-value="Pol" calcext:value-type="string">
            <text:p>Pol</text:p>
          </table:table-cell>
          <table:table-cell table:formula="of:=MID([.C282];1;1)" office:value-type="string" office:string-value="P" calcext:value-type="string">
            <text:p>P</text:p>
          </table:table-cell>
          <table:table-cell table:formula="of:=MID([.A282];11;1)" office:value-type="string" office:string-value="0" calcext:value-type="string">
            <text:p>0</text:p>
          </table:table-cell>
          <table:table-cell table:formula="of:=CONCATENATE([.D282];[.E282];[.F282])" office:value-type="string" office:string-value="PolP0" calcext:value-type="string">
            <text:p>PolP0</text:p>
          </table:table-cell>
          <table:table-cell/>
          <table:table-cell office:value-type="string" calcext:value-type="string">
            <text:p>OldK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ldK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MID([.B283];1;3)" office:value-type="string" office:string-value="Bud" calcext:value-type="string">
            <text:p>Bud</text:p>
          </table:table-cell>
          <table:table-cell table:formula="of:=MID([.C283];1;1)" office:value-type="string" office:string-value="T" calcext:value-type="string">
            <text:p>T</text:p>
          </table:table-cell>
          <table:table-cell table:formula="of:=MID([.A283];11;1)" office:value-type="string" office:string-value="8" calcext:value-type="string">
            <text:p>8</text:p>
          </table:table-cell>
          <table:table-cell table:formula="of:=CONCATENATE([.D283];[.E283];[.F283])" office:value-type="string" office:string-value="BudT8" calcext:value-type="string">
            <text:p>BudT8</text:p>
          </table:table-cell>
          <table:table-cell/>
          <table:table-cell office:value-type="string" calcext:value-type="string">
            <text:p>OliK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liK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MID([.B284];1;3)" office:value-type="string" office:string-value="Fie" calcext:value-type="string">
            <text:p>Fie</text:p>
          </table:table-cell>
          <table:table-cell table:formula="of:=MID([.C284];1;1)" office:value-type="string" office:string-value="P" calcext:value-type="string">
            <text:p>P</text:p>
          </table:table-cell>
          <table:table-cell table:formula="of:=MID([.A284];11;1)" office:value-type="string" office:string-value="6" calcext:value-type="string">
            <text:p>6</text:p>
          </table:table-cell>
          <table:table-cell table:formula="of:=CONCATENATE([.D284];[.E284];[.F284])" office:value-type="string" office:string-value="FieP6" calcext:value-type="string">
            <text:p>FieP6</text:p>
          </table:table-cell>
          <table:table-cell/>
          <table:table-cell office:value-type="string" calcext:value-type="string">
            <text:p>OlsK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lsK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MID([.B285];1;3)" office:value-type="string" office:string-value="Zio" calcext:value-type="string">
            <text:p>Zio</text:p>
          </table:table-cell>
          <table:table-cell table:formula="of:=MID([.C285];1;1)" office:value-type="string" office:string-value="A" calcext:value-type="string">
            <text:p>A</text:p>
          </table:table-cell>
          <table:table-cell table:formula="of:=MID([.A285];11;1)" office:value-type="string" office:string-value="4" calcext:value-type="string">
            <text:p>4</text:p>
          </table:table-cell>
          <table:table-cell table:formula="of:=CONCATENATE([.D285];[.E285];[.F285])" office:value-type="string" office:string-value="ZioA4" calcext:value-type="string">
            <text:p>ZioA4</text:p>
          </table:table-cell>
          <table:table-cell/>
          <table:table-cell office:value-type="string" calcext:value-type="string">
            <text:p>OrcK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cK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MID([.B286];1;3)" office:value-type="string" office:string-value="Rys" calcext:value-type="string">
            <text:p>Rys</text:p>
          </table:table-cell>
          <table:table-cell table:formula="of:=MID([.C286];1;1)" office:value-type="string" office:string-value="I" calcext:value-type="string">
            <text:p>I</text:p>
          </table:table-cell>
          <table:table-cell table:formula="of:=MID([.A286];11;1)" office:value-type="string" office:string-value="5" calcext:value-type="string">
            <text:p>5</text:p>
          </table:table-cell>
          <table:table-cell table:formula="of:=CONCATENATE([.D286];[.E286];[.F286])" office:value-type="string" office:string-value="RysI5" calcext:value-type="string">
            <text:p>RysI5</text:p>
          </table:table-cell>
          <table:table-cell/>
          <table:table-cell office:value-type="string" calcext:value-type="string">
            <text:p>OstB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tB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MID([.B287];1;3)" office:value-type="string" office:string-value="Orc" calcext:value-type="string">
            <text:p>Orc</text:p>
          </table:table-cell>
          <table:table-cell table:formula="of:=MID([.C287];1;1)" office:value-type="string" office:string-value="K" calcext:value-type="string">
            <text:p>K</text:p>
          </table:table-cell>
          <table:table-cell table:formula="of:=MID([.A287];11;1)" office:value-type="string" office:string-value="6" calcext:value-type="string">
            <text:p>6</text:p>
          </table:table-cell>
          <table:table-cell table:formula="of:=CONCATENATE([.D287];[.E287];[.F287])" office:value-type="string" office:string-value="OrcK6" calcext:value-type="string">
            <text:p>OrcK6</text:p>
          </table:table-cell>
          <table:table-cell/>
          <table:table-cell office:value-type="string" calcext:value-type="string">
            <text:p>OszK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zK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MID([.B288];1;3)" office:value-type="string" office:string-value="Mod" calcext:value-type="string">
            <text:p>Mod</text:p>
          </table:table-cell>
          <table:table-cell table:formula="of:=MID([.C288];1;1)" office:value-type="string" office:string-value="K" calcext:value-type="string">
            <text:p>K</text:p>
          </table:table-cell>
          <table:table-cell table:formula="of:=MID([.A288];11;1)" office:value-type="string" office:string-value="0" calcext:value-type="string">
            <text:p>0</text:p>
          </table:table-cell>
          <table:table-cell table:formula="of:=CONCATENATE([.D288];[.E288];[.F288])" office:value-type="string" office:string-value="ModK0" calcext:value-type="string">
            <text:p>ModK0</text:p>
          </table:table-cell>
          <table:table-cell/>
          <table:table-cell office:value-type="string" calcext:value-type="string">
            <text:p>PacJ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J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MID([.B289];1;3)" office:value-type="string" office:string-value="Cic" calcext:value-type="string">
            <text:p>Cic</text:p>
          </table:table-cell>
          <table:table-cell table:formula="of:=MID([.C289];1;1)" office:value-type="string" office:string-value="M" calcext:value-type="string">
            <text:p>M</text:p>
          </table:table-cell>
          <table:table-cell table:formula="of:=MID([.A289];11;1)" office:value-type="string" office:string-value="4" calcext:value-type="string">
            <text:p>4</text:p>
          </table:table-cell>
          <table:table-cell table:formula="of:=CONCATENATE([.D289];[.E289];[.F289])" office:value-type="string" office:string-value="CicM4" calcext:value-type="string">
            <text:p>CicM4</text:p>
          </table:table-cell>
          <table:table-cell/>
          <table:table-cell office:value-type="string" calcext:value-type="string">
            <text:p>PajK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jK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MID([.B290];1;3)" office:value-type="string" office:string-value="Koz" calcext:value-type="string">
            <text:p>Koz</text:p>
          </table:table-cell>
          <table:table-cell table:formula="of:=MID([.C290];1;1)" office:value-type="string" office:string-value="M" calcext:value-type="string">
            <text:p>M</text:p>
          </table:table-cell>
          <table:table-cell table:formula="of:=MID([.A290];11;1)" office:value-type="string" office:string-value="7" calcext:value-type="string">
            <text:p>7</text:p>
          </table:table-cell>
          <table:table-cell table:formula="of:=CONCATENATE([.D290];[.E290];[.F290])" office:value-type="string" office:string-value="KozM7" calcext:value-type="string">
            <text:p>KozM7</text:p>
          </table:table-cell>
          <table:table-cell/>
          <table:table-cell office:value-type="string" calcext:value-type="string">
            <text:p>PalJ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lJ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MID([.B291];1;3)" office:value-type="string" office:string-value="Wro" calcext:value-type="string">
            <text:p>Wro</text:p>
          </table:table-cell>
          <table:table-cell table:formula="of:=MID([.C291];1;1)" office:value-type="string" office:string-value="A" calcext:value-type="string">
            <text:p>A</text:p>
          </table:table-cell>
          <table:table-cell table:formula="of:=MID([.A291];11;1)" office:value-type="string" office:string-value="1" calcext:value-type="string">
            <text:p>1</text:p>
          </table:table-cell>
          <table:table-cell table:formula="of:=CONCATENATE([.D291];[.E291];[.F291])" office:value-type="string" office:string-value="WroA1" calcext:value-type="string">
            <text:p>WroA1</text:p>
          </table:table-cell>
          <table:table-cell/>
          <table:table-cell office:value-type="string" calcext:value-type="string">
            <text:p>PalK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lK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MID([.B292];1;3)" office:value-type="string" office:string-value="Pod" calcext:value-type="string">
            <text:p>Pod</text:p>
          </table:table-cell>
          <table:table-cell table:formula="of:=MID([.C292];1;1)" office:value-type="string" office:string-value="J" calcext:value-type="string">
            <text:p>J</text:p>
          </table:table-cell>
          <table:table-cell table:formula="of:=MID([.A292];11;1)" office:value-type="string" office:string-value="4" calcext:value-type="string">
            <text:p>4</text:p>
          </table:table-cell>
          <table:table-cell table:formula="of:=CONCATENATE([.D292];[.E292];[.F292])" office:value-type="string" office:string-value="PodJ4" calcext:value-type="string">
            <text:p>PodJ4</text:p>
          </table:table-cell>
          <table:table-cell/>
          <table:table-cell office:value-type="string" calcext:value-type="string">
            <text:p>PanJ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J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MID([.B293];1;3)" office:value-type="string" office:string-value="Pio" calcext:value-type="string">
            <text:p>Pio</text:p>
          </table:table-cell>
          <table:table-cell table:formula="of:=MID([.C293];1;1)" office:value-type="string" office:string-value="K" calcext:value-type="string">
            <text:p>K</text:p>
          </table:table-cell>
          <table:table-cell table:formula="of:=MID([.A293];11;1)" office:value-type="string" office:string-value="0" calcext:value-type="string">
            <text:p>0</text:p>
          </table:table-cell>
          <table:table-cell table:formula="of:=CONCATENATE([.D293];[.E293];[.F293])" office:value-type="string" office:string-value="PioK0" calcext:value-type="string">
            <text:p>PioK0</text:p>
          </table:table-cell>
          <table:table-cell/>
          <table:table-cell office:value-type="string" calcext:value-type="string">
            <text:p>PawJ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wJ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MID([.B294];1;3)" office:value-type="string" office:string-value="Mlo" calcext:value-type="string">
            <text:p>Mlo</text:p>
          </table:table-cell>
          <table:table-cell table:formula="of:=MID([.C294];1;1)" office:value-type="string" office:string-value="L" calcext:value-type="string">
            <text:p>L</text:p>
          </table:table-cell>
          <table:table-cell table:formula="of:=MID([.A294];11;1)" office:value-type="string" office:string-value="1" calcext:value-type="string">
            <text:p>1</text:p>
          </table:table-cell>
          <table:table-cell table:formula="of:=CONCATENATE([.D294];[.E294];[.F294])" office:value-type="string" office:string-value="MloL1" calcext:value-type="string">
            <text:p>MloL1</text:p>
          </table:table-cell>
          <table:table-cell/>
          <table:table-cell office:value-type="string" calcext:value-type="string">
            <text:p>PawJ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wJ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MID([.B295];1;3)" office:value-type="string" office:string-value="Kmi" calcext:value-type="string">
            <text:p>Kmi</text:p>
          </table:table-cell>
          <table:table-cell table:formula="of:=MID([.C295];1;1)" office:value-type="string" office:string-value="M" calcext:value-type="string">
            <text:p>M</text:p>
          </table:table-cell>
          <table:table-cell table:formula="of:=MID([.A295];11;1)" office:value-type="string" office:string-value="6" calcext:value-type="string">
            <text:p>6</text:p>
          </table:table-cell>
          <table:table-cell table:formula="of:=CONCATENATE([.D295];[.E295];[.F295])" office:value-type="string" office:string-value="KmiM6" calcext:value-type="string">
            <text:p>KmiM6</text:p>
          </table:table-cell>
          <table:table-cell/>
          <table:table-cell office:value-type="string" calcext:value-type="string">
            <text:p>PawJ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wJ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MID([.B296];1;3)" office:value-type="string" office:string-value="Kis" calcext:value-type="string">
            <text:p>Kis</text:p>
          </table:table-cell>
          <table:table-cell table:formula="of:=MID([.C296];1;1)" office:value-type="string" office:string-value="M" calcext:value-type="string">
            <text:p>M</text:p>
          </table:table-cell>
          <table:table-cell table:formula="of:=MID([.A296];11;1)" office:value-type="string" office:string-value="4" calcext:value-type="string">
            <text:p>4</text:p>
          </table:table-cell>
          <table:table-cell table:formula="of:=CONCATENATE([.D296];[.E296];[.F296])" office:value-type="string" office:string-value="KisM4" calcext:value-type="string">
            <text:p>KisM4</text:p>
          </table:table-cell>
          <table:table-cell/>
          <table:table-cell office:value-type="string" calcext:value-type="string">
            <text:p>PawK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wK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MID([.B297];1;3)" office:value-type="string" office:string-value="Dol" calcext:value-type="string">
            <text:p>Dol</text:p>
          </table:table-cell>
          <table:table-cell table:formula="of:=MID([.C297];1;1)" office:value-type="string" office:string-value="S" calcext:value-type="string">
            <text:p>S</text:p>
          </table:table-cell>
          <table:table-cell table:formula="of:=MID([.A297];11;1)" office:value-type="string" office:string-value="7" calcext:value-type="string">
            <text:p>7</text:p>
          </table:table-cell>
          <table:table-cell table:formula="of:=CONCATENATE([.D297];[.E297];[.F297])" office:value-type="string" office:string-value="DolS7" calcext:value-type="string">
            <text:p>DolS7</text:p>
          </table:table-cell>
          <table:table-cell/>
          <table:table-cell office:value-type="string" calcext:value-type="string">
            <text:p>PawK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wK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MID([.B298];1;3)" office:value-type="string" office:string-value="Kis" calcext:value-type="string">
            <text:p>Kis</text:p>
          </table:table-cell>
          <table:table-cell table:formula="of:=MID([.C298];1;1)" office:value-type="string" office:string-value="M" calcext:value-type="string">
            <text:p>M</text:p>
          </table:table-cell>
          <table:table-cell table:formula="of:=MID([.A298];11;1)" office:value-type="string" office:string-value="3" calcext:value-type="string">
            <text:p>3</text:p>
          </table:table-cell>
          <table:table-cell table:formula="of:=CONCATENATE([.D298];[.E298];[.F298])" office:value-type="string" office:string-value="KisM3" calcext:value-type="string">
            <text:p>KisM3</text:p>
          </table:table-cell>
          <table:table-cell/>
          <table:table-cell office:value-type="string" calcext:value-type="string">
            <text:p>PawK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wK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MID([.B299];1;3)" office:value-type="string" office:string-value="Pio" calcext:value-type="string">
            <text:p>Pio</text:p>
          </table:table-cell>
          <table:table-cell table:formula="of:=MID([.C299];1;1)" office:value-type="string" office:string-value="M" calcext:value-type="string">
            <text:p>M</text:p>
          </table:table-cell>
          <table:table-cell table:formula="of:=MID([.A299];11;1)" office:value-type="string" office:string-value="7" calcext:value-type="string">
            <text:p>7</text:p>
          </table:table-cell>
          <table:table-cell table:formula="of:=CONCATENATE([.D299];[.E299];[.F299])" office:value-type="string" office:string-value="PioM7" calcext:value-type="string">
            <text:p>PioM7</text:p>
          </table:table-cell>
          <table:table-cell/>
          <table:table-cell office:value-type="string" calcext:value-type="string">
            <text:p>PenJ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J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MID([.B300];1;3)" office:value-type="string" office:string-value="Kop" calcext:value-type="string">
            <text:p>Kop</text:p>
          </table:table-cell>
          <table:table-cell table:formula="of:=MID([.C300];1;1)" office:value-type="string" office:string-value="M" calcext:value-type="string">
            <text:p>M</text:p>
          </table:table-cell>
          <table:table-cell table:formula="of:=MID([.A300];11;1)" office:value-type="string" office:string-value="7" calcext:value-type="string">
            <text:p>7</text:p>
          </table:table-cell>
          <table:table-cell table:formula="of:=CONCATENATE([.D300];[.E300];[.F300])" office:value-type="string" office:string-value="KopM7" calcext:value-type="string">
            <text:p>KopM7</text:p>
          </table:table-cell>
          <table:table-cell/>
          <table:table-cell office:value-type="string" calcext:value-type="string">
            <text:p>PerK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K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MID([.B301];1;3)" office:value-type="string" office:string-value="Osz" calcext:value-type="string">
            <text:p>Osz</text:p>
          </table:table-cell>
          <table:table-cell table:formula="of:=MID([.C301];1;1)" office:value-type="string" office:string-value="K" calcext:value-type="string">
            <text:p>K</text:p>
          </table:table-cell>
          <table:table-cell table:formula="of:=MID([.A301];11;1)" office:value-type="string" office:string-value="5" calcext:value-type="string">
            <text:p>5</text:p>
          </table:table-cell>
          <table:table-cell table:formula="of:=CONCATENATE([.D301];[.E301];[.F301])" office:value-type="string" office:string-value="OszK5" calcext:value-type="string">
            <text:p>OszK5</text:p>
          </table:table-cell>
          <table:table-cell/>
          <table:table-cell office:value-type="string" calcext:value-type="string">
            <text:p>PetJ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tJ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MID([.B302];1;3)" office:value-type="string" office:string-value="Roz" calcext:value-type="string">
            <text:p>Roz</text:p>
          </table:table-cell>
          <table:table-cell table:formula="of:=MID([.C302];1;1)" office:value-type="string" office:string-value="J" calcext:value-type="string">
            <text:p>J</text:p>
          </table:table-cell>
          <table:table-cell table:formula="of:=MID([.A302];11;1)" office:value-type="string" office:string-value="4" calcext:value-type="string">
            <text:p>4</text:p>
          </table:table-cell>
          <table:table-cell table:formula="of:=CONCATENATE([.D302];[.E302];[.F302])" office:value-type="string" office:string-value="RozJ4" calcext:value-type="string">
            <text:p>RozJ4</text:p>
          </table:table-cell>
          <table:table-cell/>
          <table:table-cell office:value-type="string" calcext:value-type="string">
            <text:p>PieJ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J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MID([.B303];1;3)" office:value-type="string" office:string-value="Baj" calcext:value-type="string">
            <text:p>Baj</text:p>
          </table:table-cell>
          <table:table-cell table:formula="of:=MID([.C303];1;1)" office:value-type="string" office:string-value="J" calcext:value-type="string">
            <text:p>J</text:p>
          </table:table-cell>
          <table:table-cell table:formula="of:=MID([.A303];11;1)" office:value-type="string" office:string-value="7" calcext:value-type="string">
            <text:p>7</text:p>
          </table:table-cell>
          <table:table-cell table:formula="of:=CONCATENATE([.D303];[.E303];[.F303])" office:value-type="string" office:string-value="BajJ7" calcext:value-type="string">
            <text:p>BajJ7</text:p>
          </table:table-cell>
          <table:table-cell/>
          <table:table-cell office:value-type="string" calcext:value-type="string">
            <text:p>PieJ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J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MID([.B304];1;3)" office:value-type="string" office:string-value="Cza" calcext:value-type="string">
            <text:p>Cza</text:p>
          </table:table-cell>
          <table:table-cell table:formula="of:=MID([.C304];1;1)" office:value-type="string" office:string-value="S" calcext:value-type="string">
            <text:p>S</text:p>
          </table:table-cell>
          <table:table-cell table:formula="of:=MID([.A304];11;1)" office:value-type="string" office:string-value="1" calcext:value-type="string">
            <text:p>1</text:p>
          </table:table-cell>
          <table:table-cell table:formula="of:=CONCATENATE([.D304];[.E304];[.F304])" office:value-type="string" office:string-value="CzaS1" calcext:value-type="string">
            <text:p>CzaS1</text:p>
          </table:table-cell>
          <table:table-cell/>
          <table:table-cell office:value-type="string" calcext:value-type="string">
            <text:p>PieJ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J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MID([.B305];1;3)" office:value-type="string" office:string-value="Mar" calcext:value-type="string">
            <text:p>Mar</text:p>
          </table:table-cell>
          <table:table-cell table:formula="of:=MID([.C305];1;1)" office:value-type="string" office:string-value="L" calcext:value-type="string">
            <text:p>L</text:p>
          </table:table-cell>
          <table:table-cell table:formula="of:=MID([.A305];11;1)" office:value-type="string" office:string-value="4" calcext:value-type="string">
            <text:p>4</text:p>
          </table:table-cell>
          <table:table-cell table:formula="of:=CONCATENATE([.D305];[.E305];[.F305])" office:value-type="string" office:string-value="MarL4" calcext:value-type="string">
            <text:p>MarL4</text:p>
          </table:table-cell>
          <table:table-cell/>
          <table:table-cell office:value-type="string" calcext:value-type="string">
            <text:p>PinJ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J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MID([.B306];1;3)" office:value-type="string" office:string-value="Lub" calcext:value-type="string">
            <text:p>Lub</text:p>
          </table:table-cell>
          <table:table-cell table:formula="of:=MID([.C306];1;1)" office:value-type="string" office:string-value="M" calcext:value-type="string">
            <text:p>M</text:p>
          </table:table-cell>
          <table:table-cell table:formula="of:=MID([.A306];11;1)" office:value-type="string" office:string-value="7" calcext:value-type="string">
            <text:p>7</text:p>
          </table:table-cell>
          <table:table-cell table:formula="of:=CONCATENATE([.D306];[.E306];[.F306])" office:value-type="string" office:string-value="LubM7" calcext:value-type="string">
            <text:p>LubM7</text:p>
          </table:table-cell>
          <table:table-cell/>
          <table:table-cell office:value-type="string" calcext:value-type="string">
            <text:p>PinJ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J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MID([.B307];1;3)" office:value-type="string" office:string-value="Hor" calcext:value-type="string">
            <text:p>Hor</text:p>
          </table:table-cell>
          <table:table-cell table:formula="of:=MID([.C307];1;1)" office:value-type="string" office:string-value="N" calcext:value-type="string">
            <text:p>N</text:p>
          </table:table-cell>
          <table:table-cell table:formula="of:=MID([.A307];11;1)" office:value-type="string" office:string-value="5" calcext:value-type="string">
            <text:p>5</text:p>
          </table:table-cell>
          <table:table-cell table:formula="of:=CONCATENATE([.D307];[.E307];[.F307])" office:value-type="string" office:string-value="HorN5" calcext:value-type="string">
            <text:p>HorN5</text:p>
          </table:table-cell>
          <table:table-cell/>
          <table:table-cell office:value-type="string" calcext:value-type="string">
            <text:p>PioJ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oJ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MID([.B308];1;3)" office:value-type="string" office:string-value="Wro" calcext:value-type="string">
            <text:p>Wro</text:p>
          </table:table-cell>
          <table:table-cell table:formula="of:=MID([.C308];1;1)" office:value-type="string" office:string-value="A" calcext:value-type="string">
            <text:p>A</text:p>
          </table:table-cell>
          <table:table-cell table:formula="of:=MID([.A308];11;1)" office:value-type="string" office:string-value="0" calcext:value-type="string">
            <text:p>0</text:p>
          </table:table-cell>
          <table:table-cell table:formula="of:=CONCATENATE([.D308];[.E308];[.F308])" office:value-type="string" office:string-value="WroA0" calcext:value-type="string">
            <text:p>WroA0</text:p>
          </table:table-cell>
          <table:table-cell/>
          <table:table-cell office:value-type="string" calcext:value-type="string">
            <text:p>PioK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oK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MID([.B309];1;3)" office:value-type="string" office:string-value="Ska" calcext:value-type="string">
            <text:p>Ska</text:p>
          </table:table-cell>
          <table:table-cell table:formula="of:=MID([.C309];1;1)" office:value-type="string" office:string-value="G" calcext:value-type="string">
            <text:p>G</text:p>
          </table:table-cell>
          <table:table-cell table:formula="of:=MID([.A309];11;1)" office:value-type="string" office:string-value="5" calcext:value-type="string">
            <text:p>5</text:p>
          </table:table-cell>
          <table:table-cell table:formula="of:=CONCATENATE([.D309];[.E309];[.F309])" office:value-type="string" office:string-value="SkaG5" calcext:value-type="string">
            <text:p>SkaG5</text:p>
          </table:table-cell>
          <table:table-cell/>
          <table:table-cell office:value-type="string" calcext:value-type="string">
            <text:p>PioM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oM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MID([.B310];1;3)" office:value-type="string" office:string-value="For" calcext:value-type="string">
            <text:p>For</text:p>
          </table:table-cell>
          <table:table-cell table:formula="of:=MID([.C310];1;1)" office:value-type="string" office:string-value="P" calcext:value-type="string">
            <text:p>P</text:p>
          </table:table-cell>
          <table:table-cell table:formula="of:=MID([.A310];11;1)" office:value-type="string" office:string-value="6" calcext:value-type="string">
            <text:p>6</text:p>
          </table:table-cell>
          <table:table-cell table:formula="of:=CONCATENATE([.D310];[.E310];[.F310])" office:value-type="string" office:string-value="ForP6" calcext:value-type="string">
            <text:p>ForP6</text:p>
          </table:table-cell>
          <table:table-cell/>
          <table:table-cell office:value-type="string" calcext:value-type="string">
            <text:p>PisJ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sJ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MID([.B311];1;3)" office:value-type="string" office:string-value="Zio" calcext:value-type="string">
            <text:p>Zio</text:p>
          </table:table-cell>
          <table:table-cell table:formula="of:=MID([.C311];1;1)" office:value-type="string" office:string-value="M" calcext:value-type="string">
            <text:p>M</text:p>
          </table:table-cell>
          <table:table-cell table:formula="of:=MID([.A311];11;1)" office:value-type="string" office:string-value="6" calcext:value-type="string">
            <text:p>6</text:p>
          </table:table-cell>
          <table:table-cell table:formula="of:=CONCATENATE([.D311];[.E311];[.F311])" office:value-type="string" office:string-value="ZioM6" calcext:value-type="string">
            <text:p>ZioM6</text:p>
          </table:table-cell>
          <table:table-cell/>
          <table:table-cell office:value-type="string" calcext:value-type="string">
            <text:p>PiwJ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wJ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MID([.B312];1;3)" office:value-type="string" office:string-value="Tro" calcext:value-type="string">
            <text:p>Tro</text:p>
          </table:table-cell>
          <table:table-cell table:formula="of:=MID([.C312];1;1)" office:value-type="string" office:string-value="A" calcext:value-type="string">
            <text:p>A</text:p>
          </table:table-cell>
          <table:table-cell table:formula="of:=MID([.A312];11;1)" office:value-type="string" office:string-value="1" calcext:value-type="string">
            <text:p>1</text:p>
          </table:table-cell>
          <table:table-cell table:formula="of:=CONCATENATE([.D312];[.E312];[.F312])" office:value-type="string" office:string-value="TroA1" calcext:value-type="string">
            <text:p>TroA1</text:p>
          </table:table-cell>
          <table:table-cell/>
          <table:table-cell office:value-type="string" calcext:value-type="string">
            <text:p>PliJ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iJ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MID([.B313];1;3)" office:value-type="string" office:string-value="Gre" calcext:value-type="string">
            <text:p>Gre</text:p>
          </table:table-cell>
          <table:table-cell table:formula="of:=MID([.C313];1;1)" office:value-type="string" office:string-value="O" calcext:value-type="string">
            <text:p>O</text:p>
          </table:table-cell>
          <table:table-cell table:formula="of:=MID([.A313];11;1)" office:value-type="string" office:string-value="2" calcext:value-type="string">
            <text:p>2</text:p>
          </table:table-cell>
          <table:table-cell table:formula="of:=CONCATENATE([.D313];[.E313];[.F313])" office:value-type="string" office:string-value="GreO2" calcext:value-type="string">
            <text:p>GreO2</text:p>
          </table:table-cell>
          <table:table-cell/>
          <table:table-cell office:value-type="string" calcext:value-type="string">
            <text:p>PocK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cK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MID([.B314];1;3)" office:value-type="string" office:string-value="Kru" calcext:value-type="string">
            <text:p>Kru</text:p>
          </table:table-cell>
          <table:table-cell table:formula="of:=MID([.C314];1;1)" office:value-type="string" office:string-value="M" calcext:value-type="string">
            <text:p>M</text:p>
          </table:table-cell>
          <table:table-cell table:formula="of:=MID([.A314];11;1)" office:value-type="string" office:string-value="2" calcext:value-type="string">
            <text:p>2</text:p>
          </table:table-cell>
          <table:table-cell table:formula="of:=CONCATENATE([.D314];[.E314];[.F314])" office:value-type="string" office:string-value="KruM2" calcext:value-type="string">
            <text:p>KruM2</text:p>
          </table:table-cell>
          <table:table-cell/>
          <table:table-cell office:value-type="string" calcext:value-type="string">
            <text:p>PodJ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odJ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MID([.B315];1;3)" office:value-type="string" office:string-value="Jan" calcext:value-type="string">
            <text:p>Jan</text:p>
          </table:table-cell>
          <table:table-cell table:formula="of:=MID([.C315];1;1)" office:value-type="string" office:string-value="N" calcext:value-type="string">
            <text:p>N</text:p>
          </table:table-cell>
          <table:table-cell table:formula="of:=MID([.A315];11;1)" office:value-type="string" office:string-value="0" calcext:value-type="string">
            <text:p>0</text:p>
          </table:table-cell>
          <table:table-cell table:formula="of:=CONCATENATE([.D315];[.E315];[.F315])" office:value-type="string" office:string-value="JanN0" calcext:value-type="string">
            <text:p>JanN0</text:p>
          </table:table-cell>
          <table:table-cell/>
          <table:table-cell office:value-type="string" calcext:value-type="string">
            <text:p>PolJ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J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MID([.B316];1;3)" office:value-type="string" office:string-value="Kem" calcext:value-type="string">
            <text:p>Kem</text:p>
          </table:table-cell>
          <table:table-cell table:formula="of:=MID([.C316];1;1)" office:value-type="string" office:string-value="M" calcext:value-type="string">
            <text:p>M</text:p>
          </table:table-cell>
          <table:table-cell table:formula="of:=MID([.A316];11;1)" office:value-type="string" office:string-value="0" calcext:value-type="string">
            <text:p>0</text:p>
          </table:table-cell>
          <table:table-cell table:formula="of:=CONCATENATE([.D316];[.E316];[.F316])" office:value-type="string" office:string-value="KemM0" calcext:value-type="string">
            <text:p>KemM0</text:p>
          </table:table-cell>
          <table:table-cell/>
          <table:table-cell office:value-type="string" calcext:value-type="string">
            <text:p>PolP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P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MID([.B317];1;3)" office:value-type="string" office:string-value="Wiz" calcext:value-type="string">
            <text:p>Wiz</text:p>
          </table:table-cell>
          <table:table-cell table:formula="of:=MID([.C317];1;1)" office:value-type="string" office:string-value="A" calcext:value-type="string">
            <text:p>A</text:p>
          </table:table-cell>
          <table:table-cell table:formula="of:=MID([.A317];11;1)" office:value-type="string" office:string-value="7" calcext:value-type="string">
            <text:p>7</text:p>
          </table:table-cell>
          <table:table-cell table:formula="of:=CONCATENATE([.D317];[.E317];[.F317])" office:value-type="string" office:string-value="WizA7" calcext:value-type="string">
            <text:p>WizA7</text:p>
          </table:table-cell>
          <table:table-cell/>
          <table:table-cell office:value-type="string" calcext:value-type="string">
            <text:p>PorJ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rJ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MID([.B318];1;3)" office:value-type="string" office:string-value="Paj" calcext:value-type="string">
            <text:p>Paj</text:p>
          </table:table-cell>
          <table:table-cell table:formula="of:=MID([.C318];1;1)" office:value-type="string" office:string-value="K" calcext:value-type="string">
            <text:p>K</text:p>
          </table:table-cell>
          <table:table-cell table:formula="of:=MID([.A318];11;1)" office:value-type="string" office:string-value="5" calcext:value-type="string">
            <text:p>5</text:p>
          </table:table-cell>
          <table:table-cell table:formula="of:=CONCATENATE([.D318];[.E318];[.F318])" office:value-type="string" office:string-value="PajK5" calcext:value-type="string">
            <text:p>PajK5</text:p>
          </table:table-cell>
          <table:table-cell/>
          <table:table-cell office:value-type="string" calcext:value-type="string">
            <text:p>PotJ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tJ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MID([.B319];1;3)" office:value-type="string" office:string-value="Lew" calcext:value-type="string">
            <text:p>Lew</text:p>
          </table:table-cell>
          <table:table-cell table:formula="of:=MID([.C319];1;1)" office:value-type="string" office:string-value="M" calcext:value-type="string">
            <text:p>M</text:p>
          </table:table-cell>
          <table:table-cell table:formula="of:=MID([.A319];11;1)" office:value-type="string" office:string-value="8" calcext:value-type="string">
            <text:p>8</text:p>
          </table:table-cell>
          <table:table-cell table:formula="of:=CONCATENATE([.D319];[.E319];[.F319])" office:value-type="string" office:string-value="LewM8" calcext:value-type="string">
            <text:p>LewM8</text:p>
          </table:table-cell>
          <table:table-cell/>
          <table:table-cell office:value-type="string" calcext:value-type="string">
            <text:p>PotM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tM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MID([.B320];1;3)" office:value-type="string" office:string-value="Swi" calcext:value-type="string">
            <text:p>Swi</text:p>
          </table:table-cell>
          <table:table-cell table:formula="of:=MID([.C320];1;1)" office:value-type="string" office:string-value="C" calcext:value-type="string">
            <text:p>C</text:p>
          </table:table-cell>
          <table:table-cell table:formula="of:=MID([.A320];11;1)" office:value-type="string" office:string-value="2" calcext:value-type="string">
            <text:p>2</text:p>
          </table:table-cell>
          <table:table-cell table:formula="of:=CONCATENATE([.D320];[.E320];[.F320])" office:value-type="string" office:string-value="SwiC2" calcext:value-type="string">
            <text:p>SwiC2</text:p>
          </table:table-cell>
          <table:table-cell/>
          <table:table-cell office:value-type="string" calcext:value-type="string">
            <text:p>PozJ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zJ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MID([.B321];1;3)" office:value-type="string" office:string-value="Kam" calcext:value-type="string">
            <text:p>Kam</text:p>
          </table:table-cell>
          <table:table-cell table:formula="of:=MID([.C321];1;1)" office:value-type="string" office:string-value="M" calcext:value-type="string">
            <text:p>M</text:p>
          </table:table-cell>
          <table:table-cell table:formula="of:=MID([.A321];11;1)" office:value-type="string" office:string-value="6" calcext:value-type="string">
            <text:p>6</text:p>
          </table:table-cell>
          <table:table-cell table:formula="of:=CONCATENATE([.D321];[.E321];[.F321])" office:value-type="string" office:string-value="KamM6" calcext:value-type="string">
            <text:p>KamM6</text:p>
          </table:table-cell>
          <table:table-cell/>
          <table:table-cell office:value-type="string" calcext:value-type="string">
            <text:p>ProJ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J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MID([.B322];1;3)" office:value-type="string" office:string-value="Kir" calcext:value-type="string">
            <text:p>Kir</text:p>
          </table:table-cell>
          <table:table-cell table:formula="of:=MID([.C322];1;1)" office:value-type="string" office:string-value="M" calcext:value-type="string">
            <text:p>M</text:p>
          </table:table-cell>
          <table:table-cell table:formula="of:=MID([.A322];11;1)" office:value-type="string" office:string-value="0" calcext:value-type="string">
            <text:p>0</text:p>
          </table:table-cell>
          <table:table-cell table:formula="of:=CONCATENATE([.D322];[.E322];[.F322])" office:value-type="string" office:string-value="KirM0" calcext:value-type="string">
            <text:p>KirM0</text:p>
          </table:table-cell>
          <table:table-cell/>
          <table:table-cell office:value-type="string" calcext:value-type="string">
            <text:p>ProJ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J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MID([.B323];1;3)" office:value-type="string" office:string-value="Wer" calcext:value-type="string">
            <text:p>Wer</text:p>
          </table:table-cell>
          <table:table-cell table:formula="of:=MID([.C323];1;1)" office:value-type="string" office:string-value="A" calcext:value-type="string">
            <text:p>A</text:p>
          </table:table-cell>
          <table:table-cell table:formula="of:=MID([.A323];11;1)" office:value-type="string" office:string-value="7" calcext:value-type="string">
            <text:p>7</text:p>
          </table:table-cell>
          <table:table-cell table:formula="of:=CONCATENATE([.D323];[.E323];[.F323])" office:value-type="string" office:string-value="WerA7" calcext:value-type="string">
            <text:p>WerA7</text:p>
          </table:table-cell>
          <table:table-cell/>
          <table:table-cell office:value-type="string" calcext:value-type="string">
            <text:p>PrzJ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zJ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MID([.B324];1;3)" office:value-type="string" office:string-value="Baj" calcext:value-type="string">
            <text:p>Baj</text:p>
          </table:table-cell>
          <table:table-cell table:formula="of:=MID([.C324];1;1)" office:value-type="string" office:string-value="Z" calcext:value-type="string">
            <text:p>Z</text:p>
          </table:table-cell>
          <table:table-cell table:formula="of:=MID([.A324];11;1)" office:value-type="string" office:string-value="9" calcext:value-type="string">
            <text:p>9</text:p>
          </table:table-cell>
          <table:table-cell table:formula="of:=CONCATENATE([.D324];[.E324];[.F324])" office:value-type="string" office:string-value="BajZ9" calcext:value-type="string">
            <text:p>BajZ9</text:p>
          </table:table-cell>
          <table:table-cell/>
          <table:table-cell office:value-type="string" calcext:value-type="string">
            <text:p>PrzJ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zJ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MID([.B325];1;3)" office:value-type="string" office:string-value="Zab" calcext:value-type="string">
            <text:p>Zab</text:p>
          </table:table-cell>
          <table:table-cell table:formula="of:=MID([.C325];1;1)" office:value-type="string" office:string-value="A" calcext:value-type="string">
            <text:p>A</text:p>
          </table:table-cell>
          <table:table-cell table:formula="of:=MID([.A325];11;1)" office:value-type="string" office:string-value="5" calcext:value-type="string">
            <text:p>5</text:p>
          </table:table-cell>
          <table:table-cell table:formula="of:=CONCATENATE([.D325];[.E325];[.F325])" office:value-type="string" office:string-value="ZabA5" calcext:value-type="string">
            <text:p>ZabA5</text:p>
          </table:table-cell>
          <table:table-cell/>
          <table:table-cell office:value-type="string" calcext:value-type="string">
            <text:p>PupJ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pJ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MID([.B326];1;3)" office:value-type="string" office:string-value="Dun" calcext:value-type="string">
            <text:p>Dun</text:p>
          </table:table-cell>
          <table:table-cell table:formula="of:=MID([.C326];1;1)" office:value-type="string" office:string-value="V" calcext:value-type="string">
            <text:p>V</text:p>
          </table:table-cell>
          <table:table-cell table:formula="of:=MID([.A326];11;1)" office:value-type="string" office:string-value="3" calcext:value-type="string">
            <text:p>3</text:p>
          </table:table-cell>
          <table:table-cell table:formula="of:=CONCATENATE([.D326];[.E326];[.F326])" office:value-type="string" office:string-value="DunV3" calcext:value-type="string">
            <text:p>DunV3</text:p>
          </table:table-cell>
          <table:table-cell/>
          <table:table-cell office:value-type="string" calcext:value-type="string">
            <text:p>PuzJ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zJ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MID([.B327];1;3)" office:value-type="string" office:string-value="Sta" calcext:value-type="string">
            <text:p>Sta</text:p>
          </table:table-cell>
          <table:table-cell table:formula="of:=MID([.C327];1;1)" office:value-type="string" office:string-value="H" calcext:value-type="string">
            <text:p>H</text:p>
          </table:table-cell>
          <table:table-cell table:formula="of:=MID([.A327];11;1)" office:value-type="string" office:string-value="2" calcext:value-type="string">
            <text:p>2</text:p>
          </table:table-cell>
          <table:table-cell table:formula="of:=CONCATENATE([.D327];[.E327];[.F327])" office:value-type="string" office:string-value="StaH2" calcext:value-type="string">
            <text:p>StaH2</text:p>
          </table:table-cell>
          <table:table-cell/>
          <table:table-cell office:value-type="string" calcext:value-type="string">
            <text:p>RadJ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dJ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MID([.B328];1;3)" office:value-type="string" office:string-value="Kir" calcext:value-type="string">
            <text:p>Kir</text:p>
          </table:table-cell>
          <table:table-cell table:formula="of:=MID([.C328];1;1)" office:value-type="string" office:string-value="M" calcext:value-type="string">
            <text:p>M</text:p>
          </table:table-cell>
          <table:table-cell table:formula="of:=MID([.A328];11;1)" office:value-type="string" office:string-value="3" calcext:value-type="string">
            <text:p>3</text:p>
          </table:table-cell>
          <table:table-cell table:formula="of:=CONCATENATE([.D328];[.E328];[.F328])" office:value-type="string" office:string-value="KirM3" calcext:value-type="string">
            <text:p>KirM3</text:p>
          </table:table-cell>
          <table:table-cell/>
          <table:table-cell office:value-type="string" calcext:value-type="string">
            <text:p>RadJ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dJ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MID([.B329];1;3)" office:value-type="string" office:string-value="Zeg" calcext:value-type="string">
            <text:p>Zeg</text:p>
          </table:table-cell>
          <table:table-cell table:formula="of:=MID([.C329];1;1)" office:value-type="string" office:string-value="A" calcext:value-type="string">
            <text:p>A</text:p>
          </table:table-cell>
          <table:table-cell table:formula="of:=MID([.A329];11;1)" office:value-type="string" office:string-value="7" calcext:value-type="string">
            <text:p>7</text:p>
          </table:table-cell>
          <table:table-cell table:formula="of:=CONCATENATE([.D329];[.E329];[.F329])" office:value-type="string" office:string-value="ZegA7" calcext:value-type="string">
            <text:p>ZegA7</text:p>
          </table:table-cell>
          <table:table-cell/>
          <table:table-cell office:value-type="string" calcext:value-type="string">
            <text:p>RadJ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dJ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MID([.B330];1;3)" office:value-type="string" office:string-value="Luk" calcext:value-type="string">
            <text:p>Luk</text:p>
          </table:table-cell>
          <table:table-cell table:formula="of:=MID([.C330];1;1)" office:value-type="string" office:string-value="M" calcext:value-type="string">
            <text:p>M</text:p>
          </table:table-cell>
          <table:table-cell table:formula="of:=MID([.A330];11;1)" office:value-type="string" office:string-value="9" calcext:value-type="string">
            <text:p>9</text:p>
          </table:table-cell>
          <table:table-cell table:formula="of:=CONCATENATE([.D330];[.E330];[.F330])" office:value-type="string" office:string-value="LukM9" calcext:value-type="string">
            <text:p>LukM9</text:p>
          </table:table-cell>
          <table:table-cell/>
          <table:table-cell office:value-type="string" calcext:value-type="string">
            <text:p>RafJ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J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MID([.B331];1;3)" office:value-type="string" office:string-value="Pie" calcext:value-type="string">
            <text:p>Pie</text:p>
          </table:table-cell>
          <table:table-cell table:formula="of:=MID([.C331];1;1)" office:value-type="string" office:string-value="J" calcext:value-type="string">
            <text:p>J</text:p>
          </table:table-cell>
          <table:table-cell table:formula="of:=MID([.A331];11;1)" office:value-type="string" office:string-value="9" calcext:value-type="string">
            <text:p>9</text:p>
          </table:table-cell>
          <table:table-cell table:formula="of:=CONCATENATE([.D331];[.E331];[.F331])" office:value-type="string" office:string-value="PieJ9" calcext:value-type="string">
            <text:p>PieJ9</text:p>
          </table:table-cell>
          <table:table-cell/>
          <table:table-cell office:value-type="string" calcext:value-type="string">
            <text:p>RamJ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mJ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302180</text:p>
          </table:table-cell>
          <table:table-cell office:value-type="string" calcext:value-type="string">
            <text:p>Jędrzejczak</text:p>
          </table:table-cell>
          <table:table-cell office:value-type="string" calcext:value-type="string">
            <text:p>Nadia</text:p>
          </table:table-cell>
          <table:table-cell table:formula="of:=MID([.B332];1;3)" office:value-type="string" office:string-value="Jęd" calcext:value-type="string">
            <text:p>Jęd</text:p>
          </table:table-cell>
          <table:table-cell table:formula="of:=MID([.C332];1;1)" office:value-type="string" office:string-value="N" calcext:value-type="string">
            <text:p>N</text:p>
          </table:table-cell>
          <table:table-cell table:formula="of:=MID([.A332];11;1)" office:value-type="string" office:string-value="0" calcext:value-type="string">
            <text:p>0</text:p>
          </table:table-cell>
          <table:table-cell table:formula="of:=CONCATENATE([.D332];[.E332];[.F332])" office:value-type="string" office:string-value="JędN0" calcext:value-type="string">
            <text:p>JędN0</text:p>
          </table:table-cell>
          <table:table-cell/>
          <table:table-cell office:value-type="string" calcext:value-type="string">
            <text:p>RecJ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cJ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MID([.B333];1;3)" office:value-type="string" office:string-value="Wym" calcext:value-type="string">
            <text:p>Wym</text:p>
          </table:table-cell>
          <table:table-cell table:formula="of:=MID([.C333];1;1)" office:value-type="string" office:string-value="A" calcext:value-type="string">
            <text:p>A</text:p>
          </table:table-cell>
          <table:table-cell table:formula="of:=MID([.A333];11;1)" office:value-type="string" office:string-value="8" calcext:value-type="string">
            <text:p>8</text:p>
          </table:table-cell>
          <table:table-cell table:formula="of:=CONCATENATE([.D333];[.E333];[.F333])" office:value-type="string" office:string-value="WymA8" calcext:value-type="string">
            <text:p>WymA8</text:p>
          </table:table-cell>
          <table:table-cell/>
          <table:table-cell office:value-type="string" calcext:value-type="string">
            <text:p>RemJ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mJ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MID([.B334];1;3)" office:value-type="string" office:string-value="Wic" calcext:value-type="string">
            <text:p>Wic</text:p>
          </table:table-cell>
          <table:table-cell table:formula="of:=MID([.C334];1;1)" office:value-type="string" office:string-value="A" calcext:value-type="string">
            <text:p>A</text:p>
          </table:table-cell>
          <table:table-cell table:formula="of:=MID([.A334];11;1)" office:value-type="string" office:string-value="7" calcext:value-type="string">
            <text:p>7</text:p>
          </table:table-cell>
          <table:table-cell table:formula="of:=CONCATENATE([.D334];[.E334];[.F334])" office:value-type="string" office:string-value="WicA7" calcext:value-type="string">
            <text:p>WicA7</text:p>
          </table:table-cell>
          <table:table-cell/>
          <table:table-cell office:value-type="string" calcext:value-type="string">
            <text:p>RemJ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mJ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MID([.B335];1;3)" office:value-type="string" office:string-value="Tus" calcext:value-type="string">
            <text:p>Tus</text:p>
          </table:table-cell>
          <table:table-cell table:formula="of:=MID([.C335];1;1)" office:value-type="string" office:string-value="B" calcext:value-type="string">
            <text:p>B</text:p>
          </table:table-cell>
          <table:table-cell table:formula="of:=MID([.A335];11;1)" office:value-type="string" office:string-value="6" calcext:value-type="string">
            <text:p>6</text:p>
          </table:table-cell>
          <table:table-cell table:formula="of:=CONCATENATE([.D335];[.E335];[.F335])" office:value-type="string" office:string-value="TusB6" calcext:value-type="string">
            <text:p>TusB6</text:p>
          </table:table-cell>
          <table:table-cell/>
          <table:table-cell office:value-type="string" calcext:value-type="string">
            <text:p>RęcJ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ęcJ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MID([.B336];1;3)" office:value-type="string" office:string-value="Wal" calcext:value-type="string">
            <text:p>Wal</text:p>
          </table:table-cell>
          <table:table-cell table:formula="of:=MID([.C336];1;1)" office:value-type="string" office:string-value="A" calcext:value-type="string">
            <text:p>A</text:p>
          </table:table-cell>
          <table:table-cell table:formula="of:=MID([.A336];11;1)" office:value-type="string" office:string-value="1" calcext:value-type="string">
            <text:p>1</text:p>
          </table:table-cell>
          <table:table-cell table:formula="of:=CONCATENATE([.D336];[.E336];[.F336])" office:value-type="string" office:string-value="WalA1" calcext:value-type="string">
            <text:p>WalA1</text:p>
          </table:table-cell>
          <table:table-cell/>
          <table:table-cell office:value-type="string" calcext:value-type="string">
            <text:p>RieJ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eJ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MID([.B337];1;3)" office:value-type="string" office:string-value="Kar" calcext:value-type="string">
            <text:p>Kar</text:p>
          </table:table-cell>
          <table:table-cell table:formula="of:=MID([.C337];1;1)" office:value-type="string" office:string-value="M" calcext:value-type="string">
            <text:p>M</text:p>
          </table:table-cell>
          <table:table-cell table:formula="of:=MID([.A337];11;1)" office:value-type="string" office:string-value="6" calcext:value-type="string">
            <text:p>6</text:p>
          </table:table-cell>
          <table:table-cell table:formula="of:=CONCATENATE([.D337];[.E337];[.F337])" office:value-type="string" office:string-value="KarM6" calcext:value-type="string">
            <text:p>KarM6</text:p>
          </table:table-cell>
          <table:table-cell/>
          <table:table-cell office:value-type="string" calcext:value-type="string">
            <text:p>RodJ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dJ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MID([.B338];1;3)" office:value-type="string" office:string-value="Sta" calcext:value-type="string">
            <text:p>Sta</text:p>
          </table:table-cell>
          <table:table-cell table:formula="of:=MID([.C338];1;1)" office:value-type="string" office:string-value="F" calcext:value-type="string">
            <text:p>F</text:p>
          </table:table-cell>
          <table:table-cell table:formula="of:=MID([.A338];11;1)" office:value-type="string" office:string-value="4" calcext:value-type="string">
            <text:p>4</text:p>
          </table:table-cell>
          <table:table-cell table:formula="of:=CONCATENATE([.D338];[.E338];[.F338])" office:value-type="string" office:string-value="StaF4" calcext:value-type="string">
            <text:p>StaF4</text:p>
          </table:table-cell>
          <table:table-cell/>
          <table:table-cell office:value-type="string" calcext:value-type="string">
            <text:p>RohJ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hJ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MID([.B339];1;3)" office:value-type="string" office:string-value="Mar" calcext:value-type="string">
            <text:p>Mar</text:p>
          </table:table-cell>
          <table:table-cell table:formula="of:=MID([.C339];1;1)" office:value-type="string" office:string-value="K" calcext:value-type="string">
            <text:p>K</text:p>
          </table:table-cell>
          <table:table-cell table:formula="of:=MID([.A339];11;1)" office:value-type="string" office:string-value="0" calcext:value-type="string">
            <text:p>0</text:p>
          </table:table-cell>
          <table:table-cell table:formula="of:=CONCATENATE([.D339];[.E339];[.F339])" office:value-type="string" office:string-value="MarK0" calcext:value-type="string">
            <text:p>MarK0</text:p>
          </table:table-cell>
          <table:table-cell/>
          <table:table-cell office:value-type="string" calcext:value-type="string">
            <text:p>RopJ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pJ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MID([.B340];1;3)" office:value-type="string" office:string-value="Kie" calcext:value-type="string">
            <text:p>Kie</text:p>
          </table:table-cell>
          <table:table-cell table:formula="of:=MID([.C340];1;1)" office:value-type="string" office:string-value="M" calcext:value-type="string">
            <text:p>M</text:p>
          </table:table-cell>
          <table:table-cell table:formula="of:=MID([.A340];11;1)" office:value-type="string" office:string-value="8" calcext:value-type="string">
            <text:p>8</text:p>
          </table:table-cell>
          <table:table-cell table:formula="of:=CONCATENATE([.D340];[.E340];[.F340])" office:value-type="string" office:string-value="KieM8" calcext:value-type="string">
            <text:p>KieM8</text:p>
          </table:table-cell>
          <table:table-cell/>
          <table:table-cell office:value-type="string" calcext:value-type="string">
            <text:p>RowJ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wJ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MID([.B341];1;3)" office:value-type="string" office:string-value="Mar" calcext:value-type="string">
            <text:p>Mar</text:p>
          </table:table-cell>
          <table:table-cell table:formula="of:=MID([.C341];1;1)" office:value-type="string" office:string-value="M" calcext:value-type="string">
            <text:p>M</text:p>
          </table:table-cell>
          <table:table-cell table:formula="of:=MID([.A341];11;1)" office:value-type="string" office:string-value="0" calcext:value-type="string">
            <text:p>0</text:p>
          </table:table-cell>
          <table:table-cell table:formula="of:=CONCATENATE([.D341];[.E341];[.F341])" office:value-type="string" office:string-value="MarM0" calcext:value-type="string">
            <text:p>MarM0</text:p>
          </table:table-cell>
          <table:table-cell/>
          <table:table-cell office:value-type="string" calcext:value-type="string">
            <text:p>RozJ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zJ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MID([.B342];1;3)" office:value-type="string" office:string-value="Nik" calcext:value-type="string">
            <text:p>Nik</text:p>
          </table:table-cell>
          <table:table-cell table:formula="of:=MID([.C342];1;1)" office:value-type="string" office:string-value="K" calcext:value-type="string">
            <text:p>K</text:p>
          </table:table-cell>
          <table:table-cell table:formula="of:=MID([.A342];11;1)" office:value-type="string" office:string-value="0" calcext:value-type="string">
            <text:p>0</text:p>
          </table:table-cell>
          <table:table-cell table:formula="of:=CONCATENATE([.D342];[.E342];[.F342])" office:value-type="string" office:string-value="NikK0" calcext:value-type="string">
            <text:p>NikK0</text:p>
          </table:table-cell>
          <table:table-cell/>
          <table:table-cell office:value-type="string" calcext:value-type="string">
            <text:p>RutI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tI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MID([.B343];1;3)" office:value-type="string" office:string-value="Okl" calcext:value-type="string">
            <text:p>Okl</text:p>
          </table:table-cell>
          <table:table-cell table:formula="of:=MID([.C343];1;1)" office:value-type="string" office:string-value="K" calcext:value-type="string">
            <text:p>K</text:p>
          </table:table-cell>
          <table:table-cell table:formula="of:=MID([.A343];11;1)" office:value-type="string" office:string-value="8" calcext:value-type="string">
            <text:p>8</text:p>
          </table:table-cell>
          <table:table-cell table:formula="of:=CONCATENATE([.D343];[.E343];[.F343])" office:value-type="string" office:string-value="OklK8" calcext:value-type="string">
            <text:p>OklK8</text:p>
          </table:table-cell>
          <table:table-cell/>
          <table:table-cell office:value-type="string" calcext:value-type="string">
            <text:p>RutJ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tJ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MID([.B344];1;3)" office:value-type="string" office:string-value="Lad" calcext:value-type="string">
            <text:p>Lad</text:p>
          </table:table-cell>
          <table:table-cell table:formula="of:=MID([.C344];1;1)" office:value-type="string" office:string-value="M" calcext:value-type="string">
            <text:p>M</text:p>
          </table:table-cell>
          <table:table-cell table:formula="of:=MID([.A344];11;1)" office:value-type="string" office:string-value="5" calcext:value-type="string">
            <text:p>5</text:p>
          </table:table-cell>
          <table:table-cell table:formula="of:=CONCATENATE([.D344];[.E344];[.F344])" office:value-type="string" office:string-value="LadM5" calcext:value-type="string">
            <text:p>LadM5</text:p>
          </table:table-cell>
          <table:table-cell/>
          <table:table-cell office:value-type="string" calcext:value-type="string">
            <text:p>RybI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bI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MID([.B345];1;3)" office:value-type="string" office:string-value="Kow" calcext:value-type="string">
            <text:p>Kow</text:p>
          </table:table-cell>
          <table:table-cell table:formula="of:=MID([.C345];1;1)" office:value-type="string" office:string-value="M" calcext:value-type="string">
            <text:p>M</text:p>
          </table:table-cell>
          <table:table-cell table:formula="of:=MID([.A345];11;1)" office:value-type="string" office:string-value="4" calcext:value-type="string">
            <text:p>4</text:p>
          </table:table-cell>
          <table:table-cell table:formula="of:=CONCATENATE([.D345];[.E345];[.F345])" office:value-type="string" office:string-value="KowM4" calcext:value-type="string">
            <text:p>KowM4</text:p>
          </table:table-cell>
          <table:table-cell/>
          <table:table-cell office:value-type="string" calcext:value-type="string">
            <text:p>RybI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bI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MID([.B346];1;3)" office:value-type="string" office:string-value="Paw" calcext:value-type="string">
            <text:p>Paw</text:p>
          </table:table-cell>
          <table:table-cell table:formula="of:=MID([.C346];1;1)" office:value-type="string" office:string-value="K" calcext:value-type="string">
            <text:p>K</text:p>
          </table:table-cell>
          <table:table-cell table:formula="of:=MID([.A346];11;1)" office:value-type="string" office:string-value="7" calcext:value-type="string">
            <text:p>7</text:p>
          </table:table-cell>
          <table:table-cell table:formula="of:=CONCATENATE([.D346];[.E346];[.F346])" office:value-type="string" office:string-value="PawK7" calcext:value-type="string">
            <text:p>PawK7</text:p>
          </table:table-cell>
          <table:table-cell/>
          <table:table-cell office:value-type="string" calcext:value-type="string">
            <text:p>RynI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nI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MID([.B347];1;3)" office:value-type="string" office:string-value="Nie" calcext:value-type="string">
            <text:p>Nie</text:p>
          </table:table-cell>
          <table:table-cell table:formula="of:=MID([.C347];1;1)" office:value-type="string" office:string-value="K" calcext:value-type="string">
            <text:p>K</text:p>
          </table:table-cell>
          <table:table-cell table:formula="of:=MID([.A347];11;1)" office:value-type="string" office:string-value="2" calcext:value-type="string">
            <text:p>2</text:p>
          </table:table-cell>
          <table:table-cell table:formula="of:=CONCATENATE([.D347];[.E347];[.F347])" office:value-type="string" office:string-value="NieK2" calcext:value-type="string">
            <text:p>NieK2</text:p>
          </table:table-cell>
          <table:table-cell/>
          <table:table-cell office:value-type="string" calcext:value-type="string">
            <text:p>RysI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sI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MID([.B348];1;3)" office:value-type="string" office:string-value="Haz" calcext:value-type="string">
            <text:p>Haz</text:p>
          </table:table-cell>
          <table:table-cell table:formula="of:=MID([.C348];1;1)" office:value-type="string" office:string-value="O" calcext:value-type="string">
            <text:p>O</text:p>
          </table:table-cell>
          <table:table-cell table:formula="of:=MID([.A348];11;1)" office:value-type="string" office:string-value="5" calcext:value-type="string">
            <text:p>5</text:p>
          </table:table-cell>
          <table:table-cell table:formula="of:=CONCATENATE([.D348];[.E348];[.F348])" office:value-type="string" office:string-value="HazO5" calcext:value-type="string">
            <text:p>HazO5</text:p>
          </table:table-cell>
          <table:table-cell/>
          <table:table-cell office:value-type="string" calcext:value-type="string">
            <text:p>RysI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sI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MID([.B349];1;3)" office:value-type="string" office:string-value="Ryn" calcext:value-type="string">
            <text:p>Ryn</text:p>
          </table:table-cell>
          <table:table-cell table:formula="of:=MID([.C349];1;1)" office:value-type="string" office:string-value="I" calcext:value-type="string">
            <text:p>I</text:p>
          </table:table-cell>
          <table:table-cell table:formula="of:=MID([.A349];11;1)" office:value-type="string" office:string-value="3" calcext:value-type="string">
            <text:p>3</text:p>
          </table:table-cell>
          <table:table-cell table:formula="of:=CONCATENATE([.D349];[.E349];[.F349])" office:value-type="string" office:string-value="RynI3" calcext:value-type="string">
            <text:p>RynI3</text:p>
          </table:table-cell>
          <table:table-cell/>
          <table:table-cell office:value-type="string" calcext:value-type="string">
            <text:p>SacJ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cJ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MID([.B350];1;3)" office:value-type="string" office:string-value="Rop" calcext:value-type="string">
            <text:p>Rop</text:p>
          </table:table-cell>
          <table:table-cell table:formula="of:=MID([.C350];1;1)" office:value-type="string" office:string-value="J" calcext:value-type="string">
            <text:p>J</text:p>
          </table:table-cell>
          <table:table-cell table:formula="of:=MID([.A350];11;1)" office:value-type="string" office:string-value="7" calcext:value-type="string">
            <text:p>7</text:p>
          </table:table-cell>
          <table:table-cell table:formula="of:=CONCATENATE([.D350];[.E350];[.F350])" office:value-type="string" office:string-value="RopJ7" calcext:value-type="string">
            <text:p>RopJ7</text:p>
          </table:table-cell>
          <table:table-cell/>
          <table:table-cell office:value-type="string" calcext:value-type="string">
            <text:p>SadJ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dJ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MID([.B351];1;3)" office:value-type="string" office:string-value="Gie" calcext:value-type="string">
            <text:p>Gie</text:p>
          </table:table-cell>
          <table:table-cell table:formula="of:=MID([.C351];1;1)" office:value-type="string" office:string-value="P" calcext:value-type="string">
            <text:p>P</text:p>
          </table:table-cell>
          <table:table-cell table:formula="of:=MID([.A351];11;1)" office:value-type="string" office:string-value="1" calcext:value-type="string">
            <text:p>1</text:p>
          </table:table-cell>
          <table:table-cell table:formula="of:=CONCATENATE([.D351];[.E351];[.F351])" office:value-type="string" office:string-value="GieP1" calcext:value-type="string">
            <text:p>GieP1</text:p>
          </table:table-cell>
          <table:table-cell/>
          <table:table-cell office:value-type="string" calcext:value-type="string">
            <text:p>SalJ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lJ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MID([.B352];1;3)" office:value-type="string" office:string-value="Dom" calcext:value-type="string">
            <text:p>Dom</text:p>
          </table:table-cell>
          <table:table-cell table:formula="of:=MID([.C352];1;1)" office:value-type="string" office:string-value="R" calcext:value-type="string">
            <text:p>R</text:p>
          </table:table-cell>
          <table:table-cell table:formula="of:=MID([.A352];11;1)" office:value-type="string" office:string-value="0" calcext:value-type="string">
            <text:p>0</text:p>
          </table:table-cell>
          <table:table-cell table:formula="of:=CONCATENATE([.D352];[.E352];[.F352])" office:value-type="string" office:string-value="DomR0" calcext:value-type="string">
            <text:p>DomR0</text:p>
          </table:table-cell>
          <table:table-cell/>
          <table:table-cell office:value-type="string" calcext:value-type="string">
            <text:p>SamJ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J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MID([.B353];1;3)" office:value-type="string" office:string-value="Poz" calcext:value-type="string">
            <text:p>Poz</text:p>
          </table:table-cell>
          <table:table-cell table:formula="of:=MID([.C353];1;1)" office:value-type="string" office:string-value="J" calcext:value-type="string">
            <text:p>J</text:p>
          </table:table-cell>
          <table:table-cell table:formula="of:=MID([.A353];11;1)" office:value-type="string" office:string-value="1" calcext:value-type="string">
            <text:p>1</text:p>
          </table:table-cell>
          <table:table-cell table:formula="of:=CONCATENATE([.D353];[.E353];[.F353])" office:value-type="string" office:string-value="PozJ1" calcext:value-type="string">
            <text:p>PozJ1</text:p>
          </table:table-cell>
          <table:table-cell/>
          <table:table-cell office:value-type="string" calcext:value-type="string">
            <text:p>SarI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I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MID([.B354];1;3)" office:value-type="string" office:string-value="Kow" calcext:value-type="string">
            <text:p>Kow</text:p>
          </table:table-cell>
          <table:table-cell table:formula="of:=MID([.C354];1;1)" office:value-type="string" office:string-value="M" calcext:value-type="string">
            <text:p>M</text:p>
          </table:table-cell>
          <table:table-cell table:formula="of:=MID([.A354];11;1)" office:value-type="string" office:string-value="2" calcext:value-type="string">
            <text:p>2</text:p>
          </table:table-cell>
          <table:table-cell table:formula="of:=CONCATENATE([.D354];[.E354];[.F354])" office:value-type="string" office:string-value="KowM2" calcext:value-type="string">
            <text:p>KowM2</text:p>
          </table:table-cell>
          <table:table-cell/>
          <table:table-cell office:value-type="string" calcext:value-type="string">
            <text:p>SauJ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uJ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MID([.B355];1;3)" office:value-type="string" office:string-value="Hin" calcext:value-type="string">
            <text:p>Hin</text:p>
          </table:table-cell>
          <table:table-cell table:formula="of:=MID([.C355];1;1)" office:value-type="string" office:string-value="N" calcext:value-type="string">
            <text:p>N</text:p>
          </table:table-cell>
          <table:table-cell table:formula="of:=MID([.A355];11;1)" office:value-type="string" office:string-value="5" calcext:value-type="string">
            <text:p>5</text:p>
          </table:table-cell>
          <table:table-cell table:formula="of:=CONCATENATE([.D355];[.E355];[.F355])" office:value-type="string" office:string-value="HinN5" calcext:value-type="string">
            <text:p>HinN5</text:p>
          </table:table-cell>
          <table:table-cell/>
          <table:table-cell office:value-type="string" calcext:value-type="string">
            <text:p>SenJ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nJ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MID([.B356];1;3)" office:value-type="string" office:string-value="Swi" calcext:value-type="string">
            <text:p>Swi</text:p>
          </table:table-cell>
          <table:table-cell table:formula="of:=MID([.C356];1;1)" office:value-type="string" office:string-value="D" calcext:value-type="string">
            <text:p>D</text:p>
          </table:table-cell>
          <table:table-cell table:formula="of:=MID([.A356];11;1)" office:value-type="string" office:string-value="5" calcext:value-type="string">
            <text:p>5</text:p>
          </table:table-cell>
          <table:table-cell table:formula="of:=CONCATENATE([.D356];[.E356];[.F356])" office:value-type="string" office:string-value="SwiD5" calcext:value-type="string">
            <text:p>SwiD5</text:p>
          </table:table-cell>
          <table:table-cell/>
          <table:table-cell office:value-type="string" calcext:value-type="string">
            <text:p>SerJ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J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MID([.B357];1;3)" office:value-type="string" office:string-value="Grz" calcext:value-type="string">
            <text:p>Grz</text:p>
          </table:table-cell>
          <table:table-cell table:formula="of:=MID([.C357];1;1)" office:value-type="string" office:string-value="O" calcext:value-type="string">
            <text:p>O</text:p>
          </table:table-cell>
          <table:table-cell table:formula="of:=MID([.A357];11;1)" office:value-type="string" office:string-value="1" calcext:value-type="string">
            <text:p>1</text:p>
          </table:table-cell>
          <table:table-cell table:formula="of:=CONCATENATE([.D357];[.E357];[.F357])" office:value-type="string" office:string-value="GrzO1" calcext:value-type="string">
            <text:p>GrzO1</text:p>
          </table:table-cell>
          <table:table-cell/>
          <table:table-cell office:value-type="string" calcext:value-type="string">
            <text:p>SibJ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bJ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MID([.B358];1;3)" office:value-type="string" office:string-value="Hin" calcext:value-type="string">
            <text:p>Hin</text:p>
          </table:table-cell>
          <table:table-cell table:formula="of:=MID([.C358];1;1)" office:value-type="string" office:string-value="N" calcext:value-type="string">
            <text:p>N</text:p>
          </table:table-cell>
          <table:table-cell table:formula="of:=MID([.A358];11;1)" office:value-type="string" office:string-value="2" calcext:value-type="string">
            <text:p>2</text:p>
          </table:table-cell>
          <table:table-cell table:formula="of:=CONCATENATE([.D358];[.E358];[.F358])" office:value-type="string" office:string-value="HinN2" calcext:value-type="string">
            <text:p>HinN2</text:p>
          </table:table-cell>
          <table:table-cell/>
          <table:table-cell office:value-type="string" calcext:value-type="string">
            <text:p>SieJ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eJ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MID([.B359];1;3)" office:value-type="string" office:string-value="Kaf" calcext:value-type="string">
            <text:p>Kaf</text:p>
          </table:table-cell>
          <table:table-cell table:formula="of:=MID([.C359];1;1)" office:value-type="string" office:string-value="M" calcext:value-type="string">
            <text:p>M</text:p>
          </table:table-cell>
          <table:table-cell table:formula="of:=MID([.A359];11;1)" office:value-type="string" office:string-value="3" calcext:value-type="string">
            <text:p>3</text:p>
          </table:table-cell>
          <table:table-cell table:formula="of:=CONCATENATE([.D359];[.E359];[.F359])" office:value-type="string" office:string-value="KafM3" calcext:value-type="string">
            <text:p>KafM3</text:p>
          </table:table-cell>
          <table:table-cell/>
          <table:table-cell office:value-type="string" calcext:value-type="string">
            <text:p>SikH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kH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MID([.B360];1;3)" office:value-type="string" office:string-value="Was" calcext:value-type="string">
            <text:p>Was</text:p>
          </table:table-cell>
          <table:table-cell table:formula="of:=MID([.C360];1;1)" office:value-type="string" office:string-value="B" calcext:value-type="string">
            <text:p>B</text:p>
          </table:table-cell>
          <table:table-cell table:formula="of:=MID([.A360];11;1)" office:value-type="string" office:string-value="9" calcext:value-type="string">
            <text:p>9</text:p>
          </table:table-cell>
          <table:table-cell table:formula="of:=CONCATENATE([.D360];[.E360];[.F360])" office:value-type="string" office:string-value="WasB9" calcext:value-type="string">
            <text:p>WasB9</text:p>
          </table:table-cell>
          <table:table-cell/>
          <table:table-cell office:value-type="string" calcext:value-type="string">
            <text:p>SilH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lH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MID([.B361];1;3)" office:value-type="string" office:string-value="Was" calcext:value-type="string">
            <text:p>Was</text:p>
          </table:table-cell>
          <table:table-cell table:formula="of:=MID([.C361];1;1)" office:value-type="string" office:string-value="B" calcext:value-type="string">
            <text:p>B</text:p>
          </table:table-cell>
          <table:table-cell table:formula="of:=MID([.A361];11;1)" office:value-type="string" office:string-value="9" calcext:value-type="string">
            <text:p>9</text:p>
          </table:table-cell>
          <table:table-cell table:formula="of:=CONCATENATE([.D361];[.E361];[.F361])" office:value-type="string" office:string-value="WasB9" calcext:value-type="string">
            <text:p>WasB9</text:p>
          </table:table-cell>
          <table:table-cell/>
          <table:table-cell office:value-type="string" calcext:value-type="string">
            <text:p>SimH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H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MID([.B362];1;3)" office:value-type="string" office:string-value="Luk" calcext:value-type="string">
            <text:p>Luk</text:p>
          </table:table-cell>
          <table:table-cell table:formula="of:=MID([.C362];1;1)" office:value-type="string" office:string-value="M" calcext:value-type="string">
            <text:p>M</text:p>
          </table:table-cell>
          <table:table-cell table:formula="of:=MID([.A362];11;1)" office:value-type="string" office:string-value="2" calcext:value-type="string">
            <text:p>2</text:p>
          </table:table-cell>
          <table:table-cell table:formula="of:=CONCATENATE([.D362];[.E362];[.F362])" office:value-type="string" office:string-value="LukM2" calcext:value-type="string">
            <text:p>LukM2</text:p>
          </table:table-cell>
          <table:table-cell/>
          <table:table-cell office:value-type="string" calcext:value-type="string">
            <text:p>SkaG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kaG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MID([.B363];1;3)" office:value-type="string" office:string-value="Sil" calcext:value-type="string">
            <text:p>Sil</text:p>
          </table:table-cell>
          <table:table-cell table:formula="of:=MID([.C363];1;1)" office:value-type="string" office:string-value="H" calcext:value-type="string">
            <text:p>H</text:p>
          </table:table-cell>
          <table:table-cell table:formula="of:=MID([.A363];11;1)" office:value-type="string" office:string-value="7" calcext:value-type="string">
            <text:p>7</text:p>
          </table:table-cell>
          <table:table-cell table:formula="of:=CONCATENATE([.D363];[.E363];[.F363])" office:value-type="string" office:string-value="SilH7" calcext:value-type="string">
            <text:p>SilH7</text:p>
          </table:table-cell>
          <table:table-cell/>
          <table:table-cell office:value-type="string" calcext:value-type="string">
            <text:p>SkaG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kaG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MID([.B364];1;3)" office:value-type="string" office:string-value="Zyg" calcext:value-type="string">
            <text:p>Zyg</text:p>
          </table:table-cell>
          <table:table-cell table:formula="of:=MID([.C364];1;1)" office:value-type="string" office:string-value="A" calcext:value-type="string">
            <text:p>A</text:p>
          </table:table-cell>
          <table:table-cell table:formula="of:=MID([.A364];11;1)" office:value-type="string" office:string-value="2" calcext:value-type="string">
            <text:p>2</text:p>
          </table:table-cell>
          <table:table-cell table:formula="of:=CONCATENATE([.D364];[.E364];[.F364])" office:value-type="string" office:string-value="ZygA2" calcext:value-type="string">
            <text:p>ZygA2</text:p>
          </table:table-cell>
          <table:table-cell/>
          <table:table-cell office:value-type="string" calcext:value-type="string">
            <text:p>SkrI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krI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MID([.B365];1;3)" office:value-type="string" office:string-value="Pet" calcext:value-type="string">
            <text:p>Pet</text:p>
          </table:table-cell>
          <table:table-cell table:formula="of:=MID([.C365];1;1)" office:value-type="string" office:string-value="J" calcext:value-type="string">
            <text:p>J</text:p>
          </table:table-cell>
          <table:table-cell table:formula="of:=MID([.A365];11;1)" office:value-type="string" office:string-value="0" calcext:value-type="string">
            <text:p>0</text:p>
          </table:table-cell>
          <table:table-cell table:formula="of:=CONCATENATE([.D365];[.E365];[.F365])" office:value-type="string" office:string-value="PetJ0" calcext:value-type="string">
            <text:p>PetJ0</text:p>
          </table:table-cell>
          <table:table-cell/>
          <table:table-cell office:value-type="string" calcext:value-type="string">
            <text:p>SmiA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iA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MID([.B366];1;3)" office:value-type="string" office:string-value="Han" calcext:value-type="string">
            <text:p>Han</text:p>
          </table:table-cell>
          <table:table-cell table:formula="of:=MID([.C366];1;1)" office:value-type="string" office:string-value="O" calcext:value-type="string">
            <text:p>O</text:p>
          </table:table-cell>
          <table:table-cell table:formula="of:=MID([.A366];11;1)" office:value-type="string" office:string-value="3" calcext:value-type="string">
            <text:p>3</text:p>
          </table:table-cell>
          <table:table-cell table:formula="of:=CONCATENATE([.D366];[.E366];[.F366])" office:value-type="string" office:string-value="HanO3" calcext:value-type="string">
            <text:p>HanO3</text:p>
          </table:table-cell>
          <table:table-cell/>
          <table:table-cell office:value-type="string" calcext:value-type="string">
            <text:p>SmoF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oF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MID([.B367];1;3)" office:value-type="string" office:string-value="Sam" calcext:value-type="string">
            <text:p>Sam</text:p>
          </table:table-cell>
          <table:table-cell table:formula="of:=MID([.C367];1;1)" office:value-type="string" office:string-value="J" calcext:value-type="string">
            <text:p>J</text:p>
          </table:table-cell>
          <table:table-cell table:formula="of:=MID([.A367];11;1)" office:value-type="string" office:string-value="9" calcext:value-type="string">
            <text:p>9</text:p>
          </table:table-cell>
          <table:table-cell table:formula="of:=CONCATENATE([.D367];[.E367];[.F367])" office:value-type="string" office:string-value="SamJ9" calcext:value-type="string">
            <text:p>SamJ9</text:p>
          </table:table-cell>
          <table:table-cell/>
          <table:table-cell office:value-type="string" calcext:value-type="string">
            <text:p>SnaF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aF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MID([.B368];1;3)" office:value-type="string" office:string-value="Ber" calcext:value-type="string">
            <text:p>Ber</text:p>
          </table:table-cell>
          <table:table-cell table:formula="of:=MID([.C368];1;1)" office:value-type="string" office:string-value="W" calcext:value-type="string">
            <text:p>W</text:p>
          </table:table-cell>
          <table:table-cell table:formula="of:=MID([.A368];11;1)" office:value-type="string" office:string-value="1" calcext:value-type="string">
            <text:p>1</text:p>
          </table:table-cell>
          <table:table-cell table:formula="of:=CONCATENATE([.D368];[.E368];[.F368])" office:value-type="string" office:string-value="BerW1" calcext:value-type="string">
            <text:p>BerW1</text:p>
          </table:table-cell>
          <table:table-cell/>
          <table:table-cell office:value-type="string" calcext:value-type="string">
            <text:p>SobF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F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MID([.B369];1;3)" office:value-type="string" office:string-value="Bia" calcext:value-type="string">
            <text:p>Bia</text:p>
          </table:table-cell>
          <table:table-cell table:formula="of:=MID([.C369];1;1)" office:value-type="string" office:string-value="P" calcext:value-type="string">
            <text:p>P</text:p>
          </table:table-cell>
          <table:table-cell table:formula="of:=MID([.A369];11;1)" office:value-type="string" office:string-value="4" calcext:value-type="string">
            <text:p>4</text:p>
          </table:table-cell>
          <table:table-cell table:formula="of:=CONCATENATE([.D369];[.E369];[.F369])" office:value-type="string" office:string-value="BiaP4" calcext:value-type="string">
            <text:p>BiaP4</text:p>
          </table:table-cell>
          <table:table-cell/>
          <table:table-cell office:value-type="string" calcext:value-type="string">
            <text:p>SobF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F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MID([.B370];1;3)" office:value-type="string" office:string-value="Rut" calcext:value-type="string">
            <text:p>Rut</text:p>
          </table:table-cell>
          <table:table-cell table:formula="of:=MID([.C370];1;1)" office:value-type="string" office:string-value="J" calcext:value-type="string">
            <text:p>J</text:p>
          </table:table-cell>
          <table:table-cell table:formula="of:=MID([.A370];11;1)" office:value-type="string" office:string-value="7" calcext:value-type="string">
            <text:p>7</text:p>
          </table:table-cell>
          <table:table-cell table:formula="of:=CONCATENATE([.D370];[.E370];[.F370])" office:value-type="string" office:string-value="RutJ7" calcext:value-type="string">
            <text:p>RutJ7</text:p>
          </table:table-cell>
          <table:table-cell/>
          <table:table-cell office:value-type="string" calcext:value-type="string">
            <text:p>SocI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cI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MID([.B371];1;3)" office:value-type="string" office:string-value="Kow" calcext:value-type="string">
            <text:p>Kow</text:p>
          </table:table-cell>
          <table:table-cell table:formula="of:=MID([.C371];1;1)" office:value-type="string" office:string-value="M" calcext:value-type="string">
            <text:p>M</text:p>
          </table:table-cell>
          <table:table-cell table:formula="of:=MID([.A371];11;1)" office:value-type="string" office:string-value="9" calcext:value-type="string">
            <text:p>9</text:p>
          </table:table-cell>
          <table:table-cell table:formula="of:=CONCATENATE([.D371];[.E371];[.F371])" office:value-type="string" office:string-value="KowM9" calcext:value-type="string">
            <text:p>KowM9</text:p>
          </table:table-cell>
          <table:table-cell/>
          <table:table-cell office:value-type="string" calcext:value-type="string">
            <text:p>SosF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sF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MID([.B372];1;3)" office:value-type="string" office:string-value="Sad" calcext:value-type="string">
            <text:p>Sad</text:p>
          </table:table-cell>
          <table:table-cell table:formula="of:=MID([.C372];1;1)" office:value-type="string" office:string-value="J" calcext:value-type="string">
            <text:p>J</text:p>
          </table:table-cell>
          <table:table-cell table:formula="of:=MID([.A372];11;1)" office:value-type="string" office:string-value="6" calcext:value-type="string">
            <text:p>6</text:p>
          </table:table-cell>
          <table:table-cell table:formula="of:=CONCATENATE([.D372];[.E372];[.F372])" office:value-type="string" office:string-value="SadJ6" calcext:value-type="string">
            <text:p>SadJ6</text:p>
          </table:table-cell>
          <table:table-cell/>
          <table:table-cell office:value-type="string" calcext:value-type="string">
            <text:p>SpaF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F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MID([.B373];1;3)" office:value-type="string" office:string-value="Sob" calcext:value-type="string">
            <text:p>Sob</text:p>
          </table:table-cell>
          <table:table-cell table:formula="of:=MID([.C373];1;1)" office:value-type="string" office:string-value="F" calcext:value-type="string">
            <text:p>F</text:p>
          </table:table-cell>
          <table:table-cell table:formula="of:=MID([.A373];11;1)" office:value-type="string" office:string-value="7" calcext:value-type="string">
            <text:p>7</text:p>
          </table:table-cell>
          <table:table-cell table:formula="of:=CONCATENATE([.D373];[.E373];[.F373])" office:value-type="string" office:string-value="SobF7" calcext:value-type="string">
            <text:p>SobF7</text:p>
          </table:table-cell>
          <table:table-cell/>
          <table:table-cell office:value-type="string" calcext:value-type="string">
            <text:p>SpyF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yF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MID([.B374];1;3)" office:value-type="string" office:string-value="Sen" calcext:value-type="string">
            <text:p>Sen</text:p>
          </table:table-cell>
          <table:table-cell table:formula="of:=MID([.C374];1;1)" office:value-type="string" office:string-value="J" calcext:value-type="string">
            <text:p>J</text:p>
          </table:table-cell>
          <table:table-cell table:formula="of:=MID([.A374];11;1)" office:value-type="string" office:string-value="5" calcext:value-type="string">
            <text:p>5</text:p>
          </table:table-cell>
          <table:table-cell table:formula="of:=CONCATENATE([.D374];[.E374];[.F374])" office:value-type="string" office:string-value="SenJ5" calcext:value-type="string">
            <text:p>SenJ5</text:p>
          </table:table-cell>
          <table:table-cell/>
          <table:table-cell office:value-type="string" calcext:value-type="string">
            <text:p>SroH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roH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MID([.B375];1;3)" office:value-type="string" office:string-value="Sta" calcext:value-type="string">
            <text:p>Sta</text:p>
          </table:table-cell>
          <table:table-cell table:formula="of:=MID([.C375];1;1)" office:value-type="string" office:string-value="H" calcext:value-type="string">
            <text:p>H</text:p>
          </table:table-cell>
          <table:table-cell table:formula="of:=MID([.A375];11;1)" office:value-type="string" office:string-value="7" calcext:value-type="string">
            <text:p>7</text:p>
          </table:table-cell>
          <table:table-cell table:formula="of:=CONCATENATE([.D375];[.E375];[.F375])" office:value-type="string" office:string-value="StaH7" calcext:value-type="string">
            <text:p>StaH7</text:p>
          </table:table-cell>
          <table:table-cell/>
          <table:table-cell office:value-type="string" calcext:value-type="string">
            <text:p>SroI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roI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MID([.B376];1;3)" office:value-type="string" office:string-value="Szc" calcext:value-type="string">
            <text:p>Szc</text:p>
          </table:table-cell>
          <table:table-cell table:formula="of:=MID([.C376];1;1)" office:value-type="string" office:string-value="D" calcext:value-type="string">
            <text:p>D</text:p>
          </table:table-cell>
          <table:table-cell table:formula="of:=MID([.A376];11;1)" office:value-type="string" office:string-value="6" calcext:value-type="string">
            <text:p>6</text:p>
          </table:table-cell>
          <table:table-cell table:formula="of:=CONCATENATE([.D376];[.E376];[.F376])" office:value-type="string" office:string-value="SzcD6" calcext:value-type="string">
            <text:p>SzcD6</text:p>
          </table:table-cell>
          <table:table-cell/>
          <table:table-cell office:value-type="string" calcext:value-type="string">
            <text:p>StaF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F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MID([.B377];1;3)" office:value-type="string" office:string-value="Woj" calcext:value-type="string">
            <text:p>Woj</text:p>
          </table:table-cell>
          <table:table-cell table:formula="of:=MID([.C377];1;1)" office:value-type="string" office:string-value="A" calcext:value-type="string">
            <text:p>A</text:p>
          </table:table-cell>
          <table:table-cell table:formula="of:=MID([.A377];11;1)" office:value-type="string" office:string-value="2" calcext:value-type="string">
            <text:p>2</text:p>
          </table:table-cell>
          <table:table-cell table:formula="of:=CONCATENATE([.D377];[.E377];[.F377])" office:value-type="string" office:string-value="WojA2" calcext:value-type="string">
            <text:p>WojA2</text:p>
          </table:table-cell>
          <table:table-cell/>
          <table:table-cell office:value-type="string" calcext:value-type="string">
            <text:p>StaH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H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MID([.B378];1;3)" office:value-type="string" office:string-value="Sal" calcext:value-type="string">
            <text:p>Sal</text:p>
          </table:table-cell>
          <table:table-cell table:formula="of:=MID([.C378];1;1)" office:value-type="string" office:string-value="J" calcext:value-type="string">
            <text:p>J</text:p>
          </table:table-cell>
          <table:table-cell table:formula="of:=MID([.A378];11;1)" office:value-type="string" office:string-value="9" calcext:value-type="string">
            <text:p>9</text:p>
          </table:table-cell>
          <table:table-cell table:formula="of:=CONCATENATE([.D378];[.E378];[.F378])" office:value-type="string" office:string-value="SalJ9" calcext:value-type="string">
            <text:p>SalJ9</text:p>
          </table:table-cell>
          <table:table-cell/>
          <table:table-cell office:value-type="string" calcext:value-type="string">
            <text:p>StaH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H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MID([.B379];1;3)" office:value-type="string" office:string-value="Skr" calcext:value-type="string">
            <text:p>Skr</text:p>
          </table:table-cell>
          <table:table-cell table:formula="of:=MID([.C379];1;1)" office:value-type="string" office:string-value="I" calcext:value-type="string">
            <text:p>I</text:p>
          </table:table-cell>
          <table:table-cell table:formula="of:=MID([.A379];11;1)" office:value-type="string" office:string-value="3" calcext:value-type="string">
            <text:p>3</text:p>
          </table:table-cell>
          <table:table-cell table:formula="of:=CONCATENATE([.D379];[.E379];[.F379])" office:value-type="string" office:string-value="SkrI3" calcext:value-type="string">
            <text:p>SkrI3</text:p>
          </table:table-cell>
          <table:table-cell/>
          <table:table-cell office:value-type="string" calcext:value-type="string">
            <text:p>StaH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H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MID([.B380];1;3)" office:value-type="string" office:string-value="Kos" calcext:value-type="string">
            <text:p>Kos</text:p>
          </table:table-cell>
          <table:table-cell table:formula="of:=MID([.C380];1;1)" office:value-type="string" office:string-value="M" calcext:value-type="string">
            <text:p>M</text:p>
          </table:table-cell>
          <table:table-cell table:formula="of:=MID([.A380];11;1)" office:value-type="string" office:string-value="0" calcext:value-type="string">
            <text:p>0</text:p>
          </table:table-cell>
          <table:table-cell table:formula="of:=CONCATENATE([.D380];[.E380];[.F380])" office:value-type="string" office:string-value="KosM0" calcext:value-type="string">
            <text:p>KosM0</text:p>
          </table:table-cell>
          <table:table-cell/>
          <table:table-cell office:value-type="string" calcext:value-type="string">
            <text:p>StaH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H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MID([.B381];1;3)" office:value-type="string" office:string-value="Kow" calcext:value-type="string">
            <text:p>Kow</text:p>
          </table:table-cell>
          <table:table-cell table:formula="of:=MID([.C381];1;1)" office:value-type="string" office:string-value="M" calcext:value-type="string">
            <text:p>M</text:p>
          </table:table-cell>
          <table:table-cell table:formula="of:=MID([.A381];11;1)" office:value-type="string" office:string-value="4" calcext:value-type="string">
            <text:p>4</text:p>
          </table:table-cell>
          <table:table-cell table:formula="of:=CONCATENATE([.D381];[.E381];[.F381])" office:value-type="string" office:string-value="KowM4" calcext:value-type="string">
            <text:p>KowM4</text:p>
          </table:table-cell>
          <table:table-cell/>
          <table:table-cell office:value-type="string" calcext:value-type="string">
            <text:p>StaH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H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MID([.B382];1;3)" office:value-type="string" office:string-value="Glo" calcext:value-type="string">
            <text:p>Glo</text:p>
          </table:table-cell>
          <table:table-cell table:formula="of:=MID([.C382];1;1)" office:value-type="string" office:string-value="P" calcext:value-type="string">
            <text:p>P</text:p>
          </table:table-cell>
          <table:table-cell table:formula="of:=MID([.A382];11;1)" office:value-type="string" office:string-value="4" calcext:value-type="string">
            <text:p>4</text:p>
          </table:table-cell>
          <table:table-cell table:formula="of:=CONCATENATE([.D382];[.E382];[.F382])" office:value-type="string" office:string-value="GloP4" calcext:value-type="string">
            <text:p>GloP4</text:p>
          </table:table-cell>
          <table:table-cell/>
          <table:table-cell office:value-type="string" calcext:value-type="string">
            <text:p>SteH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H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MID([.B383];1;3)" office:value-type="string" office:string-value="Sau" calcext:value-type="string">
            <text:p>Sau</text:p>
          </table:table-cell>
          <table:table-cell table:formula="of:=MID([.C383];1;1)" office:value-type="string" office:string-value="J" calcext:value-type="string">
            <text:p>J</text:p>
          </table:table-cell>
          <table:table-cell table:formula="of:=MID([.A383];11;1)" office:value-type="string" office:string-value="2" calcext:value-type="string">
            <text:p>2</text:p>
          </table:table-cell>
          <table:table-cell table:formula="of:=CONCATENATE([.D383];[.E383];[.F383])" office:value-type="string" office:string-value="SauJ2" calcext:value-type="string">
            <text:p>SauJ2</text:p>
          </table:table-cell>
          <table:table-cell/>
          <table:table-cell office:value-type="string" calcext:value-type="string">
            <text:p>SteH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H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MID([.B384];1;3)" office:value-type="string" office:string-value="Jak" calcext:value-type="string">
            <text:p>Jak</text:p>
          </table:table-cell>
          <table:table-cell table:formula="of:=MID([.C384];1;1)" office:value-type="string" office:string-value="N" calcext:value-type="string">
            <text:p>N</text:p>
          </table:table-cell>
          <table:table-cell table:formula="of:=MID([.A384];11;1)" office:value-type="string" office:string-value="5" calcext:value-type="string">
            <text:p>5</text:p>
          </table:table-cell>
          <table:table-cell table:formula="of:=CONCATENATE([.D384];[.E384];[.F384])" office:value-type="string" office:string-value="JakN5" calcext:value-type="string">
            <text:p>JakN5</text:p>
          </table:table-cell>
          <table:table-cell/>
          <table:table-cell office:value-type="string" calcext:value-type="string">
            <text:p>StrF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F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MID([.B385];1;3)" office:value-type="string" office:string-value="Lab" calcext:value-type="string">
            <text:p>Lab</text:p>
          </table:table-cell>
          <table:table-cell table:formula="of:=MID([.C385];1;1)" office:value-type="string" office:string-value="M" calcext:value-type="string">
            <text:p>M</text:p>
          </table:table-cell>
          <table:table-cell table:formula="of:=MID([.A385];11;1)" office:value-type="string" office:string-value="5" calcext:value-type="string">
            <text:p>5</text:p>
          </table:table-cell>
          <table:table-cell table:formula="of:=CONCATENATE([.D385];[.E385];[.F385])" office:value-type="string" office:string-value="LabM5" calcext:value-type="string">
            <text:p>LabM5</text:p>
          </table:table-cell>
          <table:table-cell/>
          <table:table-cell office:value-type="string" calcext:value-type="string">
            <text:p>StrF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F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MID([.B386];1;3)" office:value-type="string" office:string-value="Prz" calcext:value-type="string">
            <text:p>Prz</text:p>
          </table:table-cell>
          <table:table-cell table:formula="of:=MID([.C386];1;1)" office:value-type="string" office:string-value="J" calcext:value-type="string">
            <text:p>J</text:p>
          </table:table-cell>
          <table:table-cell table:formula="of:=MID([.A386];11;1)" office:value-type="string" office:string-value="1" calcext:value-type="string">
            <text:p>1</text:p>
          </table:table-cell>
          <table:table-cell table:formula="of:=CONCATENATE([.D386];[.E386];[.F386])" office:value-type="string" office:string-value="PrzJ1" calcext:value-type="string">
            <text:p>PrzJ1</text:p>
          </table:table-cell>
          <table:table-cell/>
          <table:table-cell office:value-type="string" calcext:value-type="string">
            <text:p>StrF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F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MID([.B387];1;3)" office:value-type="string" office:string-value="Soc" calcext:value-type="string">
            <text:p>Soc</text:p>
          </table:table-cell>
          <table:table-cell table:formula="of:=MID([.C387];1;1)" office:value-type="string" office:string-value="I" calcext:value-type="string">
            <text:p>I</text:p>
          </table:table-cell>
          <table:table-cell table:formula="of:=MID([.A387];11;1)" office:value-type="string" office:string-value="1" calcext:value-type="string">
            <text:p>1</text:p>
          </table:table-cell>
          <table:table-cell table:formula="of:=CONCATENATE([.D387];[.E387];[.F387])" office:value-type="string" office:string-value="SocI1" calcext:value-type="string">
            <text:p>SocI1</text:p>
          </table:table-cell>
          <table:table-cell/>
          <table:table-cell office:value-type="string" calcext:value-type="string">
            <text:p>StrF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F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MID([.B388];1;3)" office:value-type="string" office:string-value="Wie" calcext:value-type="string">
            <text:p>Wie</text:p>
          </table:table-cell>
          <table:table-cell table:formula="of:=MID([.C388];1;1)" office:value-type="string" office:string-value="A" calcext:value-type="string">
            <text:p>A</text:p>
          </table:table-cell>
          <table:table-cell table:formula="of:=MID([.A388];11;1)" office:value-type="string" office:string-value="2" calcext:value-type="string">
            <text:p>2</text:p>
          </table:table-cell>
          <table:table-cell table:formula="of:=CONCATENATE([.D388];[.E388];[.F388])" office:value-type="string" office:string-value="WieA2" calcext:value-type="string">
            <text:p>WieA2</text:p>
          </table:table-cell>
          <table:table-cell/>
          <table:table-cell office:value-type="string" calcext:value-type="string">
            <text:p>Swi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A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MID([.B389];1;3)" office:value-type="string" office:string-value="Sar" calcext:value-type="string">
            <text:p>Sar</text:p>
          </table:table-cell>
          <table:table-cell table:formula="of:=MID([.C389];1;1)" office:value-type="string" office:string-value="I" calcext:value-type="string">
            <text:p>I</text:p>
          </table:table-cell>
          <table:table-cell table:formula="of:=MID([.A389];11;1)" office:value-type="string" office:string-value="6" calcext:value-type="string">
            <text:p>6</text:p>
          </table:table-cell>
          <table:table-cell table:formula="of:=CONCATENATE([.D389];[.E389];[.F389])" office:value-type="string" office:string-value="SarI6" calcext:value-type="string">
            <text:p>SarI6</text:p>
          </table:table-cell>
          <table:table-cell/>
          <table:table-cell office:value-type="string" calcext:value-type="string">
            <text:p>SwiC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C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MID([.B390];1;3)" office:value-type="string" office:string-value="Mac" calcext:value-type="string">
            <text:p>Mac</text:p>
          </table:table-cell>
          <table:table-cell table:formula="of:=MID([.C390];1;1)" office:value-type="string" office:string-value="M" calcext:value-type="string">
            <text:p>M</text:p>
          </table:table-cell>
          <table:table-cell table:formula="of:=MID([.A390];11;1)" office:value-type="string" office:string-value="1" calcext:value-type="string">
            <text:p>1</text:p>
          </table:table-cell>
          <table:table-cell table:formula="of:=CONCATENATE([.D390];[.E390];[.F390])" office:value-type="string" office:string-value="MacM1" calcext:value-type="string">
            <text:p>MacM1</text:p>
          </table:table-cell>
          <table:table-cell/>
          <table:table-cell office:value-type="string" calcext:value-type="string">
            <text:p>SwiC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C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MID([.B391];1;3)" office:value-type="string" office:string-value="Kow" calcext:value-type="string">
            <text:p>Kow</text:p>
          </table:table-cell>
          <table:table-cell table:formula="of:=MID([.C391];1;1)" office:value-type="string" office:string-value="M" calcext:value-type="string">
            <text:p>M</text:p>
          </table:table-cell>
          <table:table-cell table:formula="of:=MID([.A391];11;1)" office:value-type="string" office:string-value="4" calcext:value-type="string">
            <text:p>4</text:p>
          </table:table-cell>
          <table:table-cell table:formula="of:=CONCATENATE([.D391];[.E391];[.F391])" office:value-type="string" office:string-value="KowM4" calcext:value-type="string">
            <text:p>KowM4</text:p>
          </table:table-cell>
          <table:table-cell/>
          <table:table-cell office:value-type="string" calcext:value-type="string">
            <text:p>SwiD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D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MID([.B392];1;3)" office:value-type="string" office:string-value="Bro" calcext:value-type="string">
            <text:p>Bro</text:p>
          </table:table-cell>
          <table:table-cell table:formula="of:=MID([.C392];1;1)" office:value-type="string" office:string-value="Z" calcext:value-type="string">
            <text:p>Z</text:p>
          </table:table-cell>
          <table:table-cell table:formula="of:=MID([.A392];11;1)" office:value-type="string" office:string-value="3" calcext:value-type="string">
            <text:p>3</text:p>
          </table:table-cell>
          <table:table-cell table:formula="of:=CONCATENATE([.D392];[.E392];[.F392])" office:value-type="string" office:string-value="BroZ3" calcext:value-type="string">
            <text:p>BroZ3</text:p>
          </table:table-cell>
          <table:table-cell/>
          <table:table-cell office:value-type="string" calcext:value-type="string">
            <text:p>SykF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kF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MID([.B393];1;3)" office:value-type="string" office:string-value="Fil" calcext:value-type="string">
            <text:p>Fil</text:p>
          </table:table-cell>
          <table:table-cell table:formula="of:=MID([.C393];1;1)" office:value-type="string" office:string-value="S" calcext:value-type="string">
            <text:p>S</text:p>
          </table:table-cell>
          <table:table-cell table:formula="of:=MID([.A393];11;1)" office:value-type="string" office:string-value="4" calcext:value-type="string">
            <text:p>4</text:p>
          </table:table-cell>
          <table:table-cell table:formula="of:=CONCATENATE([.D393];[.E393];[.F393])" office:value-type="string" office:string-value="FilS4" calcext:value-type="string">
            <text:p>FilS4</text:p>
          </table:table-cell>
          <table:table-cell/>
          <table:table-cell office:value-type="string" calcext:value-type="string">
            <text:p>SymE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mE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MID([.B394];1;3)" office:value-type="string" office:string-value="Sim" calcext:value-type="string">
            <text:p>Sim</text:p>
          </table:table-cell>
          <table:table-cell table:formula="of:=MID([.C394];1;1)" office:value-type="string" office:string-value="H" calcext:value-type="string">
            <text:p>H</text:p>
          </table:table-cell>
          <table:table-cell table:formula="of:=MID([.A394];11;1)" office:value-type="string" office:string-value="5" calcext:value-type="string">
            <text:p>5</text:p>
          </table:table-cell>
          <table:table-cell table:formula="of:=CONCATENATE([.D394];[.E394];[.F394])" office:value-type="string" office:string-value="SimH5" calcext:value-type="string">
            <text:p>SimH5</text:p>
          </table:table-cell>
          <table:table-cell/>
          <table:table-cell office:value-type="string" calcext:value-type="string">
            <text:p>SzaE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aE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MID([.B395];1;3)" office:value-type="string" office:string-value="Rie" calcext:value-type="string">
            <text:p>Rie</text:p>
          </table:table-cell>
          <table:table-cell table:formula="of:=MID([.C395];1;1)" office:value-type="string" office:string-value="J" calcext:value-type="string">
            <text:p>J</text:p>
          </table:table-cell>
          <table:table-cell table:formula="of:=MID([.A395];11;1)" office:value-type="string" office:string-value="2" calcext:value-type="string">
            <text:p>2</text:p>
          </table:table-cell>
          <table:table-cell table:formula="of:=CONCATENATE([.D395];[.E395];[.F395])" office:value-type="string" office:string-value="RieJ2" calcext:value-type="string">
            <text:p>RieJ2</text:p>
          </table:table-cell>
          <table:table-cell/>
          <table:table-cell office:value-type="string" calcext:value-type="string">
            <text:p>SzcD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cD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MID([.B396];1;3)" office:value-type="string" office:string-value="Koz" calcext:value-type="string">
            <text:p>Koz</text:p>
          </table:table-cell>
          <table:table-cell table:formula="of:=MID([.C396];1;1)" office:value-type="string" office:string-value="M" calcext:value-type="string">
            <text:p>M</text:p>
          </table:table-cell>
          <table:table-cell table:formula="of:=MID([.A396];11;1)" office:value-type="string" office:string-value="8" calcext:value-type="string">
            <text:p>8</text:p>
          </table:table-cell>
          <table:table-cell table:formula="of:=CONCATENATE([.D396];[.E396];[.F396])" office:value-type="string" office:string-value="KozM8" calcext:value-type="string">
            <text:p>KozM8</text:p>
          </table:table-cell>
          <table:table-cell/>
          <table:table-cell office:value-type="string" calcext:value-type="string">
            <text:p>SzcD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cD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MID([.B397];1;3)" office:value-type="string" office:string-value="Por" calcext:value-type="string">
            <text:p>Por</text:p>
          </table:table-cell>
          <table:table-cell table:formula="of:=MID([.C397];1;1)" office:value-type="string" office:string-value="J" calcext:value-type="string">
            <text:p>J</text:p>
          </table:table-cell>
          <table:table-cell table:formula="of:=MID([.A397];11;1)" office:value-type="string" office:string-value="0" calcext:value-type="string">
            <text:p>0</text:p>
          </table:table-cell>
          <table:table-cell table:formula="of:=CONCATENATE([.D397];[.E397];[.F397])" office:value-type="string" office:string-value="PorJ0" calcext:value-type="string">
            <text:p>PorJ0</text:p>
          </table:table-cell>
          <table:table-cell/>
          <table:table-cell office:value-type="string" calcext:value-type="string">
            <text:p>SzcE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cE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MID([.B398];1;3)" office:value-type="string" office:string-value="Sac" calcext:value-type="string">
            <text:p>Sac</text:p>
          </table:table-cell>
          <table:table-cell table:formula="of:=MID([.C398];1;1)" office:value-type="string" office:string-value="J" calcext:value-type="string">
            <text:p>J</text:p>
          </table:table-cell>
          <table:table-cell table:formula="of:=MID([.A398];11;1)" office:value-type="string" office:string-value="3" calcext:value-type="string">
            <text:p>3</text:p>
          </table:table-cell>
          <table:table-cell table:formula="of:=CONCATENATE([.D398];[.E398];[.F398])" office:value-type="string" office:string-value="SacJ3" calcext:value-type="string">
            <text:p>SacJ3</text:p>
          </table:table-cell>
          <table:table-cell/>
          <table:table-cell office:value-type="string" calcext:value-type="string">
            <text:p>SzcE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cE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MID([.B399];1;3)" office:value-type="string" office:string-value="Spa" calcext:value-type="string">
            <text:p>Spa</text:p>
          </table:table-cell>
          <table:table-cell table:formula="of:=MID([.C399];1;1)" office:value-type="string" office:string-value="F" calcext:value-type="string">
            <text:p>F</text:p>
          </table:table-cell>
          <table:table-cell table:formula="of:=MID([.A399];11;1)" office:value-type="string" office:string-value="7" calcext:value-type="string">
            <text:p>7</text:p>
          </table:table-cell>
          <table:table-cell table:formula="of:=CONCATENATE([.D399];[.E399];[.F399])" office:value-type="string" office:string-value="SpaF7" calcext:value-type="string">
            <text:p>SpaF7</text:p>
          </table:table-cell>
          <table:table-cell/>
          <table:table-cell office:value-type="string" calcext:value-type="string">
            <text:p>SzmD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mD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MID([.B400];1;3)" office:value-type="string" office:string-value="Mac" calcext:value-type="string">
            <text:p>Mac</text:p>
          </table:table-cell>
          <table:table-cell table:formula="of:=MID([.C400];1;1)" office:value-type="string" office:string-value="M" calcext:value-type="string">
            <text:p>M</text:p>
          </table:table-cell>
          <table:table-cell table:formula="of:=MID([.A400];11;1)" office:value-type="string" office:string-value="4" calcext:value-type="string">
            <text:p>4</text:p>
          </table:table-cell>
          <table:table-cell table:formula="of:=CONCATENATE([.D400];[.E400];[.F400])" office:value-type="string" office:string-value="MacM4" calcext:value-type="string">
            <text:p>MacM4</text:p>
          </table:table-cell>
          <table:table-cell/>
          <table:table-cell office:value-type="string" calcext:value-type="string">
            <text:p>SznD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n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MID([.B401];1;3)" office:value-type="string" office:string-value="Zmu" calcext:value-type="string">
            <text:p>Zmu</text:p>
          </table:table-cell>
          <table:table-cell table:formula="of:=MID([.C401];1;1)" office:value-type="string" office:string-value="A" calcext:value-type="string">
            <text:p>A</text:p>
          </table:table-cell>
          <table:table-cell table:formula="of:=MID([.A401];11;1)" office:value-type="string" office:string-value="8" calcext:value-type="string">
            <text:p>8</text:p>
          </table:table-cell>
          <table:table-cell table:formula="of:=CONCATENATE([.D401];[.E401];[.F401])" office:value-type="string" office:string-value="ZmuA8" calcext:value-type="string">
            <text:p>ZmuA8</text:p>
          </table:table-cell>
          <table:table-cell/>
          <table:table-cell office:value-type="string" calcext:value-type="string">
            <text:p>SzoD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oD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MID([.B402];1;3)" office:value-type="string" office:string-value="Rem" calcext:value-type="string">
            <text:p>Rem</text:p>
          </table:table-cell>
          <table:table-cell table:formula="of:=MID([.C402];1;1)" office:value-type="string" office:string-value="J" calcext:value-type="string">
            <text:p>J</text:p>
          </table:table-cell>
          <table:table-cell table:formula="of:=MID([.A402];11;1)" office:value-type="string" office:string-value="3" calcext:value-type="string">
            <text:p>3</text:p>
          </table:table-cell>
          <table:table-cell table:formula="of:=CONCATENATE([.D402];[.E402];[.F402])" office:value-type="string" office:string-value="RemJ3" calcext:value-type="string">
            <text:p>RemJ3</text:p>
          </table:table-cell>
          <table:table-cell/>
          <table:table-cell office:value-type="string" calcext:value-type="string">
            <text:p>SzpD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pD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MID([.B403];1;3)" office:value-type="string" office:string-value="Szm" calcext:value-type="string">
            <text:p>Szm</text:p>
          </table:table-cell>
          <table:table-cell table:formula="of:=MID([.C403];1;1)" office:value-type="string" office:string-value="D" calcext:value-type="string">
            <text:p>D</text:p>
          </table:table-cell>
          <table:table-cell table:formula="of:=MID([.A403];11;1)" office:value-type="string" office:string-value="0" calcext:value-type="string">
            <text:p>0</text:p>
          </table:table-cell>
          <table:table-cell table:formula="of:=CONCATENATE([.D403];[.E403];[.F403])" office:value-type="string" office:string-value="SzmD0" calcext:value-type="string">
            <text:p>SzmD0</text:p>
          </table:table-cell>
          <table:table-cell/>
          <table:table-cell office:value-type="string" calcext:value-type="string">
            <text:p>SzrD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MID([.B404];1;3)" office:value-type="string" office:string-value="Jur" calcext:value-type="string">
            <text:p>Jur</text:p>
          </table:table-cell>
          <table:table-cell table:formula="of:=MID([.C404];1;1)" office:value-type="string" office:string-value="N" calcext:value-type="string">
            <text:p>N</text:p>
          </table:table-cell>
          <table:table-cell table:formula="of:=MID([.A404];11;1)" office:value-type="string" office:string-value="6" calcext:value-type="string">
            <text:p>6</text:p>
          </table:table-cell>
          <table:table-cell table:formula="of:=CONCATENATE([.D404];[.E404];[.F404])" office:value-type="string" office:string-value="JurN6" calcext:value-type="string">
            <text:p>JurN6</text:p>
          </table:table-cell>
          <table:table-cell/>
          <table:table-cell office:value-type="string" calcext:value-type="string">
            <text:p>SzuD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uD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MID([.B405];1;3)" office:value-type="string" office:string-value="Zur" calcext:value-type="string">
            <text:p>Zur</text:p>
          </table:table-cell>
          <table:table-cell table:formula="of:=MID([.C405];1;1)" office:value-type="string" office:string-value="A" calcext:value-type="string">
            <text:p>A</text:p>
          </table:table-cell>
          <table:table-cell table:formula="of:=MID([.A405];11;1)" office:value-type="string" office:string-value="3" calcext:value-type="string">
            <text:p>3</text:p>
          </table:table-cell>
          <table:table-cell table:formula="of:=CONCATENATE([.D405];[.E405];[.F405])" office:value-type="string" office:string-value="ZurA3" calcext:value-type="string">
            <text:p>ZurA3</text:p>
          </table:table-cell>
          <table:table-cell/>
          <table:table-cell office:value-type="string" calcext:value-type="string">
            <text:p>SzuD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uD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093058856</text:p>
          </table:table-cell>
          <table:table-cell office:value-type="string" calcext:value-type="string">
            <text:p>Ręczmin</text:p>
          </table:table-cell>
          <table:table-cell office:value-type="string" calcext:value-type="string">
            <text:p>Jakub</text:p>
          </table:table-cell>
          <table:table-cell table:formula="of:=MID([.B406];1;3)" office:value-type="string" office:string-value="Ręc" calcext:value-type="string">
            <text:p>Ręc</text:p>
          </table:table-cell>
          <table:table-cell table:formula="of:=MID([.C406];1;1)" office:value-type="string" office:string-value="J" calcext:value-type="string">
            <text:p>J</text:p>
          </table:table-cell>
          <table:table-cell table:formula="of:=MID([.A406];11;1)" office:value-type="string" office:string-value="6" calcext:value-type="string">
            <text:p>6</text:p>
          </table:table-cell>
          <table:table-cell table:formula="of:=CONCATENATE([.D406];[.E406];[.F406])" office:value-type="string" office:string-value="RęcJ6" calcext:value-type="string">
            <text:p>RęcJ6</text:p>
          </table:table-cell>
          <table:table-cell/>
          <table:table-cell office:value-type="string" calcext:value-type="string">
            <text:p>SzwD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wD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MID([.B407];1;3)" office:value-type="string" office:string-value="Ste" calcext:value-type="string">
            <text:p>Ste</text:p>
          </table:table-cell>
          <table:table-cell table:formula="of:=MID([.C407];1;1)" office:value-type="string" office:string-value="H" calcext:value-type="string">
            <text:p>H</text:p>
          </table:table-cell>
          <table:table-cell table:formula="of:=MID([.A407];11;1)" office:value-type="string" office:string-value="3" calcext:value-type="string">
            <text:p>3</text:p>
          </table:table-cell>
          <table:table-cell table:formula="of:=CONCATENATE([.D407];[.E407];[.F407])" office:value-type="string" office:string-value="SteH3" calcext:value-type="string">
            <text:p>SteH3</text:p>
          </table:table-cell>
          <table:table-cell/>
          <table:table-cell office:value-type="string" calcext:value-type="string">
            <text:p>SzyA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yA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MID([.B408];1;3)" office:value-type="string" office:string-value="Swi" calcext:value-type="string">
            <text:p>Swi</text:p>
          </table:table-cell>
          <table:table-cell table:formula="of:=MID([.C408];1;1)" office:value-type="string" office:string-value="C" calcext:value-type="string">
            <text:p>C</text:p>
          </table:table-cell>
          <table:table-cell table:formula="of:=MID([.A408];11;1)" office:value-type="string" office:string-value="4" calcext:value-type="string">
            <text:p>4</text:p>
          </table:table-cell>
          <table:table-cell table:formula="of:=CONCATENATE([.D408];[.E408];[.F408])" office:value-type="string" office:string-value="SwiC4" calcext:value-type="string">
            <text:p>SwiC4</text:p>
          </table:table-cell>
          <table:table-cell/>
          <table:table-cell office:value-type="string" calcext:value-type="string">
            <text:p>Szy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yA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MID([.B409];1;3)" office:value-type="string" office:string-value="Sib" calcext:value-type="string">
            <text:p>Sib</text:p>
          </table:table-cell>
          <table:table-cell table:formula="of:=MID([.C409];1;1)" office:value-type="string" office:string-value="J" calcext:value-type="string">
            <text:p>J</text:p>
          </table:table-cell>
          <table:table-cell table:formula="of:=MID([.A409];11;1)" office:value-type="string" office:string-value="3" calcext:value-type="string">
            <text:p>3</text:p>
          </table:table-cell>
          <table:table-cell table:formula="of:=CONCATENATE([.D409];[.E409];[.F409])" office:value-type="string" office:string-value="SibJ3" calcext:value-type="string">
            <text:p>SibJ3</text:p>
          </table:table-cell>
          <table:table-cell/>
          <table:table-cell office:value-type="string" calcext:value-type="string">
            <text:p>TarA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rA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MID([.B410];1;3)" office:value-type="string" office:string-value="Mak" calcext:value-type="string">
            <text:p>Mak</text:p>
          </table:table-cell>
          <table:table-cell table:formula="of:=MID([.C410];1;1)" office:value-type="string" office:string-value="L" calcext:value-type="string">
            <text:p>L</text:p>
          </table:table-cell>
          <table:table-cell table:formula="of:=MID([.A410];11;1)" office:value-type="string" office:string-value="5" calcext:value-type="string">
            <text:p>5</text:p>
          </table:table-cell>
          <table:table-cell table:formula="of:=CONCATENATE([.D410];[.E410];[.F410])" office:value-type="string" office:string-value="MakL5" calcext:value-type="string">
            <text:p>MakL5</text:p>
          </table:table-cell>
          <table:table-cell/>
          <table:table-cell office:value-type="string" calcext:value-type="string">
            <text:p>TarA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rA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MID([.B411];1;3)" office:value-type="string" office:string-value="Dzi" calcext:value-type="string">
            <text:p>Dzi</text:p>
          </table:table-cell>
          <table:table-cell table:formula="of:=MID([.C411];1;1)" office:value-type="string" office:string-value="P" calcext:value-type="string">
            <text:p>P</text:p>
          </table:table-cell>
          <table:table-cell table:formula="of:=MID([.A411];11;1)" office:value-type="string" office:string-value="6" calcext:value-type="string">
            <text:p>6</text:p>
          </table:table-cell>
          <table:table-cell table:formula="of:=CONCATENATE([.D411];[.E411];[.F411])" office:value-type="string" office:string-value="DziP6" calcext:value-type="string">
            <text:p>DziP6</text:p>
          </table:table-cell>
          <table:table-cell/>
          <table:table-cell office:value-type="string" calcext:value-type="string">
            <text:p>Tok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kA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MID([.B412];1;3)" office:value-type="string" office:string-value="Lem" calcext:value-type="string">
            <text:p>Lem</text:p>
          </table:table-cell>
          <table:table-cell table:formula="of:=MID([.C412];1;1)" office:value-type="string" office:string-value="M" calcext:value-type="string">
            <text:p>M</text:p>
          </table:table-cell>
          <table:table-cell table:formula="of:=MID([.A412];11;1)" office:value-type="string" office:string-value="8" calcext:value-type="string">
            <text:p>8</text:p>
          </table:table-cell>
          <table:table-cell table:formula="of:=CONCATENATE([.D412];[.E412];[.F412])" office:value-type="string" office:string-value="LemM8" calcext:value-type="string">
            <text:p>LemM8</text:p>
          </table:table-cell>
          <table:table-cell/>
          <table:table-cell office:value-type="string" calcext:value-type="string">
            <text:p>Tok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kA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MID([.B413];1;3)" office:value-type="string" office:string-value="Sta" calcext:value-type="string">
            <text:p>Sta</text:p>
          </table:table-cell>
          <table:table-cell table:formula="of:=MID([.C413];1;1)" office:value-type="string" office:string-value="H" calcext:value-type="string">
            <text:p>H</text:p>
          </table:table-cell>
          <table:table-cell table:formula="of:=MID([.A413];11;1)" office:value-type="string" office:string-value="4" calcext:value-type="string">
            <text:p>4</text:p>
          </table:table-cell>
          <table:table-cell table:formula="of:=CONCATENATE([.D413];[.E413];[.F413])" office:value-type="string" office:string-value="StaH4" calcext:value-type="string">
            <text:p>StaH4</text:p>
          </table:table-cell>
          <table:table-cell/>
          <table:table-cell office:value-type="string" calcext:value-type="string">
            <text:p>Tom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mA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MID([.B414];1;3)" office:value-type="string" office:string-value="Wiz" calcext:value-type="string">
            <text:p>Wiz</text:p>
          </table:table-cell>
          <table:table-cell table:formula="of:=MID([.C414];1;1)" office:value-type="string" office:string-value="A" calcext:value-type="string">
            <text:p>A</text:p>
          </table:table-cell>
          <table:table-cell table:formula="of:=MID([.A414];11;1)" office:value-type="string" office:string-value="1" calcext:value-type="string">
            <text:p>1</text:p>
          </table:table-cell>
          <table:table-cell table:formula="of:=CONCATENATE([.D414];[.E414];[.F414])" office:value-type="string" office:string-value="WizA1" calcext:value-type="string">
            <text:p>WizA1</text:p>
          </table:table-cell>
          <table:table-cell/>
          <table:table-cell office:value-type="string" calcext:value-type="string">
            <text:p>TomA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mA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MID([.B415];1;3)" office:value-type="string" office:string-value="Zaw" calcext:value-type="string">
            <text:p>Zaw</text:p>
          </table:table-cell>
          <table:table-cell table:formula="of:=MID([.C415];1;1)" office:value-type="string" office:string-value="A" calcext:value-type="string">
            <text:p>A</text:p>
          </table:table-cell>
          <table:table-cell table:formula="of:=MID([.A415];11;1)" office:value-type="string" office:string-value="8" calcext:value-type="string">
            <text:p>8</text:p>
          </table:table-cell>
          <table:table-cell table:formula="of:=CONCATENATE([.D415];[.E415];[.F415])" office:value-type="string" office:string-value="ZawA8" calcext:value-type="string">
            <text:p>ZawA8</text:p>
          </table:table-cell>
          <table:table-cell/>
          <table:table-cell office:value-type="string" calcext:value-type="string">
            <text:p>TomB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mB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MID([.B416];1;3)" office:value-type="string" office:string-value="Ada" calcext:value-type="string">
            <text:p>Ada</text:p>
          </table:table-cell>
          <table:table-cell table:formula="of:=MID([.C416];1;1)" office:value-type="string" office:string-value="Z" calcext:value-type="string">
            <text:p>Z</text:p>
          </table:table-cell>
          <table:table-cell table:formula="of:=MID([.A416];11;1)" office:value-type="string" office:string-value="1" calcext:value-type="string">
            <text:p>1</text:p>
          </table:table-cell>
          <table:table-cell table:formula="of:=CONCATENATE([.D416];[.E416];[.F416])" office:value-type="string" office:string-value="AdaZ1" calcext:value-type="string">
            <text:p>AdaZ1</text:p>
          </table:table-cell>
          <table:table-cell/>
          <table:table-cell office:value-type="string" calcext:value-type="string">
            <text:p>TomB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mB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MID([.B417];1;3)" office:value-type="string" office:string-value="Yuk" calcext:value-type="string">
            <text:p>Yuk</text:p>
          </table:table-cell>
          <table:table-cell table:formula="of:=MID([.C417];1;1)" office:value-type="string" office:string-value="A" calcext:value-type="string">
            <text:p>A</text:p>
          </table:table-cell>
          <table:table-cell table:formula="of:=MID([.A417];11;1)" office:value-type="string" office:string-value="8" calcext:value-type="string">
            <text:p>8</text:p>
          </table:table-cell>
          <table:table-cell table:formula="of:=CONCATENATE([.D417];[.E417];[.F417])" office:value-type="string" office:string-value="YukA8" calcext:value-type="string">
            <text:p>YukA8</text:p>
          </table:table-cell>
          <table:table-cell/>
          <table:table-cell office:value-type="string" calcext:value-type="string">
            <text:p>TraB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B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MID([.B418];1;3)" office:value-type="string" office:string-value="Per" calcext:value-type="string">
            <text:p>Per</text:p>
          </table:table-cell>
          <table:table-cell table:formula="of:=MID([.C418];1;1)" office:value-type="string" office:string-value="K" calcext:value-type="string">
            <text:p>K</text:p>
          </table:table-cell>
          <table:table-cell table:formula="of:=MID([.A418];11;1)" office:value-type="string" office:string-value="6" calcext:value-type="string">
            <text:p>6</text:p>
          </table:table-cell>
          <table:table-cell table:formula="of:=CONCATENATE([.D418];[.E418];[.F418])" office:value-type="string" office:string-value="PerK6" calcext:value-type="string">
            <text:p>PerK6</text:p>
          </table:table-cell>
          <table:table-cell/>
          <table:table-cell office:value-type="string" calcext:value-type="string">
            <text:p>TroA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A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MID([.B419];1;3)" office:value-type="string" office:string-value="Dus" calcext:value-type="string">
            <text:p>Dus</text:p>
          </table:table-cell>
          <table:table-cell table:formula="of:=MID([.C419];1;1)" office:value-type="string" office:string-value="P" calcext:value-type="string">
            <text:p>P</text:p>
          </table:table-cell>
          <table:table-cell table:formula="of:=MID([.A419];11;1)" office:value-type="string" office:string-value="8" calcext:value-type="string">
            <text:p>8</text:p>
          </table:table-cell>
          <table:table-cell table:formula="of:=CONCATENATE([.D419];[.E419];[.F419])" office:value-type="string" office:string-value="DusP8" calcext:value-type="string">
            <text:p>DusP8</text:p>
          </table:table-cell>
          <table:table-cell/>
          <table:table-cell office:value-type="string" calcext:value-type="string">
            <text:p>TrwB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wB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MID([.B420];1;3)" office:value-type="string" office:string-value="Kul" calcext:value-type="string">
            <text:p>Kul</text:p>
          </table:table-cell>
          <table:table-cell table:formula="of:=MID([.C420];1;1)" office:value-type="string" office:string-value="M" calcext:value-type="string">
            <text:p>M</text:p>
          </table:table-cell>
          <table:table-cell table:formula="of:=MID([.A420];11;1)" office:value-type="string" office:string-value="7" calcext:value-type="string">
            <text:p>7</text:p>
          </table:table-cell>
          <table:table-cell table:formula="of:=CONCATENATE([.D420];[.E420];[.F420])" office:value-type="string" office:string-value="KulM7" calcext:value-type="string">
            <text:p>KulM7</text:p>
          </table:table-cell>
          <table:table-cell/>
          <table:table-cell office:value-type="string" calcext:value-type="string">
            <text:p>TrzA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zA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MID([.B421];1;3)" office:value-type="string" office:string-value="Zyl" calcext:value-type="string">
            <text:p>Zyl</text:p>
          </table:table-cell>
          <table:table-cell table:formula="of:=MID([.C421];1;1)" office:value-type="string" office:string-value="A" calcext:value-type="string">
            <text:p>A</text:p>
          </table:table-cell>
          <table:table-cell table:formula="of:=MID([.A421];11;1)" office:value-type="string" office:string-value="5" calcext:value-type="string">
            <text:p>5</text:p>
          </table:table-cell>
          <table:table-cell table:formula="of:=CONCATENATE([.D421];[.E421];[.F421])" office:value-type="string" office:string-value="ZylA5" calcext:value-type="string">
            <text:p>ZylA5</text:p>
          </table:table-cell>
          <table:table-cell/>
          <table:table-cell office:value-type="string" calcext:value-type="string">
            <text:p>TusB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sB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MID([.B422];1;3)" office:value-type="string" office:string-value="Now" calcext:value-type="string">
            <text:p>Now</text:p>
          </table:table-cell>
          <table:table-cell table:formula="of:=MID([.C422];1;1)" office:value-type="string" office:string-value="K" calcext:value-type="string">
            <text:p>K</text:p>
          </table:table-cell>
          <table:table-cell table:formula="of:=MID([.A422];11;1)" office:value-type="string" office:string-value="7" calcext:value-type="string">
            <text:p>7</text:p>
          </table:table-cell>
          <table:table-cell table:formula="of:=CONCATENATE([.D422];[.E422];[.F422])" office:value-type="string" office:string-value="NowK7" calcext:value-type="string">
            <text:p>NowK7</text:p>
          </table:table-cell>
          <table:table-cell/>
          <table:table-cell office:value-type="string" calcext:value-type="string">
            <text:p>UkoB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koB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MID([.B423];1;3)" office:value-type="string" office:string-value="Lys" calcext:value-type="string">
            <text:p>Lys</text:p>
          </table:table-cell>
          <table:table-cell table:formula="of:=MID([.C423];1;1)" office:value-type="string" office:string-value="M" calcext:value-type="string">
            <text:p>M</text:p>
          </table:table-cell>
          <table:table-cell table:formula="of:=MID([.A423];11;1)" office:value-type="string" office:string-value="5" calcext:value-type="string">
            <text:p>5</text:p>
          </table:table-cell>
          <table:table-cell table:formula="of:=CONCATENATE([.D423];[.E423];[.F423])" office:value-type="string" office:string-value="LysM5" calcext:value-type="string">
            <text:p>LysM5</text:p>
          </table:table-cell>
          <table:table-cell/>
          <table:table-cell office:value-type="string" calcext:value-type="string">
            <text:p>UleB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eB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MID([.B424];1;3)" office:value-type="string" office:string-value="Zdr" calcext:value-type="string">
            <text:p>Zdr</text:p>
          </table:table-cell>
          <table:table-cell table:formula="of:=MID([.C424];1;1)" office:value-type="string" office:string-value="A" calcext:value-type="string">
            <text:p>A</text:p>
          </table:table-cell>
          <table:table-cell table:formula="of:=MID([.A424];11;1)" office:value-type="string" office:string-value="9" calcext:value-type="string">
            <text:p>9</text:p>
          </table:table-cell>
          <table:table-cell table:formula="of:=CONCATENATE([.D424];[.E424];[.F424])" office:value-type="string" office:string-value="ZdrA9" calcext:value-type="string">
            <text:p>ZdrA9</text:p>
          </table:table-cell>
          <table:table-cell/>
          <table:table-cell office:value-type="string" calcext:value-type="string">
            <text:p>Ulw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wA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MID([.B425];1;3)" office:value-type="string" office:string-value="Eng" calcext:value-type="string">
            <text:p>Eng</text:p>
          </table:table-cell>
          <table:table-cell table:formula="of:=MID([.C425];1;1)" office:value-type="string" office:string-value="U" calcext:value-type="string">
            <text:p>U</text:p>
          </table:table-cell>
          <table:table-cell table:formula="of:=MID([.A425];11;1)" office:value-type="string" office:string-value="3" calcext:value-type="string">
            <text:p>3</text:p>
          </table:table-cell>
          <table:table-cell table:formula="of:=CONCATENATE([.D425];[.E425];[.F425])" office:value-type="string" office:string-value="EngU3" calcext:value-type="string">
            <text:p>EngU3</text:p>
          </table:table-cell>
          <table:table-cell/>
          <table:table-cell office:value-type="string" calcext:value-type="string">
            <text:p>WacB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cB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MID([.B426];1;3)" office:value-type="string" office:string-value="Zga" calcext:value-type="string">
            <text:p>Zga</text:p>
          </table:table-cell>
          <table:table-cell table:formula="of:=MID([.C426];1;1)" office:value-type="string" office:string-value="A" calcext:value-type="string">
            <text:p>A</text:p>
          </table:table-cell>
          <table:table-cell table:formula="of:=MID([.A426];11;1)" office:value-type="string" office:string-value="8" calcext:value-type="string">
            <text:p>8</text:p>
          </table:table-cell>
          <table:table-cell table:formula="of:=CONCATENATE([.D426];[.E426];[.F426])" office:value-type="string" office:string-value="ZgaA8" calcext:value-type="string">
            <text:p>ZgaA8</text:p>
          </table:table-cell>
          <table:table-cell/>
          <table:table-cell office:value-type="string" calcext:value-type="string">
            <text:p>WalA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A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MID([.B427];1;3)" office:value-type="string" office:string-value="Str" calcext:value-type="string">
            <text:p>Str</text:p>
          </table:table-cell>
          <table:table-cell table:formula="of:=MID([.C427];1;1)" office:value-type="string" office:string-value="F" calcext:value-type="string">
            <text:p>F</text:p>
          </table:table-cell>
          <table:table-cell table:formula="of:=MID([.A427];11;1)" office:value-type="string" office:string-value="0" calcext:value-type="string">
            <text:p>0</text:p>
          </table:table-cell>
          <table:table-cell table:formula="of:=CONCATENATE([.D427];[.E427];[.F427])" office:value-type="string" office:string-value="StrF0" calcext:value-type="string">
            <text:p>StrF0</text:p>
          </table:table-cell>
          <table:table-cell/>
          <table:table-cell office:value-type="string" calcext:value-type="string">
            <text:p>WamA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m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MID([.B428];1;3)" office:value-type="string" office:string-value="Rec" calcext:value-type="string">
            <text:p>Rec</text:p>
          </table:table-cell>
          <table:table-cell table:formula="of:=MID([.C428];1;1)" office:value-type="string" office:string-value="J" calcext:value-type="string">
            <text:p>J</text:p>
          </table:table-cell>
          <table:table-cell table:formula="of:=MID([.A428];11;1)" office:value-type="string" office:string-value="8" calcext:value-type="string">
            <text:p>8</text:p>
          </table:table-cell>
          <table:table-cell table:formula="of:=CONCATENATE([.D428];[.E428];[.F428])" office:value-type="string" office:string-value="RecJ8" calcext:value-type="string">
            <text:p>RecJ8</text:p>
          </table:table-cell>
          <table:table-cell/>
          <table:table-cell office:value-type="string" calcext:value-type="string">
            <text:p>WasB9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asB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MID([.B429];1;3)" office:value-type="string" office:string-value="Maz" calcext:value-type="string">
            <text:p>Maz</text:p>
          </table:table-cell>
          <table:table-cell table:formula="of:=MID([.C429];1;1)" office:value-type="string" office:string-value="L" calcext:value-type="string">
            <text:p>L</text:p>
          </table:table-cell>
          <table:table-cell table:formula="of:=MID([.A429];11;1)" office:value-type="string" office:string-value="3" calcext:value-type="string">
            <text:p>3</text:p>
          </table:table-cell>
          <table:table-cell table:formula="of:=CONCATENATE([.D429];[.E429];[.F429])" office:value-type="string" office:string-value="MazL3" calcext:value-type="string">
            <text:p>MazL3</text:p>
          </table:table-cell>
          <table:table-cell/>
          <table:table-cell office:value-type="string" calcext:value-type="string">
            <text:p>WejA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jA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MID([.B430];1;3)" office:value-type="string" office:string-value="Pot" calcext:value-type="string">
            <text:p>Pot</text:p>
          </table:table-cell>
          <table:table-cell table:formula="of:=MID([.C430];1;1)" office:value-type="string" office:string-value="J" calcext:value-type="string">
            <text:p>J</text:p>
          </table:table-cell>
          <table:table-cell table:formula="of:=MID([.A430];11;1)" office:value-type="string" office:string-value="5" calcext:value-type="string">
            <text:p>5</text:p>
          </table:table-cell>
          <table:table-cell table:formula="of:=CONCATENATE([.D430];[.E430];[.F430])" office:value-type="string" office:string-value="PotJ5" calcext:value-type="string">
            <text:p>PotJ5</text:p>
          </table:table-cell>
          <table:table-cell/>
          <table:table-cell office:value-type="string" calcext:value-type="string">
            <text:p>WenA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nA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MID([.B431];1;3)" office:value-type="string" office:string-value="Fur" calcext:value-type="string">
            <text:p>Fur</text:p>
          </table:table-cell>
          <table:table-cell table:formula="of:=MID([.C431];1;1)" office:value-type="string" office:string-value="P" calcext:value-type="string">
            <text:p>P</text:p>
          </table:table-cell>
          <table:table-cell table:formula="of:=MID([.A431];11;1)" office:value-type="string" office:string-value="8" calcext:value-type="string">
            <text:p>8</text:p>
          </table:table-cell>
          <table:table-cell table:formula="of:=CONCATENATE([.D431];[.E431];[.F431])" office:value-type="string" office:string-value="FurP8" calcext:value-type="string">
            <text:p>FurP8</text:p>
          </table:table-cell>
          <table:table-cell/>
          <table:table-cell office:value-type="string" calcext:value-type="string">
            <text:p>WerA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rA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MID([.B432];1;3)" office:value-type="string" office:string-value="Mar" calcext:value-type="string">
            <text:p>Mar</text:p>
          </table:table-cell>
          <table:table-cell table:formula="of:=MID([.C432];1;1)" office:value-type="string" office:string-value="L" calcext:value-type="string">
            <text:p>L</text:p>
          </table:table-cell>
          <table:table-cell table:formula="of:=MID([.A432];11;1)" office:value-type="string" office:string-value="4" calcext:value-type="string">
            <text:p>4</text:p>
          </table:table-cell>
          <table:table-cell table:formula="of:=CONCATENATE([.D432];[.E432];[.F432])" office:value-type="string" office:string-value="MarL4" calcext:value-type="string">
            <text:p>MarL4</text:p>
          </table:table-cell>
          <table:table-cell/>
          <table:table-cell office:value-type="string" calcext:value-type="string">
            <text:p>WicA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cA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MID([.B433];1;3)" office:value-type="string" office:string-value="Tom" calcext:value-type="string">
            <text:p>Tom</text:p>
          </table:table-cell>
          <table:table-cell table:formula="of:=MID([.C433];1;1)" office:value-type="string" office:string-value="B" calcext:value-type="string">
            <text:p>B</text:p>
          </table:table-cell>
          <table:table-cell table:formula="of:=MID([.A433];11;1)" office:value-type="string" office:string-value="1" calcext:value-type="string">
            <text:p>1</text:p>
          </table:table-cell>
          <table:table-cell table:formula="of:=CONCATENATE([.D433];[.E433];[.F433])" office:value-type="string" office:string-value="TomB1" calcext:value-type="string">
            <text:p>TomB1</text:p>
          </table:table-cell>
          <table:table-cell/>
          <table:table-cell office:value-type="string" calcext:value-type="string">
            <text:p>WieA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e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MID([.B434];1;3)" office:value-type="string" office:string-value="Str" calcext:value-type="string">
            <text:p>Str</text:p>
          </table:table-cell>
          <table:table-cell table:formula="of:=MID([.C434];1;1)" office:value-type="string" office:string-value="F" calcext:value-type="string">
            <text:p>F</text:p>
          </table:table-cell>
          <table:table-cell table:formula="of:=MID([.A434];11;1)" office:value-type="string" office:string-value="7" calcext:value-type="string">
            <text:p>7</text:p>
          </table:table-cell>
          <table:table-cell table:formula="of:=CONCATENATE([.D434];[.E434];[.F434])" office:value-type="string" office:string-value="StrF7" calcext:value-type="string">
            <text:p>StrF7</text:p>
          </table:table-cell>
          <table:table-cell/>
          <table:table-cell office:value-type="string" calcext:value-type="string">
            <text:p>WieA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ieA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MID([.B435];1;3)" office:value-type="string" office:string-value="Szc" calcext:value-type="string">
            <text:p>Szc</text:p>
          </table:table-cell>
          <table:table-cell table:formula="of:=MID([.C435];1;1)" office:value-type="string" office:string-value="E" calcext:value-type="string">
            <text:p>E</text:p>
          </table:table-cell>
          <table:table-cell table:formula="of:=MID([.A435];11;1)" office:value-type="string" office:string-value="9" calcext:value-type="string">
            <text:p>9</text:p>
          </table:table-cell>
          <table:table-cell table:formula="of:=CONCATENATE([.D435];[.E435];[.F435])" office:value-type="string" office:string-value="SzcE9" calcext:value-type="string">
            <text:p>SzcE9</text:p>
          </table:table-cell>
          <table:table-cell/>
          <table:table-cell office:value-type="string" calcext:value-type="string">
            <text:p>Wie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eA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MID([.B436];1;3)" office:value-type="string" office:string-value="Wam" calcext:value-type="string">
            <text:p>Wam</text:p>
          </table:table-cell>
          <table:table-cell table:formula="of:=MID([.C436];1;1)" office:value-type="string" office:string-value="A" calcext:value-type="string">
            <text:p>A</text:p>
          </table:table-cell>
          <table:table-cell table:formula="of:=MID([.A436];11;1)" office:value-type="string" office:string-value="3" calcext:value-type="string">
            <text:p>3</text:p>
          </table:table-cell>
          <table:table-cell table:formula="of:=CONCATENATE([.D436];[.E436];[.F436])" office:value-type="string" office:string-value="WamA3" calcext:value-type="string">
            <text:p>WamA3</text:p>
          </table:table-cell>
          <table:table-cell/>
          <table:table-cell office:value-type="string" calcext:value-type="string">
            <text:p>WilA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lA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MID([.B437];1;3)" office:value-type="string" office:string-value="Spy" calcext:value-type="string">
            <text:p>Spy</text:p>
          </table:table-cell>
          <table:table-cell table:formula="of:=MID([.C437];1;1)" office:value-type="string" office:string-value="F" calcext:value-type="string">
            <text:p>F</text:p>
          </table:table-cell>
          <table:table-cell table:formula="of:=MID([.A437];11;1)" office:value-type="string" office:string-value="0" calcext:value-type="string">
            <text:p>0</text:p>
          </table:table-cell>
          <table:table-cell table:formula="of:=CONCATENATE([.D437];[.E437];[.F437])" office:value-type="string" office:string-value="SpyF0" calcext:value-type="string">
            <text:p>SpyF0</text:p>
          </table:table-cell>
          <table:table-cell/>
          <table:table-cell office:value-type="string" calcext:value-type="string">
            <text:p>WitA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itA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MID([.B438];1;3)" office:value-type="string" office:string-value="Bia" calcext:value-type="string">
            <text:p>Bia</text:p>
          </table:table-cell>
          <table:table-cell table:formula="of:=MID([.C438];1;1)" office:value-type="string" office:string-value="K" calcext:value-type="string">
            <text:p>K</text:p>
          </table:table-cell>
          <table:table-cell table:formula="of:=MID([.A438];11;1)" office:value-type="string" office:string-value="7" calcext:value-type="string">
            <text:p>7</text:p>
          </table:table-cell>
          <table:table-cell table:formula="of:=CONCATENATE([.D438];[.E438];[.F438])" office:value-type="string" office:string-value="BiaK7" calcext:value-type="string">
            <text:p>BiaK7</text:p>
          </table:table-cell>
          <table:table-cell/>
          <table:table-cell office:value-type="string" calcext:value-type="string">
            <text:p>WizA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zA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MID([.B439];1;3)" office:value-type="string" office:string-value="Bsk" calcext:value-type="string">
            <text:p>Bsk</text:p>
          </table:table-cell>
          <table:table-cell table:formula="of:=MID([.C439];1;1)" office:value-type="string" office:string-value="A" calcext:value-type="string">
            <text:p>A</text:p>
          </table:table-cell>
          <table:table-cell table:formula="of:=MID([.A439];11;1)" office:value-type="string" office:string-value="2" calcext:value-type="string">
            <text:p>2</text:p>
          </table:table-cell>
          <table:table-cell table:formula="of:=CONCATENATE([.D439];[.E439];[.F439])" office:value-type="string" office:string-value="BskA2" calcext:value-type="string">
            <text:p>BskA2</text:p>
          </table:table-cell>
          <table:table-cell/>
          <table:table-cell office:value-type="string" calcext:value-type="string">
            <text:p>Wiz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zA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MID([.B440];1;3)" office:value-type="string" office:string-value="Woj" calcext:value-type="string">
            <text:p>Woj</text:p>
          </table:table-cell>
          <table:table-cell table:formula="of:=MID([.C440];1;1)" office:value-type="string" office:string-value="A" calcext:value-type="string">
            <text:p>A</text:p>
          </table:table-cell>
          <table:table-cell table:formula="of:=MID([.A440];11;1)" office:value-type="string" office:string-value="7" calcext:value-type="string">
            <text:p>7</text:p>
          </table:table-cell>
          <table:table-cell table:formula="of:=CONCATENATE([.D440];[.E440];[.F440])" office:value-type="string" office:string-value="WojA7" calcext:value-type="string">
            <text:p>WojA7</text:p>
          </table:table-cell>
          <table:table-cell/>
          <table:table-cell office:value-type="string" calcext:value-type="string">
            <text:p>WizA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zA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MID([.B441];1;3)" office:value-type="string" office:string-value="Szc" calcext:value-type="string">
            <text:p>Szc</text:p>
          </table:table-cell>
          <table:table-cell table:formula="of:=MID([.C441];1;1)" office:value-type="string" office:string-value="D" calcext:value-type="string">
            <text:p>D</text:p>
          </table:table-cell>
          <table:table-cell table:formula="of:=MID([.A441];11;1)" office:value-type="string" office:string-value="4" calcext:value-type="string">
            <text:p>4</text:p>
          </table:table-cell>
          <table:table-cell table:formula="of:=CONCATENATE([.D441];[.E441];[.F441])" office:value-type="string" office:string-value="SzcD4" calcext:value-type="string">
            <text:p>SzcD4</text:p>
          </table:table-cell>
          <table:table-cell/>
          <table:table-cell office:value-type="string" calcext:value-type="string">
            <text:p>WlaA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laA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MID([.B442];1;3)" office:value-type="string" office:string-value="Hel" calcext:value-type="string">
            <text:p>Hel</text:p>
          </table:table-cell>
          <table:table-cell table:formula="of:=MID([.C442];1;1)" office:value-type="string" office:string-value="I" calcext:value-type="string">
            <text:p>I</text:p>
          </table:table-cell>
          <table:table-cell table:formula="of:=MID([.A442];11;1)" office:value-type="string" office:string-value="9" calcext:value-type="string">
            <text:p>9</text:p>
          </table:table-cell>
          <table:table-cell table:formula="of:=CONCATENATE([.D442];[.E442];[.F442])" office:value-type="string" office:string-value="HelI9" calcext:value-type="string">
            <text:p>HelI9</text:p>
          </table:table-cell>
          <table:table-cell/>
          <table:table-cell office:value-type="string" calcext:value-type="string">
            <text:p>WloA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lo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MID([.B443];1;3)" office:value-type="string" office:string-value="Fel" calcext:value-type="string">
            <text:p>Fel</text:p>
          </table:table-cell>
          <table:table-cell table:formula="of:=MID([.C443];1;1)" office:value-type="string" office:string-value="D" calcext:value-type="string">
            <text:p>D</text:p>
          </table:table-cell>
          <table:table-cell table:formula="of:=MID([.A443];11;1)" office:value-type="string" office:string-value="5" calcext:value-type="string">
            <text:p>5</text:p>
          </table:table-cell>
          <table:table-cell table:formula="of:=CONCATENATE([.D443];[.E443];[.F443])" office:value-type="string" office:string-value="FelD5" calcext:value-type="string">
            <text:p>FelD5</text:p>
          </table:table-cell>
          <table:table-cell/>
          <table:table-cell office:value-type="string" calcext:value-type="string">
            <text:p>WojA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ojA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MID([.B444];1;3)" office:value-type="string" office:string-value="Mro" calcext:value-type="string">
            <text:p>Mro</text:p>
          </table:table-cell>
          <table:table-cell table:formula="of:=MID([.C444];1;1)" office:value-type="string" office:string-value="L" calcext:value-type="string">
            <text:p>L</text:p>
          </table:table-cell>
          <table:table-cell table:formula="of:=MID([.A444];11;1)" office:value-type="string" office:string-value="3" calcext:value-type="string">
            <text:p>3</text:p>
          </table:table-cell>
          <table:table-cell table:formula="of:=CONCATENATE([.D444];[.E444];[.F444])" office:value-type="string" office:string-value="MroL3" calcext:value-type="string">
            <text:p>MroL3</text:p>
          </table:table-cell>
          <table:table-cell/>
          <table:table-cell office:value-type="string" calcext:value-type="string">
            <text:p>WojA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ojA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MID([.B445];1;3)" office:value-type="string" office:string-value="Rem" calcext:value-type="string">
            <text:p>Rem</text:p>
          </table:table-cell>
          <table:table-cell table:formula="of:=MID([.C445];1;1)" office:value-type="string" office:string-value="J" calcext:value-type="string">
            <text:p>J</text:p>
          </table:table-cell>
          <table:table-cell table:formula="of:=MID([.A445];11;1)" office:value-type="string" office:string-value="4" calcext:value-type="string">
            <text:p>4</text:p>
          </table:table-cell>
          <table:table-cell table:formula="of:=CONCATENATE([.D445];[.E445];[.F445])" office:value-type="string" office:string-value="RemJ4" calcext:value-type="string">
            <text:p>RemJ4</text:p>
          </table:table-cell>
          <table:table-cell/>
          <table:table-cell office:value-type="string" calcext:value-type="string">
            <text:p>Woj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jA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MID([.B446];1;3)" office:value-type="string" office:string-value="Kle" calcext:value-type="string">
            <text:p>Kle</text:p>
          </table:table-cell>
          <table:table-cell table:formula="of:=MID([.C446];1;1)" office:value-type="string" office:string-value="M" calcext:value-type="string">
            <text:p>M</text:p>
          </table:table-cell>
          <table:table-cell table:formula="of:=MID([.A446];11;1)" office:value-type="string" office:string-value="3" calcext:value-type="string">
            <text:p>3</text:p>
          </table:table-cell>
          <table:table-cell table:formula="of:=CONCATENATE([.D446];[.E446];[.F446])" office:value-type="string" office:string-value="KleM3" calcext:value-type="string">
            <text:p>KleM3</text:p>
          </table:table-cell>
          <table:table-cell/>
          <table:table-cell office:value-type="string" calcext:value-type="string">
            <text:p>WojA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jA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MID([.B447];1;3)" office:value-type="string" office:string-value="Ges" calcext:value-type="string">
            <text:p>Ges</text:p>
          </table:table-cell>
          <table:table-cell table:formula="of:=MID([.C447];1;1)" office:value-type="string" office:string-value="P" calcext:value-type="string">
            <text:p>P</text:p>
          </table:table-cell>
          <table:table-cell table:formula="of:=MID([.A447];11;1)" office:value-type="string" office:string-value="5" calcext:value-type="string">
            <text:p>5</text:p>
          </table:table-cell>
          <table:table-cell table:formula="of:=CONCATENATE([.D447];[.E447];[.F447])" office:value-type="string" office:string-value="GesP5" calcext:value-type="string">
            <text:p>GesP5</text:p>
          </table:table-cell>
          <table:table-cell/>
          <table:table-cell office:value-type="string" calcext:value-type="string">
            <text:p>WojA8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ojA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MID([.B448];1;3)" office:value-type="string" office:string-value="Fra" calcext:value-type="string">
            <text:p>Fra</text:p>
          </table:table-cell>
          <table:table-cell table:formula="of:=MID([.C448];1;1)" office:value-type="string" office:string-value="R" calcext:value-type="string">
            <text:p>R</text:p>
          </table:table-cell>
          <table:table-cell table:formula="of:=MID([.A448];11;1)" office:value-type="string" office:string-value="3" calcext:value-type="string">
            <text:p>3</text:p>
          </table:table-cell>
          <table:table-cell table:formula="of:=CONCATENATE([.D448];[.E448];[.F448])" office:value-type="string" office:string-value="FraR3" calcext:value-type="string">
            <text:p>FraR3</text:p>
          </table:table-cell>
          <table:table-cell/>
          <table:table-cell office:value-type="string" calcext:value-type="string">
            <text:p>WolA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lA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MID([.B449];1;3)" office:value-type="string" office:string-value="Jur" calcext:value-type="string">
            <text:p>Jur</text:p>
          </table:table-cell>
          <table:table-cell table:formula="of:=MID([.C449];1;1)" office:value-type="string" office:string-value="N" calcext:value-type="string">
            <text:p>N</text:p>
          </table:table-cell>
          <table:table-cell table:formula="of:=MID([.A449];11;1)" office:value-type="string" office:string-value="5" calcext:value-type="string">
            <text:p>5</text:p>
          </table:table-cell>
          <table:table-cell table:formula="of:=CONCATENATE([.D449];[.E449];[.F449])" office:value-type="string" office:string-value="JurN5" calcext:value-type="string">
            <text:p>JurN5</text:p>
          </table:table-cell>
          <table:table-cell/>
          <table:table-cell office:value-type="string" calcext:value-type="string">
            <text:p>WroA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roA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MID([.B450];1;3)" office:value-type="string" office:string-value="Bia" calcext:value-type="string">
            <text:p>Bia</text:p>
          </table:table-cell>
          <table:table-cell table:formula="of:=MID([.C450];1;1)" office:value-type="string" office:string-value="K" calcext:value-type="string">
            <text:p>K</text:p>
          </table:table-cell>
          <table:table-cell table:formula="of:=MID([.A450];11;1)" office:value-type="string" office:string-value="5" calcext:value-type="string">
            <text:p>5</text:p>
          </table:table-cell>
          <table:table-cell table:formula="of:=CONCATENATE([.D450];[.E450];[.F450])" office:value-type="string" office:string-value="BiaK5" calcext:value-type="string">
            <text:p>BiaK5</text:p>
          </table:table-cell>
          <table:table-cell/>
          <table:table-cell office:value-type="string" calcext:value-type="string">
            <text:p>WroA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roA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MID([.B451];1;3)" office:value-type="string" office:string-value="Kol" calcext:value-type="string">
            <text:p>Kol</text:p>
          </table:table-cell>
          <table:table-cell table:formula="of:=MID([.C451];1;1)" office:value-type="string" office:string-value="M" calcext:value-type="string">
            <text:p>M</text:p>
          </table:table-cell>
          <table:table-cell table:formula="of:=MID([.A451];11;1)" office:value-type="string" office:string-value="3" calcext:value-type="string">
            <text:p>3</text:p>
          </table:table-cell>
          <table:table-cell table:formula="of:=CONCATENATE([.D451];[.E451];[.F451])" office:value-type="string" office:string-value="KolM3" calcext:value-type="string">
            <text:p>KolM3</text:p>
          </table:table-cell>
          <table:table-cell/>
          <table:table-cell office:value-type="string" calcext:value-type="string">
            <text:p>WydA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ydA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MID([.B452];1;3)" office:value-type="string" office:string-value="Pro" calcext:value-type="string">
            <text:p>Pro</text:p>
          </table:table-cell>
          <table:table-cell table:formula="of:=MID([.C452];1;1)" office:value-type="string" office:string-value="J" calcext:value-type="string">
            <text:p>J</text:p>
          </table:table-cell>
          <table:table-cell table:formula="of:=MID([.A452];11;1)" office:value-type="string" office:string-value="3" calcext:value-type="string">
            <text:p>3</text:p>
          </table:table-cell>
          <table:table-cell table:formula="of:=CONCATENATE([.D452];[.E452];[.F452])" office:value-type="string" office:string-value="ProJ3" calcext:value-type="string">
            <text:p>ProJ3</text:p>
          </table:table-cell>
          <table:table-cell/>
          <table:table-cell office:value-type="string" calcext:value-type="string">
            <text:p>Wym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ymA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MID([.B453];1;3)" office:value-type="string" office:string-value="Cie" calcext:value-type="string">
            <text:p>Cie</text:p>
          </table:table-cell>
          <table:table-cell table:formula="of:=MID([.C453];1;1)" office:value-type="string" office:string-value="W" calcext:value-type="string">
            <text:p>W</text:p>
          </table:table-cell>
          <table:table-cell table:formula="of:=MID([.A453];11;1)" office:value-type="string" office:string-value="9" calcext:value-type="string">
            <text:p>9</text:p>
          </table:table-cell>
          <table:table-cell table:formula="of:=CONCATENATE([.D453];[.E453];[.F453])" office:value-type="string" office:string-value="CieW9" calcext:value-type="string">
            <text:p>CieW9</text:p>
          </table:table-cell>
          <table:table-cell/>
          <table:table-cell office:value-type="string" calcext:value-type="string">
            <text:p>WysA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ysA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MID([.B454];1;3)" office:value-type="string" office:string-value="Lan" calcext:value-type="string">
            <text:p>Lan</text:p>
          </table:table-cell>
          <table:table-cell table:formula="of:=MID([.C454];1;1)" office:value-type="string" office:string-value="M" calcext:value-type="string">
            <text:p>M</text:p>
          </table:table-cell>
          <table:table-cell table:formula="of:=MID([.A454];11;1)" office:value-type="string" office:string-value="5" calcext:value-type="string">
            <text:p>5</text:p>
          </table:table-cell>
          <table:table-cell table:formula="of:=CONCATENATE([.D454];[.E454];[.F454])" office:value-type="string" office:string-value="LanM5" calcext:value-type="string">
            <text:p>LanM5</text:p>
          </table:table-cell>
          <table:table-cell/>
          <table:table-cell office:value-type="string" calcext:value-type="string">
            <text:p>Yuk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ukA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MID([.B455];1;3)" office:value-type="string" office:string-value="Kul" calcext:value-type="string">
            <text:p>Kul</text:p>
          </table:table-cell>
          <table:table-cell table:formula="of:=MID([.C455];1;1)" office:value-type="string" office:string-value="M" calcext:value-type="string">
            <text:p>M</text:p>
          </table:table-cell>
          <table:table-cell table:formula="of:=MID([.A455];11;1)" office:value-type="string" office:string-value="2" calcext:value-type="string">
            <text:p>2</text:p>
          </table:table-cell>
          <table:table-cell table:formula="of:=CONCATENATE([.D455];[.E455];[.F455])" office:value-type="string" office:string-value="KulM2" calcext:value-type="string">
            <text:p>KulM2</text:p>
          </table:table-cell>
          <table:table-cell/>
          <table:table-cell office:value-type="string" calcext:value-type="string">
            <text:p>ZabA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bA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MID([.B456];1;3)" office:value-type="string" office:string-value="Klu" calcext:value-type="string">
            <text:p>Klu</text:p>
          </table:table-cell>
          <table:table-cell table:formula="of:=MID([.C456];1;1)" office:value-type="string" office:string-value="M" calcext:value-type="string">
            <text:p>M</text:p>
          </table:table-cell>
          <table:table-cell table:formula="of:=MID([.A456];11;1)" office:value-type="string" office:string-value="2" calcext:value-type="string">
            <text:p>2</text:p>
          </table:table-cell>
          <table:table-cell table:formula="of:=CONCATENATE([.D456];[.E456];[.F456])" office:value-type="string" office:string-value="KluM2" calcext:value-type="string">
            <text:p>KluM2</text:p>
          </table:table-cell>
          <table:table-cell/>
          <table:table-cell office:value-type="string" calcext:value-type="string">
            <text:p>ZacA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cA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MID([.B457];1;3)" office:value-type="string" office:string-value="Trz" calcext:value-type="string">
            <text:p>Trz</text:p>
          </table:table-cell>
          <table:table-cell table:formula="of:=MID([.C457];1;1)" office:value-type="string" office:string-value="A" calcext:value-type="string">
            <text:p>A</text:p>
          </table:table-cell>
          <table:table-cell table:formula="of:=MID([.A457];11;1)" office:value-type="string" office:string-value="9" calcext:value-type="string">
            <text:p>9</text:p>
          </table:table-cell>
          <table:table-cell table:formula="of:=CONCATENATE([.D457];[.E457];[.F457])" office:value-type="string" office:string-value="TrzA9" calcext:value-type="string">
            <text:p>TrzA9</text:p>
          </table:table-cell>
          <table:table-cell/>
          <table:table-cell office:value-type="string" calcext:value-type="string">
            <text:p>ZakE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kE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MID([.B458];1;3)" office:value-type="string" office:string-value="Tom" calcext:value-type="string">
            <text:p>Tom</text:p>
          </table:table-cell>
          <table:table-cell table:formula="of:=MID([.C458];1;1)" office:value-type="string" office:string-value="A" calcext:value-type="string">
            <text:p>A</text:p>
          </table:table-cell>
          <table:table-cell table:formula="of:=MID([.A458];11;1)" office:value-type="string" office:string-value="9" calcext:value-type="string">
            <text:p>9</text:p>
          </table:table-cell>
          <table:table-cell table:formula="of:=CONCATENATE([.D458];[.E458];[.F458])" office:value-type="string" office:string-value="TomA9" calcext:value-type="string">
            <text:p>TomA9</text:p>
          </table:table-cell>
          <table:table-cell/>
          <table:table-cell office:value-type="string" calcext:value-type="string">
            <text:p>ZakO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kO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MID([.B459];1;3)" office:value-type="string" office:string-value="Prz" calcext:value-type="string">
            <text:p>Prz</text:p>
          </table:table-cell>
          <table:table-cell table:formula="of:=MID([.C459];1;1)" office:value-type="string" office:string-value="J" calcext:value-type="string">
            <text:p>J</text:p>
          </table:table-cell>
          <table:table-cell table:formula="of:=MID([.A459];11;1)" office:value-type="string" office:string-value="6" calcext:value-type="string">
            <text:p>6</text:p>
          </table:table-cell>
          <table:table-cell table:formula="of:=CONCATENATE([.D459];[.E459];[.F459])" office:value-type="string" office:string-value="PrzJ6" calcext:value-type="string">
            <text:p>PrzJ6</text:p>
          </table:table-cell>
          <table:table-cell/>
          <table:table-cell office:value-type="string" calcext:value-type="string">
            <text:p>ZalA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lA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MID([.B460];1;3)" office:value-type="string" office:string-value="Grz" calcext:value-type="string">
            <text:p>Grz</text:p>
          </table:table-cell>
          <table:table-cell table:formula="of:=MID([.C460];1;1)" office:value-type="string" office:string-value="N" calcext:value-type="string">
            <text:p>N</text:p>
          </table:table-cell>
          <table:table-cell table:formula="of:=MID([.A460];11;1)" office:value-type="string" office:string-value="8" calcext:value-type="string">
            <text:p>8</text:p>
          </table:table-cell>
          <table:table-cell table:formula="of:=CONCATENATE([.D460];[.E460];[.F460])" office:value-type="string" office:string-value="GrzN8" calcext:value-type="string">
            <text:p>GrzN8</text:p>
          </table:table-cell>
          <table:table-cell/>
          <table:table-cell office:value-type="string" calcext:value-type="string">
            <text:p>Zal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lA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MID([.B461];1;3)" office:value-type="string" office:string-value="Der" calcext:value-type="string">
            <text:p>Der</text:p>
          </table:table-cell>
          <table:table-cell table:formula="of:=MID([.C461];1;1)" office:value-type="string" office:string-value="S" calcext:value-type="string">
            <text:p>S</text:p>
          </table:table-cell>
          <table:table-cell table:formula="of:=MID([.A461];11;1)" office:value-type="string" office:string-value="1" calcext:value-type="string">
            <text:p>1</text:p>
          </table:table-cell>
          <table:table-cell table:formula="of:=CONCATENATE([.D461];[.E461];[.F461])" office:value-type="string" office:string-value="DerS1" calcext:value-type="string">
            <text:p>DerS1</text:p>
          </table:table-cell>
          <table:table-cell/>
          <table:table-cell office:value-type="string" calcext:value-type="string">
            <text:p>ZarA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rA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MID([.B462];1;3)" office:value-type="string" office:string-value="Mis" calcext:value-type="string">
            <text:p>Mis</text:p>
          </table:table-cell>
          <table:table-cell table:formula="of:=MID([.C462];1;1)" office:value-type="string" office:string-value="L" calcext:value-type="string">
            <text:p>L</text:p>
          </table:table-cell>
          <table:table-cell table:formula="of:=MID([.A462];11;1)" office:value-type="string" office:string-value="5" calcext:value-type="string">
            <text:p>5</text:p>
          </table:table-cell>
          <table:table-cell table:formula="of:=CONCATENATE([.D462];[.E462];[.F462])" office:value-type="string" office:string-value="MisL5" calcext:value-type="string">
            <text:p>MisL5</text:p>
          </table:table-cell>
          <table:table-cell/>
          <table:table-cell office:value-type="string" calcext:value-type="string">
            <text:p>ZasA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sA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MID([.B463];1;3)" office:value-type="string" office:string-value="Kwi" calcext:value-type="string">
            <text:p>Kwi</text:p>
          </table:table-cell>
          <table:table-cell table:formula="of:=MID([.C463];1;1)" office:value-type="string" office:string-value="M" calcext:value-type="string">
            <text:p>M</text:p>
          </table:table-cell>
          <table:table-cell table:formula="of:=MID([.A463];11;1)" office:value-type="string" office:string-value="7" calcext:value-type="string">
            <text:p>7</text:p>
          </table:table-cell>
          <table:table-cell table:formula="of:=CONCATENATE([.D463];[.E463];[.F463])" office:value-type="string" office:string-value="KwiM7" calcext:value-type="string">
            <text:p>KwiM7</text:p>
          </table:table-cell>
          <table:table-cell/>
          <table:table-cell office:value-type="string" calcext:value-type="string">
            <text:p>Zaw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wA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MID([.B464];1;3)" office:value-type="string" office:string-value="Kad" calcext:value-type="string">
            <text:p>Kad</text:p>
          </table:table-cell>
          <table:table-cell table:formula="of:=MID([.C464];1;1)" office:value-type="string" office:string-value="M" calcext:value-type="string">
            <text:p>M</text:p>
          </table:table-cell>
          <table:table-cell table:formula="of:=MID([.A464];11;1)" office:value-type="string" office:string-value="4" calcext:value-type="string">
            <text:p>4</text:p>
          </table:table-cell>
          <table:table-cell table:formula="of:=CONCATENATE([.D464];[.E464];[.F464])" office:value-type="string" office:string-value="KadM4" calcext:value-type="string">
            <text:p>KadM4</text:p>
          </table:table-cell>
          <table:table-cell/>
          <table:table-cell office:value-type="string" calcext:value-type="string">
            <text:p>ZawA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wA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MID([.B465];1;3)" office:value-type="string" office:string-value="Now" calcext:value-type="string">
            <text:p>Now</text:p>
          </table:table-cell>
          <table:table-cell table:formula="of:=MID([.C465];1;1)" office:value-type="string" office:string-value="K" calcext:value-type="string">
            <text:p>K</text:p>
          </table:table-cell>
          <table:table-cell table:formula="of:=MID([.A465];11;1)" office:value-type="string" office:string-value="4" calcext:value-type="string">
            <text:p>4</text:p>
          </table:table-cell>
          <table:table-cell table:formula="of:=CONCATENATE([.D465];[.E465];[.F465])" office:value-type="string" office:string-value="NowK4" calcext:value-type="string">
            <text:p>NowK4</text:p>
          </table:table-cell>
          <table:table-cell/>
          <table:table-cell office:value-type="string" calcext:value-type="string">
            <text:p>ZdrA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drA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MID([.B466];1;3)" office:value-type="string" office:string-value="Wil" calcext:value-type="string">
            <text:p>Wil</text:p>
          </table:table-cell>
          <table:table-cell table:formula="of:=MID([.C466];1;1)" office:value-type="string" office:string-value="A" calcext:value-type="string">
            <text:p>A</text:p>
          </table:table-cell>
          <table:table-cell table:formula="of:=MID([.A466];11;1)" office:value-type="string" office:string-value="0" calcext:value-type="string">
            <text:p>0</text:p>
          </table:table-cell>
          <table:table-cell table:formula="of:=CONCATENATE([.D466];[.E466];[.F466])" office:value-type="string" office:string-value="WilA0" calcext:value-type="string">
            <text:p>WilA0</text:p>
          </table:table-cell>
          <table:table-cell/>
          <table:table-cell office:value-type="string" calcext:value-type="string">
            <text:p>ZegA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egA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MID([.B467];1;3)" office:value-type="string" office:string-value="Str" calcext:value-type="string">
            <text:p>Str</text:p>
          </table:table-cell>
          <table:table-cell table:formula="of:=MID([.C467];1;1)" office:value-type="string" office:string-value="F" calcext:value-type="string">
            <text:p>F</text:p>
          </table:table-cell>
          <table:table-cell table:formula="of:=MID([.A467];11;1)" office:value-type="string" office:string-value="9" calcext:value-type="string">
            <text:p>9</text:p>
          </table:table-cell>
          <table:table-cell table:formula="of:=CONCATENATE([.D467];[.E467];[.F467])" office:value-type="string" office:string-value="StrF9" calcext:value-type="string">
            <text:p>StrF9</text:p>
          </table:table-cell>
          <table:table-cell/>
          <table:table-cell office:value-type="string" calcext:value-type="string">
            <text:p>Zga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gaA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MID([.B468];1;3)" office:value-type="string" office:string-value="Pis" calcext:value-type="string">
            <text:p>Pis</text:p>
          </table:table-cell>
          <table:table-cell table:formula="of:=MID([.C468];1;1)" office:value-type="string" office:string-value="J" calcext:value-type="string">
            <text:p>J</text:p>
          </table:table-cell>
          <table:table-cell table:formula="of:=MID([.A468];11;1)" office:value-type="string" office:string-value="7" calcext:value-type="string">
            <text:p>7</text:p>
          </table:table-cell>
          <table:table-cell table:formula="of:=CONCATENATE([.D468];[.E468];[.F468])" office:value-type="string" office:string-value="PisJ7" calcext:value-type="string">
            <text:p>PisJ7</text:p>
          </table:table-cell>
          <table:table-cell/>
          <table:table-cell office:value-type="string" calcext:value-type="string">
            <text:p>Zio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ioA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MID([.B469];1;3)" office:value-type="string" office:string-value="Rad" calcext:value-type="string">
            <text:p>Rad</text:p>
          </table:table-cell>
          <table:table-cell table:formula="of:=MID([.C469];1;1)" office:value-type="string" office:string-value="J" calcext:value-type="string">
            <text:p>J</text:p>
          </table:table-cell>
          <table:table-cell table:formula="of:=MID([.A469];11;1)" office:value-type="string" office:string-value="4" calcext:value-type="string">
            <text:p>4</text:p>
          </table:table-cell>
          <table:table-cell table:formula="of:=CONCATENATE([.D469];[.E469];[.F469])" office:value-type="string" office:string-value="RadJ4" calcext:value-type="string">
            <text:p>RadJ4</text:p>
          </table:table-cell>
          <table:table-cell/>
          <table:table-cell office:value-type="string" calcext:value-type="string">
            <text:p>ZioM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ioM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MID([.B470];1;3)" office:value-type="string" office:string-value="Pie" calcext:value-type="string">
            <text:p>Pie</text:p>
          </table:table-cell>
          <table:table-cell table:formula="of:=MID([.C470];1;1)" office:value-type="string" office:string-value="J" calcext:value-type="string">
            <text:p>J</text:p>
          </table:table-cell>
          <table:table-cell table:formula="of:=MID([.A470];11;1)" office:value-type="string" office:string-value="3" calcext:value-type="string">
            <text:p>3</text:p>
          </table:table-cell>
          <table:table-cell table:formula="of:=CONCATENATE([.D470];[.E470];[.F470])" office:value-type="string" office:string-value="PieJ3" calcext:value-type="string">
            <text:p>PieJ3</text:p>
          </table:table-cell>
          <table:table-cell/>
          <table:table-cell office:value-type="string" calcext:value-type="string">
            <text:p>Zmu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muA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MID([.B471];1;3)" office:value-type="string" office:string-value="Dab" calcext:value-type="string">
            <text:p>Dab</text:p>
          </table:table-cell>
          <table:table-cell table:formula="of:=MID([.C471];1;1)" office:value-type="string" office:string-value="S" calcext:value-type="string">
            <text:p>S</text:p>
          </table:table-cell>
          <table:table-cell table:formula="of:=MID([.A471];11;1)" office:value-type="string" office:string-value="7" calcext:value-type="string">
            <text:p>7</text:p>
          </table:table-cell>
          <table:table-cell table:formula="of:=CONCATENATE([.D471];[.E471];[.F471])" office:value-type="string" office:string-value="DabS7" calcext:value-type="string">
            <text:p>DabS7</text:p>
          </table:table-cell>
          <table:table-cell/>
          <table:table-cell office:value-type="string" calcext:value-type="string">
            <text:p>Zoc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ocA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MID([.B472];1;3)" office:value-type="string" office:string-value="Ben" calcext:value-type="string">
            <text:p>Ben</text:p>
          </table:table-cell>
          <table:table-cell table:formula="of:=MID([.C472];1;1)" office:value-type="string" office:string-value="M" calcext:value-type="string">
            <text:p>M</text:p>
          </table:table-cell>
          <table:table-cell table:formula="of:=MID([.A472];11;1)" office:value-type="string" office:string-value="4" calcext:value-type="string">
            <text:p>4</text:p>
          </table:table-cell>
          <table:table-cell table:formula="of:=CONCATENATE([.D472];[.E472];[.F472])" office:value-type="string" office:string-value="BenM4" calcext:value-type="string">
            <text:p>BenM4</text:p>
          </table:table-cell>
          <table:table-cell/>
          <table:table-cell office:value-type="string" calcext:value-type="string">
            <text:p>ZurA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urA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MID([.B473];1;3)" office:value-type="string" office:string-value="Kor" calcext:value-type="string">
            <text:p>Kor</text:p>
          </table:table-cell>
          <table:table-cell table:formula="of:=MID([.C473];1;1)" office:value-type="string" office:string-value="M" calcext:value-type="string">
            <text:p>M</text:p>
          </table:table-cell>
          <table:table-cell table:formula="of:=MID([.A473];11;1)" office:value-type="string" office:string-value="0" calcext:value-type="string">
            <text:p>0</text:p>
          </table:table-cell>
          <table:table-cell table:formula="of:=CONCATENATE([.D473];[.E473];[.F473])" office:value-type="string" office:string-value="KorM0" calcext:value-type="string">
            <text:p>KorM0</text:p>
          </table:table-cell>
          <table:table-cell/>
          <table:table-cell office:value-type="string" calcext:value-type="string">
            <text:p>ZurA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urA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MID([.B474];1;3)" office:value-type="string" office:string-value="Jac" calcext:value-type="string">
            <text:p>Jac</text:p>
          </table:table-cell>
          <table:table-cell table:formula="of:=MID([.C474];1;1)" office:value-type="string" office:string-value="N" calcext:value-type="string">
            <text:p>N</text:p>
          </table:table-cell>
          <table:table-cell table:formula="of:=MID([.A474];11;1)" office:value-type="string" office:string-value="1" calcext:value-type="string">
            <text:p>1</text:p>
          </table:table-cell>
          <table:table-cell table:formula="of:=CONCATENATE([.D474];[.E474];[.F474])" office:value-type="string" office:string-value="JacN1" calcext:value-type="string">
            <text:p>JacN1</text:p>
          </table:table-cell>
          <table:table-cell/>
          <table:table-cell office:value-type="string" calcext:value-type="string">
            <text:p>ZygA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ygA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MID([.B475];1;3)" office:value-type="string" office:string-value="Bro" calcext:value-type="string">
            <text:p>Bro</text:p>
          </table:table-cell>
          <table:table-cell table:formula="of:=MID([.C475];1;1)" office:value-type="string" office:string-value="Z" calcext:value-type="string">
            <text:p>Z</text:p>
          </table:table-cell>
          <table:table-cell table:formula="of:=MID([.A475];11;1)" office:value-type="string" office:string-value="0" calcext:value-type="string">
            <text:p>0</text:p>
          </table:table-cell>
          <table:table-cell table:formula="of:=CONCATENATE([.D475];[.E475];[.F475])" office:value-type="string" office:string-value="BroZ0" calcext:value-type="string">
            <text:p>BroZ0</text:p>
          </table:table-cell>
          <table:table-cell/>
          <table:table-cell office:value-type="string" calcext:value-type="string">
            <text:p>ZylA5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office:value-type="string" calcext:value-type="string">
            <text:p>ZylA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MID([.B476];1;3)" office:value-type="string" office:string-value="Kle" calcext:value-type="string">
            <text:p>Kle</text:p>
          </table:table-cell>
          <table:table-cell table:formula="of:=MID([.C476];1;1)" office:value-type="string" office:string-value="M" calcext:value-type="string">
            <text:p>M</text:p>
          </table:table-cell>
          <table:table-cell table:formula="of:=MID([.A476];11;1)" office:value-type="string" office:string-value="8" calcext:value-type="string">
            <text:p>8</text:p>
          </table:table-cell>
          <table:table-cell table:formula="of:=CONCATENATE([.D476];[.E476];[.F476])" office:value-type="string" office:string-value="KleM8" calcext:value-type="string">
            <text:p>KleM8</text:p>
          </table:table-cell>
          <table:table-cell/>
          <table:table-cell table:style-name="ce9" office:value-type="string" calcext:value-type="string">
            <text:p>Razem Wynik</text:p>
          </table:table-cell>
          <table:table-cell table:style-name="ce14"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MID([.B477];1;3)" office:value-type="string" office:string-value="Cio" calcext:value-type="string">
            <text:p>Cio</text:p>
          </table:table-cell>
          <table:table-cell table:formula="of:=MID([.C477];1;1)" office:value-type="string" office:string-value="J" calcext:value-type="string">
            <text:p>J</text:p>
          </table:table-cell>
          <table:table-cell table:formula="of:=MID([.A477];11;1)" office:value-type="string" office:string-value="3" calcext:value-type="string">
            <text:p>3</text:p>
          </table:table-cell>
          <table:table-cell table:formula="of:=CONCATENATE([.D477];[.E477];[.F477])" office:value-type="string" office:string-value="CioJ3" calcext:value-type="string">
            <text:p>CioJ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MID([.B478];1;3)" office:value-type="string" office:string-value="Bry" calcext:value-type="string">
            <text:p>Bry</text:p>
          </table:table-cell>
          <table:table-cell table:formula="of:=MID([.C478];1;1)" office:value-type="string" office:string-value="M" calcext:value-type="string">
            <text:p>M</text:p>
          </table:table-cell>
          <table:table-cell table:formula="of:=MID([.A478];11;1)" office:value-type="string" office:string-value="2" calcext:value-type="string">
            <text:p>2</text:p>
          </table:table-cell>
          <table:table-cell table:formula="of:=CONCATENATE([.D478];[.E478];[.F478])" office:value-type="string" office:string-value="BryM2" calcext:value-type="string">
            <text:p>BryM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MID([.B479];1;3)" office:value-type="string" office:string-value="Wit" calcext:value-type="string">
            <text:p>Wit</text:p>
          </table:table-cell>
          <table:table-cell table:formula="of:=MID([.C479];1;1)" office:value-type="string" office:string-value="A" calcext:value-type="string">
            <text:p>A</text:p>
          </table:table-cell>
          <table:table-cell table:formula="of:=MID([.A479];11;1)" office:value-type="string" office:string-value="4" calcext:value-type="string">
            <text:p>4</text:p>
          </table:table-cell>
          <table:table-cell table:formula="of:=CONCATENATE([.D479];[.E479];[.F479])" office:value-type="string" office:string-value="WitA4" calcext:value-type="string">
            <text:p>WitA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MID([.B480];1;3)" office:value-type="string" office:string-value="Rad" calcext:value-type="string">
            <text:p>Rad</text:p>
          </table:table-cell>
          <table:table-cell table:formula="of:=MID([.C480];1;1)" office:value-type="string" office:string-value="J" calcext:value-type="string">
            <text:p>J</text:p>
          </table:table-cell>
          <table:table-cell table:formula="of:=MID([.A480];11;1)" office:value-type="string" office:string-value="3" calcext:value-type="string">
            <text:p>3</text:p>
          </table:table-cell>
          <table:table-cell table:formula="of:=CONCATENATE([.D480];[.E480];[.F480])" office:value-type="string" office:string-value="RadJ3" calcext:value-type="string">
            <text:p>RadJ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MID([.B481];1;3)" office:value-type="string" office:string-value="Kor" calcext:value-type="string">
            <text:p>Kor</text:p>
          </table:table-cell>
          <table:table-cell table:formula="of:=MID([.C481];1;1)" office:value-type="string" office:string-value="M" calcext:value-type="string">
            <text:p>M</text:p>
          </table:table-cell>
          <table:table-cell table:formula="of:=MID([.A481];11;1)" office:value-type="string" office:string-value="9" calcext:value-type="string">
            <text:p>9</text:p>
          </table:table-cell>
          <table:table-cell table:formula="of:=CONCATENATE([.D481];[.E481];[.F481])" office:value-type="string" office:string-value="KorM9" calcext:value-type="string">
            <text:p>KorM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MID([.B482];1;3)" office:value-type="string" office:string-value="Szr" calcext:value-type="string">
            <text:p>Szr</text:p>
          </table:table-cell>
          <table:table-cell table:formula="of:=MID([.C482];1;1)" office:value-type="string" office:string-value="D" calcext:value-type="string">
            <text:p>D</text:p>
          </table:table-cell>
          <table:table-cell table:formula="of:=MID([.A482];11;1)" office:value-type="string" office:string-value="2" calcext:value-type="string">
            <text:p>2</text:p>
          </table:table-cell>
          <table:table-cell table:formula="of:=CONCATENATE([.D482];[.E482];[.F482])" office:value-type="string" office:string-value="SzrD2" calcext:value-type="string">
            <text:p>SzrD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MID([.B483];1;3)" office:value-type="string" office:string-value="Mur" calcext:value-type="string">
            <text:p>Mur</text:p>
          </table:table-cell>
          <table:table-cell table:formula="of:=MID([.C483];1;1)" office:value-type="string" office:string-value="L" calcext:value-type="string">
            <text:p>L</text:p>
          </table:table-cell>
          <table:table-cell table:formula="of:=MID([.A483];11;1)" office:value-type="string" office:string-value="3" calcext:value-type="string">
            <text:p>3</text:p>
          </table:table-cell>
          <table:table-cell table:formula="of:=CONCATENATE([.D483];[.E483];[.F483])" office:value-type="string" office:string-value="MurL3" calcext:value-type="string">
            <text:p>MurL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MID([.B484];1;3)" office:value-type="string" office:string-value="Kur" calcext:value-type="string">
            <text:p>Kur</text:p>
          </table:table-cell>
          <table:table-cell table:formula="of:=MID([.C484];1;1)" office:value-type="string" office:string-value="M" calcext:value-type="string">
            <text:p>M</text:p>
          </table:table-cell>
          <table:table-cell table:formula="of:=MID([.A484];11;1)" office:value-type="string" office:string-value="1" calcext:value-type="string">
            <text:p>1</text:p>
          </table:table-cell>
          <table:table-cell table:formula="of:=CONCATENATE([.D484];[.E484];[.F484])" office:value-type="string" office:string-value="KurM1" calcext:value-type="string">
            <text:p>KurM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MID([.B485];1;3)" office:value-type="string" office:string-value="Hry" calcext:value-type="string">
            <text:p>Hry</text:p>
          </table:table-cell>
          <table:table-cell table:formula="of:=MID([.C485];1;1)" office:value-type="string" office:string-value="O" calcext:value-type="string">
            <text:p>O</text:p>
          </table:table-cell>
          <table:table-cell table:formula="of:=MID([.A485];11;1)" office:value-type="string" office:string-value="9" calcext:value-type="string">
            <text:p>9</text:p>
          </table:table-cell>
          <table:table-cell table:formula="of:=CONCATENATE([.D485];[.E485];[.F485])" office:value-type="string" office:string-value="HryO9" calcext:value-type="string">
            <text:p>HryO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MID([.B486];1;3)" office:value-type="string" office:string-value="Cie" calcext:value-type="string">
            <text:p>Cie</text:p>
          </table:table-cell>
          <table:table-cell table:formula="of:=MID([.C486];1;1)" office:value-type="string" office:string-value="S" calcext:value-type="string">
            <text:p>S</text:p>
          </table:table-cell>
          <table:table-cell table:formula="of:=MID([.A486];11;1)" office:value-type="string" office:string-value="9" calcext:value-type="string">
            <text:p>9</text:p>
          </table:table-cell>
          <table:table-cell table:formula="of:=CONCATENATE([.D486];[.E486];[.F486])" office:value-type="string" office:string-value="CieS9" calcext:value-type="string">
            <text:p>CieS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MID([.B487];1;3)" office:value-type="string" office:string-value="Mie" calcext:value-type="string">
            <text:p>Mie</text:p>
          </table:table-cell>
          <table:table-cell table:formula="of:=MID([.C487];1;1)" office:value-type="string" office:string-value="K" calcext:value-type="string">
            <text:p>K</text:p>
          </table:table-cell>
          <table:table-cell table:formula="of:=MID([.A487];11;1)" office:value-type="string" office:string-value="0" calcext:value-type="string">
            <text:p>0</text:p>
          </table:table-cell>
          <table:table-cell table:formula="of:=CONCATENATE([.D487];[.E487];[.F487])" office:value-type="string" office:string-value="MieK0" calcext:value-type="string">
            <text:p>MieK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MID([.B488];1;3)" office:value-type="string" office:string-value="Lup" calcext:value-type="string">
            <text:p>Lup</text:p>
          </table:table-cell>
          <table:table-cell table:formula="of:=MID([.C488];1;1)" office:value-type="string" office:string-value="M" calcext:value-type="string">
            <text:p>M</text:p>
          </table:table-cell>
          <table:table-cell table:formula="of:=MID([.A488];11;1)" office:value-type="string" office:string-value="2" calcext:value-type="string">
            <text:p>2</text:p>
          </table:table-cell>
          <table:table-cell table:formula="of:=CONCATENATE([.D488];[.E488];[.F488])" office:value-type="string" office:string-value="LupM2" calcext:value-type="string">
            <text:p>LupM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MID([.B489];1;3)" office:value-type="string" office:string-value="Wyd" calcext:value-type="string">
            <text:p>Wyd</text:p>
          </table:table-cell>
          <table:table-cell table:formula="of:=MID([.C489];1;1)" office:value-type="string" office:string-value="A" calcext:value-type="string">
            <text:p>A</text:p>
          </table:table-cell>
          <table:table-cell table:formula="of:=MID([.A489];11;1)" office:value-type="string" office:string-value="1" calcext:value-type="string">
            <text:p>1</text:p>
          </table:table-cell>
          <table:table-cell table:formula="of:=CONCATENATE([.D489];[.E489];[.F489])" office:value-type="string" office:string-value="WydA1" calcext:value-type="string">
            <text:p>WydA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MID([.B490];1;3)" office:value-type="string" office:string-value="Tar" calcext:value-type="string">
            <text:p>Tar</text:p>
          </table:table-cell>
          <table:table-cell table:formula="of:=MID([.C490];1;1)" office:value-type="string" office:string-value="A" calcext:value-type="string">
            <text:p>A</text:p>
          </table:table-cell>
          <table:table-cell table:formula="of:=MID([.A490];11;1)" office:value-type="string" office:string-value="5" calcext:value-type="string">
            <text:p>5</text:p>
          </table:table-cell>
          <table:table-cell table:formula="of:=CONCATENATE([.D490];[.E490];[.F490])" office:value-type="string" office:string-value="TarA5" calcext:value-type="string">
            <text:p>TarA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MID([.B491];1;3)" office:value-type="string" office:string-value="Ada" calcext:value-type="string">
            <text:p>Ada</text:p>
          </table:table-cell>
          <table:table-cell table:formula="of:=MID([.C491];1;1)" office:value-type="string" office:string-value="Z" calcext:value-type="string">
            <text:p>Z</text:p>
          </table:table-cell>
          <table:table-cell table:formula="of:=MID([.A491];11;1)" office:value-type="string" office:string-value="1" calcext:value-type="string">
            <text:p>1</text:p>
          </table:table-cell>
          <table:table-cell table:formula="of:=CONCATENATE([.D491];[.E491];[.F491])" office:value-type="string" office:string-value="AdaZ1" calcext:value-type="string">
            <text:p>AdaZ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MID([.B492];1;3)" office:value-type="string" office:string-value="Bur" calcext:value-type="string">
            <text:p>Bur</text:p>
          </table:table-cell>
          <table:table-cell table:formula="of:=MID([.C492];1;1)" office:value-type="string" office:string-value="S" calcext:value-type="string">
            <text:p>S</text:p>
          </table:table-cell>
          <table:table-cell table:formula="of:=MID([.A492];11;1)" office:value-type="string" office:string-value="6" calcext:value-type="string">
            <text:p>6</text:p>
          </table:table-cell>
          <table:table-cell table:formula="of:=CONCATENATE([.D492];[.E492];[.F492])" office:value-type="string" office:string-value="BurS6" calcext:value-type="string">
            <text:p>BurS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MID([.B493];1;3)" office:value-type="string" office:string-value="Ryb" calcext:value-type="string">
            <text:p>Ryb</text:p>
          </table:table-cell>
          <table:table-cell table:formula="of:=MID([.C493];1;1)" office:value-type="string" office:string-value="I" calcext:value-type="string">
            <text:p>I</text:p>
          </table:table-cell>
          <table:table-cell table:formula="of:=MID([.A493];11;1)" office:value-type="string" office:string-value="3" calcext:value-type="string">
            <text:p>3</text:p>
          </table:table-cell>
          <table:table-cell table:formula="of:=CONCATENATE([.D493];[.E493];[.F493])" office:value-type="string" office:string-value="RybI3" calcext:value-type="string">
            <text:p>RybI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MID([.B494];1;3)" office:value-type="string" office:string-value="Woj" calcext:value-type="string">
            <text:p>Woj</text:p>
          </table:table-cell>
          <table:table-cell table:formula="of:=MID([.C494];1;1)" office:value-type="string" office:string-value="A" calcext:value-type="string">
            <text:p>A</text:p>
          </table:table-cell>
          <table:table-cell table:formula="of:=MID([.A494];11;1)" office:value-type="string" office:string-value="0" calcext:value-type="string">
            <text:p>0</text:p>
          </table:table-cell>
          <table:table-cell table:formula="of:=CONCATENATE([.D494];[.E494];[.F494])" office:value-type="string" office:string-value="WojA0" calcext:value-type="string">
            <text:p>WojA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MID([.B495];1;3)" office:value-type="string" office:string-value="Paw" calcext:value-type="string">
            <text:p>Paw</text:p>
          </table:table-cell>
          <table:table-cell table:formula="of:=MID([.C495];1;1)" office:value-type="string" office:string-value="J" calcext:value-type="string">
            <text:p>J</text:p>
          </table:table-cell>
          <table:table-cell table:formula="of:=MID([.A495];11;1)" office:value-type="string" office:string-value="3" calcext:value-type="string">
            <text:p>3</text:p>
          </table:table-cell>
          <table:table-cell table:formula="of:=CONCATENATE([.D495];[.E495];[.F495])" office:value-type="string" office:string-value="PawJ3" calcext:value-type="string">
            <text:p>PawJ3</text:p>
          </table:table-cell>
          <table:table-cell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1" table:target-range-address="'1'.A1:'1'.D495" table:display-filter-buttons="true">
          <table:filter>
            <table:filter-and>
              <table:filter-condition table:value="a" table:operator="does-not-end-with" table:field-number="2"/>
              <table:filter-condition table:data-type="number" table:value="1" table:operator="=" table:field-number="3"/>
            </table:filter-and>
          </table:filter>
        </table:database-range>
        <table:database-range table:name="__Anonymous_Sheet_DB__2" table:target-range-address="'2'.A1:'2'.G495" table:display-filter-buttons="true">
          <table:filter>
            <table:filter-and>
              <table:filter-condition table:data-type="number" table:value="PRAWDA" table:operator="=" table:field-number="6"/>
            </table:filter-and>
          </table:filter>
        </table:database-range>
        <table:database-range table:name="__Anonymous_Sheet_DB__3" table:target-range-address="'3'.A1:'3'.D495" table:display-filter-buttons="true">
          <table:filter>
            <table:filter-and>
              <table:filter-condition table:value="000" table:operator="=" table:field-number="3">
                <table:filter-set-item table:value="000"/>
                <table:filter-set-item table:value="995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5" table:target-range-address="'5'.L3:'5'.M475" table:display-filter-buttons="true" table:contains-header="false">
          <table:filter>
            <table:filter-and>
              <table:filter-condition table:value="2" table:operator="=" table:field-number="1">
                <table:filter-set-item table:value="2"/>
                <table:filter-set-item table:value="4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4'.I17:'4'.J30" table:buttons="'4'.I17" table:show-filter-button="false" table:drill-down-on-double-click="false">
          <table:source-cell-range table:cell-range-address="'4'.A1:'4'.F49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es" table:orientation="row" table:used-hierarchy="0" table:function="auto">
            <table:data-pilot-level table:show-empty="false" calcext:repeat-item-labels="false">
              <table:data-pilot-members>
                <table:data-pilot-member table:name="styczeń" table:display="true" table:show-details="true"/>
                <table:data-pilot-member table:name="luty" table:display="true" table:show-details="true"/>
                <table:data-pilot-member table:name="marzec" table:display="true" table:show-details="true"/>
                <table:data-pilot-member table:name="kwiecień" table:display="true" table:show-details="true"/>
                <table:data-pilot-member table:name="maj" table:display="true" table:show-details="true"/>
                <table:data-pilot-member table:name="czerwiec" table:display="true" table:show-details="true"/>
                <table:data-pilot-member table:name="lipiec" table:display="true" table:show-details="true"/>
                <table:data-pilot-member table:name="sierpień" table:display="true" table:show-details="true"/>
                <table:data-pilot-member table:name="wrzesień" table:display="true" table:show-details="true"/>
                <table:data-pilot-member table:name="październik" table:display="true" table:show-details="true"/>
                <table:data-pilot-member table:name="listopad" table:display="true" table:show-details="true"/>
                <table:data-pilot-member table:name="grudzień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es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5'.I2:'5'.J476" table:buttons="'5'.I2" table:show-filter-button="false" table:drill-down-on-double-click="false">
          <table:source-cell-range table:cell-range-address="'5'.A1:'5'.G49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olumna G" table:orientation="row" table:used-hierarchy="0" table:function="auto">
            <table:data-pilot-level table:show-empty="false" calcext:repeat-item-labels="false">
              <table:data-pilot-members>
                <table:data-pilot-member table:name="AdaZ1" table:display="true" table:show-details="true"/>
                <table:data-pilot-member table:name="AfeW2" table:display="true" table:show-details="true"/>
                <table:data-pilot-member table:name="AniW9" table:display="true" table:show-details="true"/>
                <table:data-pilot-member table:name="AraZ2" table:display="true" table:show-details="true"/>
                <table:data-pilot-member table:name="AreW5" table:display="true" table:show-details="true"/>
                <table:data-pilot-member table:name="BajJ7" table:display="true" table:show-details="true"/>
                <table:data-pilot-member table:name="BajZ9" table:display="true" table:show-details="true"/>
                <table:data-pilot-member table:name="BarW4" table:display="true" table:show-details="true"/>
                <table:data-pilot-member table:name="BarZ5" table:display="true" table:show-details="true"/>
                <table:data-pilot-member table:name="BecA0" table:display="true" table:show-details="true"/>
                <table:data-pilot-member table:name="BenM4" table:display="true" table:show-details="true"/>
                <table:data-pilot-member table:name="BerW1" table:display="true" table:show-details="true"/>
                <table:data-pilot-member table:name="BiaK5" table:display="true" table:show-details="true"/>
                <table:data-pilot-member table:name="BiaK7" table:display="true" table:show-details="true"/>
                <table:data-pilot-member table:name="BiaP4" table:display="true" table:show-details="true"/>
                <table:data-pilot-member table:name="BiaZ1" table:display="true" table:show-details="true"/>
                <table:data-pilot-member table:name="BigZ7" table:display="true" table:show-details="true"/>
                <table:data-pilot-member table:name="BikZ2" table:display="true" table:show-details="true"/>
                <table:data-pilot-member table:name="BilT7" table:display="true" table:show-details="true"/>
                <table:data-pilot-member table:name="BobT0" table:display="true" table:show-details="true"/>
                <table:data-pilot-member table:name="BonM0" table:display="true" table:show-details="true"/>
                <table:data-pilot-member table:name="BraA5" table:display="true" table:show-details="true"/>
                <table:data-pilot-member table:name="BroO0" table:display="true" table:show-details="true"/>
                <table:data-pilot-member table:name="BroZ0" table:display="true" table:show-details="true"/>
                <table:data-pilot-member table:name="BroZ3" table:display="true" table:show-details="true"/>
                <table:data-pilot-member table:name="BryM2" table:display="true" table:show-details="true"/>
                <table:data-pilot-member table:name="BrzT4" table:display="true" table:show-details="true"/>
                <table:data-pilot-member table:name="BskA2" table:display="true" table:show-details="true"/>
                <table:data-pilot-member table:name="BucM3" table:display="true" table:show-details="true"/>
                <table:data-pilot-member table:name="BudM6" table:display="true" table:show-details="true"/>
                <table:data-pilot-member table:name="BudT8" table:display="true" table:show-details="true"/>
                <table:data-pilot-member table:name="BurS6" table:display="true" table:show-details="true"/>
                <table:data-pilot-member table:name="BurZ1" table:display="true" table:show-details="true"/>
                <table:data-pilot-member table:name="CejK4" table:display="true" table:show-details="true"/>
                <table:data-pilot-member table:name="ChmJ9" table:display="true" table:show-details="true"/>
                <table:data-pilot-member table:name="ChmW5" table:display="true" table:show-details="true"/>
                <table:data-pilot-member table:name="ChoJ0" table:display="true" table:show-details="true"/>
                <table:data-pilot-member table:name="CicM4" table:display="true" table:show-details="true"/>
                <table:data-pilot-member table:name="CicS6" table:display="true" table:show-details="true"/>
                <table:data-pilot-member table:name="CieS9" table:display="true" table:show-details="true"/>
                <table:data-pilot-member table:name="CieW9" table:display="true" table:show-details="true"/>
                <table:data-pilot-member table:name="CioJ3" table:display="true" table:show-details="true"/>
                <table:data-pilot-member table:name="CiuW4" table:display="true" table:show-details="true"/>
                <table:data-pilot-member table:name="CupO4" table:display="true" table:show-details="true"/>
                <table:data-pilot-member table:name="CzaK3" table:display="true" table:show-details="true"/>
                <table:data-pilot-member table:name="CzaS1" table:display="true" table:show-details="true"/>
                <table:data-pilot-member table:name="CzaW3" table:display="true" table:show-details="true"/>
                <table:data-pilot-member table:name="CzeW5" table:display="true" table:show-details="true"/>
                <table:data-pilot-member table:name="CzeW7" table:display="true" table:show-details="true"/>
                <table:data-pilot-member table:name="CzeW8" table:display="true" table:show-details="true"/>
                <table:data-pilot-member table:name="DabS5" table:display="true" table:show-details="true"/>
                <table:data-pilot-member table:name="DabS6" table:display="true" table:show-details="true"/>
                <table:data-pilot-member table:name="DabS7" table:display="true" table:show-details="true"/>
                <table:data-pilot-member table:name="DawW4" table:display="true" table:show-details="true"/>
                <table:data-pilot-member table:name="DegS2" table:display="true" table:show-details="true"/>
                <table:data-pilot-member table:name="DepS0" table:display="true" table:show-details="true"/>
                <table:data-pilot-member table:name="DerS1" table:display="true" table:show-details="true"/>
                <table:data-pilot-member table:name="DerW4" table:display="true" table:show-details="true"/>
                <table:data-pilot-member table:name="DolS7" table:display="true" table:show-details="true"/>
                <table:data-pilot-member table:name="DomR0" table:display="true" table:show-details="true"/>
                <table:data-pilot-member table:name="DomS7" table:display="true" table:show-details="true"/>
                <table:data-pilot-member table:name="DomS9" table:display="true" table:show-details="true"/>
                <table:data-pilot-member table:name="DraW7" table:display="true" table:show-details="true"/>
                <table:data-pilot-member table:name="DulP6" table:display="true" table:show-details="true"/>
                <table:data-pilot-member table:name="DunV3" table:display="true" table:show-details="true"/>
                <table:data-pilot-member table:name="DurP3" table:display="true" table:show-details="true"/>
                <table:data-pilot-member table:name="DusP8" table:display="true" table:show-details="true"/>
                <table:data-pilot-member table:name="DziP6" table:display="true" table:show-details="true"/>
                <table:data-pilot-member table:name="EdeV0" table:display="true" table:show-details="true"/>
                <table:data-pilot-member table:name="EngU3" table:display="true" table:show-details="true"/>
                <table:data-pilot-member table:name="ErbU6" table:display="true" table:show-details="true"/>
                <table:data-pilot-member table:name="FelD5" table:display="true" table:show-details="true"/>
                <table:data-pilot-member table:name="FieP6" table:display="true" table:show-details="true"/>
                <table:data-pilot-member table:name="FilP4" table:display="true" table:show-details="true"/>
                <table:data-pilot-member table:name="FilS4" table:display="true" table:show-details="true"/>
                <table:data-pilot-member table:name="FloS0" table:display="true" table:show-details="true"/>
                <table:data-pilot-member table:name="ForJ2" table:display="true" table:show-details="true"/>
                <table:data-pilot-member table:name="ForP6" table:display="true" table:show-details="true"/>
                <table:data-pilot-member table:name="ForR0" table:display="true" table:show-details="true"/>
                <table:data-pilot-member table:name="FraR3" table:display="true" table:show-details="true"/>
                <table:data-pilot-member table:name="FreP6" table:display="true" table:show-details="true"/>
                <table:data-pilot-member table:name="FurP8" table:display="true" table:show-details="true"/>
                <table:data-pilot-member table:name="GacP5" table:display="true" table:show-details="true"/>
                <table:data-pilot-member table:name="GadP3" table:display="true" table:show-details="true"/>
                <table:data-pilot-member table:name="GalP5" table:display="true" table:show-details="true"/>
                <table:data-pilot-member table:name="GdaP5" table:display="true" table:show-details="true"/>
                <table:data-pilot-member table:name="GesP5" table:display="true" table:show-details="true"/>
                <table:data-pilot-member table:name="GibP8" table:display="true" table:show-details="true"/>
                <table:data-pilot-member table:name="GieP1" table:display="true" table:show-details="true"/>
                <table:data-pilot-member table:name="GlaP1" table:display="true" table:show-details="true"/>
                <table:data-pilot-member table:name="GlaP5" table:display="true" table:show-details="true"/>
                <table:data-pilot-member table:name="GloP4" table:display="true" table:show-details="true"/>
                <table:data-pilot-member table:name="GorO5" table:display="true" table:show-details="true"/>
                <table:data-pilot-member table:name="GorO7" table:display="true" table:show-details="true"/>
                <table:data-pilot-member table:name="GorP3" table:display="true" table:show-details="true"/>
                <table:data-pilot-member table:name="GorP5" table:display="true" table:show-details="true"/>
                <table:data-pilot-member table:name="GosP2" table:display="true" table:show-details="true"/>
                <table:data-pilot-member table:name="GosP9" table:display="true" table:show-details="true"/>
                <table:data-pilot-member table:name="GozO4" table:display="true" table:show-details="true"/>
                <table:data-pilot-member table:name="GraO8" table:display="true" table:show-details="true"/>
                <table:data-pilot-member table:name="GreO2" table:display="true" table:show-details="true"/>
                <table:data-pilot-member table:name="GroO9" table:display="true" table:show-details="true"/>
                <table:data-pilot-member table:name="GruO7" table:display="true" table:show-details="true"/>
                <table:data-pilot-member table:name="GryO7" table:display="true" table:show-details="true"/>
                <table:data-pilot-member table:name="GrzN1" table:display="true" table:show-details="true"/>
                <table:data-pilot-member table:name="GrzN8" table:display="true" table:show-details="true"/>
                <table:data-pilot-member table:name="GrzO1" table:display="true" table:show-details="true"/>
                <table:data-pilot-member table:name="HanO3" table:display="true" table:show-details="true"/>
                <table:data-pilot-member table:name="HarN1" table:display="true" table:show-details="true"/>
                <table:data-pilot-member table:name="HazO5" table:display="true" table:show-details="true"/>
                <table:data-pilot-member table:name="HelI9" table:display="true" table:show-details="true"/>
                <table:data-pilot-member table:name="HinN2" table:display="true" table:show-details="true"/>
                <table:data-pilot-member table:name="HinN5" table:display="true" table:show-details="true"/>
                <table:data-pilot-member table:name="HorN5" table:display="true" table:show-details="true"/>
                <table:data-pilot-member table:name="HryO9" table:display="true" table:show-details="true"/>
                <table:data-pilot-member table:name="IwaO1" table:display="true" table:show-details="true"/>
                <table:data-pilot-member table:name="JabN1" table:display="true" table:show-details="true"/>
                <table:data-pilot-member table:name="JacN1" table:display="true" table:show-details="true"/>
                <table:data-pilot-member table:name="JagN5" table:display="true" table:show-details="true"/>
                <table:data-pilot-member table:name="JagN8" table:display="true" table:show-details="true"/>
                <table:data-pilot-member table:name="JakN2" table:display="true" table:show-details="true"/>
                <table:data-pilot-member table:name="JakN4" table:display="true" table:show-details="true"/>
                <table:data-pilot-member table:name="JakN5" table:display="true" table:show-details="true"/>
                <table:data-pilot-member table:name="JamN6" table:display="true" table:show-details="true"/>
                <table:data-pilot-member table:name="JanN0" table:display="true" table:show-details="true"/>
                <table:data-pilot-member table:name="JanN1" table:display="true" table:show-details="true"/>
                <table:data-pilot-member table:name="JanN3" table:display="true" table:show-details="true"/>
                <table:data-pilot-member table:name="JanN6" table:display="true" table:show-details="true"/>
                <table:data-pilot-member table:name="JarM7" table:display="true" table:show-details="true"/>
                <table:data-pilot-member table:name="JazN0" table:display="true" table:show-details="true"/>
                <table:data-pilot-member table:name="JędN0" table:display="true" table:show-details="true"/>
                <table:data-pilot-member table:name="JozM2" table:display="true" table:show-details="true"/>
                <table:data-pilot-member table:name="JurM6" table:display="true" table:show-details="true"/>
                <table:data-pilot-member table:name="JurM9" table:display="true" table:show-details="true"/>
                <table:data-pilot-member table:name="JurN5" table:display="true" table:show-details="true"/>
                <table:data-pilot-member table:name="JurN6" table:display="true" table:show-details="true"/>
                <table:data-pilot-member table:name="KacM2" table:display="true" table:show-details="true"/>
                <table:data-pilot-member table:name="KadM4" table:display="true" table:show-details="true"/>
                <table:data-pilot-member table:name="KafM3" table:display="true" table:show-details="true"/>
                <table:data-pilot-member table:name="KalM8" table:display="true" table:show-details="true"/>
                <table:data-pilot-member table:name="KalM9" table:display="true" table:show-details="true"/>
                <table:data-pilot-member table:name="KamM2" table:display="true" table:show-details="true"/>
                <table:data-pilot-member table:name="KamM5" table:display="true" table:show-details="true"/>
                <table:data-pilot-member table:name="KamM6" table:display="true" table:show-details="true"/>
                <table:data-pilot-member table:name="KarM4" table:display="true" table:show-details="true"/>
                <table:data-pilot-member table:name="KarM6" table:display="true" table:show-details="true"/>
                <table:data-pilot-member table:name="KatM0" table:display="true" table:show-details="true"/>
                <table:data-pilot-member table:name="KecM5" table:display="true" table:show-details="true"/>
                <table:data-pilot-member table:name="KemM0" table:display="true" table:show-details="true"/>
                <table:data-pilot-member table:name="KieM2" table:display="true" table:show-details="true"/>
                <table:data-pilot-member table:name="KieM8" table:display="true" table:show-details="true"/>
                <table:data-pilot-member table:name="KilM7" table:display="true" table:show-details="true"/>
                <table:data-pilot-member table:name="KirM0" table:display="true" table:show-details="true"/>
                <table:data-pilot-member table:name="KirM2" table:display="true" table:show-details="true"/>
                <table:data-pilot-member table:name="KirM3" table:display="true" table:show-details="true"/>
                <table:data-pilot-member table:name="KisM3" table:display="true" table:show-details="true"/>
                <table:data-pilot-member table:name="KisM4" table:display="true" table:show-details="true"/>
                <table:data-pilot-member table:name="KizM4" table:display="true" table:show-details="true"/>
                <table:data-pilot-member table:name="KlaM6" table:display="true" table:show-details="true"/>
                <table:data-pilot-member table:name="KleM3" table:display="true" table:show-details="true"/>
                <table:data-pilot-member table:name="KleM8" table:display="true" table:show-details="true"/>
                <table:data-pilot-member table:name="KluM0" table:display="true" table:show-details="true"/>
                <table:data-pilot-member table:name="KluM2" table:display="true" table:show-details="true"/>
                <table:data-pilot-member table:name="KmiM5" table:display="true" table:show-details="true"/>
                <table:data-pilot-member table:name="KmiM6" table:display="true" table:show-details="true"/>
                <table:data-pilot-member table:name="KmiM7" table:display="true" table:show-details="true"/>
                <table:data-pilot-member table:name="KocM9" table:display="true" table:show-details="true"/>
                <table:data-pilot-member table:name="KolM3" table:display="true" table:show-details="true"/>
                <table:data-pilot-member table:name="KomM1" table:display="true" table:show-details="true"/>
                <table:data-pilot-member table:name="KopM6" table:display="true" table:show-details="true"/>
                <table:data-pilot-member table:name="KopM7" table:display="true" table:show-details="true"/>
                <table:data-pilot-member table:name="KorM0" table:display="true" table:show-details="true"/>
                <table:data-pilot-member table:name="KorM3" table:display="true" table:show-details="true"/>
                <table:data-pilot-member table:name="KorM4" table:display="true" table:show-details="true"/>
                <table:data-pilot-member table:name="KorM5" table:display="true" table:show-details="true"/>
                <table:data-pilot-member table:name="KorM9" table:display="true" table:show-details="true"/>
                <table:data-pilot-member table:name="KosM0" table:display="true" table:show-details="true"/>
                <table:data-pilot-member table:name="KosM5" table:display="true" table:show-details="true"/>
                <table:data-pilot-member table:name="KosM7" table:display="true" table:show-details="true"/>
                <table:data-pilot-member table:name="KosM8" table:display="true" table:show-details="true"/>
                <table:data-pilot-member table:name="KotM8" table:display="true" table:show-details="true"/>
                <table:data-pilot-member table:name="KowM0" table:display="true" table:show-details="true"/>
                <table:data-pilot-member table:name="KowM2" table:display="true" table:show-details="true"/>
                <table:data-pilot-member table:name="KowM4" table:display="true" table:show-details="true"/>
                <table:data-pilot-member table:name="KowM9" table:display="true" table:show-details="true"/>
                <table:data-pilot-member table:name="KozM4" table:display="true" table:show-details="true"/>
                <table:data-pilot-member table:name="KozM7" table:display="true" table:show-details="true"/>
                <table:data-pilot-member table:name="KozM8" table:display="true" table:show-details="true"/>
                <table:data-pilot-member table:name="KraM0" table:display="true" table:show-details="true"/>
                <table:data-pilot-member table:name="KreM2" table:display="true" table:show-details="true"/>
                <table:data-pilot-member table:name="KroM1" table:display="true" table:show-details="true"/>
                <table:data-pilot-member table:name="KroM4" table:display="true" table:show-details="true"/>
                <table:data-pilot-member table:name="KruM0" table:display="true" table:show-details="true"/>
                <table:data-pilot-member table:name="KruM2" table:display="true" table:show-details="true"/>
                <table:data-pilot-member table:name="KryM8" table:display="true" table:show-details="true"/>
                <table:data-pilot-member table:name="KrzZ3" table:display="true" table:show-details="true"/>
                <table:data-pilot-member table:name="KubM1" table:display="true" table:show-details="true"/>
                <table:data-pilot-member table:name="KubM2" table:display="true" table:show-details="true"/>
                <table:data-pilot-member table:name="KubM3" table:display="true" table:show-details="true"/>
                <table:data-pilot-member table:name="KulM2" table:display="true" table:show-details="true"/>
                <table:data-pilot-member table:name="KulM7" table:display="true" table:show-details="true"/>
                <table:data-pilot-member table:name="KurM1" table:display="true" table:show-details="true"/>
                <table:data-pilot-member table:name="KurM9" table:display="true" table:show-details="true"/>
                <table:data-pilot-member table:name="KusM9" table:display="true" table:show-details="true"/>
                <table:data-pilot-member table:name="KutM7" table:display="true" table:show-details="true"/>
                <table:data-pilot-member table:name="KwiM7" table:display="true" table:show-details="true"/>
                <table:data-pilot-member table:name="KwiP9" table:display="true" table:show-details="true"/>
                <table:data-pilot-member table:name="LabM5" table:display="true" table:show-details="true"/>
                <table:data-pilot-member table:name="LadM5" table:display="true" table:show-details="true"/>
                <table:data-pilot-member table:name="LanM5" table:display="true" table:show-details="true"/>
                <table:data-pilot-member table:name="LanM7" table:display="true" table:show-details="true"/>
                <table:data-pilot-member table:name="LasM2" table:display="true" table:show-details="true"/>
                <table:data-pilot-member table:name="LasM5" table:display="true" table:show-details="true"/>
                <table:data-pilot-member table:name="LemM8" table:display="true" table:show-details="true"/>
                <table:data-pilot-member table:name="LeoM5" table:display="true" table:show-details="true"/>
                <table:data-pilot-member table:name="LesM1" table:display="true" table:show-details="true"/>
                <table:data-pilot-member table:name="LewE4" table:display="true" table:show-details="true"/>
                <table:data-pilot-member table:name="LewM1" table:display="true" table:show-details="true"/>
                <table:data-pilot-member table:name="LewM8" table:display="true" table:show-details="true"/>
                <table:data-pilot-member table:name="LewM9" table:display="true" table:show-details="true"/>
                <table:data-pilot-member table:name="LewO3" table:display="true" table:show-details="true"/>
                <table:data-pilot-member table:name="LigM7" table:display="true" table:show-details="true"/>
                <table:data-pilot-member table:name="LorM1" table:display="true" table:show-details="true"/>
                <table:data-pilot-member table:name="LubM7" table:display="true" table:show-details="true"/>
                <table:data-pilot-member table:name="LucM3" table:display="true" table:show-details="true"/>
                <table:data-pilot-member table:name="LukM2" table:display="true" table:show-details="true"/>
                <table:data-pilot-member table:name="LukM9" table:display="true" table:show-details="true"/>
                <table:data-pilot-member table:name="LunM7" table:display="true" table:show-details="true"/>
                <table:data-pilot-member table:name="LupM2" table:display="true" table:show-details="true"/>
                <table:data-pilot-member table:name="LupM7" table:display="true" table:show-details="true"/>
                <table:data-pilot-member table:name="LutM7" table:display="true" table:show-details="true"/>
                <table:data-pilot-member table:name="LysM5" table:display="true" table:show-details="true"/>
                <table:data-pilot-member table:name="MacM1" table:display="true" table:show-details="true"/>
                <table:data-pilot-member table:name="MacM4" table:display="true" table:show-details="true"/>
                <table:data-pilot-member table:name="MadL1" table:display="true" table:show-details="true"/>
                <table:data-pilot-member table:name="MagM4" table:display="true" table:show-details="true"/>
                <table:data-pilot-member table:name="MajL4" table:display="true" table:show-details="true"/>
                <table:data-pilot-member table:name="MajL6" table:display="true" table:show-details="true"/>
                <table:data-pilot-member table:name="MajM7" table:display="true" table:show-details="true"/>
                <table:data-pilot-member table:name="MakL5" table:display="true" table:show-details="true"/>
                <table:data-pilot-member table:name="MalL6" table:display="true" table:show-details="true"/>
                <table:data-pilot-member table:name="MarK0" table:display="true" table:show-details="true"/>
                <table:data-pilot-member table:name="MarL4" table:display="true" table:show-details="true"/>
                <table:data-pilot-member table:name="MarL6" table:display="true" table:show-details="true"/>
                <table:data-pilot-member table:name="MarL7" table:display="true" table:show-details="true"/>
                <table:data-pilot-member table:name="MarL9" table:display="true" table:show-details="true"/>
                <table:data-pilot-member table:name="MarM0" table:display="true" table:show-details="true"/>
                <table:data-pilot-member table:name="MauL8" table:display="true" table:show-details="true"/>
                <table:data-pilot-member table:name="MazK5" table:display="true" table:show-details="true"/>
                <table:data-pilot-member table:name="MazL3" table:display="true" table:show-details="true"/>
                <table:data-pilot-member table:name="MenK2" table:display="true" table:show-details="true"/>
                <table:data-pilot-member table:name="MezL8" table:display="true" table:show-details="true"/>
                <table:data-pilot-member table:name="MicK2" table:display="true" table:show-details="true"/>
                <table:data-pilot-member table:name="MicK5" table:display="true" table:show-details="true"/>
                <table:data-pilot-member table:name="MicL4" table:display="true" table:show-details="true"/>
                <table:data-pilot-member table:name="MieK0" table:display="true" table:show-details="true"/>
                <table:data-pilot-member table:name="MieK8" table:display="true" table:show-details="true"/>
                <table:data-pilot-member table:name="MieL1" table:display="true" table:show-details="true"/>
                <table:data-pilot-member table:name="MieL8" table:display="true" table:show-details="true"/>
                <table:data-pilot-member table:name="MisL5" table:display="true" table:show-details="true"/>
                <table:data-pilot-member table:name="MloL1" table:display="true" table:show-details="true"/>
                <table:data-pilot-member table:name="ModK0" table:display="true" table:show-details="true"/>
                <table:data-pilot-member table:name="MroL2" table:display="true" table:show-details="true"/>
                <table:data-pilot-member table:name="MroL3" table:display="true" table:show-details="true"/>
                <table:data-pilot-member table:name="MucL8" table:display="true" table:show-details="true"/>
                <table:data-pilot-member table:name="MurL3" table:display="true" table:show-details="true"/>
                <table:data-pilot-member table:name="MuzK1" table:display="true" table:show-details="true"/>
                <table:data-pilot-member table:name="MysK9" table:display="true" table:show-details="true"/>
                <table:data-pilot-member table:name="NagK7" table:display="true" table:show-details="true"/>
                <table:data-pilot-member table:name="NieK2" table:display="true" table:show-details="true"/>
                <table:data-pilot-member table:name="NieK7" table:display="true" table:show-details="true"/>
                <table:data-pilot-member table:name="NikK0" table:display="true" table:show-details="true"/>
                <table:data-pilot-member table:name="NowK4" table:display="true" table:show-details="true"/>
                <table:data-pilot-member table:name="NowK7" table:display="true" table:show-details="true"/>
                <table:data-pilot-member table:name="NowL3" table:display="true" table:show-details="true"/>
                <table:data-pilot-member table:name="ObaK8" table:display="true" table:show-details="true"/>
                <table:data-pilot-member table:name="OgrK5" table:display="true" table:show-details="true"/>
                <table:data-pilot-member table:name="OklK8" table:display="true" table:show-details="true"/>
                <table:data-pilot-member table:name="OlcK2" table:display="true" table:show-details="true"/>
                <table:data-pilot-member table:name="OldK1" table:display="true" table:show-details="true"/>
                <table:data-pilot-member table:name="OliK3" table:display="true" table:show-details="true"/>
                <table:data-pilot-member table:name="OlsK7" table:display="true" table:show-details="true"/>
                <table:data-pilot-member table:name="OrcK6" table:display="true" table:show-details="true"/>
                <table:data-pilot-member table:name="OstB7" table:display="true" table:show-details="true"/>
                <table:data-pilot-member table:name="OszK5" table:display="true" table:show-details="true"/>
                <table:data-pilot-member table:name="PacJ6" table:display="true" table:show-details="true"/>
                <table:data-pilot-member table:name="PajK5" table:display="true" table:show-details="true"/>
                <table:data-pilot-member table:name="PalJ2" table:display="true" table:show-details="true"/>
                <table:data-pilot-member table:name="PalK8" table:display="true" table:show-details="true"/>
                <table:data-pilot-member table:name="PanJ9" table:display="true" table:show-details="true"/>
                <table:data-pilot-member table:name="PawJ3" table:display="true" table:show-details="true"/>
                <table:data-pilot-member table:name="PawJ4" table:display="true" table:show-details="true"/>
                <table:data-pilot-member table:name="PawJ7" table:display="true" table:show-details="true"/>
                <table:data-pilot-member table:name="PawK5" table:display="true" table:show-details="true"/>
                <table:data-pilot-member table:name="PawK7" table:display="true" table:show-details="true"/>
                <table:data-pilot-member table:name="PawK8" table:display="true" table:show-details="true"/>
                <table:data-pilot-member table:name="PenJ7" table:display="true" table:show-details="true"/>
                <table:data-pilot-member table:name="PerK6" table:display="true" table:show-details="true"/>
                <table:data-pilot-member table:name="PetJ0" table:display="true" table:show-details="true"/>
                <table:data-pilot-member table:name="PieJ3" table:display="true" table:show-details="true"/>
                <table:data-pilot-member table:name="PieJ4" table:display="true" table:show-details="true"/>
                <table:data-pilot-member table:name="PieJ9" table:display="true" table:show-details="true"/>
                <table:data-pilot-member table:name="PinJ4" table:display="true" table:show-details="true"/>
                <table:data-pilot-member table:name="PinJ5" table:display="true" table:show-details="true"/>
                <table:data-pilot-member table:name="PioJ2" table:display="true" table:show-details="true"/>
                <table:data-pilot-member table:name="PioK0" table:display="true" table:show-details="true"/>
                <table:data-pilot-member table:name="PioM7" table:display="true" table:show-details="true"/>
                <table:data-pilot-member table:name="PisJ7" table:display="true" table:show-details="true"/>
                <table:data-pilot-member table:name="PiwJ4" table:display="true" table:show-details="true"/>
                <table:data-pilot-member table:name="PliJ0" table:display="true" table:show-details="true"/>
                <table:data-pilot-member table:name="PocK0" table:display="true" table:show-details="true"/>
                <table:data-pilot-member table:name="PodJ4" table:display="true" table:show-details="true"/>
                <table:data-pilot-member table:name="PolJ3" table:display="true" table:show-details="true"/>
                <table:data-pilot-member table:name="PolP0" table:display="true" table:show-details="true"/>
                <table:data-pilot-member table:name="PorJ0" table:display="true" table:show-details="true"/>
                <table:data-pilot-member table:name="PotJ5" table:display="true" table:show-details="true"/>
                <table:data-pilot-member table:name="PotM8" table:display="true" table:show-details="true"/>
                <table:data-pilot-member table:name="PozJ1" table:display="true" table:show-details="true"/>
                <table:data-pilot-member table:name="ProJ3" table:display="true" table:show-details="true"/>
                <table:data-pilot-member table:name="ProJ9" table:display="true" table:show-details="true"/>
                <table:data-pilot-member table:name="PrzJ1" table:display="true" table:show-details="true"/>
                <table:data-pilot-member table:name="PrzJ6" table:display="true" table:show-details="true"/>
                <table:data-pilot-member table:name="PupJ5" table:display="true" table:show-details="true"/>
                <table:data-pilot-member table:name="PuzJ3" table:display="true" table:show-details="true"/>
                <table:data-pilot-member table:name="RadJ3" table:display="true" table:show-details="true"/>
                <table:data-pilot-member table:name="RadJ4" table:display="true" table:show-details="true"/>
                <table:data-pilot-member table:name="RadJ7" table:display="true" table:show-details="true"/>
                <table:data-pilot-member table:name="RafJ7" table:display="true" table:show-details="true"/>
                <table:data-pilot-member table:name="RamJ9" table:display="true" table:show-details="true"/>
                <table:data-pilot-member table:name="RecJ8" table:display="true" table:show-details="true"/>
                <table:data-pilot-member table:name="RemJ3" table:display="true" table:show-details="true"/>
                <table:data-pilot-member table:name="RemJ4" table:display="true" table:show-details="true"/>
                <table:data-pilot-member table:name="RęcJ6" table:display="true" table:show-details="true"/>
                <table:data-pilot-member table:name="RieJ2" table:display="true" table:show-details="true"/>
                <table:data-pilot-member table:name="RodJ9" table:display="true" table:show-details="true"/>
                <table:data-pilot-member table:name="RohJ1" table:display="true" table:show-details="true"/>
                <table:data-pilot-member table:name="RopJ7" table:display="true" table:show-details="true"/>
                <table:data-pilot-member table:name="RowJ5" table:display="true" table:show-details="true"/>
                <table:data-pilot-member table:name="RozJ4" table:display="true" table:show-details="true"/>
                <table:data-pilot-member table:name="RutI8" table:display="true" table:show-details="true"/>
                <table:data-pilot-member table:name="RutJ7" table:display="true" table:show-details="true"/>
                <table:data-pilot-member table:name="RybI3" table:display="true" table:show-details="true"/>
                <table:data-pilot-member table:name="RybI6" table:display="true" table:show-details="true"/>
                <table:data-pilot-member table:name="RynI3" table:display="true" table:show-details="true"/>
                <table:data-pilot-member table:name="RysI0" table:display="true" table:show-details="true"/>
                <table:data-pilot-member table:name="RysI5" table:display="true" table:show-details="true"/>
                <table:data-pilot-member table:name="SacJ3" table:display="true" table:show-details="true"/>
                <table:data-pilot-member table:name="SadJ6" table:display="true" table:show-details="true"/>
                <table:data-pilot-member table:name="SalJ9" table:display="true" table:show-details="true"/>
                <table:data-pilot-member table:name="SamJ9" table:display="true" table:show-details="true"/>
                <table:data-pilot-member table:name="SarI6" table:display="true" table:show-details="true"/>
                <table:data-pilot-member table:name="SauJ2" table:display="true" table:show-details="true"/>
                <table:data-pilot-member table:name="SenJ5" table:display="true" table:show-details="true"/>
                <table:data-pilot-member table:name="SerJ4" table:display="true" table:show-details="true"/>
                <table:data-pilot-member table:name="SibJ3" table:display="true" table:show-details="true"/>
                <table:data-pilot-member table:name="SieJ0" table:display="true" table:show-details="true"/>
                <table:data-pilot-member table:name="SikH1" table:display="true" table:show-details="true"/>
                <table:data-pilot-member table:name="SilH7" table:display="true" table:show-details="true"/>
                <table:data-pilot-member table:name="SimH5" table:display="true" table:show-details="true"/>
                <table:data-pilot-member table:name="SkaG5" table:display="true" table:show-details="true"/>
                <table:data-pilot-member table:name="SkaG6" table:display="true" table:show-details="true"/>
                <table:data-pilot-member table:name="SkrI3" table:display="true" table:show-details="true"/>
                <table:data-pilot-member table:name="SmiA7" table:display="true" table:show-details="true"/>
                <table:data-pilot-member table:name="SmoF4" table:display="true" table:show-details="true"/>
                <table:data-pilot-member table:name="SnaF7" table:display="true" table:show-details="true"/>
                <table:data-pilot-member table:name="SobF2" table:display="true" table:show-details="true"/>
                <table:data-pilot-member table:name="SobF7" table:display="true" table:show-details="true"/>
                <table:data-pilot-member table:name="SocI1" table:display="true" table:show-details="true"/>
                <table:data-pilot-member table:name="SosF5" table:display="true" table:show-details="true"/>
                <table:data-pilot-member table:name="SpaF7" table:display="true" table:show-details="true"/>
                <table:data-pilot-member table:name="SpyF0" table:display="true" table:show-details="true"/>
                <table:data-pilot-member table:name="SroH6" table:display="true" table:show-details="true"/>
                <table:data-pilot-member table:name="SroI4" table:display="true" table:show-details="true"/>
                <table:data-pilot-member table:name="StaF4" table:display="true" table:show-details="true"/>
                <table:data-pilot-member table:name="StaH1" table:display="true" table:show-details="true"/>
                <table:data-pilot-member table:name="StaH2" table:display="true" table:show-details="true"/>
                <table:data-pilot-member table:name="StaH4" table:display="true" table:show-details="true"/>
                <table:data-pilot-member table:name="StaH7" table:display="true" table:show-details="true"/>
                <table:data-pilot-member table:name="StaH8" table:display="true" table:show-details="true"/>
                <table:data-pilot-member table:name="SteH3" table:display="true" table:show-details="true"/>
                <table:data-pilot-member table:name="SteH4" table:display="true" table:show-details="true"/>
                <table:data-pilot-member table:name="StrF0" table:display="true" table:show-details="true"/>
                <table:data-pilot-member table:name="StrF6" table:display="true" table:show-details="true"/>
                <table:data-pilot-member table:name="StrF7" table:display="true" table:show-details="true"/>
                <table:data-pilot-member table:name="StrF9" table:display="true" table:show-details="true"/>
                <table:data-pilot-member table:name="SwiA8" table:display="true" table:show-details="true"/>
                <table:data-pilot-member table:name="SwiC2" table:display="true" table:show-details="true"/>
                <table:data-pilot-member table:name="SwiC4" table:display="true" table:show-details="true"/>
                <table:data-pilot-member table:name="SwiD5" table:display="true" table:show-details="true"/>
                <table:data-pilot-member table:name="SykF1" table:display="true" table:show-details="true"/>
                <table:data-pilot-member table:name="SymE6" table:display="true" table:show-details="true"/>
                <table:data-pilot-member table:name="SzaE3" table:display="true" table:show-details="true"/>
                <table:data-pilot-member table:name="SzcD4" table:display="true" table:show-details="true"/>
                <table:data-pilot-member table:name="SzcD6" table:display="true" table:show-details="true"/>
                <table:data-pilot-member table:name="SzcE0" table:display="true" table:show-details="true"/>
                <table:data-pilot-member table:name="SzcE9" table:display="true" table:show-details="true"/>
                <table:data-pilot-member table:name="SzmD0" table:display="true" table:show-details="true"/>
                <table:data-pilot-member table:name="SznD1" table:display="true" table:show-details="true"/>
                <table:data-pilot-member table:name="SzoD8" table:display="true" table:show-details="true"/>
                <table:data-pilot-member table:name="SzpD6" table:display="true" table:show-details="true"/>
                <table:data-pilot-member table:name="SzrD2" table:display="true" table:show-details="true"/>
                <table:data-pilot-member table:name="SzuD7" table:display="true" table:show-details="true"/>
                <table:data-pilot-member table:name="SzuD8" table:display="true" table:show-details="true"/>
                <table:data-pilot-member table:name="SzwD8" table:display="true" table:show-details="true"/>
                <table:data-pilot-member table:name="SzyA2" table:display="true" table:show-details="true"/>
                <table:data-pilot-member table:name="SzyA4" table:display="true" table:show-details="true"/>
                <table:data-pilot-member table:name="TarA2" table:display="true" table:show-details="true"/>
                <table:data-pilot-member table:name="TarA5" table:display="true" table:show-details="true"/>
                <table:data-pilot-member table:name="TokA4" table:display="true" table:show-details="true"/>
                <table:data-pilot-member table:name="TokA8" table:display="true" table:show-details="true"/>
                <table:data-pilot-member table:name="TomA8" table:display="true" table:show-details="true"/>
                <table:data-pilot-member table:name="TomA9" table:display="true" table:show-details="true"/>
                <table:data-pilot-member table:name="TomB1" table:display="true" table:show-details="true"/>
                <table:data-pilot-member table:name="TomB5" table:display="true" table:show-details="true"/>
                <table:data-pilot-member table:name="TraB1" table:display="true" table:show-details="true"/>
                <table:data-pilot-member table:name="TroA1" table:display="true" table:show-details="true"/>
                <table:data-pilot-member table:name="TrwB2" table:display="true" table:show-details="true"/>
                <table:data-pilot-member table:name="TrzA9" table:display="true" table:show-details="true"/>
                <table:data-pilot-member table:name="TusB6" table:display="true" table:show-details="true"/>
                <table:data-pilot-member table:name="UkoB3" table:display="true" table:show-details="true"/>
                <table:data-pilot-member table:name="UleB8" table:display="true" table:show-details="true"/>
                <table:data-pilot-member table:name="UlwA4" table:display="true" table:show-details="true"/>
                <table:data-pilot-member table:name="WacB3" table:display="true" table:show-details="true"/>
                <table:data-pilot-member table:name="WalA1" table:display="true" table:show-details="true"/>
                <table:data-pilot-member table:name="WamA3" table:display="true" table:show-details="true"/>
                <table:data-pilot-member table:name="WasB9" table:display="true" table:show-details="true"/>
                <table:data-pilot-member table:name="WejA2" table:display="true" table:show-details="true"/>
                <table:data-pilot-member table:name="WenA7" table:display="true" table:show-details="true"/>
                <table:data-pilot-member table:name="WerA7" table:display="true" table:show-details="true"/>
                <table:data-pilot-member table:name="WicA7" table:display="true" table:show-details="true"/>
                <table:data-pilot-member table:name="WieA2" table:display="true" table:show-details="true"/>
                <table:data-pilot-member table:name="WieA3" table:display="true" table:show-details="true"/>
                <table:data-pilot-member table:name="WieA4" table:display="true" table:show-details="true"/>
                <table:data-pilot-member table:name="WilA0" table:display="true" table:show-details="true"/>
                <table:data-pilot-member table:name="WitA4" table:display="true" table:show-details="true"/>
                <table:data-pilot-member table:name="WizA1" table:display="true" table:show-details="true"/>
                <table:data-pilot-member table:name="WizA4" table:display="true" table:show-details="true"/>
                <table:data-pilot-member table:name="WizA7" table:display="true" table:show-details="true"/>
                <table:data-pilot-member table:name="WlaA0" table:display="true" table:show-details="true"/>
                <table:data-pilot-member table:name="WloA2" table:display="true" table:show-details="true"/>
                <table:data-pilot-member table:name="WojA0" table:display="true" table:show-details="true"/>
                <table:data-pilot-member table:name="WojA2" table:display="true" table:show-details="true"/>
                <table:data-pilot-member table:name="WojA4" table:display="true" table:show-details="true"/>
                <table:data-pilot-member table:name="WojA7" table:display="true" table:show-details="true"/>
                <table:data-pilot-member table:name="WojA8" table:display="true" table:show-details="true"/>
                <table:data-pilot-member table:name="WolA5" table:display="true" table:show-details="true"/>
                <table:data-pilot-member table:name="WroA0" table:display="true" table:show-details="true"/>
                <table:data-pilot-member table:name="WroA1" table:display="true" table:show-details="true"/>
                <table:data-pilot-member table:name="WydA1" table:display="true" table:show-details="true"/>
                <table:data-pilot-member table:name="WymA8" table:display="true" table:show-details="true"/>
                <table:data-pilot-member table:name="WysA7" table:display="true" table:show-details="true"/>
                <table:data-pilot-member table:name="YukA8" table:display="true" table:show-details="true"/>
                <table:data-pilot-member table:name="ZabA5" table:display="true" table:show-details="true"/>
                <table:data-pilot-member table:name="ZacA7" table:display="true" table:show-details="true"/>
                <table:data-pilot-member table:name="ZakE5" table:display="true" table:show-details="true"/>
                <table:data-pilot-member table:name="ZakO2" table:display="true" table:show-details="true"/>
                <table:data-pilot-member table:name="ZalA3" table:display="true" table:show-details="true"/>
                <table:data-pilot-member table:name="ZalA4" table:display="true" table:show-details="true"/>
                <table:data-pilot-member table:name="ZarA9" table:display="true" table:show-details="true"/>
                <table:data-pilot-member table:name="ZasA0" table:display="true" table:show-details="true"/>
                <table:data-pilot-member table:name="ZawA8" table:display="true" table:show-details="true"/>
                <table:data-pilot-member table:name="ZawA9" table:display="true" table:show-details="true"/>
                <table:data-pilot-member table:name="ZdrA9" table:display="true" table:show-details="true"/>
                <table:data-pilot-member table:name="ZegA7" table:display="true" table:show-details="true"/>
                <table:data-pilot-member table:name="ZgaA8" table:display="true" table:show-details="true"/>
                <table:data-pilot-member table:name="ZioA4" table:display="true" table:show-details="true"/>
                <table:data-pilot-member table:name="ZioM6" table:display="true" table:show-details="true"/>
                <table:data-pilot-member table:name="ZmuA8" table:display="true" table:show-details="true"/>
                <table:data-pilot-member table:name="ZocA8" table:display="true" table:show-details="true"/>
                <table:data-pilot-member table:name="ZurA2" table:display="true" table:show-details="true"/>
                <table:data-pilot-member table:name="ZurA3" table:display="true" table:show-details="true"/>
                <table:data-pilot-member table:name="ZygA2" table:display="true" table:show-details="true"/>
                <table:data-pilot-member table:name="ZylA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SEL" table:orientation="data" table:used-hierarchy="0" table:function="count">
            <table:data-pilot-level table:show-empty="false" calcext:repeat-item-labels="false">
              <table:data-pilot-members>
                <table:data-pilot-member table:name="08242501475" table:display="true" table:show-details="true"/>
                <table:data-pilot-member table:name="08242809191" table:display="true" table:show-details="true"/>
                <table:data-pilot-member table:name="08242912835" table:display="true" table:show-details="true"/>
                <table:data-pilot-member table:name="08250606999" table:display="true" table:show-details="true"/>
                <table:data-pilot-member table:name="08251305958" table:display="true" table:show-details="true"/>
                <table:data-pilot-member table:name="08252202698" table:display="true" table:show-details="true"/>
                <table:data-pilot-member table:name="08260302636" table:display="true" table:show-details="true"/>
                <table:data-pilot-member table:name="08260401830" table:display="true" table:show-details="true"/>
                <table:data-pilot-member table:name="08261009495" table:display="true" table:show-details="true"/>
                <table:data-pilot-member table:name="08261204258" table:display="true" table:show-details="true"/>
                <table:data-pilot-member table:name="08261403695" table:display="true" table:show-details="true"/>
                <table:data-pilot-member table:name="08261601819" table:display="true" table:show-details="true"/>
                <table:data-pilot-member table:name="08261804557" table:display="true" table:show-details="true"/>
                <table:data-pilot-member table:name="08261804595" table:display="true" table:show-details="true"/>
                <table:data-pilot-member table:name="08262307035" table:display="true" table:show-details="true"/>
                <table:data-pilot-member table:name="08262311957" table:display="true" table:show-details="true"/>
                <table:data-pilot-member table:name="08270104291" table:display="true" table:show-details="true"/>
                <table:data-pilot-member table:name="08270412255" table:display="true" table:show-details="true"/>
                <table:data-pilot-member table:name="08272207404" table:display="true" table:show-details="true"/>
                <table:data-pilot-member table:name="08272207572" table:display="true" table:show-details="true"/>
                <table:data-pilot-member table:name="08272312577" table:display="true" table:show-details="true"/>
                <table:data-pilot-member table:name="08272703658" table:display="true" table:show-details="true"/>
                <table:data-pilot-member table:name="08272807246" table:display="true" table:show-details="true"/>
                <table:data-pilot-member table:name="08272903041" table:display="true" table:show-details="true"/>
                <table:data-pilot-member table:name="08272911356" table:display="true" table:show-details="true"/>
                <table:data-pilot-member table:name="08280203076" table:display="true" table:show-details="true"/>
                <table:data-pilot-member table:name="08280707488" table:display="true" table:show-details="true"/>
                <table:data-pilot-member table:name="08281204694" table:display="true" table:show-details="true"/>
                <table:data-pilot-member table:name="08281403420" table:display="true" table:show-details="true"/>
                <table:data-pilot-member table:name="08281807682" table:display="true" table:show-details="true"/>
                <table:data-pilot-member table:name="08281903982" table:display="true" table:show-details="true"/>
                <table:data-pilot-member table:name="08282001818" table:display="true" table:show-details="true"/>
                <table:data-pilot-member table:name="08282003575" table:display="true" table:show-details="true"/>
                <table:data-pilot-member table:name="08282108997" table:display="true" table:show-details="true"/>
                <table:data-pilot-member table:name="08282712460" table:display="true" table:show-details="true"/>
                <table:data-pilot-member table:name="08291104230" table:display="true" table:show-details="true"/>
                <table:data-pilot-member table:name="08291402192" table:display="true" table:show-details="true"/>
                <table:data-pilot-member table:name="08291402215" table:display="true" table:show-details="true"/>
                <table:data-pilot-member table:name="08291801342" table:display="true" table:show-details="true"/>
                <table:data-pilot-member table:name="08292314397" table:display="true" table:show-details="true"/>
                <table:data-pilot-member table:name="08292412637" table:display="true" table:show-details="true"/>
                <table:data-pilot-member table:name="08292507414" table:display="true" table:show-details="true"/>
                <table:data-pilot-member table:name="08292507452" table:display="true" table:show-details="true"/>
                <table:data-pilot-member table:name="08292514056" table:display="true" table:show-details="true"/>
                <table:data-pilot-member table:name="08292600995" table:display="true" table:show-details="true"/>
                <table:data-pilot-member table:name="08292701702" table:display="true" table:show-details="true"/>
                <table:data-pilot-member table:name="08292800524" table:display="true" table:show-details="true"/>
                <table:data-pilot-member table:name="08300104334" table:display="true" table:show-details="true"/>
                <table:data-pilot-member table:name="08300502415" table:display="true" table:show-details="true"/>
                <table:data-pilot-member table:name="08300705627" table:display="true" table:show-details="true"/>
                <table:data-pilot-member table:name="08301300067" table:display="true" table:show-details="true"/>
                <table:data-pilot-member table:name="08301402608" table:display="true" table:show-details="true"/>
                <table:data-pilot-member table:name="08301702005" table:display="true" table:show-details="true"/>
                <table:data-pilot-member table:name="08302500640" table:display="true" table:show-details="true"/>
                <table:data-pilot-member table:name="08302709032" table:display="true" table:show-details="true"/>
                <table:data-pilot-member table:name="08303111102" table:display="true" table:show-details="true"/>
                <table:data-pilot-member table:name="08310202460" table:display="true" table:show-details="true"/>
                <table:data-pilot-member table:name="08310400776" table:display="true" table:show-details="true"/>
                <table:data-pilot-member table:name="08310501576" table:display="true" table:show-details="true"/>
                <table:data-pilot-member table:name="08310501583" table:display="true" table:show-details="true"/>
                <table:data-pilot-member table:name="08310501637" table:display="true" table:show-details="true"/>
                <table:data-pilot-member table:name="08310711054" table:display="true" table:show-details="true"/>
                <table:data-pilot-member table:name="08311008492" table:display="true" table:show-details="true"/>
                <table:data-pilot-member table:name="08311107443" table:display="true" table:show-details="true"/>
                <table:data-pilot-member table:name="08311206692" table:display="true" table:show-details="true"/>
                <table:data-pilot-member table:name="08311506181" table:display="true" table:show-details="true"/>
                <table:data-pilot-member table:name="08311606225" table:display="true" table:show-details="true"/>
                <table:data-pilot-member table:name="08311907241" table:display="true" table:show-details="true"/>
                <table:data-pilot-member table:name="08312007919" table:display="true" table:show-details="true"/>
                <table:data-pilot-member table:name="08312405724" table:display="true" table:show-details="true"/>
                <table:data-pilot-member table:name="08312405830" table:display="true" table:show-details="true"/>
                <table:data-pilot-member table:name="08312605179" table:display="true" table:show-details="true"/>
                <table:data-pilot-member table:name="08312801124" table:display="true" table:show-details="true"/>
                <table:data-pilot-member table:name="08320100899" table:display="true" table:show-details="true"/>
                <table:data-pilot-member table:name="08320301627" table:display="true" table:show-details="true"/>
                <table:data-pilot-member table:name="08320411573" table:display="true" table:show-details="true"/>
                <table:data-pilot-member table:name="08321100430" table:display="true" table:show-details="true"/>
                <table:data-pilot-member table:name="08321103754" table:display="true" table:show-details="true"/>
                <table:data-pilot-member table:name="08321109460" table:display="true" table:show-details="true"/>
                <table:data-pilot-member table:name="08321202705" table:display="true" table:show-details="true"/>
                <table:data-pilot-member table:name="08321501774" table:display="true" table:show-details="true"/>
                <table:data-pilot-member table:name="08321501798" table:display="true" table:show-details="true"/>
                <table:data-pilot-member table:name="08321508733" table:display="true" table:show-details="true"/>
                <table:data-pilot-member table:name="08321606950" table:display="true" table:show-details="true"/>
                <table:data-pilot-member table:name="08321706346" table:display="true" table:show-details="true"/>
                <table:data-pilot-member table:name="08321803937" table:display="true" table:show-details="true"/>
                <table:data-pilot-member table:name="08321903095" table:display="true" table:show-details="true"/>
                <table:data-pilot-member table:name="08322001464" table:display="true" table:show-details="true"/>
                <table:data-pilot-member table:name="08322201772" table:display="true" table:show-details="true"/>
                <table:data-pilot-member table:name="08322303078" table:display="true" table:show-details="true"/>
                <table:data-pilot-member table:name="08322802348" table:display="true" table:show-details="true"/>
                <table:data-pilot-member table:name="08322806465" table:display="true" table:show-details="true"/>
                <table:data-pilot-member table:name="08323009317" table:display="true" table:show-details="true"/>
                <table:data-pilot-member table:name="08323101408" table:display="true" table:show-details="true"/>
                <table:data-pilot-member table:name="09210102757" table:display="true" table:show-details="true"/>
                <table:data-pilot-member table:name="09210111032" table:display="true" table:show-details="true"/>
                <table:data-pilot-member table:name="09210200851" table:display="true" table:show-details="true"/>
                <table:data-pilot-member table:name="09210205672" table:display="true" table:show-details="true"/>
                <table:data-pilot-member table:name="09210205924" table:display="true" table:show-details="true"/>
                <table:data-pilot-member table:name="09210301460" table:display="true" table:show-details="true"/>
                <table:data-pilot-member table:name="09210406097" table:display="true" table:show-details="true"/>
                <table:data-pilot-member table:name="09210409205" table:display="true" table:show-details="true"/>
                <table:data-pilot-member table:name="09210501167" table:display="true" table:show-details="true"/>
                <table:data-pilot-member table:name="09210503817" table:display="true" table:show-details="true"/>
                <table:data-pilot-member table:name="09210503831" table:display="true" table:show-details="true"/>
                <table:data-pilot-member table:name="09210507040" table:display="true" table:show-details="true"/>
                <table:data-pilot-member table:name="09210507477" table:display="true" table:show-details="true"/>
                <table:data-pilot-member table:name="09210607412" table:display="true" table:show-details="true"/>
                <table:data-pilot-member table:name="09210607436" table:display="true" table:show-details="true"/>
                <table:data-pilot-member table:name="09210705127" table:display="true" table:show-details="true"/>
                <table:data-pilot-member table:name="09210706548" table:display="true" table:show-details="true"/>
                <table:data-pilot-member table:name="09210706999" table:display="true" table:show-details="true"/>
                <table:data-pilot-member table:name="09210804949" table:display="true" table:show-details="true"/>
                <table:data-pilot-member table:name="09210904274" table:display="true" table:show-details="true"/>
                <table:data-pilot-member table:name="09210908216" table:display="true" table:show-details="true"/>
                <table:data-pilot-member table:name="09211003583" table:display="true" table:show-details="true"/>
                <table:data-pilot-member table:name="09211005936" table:display="true" table:show-details="true"/>
                <table:data-pilot-member table:name="09211005974" table:display="true" table:show-details="true"/>
                <table:data-pilot-member table:name="09211010019" table:display="true" table:show-details="true"/>
                <table:data-pilot-member table:name="09211104925" table:display="true" table:show-details="true"/>
                <table:data-pilot-member table:name="09211212916" table:display="true" table:show-details="true"/>
                <table:data-pilot-member table:name="09211302729" table:display="true" table:show-details="true"/>
                <table:data-pilot-member table:name="09211305227" table:display="true" table:show-details="true"/>
                <table:data-pilot-member table:name="09211402009" table:display="true" table:show-details="true"/>
                <table:data-pilot-member table:name="09211404100" table:display="true" table:show-details="true"/>
                <table:data-pilot-member table:name="09211411278" table:display="true" table:show-details="true"/>
                <table:data-pilot-member table:name="09211412248" table:display="true" table:show-details="true"/>
                <table:data-pilot-member table:name="09211502310" table:display="true" table:show-details="true"/>
                <table:data-pilot-member table:name="09211503908" table:display="true" table:show-details="true"/>
                <table:data-pilot-member table:name="09211601354" table:display="true" table:show-details="true"/>
                <table:data-pilot-member table:name="09211601385" table:display="true" table:show-details="true"/>
                <table:data-pilot-member table:name="09211601408" table:display="true" table:show-details="true"/>
                <table:data-pilot-member table:name="09211700664" table:display="true" table:show-details="true"/>
                <table:data-pilot-member table:name="09211700701" table:display="true" table:show-details="true"/>
                <table:data-pilot-member table:name="09211700855" table:display="true" table:show-details="true"/>
                <table:data-pilot-member table:name="09211702024" table:display="true" table:show-details="true"/>
                <table:data-pilot-member table:name="09211801440" table:display="true" table:show-details="true"/>
                <table:data-pilot-member table:name="09211801464" table:display="true" table:show-details="true"/>
                <table:data-pilot-member table:name="09211803947" table:display="true" table:show-details="true"/>
                <table:data-pilot-member table:name="09211902011" table:display="true" table:show-details="true"/>
                <table:data-pilot-member table:name="09211906282" table:display="true" table:show-details="true"/>
                <table:data-pilot-member table:name="09211906305" table:display="true" table:show-details="true"/>
                <table:data-pilot-member table:name="09211908451" table:display="true" table:show-details="true"/>
                <table:data-pilot-member table:name="09211909674" table:display="true" table:show-details="true"/>
                <table:data-pilot-member table:name="09212001092" table:display="true" table:show-details="true"/>
                <table:data-pilot-member table:name="09212200408" table:display="true" table:show-details="true"/>
                <table:data-pilot-member table:name="09212300184" table:display="true" table:show-details="true"/>
                <table:data-pilot-member table:name="09212509149" table:display="true" table:show-details="true"/>
                <table:data-pilot-member table:name="09212610942" table:display="true" table:show-details="true"/>
                <table:data-pilot-member table:name="09212700984" table:display="true" table:show-details="true"/>
                <table:data-pilot-member table:name="09212704926" table:display="true" table:show-details="true"/>
                <table:data-pilot-member table:name="09212704964" table:display="true" table:show-details="true"/>
                <table:data-pilot-member table:name="09213007141" table:display="true" table:show-details="true"/>
                <table:data-pilot-member table:name="09220204047" table:display="true" table:show-details="true"/>
                <table:data-pilot-member table:name="09220305687" table:display="true" table:show-details="true"/>
                <table:data-pilot-member table:name="09220307788" table:display="true" table:show-details="true"/>
                <table:data-pilot-member table:name="09220404607" table:display="true" table:show-details="true"/>
                <table:data-pilot-member table:name="09220404645" table:display="true" table:show-details="true"/>
                <table:data-pilot-member table:name="09220504024" table:display="true" table:show-details="true"/>
                <table:data-pilot-member table:name="09220504048" table:display="true" table:show-details="true"/>
                <table:data-pilot-member table:name="09220704127" table:display="true" table:show-details="true"/>
                <table:data-pilot-member table:name="09221103062" table:display="true" table:show-details="true"/>
                <table:data-pilot-member table:name="09221200547" table:display="true" table:show-details="true"/>
                <table:data-pilot-member table:name="09221202204" table:display="true" table:show-details="true"/>
                <table:data-pilot-member table:name="09221205443" table:display="true" table:show-details="true"/>
                <table:data-pilot-member table:name="09221205481" table:display="true" table:show-details="true"/>
                <table:data-pilot-member table:name="09221205504" table:display="true" table:show-details="true"/>
                <table:data-pilot-member table:name="09221205528" table:display="true" table:show-details="true"/>
                <table:data-pilot-member table:name="09221301682" table:display="true" table:show-details="true"/>
                <table:data-pilot-member table:name="09221302980" table:display="true" table:show-details="true"/>
                <table:data-pilot-member table:name="09221304623" table:display="true" table:show-details="true"/>
                <table:data-pilot-member table:name="09221309963" table:display="true" table:show-details="true"/>
                <table:data-pilot-member table:name="09221402888" table:display="true" table:show-details="true"/>
                <table:data-pilot-member table:name="09221601003" table:display="true" table:show-details="true"/>
                <table:data-pilot-member table:name="09221608888" table:display="true" table:show-details="true"/>
                <table:data-pilot-member table:name="09221702025" table:display="true" table:show-details="true"/>
                <table:data-pilot-member table:name="09221804109" table:display="true" table:show-details="true"/>
                <table:data-pilot-member table:name="09291901773" table:display="true" table:show-details="true"/>
                <table:data-pilot-member table:name="09292008233" table:display="true" table:show-details="true"/>
                <table:data-pilot-member table:name="09292105855" table:display="true" table:show-details="true"/>
                <table:data-pilot-member table:name="09292105879" table:display="true" table:show-details="true"/>
                <table:data-pilot-member table:name="09292213174" table:display="true" table:show-details="true"/>
                <table:data-pilot-member table:name="09292314615" table:display="true" table:show-details="true"/>
                <table:data-pilot-member table:name="09292509833" table:display="true" table:show-details="true"/>
                <table:data-pilot-member table:name="09292604859" table:display="true" table:show-details="true"/>
                <table:data-pilot-member table:name="09292604873" table:display="true" table:show-details="true"/>
                <table:data-pilot-member table:name="09292704191" table:display="true" table:show-details="true"/>
                <table:data-pilot-member table:name="09292707019" table:display="true" table:show-details="true"/>
                <table:data-pilot-member table:name="09292809391" table:display="true" table:show-details="true"/>
                <table:data-pilot-member table:name="09292810890" table:display="true" table:show-details="true"/>
                <table:data-pilot-member table:name="09292909312" table:display="true" table:show-details="true"/>
                <table:data-pilot-member table:name="09293002410" table:display="true" table:show-details="true"/>
                <table:data-pilot-member table:name="09300109015" table:display="true" table:show-details="true"/>
                <table:data-pilot-member table:name="09300205292" table:display="true" table:show-details="true"/>
                <table:data-pilot-member table:name="09300608057" table:display="true" table:show-details="true"/>
                <table:data-pilot-member table:name="09300710196" table:display="true" table:show-details="true"/>
                <table:data-pilot-member table:name="09300804514" table:display="true" table:show-details="true"/>
                <table:data-pilot-member table:name="09301004012" table:display="true" table:show-details="true"/>
                <table:data-pilot-member table:name="09301206759" table:display="true" table:show-details="true"/>
                <table:data-pilot-member table:name="09301206797" table:display="true" table:show-details="true"/>
                <table:data-pilot-member table:name="09301303371" table:display="true" table:show-details="true"/>
                <table:data-pilot-member table:name="09301402414" table:display="true" table:show-details="true"/>
                <table:data-pilot-member table:name="09301405172" table:display="true" table:show-details="true"/>
                <table:data-pilot-member table:name="09301500334" table:display="true" table:show-details="true"/>
                <table:data-pilot-member table:name="09301601097" table:display="true" table:show-details="true"/>
                <table:data-pilot-member table:name="09302001353" table:display="true" table:show-details="true"/>
                <table:data-pilot-member table:name="09302011011" table:display="true" table:show-details="true"/>
                <table:data-pilot-member table:name="09302100793" table:display="true" table:show-details="true"/>
                <table:data-pilot-member table:name="09302201333" table:display="true" table:show-details="true"/>
                <table:data-pilot-member table:name="09302304838" table:display="true" table:show-details="true"/>
                <table:data-pilot-member table:name="09302308382" table:display="true" table:show-details="true"/>
                <table:data-pilot-member table:name="09302400657" table:display="true" table:show-details="true"/>
                <table:data-pilot-member table:name="09302502274" table:display="true" table:show-details="true"/>
                <table:data-pilot-member table:name="09302602400" table:display="true" table:show-details="true"/>
                <table:data-pilot-member table:name="09302609421" table:display="true" table:show-details="true"/>
                <table:data-pilot-member table:name="09302702421" table:display="true" table:show-details="true"/>
                <table:data-pilot-member table:name="09302711423" table:display="true" table:show-details="true"/>
                <table:data-pilot-member table:name="09302801182" table:display="true" table:show-details="true"/>
                <table:data-pilot-member table:name="09302806088" table:display="true" table:show-details="true"/>
                <table:data-pilot-member table:name="09302806613" table:display="true" table:show-details="true"/>
                <table:data-pilot-member table:name="09302809661" table:display="true" table:show-details="true"/>
                <table:data-pilot-member table:name="09302909729" table:display="true" table:show-details="true"/>
                <table:data-pilot-member table:name="09302909767" table:display="true" table:show-details="true"/>
                <table:data-pilot-member table:name="09303003200" table:display="true" table:show-details="true"/>
                <table:data-pilot-member table:name="09303005042" table:display="true" table:show-details="true"/>
                <table:data-pilot-member table:name="09303005066" table:display="true" table:show-details="true"/>
                <table:data-pilot-member table:name="09303005080" table:display="true" table:show-details="true"/>
                <table:data-pilot-member table:name="09303005141" table:display="true" table:show-details="true"/>
                <table:data-pilot-member table:name="09303009855" table:display="true" table:show-details="true"/>
                <table:data-pilot-member table:name="09310202696" table:display="true" table:show-details="true"/>
                <table:data-pilot-member table:name="09310208166" table:display="true" table:show-details="true"/>
                <table:data-pilot-member table:name="09310208432" table:display="true" table:show-details="true"/>
                <table:data-pilot-member table:name="09310302570" table:display="true" table:show-details="true"/>
                <table:data-pilot-member table:name="09310302617" table:display="true" table:show-details="true"/>
                <table:data-pilot-member table:name="09310310236" table:display="true" table:show-details="true"/>
                <table:data-pilot-member table:name="09310403981" table:display="true" table:show-details="true"/>
                <table:data-pilot-member table:name="09310407886" table:display="true" table:show-details="true"/>
                <table:data-pilot-member table:name="09310408399" table:display="true" table:show-details="true"/>
                <table:data-pilot-member table:name="09310500954" table:display="true" table:show-details="true"/>
                <table:data-pilot-member table:name="09310503841" table:display="true" table:show-details="true"/>
                <table:data-pilot-member table:name="09310600579" table:display="true" table:show-details="true"/>
                <table:data-pilot-member table:name="09310705410" table:display="true" table:show-details="true"/>
                <table:data-pilot-member table:name="09310804898" table:display="true" table:show-details="true"/>
                <table:data-pilot-member table:name="09310901731" table:display="true" table:show-details="true"/>
                <table:data-pilot-member table:name="09310906101" table:display="true" table:show-details="true"/>
                <table:data-pilot-member table:name="09310906125" table:display="true" table:show-details="true"/>
                <table:data-pilot-member table:name="09311000965" table:display="true" table:show-details="true"/>
                <table:data-pilot-member table:name="09311005144" table:display="true" table:show-details="true"/>
                <table:data-pilot-member table:name="09311005632" table:display="true" table:show-details="true"/>
                <table:data-pilot-member table:name="09311009704" table:display="true" table:show-details="true"/>
                <table:data-pilot-member table:name="09311103163" table:display="true" table:show-details="true"/>
                <table:data-pilot-member table:name="09311103484" table:display="true" table:show-details="true"/>
                <table:data-pilot-member table:name="09311204208" table:display="true" table:show-details="true"/>
                <table:data-pilot-member table:name="09311204284" table:display="true" table:show-details="true"/>
                <table:data-pilot-member table:name="09311303426" table:display="true" table:show-details="true"/>
                <table:data-pilot-member table:name="09311303679" table:display="true" table:show-details="true"/>
                <table:data-pilot-member table:name="09311303693" table:display="true" table:show-details="true"/>
                <table:data-pilot-member table:name="09311308469" table:display="true" table:show-details="true"/>
                <table:data-pilot-member table:name="09311310792" table:display="true" table:show-details="true"/>
                <table:data-pilot-member table:name="09311505163" table:display="true" table:show-details="true"/>
                <table:data-pilot-member table:name="09311601388" table:display="true" table:show-details="true"/>
                <table:data-pilot-member table:name="09311601425" table:display="true" table:show-details="true"/>
                <table:data-pilot-member table:name="09311701118" table:display="true" table:show-details="true"/>
                <table:data-pilot-member table:name="09311706359" table:display="true" table:show-details="true"/>
                <table:data-pilot-member table:name="09311711463" table:display="true" table:show-details="true"/>
                <table:data-pilot-member table:name="09311806622" table:display="true" table:show-details="true"/>
                <table:data-pilot-member table:name="09311907224" table:display="true" table:show-details="true"/>
                <table:data-pilot-member table:name="09311908720" table:display="true" table:show-details="true"/>
                <table:data-pilot-member table:name="09312003684" table:display="true" table:show-details="true"/>
                <table:data-pilot-member table:name="09312003707" table:display="true" table:show-details="true"/>
                <table:data-pilot-member table:name="09312008337" table:display="true" table:show-details="true"/>
                <table:data-pilot-member table:name="09312103018" table:display="true" table:show-details="true"/>
                <table:data-pilot-member table:name="09312104743" table:display="true" table:show-details="true"/>
                <table:data-pilot-member table:name="09312106127" table:display="true" table:show-details="true"/>
                <table:data-pilot-member table:name="09312201877" table:display="true" table:show-details="true"/>
                <table:data-pilot-member table:name="09312304525" table:display="true" table:show-details="true"/>
                <table:data-pilot-member table:name="09312307276" table:display="true" table:show-details="true"/>
                <table:data-pilot-member table:name="09312408236" table:display="true" table:show-details="true"/>
                <table:data-pilot-member table:name="09312503412" table:display="true" table:show-details="true"/>
                <table:data-pilot-member table:name="09312505797" table:display="true" table:show-details="true"/>
                <table:data-pilot-member table:name="09312505810" table:display="true" table:show-details="true"/>
                <table:data-pilot-member table:name="09312605138" table:display="true" table:show-details="true"/>
                <table:data-pilot-member table:name="09312605176" table:display="true" table:show-details="true"/>
                <table:data-pilot-member table:name="09312704714" table:display="true" table:show-details="true"/>
                <table:data-pilot-member table:name="09312808395" table:display="true" table:show-details="true"/>
                <table:data-pilot-member table:name="09312902686" table:display="true" table:show-details="true"/>
                <table:data-pilot-member table:name="09313002170" table:display="true" table:show-details="true"/>
                <table:data-pilot-member table:name="09313003584" table:display="true" table:show-details="true"/>
                <table:data-pilot-member table:name="09313003607" table:display="true" table:show-details="true"/>
                <table:data-pilot-member table:name="09313008381" table:display="true" table:show-details="true"/>
                <table:data-pilot-member table:name="09313010294" table:display="true" table:show-details="true"/>
                <table:data-pilot-member table:name="09320105440" table:display="true" table:show-details="true"/>
                <table:data-pilot-member table:name="09320200961" table:display="true" table:show-details="true"/>
                <table:data-pilot-member table:name="09320300586" table:display="true" table:show-details="true"/>
                <table:data-pilot-member table:name="09320311214" table:display="true" table:show-details="true"/>
                <table:data-pilot-member table:name="09320401737" table:display="true" table:show-details="true"/>
                <table:data-pilot-member table:name="09320408093" table:display="true" table:show-details="true"/>
                <table:data-pilot-member table:name="09320505837" table:display="true" table:show-details="true"/>
                <table:data-pilot-member table:name="09320509077" table:display="true" table:show-details="true"/>
                <table:data-pilot-member table:name="09320605025" table:display="true" table:show-details="true"/>
                <table:data-pilot-member table:name="09320805814" table:display="true" table:show-details="true"/>
                <table:data-pilot-member table:name="09320905187" table:display="true" table:show-details="true"/>
                <table:data-pilot-member table:name="09321008971" table:display="true" table:show-details="true"/>
                <table:data-pilot-member table:name="09321103584" table:display="true" table:show-details="true"/>
                <table:data-pilot-member table:name="09321103607" table:display="true" table:show-details="true"/>
                <table:data-pilot-member table:name="09321202085" table:display="true" table:show-details="true"/>
                <table:data-pilot-member table:name="09321202160" table:display="true" table:show-details="true"/>
                <table:data-pilot-member table:name="09321202375" table:display="true" table:show-details="true"/>
                <table:data-pilot-member table:name="09321202436" table:display="true" table:show-details="true"/>
                <table:data-pilot-member table:name="09321208296" table:display="true" table:show-details="true"/>
                <table:data-pilot-member table:name="09321301401" table:display="true" table:show-details="true"/>
                <table:data-pilot-member table:name="09321305122" table:display="true" table:show-details="true"/>
                <table:data-pilot-member table:name="09321401422" table:display="true" table:show-details="true"/>
                <table:data-pilot-member table:name="09321407220" table:display="true" table:show-details="true"/>
                <table:data-pilot-member table:name="09321501160" table:display="true" table:show-details="true"/>
                <table:data-pilot-member table:name="09321501177" table:display="true" table:show-details="true"/>
                <table:data-pilot-member table:name="09321607125" table:display="true" table:show-details="true"/>
                <table:data-pilot-member table:name="09321611788" table:display="true" table:show-details="true"/>
                <table:data-pilot-member table:name="09321706992" table:display="true" table:show-details="true"/>
                <table:data-pilot-member table:name="09321805936" table:display="true" table:show-details="true"/>
                <table:data-pilot-member table:name="09321903900" table:display="true" table:show-details="true"/>
                <table:data-pilot-member table:name="09321903917" table:display="true" table:show-details="true"/>
                <table:data-pilot-member table:name="09321905469" table:display="true" table:show-details="true"/>
                <table:data-pilot-member table:name="09322003265" table:display="true" table:show-details="true"/>
                <table:data-pilot-member table:name="09322103743" table:display="true" table:show-details="true"/>
                <table:data-pilot-member table:name="09322103842" table:display="true" table:show-details="true"/>
                <table:data-pilot-member table:name="09322106333" table:display="true" table:show-details="true"/>
                <table:data-pilot-member table:name="09322106357" table:display="true" table:show-details="true"/>
                <table:data-pilot-member table:name="09322109039" table:display="true" table:show-details="true"/>
                <table:data-pilot-member table:name="09322202879" table:display="true" table:show-details="true"/>
                <table:data-pilot-member table:name="09322302180" table:display="true" table:show-details="true"/>
                <table:data-pilot-member table:name="09322306528" table:display="true" table:show-details="true"/>
                <table:data-pilot-member table:name="09322402767" table:display="true" table:show-details="true"/>
                <table:data-pilot-member table:name="09322501336" table:display="true" table:show-details="true"/>
                <table:data-pilot-member table:name="09322505941" table:display="true" table:show-details="true"/>
                <table:data-pilot-member table:name="09322602686" table:display="true" table:show-details="true"/>
                <table:data-pilot-member table:name="09322702454" table:display="true" table:show-details="true"/>
                <table:data-pilot-member table:name="09322705310" table:display="true" table:show-details="true"/>
                <table:data-pilot-member table:name="09322705358" table:display="true" table:show-details="true"/>
                <table:data-pilot-member table:name="09322802260" table:display="true" table:show-details="true"/>
                <table:data-pilot-member table:name="09322805690" table:display="true" table:show-details="true"/>
                <table:data-pilot-member table:name="09322905758" table:display="true" table:show-details="true"/>
                <table:data-pilot-member table:name="09322907675" table:display="true" table:show-details="true"/>
                <table:data-pilot-member table:name="09322909004" table:display="true" table:show-details="true"/>
                <table:data-pilot-member table:name="09323004647" table:display="true" table:show-details="true"/>
                <table:data-pilot-member table:name="09323004692" table:display="true" table:show-details="true"/>
                <table:data-pilot-member table:name="09323004715" table:display="true" table:show-details="true"/>
                <table:data-pilot-member table:name="09323004753" table:display="true" table:show-details="true"/>
                <table:data-pilot-member table:name="09323004777" table:display="true" table:show-details="true"/>
                <table:data-pilot-member table:name="09323004791" table:display="true" table:show-details="true"/>
                <table:data-pilot-member table:name="09323103810" table:display="true" table:show-details="true"/>
                <table:data-pilot-member table:name="09323105621" table:display="true" table:show-details="true"/>
                <table:data-pilot-member table:name="50021011352" table:display="true" table:show-details="true"/>
                <table:data-pilot-member table:name="50101111305" table:display="true" table:show-details="true"/>
                <table:data-pilot-member table:name="50102636355" table:display="true" table:show-details="true"/>
                <table:data-pilot-member table:name="51011153311" table:display="true" table:show-details="true"/>
                <table:data-pilot-member table:name="51102573842" table:display="true" table:show-details="true"/>
                <table:data-pilot-member table:name="52101156863" table:display="true" table:show-details="true"/>
                <table:data-pilot-member table:name="52110446139" table:display="true" table:show-details="true"/>
                <table:data-pilot-member table:name="53082806059" table:display="true" table:show-details="true"/>
                <table:data-pilot-member table:name="53122299122" table:display="true" table:show-details="true"/>
                <table:data-pilot-member table:name="54020837137" table:display="true" table:show-details="true"/>
                <table:data-pilot-member table:name="55022153432" table:display="true" table:show-details="true"/>
                <table:data-pilot-member table:name="55110906690" table:display="true" table:show-details="true"/>
                <table:data-pilot-member table:name="55123128973" table:display="true" table:show-details="true"/>
                <table:data-pilot-member table:name="56111161549" table:display="true" table:show-details="true"/>
                <table:data-pilot-member table:name="57073163051" table:display="true" table:show-details="true"/>
                <table:data-pilot-member table:name="57102202414" table:display="true" table:show-details="true"/>
                <table:data-pilot-member table:name="58122188027" table:display="true" table:show-details="true"/>
                <table:data-pilot-member table:name="59031152059" table:display="true" table:show-details="true"/>
                <table:data-pilot-member table:name="59042989686" table:display="true" table:show-details="true"/>
                <table:data-pilot-member table:name="59083036077" table:display="true" table:show-details="true"/>
                <table:data-pilot-member table:name="59110570565" table:display="true" table:show-details="true"/>
                <table:data-pilot-member table:name="60102890107" table:display="true" table:show-details="true"/>
                <table:data-pilot-member table:name="61032479116" table:display="true" table:show-details="true"/>
                <table:data-pilot-member table:name="61100157652" table:display="true" table:show-details="true"/>
                <table:data-pilot-member table:name="61121020469" table:display="true" table:show-details="true"/>
                <table:data-pilot-member table:name="62033089803" table:display="true" table:show-details="true"/>
                <table:data-pilot-member table:name="62092569090" table:display="true" table:show-details="true"/>
                <table:data-pilot-member table:name="63092608644" table:display="true" table:show-details="true"/>
                <table:data-pilot-member table:name="63102092944" table:display="true" table:show-details="true"/>
                <table:data-pilot-member table:name="63122755182" table:display="true" table:show-details="true"/>
                <table:data-pilot-member table:name="64022301455" table:display="true" table:show-details="true"/>
                <table:data-pilot-member table:name="64040919575" table:display="true" table:show-details="true"/>
                <table:data-pilot-member table:name="64063159211" table:display="true" table:show-details="true"/>
                <table:data-pilot-member table:name="65062892381" table:display="true" table:show-details="true"/>
                <table:data-pilot-member table:name="65092056892" table:display="true" table:show-details="true"/>
                <table:data-pilot-member table:name="65102086116" table:display="true" table:show-details="true"/>
                <table:data-pilot-member table:name="66063014631" table:display="true" table:show-details="true"/>
                <table:data-pilot-member table:name="66100294134" table:display="true" table:show-details="true"/>
                <table:data-pilot-member table:name="66100651663" table:display="true" table:show-details="true"/>
                <table:data-pilot-member table:name="66111176164" table:display="true" table:show-details="true"/>
                <table:data-pilot-member table:name="66113183995" table:display="true" table:show-details="true"/>
                <table:data-pilot-member table:name="67103111042" table:display="true" table:show-details="true"/>
                <table:data-pilot-member table:name="67112966668" table:display="true" table:show-details="true"/>
                <table:data-pilot-member table:name="67113048790" table:display="true" table:show-details="true"/>
                <table:data-pilot-member table:name="67120749923" table:display="true" table:show-details="true"/>
                <table:data-pilot-member table:name="68112117597" table:display="true" table:show-details="true"/>
                <table:data-pilot-member table:name="69030626134" table:display="true" table:show-details="true"/>
                <table:data-pilot-member table:name="69122174118" table:display="true" table:show-details="true"/>
                <table:data-pilot-member table:name="70032057433" table:display="true" table:show-details="true"/>
                <table:data-pilot-member table:name="70053179170" table:display="true" table:show-details="true"/>
                <table:data-pilot-member table:name="70101195486" table:display="true" table:show-details="true"/>
                <table:data-pilot-member table:name="70120794633" table:display="true" table:show-details="true"/>
                <table:data-pilot-member table:name="71093058856" table:display="true" table:show-details="true"/>
                <table:data-pilot-member table:name="71110410883" table:display="true" table:show-details="true"/>
                <table:data-pilot-member table:name="71112677514" table:display="true" table:show-details="true"/>
                <table:data-pilot-member table:name="71123061643" table:display="true" table:show-details="true"/>
                <table:data-pilot-member table:name="72031096705" table:display="true" table:show-details="true"/>
                <table:data-pilot-member table:name="73010399576" table:display="true" table:show-details="true"/>
                <table:data-pilot-member table:name="73070871368" table:display="true" table:show-details="true"/>
                <table:data-pilot-member table:name="73103000844" table:display="true" table:show-details="true"/>
                <table:data-pilot-member table:name="73112328551" table:display="true" table:show-details="true"/>
                <table:data-pilot-member table:name="74040249598" table:display="true" table:show-details="true"/>
                <table:data-pilot-member table:name="74120284541" table:display="true" table:show-details="true"/>
                <table:data-pilot-member table:name="74121108598" table:display="true" table:show-details="true"/>
                <table:data-pilot-member table:name="74123184206" table:display="true" table:show-details="true"/>
                <table:data-pilot-member table:name="75032006098" table:display="true" table:show-details="true"/>
                <table:data-pilot-member table:name="75113162747" table:display="true" table:show-details="true"/>
                <table:data-pilot-member table:name="75121005045" table:display="true" table:show-details="true"/>
                <table:data-pilot-member table:name="75123199317" table:display="true" table:show-details="true"/>
                <table:data-pilot-member table:name="76043054555" table:display="true" table:show-details="true"/>
                <table:data-pilot-member table:name="76043169949" table:display="true" table:show-details="true"/>
                <table:data-pilot-member table:name="76121186303" table:display="true" table:show-details="true"/>
                <table:data-pilot-member table:name="76122752028" table:display="true" table:show-details="true"/>
                <table:data-pilot-member table:name="77111084850" table:display="true" table:show-details="true"/>
                <table:data-pilot-member table:name="78011115028" table:display="true" table:show-details="true"/>
                <table:data-pilot-member table:name="78102945963" table:display="true" table:show-details="true"/>
                <table:data-pilot-member table:name="78103188695" table:display="true" table:show-details="true"/>
                <table:data-pilot-member table:name="78123189018" table:display="true" table:show-details="true"/>
                <table:data-pilot-member table:name="79012564484" table:display="true" table:show-details="true"/>
                <table:data-pilot-member table:name="79070627831" table:display="true" table:show-details="true"/>
                <table:data-pilot-member table:name="79101146737" table:display="true" table:show-details="true"/>
                <table:data-pilot-member table:name="79110673709" table:display="true" table:show-details="true"/>
                <table:data-pilot-member table:name="81081010863" table:display="true" table:show-details="true"/>
                <table:data-pilot-member table:name="81101148770" table:display="true" table:show-details="true"/>
                <table:data-pilot-member table:name="82072219267" table:display="true" table:show-details="true"/>
                <table:data-pilot-member table:name="83041947282" table:display="true" table:show-details="true"/>
                <table:data-pilot-member table:name="84050694367" table:display="true" table:show-details="true"/>
                <table:data-pilot-member table:name="84051294894" table:display="true" table:show-details="true"/>
                <table:data-pilot-member table:name="84051840149" table:display="true" table:show-details="true"/>
                <table:data-pilot-member table:name="84112185145" table:display="true" table:show-details="true"/>
                <table:data-pilot-member table:name="85031079443" table:display="true" table:show-details="true"/>
                <table:data-pilot-member table:name="85052135674" table:display="true" table:show-details="true"/>
                <table:data-pilot-member table:name="85052568643" table:display="true" table:show-details="true"/>
                <table:data-pilot-member table:name="85052605175" table:display="true" table:show-details="true"/>
                <table:data-pilot-member table:name="85111779283" table:display="true" table:show-details="true"/>
                <table:data-pilot-member table:name="86061995325" table:display="true" table:show-details="true"/>
                <table:data-pilot-member table:name="86070511185" table:display="true" table:show-details="true"/>
                <table:data-pilot-member table:name="86070630583" table:display="true" table:show-details="true"/>
                <table:data-pilot-member table:name="86072032543" table:display="true" table:show-details="true"/>
                <table:data-pilot-member table:name="86080941169" table:display="true" table:show-details="true"/>
                <table:data-pilot-member table:name="86081443325" table:display="true" table:show-details="true"/>
                <table:data-pilot-member table:name="87070895372" table:display="true" table:show-details="true"/>
                <table:data-pilot-member table:name="87071164662" table:display="true" table:show-details="true"/>
                <table:data-pilot-member table:name="87072724289" table:display="true" table:show-details="true"/>
                <table:data-pilot-member table:name="88080204509" table:display="true" table:show-details="true"/>
                <table:data-pilot-member table:name="88080416256" table:display="true" table:show-details="true"/>
                <table:data-pilot-member table:name="88080601948" table:display="true" table:show-details="true"/>
                <table:data-pilot-member table:name="88103032931" table:display="true" table:show-details="true"/>
                <table:data-pilot-member table:name="88111094545" table:display="true" table:show-details="true"/>
                <table:data-pilot-member table:name="88120262427" table:display="true" table:show-details="true"/>
                <table:data-pilot-member table:name="89010293604" table:display="true" table:show-details="true"/>
                <table:data-pilot-member table:name="89010737704" table:display="true" table:show-details="true"/>
                <table:data-pilot-member table:name="89011129700" table:display="true" table:show-details="true"/>
                <table:data-pilot-member table:name="89011581319" table:display="true" table:show-details="true"/>
                <table:data-pilot-member table:name="89012630357" table:display="true" table:show-details="true"/>
                <table:data-pilot-member table:name="89020265394" table:display="true" table:show-details="true"/>
                <table:data-pilot-member table:name="89021468413" table:display="true" table:show-details="true"/>
                <table:data-pilot-member table:name="89021697637" table:display="true" table:show-details="true"/>
                <table:data-pilot-member table:name="89022379914" table:display="true" table:show-details="true"/>
                <table:data-pilot-member table:name="89032143350" table:display="true" table:show-details="true"/>
                <table:data-pilot-member table:name="89040185241" table:display="true" table:show-details="true"/>
                <table:data-pilot-member table:name="89040205480" table:display="true" table:show-details="true"/>
                <table:data-pilot-member table:name="89040633348" table:display="true" table:show-details="true"/>
                <table:data-pilot-member table:name="89040876453" table:display="true" table:show-details="true"/>
                <table:data-pilot-member table:name="89041133472" table:display="true" table:show-details="true"/>
                <table:data-pilot-member table:name="89042620494" table:display="true" table:show-details="true"/>
                <table:data-pilot-member table:name="89042750933" table:display="true" table:show-details="true"/>
                <table:data-pilot-member table:name="89052085069" table:display="true" table:show-details="true"/>
                <table:data-pilot-member table:name="89052295172" table:display="true" table:show-details="true"/>
                <table:data-pilot-member table:name="89062644823" table:display="true" table:show-details="true"/>
                <table:data-pilot-member table:name="89081519801" table:display="true" table:show-details="true"/>
                <table:data-pilot-member table:name="89082179879" table:display="true" table:show-details="true"/>
                <table:data-pilot-member table:name="89082608599" table:display="true" table:show-details="true"/>
                <table:data-pilot-member table:name="89091482250" table:display="true" table:show-details="true"/>
                <table:data-pilot-member table:name="89100192752" table:display="true" table:show-details="true"/>
                <table:data-pilot-member table:name="89102588171" table:display="true" table:show-details="true"/>
                <table:data-pilot-member table:name="89112466825" table:display="true" table:show-details="true"/>
                <table:data-pilot-member table:name="89120952161" table:display="true" table:show-details="true"/>
                <table:data-pilot-member table:name="90053120136" table:display="true" table:show-details="true"/>
                <table:data-pilot-member table:name="90112004373" table:display="true" table:show-details="true"/>
                <table:data-pilot-member table:name="91023191330" table:display="true" table:show-details="true"/>
                <table:data-pilot-member table:name="920807093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2T22:49:22.367000000</dc:date>
    <meta:editing-duration>PT2H11M34S</meta:editing-duration>
    <meta:editing-cycles>3</meta:editing-cycles>
    <meta:generator>LibreOffice/7.4.2.3$Windows_X86_64 LibreOffice_project/382eef1f22670f7f4118c8c2dd222ec7ad009daf</meta:generator>
    <meta:document-statistic meta:table-count="6" meta:cell-count="1728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plot-area chart:style-name="ch2" table:cell-range-address="PivotChart" chart:data-source-has-labels="column" svg:x="1.331cm" svg:y="0.18cm" svg:width="14.349cm" svg:height="6.759cm">
          <chart:coordinate-region svg:x="2.138cm" svg:y="0.379cm" svg:width="13.542cm" svg:height="4.795cm"/>
          <chart:axis chart:dimension="x" chart:name="primary-x" chart:style-name="ch3" chartooo:axis-type="auto">
            <chartooo:date-scale/>
            <chart:title svg:x="7.892cm" svg:y="7.119cm" chart:style-name="ch4">
              <text:p>miesiąc</text:p>
            </chart:title>
            <chart:categories table:cell-range-address="PT@categories"/>
          </chart:axis>
          <chart:axis chart:dimension="y" chart:name="primary-y" chart:style-name="ch5">
            <chart:title svg:x="0.451cm" svg:y="3.947cm" chart:style-name="ch6">
              <text:p>ilość</text:p>
            </chart:title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zem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PT@categories</svg:desc>
                </draw:g>
              </table:table-cell>
              <table:table-cell office:value-type="float" office:value="68">
                <text:p>6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